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72cm" svg:height="15.227cm" svg:x="12.713cm" svg:y="0.445cm">
            <draw:object draw:notify-on-update-of-ranges="LOGGER01.B1:LOGGER01.B1 LOGGER01.B2:LOGGER01.B1375 LOGGER01.C1:LOGGER01.C1 LOGGER01.C2:LOGGER01.C13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43" calcext:value-type="float">
            <text:p>1.43</text:p>
          </table:table-cell>
          <table:table-cell office:value-type="float" office:value="143.5" calcext:value-type="float">
            <text:p>143.5</text:p>
          </table:table-cell>
          <table:table-cell office:value-type="float" office:value="205.25" calcext:value-type="float">
            <text:p>205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table:formula="of:=[.A3]/1000/(60*60*24)" office:value-type="time" office:time-value="PT00H00M15.405S" calcext:value-type="time">
            <text:p>00:00:15</text:p>
          </table:table-cell>
          <table:table-cell office:value-type="float" office:value="1.43" calcext:value-type="float">
            <text:p>1.43</text:p>
          </table:table-cell>
          <table:table-cell office:value-type="float" office:value="143" calcext:value-type="float">
            <text:p>143</text:p>
          </table:table-cell>
          <table:table-cell office:value-type="float" office:value="203.96" calcext:value-type="float">
            <text:p>203.96</text:p>
          </table:table-cell>
          <table:table-cell office:value-type="float" office:value="0.61" calcext:value-type="float">
            <text:p>0.6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1405" calcext:value-type="float">
            <text:p>31405</text:p>
          </table:table-cell>
          <table:table-cell table:formula="of:=[.A4]/1000/(60*60*24)" office:value-type="time" office:time-value="PT00H00M31.405S" calcext:value-type="time">
            <text:p>00:00:31</text:p>
          </table:table-cell>
          <table:table-cell office:value-type="float" office:value="1.42" calcext:value-type="float">
            <text:p>1.42</text:p>
          </table:table-cell>
          <table:table-cell office:value-type="float" office:value="142.6" calcext:value-type="float">
            <text:p>142.6</text:p>
          </table:table-cell>
          <table:table-cell office:value-type="float" office:value="202.81" calcext:value-type="float">
            <text:p>202.81</text:p>
          </table:table-cell>
          <table:table-cell office:value-type="float" office:value="1.25" calcext:value-type="float">
            <text:p>1.2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7405" calcext:value-type="float">
            <text:p>47405</text:p>
          </table:table-cell>
          <table:table-cell table:formula="of:=[.A5]/1000/(60*60*24)" office:value-type="time" office:time-value="PT00H00M47.405S" calcext:value-type="time">
            <text:p>00:00:47</text:p>
          </table:table-cell>
          <table:table-cell office:value-type="float" office:value="1.42" calcext:value-type="float">
            <text:p>1.42</text:p>
          </table:table-cell>
          <table:table-cell office:value-type="float" office:value="142.2" calcext:value-type="float">
            <text:p>142.2</text:p>
          </table:table-cell>
          <table:table-cell office:value-type="float" office:value="201.67" calcext:value-type="float">
            <text:p>201.67</text:p>
          </table:table-cell>
          <table:table-cell office:value-type="float" office:value="1.88" calcext:value-type="float">
            <text:p>1.88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63405" calcext:value-type="float">
            <text:p>63405</text:p>
          </table:table-cell>
          <table:table-cell table:formula="of:=[.A6]/1000/(60*60*24)" office:value-type="time" office:time-value="PT00H01M03.405S" calcext:value-type="time">
            <text:p>00:01:03</text:p>
          </table:table-cell>
          <table:table-cell office:value-type="float" office:value="1.42" calcext:value-type="float">
            <text:p>1.42</text:p>
          </table:table-cell>
          <table:table-cell office:value-type="float" office:value="142" calcext:value-type="float">
            <text:p>142</text:p>
          </table:table-cell>
          <table:table-cell office:value-type="float" office:value="201.38" calcext:value-type="float">
            <text:p>201.38</text:p>
          </table:table-cell>
          <table:table-cell office:value-type="float" office:value="2.51" calcext:value-type="float">
            <text:p>2.5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79404" calcext:value-type="float">
            <text:p>79404</text:p>
          </table:table-cell>
          <table:table-cell table:formula="of:=[.A7]/1000/(60*60*24)" office:value-type="time" office:time-value="PT00H01M19.404S" calcext:value-type="time">
            <text:p>00:01:19</text:p>
          </table:table-cell>
          <table:table-cell office:value-type="float" office:value="1.41" calcext:value-type="float">
            <text:p>1.41</text:p>
          </table:table-cell>
          <table:table-cell office:value-type="float" office:value="141.8" calcext:value-type="float">
            <text:p>141.8</text:p>
          </table:table-cell>
          <table:table-cell office:value-type="float" office:value="200.53" calcext:value-type="float">
            <text:p>200.53</text:p>
          </table:table-cell>
          <table:table-cell office:value-type="float" office:value="3.14" calcext:value-type="float">
            <text:p>3.14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95405" calcext:value-type="float">
            <text:p>95405</text:p>
          </table:table-cell>
          <table:table-cell table:formula="of:=[.A8]/1000/(60*60*24)" office:value-type="time" office:time-value="PT00H01M35.405S" calcext:value-type="time">
            <text:p>00:01:35</text:p>
          </table:table-cell>
          <table:table-cell office:value-type="float" office:value="1.41" calcext:value-type="float">
            <text:p>1.41</text:p>
          </table:table-cell>
          <table:table-cell office:value-type="float" office:value="141.5" calcext:value-type="float">
            <text:p>141.5</text:p>
          </table:table-cell>
          <table:table-cell office:value-type="float" office:value="199.54" calcext:value-type="float">
            <text:p>199.54</text:p>
          </table:table-cell>
          <table:table-cell office:value-type="float" office:value="3.77" calcext:value-type="float">
            <text:p>3.77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111405" calcext:value-type="float">
            <text:p>111405</text:p>
          </table:table-cell>
          <table:table-cell table:formula="of:=[.A9]/1000/(60*60*24)" office:value-type="time" office:time-value="PT00H01M51.405S" calcext:value-type="time">
            <text:p>00:01:51</text:p>
          </table:table-cell>
          <table:table-cell office:value-type="float" office:value="1.41" calcext:value-type="float">
            <text:p>1.41</text:p>
          </table:table-cell>
          <table:table-cell office:value-type="float" office:value="141.3" calcext:value-type="float">
            <text:p>141.3</text:p>
          </table:table-cell>
          <table:table-cell office:value-type="float" office:value="199.25" calcext:value-type="float">
            <text:p>199.25</text:p>
          </table:table-cell>
          <table:table-cell office:value-type="float" office:value="4.4" calcext:value-type="float">
            <text:p>4.4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127405" calcext:value-type="float">
            <text:p>127405</text:p>
          </table:table-cell>
          <table:table-cell table:formula="of:=[.A10]/1000/(60*60*24)" office:value-type="time" office:time-value="PT00H02M07.405S" calcext:value-type="time">
            <text:p>00:02:07</text:p>
          </table:table-cell>
          <table:table-cell office:value-type="float" office:value="1.41" calcext:value-type="float">
            <text:p>1.41</text:p>
          </table:table-cell>
          <table:table-cell office:value-type="float" office:value="141.1" calcext:value-type="float">
            <text:p>141.1</text:p>
          </table:table-cell>
          <table:table-cell office:value-type="float" office:value="198.97" calcext:value-type="float">
            <text:p>198.97</text:p>
          </table:table-cell>
          <table:table-cell office:value-type="float" office:value="5.03" calcext:value-type="float">
            <text:p>5.03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143405" calcext:value-type="float">
            <text:p>143405</text:p>
          </table:table-cell>
          <table:table-cell table:formula="of:=[.A11]/1000/(60*60*24)" office:value-type="time" office:time-value="PT00H02M23.405S" calcext:value-type="time">
            <text:p>00:02:23</text:p>
          </table:table-cell>
          <table:table-cell office:value-type="float" office:value="1.41" calcext:value-type="float">
            <text:p>1.41</text:p>
          </table:table-cell>
          <table:table-cell office:value-type="float" office:value="140.9" calcext:value-type="float">
            <text:p>140.9</text:p>
          </table:table-cell>
          <table:table-cell office:value-type="float" office:value="198.12" calcext:value-type="float">
            <text:p>198.12</text:p>
          </table:table-cell>
          <table:table-cell office:value-type="float" office:value="5.65" calcext:value-type="float">
            <text:p>5.65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159405" calcext:value-type="float">
            <text:p>159405</text:p>
          </table:table-cell>
          <table:table-cell table:formula="of:=[.A12]/1000/(60*60*24)" office:value-type="time" office:time-value="PT00H02M39.405S" calcext:value-type="time">
            <text:p>00:02:39</text:p>
          </table:table-cell>
          <table:table-cell office:value-type="float" office:value="1.41" calcext:value-type="float">
            <text:p>1.41</text:p>
          </table:table-cell>
          <table:table-cell office:value-type="float" office:value="140.7" calcext:value-type="float">
            <text:p>140.7</text:p>
          </table:table-cell>
          <table:table-cell office:value-type="float" office:value="197.83" calcext:value-type="float">
            <text:p>197.83</text:p>
          </table:table-cell>
          <table:table-cell office:value-type="float" office:value="6.28" calcext:value-type="float">
            <text:p>6.28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175405" calcext:value-type="float">
            <text:p>175405</text:p>
          </table:table-cell>
          <table:table-cell table:formula="of:=[.A13]/1000/(60*60*24)" office:value-type="time" office:time-value="PT00H02M55.405S" calcext:value-type="time">
            <text:p>00:02:55</text:p>
          </table:table-cell>
          <table:table-cell office:value-type="float" office:value="1.4" calcext:value-type="float">
            <text:p>1.4</text:p>
          </table:table-cell>
          <table:table-cell office:value-type="float" office:value="140.5" calcext:value-type="float">
            <text:p>140.5</text:p>
          </table:table-cell>
          <table:table-cell office:value-type="float" office:value="196.99" calcext:value-type="float">
            <text:p>196.99</text:p>
          </table:table-cell>
          <table:table-cell office:value-type="float" office:value="6.9" calcext:value-type="float">
            <text:p>6.9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float" office:value="191405" calcext:value-type="float">
            <text:p>191405</text:p>
          </table:table-cell>
          <table:table-cell table:formula="of:=[.A14]/1000/(60*60*24)" office:value-type="time" office:time-value="PT00H03M11.405S" calcext:value-type="time">
            <text:p>00:03:11</text:p>
          </table:table-cell>
          <table:table-cell office:value-type="float" office:value="1.4" calcext:value-type="float">
            <text:p>1.4</text:p>
          </table:table-cell>
          <table:table-cell office:value-type="float" office:value="140.4" calcext:value-type="float">
            <text:p>140.4</text:p>
          </table:table-cell>
          <table:table-cell office:value-type="float" office:value="196.28" calcext:value-type="float">
            <text:p>196.28</text:p>
          </table:table-cell>
          <table:table-cell office:value-type="float" office:value="7.53" calcext:value-type="float">
            <text:p>7.53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207405" calcext:value-type="float">
            <text:p>207405</text:p>
          </table:table-cell>
          <table:table-cell table:formula="of:=[.A15]/1000/(60*60*24)" office:value-type="time" office:time-value="PT00H03M27.405S" calcext:value-type="time">
            <text:p>00:03:27</text:p>
          </table:table-cell>
          <table:table-cell office:value-type="float" office:value="1.4" calcext:value-type="float">
            <text:p>1.4</text:p>
          </table:table-cell>
          <table:table-cell office:value-type="float" office:value="140.1" calcext:value-type="float">
            <text:p>140.1</text:p>
          </table:table-cell>
          <table:table-cell office:value-type="float" office:value="195.86" calcext:value-type="float">
            <text:p>195.86</text:p>
          </table:table-cell>
          <table:table-cell office:value-type="float" office:value="8.15" calcext:value-type="float">
            <text:p>8.15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223405" calcext:value-type="float">
            <text:p>223405</text:p>
          </table:table-cell>
          <table:table-cell table:formula="of:=[.A16]/1000/(60*60*24)" office:value-type="time" office:time-value="PT00H03M43.405S" calcext:value-type="time">
            <text:p>00:03:43</text:p>
          </table:table-cell>
          <table:table-cell office:value-type="float" office:value="1.4" calcext:value-type="float">
            <text:p>1.4</text:p>
          </table:table-cell>
          <table:table-cell office:value-type="float" office:value="140" calcext:value-type="float">
            <text:p>140</text:p>
          </table:table-cell>
          <table:table-cell office:value-type="float" office:value="195.72" calcext:value-type="float">
            <text:p>195.72</text:p>
          </table:table-cell>
          <table:table-cell office:value-type="float" office:value="8.78" calcext:value-type="float">
            <text:p>8.78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239405" calcext:value-type="float">
            <text:p>239405</text:p>
          </table:table-cell>
          <table:table-cell table:formula="of:=[.A17]/1000/(60*60*24)" office:value-type="time" office:time-value="PT00H03M59.405S" calcext:value-type="time">
            <text:p>00:03:59</text:p>
          </table:table-cell>
          <table:table-cell office:value-type="float" office:value="1.4" calcext:value-type="float">
            <text:p>1.4</text:p>
          </table:table-cell>
          <table:table-cell office:value-type="float" office:value="139.9" calcext:value-type="float">
            <text:p>139.9</text:p>
          </table:table-cell>
          <table:table-cell office:value-type="float" office:value="195.58" calcext:value-type="float">
            <text:p>195.58</text:p>
          </table:table-cell>
          <table:table-cell office:value-type="float" office:value="9.4" calcext:value-type="float">
            <text:p>9.4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255405" calcext:value-type="float">
            <text:p>255405</text:p>
          </table:table-cell>
          <table:table-cell table:formula="of:=[.A18]/1000/(60*60*24)" office:value-type="time" office:time-value="PT00H04M15.405S" calcext:value-type="time">
            <text:p>00:04:15</text:p>
          </table:table-cell>
          <table:table-cell office:value-type="float" office:value="1.4" calcext:value-type="float">
            <text:p>1.4</text:p>
          </table:table-cell>
          <table:table-cell office:value-type="float" office:value="139.7" calcext:value-type="float">
            <text:p>139.7</text:p>
          </table:table-cell>
          <table:table-cell office:value-type="float" office:value="195.3" calcext:value-type="float">
            <text:p>195.3</text:p>
          </table:table-cell>
          <table:table-cell office:value-type="float" office:value="10.02" calcext:value-type="float">
            <text:p>10.02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1">
          <table:table-cell office:value-type="float" office:value="271405" calcext:value-type="float">
            <text:p>271405</text:p>
          </table:table-cell>
          <table:table-cell table:formula="of:=[.A19]/1000/(60*60*24)" office:value-type="time" office:time-value="PT00H04M31.405S" calcext:value-type="time">
            <text:p>00:04:31</text:p>
          </table:table-cell>
          <table:table-cell office:value-type="float" office:value="1.39" calcext:value-type="float">
            <text:p>1.39</text:p>
          </table:table-cell>
          <table:table-cell office:value-type="float" office:value="139.6" calcext:value-type="float">
            <text:p>139.6</text:p>
          </table:table-cell>
          <table:table-cell office:value-type="float" office:value="194.6" calcext:value-type="float">
            <text:p>194.6</text:p>
          </table:table-cell>
          <table:table-cell office:value-type="float" office:value="10.64" calcext:value-type="float">
            <text:p>10.64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float" office:value="287405" calcext:value-type="float">
            <text:p>287405</text:p>
          </table:table-cell>
          <table:table-cell table:formula="of:=[.A20]/1000/(60*60*24)" office:value-type="time" office:time-value="PT00H04M47.405S" calcext:value-type="time">
            <text:p>00:04:47</text:p>
          </table:table-cell>
          <table:table-cell office:value-type="float" office:value="1.39" calcext:value-type="float">
            <text:p>1.39</text:p>
          </table:table-cell>
          <table:table-cell office:value-type="float" office:value="139.4" calcext:value-type="float">
            <text:p>139.4</text:p>
          </table:table-cell>
          <table:table-cell office:value-type="float" office:value="194.32" calcext:value-type="float">
            <text:p>194.32</text:p>
          </table:table-cell>
          <table:table-cell office:value-type="float" office:value="11.26" calcext:value-type="float">
            <text:p>11.26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303405" calcext:value-type="float">
            <text:p>303405</text:p>
          </table:table-cell>
          <table:table-cell table:formula="of:=[.A21]/1000/(60*60*24)" office:value-type="time" office:time-value="PT00H05M03.405S" calcext:value-type="time">
            <text:p>00:05:03</text:p>
          </table:table-cell>
          <table:table-cell office:value-type="float" office:value="1.39" calcext:value-type="float">
            <text:p>1.39</text:p>
          </table:table-cell>
          <table:table-cell office:value-type="float" office:value="139.3" calcext:value-type="float">
            <text:p>139.3</text:p>
          </table:table-cell>
          <table:table-cell office:value-type="float" office:value="193.62" calcext:value-type="float">
            <text:p>193.62</text:p>
          </table:table-cell>
          <table:table-cell office:value-type="float" office:value="11.88" calcext:value-type="float">
            <text:p>11.88</text:p>
          </table:table-cell>
          <table:table-cell office:value-type="float" office:value="16.71" calcext:value-type="float">
            <text:p>16.71</text:p>
          </table:table-cell>
        </table:table-row>
        <table:table-row table:style-name="ro1">
          <table:table-cell office:value-type="float" office:value="319405" calcext:value-type="float">
            <text:p>319405</text:p>
          </table:table-cell>
          <table:table-cell table:formula="of:=[.A22]/1000/(60*60*24)" office:value-type="time" office:time-value="PT00H05M19.405S" calcext:value-type="time">
            <text:p>00:05:19</text:p>
          </table:table-cell>
          <table:table-cell office:value-type="float" office:value="1.39" calcext:value-type="float">
            <text:p>1.39</text:p>
          </table:table-cell>
          <table:table-cell office:value-type="float" office:value="139.2" calcext:value-type="float">
            <text:p>139.2</text:p>
          </table:table-cell>
          <table:table-cell office:value-type="float" office:value="193.48" calcext:value-type="float">
            <text:p>193.48</text:p>
          </table:table-cell>
          <table:table-cell office:value-type="float" office:value="12.5" calcext:value-type="float">
            <text:p>12.5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office:value-type="float" office:value="335405" calcext:value-type="float">
            <text:p>335405</text:p>
          </table:table-cell>
          <table:table-cell table:formula="of:=[.A23]/1000/(60*60*24)" office:value-type="time" office:time-value="PT00H05M35.405S" calcext:value-type="time">
            <text:p>00:05:35</text:p>
          </table:table-cell>
          <table:table-cell office:value-type="float" office:value="1.39" calcext:value-type="float">
            <text:p>1.39</text:p>
          </table:table-cell>
          <table:table-cell office:value-type="float" office:value="139.1" calcext:value-type="float">
            <text:p>139.1</text:p>
          </table:table-cell>
          <table:table-cell office:value-type="float" office:value="192.78" calcext:value-type="float">
            <text:p>192.78</text:p>
          </table:table-cell>
          <table:table-cell office:value-type="float" office:value="13.12" calcext:value-type="float">
            <text:p>13.12</text:p>
          </table:table-cell>
          <table:table-cell office:value-type="float" office:value="18.43" calcext:value-type="float">
            <text:p>18.43</text:p>
          </table:table-cell>
        </table:table-row>
        <table:table-row table:style-name="ro1">
          <table:table-cell office:value-type="float" office:value="351405" calcext:value-type="float">
            <text:p>351405</text:p>
          </table:table-cell>
          <table:table-cell table:formula="of:=[.A24]/1000/(60*60*24)" office:value-type="time" office:time-value="PT00H05M51.405S" calcext:value-type="time">
            <text:p>00:05:51</text:p>
          </table:table-cell>
          <table:table-cell office:value-type="float" office:value="1.39" calcext:value-type="float">
            <text:p>1.39</text:p>
          </table:table-cell>
          <table:table-cell office:value-type="float" office:value="138.9" calcext:value-type="float">
            <text:p>138.9</text:p>
          </table:table-cell>
          <table:table-cell office:value-type="float" office:value="192.5" calcext:value-type="float">
            <text:p>192.5</text:p>
          </table:table-cell>
          <table:table-cell office:value-type="float" office:value="13.73" calcext:value-type="float">
            <text:p>13.73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367405" calcext:value-type="float">
            <text:p>367405</text:p>
          </table:table-cell>
          <table:table-cell table:formula="of:=[.A25]/1000/(60*60*24)" office:value-type="time" office:time-value="PT00H06M07.405S" calcext:value-type="time">
            <text:p>00:06:07</text:p>
          </table:table-cell>
          <table:table-cell office:value-type="float" office:value="1.39" calcext:value-type="float">
            <text:p>1.39</text:p>
          </table:table-cell>
          <table:table-cell office:value-type="float" office:value="138.8" calcext:value-type="float">
            <text:p>138.8</text:p>
          </table:table-cell>
          <table:table-cell office:value-type="float" office:value="192.36" calcext:value-type="float">
            <text:p>192.36</text:p>
          </table:table-cell>
          <table:table-cell office:value-type="float" office:value="14.35" calcext:value-type="float">
            <text:p>14.35</text:p>
          </table:table-cell>
          <table:table-cell office:value-type="float" office:value="20.14" calcext:value-type="float">
            <text:p>20.14</text:p>
          </table:table-cell>
        </table:table-row>
        <table:table-row table:style-name="ro1">
          <table:table-cell office:value-type="float" office:value="383405" calcext:value-type="float">
            <text:p>383405</text:p>
          </table:table-cell>
          <table:table-cell table:formula="of:=[.A26]/1000/(60*60*24)" office:value-type="time" office:time-value="PT00H06M23.405S" calcext:value-type="time">
            <text:p>00:06:23</text:p>
          </table:table-cell>
          <table:table-cell office:value-type="float" office:value="1.38" calcext:value-type="float">
            <text:p>1.38</text:p>
          </table:table-cell>
          <table:table-cell office:value-type="float" office:value="138.6" calcext:value-type="float">
            <text:p>138.6</text:p>
          </table:table-cell>
          <table:table-cell office:value-type="float" office:value="191.53" calcext:value-type="float">
            <text:p>191.53</text:p>
          </table:table-cell>
          <table:table-cell office:value-type="float" office:value="14.97" calcext:value-type="float">
            <text:p>14.97</text:p>
          </table:table-cell>
          <table:table-cell office:value-type="float" office:value="20.99" calcext:value-type="float">
            <text:p>20.99</text:p>
          </table:table-cell>
        </table:table-row>
        <table:table-row table:style-name="ro1">
          <table:table-cell office:value-type="float" office:value="399405" calcext:value-type="float">
            <text:p>399405</text:p>
          </table:table-cell>
          <table:table-cell table:formula="of:=[.A27]/1000/(60*60*24)" office:value-type="time" office:time-value="PT00H06M39.405S" calcext:value-type="time">
            <text:p>00:06:39</text:p>
          </table:table-cell>
          <table:table-cell office:value-type="float" office:value="1.38" calcext:value-type="float">
            <text:p>1.38</text:p>
          </table:table-cell>
          <table:table-cell office:value-type="float" office:value="138.5" calcext:value-type="float">
            <text:p>138.5</text:p>
          </table:table-cell>
          <table:table-cell office:value-type="float" office:value="191.39" calcext:value-type="float">
            <text:p>191.39</text:p>
          </table:table-cell>
          <table:table-cell office:value-type="float" office:value="15.58" calcext:value-type="float">
            <text:p>15.58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1">
          <table:table-cell office:value-type="float" office:value="415405" calcext:value-type="float">
            <text:p>415405</text:p>
          </table:table-cell>
          <table:table-cell table:formula="of:=[.A28]/1000/(60*60*24)" office:value-type="time" office:time-value="PT00H06M55.405S" calcext:value-type="time">
            <text:p>00:06:55</text:p>
          </table:table-cell>
          <table:table-cell office:value-type="float" office:value="1.38" calcext:value-type="float">
            <text:p>1.38</text:p>
          </table:table-cell>
          <table:table-cell office:value-type="float" office:value="138.5" calcext:value-type="float">
            <text:p>138.5</text:p>
          </table:table-cell>
          <table:table-cell office:value-type="float" office:value="191.38" calcext:value-type="float">
            <text:p>191.38</text:p>
          </table:table-cell>
          <table:table-cell office:value-type="float" office:value="16.2" calcext:value-type="float">
            <text:p>16.2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431405" calcext:value-type="float">
            <text:p>431405</text:p>
          </table:table-cell>
          <table:table-cell table:formula="of:=[.A29]/1000/(60*60*24)" office:value-type="time" office:time-value="PT00H07M11.405S" calcext:value-type="time">
            <text:p>00:07:11</text:p>
          </table:table-cell>
          <table:table-cell office:value-type="float" office:value="1.38" calcext:value-type="float">
            <text:p>1.38</text:p>
          </table:table-cell>
          <table:table-cell office:value-type="float" office:value="138.3" calcext:value-type="float">
            <text:p>138.3</text:p>
          </table:table-cell>
          <table:table-cell office:value-type="float" office:value="191.11" calcext:value-type="float">
            <text:p>191.11</text:p>
          </table:table-cell>
          <table:table-cell office:value-type="float" office:value="16.81" calcext:value-type="float">
            <text:p>16.81</text:p>
          </table:table-cell>
          <table:table-cell office:value-type="float" office:value="23.54" calcext:value-type="float">
            <text:p>23.54</text:p>
          </table:table-cell>
        </table:table-row>
        <table:table-row table:style-name="ro1">
          <table:table-cell office:value-type="float" office:value="447404" calcext:value-type="float">
            <text:p>447404</text:p>
          </table:table-cell>
          <table:table-cell table:formula="of:=[.A30]/1000/(60*60*24)" office:value-type="time" office:time-value="PT00H07M27.404S" calcext:value-type="time">
            <text:p>00:07:27</text:p>
          </table:table-cell>
          <table:table-cell office:value-type="float" office:value="1.38" calcext:value-type="float">
            <text:p>1.38</text:p>
          </table:table-cell>
          <table:table-cell office:value-type="float" office:value="138.2" calcext:value-type="float">
            <text:p>138.2</text:p>
          </table:table-cell>
          <table:table-cell office:value-type="float" office:value="190.41" calcext:value-type="float">
            <text:p>190.41</text:p>
          </table:table-cell>
          <table:table-cell office:value-type="float" office:value="17.43" calcext:value-type="float">
            <text:p>17.43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1">
          <table:table-cell office:value-type="float" office:value="463405" calcext:value-type="float">
            <text:p>463405</text:p>
          </table:table-cell>
          <table:table-cell table:formula="of:=[.A31]/1000/(60*60*24)" office:value-type="time" office:time-value="PT00H07M43.405S" calcext:value-type="time">
            <text:p>00:07:43</text:p>
          </table:table-cell>
          <table:table-cell office:value-type="float" office:value="1.38" calcext:value-type="float">
            <text:p>1.38</text:p>
          </table:table-cell>
          <table:table-cell office:value-type="float" office:value="138" calcext:value-type="float">
            <text:p>138</text:p>
          </table:table-cell>
          <table:table-cell office:value-type="float" office:value="190.14" calcext:value-type="float">
            <text:p>190.14</text:p>
          </table:table-cell>
          <table:table-cell office:value-type="float" office:value="18.04" calcext:value-type="float">
            <text:p>18.04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float" office:value="479405" calcext:value-type="float">
            <text:p>479405</text:p>
          </table:table-cell>
          <table:table-cell table:formula="of:=[.A32]/1000/(60*60*24)" office:value-type="time" office:time-value="PT00H07M59.405S" calcext:value-type="time">
            <text:p>00:07:59</text:p>
          </table:table-cell>
          <table:table-cell office:value-type="float" office:value="1.37" calcext:value-type="float">
            <text:p>1.37</text:p>
          </table:table-cell>
          <table:table-cell office:value-type="float" office:value="137.9" calcext:value-type="float">
            <text:p>137.9</text:p>
          </table:table-cell>
          <table:table-cell office:value-type="float" office:value="189.45" calcext:value-type="float">
            <text:p>189.45</text:p>
          </table:table-cell>
          <table:table-cell office:value-type="float" office:value="18.66" calcext:value-type="float">
            <text:p>18.66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float" office:value="495405" calcext:value-type="float">
            <text:p>495405</text:p>
          </table:table-cell>
          <table:table-cell table:formula="of:=[.A33]/1000/(60*60*24)" office:value-type="time" office:time-value="PT00H08M15.405S" calcext:value-type="time">
            <text:p>00:08:15</text:p>
          </table:table-cell>
          <table:table-cell office:value-type="float" office:value="1.38" calcext:value-type="float">
            <text:p>1.38</text:p>
          </table:table-cell>
          <table:table-cell office:value-type="float" office:value="137.8" calcext:value-type="float">
            <text:p>137.8</text:p>
          </table:table-cell>
          <table:table-cell office:value-type="float" office:value="189.86" calcext:value-type="float">
            <text:p>189.86</text:p>
          </table:table-cell>
          <table:table-cell office:value-type="float" office:value="19.27" calcext:value-type="float">
            <text:p>19.27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float" office:value="511405" calcext:value-type="float">
            <text:p>511405</text:p>
          </table:table-cell>
          <table:table-cell table:formula="of:=[.A34]/1000/(60*60*24)" office:value-type="time" office:time-value="PT00H08M31.405S" calcext:value-type="time">
            <text:p>00:08:31</text:p>
          </table:table-cell>
          <table:table-cell office:value-type="float" office:value="1.37" calcext:value-type="float">
            <text:p>1.37</text:p>
          </table:table-cell>
          <table:table-cell office:value-type="float" office:value="137.8" calcext:value-type="float">
            <text:p>137.8</text:p>
          </table:table-cell>
          <table:table-cell office:value-type="float" office:value="189.31" calcext:value-type="float">
            <text:p>189.31</text:p>
          </table:table-cell>
          <table:table-cell office:value-type="float" office:value="19.88" calcext:value-type="float">
            <text:p>19.88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float" office:value="527405" calcext:value-type="float">
            <text:p>527405</text:p>
          </table:table-cell>
          <table:table-cell table:formula="of:=[.A35]/1000/(60*60*24)" office:value-type="time" office:time-value="PT00H08M47.405S" calcext:value-type="time">
            <text:p>00:08:47</text:p>
          </table:table-cell>
          <table:table-cell office:value-type="float" office:value="1.37" calcext:value-type="float">
            <text:p>1.37</text:p>
          </table:table-cell>
          <table:table-cell office:value-type="float" office:value="137.6" calcext:value-type="float">
            <text:p>137.6</text:p>
          </table:table-cell>
          <table:table-cell office:value-type="float" office:value="189.03" calcext:value-type="float">
            <text:p>189.03</text:p>
          </table:table-cell>
          <table:table-cell office:value-type="float" office:value="20.49" calcext:value-type="float">
            <text:p>20.49</text:p>
          </table:table-cell>
          <table:table-cell office:value-type="float" office:value="28.61" calcext:value-type="float">
            <text:p>28.61</text:p>
          </table:table-cell>
        </table:table-row>
        <table:table-row table:style-name="ro1">
          <table:table-cell office:value-type="float" office:value="543405" calcext:value-type="float">
            <text:p>543405</text:p>
          </table:table-cell>
          <table:table-cell table:formula="of:=[.A36]/1000/(60*60*24)" office:value-type="time" office:time-value="PT00H09M03.405S" calcext:value-type="time">
            <text:p>00:09:03</text:p>
          </table:table-cell>
          <table:table-cell office:value-type="float" office:value="1.37" calcext:value-type="float">
            <text:p>1.37</text:p>
          </table:table-cell>
          <table:table-cell office:value-type="float" office:value="137.5" calcext:value-type="float">
            <text:p>137.5</text:p>
          </table:table-cell>
          <table:table-cell office:value-type="float" office:value="188.34" calcext:value-type="float">
            <text:p>188.34</text:p>
          </table:table-cell>
          <table:table-cell office:value-type="float" office:value="21.1" calcext:value-type="float">
            <text:p>21.1</text:p>
          </table:table-cell>
          <table:table-cell office:value-type="float" office:value="29.45" calcext:value-type="float">
            <text:p>29.45</text:p>
          </table:table-cell>
        </table:table-row>
        <table:table-row table:style-name="ro1">
          <table:table-cell office:value-type="float" office:value="559405" calcext:value-type="float">
            <text:p>559405</text:p>
          </table:table-cell>
          <table:table-cell table:formula="of:=[.A37]/1000/(60*60*24)" office:value-type="time" office:time-value="PT00H09M19.405S" calcext:value-type="time">
            <text:p>00:09:19</text:p>
          </table:table-cell>
          <table:table-cell office:value-type="float" office:value="1.37" calcext:value-type="float">
            <text:p>1.37</text:p>
          </table:table-cell>
          <table:table-cell office:value-type="float" office:value="137.4" calcext:value-type="float">
            <text:p>137.4</text:p>
          </table:table-cell>
          <table:table-cell office:value-type="float" office:value="188.2" calcext:value-type="float">
            <text:p>188.2</text:p>
          </table:table-cell>
          <table:table-cell office:value-type="float" office:value="21.71" calcext:value-type="float">
            <text:p>21.71</text:p>
          </table:table-cell>
          <table:table-cell office:value-type="float" office:value="30.28" calcext:value-type="float">
            <text:p>30.28</text:p>
          </table:table-cell>
        </table:table-row>
        <table:table-row table:style-name="ro1">
          <table:table-cell office:value-type="float" office:value="575405" calcext:value-type="float">
            <text:p>575405</text:p>
          </table:table-cell>
          <table:table-cell table:formula="of:=[.A38]/1000/(60*60*24)" office:value-type="time" office:time-value="PT00H09M35.405S" calcext:value-type="time">
            <text:p>00:09:35</text:p>
          </table:table-cell>
          <table:table-cell office:value-type="float" office:value="1.37" calcext:value-type="float">
            <text:p>1.37</text:p>
          </table:table-cell>
          <table:table-cell office:value-type="float" office:value="137.2" calcext:value-type="float">
            <text:p>137.2</text:p>
          </table:table-cell>
          <table:table-cell office:value-type="float" office:value="187.93" calcext:value-type="float">
            <text:p>187.93</text:p>
          </table:table-cell>
          <table:table-cell office:value-type="float" office:value="22.32" calcext:value-type="float">
            <text:p>22.32</text:p>
          </table:table-cell>
          <table:table-cell office:value-type="float" office:value="31.12" calcext:value-type="float">
            <text:p>31.12</text:p>
          </table:table-cell>
        </table:table-row>
        <table:table-row table:style-name="ro1">
          <table:table-cell office:value-type="float" office:value="591405" calcext:value-type="float">
            <text:p>591405</text:p>
          </table:table-cell>
          <table:table-cell table:formula="of:=[.A39]/1000/(60*60*24)" office:value-type="time" office:time-value="PT00H09M51.405S" calcext:value-type="time">
            <text:p>00:09:51</text:p>
          </table:table-cell>
          <table:table-cell office:value-type="float" office:value="1.37" calcext:value-type="float">
            <text:p>1.37</text:p>
          </table:table-cell>
          <table:table-cell office:value-type="float" office:value="137.2" calcext:value-type="float">
            <text:p>137.2</text:p>
          </table:table-cell>
          <table:table-cell office:value-type="float" office:value="187.38" calcext:value-type="float">
            <text:p>187.38</text:p>
          </table:table-cell>
          <table:table-cell office:value-type="float" office:value="22.93" calcext:value-type="float">
            <text:p>22.93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607405" calcext:value-type="float">
            <text:p>607405</text:p>
          </table:table-cell>
          <table:table-cell table:formula="of:=[.A40]/1000/(60*60*24)" office:value-type="time" office:time-value="PT00H10M07.405S" calcext:value-type="time">
            <text:p>00:10:07</text:p>
          </table:table-cell>
          <table:table-cell office:value-type="float" office:value="1.37" calcext:value-type="float">
            <text:p>1.37</text:p>
          </table:table-cell>
          <table:table-cell office:value-type="float" office:value="137" calcext:value-type="float">
            <text:p>137</text:p>
          </table:table-cell>
          <table:table-cell office:value-type="float" office:value="187.65" calcext:value-type="float">
            <text:p>187.65</text:p>
          </table:table-cell>
          <table:table-cell office:value-type="float" office:value="23.54" calcext:value-type="float">
            <text:p>23.54</text:p>
          </table:table-cell>
          <table:table-cell office:value-type="float" office:value="32.78" calcext:value-type="float">
            <text:p>32.78</text:p>
          </table:table-cell>
        </table:table-row>
        <table:table-row table:style-name="ro1">
          <table:table-cell office:value-type="float" office:value="623405" calcext:value-type="float">
            <text:p>623405</text:p>
          </table:table-cell>
          <table:table-cell table:formula="of:=[.A41]/1000/(60*60*24)" office:value-type="time" office:time-value="PT00H10M23.405S" calcext:value-type="time">
            <text:p>00:10:23</text:p>
          </table:table-cell>
          <table:table-cell office:value-type="float" office:value="1.37" calcext:value-type="float">
            <text:p>1.37</text:p>
          </table:table-cell>
          <table:table-cell office:value-type="float" office:value="136.9" calcext:value-type="float">
            <text:p>136.9</text:p>
          </table:table-cell>
          <table:table-cell office:value-type="float" office:value="186.96" calcext:value-type="float">
            <text:p>186.96</text:p>
          </table:table-cell>
          <table:table-cell office:value-type="float" office:value="24.15" calcext:value-type="float">
            <text:p>24.15</text:p>
          </table:table-cell>
          <table:table-cell office:value-type="float" office:value="33.62" calcext:value-type="float">
            <text:p>33.62</text:p>
          </table:table-cell>
        </table:table-row>
        <table:table-row table:style-name="ro1">
          <table:table-cell office:value-type="float" office:value="639405" calcext:value-type="float">
            <text:p>639405</text:p>
          </table:table-cell>
          <table:table-cell table:formula="of:=[.A42]/1000/(60*60*24)" office:value-type="time" office:time-value="PT00H10M39.405S" calcext:value-type="time">
            <text:p>00:10:39</text:p>
          </table:table-cell>
          <table:table-cell office:value-type="float" office:value="1.37" calcext:value-type="float">
            <text:p>1.37</text:p>
          </table:table-cell>
          <table:table-cell office:value-type="float" office:value="136.8" calcext:value-type="float">
            <text:p>136.8</text:p>
          </table:table-cell>
          <table:table-cell office:value-type="float" office:value="186.83" calcext:value-type="float">
            <text:p>186.83</text:p>
          </table:table-cell>
          <table:table-cell office:value-type="float" office:value="24.76" calcext:value-type="float">
            <text:p>24.76</text:p>
          </table:table-cell>
          <table:table-cell office:value-type="float" office:value="34.45" calcext:value-type="float">
            <text:p>34.45</text:p>
          </table:table-cell>
        </table:table-row>
        <table:table-row table:style-name="ro1">
          <table:table-cell office:value-type="float" office:value="655405" calcext:value-type="float">
            <text:p>655405</text:p>
          </table:table-cell>
          <table:table-cell table:formula="of:=[.A43]/1000/(60*60*24)" office:value-type="time" office:time-value="PT00H10M55.405S" calcext:value-type="time">
            <text:p>00:10:55</text:p>
          </table:table-cell>
          <table:table-cell office:value-type="float" office:value="1.37" calcext:value-type="float">
            <text:p>1.37</text:p>
          </table:table-cell>
          <table:table-cell office:value-type="float" office:value="136.7" calcext:value-type="float">
            <text:p>136.7</text:p>
          </table:table-cell>
          <table:table-cell office:value-type="float" office:value="186.69" calcext:value-type="float">
            <text:p>186.69</text:p>
          </table:table-cell>
          <table:table-cell office:value-type="float" office:value="25.37" calcext:value-type="float">
            <text:p>25.37</text:p>
          </table:table-cell>
          <table:table-cell office:value-type="float" office:value="35.28" calcext:value-type="float">
            <text:p>35.28</text:p>
          </table:table-cell>
        </table:table-row>
        <table:table-row table:style-name="ro1">
          <table:table-cell office:value-type="float" office:value="671405" calcext:value-type="float">
            <text:p>671405</text:p>
          </table:table-cell>
          <table:table-cell table:formula="of:=[.A44]/1000/(60*60*24)" office:value-type="time" office:time-value="PT00H11M11.405S" calcext:value-type="time">
            <text:p>00:11:11</text:p>
          </table:table-cell>
          <table:table-cell office:value-type="float" office:value="1.36" calcext:value-type="float">
            <text:p>1.36</text:p>
          </table:table-cell>
          <table:table-cell office:value-type="float" office:value="136.7" calcext:value-type="float">
            <text:p>136.7</text:p>
          </table:table-cell>
          <table:table-cell office:value-type="float" office:value="186.14" calcext:value-type="float">
            <text:p>186.14</text:p>
          </table:table-cell>
          <table:table-cell office:value-type="float" office:value="25.98" calcext:value-type="float">
            <text:p>25.98</text:p>
          </table:table-cell>
          <table:table-cell office:value-type="float" office:value="36.11" calcext:value-type="float">
            <text:p>36.11</text:p>
          </table:table-cell>
        </table:table-row>
        <table:table-row table:style-name="ro1">
          <table:table-cell office:value-type="float" office:value="687405" calcext:value-type="float">
            <text:p>687405</text:p>
          </table:table-cell>
          <table:table-cell table:formula="of:=[.A45]/1000/(60*60*24)" office:value-type="time" office:time-value="PT00H11M27.405S" calcext:value-type="time">
            <text:p>00:11:27</text:p>
          </table:table-cell>
          <table:table-cell office:value-type="float" office:value="1.36" calcext:value-type="float">
            <text:p>1.36</text:p>
          </table:table-cell>
          <table:table-cell office:value-type="float" office:value="136.5" calcext:value-type="float">
            <text:p>136.5</text:p>
          </table:table-cell>
          <table:table-cell office:value-type="float" office:value="185.87" calcext:value-type="float">
            <text:p>185.87</text:p>
          </table:table-cell>
          <table:table-cell office:value-type="float" office:value="26.58" calcext:value-type="float">
            <text:p>26.58</text:p>
          </table:table-cell>
          <table:table-cell office:value-type="float" office:value="36.93" calcext:value-type="float">
            <text:p>36.93</text:p>
          </table:table-cell>
        </table:table-row>
        <table:table-row table:style-name="ro1">
          <table:table-cell office:value-type="float" office:value="703405" calcext:value-type="float">
            <text:p>703405</text:p>
          </table:table-cell>
          <table:table-cell table:formula="of:=[.A46]/1000/(60*60*24)" office:value-type="time" office:time-value="PT00H11M43.405S" calcext:value-type="time">
            <text:p>00:11:43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73" calcext:value-type="float">
            <text:p>185.73</text:p>
          </table:table-cell>
          <table:table-cell office:value-type="float" office:value="27.19" calcext:value-type="float">
            <text:p>27.19</text:p>
          </table:table-cell>
          <table:table-cell office:value-type="float" office:value="37.76" calcext:value-type="float">
            <text:p>37.76</text:p>
          </table:table-cell>
        </table:table-row>
        <table:table-row table:style-name="ro1">
          <table:table-cell office:value-type="float" office:value="719405" calcext:value-type="float">
            <text:p>719405</text:p>
          </table:table-cell>
          <table:table-cell table:formula="of:=[.A47]/1000/(60*60*24)" office:value-type="time" office:time-value="PT00H11M59.405S" calcext:value-type="time">
            <text:p>00:11:59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73" calcext:value-type="float">
            <text:p>185.73</text:p>
          </table:table-cell>
          <table:table-cell office:value-type="float" office:value="27.8" calcext:value-type="float">
            <text:p>27.8</text:p>
          </table:table-cell>
          <table:table-cell office:value-type="float" office:value="38.58" calcext:value-type="float">
            <text:p>38.58</text:p>
          </table:table-cell>
        </table:table-row>
        <table:table-row table:style-name="ro1">
          <table:table-cell office:value-type="float" office:value="735405" calcext:value-type="float">
            <text:p>735405</text:p>
          </table:table-cell>
          <table:table-cell table:formula="of:=[.A48]/1000/(60*60*24)" office:value-type="time" office:time-value="PT00H12M15.405S" calcext:value-type="time">
            <text:p>00:12:15</text:p>
          </table:table-cell>
          <table:table-cell office:value-type="float" office:value="1.36" calcext:value-type="float">
            <text:p>1.36</text:p>
          </table:table-cell>
          <table:table-cell office:value-type="float" office:value="136.3" calcext:value-type="float">
            <text:p>136.3</text:p>
          </table:table-cell>
          <table:table-cell office:value-type="float" office:value="185.04" calcext:value-type="float">
            <text:p>185.04</text:p>
          </table:table-cell>
          <table:table-cell office:value-type="float" office:value="28.4" calcext:value-type="float">
            <text:p>28.4</text:p>
          </table:table-cell>
          <table:table-cell office:value-type="float" office:value="39.41" calcext:value-type="float">
            <text:p>39.41</text:p>
          </table:table-cell>
        </table:table-row>
        <table:table-row table:style-name="ro1">
          <table:table-cell office:value-type="float" office:value="751405" calcext:value-type="float">
            <text:p>751405</text:p>
          </table:table-cell>
          <table:table-cell table:formula="of:=[.A49]/1000/(60*60*24)" office:value-type="time" office:time-value="PT00H12M31.405S" calcext:value-type="time">
            <text:p>00:12:31</text:p>
          </table:table-cell>
          <table:table-cell office:value-type="float" office:value="1.36" calcext:value-type="float">
            <text:p>1.36</text:p>
          </table:table-cell>
          <table:table-cell office:value-type="float" office:value="136.2" calcext:value-type="float">
            <text:p>136.2</text:p>
          </table:table-cell>
          <table:table-cell office:value-type="float" office:value="184.91" calcext:value-type="float">
            <text:p>184.91</text:p>
          </table:table-cell>
          <table:table-cell office:value-type="float" office:value="29.01" calcext:value-type="float">
            <text:p>29.01</text:p>
          </table:table-cell>
          <table:table-cell office:value-type="float" office:value="40.23" calcext:value-type="float">
            <text:p>40.23</text:p>
          </table:table-cell>
        </table:table-row>
        <table:table-row table:style-name="ro1">
          <table:table-cell office:value-type="float" office:value="767405" calcext:value-type="float">
            <text:p>767405</text:p>
          </table:table-cell>
          <table:table-cell table:formula="of:=[.A50]/1000/(60*60*24)" office:value-type="time" office:time-value="PT00H12M47.405S" calcext:value-type="time">
            <text:p>00:12:47</text:p>
          </table:table-cell>
          <table:table-cell office:value-type="float" office:value="1.36" calcext:value-type="float">
            <text:p>1.36</text:p>
          </table:table-cell>
          <table:table-cell office:value-type="float" office:value="136" calcext:value-type="float">
            <text:p>136</text:p>
          </table:table-cell>
          <table:table-cell office:value-type="float" office:value="184.63" calcext:value-type="float">
            <text:p>184.63</text:p>
          </table:table-cell>
          <table:table-cell office:value-type="float" office:value="29.61" calcext:value-type="float">
            <text:p>29.61</text:p>
          </table:table-cell>
          <table:table-cell office:value-type="float" office:value="41.05" calcext:value-type="float">
            <text:p>41.05</text:p>
          </table:table-cell>
        </table:table-row>
        <table:table-row table:style-name="ro1">
          <table:table-cell office:value-type="float" office:value="783405" calcext:value-type="float">
            <text:p>783405</text:p>
          </table:table-cell>
          <table:table-cell table:formula="of:=[.A51]/1000/(60*60*24)" office:value-type="time" office:time-value="PT00H13M03.405S" calcext:value-type="time">
            <text:p>00:13:03</text:p>
          </table:table-cell>
          <table:table-cell office:value-type="float" office:value="1.35" calcext:value-type="float">
            <text:p>1.35</text:p>
          </table:table-cell>
          <table:table-cell office:value-type="float" office:value="136" calcext:value-type="float">
            <text:p>136</text:p>
          </table:table-cell>
          <table:table-cell office:value-type="float" office:value="184.09" calcext:value-type="float">
            <text:p>184.09</text:p>
          </table:table-cell>
          <table:table-cell office:value-type="float" office:value="30.22" calcext:value-type="float">
            <text:p>30.22</text:p>
          </table:table-cell>
          <table:table-cell office:value-type="float" office:value="41.87" calcext:value-type="float">
            <text:p>41.87</text:p>
          </table:table-cell>
        </table:table-row>
        <table:table-row table:style-name="ro1">
          <table:table-cell office:value-type="float" office:value="799405" calcext:value-type="float">
            <text:p>799405</text:p>
          </table:table-cell>
          <table:table-cell table:formula="of:=[.A52]/1000/(60*60*24)" office:value-type="time" office:time-value="PT00H13M19.405S" calcext:value-type="time">
            <text:p>00:13:19</text:p>
          </table:table-cell>
          <table:table-cell office:value-type="float" office:value="1.36" calcext:value-type="float">
            <text:p>1.36</text:p>
          </table:table-cell>
          <table:table-cell office:value-type="float" office:value="135.9" calcext:value-type="float">
            <text:p>135.9</text:p>
          </table:table-cell>
          <table:table-cell office:value-type="float" office:value="184.5" calcext:value-type="float">
            <text:p>184.5</text:p>
          </table:table-cell>
          <table:table-cell office:value-type="float" office:value="30.82" calcext:value-type="float">
            <text:p>30.82</text:p>
          </table:table-cell>
          <table:table-cell office:value-type="float" office:value="42.69" calcext:value-type="float">
            <text:p>42.69</text:p>
          </table:table-cell>
        </table:table-row>
        <table:table-row table:style-name="ro1">
          <table:table-cell office:value-type="float" office:value="815405" calcext:value-type="float">
            <text:p>815405</text:p>
          </table:table-cell>
          <table:table-cell table:formula="of:=[.A53]/1000/(60*60*24)" office:value-type="time" office:time-value="PT00H13M35.405S" calcext:value-type="time">
            <text:p>00:13:35</text:p>
          </table:table-cell>
          <table:table-cell office:value-type="float" office:value="1.35" calcext:value-type="float">
            <text:p>1.35</text:p>
          </table:table-cell>
          <table:table-cell office:value-type="float" office:value="135.8" calcext:value-type="float">
            <text:p>135.8</text:p>
          </table:table-cell>
          <table:table-cell office:value-type="float" office:value="183.82" calcext:value-type="float">
            <text:p>183.82</text:p>
          </table:table-cell>
          <table:table-cell office:value-type="float" office:value="31.42" calcext:value-type="float">
            <text:p>31.42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1">
          <table:table-cell office:value-type="float" office:value="831405" calcext:value-type="float">
            <text:p>831405</text:p>
          </table:table-cell>
          <table:table-cell table:formula="of:=[.A54]/1000/(60*60*24)" office:value-type="time" office:time-value="PT00H13M51.405S" calcext:value-type="time">
            <text:p>00:13:51</text:p>
          </table:table-cell>
          <table:table-cell office:value-type="float" office:value="1.35" calcext:value-type="float">
            <text:p>1.35</text:p>
          </table:table-cell>
          <table:table-cell office:value-type="float" office:value="135.7" calcext:value-type="float">
            <text:p>135.7</text:p>
          </table:table-cell>
          <table:table-cell office:value-type="float" office:value="183.68" calcext:value-type="float">
            <text:p>183.68</text:p>
          </table:table-cell>
          <table:table-cell office:value-type="float" office:value="32.03" calcext:value-type="float">
            <text:p>32.03</text:p>
          </table:table-cell>
          <table:table-cell office:value-type="float" office:value="44.32" calcext:value-type="float">
            <text:p>44.32</text:p>
          </table:table-cell>
        </table:table-row>
        <table:table-row table:style-name="ro1">
          <table:table-cell office:value-type="float" office:value="847405" calcext:value-type="float">
            <text:p>847405</text:p>
          </table:table-cell>
          <table:table-cell table:formula="of:=[.A55]/1000/(60*60*24)" office:value-type="time" office:time-value="PT00H14M07.405S" calcext:value-type="time">
            <text:p>00:14:07</text:p>
          </table:table-cell>
          <table:table-cell office:value-type="float" office:value="1.35" calcext:value-type="float">
            <text:p>1.35</text:p>
          </table:table-cell>
          <table:table-cell office:value-type="float" office:value="135.6" calcext:value-type="float">
            <text:p>135.6</text:p>
          </table:table-cell>
          <table:table-cell office:value-type="float" office:value="183.54" calcext:value-type="float">
            <text:p>183.54</text:p>
          </table:table-cell>
          <table:table-cell office:value-type="float" office:value="32.63" calcext:value-type="float">
            <text:p>32.63</text:p>
          </table:table-cell>
          <table:table-cell office:value-type="float" office:value="45.14" calcext:value-type="float">
            <text:p>45.14</text:p>
          </table:table-cell>
        </table:table-row>
        <table:table-row table:style-name="ro1">
          <table:table-cell office:value-type="float" office:value="863405" calcext:value-type="float">
            <text:p>863405</text:p>
          </table:table-cell>
          <table:table-cell table:formula="of:=[.A56]/1000/(60*60*24)" office:value-type="time" office:time-value="PT00H14M23.405S" calcext:value-type="time">
            <text:p>00:14:23</text:p>
          </table:table-cell>
          <table:table-cell office:value-type="float" office:value="1.35" calcext:value-type="float">
            <text:p>1.35</text:p>
          </table:table-cell>
          <table:table-cell office:value-type="float" office:value="135.5" calcext:value-type="float">
            <text:p>135.5</text:p>
          </table:table-cell>
          <table:table-cell office:value-type="float" office:value="183.41" calcext:value-type="float">
            <text:p>183.41</text:p>
          </table:table-cell>
          <table:table-cell office:value-type="float" office:value="33.23" calcext:value-type="float">
            <text:p>33.23</text:p>
          </table:table-cell>
          <table:table-cell office:value-type="float" office:value="45.95" calcext:value-type="float">
            <text:p>45.95</text:p>
          </table:table-cell>
        </table:table-row>
        <table:table-row table:style-name="ro1">
          <table:table-cell office:value-type="float" office:value="879405" calcext:value-type="float">
            <text:p>879405</text:p>
          </table:table-cell>
          <table:table-cell table:formula="of:=[.A57]/1000/(60*60*24)" office:value-type="time" office:time-value="PT00H14M39.405S" calcext:value-type="time">
            <text:p>00:14:39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2.73" calcext:value-type="float">
            <text:p>182.73</text:p>
          </table:table-cell>
          <table:table-cell office:value-type="float" office:value="33.84" calcext:value-type="float">
            <text:p>33.84</text:p>
          </table:table-cell>
          <table:table-cell office:value-type="float" office:value="46.77" calcext:value-type="float">
            <text:p>46.77</text:p>
          </table:table-cell>
        </table:table-row>
        <table:table-row table:style-name="ro1">
          <table:table-cell office:value-type="float" office:value="895405" calcext:value-type="float">
            <text:p>895405</text:p>
          </table:table-cell>
          <table:table-cell table:formula="of:=[.A58]/1000/(60*60*24)" office:value-type="time" office:time-value="PT00H14M55.405S" calcext:value-type="time">
            <text:p>00:14:55</text:p>
          </table:table-cell>
          <table:table-cell office:value-type="float" office:value="1.35" calcext:value-type="float">
            <text:p>1.35</text:p>
          </table:table-cell>
          <table:table-cell office:value-type="float" office:value="135.3" calcext:value-type="float">
            <text:p>135.3</text:p>
          </table:table-cell>
          <table:table-cell office:value-type="float" office:value="182.59" calcext:value-type="float">
            <text:p>182.59</text:p>
          </table:table-cell>
          <table:table-cell office:value-type="float" office:value="34.44" calcext:value-type="float">
            <text:p>34.44</text:p>
          </table:table-cell>
          <table:table-cell office:value-type="float" office:value="47.58" calcext:value-type="float">
            <text:p>47.58</text:p>
          </table:table-cell>
        </table:table-row>
        <table:table-row table:style-name="ro1">
          <table:table-cell office:value-type="float" office:value="911405" calcext:value-type="float">
            <text:p>911405</text:p>
          </table:table-cell>
          <table:table-cell table:formula="of:=[.A59]/1000/(60*60*24)" office:value-type="time" office:time-value="PT00H15M11.405S" calcext:value-type="time">
            <text:p>00:15:11</text:p>
          </table:table-cell>
          <table:table-cell office:value-type="float" office:value="1.35" calcext:value-type="float">
            <text:p>1.35</text:p>
          </table:table-cell>
          <table:table-cell office:value-type="float" office:value="135.3" calcext:value-type="float">
            <text:p>135.3</text:p>
          </table:table-cell>
          <table:table-cell office:value-type="float" office:value="182.59" calcext:value-type="float">
            <text:p>182.59</text:p>
          </table:table-cell>
          <table:table-cell office:value-type="float" office:value="35.04" calcext:value-type="float">
            <text:p>35.04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float" office:value="927405" calcext:value-type="float">
            <text:p>927405</text:p>
          </table:table-cell>
          <table:table-cell table:formula="of:=[.A60]/1000/(60*60*24)" office:value-type="time" office:time-value="PT00H15M27.405S" calcext:value-type="time">
            <text:p>00:15:27</text:p>
          </table:table-cell>
          <table:table-cell office:value-type="float" office:value="1.35" calcext:value-type="float">
            <text:p>1.35</text:p>
          </table:table-cell>
          <table:table-cell office:value-type="float" office:value="135.2" calcext:value-type="float">
            <text:p>135.2</text:p>
          </table:table-cell>
          <table:table-cell office:value-type="float" office:value="182.46" calcext:value-type="float">
            <text:p>182.46</text:p>
          </table:table-cell>
          <table:table-cell office:value-type="float" office:value="35.64" calcext:value-type="float">
            <text:p>35.64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float" office:value="943405" calcext:value-type="float">
            <text:p>943405</text:p>
          </table:table-cell>
          <table:table-cell table:formula="of:=[.A61]/1000/(60*60*24)" office:value-type="time" office:time-value="PT00H15M43.405S" calcext:value-type="time">
            <text:p>00:15:43</text:p>
          </table:table-cell>
          <table:table-cell office:value-type="float" office:value="1.35" calcext:value-type="float">
            <text:p>1.35</text:p>
          </table:table-cell>
          <table:table-cell office:value-type="float" office:value="135.1" calcext:value-type="float">
            <text:p>135.1</text:p>
          </table:table-cell>
          <table:table-cell office:value-type="float" office:value="181.78" calcext:value-type="float">
            <text:p>181.78</text:p>
          </table:table-cell>
          <table:table-cell office:value-type="float" office:value="36.24" calcext:value-type="float">
            <text:p>36.24</text:p>
          </table:table-cell>
          <table:table-cell office:value-type="float" office:value="50.01" calcext:value-type="float">
            <text:p>50.01</text:p>
          </table:table-cell>
        </table:table-row>
        <table:table-row table:style-name="ro1">
          <table:table-cell office:value-type="float" office:value="959404" calcext:value-type="float">
            <text:p>959404</text:p>
          </table:table-cell>
          <table:table-cell table:formula="of:=[.A62]/1000/(60*60*24)" office:value-type="time" office:time-value="PT00H15M59.404S" calcext:value-type="time">
            <text:p>00:15:59</text:p>
          </table:table-cell>
          <table:table-cell office:value-type="float" office:value="1.34" calcext:value-type="float">
            <text:p>1.34</text:p>
          </table:table-cell>
          <table:table-cell office:value-type="float" office:value="135" calcext:value-type="float">
            <text:p>135</text:p>
          </table:table-cell>
          <table:table-cell office:value-type="float" office:value="181.1" calcext:value-type="float">
            <text:p>181.1</text:p>
          </table:table-cell>
          <table:table-cell office:value-type="float" office:value="36.84" calcext:value-type="float">
            <text:p>36.84</text:p>
          </table:table-cell>
          <table:table-cell office:value-type="float" office:value="50.82" calcext:value-type="float">
            <text:p>50.82</text:p>
          </table:table-cell>
        </table:table-row>
        <table:table-row table:style-name="ro1">
          <table:table-cell office:value-type="float" office:value="975405" calcext:value-type="float">
            <text:p>975405</text:p>
          </table:table-cell>
          <table:table-cell table:formula="of:=[.A63]/1000/(60*60*24)" office:value-type="time" office:time-value="PT00H16M15.405S" calcext:value-type="time">
            <text:p>00:16:15</text:p>
          </table:table-cell>
          <table:table-cell office:value-type="float" office:value="1.35" calcext:value-type="float">
            <text:p>1.35</text:p>
          </table:table-cell>
          <table:table-cell office:value-type="float" office:value="135" calcext:value-type="float">
            <text:p>135</text:p>
          </table:table-cell>
          <table:table-cell office:value-type="float" office:value="181.64" calcext:value-type="float">
            <text:p>181.64</text:p>
          </table:table-cell>
          <table:table-cell office:value-type="float" office:value="37.44" calcext:value-type="float">
            <text:p>37.44</text:p>
          </table:table-cell>
          <table:table-cell office:value-type="float" office:value="51.63" calcext:value-type="float">
            <text:p>51.63</text:p>
          </table:table-cell>
        </table:table-row>
        <table:table-row table:style-name="ro1">
          <table:table-cell office:value-type="float" office:value="991405" calcext:value-type="float">
            <text:p>991405</text:p>
          </table:table-cell>
          <table:table-cell table:formula="of:=[.A64]/1000/(60*60*24)" office:value-type="time" office:time-value="PT00H16M31.405S" calcext:value-type="time">
            <text:p>00:16:31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38.04" calcext:value-type="float">
            <text:p>38.04</text:p>
          </table:table-cell>
          <table:table-cell office:value-type="float" office:value="52.43" calcext:value-type="float">
            <text:p>52.43</text:p>
          </table:table-cell>
        </table:table-row>
        <table:table-row table:style-name="ro1">
          <table:table-cell office:value-type="float" office:value="1007405" calcext:value-type="float">
            <text:p>1007405</text:p>
          </table:table-cell>
          <table:table-cell table:formula="of:=[.A65]/1000/(60*60*24)" office:value-type="time" office:time-value="PT00H16M47.405S" calcext:value-type="time">
            <text:p>00:16:47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38.64" calcext:value-type="float">
            <text:p>38.64</text:p>
          </table:table-cell>
          <table:table-cell office:value-type="float" office:value="53.24" calcext:value-type="float">
            <text:p>53.24</text:p>
          </table:table-cell>
        </table:table-row>
        <table:table-row table:style-name="ro1">
          <table:table-cell office:value-type="float" office:value="1023405" calcext:value-type="float">
            <text:p>1023405</text:p>
          </table:table-cell>
          <table:table-cell table:formula="of:=[.A66]/1000/(60*60*24)" office:value-type="time" office:time-value="PT00H17M03.405S" calcext:value-type="time">
            <text:p>00:17:03</text:p>
          </table:table-cell>
          <table:table-cell office:value-type="float" office:value="1.35" calcext:value-type="float">
            <text:p>1.35</text:p>
          </table:table-cell>
          <table:table-cell office:value-type="float" office:value="134.7" calcext:value-type="float">
            <text:p>134.7</text:p>
          </table:table-cell>
          <table:table-cell office:value-type="float" office:value="181.23" calcext:value-type="float">
            <text:p>181.23</text:p>
          </table:table-cell>
          <table:table-cell office:value-type="float" office:value="39.24" calcext:value-type="float">
            <text:p>39.24</text:p>
          </table:table-cell>
          <table:table-cell office:value-type="float" office:value="54.04" calcext:value-type="float">
            <text:p>54.04</text:p>
          </table:table-cell>
        </table:table-row>
        <table:table-row table:style-name="ro1">
          <table:table-cell office:value-type="float" office:value="1039405" calcext:value-type="float">
            <text:p>1039405</text:p>
          </table:table-cell>
          <table:table-cell table:formula="of:=[.A67]/1000/(60*60*24)" office:value-type="time" office:time-value="PT00H17M19.405S" calcext:value-type="time">
            <text:p>00:17:19</text:p>
          </table:table-cell>
          <table:table-cell office:value-type="float" office:value="1.35" calcext:value-type="float">
            <text:p>1.35</text:p>
          </table:table-cell>
          <table:table-cell office:value-type="float" office:value="134.7" calcext:value-type="float">
            <text:p>134.7</text:p>
          </table:table-cell>
          <table:table-cell office:value-type="float" office:value="181.23" calcext:value-type="float">
            <text:p>181.23</text:p>
          </table:table-cell>
          <table:table-cell office:value-type="float" office:value="39.84" calcext:value-type="float">
            <text:p>39.84</text:p>
          </table:table-cell>
          <table:table-cell office:value-type="float" office:value="54.85" calcext:value-type="float">
            <text:p>54.85</text:p>
          </table:table-cell>
        </table:table-row>
        <table:table-row table:style-name="ro1">
          <table:table-cell office:value-type="float" office:value="1055405" calcext:value-type="float">
            <text:p>1055405</text:p>
          </table:table-cell>
          <table:table-cell table:formula="of:=[.A68]/1000/(60*60*24)" office:value-type="time" office:time-value="PT00H17M35.405S" calcext:value-type="time">
            <text:p>00:17:35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office:value-type="float" office:value="40.43" calcext:value-type="float">
            <text:p>40.43</text:p>
          </table:table-cell>
          <table:table-cell office:value-type="float" office:value="55.65" calcext:value-type="float">
            <text:p>55.65</text:p>
          </table:table-cell>
        </table:table-row>
        <table:table-row table:style-name="ro1">
          <table:table-cell office:value-type="float" office:value="1071405" calcext:value-type="float">
            <text:p>1071405</text:p>
          </table:table-cell>
          <table:table-cell table:formula="of:=[.A69]/1000/(60*60*24)" office:value-type="time" office:time-value="PT00H17M51.405S" calcext:value-type="time">
            <text:p>00:17:51</text:p>
          </table:table-cell>
          <table:table-cell office:value-type="float" office:value="1.34" calcext:value-type="float">
            <text:p>1.34</text:p>
          </table:table-cell>
          <table:table-cell office:value-type="float" office:value="134.5" calcext:value-type="float">
            <text:p>134.5</text:p>
          </table:table-cell>
          <table:table-cell office:value-type="float" office:value="180.43" calcext:value-type="float">
            <text:p>180.43</text:p>
          </table:table-cell>
          <table:table-cell office:value-type="float" office:value="41.03" calcext:value-type="float">
            <text:p>41.03</text:p>
          </table:table-cell>
          <table:table-cell office:value-type="float" office:value="56.45" calcext:value-type="float">
            <text:p>56.45</text:p>
          </table:table-cell>
        </table:table-row>
        <table:table-row table:style-name="ro1">
          <table:table-cell office:value-type="float" office:value="1087405" calcext:value-type="float">
            <text:p>1087405</text:p>
          </table:table-cell>
          <table:table-cell table:formula="of:=[.A70]/1000/(60*60*24)" office:value-type="time" office:time-value="PT00H18M07.405S" calcext:value-type="time">
            <text:p>00:18:07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79.75" calcext:value-type="float">
            <text:p>179.75</text:p>
          </table:table-cell>
          <table:table-cell office:value-type="float" office:value="41.63" calcext:value-type="float">
            <text:p>41.63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1">
          <table:table-cell office:value-type="float" office:value="1103405" calcext:value-type="float">
            <text:p>1103405</text:p>
          </table:table-cell>
          <table:table-cell table:formula="of:=[.A71]/1000/(60*60*24)" office:value-type="time" office:time-value="PT00H18M23.405S" calcext:value-type="time">
            <text:p>00:18:23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80.15" calcext:value-type="float">
            <text:p>180.15</text:p>
          </table:table-cell>
          <table:table-cell office:value-type="float" office:value="42.23" calcext:value-type="float">
            <text:p>42.23</text:p>
          </table:table-cell>
          <table:table-cell office:value-type="float" office:value="58.05" calcext:value-type="float">
            <text:p>58.05</text:p>
          </table:table-cell>
        </table:table-row>
        <table:table-row table:style-name="ro1">
          <table:table-cell office:value-type="float" office:value="1119405" calcext:value-type="float">
            <text:p>1119405</text:p>
          </table:table-cell>
          <table:table-cell table:formula="of:=[.A72]/1000/(60*60*24)" office:value-type="time" office:time-value="PT00H18M39.405S" calcext:value-type="time">
            <text:p>00:18:39</text:p>
          </table:table-cell>
          <table:table-cell office:value-type="float" office:value="1.34" calcext:value-type="float">
            <text:p>1.34</text:p>
          </table:table-cell>
          <table:table-cell office:value-type="float" office:value="134.2" calcext:value-type="float">
            <text:p>134.2</text:p>
          </table:table-cell>
          <table:table-cell office:value-type="float" office:value="179.48" calcext:value-type="float">
            <text:p>179.48</text:p>
          </table:table-cell>
          <table:table-cell office:value-type="float" office:value="42.82" calcext:value-type="float">
            <text:p>42.82</text:p>
          </table:table-cell>
          <table:table-cell office:value-type="float" office:value="58.85" calcext:value-type="float">
            <text:p>58.85</text:p>
          </table:table-cell>
        </table:table-row>
        <table:table-row table:style-name="ro1">
          <table:table-cell office:value-type="float" office:value="1135405" calcext:value-type="float">
            <text:p>1135405</text:p>
          </table:table-cell>
          <table:table-cell table:formula="of:=[.A73]/1000/(60*60*24)" office:value-type="time" office:time-value="PT00H18M55.405S" calcext:value-type="time">
            <text:p>00:18:55</text:p>
          </table:table-cell>
          <table:table-cell office:value-type="float" office:value="1.34" calcext:value-type="float">
            <text:p>1.34</text:p>
          </table:table-cell>
          <table:table-cell office:value-type="float" office:value="134.2" calcext:value-type="float">
            <text:p>134.2</text:p>
          </table:table-cell>
          <table:table-cell office:value-type="float" office:value="179.48" calcext:value-type="float">
            <text:p>179.48</text:p>
          </table:table-cell>
          <table:table-cell office:value-type="float" office:value="43.42" calcext:value-type="float">
            <text:p>43.42</text:p>
          </table:table-cell>
          <table:table-cell office:value-type="float" office:value="59.65" calcext:value-type="float">
            <text:p>59.65</text:p>
          </table:table-cell>
        </table:table-row>
        <table:table-row table:style-name="ro1">
          <table:table-cell office:value-type="float" office:value="1151405" calcext:value-type="float">
            <text:p>1151405</text:p>
          </table:table-cell>
          <table:table-cell table:formula="of:=[.A74]/1000/(60*60*24)" office:value-type="time" office:time-value="PT00H19M11.405S" calcext:value-type="time">
            <text:p>00:19:11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office:value-type="float" office:value="44.02" calcext:value-type="float">
            <text:p>44.02</text:p>
          </table:table-cell>
          <table:table-cell office:value-type="float" office:value="60.44" calcext:value-type="float">
            <text:p>60.44</text:p>
          </table:table-cell>
        </table:table-row>
        <table:table-row table:style-name="ro1">
          <table:table-cell office:value-type="float" office:value="1167405" calcext:value-type="float">
            <text:p>1167405</text:p>
          </table:table-cell>
          <table:table-cell table:formula="of:=[.A75]/1000/(60*60*24)" office:value-type="time" office:time-value="PT00H19M27.405S" calcext:value-type="time">
            <text:p>00:19:27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office:value-type="float" office:value="44.61" calcext:value-type="float">
            <text:p>44.61</text:p>
          </table:table-cell>
          <table:table-cell office:value-type="float" office:value="61.24" calcext:value-type="float">
            <text:p>61.24</text:p>
          </table:table-cell>
        </table:table-row>
        <table:table-row table:style-name="ro1">
          <table:table-cell office:value-type="float" office:value="1183405" calcext:value-type="float">
            <text:p>1183405</text:p>
          </table:table-cell>
          <table:table-cell table:formula="of:=[.A76]/1000/(60*60*24)" office:value-type="time" office:time-value="PT00H19M43.405S" calcext:value-type="time">
            <text:p>00:19:43</text:p>
          </table:table-cell>
          <table:table-cell office:value-type="float" office:value="1.34" calcext:value-type="float">
            <text:p>1.34</text:p>
          </table:table-cell>
          <table:table-cell office:value-type="float" office:value="133.9" calcext:value-type="float">
            <text:p>133.9</text:p>
          </table:table-cell>
          <table:table-cell office:value-type="float" office:value="179.08" calcext:value-type="float">
            <text:p>179.08</text:p>
          </table:table-cell>
          <table:table-cell office:value-type="float" office:value="45.21" calcext:value-type="float">
            <text:p>45.21</text:p>
          </table:table-cell>
          <table:table-cell office:value-type="float" office:value="62.04" calcext:value-type="float">
            <text:p>62.04</text:p>
          </table:table-cell>
        </table:table-row>
        <table:table-row table:style-name="ro1">
          <table:table-cell office:value-type="float" office:value="1199405" calcext:value-type="float">
            <text:p>1199405</text:p>
          </table:table-cell>
          <table:table-cell table:formula="of:=[.A77]/1000/(60*60*24)" office:value-type="time" office:time-value="PT00H19M59.405S" calcext:value-type="time">
            <text:p>00:19:59</text:p>
          </table:table-cell>
          <table:table-cell office:value-type="float" office:value="1.34" calcext:value-type="float">
            <text:p>1.34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94" calcext:value-type="float">
            <text:p>178.94</text:p>
          </table:table-cell>
          <table:table-cell office:value-type="float" office:value="45.8" calcext:value-type="float">
            <text:p>45.8</text:p>
          </table:table-cell>
          <table:table-cell office:value-type="float" office:value="62.83" calcext:value-type="float">
            <text:p>62.83</text:p>
          </table:table-cell>
        </table:table-row>
        <table:table-row table:style-name="ro1">
          <table:table-cell office:value-type="float" office:value="1215404" calcext:value-type="float">
            <text:p>1215404</text:p>
          </table:table-cell>
          <table:table-cell table:formula="of:=[.A78]/1000/(60*60*24)" office:value-type="time" office:time-value="PT00H20M15.404S" calcext:value-type="time">
            <text:p>00:20:15</text:p>
          </table:table-cell>
          <table:table-cell office:value-type="float" office:value="1.34" calcext:value-type="float">
            <text:p>1.34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94" calcext:value-type="float">
            <text:p>178.94</text:p>
          </table:table-cell>
          <table:table-cell office:value-type="float" office:value="46.4" calcext:value-type="float">
            <text:p>46.4</text:p>
          </table:table-cell>
          <table:table-cell office:value-type="float" office:value="63.62" calcext:value-type="float">
            <text:p>63.62</text:p>
          </table:table-cell>
        </table:table-row>
        <table:table-row table:style-name="ro1">
          <table:table-cell office:value-type="float" office:value="1231405" calcext:value-type="float">
            <text:p>1231405</text:p>
          </table:table-cell>
          <table:table-cell table:formula="of:=[.A79]/1000/(60*60*24)" office:value-type="time" office:time-value="PT00H20M31.405S" calcext:value-type="time">
            <text:p>00:20:31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8.27" calcext:value-type="float">
            <text:p>178.27</text:p>
          </table:table-cell>
          <table:table-cell office:value-type="float" office:value="46.99" calcext:value-type="float">
            <text:p>46.99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1">
          <table:table-cell office:value-type="float" office:value="1247405" calcext:value-type="float">
            <text:p>1247405</text:p>
          </table:table-cell>
          <table:table-cell table:formula="of:=[.A80]/1000/(60*60*24)" office:value-type="time" office:time-value="PT00H20M47.405S" calcext:value-type="time">
            <text:p>00:20:47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8.27" calcext:value-type="float">
            <text:p>178.27</text:p>
          </table:table-cell>
          <table:table-cell office:value-type="float" office:value="47.59" calcext:value-type="float">
            <text:p>47.59</text:p>
          </table:table-cell>
          <table:table-cell office:value-type="float" office:value="65.21" calcext:value-type="float">
            <text:p>65.21</text:p>
          </table:table-cell>
        </table:table-row>
        <table:table-row table:style-name="ro1">
          <table:table-cell office:value-type="float" office:value="1263405" calcext:value-type="float">
            <text:p>1263405</text:p>
          </table:table-cell>
          <table:table-cell table:formula="of:=[.A81]/1000/(60*60*24)" office:value-type="time" office:time-value="PT00H21M03.405S" calcext:value-type="time">
            <text:p>00:21:03</text:p>
          </table:table-cell>
          <table:table-cell office:value-type="float" office:value="1.33" calcext:value-type="float">
            <text:p>1.33</text:p>
          </table:table-cell>
          <table:table-cell office:value-type="float" office:value="133.6" calcext:value-type="float">
            <text:p>133.6</text:p>
          </table:table-cell>
          <table:table-cell office:value-type="float" office:value="178.14" calcext:value-type="float">
            <text:p>178.14</text:p>
          </table:table-cell>
          <table:table-cell office:value-type="float" office:value="48.18" calcext:value-type="float">
            <text:p>48.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79404" calcext:value-type="float">
            <text:p>1279404</text:p>
          </table:table-cell>
          <table:table-cell table:formula="of:=[.A82]/1000/(60*60*24)" office:value-type="time" office:time-value="PT00H21M19.404S" calcext:value-type="time">
            <text:p>00:21:19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48.77" calcext:value-type="float">
            <text:p>48.77</text:p>
          </table:table-cell>
          <table:table-cell office:value-type="float" office:value="66.79" calcext:value-type="float">
            <text:p>66.79</text:p>
          </table:table-cell>
        </table:table-row>
        <table:table-row table:style-name="ro1">
          <table:table-cell office:value-type="float" office:value="1295405" calcext:value-type="float">
            <text:p>1295405</text:p>
          </table:table-cell>
          <table:table-cell table:formula="of:=[.A83]/1000/(60*60*24)" office:value-type="time" office:time-value="PT00H21M35.405S" calcext:value-type="time">
            <text:p>00:21:35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49.37" calcext:value-type="float">
            <text:p>49.37</text:p>
          </table:table-cell>
          <table:table-cell office:value-type="float" office:value="67.58" calcext:value-type="float">
            <text:p>67.58</text:p>
          </table:table-cell>
        </table:table-row>
        <table:table-row table:style-name="ro1">
          <table:table-cell office:value-type="float" office:value="1311405" calcext:value-type="float">
            <text:p>1311405</text:p>
          </table:table-cell>
          <table:table-cell table:formula="of:=[.A84]/1000/(60*60*24)" office:value-type="time" office:time-value="PT00H21M51.405S" calcext:value-type="time">
            <text:p>00:21:51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49.96" calcext:value-type="float">
            <text:p>49.96</text:p>
          </table:table-cell>
          <table:table-cell office:value-type="float" office:value="68.37" calcext:value-type="float">
            <text:p>68.37</text:p>
          </table:table-cell>
        </table:table-row>
        <table:table-row table:style-name="ro1">
          <table:table-cell office:value-type="float" office:value="1327405" calcext:value-type="float">
            <text:p>1327405</text:p>
          </table:table-cell>
          <table:table-cell table:formula="of:=[.A85]/1000/(60*60*24)" office:value-type="time" office:time-value="PT00H22M07.405S" calcext:value-type="time">
            <text:p>00:22:07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50.55" calcext:value-type="float">
            <text:p>50.55</text:p>
          </table:table-cell>
          <table:table-cell office:value-type="float" office:value="69.16" calcext:value-type="float">
            <text:p>69.16</text:p>
          </table:table-cell>
        </table:table-row>
        <table:table-row table:style-name="ro1">
          <table:table-cell office:value-type="float" office:value="1343405" calcext:value-type="float">
            <text:p>1343405</text:p>
          </table:table-cell>
          <table:table-cell table:formula="of:=[.A86]/1000/(60*60*24)" office:value-type="time" office:time-value="PT00H22M23.405S" calcext:value-type="time">
            <text:p>00:22:23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6.67" calcext:value-type="float">
            <text:p>176.67</text:p>
          </table:table-cell>
          <table:table-cell office:value-type="float" office:value="51.14" calcext:value-type="float">
            <text:p>51.14</text:p>
          </table:table-cell>
          <table:table-cell office:value-type="float" office:value="69.94" calcext:value-type="float">
            <text:p>69.94</text:p>
          </table:table-cell>
        </table:table-row>
        <table:table-row table:style-name="ro1">
          <table:table-cell office:value-type="float" office:value="1359405" calcext:value-type="float">
            <text:p>1359405</text:p>
          </table:table-cell>
          <table:table-cell table:formula="of:=[.A87]/1000/(60*60*24)" office:value-type="time" office:time-value="PT00H22M39.405S" calcext:value-type="time">
            <text:p>00:22:39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7" calcext:value-type="float">
            <text:p>177.07</text:p>
          </table:table-cell>
          <table:table-cell office:value-type="float" office:value="51.74" calcext:value-type="float">
            <text:p>51.74</text:p>
          </table:table-cell>
          <table:table-cell office:value-type="float" office:value="70.73" calcext:value-type="float">
            <text:p>70.73</text:p>
          </table:table-cell>
        </table:table-row>
        <table:table-row table:style-name="ro1">
          <table:table-cell office:value-type="float" office:value="1375405" calcext:value-type="float">
            <text:p>1375405</text:p>
          </table:table-cell>
          <table:table-cell table:formula="of:=[.A88]/1000/(60*60*24)" office:value-type="time" office:time-value="PT00H22M55.405S" calcext:value-type="time">
            <text:p>00:22:55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52.33" calcext:value-type="float">
            <text:p>52.33</text:p>
          </table:table-cell>
          <table:table-cell office:value-type="float" office:value="71.51" calcext:value-type="float">
            <text:p>71.51</text:p>
          </table:table-cell>
        </table:table-row>
        <table:table-row table:style-name="ro1">
          <table:table-cell office:value-type="float" office:value="1391405" calcext:value-type="float">
            <text:p>1391405</text:p>
          </table:table-cell>
          <table:table-cell table:formula="of:=[.A89]/1000/(60*60*24)" office:value-type="time" office:time-value="PT00H23M11.405S" calcext:value-type="time">
            <text:p>00:23:11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52.92" calcext:value-type="float">
            <text:p>52.92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float" office:value="1407404" calcext:value-type="float">
            <text:p>1407404</text:p>
          </table:table-cell>
          <table:table-cell table:formula="of:=[.A90]/1000/(60*60*24)" office:value-type="time" office:time-value="PT00H23M27.404S" calcext:value-type="time">
            <text:p>00:23:27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53.51" calcext:value-type="float">
            <text:p>53.51</text:p>
          </table:table-cell>
          <table:table-cell office:value-type="float" office:value="73.08" calcext:value-type="float">
            <text:p>73.08</text:p>
          </table:table-cell>
        </table:table-row>
        <table:table-row table:style-name="ro1">
          <table:table-cell office:value-type="float" office:value="1423405" calcext:value-type="float">
            <text:p>1423405</text:p>
          </table:table-cell>
          <table:table-cell table:formula="of:=[.A91]/1000/(60*60*24)" office:value-type="time" office:time-value="PT00H23M43.405S" calcext:value-type="time">
            <text:p>00:23:43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54.1" calcext:value-type="float">
            <text:p>54.1</text:p>
          </table:table-cell>
          <table:table-cell office:value-type="float" office:value="73.87" calcext:value-type="float">
            <text:p>73.87</text:p>
          </table:table-cell>
        </table:table-row>
        <table:table-row table:style-name="ro1">
          <table:table-cell office:value-type="float" office:value="1439405" calcext:value-type="float">
            <text:p>1439405</text:p>
          </table:table-cell>
          <table:table-cell table:formula="of:=[.A92]/1000/(60*60*24)" office:value-type="time" office:time-value="PT00H23M59.405S" calcext:value-type="time">
            <text:p>00:23:59</text:p>
          </table:table-cell>
          <table:table-cell office:value-type="float" office:value="1.33" calcext:value-type="float">
            <text:p>1.33</text:p>
          </table:table-cell>
          <table:table-cell office:value-type="float" office:value="132.8" calcext:value-type="float">
            <text:p>132.8</text:p>
          </table:table-cell>
          <table:table-cell office:value-type="float" office:value="176" calcext:value-type="float">
            <text:p>176</text:p>
          </table:table-cell>
          <table:table-cell office:value-type="float" office:value="54.69" calcext:value-type="float">
            <text:p>54.69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1455405" calcext:value-type="float">
            <text:p>1455405</text:p>
          </table:table-cell>
          <table:table-cell table:formula="of:=[.A93]/1000/(60*60*24)" office:value-type="time" office:time-value="PT00H24M15.405S" calcext:value-type="time">
            <text:p>00:24:15</text:p>
          </table:table-cell>
          <table:table-cell office:value-type="float" office:value="1.33" calcext:value-type="float">
            <text:p>1.33</text:p>
          </table:table-cell>
          <table:table-cell office:value-type="float" office:value="132.8" calcext:value-type="float">
            <text:p>132.8</text:p>
          </table:table-cell>
          <table:table-cell office:value-type="float" office:value="176" calcext:value-type="float">
            <text:p>176</text:p>
          </table:table-cell>
          <table:table-cell office:value-type="float" office:value="55.28" calcext:value-type="float">
            <text:p>55.28</text:p>
          </table:table-cell>
          <table:table-cell office:value-type="float" office:value="75.43" calcext:value-type="float">
            <text:p>75.43</text:p>
          </table:table-cell>
        </table:table-row>
        <table:table-row table:style-name="ro1">
          <table:table-cell office:value-type="float" office:value="1471405" calcext:value-type="float">
            <text:p>1471405</text:p>
          </table:table-cell>
          <table:table-cell table:formula="of:=[.A94]/1000/(60*60*24)" office:value-type="time" office:time-value="PT00H24M31.405S" calcext:value-type="time">
            <text:p>00:24:31</text:p>
          </table:table-cell>
          <table:table-cell office:value-type="float" office:value="1.32" calcext:value-type="float">
            <text:p>1.32</text:p>
          </table:table-cell>
          <table:table-cell office:value-type="float" office:value="132.8" calcext:value-type="float">
            <text:p>132.8</text:p>
          </table:table-cell>
          <table:table-cell office:value-type="float" office:value="175.47" calcext:value-type="float">
            <text:p>175.47</text:p>
          </table:table-cell>
          <table:table-cell office:value-type="float" office:value="55.87" calcext:value-type="float">
            <text:p>55.87</text:p>
          </table:table-cell>
          <table:table-cell office:value-type="float" office:value="76.21" calcext:value-type="float">
            <text:p>76.21</text:p>
          </table:table-cell>
        </table:table-row>
        <table:table-row table:style-name="ro1">
          <table:table-cell office:value-type="float" office:value="1487405" calcext:value-type="float">
            <text:p>1487405</text:p>
          </table:table-cell>
          <table:table-cell table:formula="of:=[.A95]/1000/(60*60*24)" office:value-type="time" office:time-value="PT00H24M47.405S" calcext:value-type="time">
            <text:p>00:24:47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56.46" calcext:value-type="float">
            <text:p>56.46</text:p>
          </table:table-cell>
          <table:table-cell office:value-type="float" office:value="76.99" calcext:value-type="float">
            <text:p>76.99</text:p>
          </table:table-cell>
        </table:table-row>
        <table:table-row table:style-name="ro1">
          <table:table-cell office:value-type="float" office:value="1503404" calcext:value-type="float">
            <text:p>1503404</text:p>
          </table:table-cell>
          <table:table-cell table:formula="of:=[.A96]/1000/(60*60*24)" office:value-type="time" office:time-value="PT00H25M03.404S" calcext:value-type="time">
            <text:p>00:25:03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57.05" calcext:value-type="float">
            <text:p>57.05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float" office:value="1519405" calcext:value-type="float">
            <text:p>1519405</text:p>
          </table:table-cell>
          <table:table-cell table:formula="of:=[.A97]/1000/(60*60*24)" office:value-type="time" office:time-value="PT00H25M19.405S" calcext:value-type="time">
            <text:p>00:25:19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57.64" calcext:value-type="float">
            <text:p>57.64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1535405" calcext:value-type="float">
            <text:p>1535405</text:p>
          </table:table-cell>
          <table:table-cell table:formula="of:=[.A98]/1000/(60*60*24)" office:value-type="time" office:time-value="PT00H25M35.405S" calcext:value-type="time">
            <text:p>00:25:35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58.23" calcext:value-type="float">
            <text:p>58.23</text:p>
          </table:table-cell>
          <table:table-cell office:value-type="float" office:value="79.33" calcext:value-type="float">
            <text:p>79.33</text:p>
          </table:table-cell>
        </table:table-row>
        <table:table-row table:style-name="ro1">
          <table:table-cell office:value-type="float" office:value="1551405" calcext:value-type="float">
            <text:p>1551405</text:p>
          </table:table-cell>
          <table:table-cell table:formula="of:=[.A99]/1000/(60*60*24)" office:value-type="time" office:time-value="PT00H25M51.405S" calcext:value-type="time">
            <text:p>00:25:51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4.53" calcext:value-type="float">
            <text:p>174.53</text:p>
          </table:table-cell>
          <table:table-cell office:value-type="float" office:value="58.82" calcext:value-type="float">
            <text:p>58.82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567405" calcext:value-type="float">
            <text:p>1567405</text:p>
          </table:table-cell>
          <table:table-cell table:formula="of:=[.A100]/1000/(60*60*24)" office:value-type="time" office:time-value="PT00H26M07.405S" calcext:value-type="time">
            <text:p>00:26:07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59.41" calcext:value-type="float">
            <text:p>59.41</text:p>
          </table:table-cell>
          <table:table-cell office:value-type="float" office:value="80.88" calcext:value-type="float">
            <text:p>80.88</text:p>
          </table:table-cell>
        </table:table-row>
        <table:table-row table:style-name="ro1">
          <table:table-cell office:value-type="float" office:value="1583405" calcext:value-type="float">
            <text:p>1583405</text:p>
          </table:table-cell>
          <table:table-cell table:formula="of:=[.A101]/1000/(60*60*24)" office:value-type="time" office:time-value="PT00H26M23.405S" calcext:value-type="time">
            <text:p>00:26:23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60" calcext:value-type="float">
            <text:p>60</text:p>
          </table:table-cell>
          <table:table-cell office:value-type="float" office:value="81.66" calcext:value-type="float">
            <text:p>81.66</text:p>
          </table:table-cell>
        </table:table-row>
        <table:table-row table:style-name="ro1">
          <table:table-cell office:value-type="float" office:value="1599405" calcext:value-type="float">
            <text:p>1599405</text:p>
          </table:table-cell>
          <table:table-cell table:formula="of:=[.A102]/1000/(60*60*24)" office:value-type="time" office:time-value="PT00H26M39.405S" calcext:value-type="time">
            <text:p>00:26:39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0.58" calcext:value-type="float">
            <text:p>60.58</text:p>
          </table:table-cell>
          <table:table-cell office:value-type="float" office:value="82.43" calcext:value-type="float">
            <text:p>82.43</text:p>
          </table:table-cell>
        </table:table-row>
        <table:table-row table:style-name="ro1">
          <table:table-cell office:value-type="float" office:value="1615405" calcext:value-type="float">
            <text:p>1615405</text:p>
          </table:table-cell>
          <table:table-cell table:formula="of:=[.A103]/1000/(60*60*24)" office:value-type="time" office:time-value="PT00H26M55.405S" calcext:value-type="time">
            <text:p>00:26:55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1.17" calcext:value-type="float">
            <text:p>61.17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1631405" calcext:value-type="float">
            <text:p>1631405</text:p>
          </table:table-cell>
          <table:table-cell table:formula="of:=[.A104]/1000/(60*60*24)" office:value-type="time" office:time-value="PT00H27M11.405S" calcext:value-type="time">
            <text:p>00:27:11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61.76" calcext:value-type="float">
            <text:p>61.76</text:p>
          </table:table-cell>
          <table:table-cell office:value-type="float" office:value="83.98" calcext:value-type="float">
            <text:p>83.98</text:p>
          </table:table-cell>
        </table:table-row>
        <table:table-row table:style-name="ro1">
          <table:table-cell office:value-type="float" office:value="1647405" calcext:value-type="float">
            <text:p>1647405</text:p>
          </table:table-cell>
          <table:table-cell table:formula="of:=[.A105]/1000/(60*60*24)" office:value-type="time" office:time-value="PT00H27M27.405S" calcext:value-type="time">
            <text:p>00:27:27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62.35" calcext:value-type="float">
            <text:p>62.35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 office:value-type="float" office:value="1663405" calcext:value-type="float">
            <text:p>1663405</text:p>
          </table:table-cell>
          <table:table-cell table:formula="of:=[.A106]/1000/(60*60*24)" office:value-type="time" office:time-value="PT00H27M43.405S" calcext:value-type="time">
            <text:p>00:27:43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62.93" calcext:value-type="float">
            <text:p>62.93</text:p>
          </table:table-cell>
          <table:table-cell office:value-type="float" office:value="85.52" calcext:value-type="float">
            <text:p>85.52</text:p>
          </table:table-cell>
        </table:table-row>
        <table:table-row table:style-name="ro1">
          <table:table-cell office:value-type="float" office:value="1679405" calcext:value-type="float">
            <text:p>1679405</text:p>
          </table:table-cell>
          <table:table-cell table:formula="of:=[.A107]/1000/(60*60*24)" office:value-type="time" office:time-value="PT00H27M59.405S" calcext:value-type="time">
            <text:p>00:27:59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63.52" calcext:value-type="float">
            <text:p>63.52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1695405" calcext:value-type="float">
            <text:p>1695405</text:p>
          </table:table-cell>
          <table:table-cell table:formula="of:=[.A108]/1000/(60*60*24)" office:value-type="time" office:time-value="PT00H28M15.405S" calcext:value-type="time">
            <text:p>00:28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64.11" calcext:value-type="float">
            <text:p>64.11</text:p>
          </table:table-cell>
          <table:table-cell office:value-type="float" office:value="87.07" calcext:value-type="float">
            <text:p>87.07</text:p>
          </table:table-cell>
        </table:table-row>
        <table:table-row table:style-name="ro1">
          <table:table-cell office:value-type="float" office:value="1711405" calcext:value-type="float">
            <text:p>1711405</text:p>
          </table:table-cell>
          <table:table-cell table:formula="of:=[.A109]/1000/(60*60*24)" office:value-type="time" office:time-value="PT00H28M31.405S" calcext:value-type="time">
            <text:p>00:28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64.69" calcext:value-type="float">
            <text:p>64.69</text:p>
          </table:table-cell>
          <table:table-cell office:value-type="float" office:value="87.84" calcext:value-type="float">
            <text:p>87.84</text:p>
          </table:table-cell>
        </table:table-row>
        <table:table-row table:style-name="ro1">
          <table:table-cell office:value-type="float" office:value="1727405" calcext:value-type="float">
            <text:p>1727405</text:p>
          </table:table-cell>
          <table:table-cell table:formula="of:=[.A110]/1000/(60*60*24)" office:value-type="time" office:time-value="PT00H28M47.405S" calcext:value-type="time">
            <text:p>00:28:47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65.28" calcext:value-type="float">
            <text:p>65.28</text:p>
          </table:table-cell>
          <table:table-cell office:value-type="float" office:value="88.61" calcext:value-type="float">
            <text:p>88.61</text:p>
          </table:table-cell>
        </table:table-row>
        <table:table-row table:style-name="ro1">
          <table:table-cell office:value-type="float" office:value="1743405" calcext:value-type="float">
            <text:p>1743405</text:p>
          </table:table-cell>
          <table:table-cell table:formula="of:=[.A111]/1000/(60*60*24)" office:value-type="time" office:time-value="PT00H29M03.405S" calcext:value-type="time">
            <text:p>00:29:03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65.86" calcext:value-type="float">
            <text:p>65.86</text:p>
          </table:table-cell>
          <table:table-cell office:value-type="float" office:value="89.37" calcext:value-type="float">
            <text:p>89.37</text:p>
          </table:table-cell>
        </table:table-row>
        <table:table-row table:style-name="ro1">
          <table:table-cell office:value-type="float" office:value="1759405" calcext:value-type="float">
            <text:p>1759405</text:p>
          </table:table-cell>
          <table:table-cell table:formula="of:=[.A112]/1000/(60*60*24)" office:value-type="time" office:time-value="PT00H29M19.405S" calcext:value-type="time">
            <text:p>00:29:19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66.45" calcext:value-type="float">
            <text:p>66.45</text:p>
          </table:table-cell>
          <table:table-cell office:value-type="float" office:value="90.14" calcext:value-type="float">
            <text:p>90.14</text:p>
          </table:table-cell>
        </table:table-row>
        <table:table-row table:style-name="ro1">
          <table:table-cell office:value-type="float" office:value="1775405" calcext:value-type="float">
            <text:p>1775405</text:p>
          </table:table-cell>
          <table:table-cell table:formula="of:=[.A113]/1000/(60*60*24)" office:value-type="time" office:time-value="PT00H29M35.405S" calcext:value-type="time">
            <text:p>00:29:35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67.03" calcext:value-type="float">
            <text:p>67.03</text:p>
          </table:table-cell>
          <table:table-cell office:value-type="float" office:value="90.91" calcext:value-type="float">
            <text:p>90.91</text:p>
          </table:table-cell>
        </table:table-row>
        <table:table-row table:style-name="ro1">
          <table:table-cell office:value-type="float" office:value="1791405" calcext:value-type="float">
            <text:p>1791405</text:p>
          </table:table-cell>
          <table:table-cell table:formula="of:=[.A114]/1000/(60*60*24)" office:value-type="time" office:time-value="PT00H29M51.405S" calcext:value-type="time">
            <text:p>00:29:51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67.62" calcext:value-type="float">
            <text:p>67.62</text:p>
          </table:table-cell>
          <table:table-cell office:value-type="float" office:value="91.68" calcext:value-type="float">
            <text:p>91.68</text:p>
          </table:table-cell>
        </table:table-row>
        <table:table-row table:style-name="ro1">
          <table:table-cell office:value-type="float" office:value="1807405" calcext:value-type="float">
            <text:p>1807405</text:p>
          </table:table-cell>
          <table:table-cell table:formula="of:=[.A115]/1000/(60*60*24)" office:value-type="time" office:time-value="PT00H30M07.405S" calcext:value-type="time">
            <text:p>00:30:07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68.2" calcext:value-type="float">
            <text:p>68.2</text:p>
          </table:table-cell>
          <table:table-cell office:value-type="float" office:value="92.45" calcext:value-type="float">
            <text:p>92.45</text:p>
          </table:table-cell>
        </table:table-row>
        <table:table-row table:style-name="ro1">
          <table:table-cell office:value-type="float" office:value="1823405" calcext:value-type="float">
            <text:p>1823405</text:p>
          </table:table-cell>
          <table:table-cell table:formula="of:=[.A116]/1000/(60*60*24)" office:value-type="time" office:time-value="PT00H30M23.405S" calcext:value-type="time">
            <text:p>00:30:23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68.79" calcext:value-type="float">
            <text:p>68.79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office:value-type="float" office:value="1839405" calcext:value-type="float">
            <text:p>1839405</text:p>
          </table:table-cell>
          <table:table-cell table:formula="of:=[.A117]/1000/(60*60*24)" office:value-type="time" office:time-value="PT00H30M39.405S" calcext:value-type="time">
            <text:p>00:30:39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69.37" calcext:value-type="float">
            <text:p>69.37</text:p>
          </table:table-cell>
          <table:table-cell office:value-type="float" office:value="93.98" calcext:value-type="float">
            <text:p>93.98</text:p>
          </table:table-cell>
        </table:table-row>
        <table:table-row table:style-name="ro1">
          <table:table-cell office:value-type="float" office:value="1855405" calcext:value-type="float">
            <text:p>1855405</text:p>
          </table:table-cell>
          <table:table-cell table:formula="of:=[.A118]/1000/(60*60*24)" office:value-type="time" office:time-value="PT00H30M55.405S" calcext:value-type="time">
            <text:p>00:30:55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69.96" calcext:value-type="float">
            <text:p>69.96</text:p>
          </table:table-cell>
          <table:table-cell office:value-type="float" office:value="94.74" calcext:value-type="float">
            <text:p>94.74</text:p>
          </table:table-cell>
        </table:table-row>
        <table:table-row table:style-name="ro1">
          <table:table-cell office:value-type="float" office:value="1871405" calcext:value-type="float">
            <text:p>1871405</text:p>
          </table:table-cell>
          <table:table-cell table:formula="of:=[.A119]/1000/(60*60*24)" office:value-type="time" office:time-value="PT00H31M11.405S" calcext:value-type="time">
            <text:p>00:31:11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0.54" calcext:value-type="float">
            <text:p>70.54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1887405" calcext:value-type="float">
            <text:p>1887405</text:p>
          </table:table-cell>
          <table:table-cell table:formula="of:=[.A120]/1000/(60*60*24)" office:value-type="time" office:time-value="PT00H31M27.405S" calcext:value-type="time">
            <text:p>00:31:27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36" calcext:value-type="float">
            <text:p>171.36</text:p>
          </table:table-cell>
          <table:table-cell office:value-type="float" office:value="71.12" calcext:value-type="float">
            <text:p>71.12</text:p>
          </table:table-cell>
          <table:table-cell office:value-type="float" office:value="96.27" calcext:value-type="float">
            <text:p>96.27</text:p>
          </table:table-cell>
        </table:table-row>
        <table:table-row table:style-name="ro1">
          <table:table-cell office:value-type="float" office:value="1903405" calcext:value-type="float">
            <text:p>1903405</text:p>
          </table:table-cell>
          <table:table-cell table:formula="of:=[.A121]/1000/(60*60*24)" office:value-type="time" office:time-value="PT00H31M43.405S" calcext:value-type="time">
            <text:p>00:31:43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71.71" calcext:value-type="float">
            <text:p>71.71</text:p>
          </table:table-cell>
          <table:table-cell office:value-type="float" office:value="97.03" calcext:value-type="float">
            <text:p>97.03</text:p>
          </table:table-cell>
        </table:table-row>
        <table:table-row table:style-name="ro1">
          <table:table-cell office:value-type="float" office:value="1919405" calcext:value-type="float">
            <text:p>1919405</text:p>
          </table:table-cell>
          <table:table-cell table:formula="of:=[.A122]/1000/(60*60*24)" office:value-type="time" office:time-value="PT00H31M59.405S" calcext:value-type="time">
            <text:p>00:31:59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23" calcext:value-type="float">
            <text:p>171.23</text:p>
          </table:table-cell>
          <table:table-cell office:value-type="float" office:value="72.29" calcext:value-type="float">
            <text:p>72.29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1935405" calcext:value-type="float">
            <text:p>1935405</text:p>
          </table:table-cell>
          <table:table-cell table:formula="of:=[.A123]/1000/(60*60*24)" office:value-type="time" office:time-value="PT00H32M15.405S" calcext:value-type="time">
            <text:p>00:32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72.87" calcext:value-type="float">
            <text:p>72.87</text:p>
          </table:table-cell>
          <table:table-cell office:value-type="float" office:value="98.55" calcext:value-type="float">
            <text:p>98.55</text:p>
          </table:table-cell>
        </table:table-row>
        <table:table-row table:style-name="ro1">
          <table:table-cell office:value-type="float" office:value="1951405" calcext:value-type="float">
            <text:p>1951405</text:p>
          </table:table-cell>
          <table:table-cell table:formula="of:=[.A124]/1000/(60*60*24)" office:value-type="time" office:time-value="PT00H32M31.405S" calcext:value-type="time">
            <text:p>00:32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73.45" calcext:value-type="float">
            <text:p>73.45</text:p>
          </table:table-cell>
          <table:table-cell office:value-type="float" office:value="99.31" calcext:value-type="float">
            <text:p>99.31</text:p>
          </table:table-cell>
        </table:table-row>
        <table:table-row table:style-name="ro1">
          <table:table-cell office:value-type="float" office:value="1967405" calcext:value-type="float">
            <text:p>1967405</text:p>
          </table:table-cell>
          <table:table-cell table:formula="of:=[.A125]/1000/(60*60*24)" office:value-type="time" office:time-value="PT00H32M47.405S" calcext:value-type="time">
            <text:p>00:32:47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74.04" calcext:value-type="float">
            <text:p>74.04</text:p>
          </table:table-cell>
          <table:table-cell office:value-type="float" office:value="100.07" calcext:value-type="float">
            <text:p>100.07</text:p>
          </table:table-cell>
        </table:table-row>
        <table:table-row table:style-name="ro1">
          <table:table-cell office:value-type="float" office:value="1983405" calcext:value-type="float">
            <text:p>1983405</text:p>
          </table:table-cell>
          <table:table-cell table:formula="of:=[.A126]/1000/(60*60*24)" office:value-type="time" office:time-value="PT00H33M03.405S" calcext:value-type="time">
            <text:p>00:33:03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74.62" calcext:value-type="float">
            <text:p>74.62</text:p>
          </table:table-cell>
          <table:table-cell office:value-type="float" office:value="100.83" calcext:value-type="float">
            <text:p>100.83</text:p>
          </table:table-cell>
        </table:table-row>
        <table:table-row table:style-name="ro1">
          <table:table-cell office:value-type="float" office:value="1999405" calcext:value-type="float">
            <text:p>1999405</text:p>
          </table:table-cell>
          <table:table-cell table:formula="of:=[.A127]/1000/(60*60*24)" office:value-type="time" office:time-value="PT00H33M19.405S" calcext:value-type="time">
            <text:p>00:33:19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75.2" calcext:value-type="float">
            <text:p>75.2</text:p>
          </table:table-cell>
          <table:table-cell office:value-type="float" office:value="101.59" calcext:value-type="float">
            <text:p>101.59</text:p>
          </table:table-cell>
        </table:table-row>
        <table:table-row table:style-name="ro1">
          <table:table-cell office:value-type="float" office:value="2015405" calcext:value-type="float">
            <text:p>2015405</text:p>
          </table:table-cell>
          <table:table-cell table:formula="of:=[.A128]/1000/(60*60*24)" office:value-type="time" office:time-value="PT00H33M35.405S" calcext:value-type="time">
            <text:p>00:33:35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75.78" calcext:value-type="float">
            <text:p>75.78</text:p>
          </table:table-cell>
          <table:table-cell office:value-type="float" office:value="102.35" calcext:value-type="float">
            <text:p>102.35</text:p>
          </table:table-cell>
        </table:table-row>
        <table:table-row table:style-name="ro1">
          <table:table-cell office:value-type="float" office:value="2031405" calcext:value-type="float">
            <text:p>2031405</text:p>
          </table:table-cell>
          <table:table-cell table:formula="of:=[.A129]/1000/(60*60*24)" office:value-type="time" office:time-value="PT00H33M51.405S" calcext:value-type="time">
            <text:p>00:33:51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76.36" calcext:value-type="float">
            <text:p>76.36</text:p>
          </table:table-cell>
          <table:table-cell office:value-type="float" office:value="103.11" calcext:value-type="float">
            <text:p>103.11</text:p>
          </table:table-cell>
        </table:table-row>
        <table:table-row table:style-name="ro1">
          <table:table-cell office:value-type="float" office:value="2047405" calcext:value-type="float">
            <text:p>2047405</text:p>
          </table:table-cell>
          <table:table-cell table:formula="of:=[.A130]/1000/(60*60*24)" office:value-type="time" office:time-value="PT00H34M07.405S" calcext:value-type="time">
            <text:p>00:34:07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76.95" calcext:value-type="float">
            <text:p>76.95</text:p>
          </table:table-cell>
          <table:table-cell office:value-type="float" office:value="103.87" calcext:value-type="float">
            <text:p>103.87</text:p>
          </table:table-cell>
        </table:table-row>
        <table:table-row table:style-name="ro1">
          <table:table-cell office:value-type="float" office:value="2063405" calcext:value-type="float">
            <text:p>2063405</text:p>
          </table:table-cell>
          <table:table-cell table:formula="of:=[.A131]/1000/(60*60*24)" office:value-type="time" office:time-value="PT00H34M23.405S" calcext:value-type="time">
            <text:p>00:34:23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77.53" calcext:value-type="float">
            <text:p>77.53</text:p>
          </table:table-cell>
          <table:table-cell office:value-type="float" office:value="104.62" calcext:value-type="float">
            <text:p>104.62</text:p>
          </table:table-cell>
        </table:table-row>
        <table:table-row table:style-name="ro1">
          <table:table-cell office:value-type="float" office:value="2079405" calcext:value-type="float">
            <text:p>2079405</text:p>
          </table:table-cell>
          <table:table-cell table:formula="of:=[.A132]/1000/(60*60*24)" office:value-type="time" office:time-value="PT00H34M39.405S" calcext:value-type="time">
            <text:p>00:34:39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8.11" calcext:value-type="float">
            <text:p>78.11</text:p>
          </table:table-cell>
          <table:table-cell office:value-type="float" office:value="105.38" calcext:value-type="float">
            <text:p>105.38</text:p>
          </table:table-cell>
        </table:table-row>
        <table:table-row table:style-name="ro1">
          <table:table-cell office:value-type="float" office:value="2095405" calcext:value-type="float">
            <text:p>2095405</text:p>
          </table:table-cell>
          <table:table-cell table:formula="of:=[.A133]/1000/(60*60*24)" office:value-type="time" office:time-value="PT00H34M55.405S" calcext:value-type="time">
            <text:p>00:34:55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8.69" calcext:value-type="float">
            <text:p>78.69</text:p>
          </table:table-cell>
          <table:table-cell office:value-type="float" office:value="106.13" calcext:value-type="float">
            <text:p>106.13</text:p>
          </table:table-cell>
        </table:table-row>
        <table:table-row table:style-name="ro1">
          <table:table-cell office:value-type="float" office:value="2111405" calcext:value-type="float">
            <text:p>2111405</text:p>
          </table:table-cell>
          <table:table-cell table:formula="of:=[.A134]/1000/(60*60*24)" office:value-type="time" office:time-value="PT00H35M11.405S" calcext:value-type="time">
            <text:p>00:35:11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9.27" calcext:value-type="float">
            <text:p>79.27</text:p>
          </table:table-cell>
          <table:table-cell office:value-type="float" office:value="106.89" calcext:value-type="float">
            <text:p>106.89</text:p>
          </table:table-cell>
        </table:table-row>
        <table:table-row table:style-name="ro1">
          <table:table-cell office:value-type="float" office:value="2127405" calcext:value-type="float">
            <text:p>2127405</text:p>
          </table:table-cell>
          <table:table-cell table:formula="of:=[.A135]/1000/(60*60*24)" office:value-type="time" office:time-value="PT00H35M27.405S" calcext:value-type="time">
            <text:p>00:35:27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79.85" calcext:value-type="float">
            <text:p>79.85</text:p>
          </table:table-cell>
          <table:table-cell office:value-type="float" office:value="107.64" calcext:value-type="float">
            <text:p>107.64</text:p>
          </table:table-cell>
        </table:table-row>
        <table:table-row table:style-name="ro1">
          <table:table-cell office:value-type="float" office:value="2143405" calcext:value-type="float">
            <text:p>2143405</text:p>
          </table:table-cell>
          <table:table-cell table:formula="of:=[.A136]/1000/(60*60*24)" office:value-type="time" office:time-value="PT00H35M43.405S" calcext:value-type="time">
            <text:p>00:35:43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80.43" calcext:value-type="float">
            <text:p>80.43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2159405" calcext:value-type="float">
            <text:p>2159405</text:p>
          </table:table-cell>
          <table:table-cell table:formula="of:=[.A137]/1000/(60*60*24)" office:value-type="time" office:time-value="PT00H35M59.405S" calcext:value-type="time">
            <text:p>00:35:59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81.01" calcext:value-type="float">
            <text:p>81.01</text:p>
          </table:table-cell>
          <table:table-cell office:value-type="float" office:value="109.15" calcext:value-type="float">
            <text:p>109.15</text:p>
          </table:table-cell>
        </table:table-row>
        <table:table-row table:style-name="ro1">
          <table:table-cell office:value-type="float" office:value="2175405" calcext:value-type="float">
            <text:p>2175405</text:p>
          </table:table-cell>
          <table:table-cell table:formula="of:=[.A138]/1000/(60*60*24)" office:value-type="time" office:time-value="PT00H36M15.405S" calcext:value-type="time">
            <text:p>00:36:15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81.59" calcext:value-type="float">
            <text:p>81.59</text:p>
          </table:table-cell>
          <table:table-cell office:value-type="float" office:value="109.91" calcext:value-type="float">
            <text:p>109.91</text:p>
          </table:table-cell>
        </table:table-row>
        <table:table-row table:style-name="ro1">
          <table:table-cell office:value-type="float" office:value="2191405" calcext:value-type="float">
            <text:p>2191405</text:p>
          </table:table-cell>
          <table:table-cell table:formula="of:=[.A139]/1000/(60*60*24)" office:value-type="time" office:time-value="PT00H36M31.405S" calcext:value-type="time">
            <text:p>00:36:31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.52" calcext:value-type="float">
            <text:p>169.52</text:p>
          </table:table-cell>
          <table:table-cell office:value-type="float" office:value="82.17" calcext:value-type="float">
            <text:p>82.17</text:p>
          </table:table-cell>
          <table:table-cell office:value-type="float" office:value="110.66" calcext:value-type="float">
            <text:p>110.66</text:p>
          </table:table-cell>
        </table:table-row>
        <table:table-row table:style-name="ro1">
          <table:table-cell office:value-type="float" office:value="2207405" calcext:value-type="float">
            <text:p>2207405</text:p>
          </table:table-cell>
          <table:table-cell table:formula="of:=[.A140]/1000/(60*60*24)" office:value-type="time" office:time-value="PT00H36M47.405S" calcext:value-type="time">
            <text:p>00:36:47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82.75" calcext:value-type="float">
            <text:p>82.75</text:p>
          </table:table-cell>
          <table:table-cell office:value-type="float" office:value="111.41" calcext:value-type="float">
            <text:p>111.41</text:p>
          </table:table-cell>
        </table:table-row>
        <table:table-row table:style-name="ro1">
          <table:table-cell office:value-type="float" office:value="2223405" calcext:value-type="float">
            <text:p>2223405</text:p>
          </table:table-cell>
          <table:table-cell table:formula="of:=[.A141]/1000/(60*60*24)" office:value-type="time" office:time-value="PT00H37M03.405S" calcext:value-type="time">
            <text:p>00:37:03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83.33" calcext:value-type="float">
            <text:p>83.33</text:p>
          </table:table-cell>
          <table:table-cell office:value-type="float" office:value="112.16" calcext:value-type="float">
            <text:p>112.16</text:p>
          </table:table-cell>
        </table:table-row>
        <table:table-row table:style-name="ro1">
          <table:table-cell office:value-type="float" office:value="2239405" calcext:value-type="float">
            <text:p>2239405</text:p>
          </table:table-cell>
          <table:table-cell table:formula="of:=[.A142]/1000/(60*60*24)" office:value-type="time" office:time-value="PT00H37M19.405S" calcext:value-type="time">
            <text:p>00:37:19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83.9" calcext:value-type="float">
            <text:p>83.9</text:p>
          </table:table-cell>
          <table:table-cell office:value-type="float" office:value="112.91" calcext:value-type="float">
            <text:p>112.91</text:p>
          </table:table-cell>
        </table:table-row>
        <table:table-row table:style-name="ro1">
          <table:table-cell office:value-type="float" office:value="2255405" calcext:value-type="float">
            <text:p>2255405</text:p>
          </table:table-cell>
          <table:table-cell table:formula="of:=[.A143]/1000/(60*60*24)" office:value-type="time" office:time-value="PT00H37M35.405S" calcext:value-type="time">
            <text:p>00:37:35</text:p>
          </table:table-cell>
          <table:table-cell office:value-type="float" office:value="1.29" calcext:value-type="float">
            <text:p>1.29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22" calcext:value-type="float">
            <text:p>168.22</text:p>
          </table:table-cell>
          <table:table-cell office:value-type="float" office:value="84.48" calcext:value-type="float">
            <text:p>84.48</text:p>
          </table:table-cell>
          <table:table-cell office:value-type="float" office:value="113.66" calcext:value-type="float">
            <text:p>113.66</text:p>
          </table:table-cell>
        </table:table-row>
        <table:table-row table:style-name="ro1">
          <table:table-cell office:value-type="float" office:value="2271405" calcext:value-type="float">
            <text:p>2271405</text:p>
          </table:table-cell>
          <table:table-cell table:formula="of:=[.A144]/1000/(60*60*24)" office:value-type="time" office:time-value="PT00H37M51.405S" calcext:value-type="time">
            <text:p>00:37:51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5.06" calcext:value-type="float">
            <text:p>85.06</text:p>
          </table:table-cell>
          <table:table-cell office:value-type="float" office:value="114.41" calcext:value-type="float">
            <text:p>114.41</text:p>
          </table:table-cell>
        </table:table-row>
        <table:table-row table:style-name="ro1">
          <table:table-cell office:value-type="float" office:value="2287405" calcext:value-type="float">
            <text:p>2287405</text:p>
          </table:table-cell>
          <table:table-cell table:formula="of:=[.A145]/1000/(60*60*24)" office:value-type="time" office:time-value="PT00H38M07.405S" calcext:value-type="time">
            <text:p>00:38:07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5.64" calcext:value-type="float">
            <text:p>85.64</text:p>
          </table:table-cell>
          <table:table-cell office:value-type="float" office:value="115.16" calcext:value-type="float">
            <text:p>115.16</text:p>
          </table:table-cell>
        </table:table-row>
        <table:table-row table:style-name="ro1">
          <table:table-cell office:value-type="float" office:value="2303405" calcext:value-type="float">
            <text:p>2303405</text:p>
          </table:table-cell>
          <table:table-cell table:formula="of:=[.A146]/1000/(60*60*24)" office:value-type="time" office:time-value="PT00H38M23.405S" calcext:value-type="time">
            <text:p>00:38:23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86.22" calcext:value-type="float">
            <text:p>86.22</text:p>
          </table:table-cell>
          <table:table-cell office:value-type="float" office:value="115.91" calcext:value-type="float">
            <text:p>115.91</text:p>
          </table:table-cell>
        </table:table-row>
        <table:table-row table:style-name="ro1">
          <table:table-cell office:value-type="float" office:value="2319405" calcext:value-type="float">
            <text:p>2319405</text:p>
          </table:table-cell>
          <table:table-cell table:formula="of:=[.A147]/1000/(60*60*24)" office:value-type="time" office:time-value="PT00H38M39.405S" calcext:value-type="time">
            <text:p>00:38:39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86.79" calcext:value-type="float">
            <text:p>86.79</text:p>
          </table:table-cell>
          <table:table-cell office:value-type="float" office:value="116.66" calcext:value-type="float">
            <text:p>116.66</text:p>
          </table:table-cell>
        </table:table-row>
        <table:table-row table:style-name="ro1">
          <table:table-cell office:value-type="float" office:value="2335405" calcext:value-type="float">
            <text:p>2335405</text:p>
          </table:table-cell>
          <table:table-cell table:formula="of:=[.A148]/1000/(60*60*24)" office:value-type="time" office:time-value="PT00H38M55.405S" calcext:value-type="time">
            <text:p>00:38:55</text:p>
          </table:table-cell>
          <table:table-cell office:value-type="float" office:value="1.3" calcext:value-type="float">
            <text:p>1.3</text:p>
          </table:table-cell>
          <table:table-cell office:value-type="float" office:value="129.9" calcext:value-type="float">
            <text:p>129.9</text:p>
          </table:table-cell>
          <table:table-cell office:value-type="float" office:value="168.48" calcext:value-type="float">
            <text:p>168.48</text:p>
          </table:table-cell>
          <table:table-cell office:value-type="float" office:value="87.37" calcext:value-type="float">
            <text:p>87.3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float" office:value="2351405" calcext:value-type="float">
            <text:p>2351405</text:p>
          </table:table-cell>
          <table:table-cell table:formula="of:=[.A149]/1000/(60*60*24)" office:value-type="time" office:time-value="PT00H39M11.405S" calcext:value-type="time">
            <text:p>00:39:11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87.95" calcext:value-type="float">
            <text:p>87.95</text:p>
          </table:table-cell>
          <table:table-cell office:value-type="float" office:value="118.15" calcext:value-type="float">
            <text:p>118.15</text:p>
          </table:table-cell>
        </table:table-row>
        <table:table-row table:style-name="ro1">
          <table:table-cell office:value-type="float" office:value="2367405" calcext:value-type="float">
            <text:p>2367405</text:p>
          </table:table-cell>
          <table:table-cell table:formula="of:=[.A150]/1000/(60*60*24)" office:value-type="time" office:time-value="PT00H39M27.405S" calcext:value-type="time">
            <text:p>00:39:27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88.53" calcext:value-type="float">
            <text:p>88.53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float" office:value="2383405" calcext:value-type="float">
            <text:p>2383405</text:p>
          </table:table-cell>
          <table:table-cell table:formula="of:=[.A151]/1000/(60*60*24)" office:value-type="time" office:time-value="PT00H39M43.405S" calcext:value-type="time">
            <text:p>00:39:43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89.1" calcext:value-type="float">
            <text:p>89.1</text:p>
          </table:table-cell>
          <table:table-cell office:value-type="float" office:value="119.64" calcext:value-type="float">
            <text:p>119.64</text:p>
          </table:table-cell>
        </table:table-row>
        <table:table-row table:style-name="ro1">
          <table:table-cell office:value-type="float" office:value="2399405" calcext:value-type="float">
            <text:p>2399405</text:p>
          </table:table-cell>
          <table:table-cell table:formula="of:=[.A152]/1000/(60*60*24)" office:value-type="time" office:time-value="PT00H39M59.405S" calcext:value-type="time">
            <text:p>00:39:59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89.68" calcext:value-type="float">
            <text:p>89.68</text:p>
          </table:table-cell>
          <table:table-cell office:value-type="float" office:value="120.39" calcext:value-type="float">
            <text:p>120.39</text:p>
          </table:table-cell>
        </table:table-row>
        <table:table-row table:style-name="ro1">
          <table:table-cell office:value-type="float" office:value="2415405" calcext:value-type="float">
            <text:p>2415405</text:p>
          </table:table-cell>
          <table:table-cell table:formula="of:=[.A153]/1000/(60*60*24)" office:value-type="time" office:time-value="PT00H40M15.405S" calcext:value-type="time">
            <text:p>00:40:15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90.26" calcext:value-type="float">
            <text:p>90.26</text:p>
          </table:table-cell>
          <table:table-cell office:value-type="float" office:value="121.14" calcext:value-type="float">
            <text:p>121.14</text:p>
          </table:table-cell>
        </table:table-row>
        <table:table-row table:style-name="ro1">
          <table:table-cell office:value-type="float" office:value="2431405" calcext:value-type="float">
            <text:p>2431405</text:p>
          </table:table-cell>
          <table:table-cell table:formula="of:=[.A154]/1000/(60*60*24)" office:value-type="time" office:time-value="PT00H40M31.405S" calcext:value-type="time">
            <text:p>00:40:31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18" calcext:value-type="float">
            <text:p>167.18</text:p>
          </table:table-cell>
          <table:table-cell office:value-type="float" office:value="90.83" calcext:value-type="float">
            <text:p>90.83</text:p>
          </table:table-cell>
          <table:table-cell office:value-type="float" office:value="121.88" calcext:value-type="float">
            <text:p>121.88</text:p>
          </table:table-cell>
        </table:table-row>
        <table:table-row table:style-name="ro1">
          <table:table-cell office:value-type="float" office:value="2447405" calcext:value-type="float">
            <text:p>2447405</text:p>
          </table:table-cell>
          <table:table-cell table:formula="of:=[.A155]/1000/(60*60*24)" office:value-type="time" office:time-value="PT00H40M47.405S" calcext:value-type="time">
            <text:p>00:40:47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91.41" calcext:value-type="float">
            <text:p>91.41</text:p>
          </table:table-cell>
          <table:table-cell office:value-type="float" office:value="122.62" calcext:value-type="float">
            <text:p>122.62</text:p>
          </table:table-cell>
        </table:table-row>
        <table:table-row table:style-name="ro1">
          <table:table-cell office:value-type="float" office:value="2463404" calcext:value-type="float">
            <text:p>2463404</text:p>
          </table:table-cell>
          <table:table-cell table:formula="of:=[.A156]/1000/(60*60*24)" office:value-type="time" office:time-value="PT00H41M03.404S" calcext:value-type="time">
            <text:p>00:41:03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91.99" calcext:value-type="float">
            <text:p>91.99</text:p>
          </table:table-cell>
          <table:table-cell office:value-type="float" office:value="123.37" calcext:value-type="float">
            <text:p>123.37</text:p>
          </table:table-cell>
        </table:table-row>
        <table:table-row table:style-name="ro1">
          <table:table-cell office:value-type="float" office:value="2479405" calcext:value-type="float">
            <text:p>2479405</text:p>
          </table:table-cell>
          <table:table-cell table:formula="of:=[.A157]/1000/(60*60*24)" office:value-type="time" office:time-value="PT00H41M19.405S" calcext:value-type="time">
            <text:p>00:41:19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92.56" calcext:value-type="float">
            <text:p>92.56</text:p>
          </table:table-cell>
          <table:table-cell office:value-type="float" office:value="124.11" calcext:value-type="float">
            <text:p>124.11</text:p>
          </table:table-cell>
        </table:table-row>
        <table:table-row table:style-name="ro1">
          <table:table-cell office:value-type="float" office:value="2495405" calcext:value-type="float">
            <text:p>2495405</text:p>
          </table:table-cell>
          <table:table-cell table:formula="of:=[.A158]/1000/(60*60*24)" office:value-type="time" office:time-value="PT00H41M35.405S" calcext:value-type="time">
            <text:p>00:41:35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93.14" calcext:value-type="float">
            <text:p>93.14</text:p>
          </table:table-cell>
          <table:table-cell office:value-type="float" office:value="124.85" calcext:value-type="float">
            <text:p>124.85</text:p>
          </table:table-cell>
        </table:table-row>
        <table:table-row table:style-name="ro1">
          <table:table-cell office:value-type="float" office:value="2511405" calcext:value-type="float">
            <text:p>2511405</text:p>
          </table:table-cell>
          <table:table-cell table:formula="of:=[.A159]/1000/(60*60*24)" office:value-type="time" office:time-value="PT00H41M51.405S" calcext:value-type="time">
            <text:p>00:41:51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93.71" calcext:value-type="float">
            <text:p>93.71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float" office:value="2527405" calcext:value-type="float">
            <text:p>2527405</text:p>
          </table:table-cell>
          <table:table-cell table:formula="of:=[.A160]/1000/(60*60*24)" office:value-type="time" office:time-value="PT00H42M07.405S" calcext:value-type="time">
            <text:p>00:42:07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7.31" calcext:value-type="float">
            <text:p>167.31</text:p>
          </table:table-cell>
          <table:table-cell office:value-type="float" office:value="94.29" calcext:value-type="float">
            <text:p>94.29</text:p>
          </table:table-cell>
          <table:table-cell office:value-type="float" office:value="126.34" calcext:value-type="float">
            <text:p>126.34</text:p>
          </table:table-cell>
        </table:table-row>
        <table:table-row table:style-name="ro1">
          <table:table-cell office:value-type="float" office:value="2543405" calcext:value-type="float">
            <text:p>2543405</text:p>
          </table:table-cell>
          <table:table-cell table:formula="of:=[.A161]/1000/(60*60*24)" office:value-type="time" office:time-value="PT00H42M23.405S" calcext:value-type="time">
            <text:p>00:42:23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4.86" calcext:value-type="float">
            <text:p>94.86</text:p>
          </table:table-cell>
          <table:table-cell office:value-type="float" office:value="127.08" calcext:value-type="float">
            <text:p>127.08</text:p>
          </table:table-cell>
        </table:table-row>
        <table:table-row table:style-name="ro1">
          <table:table-cell office:value-type="float" office:value="2559405" calcext:value-type="float">
            <text:p>2559405</text:p>
          </table:table-cell>
          <table:table-cell table:formula="of:=[.A162]/1000/(60*60*24)" office:value-type="time" office:time-value="PT00H42M39.405S" calcext:value-type="time">
            <text:p>00:42:39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5.44" calcext:value-type="float">
            <text:p>95.44</text:p>
          </table:table-cell>
          <table:table-cell office:value-type="float" office:value="127.82" calcext:value-type="float">
            <text:p>127.82</text:p>
          </table:table-cell>
        </table:table-row>
        <table:table-row table:style-name="ro1">
          <table:table-cell office:value-type="float" office:value="2575405" calcext:value-type="float">
            <text:p>2575405</text:p>
          </table:table-cell>
          <table:table-cell table:formula="of:=[.A163]/1000/(60*60*24)" office:value-type="time" office:time-value="PT00H42M55.405S" calcext:value-type="time">
            <text:p>00:42:55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6.01" calcext:value-type="float">
            <text:p>96.01</text:p>
          </table:table-cell>
          <table:table-cell office:value-type="float" office:value="128.56" calcext:value-type="float">
            <text:p>128.56</text:p>
          </table:table-cell>
        </table:table-row>
        <table:table-row table:style-name="ro1">
          <table:table-cell office:value-type="float" office:value="2591405" calcext:value-type="float">
            <text:p>2591405</text:p>
          </table:table-cell>
          <table:table-cell table:formula="of:=[.A164]/1000/(60*60*24)" office:value-type="time" office:time-value="PT00H43M11.405S" calcext:value-type="time">
            <text:p>00:43:11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96.59" calcext:value-type="float">
            <text:p>96.59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float" office:value="2607405" calcext:value-type="float">
            <text:p>2607405</text:p>
          </table:table-cell>
          <table:table-cell table:formula="of:=[.A165]/1000/(60*60*24)" office:value-type="time" office:time-value="PT00H43M27.405S" calcext:value-type="time">
            <text:p>00:43:27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97.16" calcext:value-type="float">
            <text:p>97.16</text:p>
          </table:table-cell>
          <table:table-cell office:value-type="float" office:value="130.04" calcext:value-type="float">
            <text:p>130.04</text:p>
          </table:table-cell>
        </table:table-row>
        <table:table-row table:style-name="ro1">
          <table:table-cell office:value-type="float" office:value="2623405" calcext:value-type="float">
            <text:p>2623405</text:p>
          </table:table-cell>
          <table:table-cell table:formula="of:=[.A166]/1000/(60*60*24)" office:value-type="time" office:time-value="PT00H43M43.405S" calcext:value-type="time">
            <text:p>00:43:43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97.74" calcext:value-type="float">
            <text:p>97.74</text:p>
          </table:table-cell>
          <table:table-cell office:value-type="float" office:value="130.78" calcext:value-type="float">
            <text:p>130.78</text:p>
          </table:table-cell>
        </table:table-row>
        <table:table-row table:style-name="ro1">
          <table:table-cell office:value-type="float" office:value="2639404" calcext:value-type="float">
            <text:p>2639404</text:p>
          </table:table-cell>
          <table:table-cell table:formula="of:=[.A167]/1000/(60*60*24)" office:value-type="time" office:time-value="PT00H43M59.404S" calcext:value-type="time">
            <text:p>00:43:59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98.31" calcext:value-type="float">
            <text:p>98.31</text:p>
          </table:table-cell>
          <table:table-cell office:value-type="float" office:value="131.52" calcext:value-type="float">
            <text:p>131.52</text:p>
          </table:table-cell>
        </table:table-row>
        <table:table-row table:style-name="ro1">
          <table:table-cell office:value-type="float" office:value="2655405" calcext:value-type="float">
            <text:p>2655405</text:p>
          </table:table-cell>
          <table:table-cell table:formula="of:=[.A168]/1000/(60*60*24)" office:value-type="time" office:time-value="PT00H44M15.405S" calcext:value-type="time">
            <text:p>00:44:15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98.89" calcext:value-type="float">
            <text:p>98.89</text:p>
          </table:table-cell>
          <table:table-cell office:value-type="float" office:value="132.26" calcext:value-type="float">
            <text:p>132.26</text:p>
          </table:table-cell>
        </table:table-row>
        <table:table-row table:style-name="ro1">
          <table:table-cell office:value-type="float" office:value="2671405" calcext:value-type="float">
            <text:p>2671405</text:p>
          </table:table-cell>
          <table:table-cell table:formula="of:=[.A169]/1000/(60*60*24)" office:value-type="time" office:time-value="PT00H44M31.405S" calcext:value-type="time">
            <text:p>00:44:31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99.46" calcext:value-type="float">
            <text:p>99.46</text:p>
          </table:table-cell>
          <table:table-cell office:value-type="float" office:value="132.99" calcext:value-type="float">
            <text:p>132.99</text:p>
          </table:table-cell>
        </table:table-row>
        <table:table-row table:style-name="ro1">
          <table:table-cell office:value-type="float" office:value="2687405" calcext:value-type="float">
            <text:p>2687405</text:p>
          </table:table-cell>
          <table:table-cell table:formula="of:=[.A170]/1000/(60*60*24)" office:value-type="time" office:time-value="PT00H44M47.405S" calcext:value-type="time">
            <text:p>00:44:47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0.03" calcext:value-type="float">
            <text:p>100.03</text:p>
          </table:table-cell>
          <table:table-cell office:value-type="float" office:value="133.73" calcext:value-type="float">
            <text:p>133.73</text:p>
          </table:table-cell>
        </table:table-row>
        <table:table-row table:style-name="ro1">
          <table:table-cell office:value-type="float" office:value="2703405" calcext:value-type="float">
            <text:p>2703405</text:p>
          </table:table-cell>
          <table:table-cell table:formula="of:=[.A171]/1000/(60*60*24)" office:value-type="time" office:time-value="PT00H45M03.405S" calcext:value-type="time">
            <text:p>00:45:03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00.61" calcext:value-type="float">
            <text:p>100.61</text:p>
          </table:table-cell>
          <table:table-cell office:value-type="float" office:value="134.47" calcext:value-type="float">
            <text:p>134.47</text:p>
          </table:table-cell>
        </table:table-row>
        <table:table-row table:style-name="ro1">
          <table:table-cell office:value-type="float" office:value="2719405" calcext:value-type="float">
            <text:p>2719405</text:p>
          </table:table-cell>
          <table:table-cell table:formula="of:=[.A172]/1000/(60*60*24)" office:value-type="time" office:time-value="PT00H45M19.405S" calcext:value-type="time">
            <text:p>00:45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1.18" calcext:value-type="float">
            <text:p>101.18</text:p>
          </table:table-cell>
          <table:table-cell office:value-type="float" office:value="135.21" calcext:value-type="float">
            <text:p>135.21</text:p>
          </table:table-cell>
        </table:table-row>
        <table:table-row table:style-name="ro1">
          <table:table-cell office:value-type="float" office:value="2735405" calcext:value-type="float">
            <text:p>2735405</text:p>
          </table:table-cell>
          <table:table-cell table:formula="of:=[.A173]/1000/(60*60*24)" office:value-type="time" office:time-value="PT00H45M35.405S" calcext:value-type="time">
            <text:p>00:45:35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5.94" calcext:value-type="float">
            <text:p>135.94</text:p>
          </table:table-cell>
        </table:table-row>
        <table:table-row table:style-name="ro1">
          <table:table-cell office:value-type="float" office:value="2751405" calcext:value-type="float">
            <text:p>2751405</text:p>
          </table:table-cell>
          <table:table-cell table:formula="of:=[.A174]/1000/(60*60*24)" office:value-type="time" office:time-value="PT00H45M51.405S" calcext:value-type="time">
            <text:p>00:45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02.33" calcext:value-type="float">
            <text:p>102.33</text:p>
          </table:table-cell>
          <table:table-cell office:value-type="float" office:value="136.68" calcext:value-type="float">
            <text:p>136.68</text:p>
          </table:table-cell>
        </table:table-row>
        <table:table-row table:style-name="ro1">
          <table:table-cell office:value-type="float" office:value="2767405" calcext:value-type="float">
            <text:p>2767405</text:p>
          </table:table-cell>
          <table:table-cell table:formula="of:=[.A175]/1000/(60*60*24)" office:value-type="time" office:time-value="PT00H46M07.405S" calcext:value-type="time">
            <text:p>00:46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2.9" calcext:value-type="float">
            <text:p>102.9</text:p>
          </table:table-cell>
          <table:table-cell office:value-type="float" office:value="137.41" calcext:value-type="float">
            <text:p>137.41</text:p>
          </table:table-cell>
        </table:table-row>
        <table:table-row table:style-name="ro1">
          <table:table-cell office:value-type="float" office:value="2783405" calcext:value-type="float">
            <text:p>2783405</text:p>
          </table:table-cell>
          <table:table-cell table:formula="of:=[.A176]/1000/(60*60*24)" office:value-type="time" office:time-value="PT00H46M23.405S" calcext:value-type="time">
            <text:p>00:46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11" calcext:value-type="float">
            <text:p>165.11</text:p>
          </table:table-cell>
          <table:table-cell office:value-type="float" office:value="103.47" calcext:value-type="float">
            <text:p>103.47</text:p>
          </table:table-cell>
          <table:table-cell office:value-type="float" office:value="138.15" calcext:value-type="float">
            <text:p>138.15</text:p>
          </table:table-cell>
        </table:table-row>
        <table:table-row table:style-name="ro1">
          <table:table-cell office:value-type="float" office:value="2799405" calcext:value-type="float">
            <text:p>2799405</text:p>
          </table:table-cell>
          <table:table-cell table:formula="of:=[.A177]/1000/(60*60*24)" office:value-type="time" office:time-value="PT00H46M39.405S" calcext:value-type="time">
            <text:p>00:46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04.04" calcext:value-type="float">
            <text:p>104.04</text:p>
          </table:table-cell>
          <table:table-cell office:value-type="float" office:value="138.88" calcext:value-type="float">
            <text:p>138.88</text:p>
          </table:table-cell>
        </table:table-row>
        <table:table-row table:style-name="ro1">
          <table:table-cell office:value-type="float" office:value="2815405" calcext:value-type="float">
            <text:p>2815405</text:p>
          </table:table-cell>
          <table:table-cell table:formula="of:=[.A178]/1000/(60*60*24)" office:value-type="time" office:time-value="PT00H46M55.405S" calcext:value-type="time">
            <text:p>00:46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4.62" calcext:value-type="float">
            <text:p>104.62</text:p>
          </table:table-cell>
          <table:table-cell office:value-type="float" office:value="139.62" calcext:value-type="float">
            <text:p>139.62</text:p>
          </table:table-cell>
        </table:table-row>
        <table:table-row table:style-name="ro1">
          <table:table-cell office:value-type="float" office:value="2831405" calcext:value-type="float">
            <text:p>2831405</text:p>
          </table:table-cell>
          <table:table-cell table:formula="of:=[.A179]/1000/(60*60*24)" office:value-type="time" office:time-value="PT00H47M11.405S" calcext:value-type="time">
            <text:p>00:47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5.19" calcext:value-type="float">
            <text:p>105.19</text:p>
          </table:table-cell>
          <table:table-cell office:value-type="float" office:value="140.35" calcext:value-type="float">
            <text:p>140.35</text:p>
          </table:table-cell>
        </table:table-row>
        <table:table-row table:style-name="ro1">
          <table:table-cell office:value-type="float" office:value="2847405" calcext:value-type="float">
            <text:p>2847405</text:p>
          </table:table-cell>
          <table:table-cell table:formula="of:=[.A180]/1000/(60*60*24)" office:value-type="time" office:time-value="PT00H47M27.405S" calcext:value-type="time">
            <text:p>00:47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5.76" calcext:value-type="float">
            <text:p>105.76</text:p>
          </table:table-cell>
          <table:table-cell office:value-type="float" office:value="141.08" calcext:value-type="float">
            <text:p>141.08</text:p>
          </table:table-cell>
        </table:table-row>
        <table:table-row table:style-name="ro1">
          <table:table-cell office:value-type="float" office:value="2863405" calcext:value-type="float">
            <text:p>2863405</text:p>
          </table:table-cell>
          <table:table-cell table:formula="of:=[.A181]/1000/(60*60*24)" office:value-type="time" office:time-value="PT00H47M43.405S" calcext:value-type="time">
            <text:p>00:47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6.33" calcext:value-type="float">
            <text:p>106.33</text:p>
          </table:table-cell>
          <table:table-cell office:value-type="float" office:value="141.82" calcext:value-type="float">
            <text:p>141.82</text:p>
          </table:table-cell>
        </table:table-row>
        <table:table-row table:style-name="ro1">
          <table:table-cell office:value-type="float" office:value="2879404" calcext:value-type="float">
            <text:p>2879404</text:p>
          </table:table-cell>
          <table:table-cell table:formula="of:=[.A182]/1000/(60*60*24)" office:value-type="time" office:time-value="PT00H47M59.404S" calcext:value-type="time">
            <text:p>00:47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6.9" calcext:value-type="float">
            <text:p>106.9</text:p>
          </table:table-cell>
          <table:table-cell office:value-type="float" office:value="142.55" calcext:value-type="float">
            <text:p>142.55</text:p>
          </table:table-cell>
        </table:table-row>
        <table:table-row table:style-name="ro1">
          <table:table-cell office:value-type="float" office:value="2895405" calcext:value-type="float">
            <text:p>2895405</text:p>
          </table:table-cell>
          <table:table-cell table:formula="of:=[.A183]/1000/(60*60*24)" office:value-type="time" office:time-value="PT00H48M15.405S" calcext:value-type="time">
            <text:p>00:48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07.48" calcext:value-type="float">
            <text:p>107.48</text:p>
          </table:table-cell>
          <table:table-cell office:value-type="float" office:value="143.28" calcext:value-type="float">
            <text:p>143.28</text:p>
          </table:table-cell>
        </table:table-row>
        <table:table-row table:style-name="ro1">
          <table:table-cell office:value-type="float" office:value="2911405" calcext:value-type="float">
            <text:p>2911405</text:p>
          </table:table-cell>
          <table:table-cell table:formula="of:=[.A184]/1000/(60*60*24)" office:value-type="time" office:time-value="PT00H48M31.405S" calcext:value-type="time">
            <text:p>00:48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08.05" calcext:value-type="float">
            <text:p>108.05</text:p>
          </table:table-cell>
          <table:table-cell office:value-type="float" office:value="144.01" calcext:value-type="float">
            <text:p>144.01</text:p>
          </table:table-cell>
        </table:table-row>
        <table:table-row table:style-name="ro1">
          <table:table-cell office:value-type="float" office:value="2927405" calcext:value-type="float">
            <text:p>2927405</text:p>
          </table:table-cell>
          <table:table-cell table:formula="of:=[.A185]/1000/(60*60*24)" office:value-type="time" office:time-value="PT00H48M47.405S" calcext:value-type="time">
            <text:p>00:48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08.62" calcext:value-type="float">
            <text:p>108.62</text:p>
          </table:table-cell>
          <table:table-cell office:value-type="float" office:value="144.74" calcext:value-type="float">
            <text:p>144.74</text:p>
          </table:table-cell>
        </table:table-row>
        <table:table-row table:style-name="ro1">
          <table:table-cell office:value-type="float" office:value="2943405" calcext:value-type="float">
            <text:p>2943405</text:p>
          </table:table-cell>
          <table:table-cell table:formula="of:=[.A186]/1000/(60*60*24)" office:value-type="time" office:time-value="PT00H49M03.405S" calcext:value-type="time">
            <text:p>00:49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08" calcext:value-type="float">
            <text:p>164.08</text:p>
          </table:table-cell>
          <table:table-cell office:value-type="float" office:value="109.19" calcext:value-type="float">
            <text:p>109.19</text:p>
          </table:table-cell>
          <table:table-cell office:value-type="float" office:value="145.48" calcext:value-type="float">
            <text:p>145.48</text:p>
          </table:table-cell>
        </table:table-row>
        <table:table-row table:style-name="ro1">
          <table:table-cell office:value-type="float" office:value="2959405" calcext:value-type="float">
            <text:p>2959405</text:p>
          </table:table-cell>
          <table:table-cell table:formula="of:=[.A187]/1000/(60*60*24)" office:value-type="time" office:time-value="PT00H49M19.405S" calcext:value-type="time">
            <text:p>00:49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09.76" calcext:value-type="float">
            <text:p>109.76</text:p>
          </table:table-cell>
          <table:table-cell office:value-type="float" office:value="146.21" calcext:value-type="float">
            <text:p>146.21</text:p>
          </table:table-cell>
        </table:table-row>
        <table:table-row table:style-name="ro1">
          <table:table-cell office:value-type="float" office:value="2975405" calcext:value-type="float">
            <text:p>2975405</text:p>
          </table:table-cell>
          <table:table-cell table:formula="of:=[.A188]/1000/(60*60*24)" office:value-type="time" office:time-value="PT00H49M35.405S" calcext:value-type="time">
            <text:p>00:49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0.33" calcext:value-type="float">
            <text:p>110.33</text:p>
          </table:table-cell>
          <table:table-cell office:value-type="float" office:value="146.94" calcext:value-type="float">
            <text:p>146.94</text:p>
          </table:table-cell>
        </table:table-row>
        <table:table-row table:style-name="ro1">
          <table:table-cell office:value-type="float" office:value="2991405" calcext:value-type="float">
            <text:p>2991405</text:p>
          </table:table-cell>
          <table:table-cell table:formula="of:=[.A189]/1000/(60*60*24)" office:value-type="time" office:time-value="PT00H49M51.405S" calcext:value-type="time">
            <text:p>00:49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0.9" calcext:value-type="float">
            <text:p>110.9</text:p>
          </table:table-cell>
          <table:table-cell office:value-type="float" office:value="147.67" calcext:value-type="float">
            <text:p>147.67</text:p>
          </table:table-cell>
        </table:table-row>
        <table:table-row table:style-name="ro1">
          <table:table-cell office:value-type="float" office:value="3007404" calcext:value-type="float">
            <text:p>3007404</text:p>
          </table:table-cell>
          <table:table-cell table:formula="of:=[.A190]/1000/(60*60*24)" office:value-type="time" office:time-value="PT00H50M07.404S" calcext:value-type="time">
            <text:p>00:50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111.47" calcext:value-type="float">
            <text:p>111.4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float" office:value="3023405" calcext:value-type="float">
            <text:p>3023405</text:p>
          </table:table-cell>
          <table:table-cell table:formula="of:=[.A191]/1000/(60*60*24)" office:value-type="time" office:time-value="PT00H50M23.405S" calcext:value-type="time">
            <text:p>00:50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2.05" calcext:value-type="float">
            <text:p>112.05</text:p>
          </table:table-cell>
          <table:table-cell office:value-type="float" office:value="149.12" calcext:value-type="float">
            <text:p>149.12</text:p>
          </table:table-cell>
        </table:table-row>
        <table:table-row table:style-name="ro1">
          <table:table-cell office:value-type="float" office:value="3039405" calcext:value-type="float">
            <text:p>3039405</text:p>
          </table:table-cell>
          <table:table-cell table:formula="of:=[.A192]/1000/(60*60*24)" office:value-type="time" office:time-value="PT00H50M39.405S" calcext:value-type="time">
            <text:p>00:50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2.62" calcext:value-type="float">
            <text:p>112.62</text:p>
          </table:table-cell>
          <table:table-cell office:value-type="float" office:value="149.85" calcext:value-type="float">
            <text:p>149.85</text:p>
          </table:table-cell>
        </table:table-row>
        <table:table-row table:style-name="ro1">
          <table:table-cell office:value-type="float" office:value="3055405" calcext:value-type="float">
            <text:p>3055405</text:p>
          </table:table-cell>
          <table:table-cell table:formula="of:=[.A193]/1000/(60*60*24)" office:value-type="time" office:time-value="PT00H50M55.405S" calcext:value-type="time">
            <text:p>00:50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3.19" calcext:value-type="float">
            <text:p>113.19</text:p>
          </table:table-cell>
          <table:table-cell office:value-type="float" office:value="150.58" calcext:value-type="float">
            <text:p>150.58</text:p>
          </table:table-cell>
        </table:table-row>
        <table:table-row table:style-name="ro1">
          <table:table-cell office:value-type="float" office:value="3071405" calcext:value-type="float">
            <text:p>3071405</text:p>
          </table:table-cell>
          <table:table-cell table:formula="of:=[.A194]/1000/(60*60*24)" office:value-type="time" office:time-value="PT00H51M11.405S" calcext:value-type="time">
            <text:p>00:51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3.76" calcext:value-type="float">
            <text:p>113.76</text:p>
          </table:table-cell>
          <table:table-cell office:value-type="float" office:value="151.31" calcext:value-type="float">
            <text:p>151.31</text:p>
          </table:table-cell>
        </table:table-row>
        <table:table-row table:style-name="ro1">
          <table:table-cell office:value-type="float" office:value="3087405" calcext:value-type="float">
            <text:p>3087405</text:p>
          </table:table-cell>
          <table:table-cell table:formula="of:=[.A195]/1000/(60*60*24)" office:value-type="time" office:time-value="PT00H51M27.405S" calcext:value-type="time">
            <text:p>00:51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4.33" calcext:value-type="float">
            <text:p>114.33</text:p>
          </table:table-cell>
          <table:table-cell office:value-type="float" office:value="152.04" calcext:value-type="float">
            <text:p>152.04</text:p>
          </table:table-cell>
        </table:table-row>
        <table:table-row table:style-name="ro1">
          <table:table-cell office:value-type="float" office:value="3103405" calcext:value-type="float">
            <text:p>3103405</text:p>
          </table:table-cell>
          <table:table-cell table:formula="of:=[.A196]/1000/(60*60*24)" office:value-type="time" office:time-value="PT00H51M43.405S" calcext:value-type="time">
            <text:p>00:51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4.9" calcext:value-type="float">
            <text:p>114.9</text:p>
          </table:table-cell>
          <table:table-cell office:value-type="float" office:value="152.76" calcext:value-type="float">
            <text:p>152.76</text:p>
          </table:table-cell>
        </table:table-row>
        <table:table-row table:style-name="ro1">
          <table:table-cell office:value-type="float" office:value="3119405" calcext:value-type="float">
            <text:p>3119405</text:p>
          </table:table-cell>
          <table:table-cell table:formula="of:=[.A197]/1000/(60*60*24)" office:value-type="time" office:time-value="PT00H51M59.405S" calcext:value-type="time">
            <text:p>00:51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5.47" calcext:value-type="float">
            <text:p>115.47</text:p>
          </table:table-cell>
          <table:table-cell office:value-type="float" office:value="153.49" calcext:value-type="float">
            <text:p>153.49</text:p>
          </table:table-cell>
        </table:table-row>
        <table:table-row table:style-name="ro1">
          <table:table-cell office:value-type="float" office:value="3135405" calcext:value-type="float">
            <text:p>3135405</text:p>
          </table:table-cell>
          <table:table-cell table:formula="of:=[.A198]/1000/(60*60*24)" office:value-type="time" office:time-value="PT00H52M15.405S" calcext:value-type="time">
            <text:p>00:52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6.03" calcext:value-type="float">
            <text:p>116.03</text:p>
          </table:table-cell>
          <table:table-cell office:value-type="float" office:value="154.22" calcext:value-type="float">
            <text:p>154.22</text:p>
          </table:table-cell>
        </table:table-row>
        <table:table-row table:style-name="ro1">
          <table:table-cell office:value-type="float" office:value="3151405" calcext:value-type="float">
            <text:p>3151405</text:p>
          </table:table-cell>
          <table:table-cell table:formula="of:=[.A199]/1000/(60*60*24)" office:value-type="time" office:time-value="PT00H52M31.405S" calcext:value-type="time">
            <text:p>00:52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6.6" calcext:value-type="float">
            <text:p>116.6</text:p>
          </table:table-cell>
          <table:table-cell office:value-type="float" office:value="154.95" calcext:value-type="float">
            <text:p>154.95</text:p>
          </table:table-cell>
        </table:table-row>
        <table:table-row table:style-name="ro1">
          <table:table-cell office:value-type="float" office:value="3167405" calcext:value-type="float">
            <text:p>3167405</text:p>
          </table:table-cell>
          <table:table-cell table:formula="of:=[.A200]/1000/(60*60*24)" office:value-type="time" office:time-value="PT00H52M47.405S" calcext:value-type="time">
            <text:p>00:52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7.17" calcext:value-type="float">
            <text:p>117.17</text:p>
          </table:table-cell>
          <table:table-cell office:value-type="float" office:value="155.67" calcext:value-type="float">
            <text:p>155.67</text:p>
          </table:table-cell>
        </table:table-row>
        <table:table-row table:style-name="ro1">
          <table:table-cell office:value-type="float" office:value="3183405" calcext:value-type="float">
            <text:p>3183405</text:p>
          </table:table-cell>
          <table:table-cell table:formula="of:=[.A201]/1000/(60*60*24)" office:value-type="time" office:time-value="PT00H53M03.405S" calcext:value-type="time">
            <text:p>00:53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17.74" calcext:value-type="float">
            <text:p>117.74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3199405" calcext:value-type="float">
            <text:p>3199405</text:p>
          </table:table-cell>
          <table:table-cell table:formula="of:=[.A202]/1000/(60*60*24)" office:value-type="time" office:time-value="PT00H53M19.405S" calcext:value-type="time">
            <text:p>00:53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18.31" calcext:value-type="float">
            <text:p>118.31</text:p>
          </table:table-cell>
          <table:table-cell office:value-type="float" office:value="157.12" calcext:value-type="float">
            <text:p>157.12</text:p>
          </table:table-cell>
        </table:table-row>
        <table:table-row table:style-name="ro1">
          <table:table-cell office:value-type="float" office:value="3215405" calcext:value-type="float">
            <text:p>3215405</text:p>
          </table:table-cell>
          <table:table-cell table:formula="of:=[.A203]/1000/(60*60*24)" office:value-type="time" office:time-value="PT00H53M35.405S" calcext:value-type="time">
            <text:p>00:53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18.88" calcext:value-type="float">
            <text:p>118.88</text:p>
          </table:table-cell>
          <table:table-cell office:value-type="float" office:value="157.85" calcext:value-type="float">
            <text:p>157.85</text:p>
          </table:table-cell>
        </table:table-row>
        <table:table-row table:style-name="ro1">
          <table:table-cell office:value-type="float" office:value="3231405" calcext:value-type="float">
            <text:p>3231405</text:p>
          </table:table-cell>
          <table:table-cell table:formula="of:=[.A204]/1000/(60*60*24)" office:value-type="time" office:time-value="PT00H53M51.405S" calcext:value-type="time">
            <text:p>00:53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19.45" calcext:value-type="float">
            <text:p>119.45</text:p>
          </table:table-cell>
          <table:table-cell office:value-type="float" office:value="158.58" calcext:value-type="float">
            <text:p>158.58</text:p>
          </table:table-cell>
        </table:table-row>
        <table:table-row table:style-name="ro1">
          <table:table-cell office:value-type="float" office:value="3247405" calcext:value-type="float">
            <text:p>3247405</text:p>
          </table:table-cell>
          <table:table-cell table:formula="of:=[.A205]/1000/(60*60*24)" office:value-type="time" office:time-value="PT00H54M07.405S" calcext:value-type="time">
            <text:p>00:54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0.02" calcext:value-type="float">
            <text:p>120.02</text:p>
          </table:table-cell>
          <table:table-cell office:value-type="float" office:value="159.3" calcext:value-type="float">
            <text:p>159.3</text:p>
          </table:table-cell>
        </table:table-row>
        <table:table-row table:style-name="ro1">
          <table:table-cell office:value-type="float" office:value="3263405" calcext:value-type="float">
            <text:p>3263405</text:p>
          </table:table-cell>
          <table:table-cell table:formula="of:=[.A206]/1000/(60*60*24)" office:value-type="time" office:time-value="PT00H54M23.405S" calcext:value-type="time">
            <text:p>00:54:23</text:p>
          </table:table-cell>
          <table:table-cell office:value-type="float" office:value="1.28" calcext:value-type="float">
            <text:p>1.28</text:p>
          </table:table-cell>
          <table:table-cell office:value-type="float" office:value="127.9" calcext:value-type="float">
            <text:p>127.9</text:p>
          </table:table-cell>
          <table:table-cell office:value-type="float" office:value="163.3" calcext:value-type="float">
            <text:p>163.3</text:p>
          </table:table-cell>
          <table:table-cell office:value-type="float" office:value="120.59" calcext:value-type="float">
            <text:p>120.59</text:p>
          </table:table-cell>
          <table:table-cell office:value-type="float" office:value="160.02" calcext:value-type="float">
            <text:p>160.02</text:p>
          </table:table-cell>
        </table:table-row>
        <table:table-row table:style-name="ro1">
          <table:table-cell office:value-type="float" office:value="3279405" calcext:value-type="float">
            <text:p>3279405</text:p>
          </table:table-cell>
          <table:table-cell table:formula="of:=[.A207]/1000/(60*60*24)" office:value-type="time" office:time-value="PT00H54M39.405S" calcext:value-type="time">
            <text:p>00:54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1.15" calcext:value-type="float">
            <text:p>121.15</text:p>
          </table:table-cell>
          <table:table-cell office:value-type="float" office:value="160.75" calcext:value-type="float">
            <text:p>160.75</text:p>
          </table:table-cell>
        </table:table-row>
        <table:table-row table:style-name="ro1">
          <table:table-cell office:value-type="float" office:value="3295404" calcext:value-type="float">
            <text:p>3295404</text:p>
          </table:table-cell>
          <table:table-cell table:formula="of:=[.A208]/1000/(60*60*24)" office:value-type="time" office:time-value="PT00H54M55.404S" calcext:value-type="time">
            <text:p>00:54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1.72" calcext:value-type="float">
            <text:p>121.72</text:p>
          </table:table-cell>
          <table:table-cell office:value-type="float" office:value="161.47" calcext:value-type="float">
            <text:p>161.47</text:p>
          </table:table-cell>
        </table:table-row>
        <table:table-row table:style-name="ro1">
          <table:table-cell office:value-type="float" office:value="3311405" calcext:value-type="float">
            <text:p>3311405</text:p>
          </table:table-cell>
          <table:table-cell table:formula="of:=[.A209]/1000/(60*60*24)" office:value-type="time" office:time-value="PT00H55M11.405S" calcext:value-type="time">
            <text:p>00:55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2.29" calcext:value-type="float">
            <text:p>122.29</text:p>
          </table:table-cell>
          <table:table-cell office:value-type="float" office:value="162.19" calcext:value-type="float">
            <text:p>162.19</text:p>
          </table:table-cell>
        </table:table-row>
        <table:table-row table:style-name="ro1">
          <table:table-cell office:value-type="float" office:value="3327405" calcext:value-type="float">
            <text:p>3327405</text:p>
          </table:table-cell>
          <table:table-cell table:formula="of:=[.A210]/1000/(60*60*24)" office:value-type="time" office:time-value="PT00H55M27.405S" calcext:value-type="time">
            <text:p>00:55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2.86" calcext:value-type="float">
            <text:p>122.86</text:p>
          </table:table-cell>
          <table:table-cell office:value-type="float" office:value="162.92" calcext:value-type="float">
            <text:p>162.92</text:p>
          </table:table-cell>
        </table:table-row>
        <table:table-row table:style-name="ro1">
          <table:table-cell office:value-type="float" office:value="3343405" calcext:value-type="float">
            <text:p>3343405</text:p>
          </table:table-cell>
          <table:table-cell table:formula="of:=[.A211]/1000/(60*60*24)" office:value-type="time" office:time-value="PT00H55M43.405S" calcext:value-type="time">
            <text:p>00:55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3.43" calcext:value-type="float">
            <text:p>123.43</text:p>
          </table:table-cell>
          <table:table-cell office:value-type="float" office:value="163.64" calcext:value-type="float">
            <text:p>163.64</text:p>
          </table:table-cell>
        </table:table-row>
        <table:table-row table:style-name="ro1">
          <table:table-cell office:value-type="float" office:value="3359405" calcext:value-type="float">
            <text:p>3359405</text:p>
          </table:table-cell>
          <table:table-cell table:formula="of:=[.A212]/1000/(60*60*24)" office:value-type="time" office:time-value="PT00H55M59.405S" calcext:value-type="time">
            <text:p>00:55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4" calcext:value-type="float">
            <text:p>124</text:p>
          </table:table-cell>
          <table:table-cell office:value-type="float" office:value="164.36" calcext:value-type="float">
            <text:p>164.36</text:p>
          </table:table-cell>
        </table:table-row>
        <table:table-row table:style-name="ro1">
          <table:table-cell office:value-type="float" office:value="3375405" calcext:value-type="float">
            <text:p>3375405</text:p>
          </table:table-cell>
          <table:table-cell table:formula="of:=[.A213]/1000/(60*60*24)" office:value-type="time" office:time-value="PT00H56M15.405S" calcext:value-type="time">
            <text:p>00:56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4.56" calcext:value-type="float">
            <text:p>124.56</text:p>
          </table:table-cell>
          <table:table-cell office:value-type="float" office:value="165.08" calcext:value-type="float">
            <text:p>165.08</text:p>
          </table:table-cell>
        </table:table-row>
        <table:table-row table:style-name="ro1">
          <table:table-cell office:value-type="float" office:value="3391405" calcext:value-type="float">
            <text:p>3391405</text:p>
          </table:table-cell>
          <table:table-cell table:formula="of:=[.A214]/1000/(60*60*24)" office:value-type="time" office:time-value="PT00H56M31.405S" calcext:value-type="time">
            <text:p>00:56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125.13" calcext:value-type="float">
            <text:p>125.13</text:p>
          </table:table-cell>
          <table:table-cell office:value-type="float" office:value="165.81" calcext:value-type="float">
            <text:p>165.81</text:p>
          </table:table-cell>
        </table:table-row>
        <table:table-row table:style-name="ro1">
          <table:table-cell office:value-type="float" office:value="3407405" calcext:value-type="float">
            <text:p>3407405</text:p>
          </table:table-cell>
          <table:table-cell table:formula="of:=[.A215]/1000/(60*60*24)" office:value-type="time" office:time-value="PT00H56M47.405S" calcext:value-type="time">
            <text:p>00:56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1" calcext:value-type="float">
            <text:p>162.41</text:p>
          </table:table-cell>
          <table:table-cell office:value-type="float" office:value="125.7" calcext:value-type="float">
            <text:p>125.7</text:p>
          </table:table-cell>
          <table:table-cell office:value-type="float" office:value="166.53" calcext:value-type="float">
            <text:p>166.53</text:p>
          </table:table-cell>
        </table:table-row>
        <table:table-row table:style-name="ro1">
          <table:table-cell office:value-type="float" office:value="3423405" calcext:value-type="float">
            <text:p>3423405</text:p>
          </table:table-cell>
          <table:table-cell table:formula="of:=[.A216]/1000/(60*60*24)" office:value-type="time" office:time-value="PT00H57M03.405S" calcext:value-type="time">
            <text:p>00:57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26.27" calcext:value-type="float">
            <text:p>126.27</text:p>
          </table:table-cell>
          <table:table-cell office:value-type="float" office:value="167.25" calcext:value-type="float">
            <text:p>167.25</text:p>
          </table:table-cell>
        </table:table-row>
        <table:table-row table:style-name="ro1">
          <table:table-cell office:value-type="float" office:value="3439405" calcext:value-type="float">
            <text:p>3439405</text:p>
          </table:table-cell>
          <table:table-cell table:formula="of:=[.A217]/1000/(60*60*24)" office:value-type="time" office:time-value="PT00H57M19.405S" calcext:value-type="time">
            <text:p>00:57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26.83" calcext:value-type="float">
            <text:p>126.83</text:p>
          </table:table-cell>
          <table:table-cell office:value-type="float" office:value="167.97" calcext:value-type="float">
            <text:p>167.97</text:p>
          </table:table-cell>
        </table:table-row>
        <table:table-row table:style-name="ro1">
          <table:table-cell office:value-type="float" office:value="3455405" calcext:value-type="float">
            <text:p>3455405</text:p>
          </table:table-cell>
          <table:table-cell table:formula="of:=[.A218]/1000/(60*60*24)" office:value-type="time" office:time-value="PT00H57M35.405S" calcext:value-type="time">
            <text:p>00:57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27.4" calcext:value-type="float">
            <text:p>127.4</text:p>
          </table:table-cell>
          <table:table-cell office:value-type="float" office:value="168.69" calcext:value-type="float">
            <text:p>168.69</text:p>
          </table:table-cell>
        </table:table-row>
        <table:table-row table:style-name="ro1">
          <table:table-cell office:value-type="float" office:value="3471405" calcext:value-type="float">
            <text:p>3471405</text:p>
          </table:table-cell>
          <table:table-cell table:formula="of:=[.A219]/1000/(60*60*24)" office:value-type="time" office:time-value="PT00H57M51.405S" calcext:value-type="time">
            <text:p>00:57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27.97" calcext:value-type="float">
            <text:p>127.97</text:p>
          </table:table-cell>
          <table:table-cell office:value-type="float" office:value="169.41" calcext:value-type="float">
            <text:p>169.41</text:p>
          </table:table-cell>
        </table:table-row>
        <table:table-row table:style-name="ro1">
          <table:table-cell office:value-type="float" office:value="3487405" calcext:value-type="float">
            <text:p>3487405</text:p>
          </table:table-cell>
          <table:table-cell table:formula="of:=[.A220]/1000/(60*60*24)" office:value-type="time" office:time-value="PT00H58M07.405S" calcext:value-type="time">
            <text:p>00:58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28.53" calcext:value-type="float">
            <text:p>128.53</text:p>
          </table:table-cell>
          <table:table-cell office:value-type="float" office:value="170.13" calcext:value-type="float">
            <text:p>170.13</text:p>
          </table:table-cell>
        </table:table-row>
        <table:table-row table:style-name="ro1">
          <table:table-cell office:value-type="float" office:value="3503405" calcext:value-type="float">
            <text:p>3503405</text:p>
          </table:table-cell>
          <table:table-cell table:formula="of:=[.A221]/1000/(60*60*24)" office:value-type="time" office:time-value="PT00H58M23.405S" calcext:value-type="time">
            <text:p>00:58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29.1" calcext:value-type="float">
            <text:p>129.1</text:p>
          </table:table-cell>
          <table:table-cell office:value-type="float" office:value="170.85" calcext:value-type="float">
            <text:p>170.85</text:p>
          </table:table-cell>
        </table:table-row>
        <table:table-row table:style-name="ro1">
          <table:table-cell office:value-type="float" office:value="3519405" calcext:value-type="float">
            <text:p>3519405</text:p>
          </table:table-cell>
          <table:table-cell table:formula="of:=[.A222]/1000/(60*60*24)" office:value-type="time" office:time-value="PT00H58M39.405S" calcext:value-type="time">
            <text:p>00:58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29.67" calcext:value-type="float">
            <text:p>129.67</text:p>
          </table:table-cell>
          <table:table-cell office:value-type="float" office:value="171.57" calcext:value-type="float">
            <text:p>171.57</text:p>
          </table:table-cell>
        </table:table-row>
        <table:table-row table:style-name="ro1">
          <table:table-cell office:value-type="float" office:value="3535405" calcext:value-type="float">
            <text:p>3535405</text:p>
          </table:table-cell>
          <table:table-cell table:formula="of:=[.A223]/1000/(60*60*24)" office:value-type="time" office:time-value="PT00H58M55.405S" calcext:value-type="time">
            <text:p>00:58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30.23" calcext:value-type="float">
            <text:p>130.23</text:p>
          </table:table-cell>
          <table:table-cell office:value-type="float" office:value="172.29" calcext:value-type="float">
            <text:p>172.29</text:p>
          </table:table-cell>
        </table:table-row>
        <table:table-row table:style-name="ro1">
          <table:table-cell office:value-type="float" office:value="3551405" calcext:value-type="float">
            <text:p>3551405</text:p>
          </table:table-cell>
          <table:table-cell table:formula="of:=[.A224]/1000/(60*60*24)" office:value-type="time" office:time-value="PT00H59M11.405S" calcext:value-type="time">
            <text:p>00:59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0.8" calcext:value-type="float">
            <text:p>130.8</text:p>
          </table:table-cell>
          <table:table-cell office:value-type="float" office:value="173.01" calcext:value-type="float">
            <text:p>173.01</text:p>
          </table:table-cell>
        </table:table-row>
        <table:table-row table:style-name="ro1">
          <table:table-cell office:value-type="float" office:value="3567405" calcext:value-type="float">
            <text:p>3567405</text:p>
          </table:table-cell>
          <table:table-cell table:formula="of:=[.A225]/1000/(60*60*24)" office:value-type="time" office:time-value="PT00H59M27.405S" calcext:value-type="time">
            <text:p>00:59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1.37" calcext:value-type="float">
            <text:p>131.37</text:p>
          </table:table-cell>
          <table:table-cell office:value-type="float" office:value="173.73" calcext:value-type="float">
            <text:p>173.73</text:p>
          </table:table-cell>
        </table:table-row>
        <table:table-row table:style-name="ro1">
          <table:table-cell office:value-type="float" office:value="3583405" calcext:value-type="float">
            <text:p>3583405</text:p>
          </table:table-cell>
          <table:table-cell table:formula="of:=[.A226]/1000/(60*60*24)" office:value-type="time" office:time-value="PT00H59M43.405S" calcext:value-type="time">
            <text:p>00:59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1.93" calcext:value-type="float">
            <text:p>131.93</text:p>
          </table:table-cell>
          <table:table-cell office:value-type="float" office:value="174.45" calcext:value-type="float">
            <text:p>174.45</text:p>
          </table:table-cell>
        </table:table-row>
        <table:table-row table:style-name="ro1">
          <table:table-cell office:value-type="float" office:value="3599405" calcext:value-type="float">
            <text:p>3599405</text:p>
          </table:table-cell>
          <table:table-cell table:formula="of:=[.A227]/1000/(60*60*24)" office:value-type="time" office:time-value="PT00H59M59.405S" calcext:value-type="time">
            <text:p>00:59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16" calcext:value-type="float">
            <text:p>175.16</text:p>
          </table:table-cell>
        </table:table-row>
        <table:table-row table:style-name="ro1">
          <table:table-cell office:value-type="float" office:value="3615405" calcext:value-type="float">
            <text:p>3615405</text:p>
          </table:table-cell>
          <table:table-cell table:formula="of:=[.A228]/1000/(60*60*24)" office:value-type="time" office:time-value="PT01H00M15.405S" calcext:value-type="time">
            <text:p>01:00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3.07" calcext:value-type="float">
            <text:p>133.07</text:p>
          </table:table-cell>
          <table:table-cell office:value-type="float" office:value="175.88" calcext:value-type="float">
            <text:p>175.88</text:p>
          </table:table-cell>
        </table:table-row>
        <table:table-row table:style-name="ro1">
          <table:table-cell office:value-type="float" office:value="3631405" calcext:value-type="float">
            <text:p>3631405</text:p>
          </table:table-cell>
          <table:table-cell table:formula="of:=[.A229]/1000/(60*60*24)" office:value-type="time" office:time-value="PT01H00M31.405S" calcext:value-type="time">
            <text:p>01:00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3.63" calcext:value-type="float">
            <text:p>133.63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3647405" calcext:value-type="float">
            <text:p>3647405</text:p>
          </table:table-cell>
          <table:table-cell table:formula="of:=[.A230]/1000/(60*60*24)" office:value-type="time" office:time-value="PT01H00M47.405S" calcext:value-type="time">
            <text:p>01:00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4.2" calcext:value-type="float">
            <text:p>134.2</text:p>
          </table:table-cell>
          <table:table-cell office:value-type="float" office:value="177.32" calcext:value-type="float">
            <text:p>177.32</text:p>
          </table:table-cell>
        </table:table-row>
        <table:table-row table:style-name="ro1">
          <table:table-cell office:value-type="float" office:value="3663405" calcext:value-type="float">
            <text:p>3663405</text:p>
          </table:table-cell>
          <table:table-cell table:formula="of:=[.A231]/1000/(60*60*24)" office:value-type="time" office:time-value="PT01H01M03.405S" calcext:value-type="time">
            <text:p>01:01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4.76" calcext:value-type="float">
            <text:p>134.76</text:p>
          </table:table-cell>
          <table:table-cell office:value-type="float" office:value="178.04" calcext:value-type="float">
            <text:p>178.04</text:p>
          </table:table-cell>
        </table:table-row>
        <table:table-row table:style-name="ro1">
          <table:table-cell office:value-type="float" office:value="3679405" calcext:value-type="float">
            <text:p>3679405</text:p>
          </table:table-cell>
          <table:table-cell table:formula="of:=[.A232]/1000/(60*60*24)" office:value-type="time" office:time-value="PT01H01M19.405S" calcext:value-type="time">
            <text:p>01:01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5.33" calcext:value-type="float">
            <text:p>135.33</text:p>
          </table:table-cell>
          <table:table-cell office:value-type="float" office:value="178.75" calcext:value-type="float">
            <text:p>178.75</text:p>
          </table:table-cell>
        </table:table-row>
        <table:table-row table:style-name="ro1">
          <table:table-cell office:value-type="float" office:value="3695405" calcext:value-type="float">
            <text:p>3695405</text:p>
          </table:table-cell>
          <table:table-cell table:formula="of:=[.A233]/1000/(60*60*24)" office:value-type="time" office:time-value="PT01H01M35.405S" calcext:value-type="time">
            <text:p>01:01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35.89" calcext:value-type="float">
            <text:p>135.89</text:p>
          </table:table-cell>
          <table:table-cell office:value-type="float" office:value="179.47" calcext:value-type="float">
            <text:p>179.47</text:p>
          </table:table-cell>
        </table:table-row>
        <table:table-row table:style-name="ro1">
          <table:table-cell office:value-type="float" office:value="3711405" calcext:value-type="float">
            <text:p>3711405</text:p>
          </table:table-cell>
          <table:table-cell table:formula="of:=[.A234]/1000/(60*60*24)" office:value-type="time" office:time-value="PT01H01M51.405S" calcext:value-type="time">
            <text:p>01:01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6.46" calcext:value-type="float">
            <text:p>136.46</text:p>
          </table:table-cell>
          <table:table-cell office:value-type="float" office:value="180.19" calcext:value-type="float">
            <text:p>180.19</text:p>
          </table:table-cell>
        </table:table-row>
        <table:table-row table:style-name="ro1">
          <table:table-cell office:value-type="float" office:value="3727405" calcext:value-type="float">
            <text:p>3727405</text:p>
          </table:table-cell>
          <table:table-cell table:formula="of:=[.A235]/1000/(60*60*24)" office:value-type="time" office:time-value="PT01H02M07.405S" calcext:value-type="time">
            <text:p>01:02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37.03" calcext:value-type="float">
            <text:p>137.03</text:p>
          </table:table-cell>
          <table:table-cell office:value-type="float" office:value="180.9" calcext:value-type="float">
            <text:p>180.9</text:p>
          </table:table-cell>
        </table:table-row>
        <table:table-row table:style-name="ro1">
          <table:table-cell office:value-type="float" office:value="3743405" calcext:value-type="float">
            <text:p>3743405</text:p>
          </table:table-cell>
          <table:table-cell table:formula="of:=[.A236]/1000/(60*60*24)" office:value-type="time" office:time-value="PT01H02M23.405S" calcext:value-type="time">
            <text:p>01:02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37.59" calcext:value-type="float">
            <text:p>137.59</text:p>
          </table:table-cell>
          <table:table-cell office:value-type="float" office:value="181.62" calcext:value-type="float">
            <text:p>181.62</text:p>
          </table:table-cell>
        </table:table-row>
        <table:table-row table:style-name="ro1">
          <table:table-cell office:value-type="float" office:value="3759405" calcext:value-type="float">
            <text:p>3759405</text:p>
          </table:table-cell>
          <table:table-cell table:formula="of:=[.A237]/1000/(60*60*24)" office:value-type="time" office:time-value="PT01H02M39.405S" calcext:value-type="time">
            <text:p>01:02:39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138.16" calcext:value-type="float">
            <text:p>138.16</text:p>
          </table:table-cell>
          <table:table-cell office:value-type="float" office:value="182.34" calcext:value-type="float">
            <text:p>182.34</text:p>
          </table:table-cell>
        </table:table-row>
        <table:table-row table:style-name="ro1">
          <table:table-cell office:value-type="float" office:value="3775405" calcext:value-type="float">
            <text:p>3775405</text:p>
          </table:table-cell>
          <table:table-cell table:formula="of:=[.A238]/1000/(60*60*24)" office:value-type="time" office:time-value="PT01H02M55.405S" calcext:value-type="time">
            <text:p>01:02:55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138.72" calcext:value-type="float">
            <text:p>138.72</text:p>
          </table:table-cell>
          <table:table-cell office:value-type="float" office:value="183.05" calcext:value-type="float">
            <text:p>183.05</text:p>
          </table:table-cell>
        </table:table-row>
        <table:table-row table:style-name="ro1">
          <table:table-cell office:value-type="float" office:value="3791405" calcext:value-type="float">
            <text:p>3791405</text:p>
          </table:table-cell>
          <table:table-cell table:formula="of:=[.A239]/1000/(60*60*24)" office:value-type="time" office:time-value="PT01H03M11.405S" calcext:value-type="time">
            <text:p>01:03:11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39.29" calcext:value-type="float">
            <text:p>139.29</text:p>
          </table:table-cell>
          <table:table-cell office:value-type="float" office:value="183.77" calcext:value-type="float">
            <text:p>183.77</text:p>
          </table:table-cell>
        </table:table-row>
        <table:table-row table:style-name="ro1">
          <table:table-cell office:value-type="float" office:value="3807405" calcext:value-type="float">
            <text:p>3807405</text:p>
          </table:table-cell>
          <table:table-cell table:formula="of:=[.A240]/1000/(60*60*24)" office:value-type="time" office:time-value="PT01H03M27.405S" calcext:value-type="time">
            <text:p>01:03:27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39.85" calcext:value-type="float">
            <text:p>139.85</text:p>
          </table:table-cell>
          <table:table-cell office:value-type="float" office:value="184.48" calcext:value-type="float">
            <text:p>184.48</text:p>
          </table:table-cell>
        </table:table-row>
        <table:table-row table:style-name="ro1">
          <table:table-cell office:value-type="float" office:value="3823405" calcext:value-type="float">
            <text:p>3823405</text:p>
          </table:table-cell>
          <table:table-cell table:formula="of:=[.A241]/1000/(60*60*24)" office:value-type="time" office:time-value="PT01H03M43.405S" calcext:value-type="time">
            <text:p>01:03:43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40.42" calcext:value-type="float">
            <text:p>140.42</text:p>
          </table:table-cell>
          <table:table-cell office:value-type="float" office:value="185.19" calcext:value-type="float">
            <text:p>185.19</text:p>
          </table:table-cell>
        </table:table-row>
        <table:table-row table:style-name="ro1">
          <table:table-cell office:value-type="float" office:value="3839405" calcext:value-type="float">
            <text:p>3839405</text:p>
          </table:table-cell>
          <table:table-cell table:formula="of:=[.A242]/1000/(60*60*24)" office:value-type="time" office:time-value="PT01H03M59.405S" calcext:value-type="time">
            <text:p>01:03:59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40.98" calcext:value-type="float">
            <text:p>140.98</text:p>
          </table:table-cell>
          <table:table-cell office:value-type="float" office:value="185.91" calcext:value-type="float">
            <text:p>185.91</text:p>
          </table:table-cell>
        </table:table-row>
        <table:table-row table:style-name="ro1">
          <table:table-cell office:value-type="float" office:value="3855405" calcext:value-type="float">
            <text:p>3855405</text:p>
          </table:table-cell>
          <table:table-cell table:formula="of:=[.A243]/1000/(60*60*24)" office:value-type="time" office:time-value="PT01H04M15.405S" calcext:value-type="time">
            <text:p>01:04:15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11" calcext:value-type="float">
            <text:p>160.11</text:p>
          </table:table-cell>
          <table:table-cell office:value-type="float" office:value="141.55" calcext:value-type="float">
            <text:p>141.55</text:p>
          </table:table-cell>
          <table:table-cell office:value-type="float" office:value="186.62" calcext:value-type="float">
            <text:p>186.62</text:p>
          </table:table-cell>
        </table:table-row>
        <table:table-row table:style-name="ro1">
          <table:table-cell office:value-type="float" office:value="3871405" calcext:value-type="float">
            <text:p>3871405</text:p>
          </table:table-cell>
          <table:table-cell table:formula="of:=[.A244]/1000/(60*60*24)" office:value-type="time" office:time-value="PT01H04M31.405S" calcext:value-type="time">
            <text:p>01:04:31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42.11" calcext:value-type="float">
            <text:p>142.11</text:p>
          </table:table-cell>
          <table:table-cell office:value-type="float" office:value="187.34" calcext:value-type="float">
            <text:p>187.34</text:p>
          </table:table-cell>
        </table:table-row>
        <table:table-row table:style-name="ro1">
          <table:table-cell office:value-type="float" office:value="3887405" calcext:value-type="float">
            <text:p>3887405</text:p>
          </table:table-cell>
          <table:table-cell table:formula="of:=[.A245]/1000/(60*60*24)" office:value-type="time" office:time-value="PT01H04M47.405S" calcext:value-type="time">
            <text:p>01:04:47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42.67" calcext:value-type="float">
            <text:p>142.67</text:p>
          </table:table-cell>
          <table:table-cell office:value-type="float" office:value="188.05" calcext:value-type="float">
            <text:p>188.05</text:p>
          </table:table-cell>
        </table:table-row>
        <table:table-row table:style-name="ro1">
          <table:table-cell office:value-type="float" office:value="3903405" calcext:value-type="float">
            <text:p>3903405</text:p>
          </table:table-cell>
          <table:table-cell table:formula="of:=[.A246]/1000/(60*60*24)" office:value-type="time" office:time-value="PT01H05M03.405S" calcext:value-type="time">
            <text:p>01:05:03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43.24" calcext:value-type="float">
            <text:p>143.24</text:p>
          </table:table-cell>
          <table:table-cell office:value-type="float" office:value="188.76" calcext:value-type="float">
            <text:p>188.76</text:p>
          </table:table-cell>
        </table:table-row>
        <table:table-row table:style-name="ro1">
          <table:table-cell office:value-type="float" office:value="3919405" calcext:value-type="float">
            <text:p>3919405</text:p>
          </table:table-cell>
          <table:table-cell table:formula="of:=[.A247]/1000/(60*60*24)" office:value-type="time" office:time-value="PT01H05M19.405S" calcext:value-type="time">
            <text:p>01:05:19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43.8" calcext:value-type="float">
            <text:p>143.8</text:p>
          </table:table-cell>
          <table:table-cell office:value-type="float" office:value="189.48" calcext:value-type="float">
            <text:p>189.48</text:p>
          </table:table-cell>
        </table:table-row>
        <table:table-row table:style-name="ro1">
          <table:table-cell office:value-type="float" office:value="3935405" calcext:value-type="float">
            <text:p>3935405</text:p>
          </table:table-cell>
          <table:table-cell table:formula="of:=[.A248]/1000/(60*60*24)" office:value-type="time" office:time-value="PT01H05M35.405S" calcext:value-type="time">
            <text:p>01:05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44.37" calcext:value-type="float">
            <text:p>144.37</text:p>
          </table:table-cell>
          <table:table-cell office:value-type="float" office:value="190.19" calcext:value-type="float">
            <text:p>190.19</text:p>
          </table:table-cell>
        </table:table-row>
        <table:table-row table:style-name="ro1">
          <table:table-cell office:value-type="float" office:value="3951405" calcext:value-type="float">
            <text:p>3951405</text:p>
          </table:table-cell>
          <table:table-cell table:formula="of:=[.A249]/1000/(60*60*24)" office:value-type="time" office:time-value="PT01H05M51.405S" calcext:value-type="time">
            <text:p>01:05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44.93" calcext:value-type="float">
            <text:p>144.93</text:p>
          </table:table-cell>
          <table:table-cell office:value-type="float" office:value="190.91" calcext:value-type="float">
            <text:p>190.91</text:p>
          </table:table-cell>
        </table:table-row>
        <table:table-row table:style-name="ro1">
          <table:table-cell office:value-type="float" office:value="3967405" calcext:value-type="float">
            <text:p>3967405</text:p>
          </table:table-cell>
          <table:table-cell table:formula="of:=[.A250]/1000/(60*60*24)" office:value-type="time" office:time-value="PT01H06M07.405S" calcext:value-type="time">
            <text:p>01:06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45.5" calcext:value-type="float">
            <text:p>145.5</text:p>
          </table:table-cell>
          <table:table-cell office:value-type="float" office:value="191.62" calcext:value-type="float">
            <text:p>191.62</text:p>
          </table:table-cell>
        </table:table-row>
        <table:table-row table:style-name="ro1">
          <table:table-cell office:value-type="float" office:value="3983405" calcext:value-type="float">
            <text:p>3983405</text:p>
          </table:table-cell>
          <table:table-cell table:formula="of:=[.A251]/1000/(60*60*24)" office:value-type="time" office:time-value="PT01H06M23.405S" calcext:value-type="time">
            <text:p>01:06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46.06" calcext:value-type="float">
            <text:p>146.06</text:p>
          </table:table-cell>
          <table:table-cell office:value-type="float" office:value="192.33" calcext:value-type="float">
            <text:p>192.33</text:p>
          </table:table-cell>
        </table:table-row>
        <table:table-row table:style-name="ro1">
          <table:table-cell office:value-type="float" office:value="3999405" calcext:value-type="float">
            <text:p>3999405</text:p>
          </table:table-cell>
          <table:table-cell table:formula="of:=[.A252]/1000/(60*60*24)" office:value-type="time" office:time-value="PT01H06M39.405S" calcext:value-type="time">
            <text:p>01:06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146.62" calcext:value-type="float">
            <text:p>146.62</text:p>
          </table:table-cell>
          <table:table-cell office:value-type="float" office:value="193.04" calcext:value-type="float">
            <text:p>193.04</text:p>
          </table:table-cell>
        </table:table-row>
        <table:table-row table:style-name="ro1">
          <table:table-cell office:value-type="float" office:value="4015405" calcext:value-type="float">
            <text:p>4015405</text:p>
          </table:table-cell>
          <table:table-cell table:formula="of:=[.A253]/1000/(60*60*24)" office:value-type="time" office:time-value="PT01H06M55.405S" calcext:value-type="time">
            <text:p>01:06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147.19" calcext:value-type="float">
            <text:p>147.19</text:p>
          </table:table-cell>
          <table:table-cell office:value-type="float" office:value="193.76" calcext:value-type="float">
            <text:p>193.76</text:p>
          </table:table-cell>
        </table:table-row>
        <table:table-row table:style-name="ro1">
          <table:table-cell office:value-type="float" office:value="4031405" calcext:value-type="float">
            <text:p>4031405</text:p>
          </table:table-cell>
          <table:table-cell table:formula="of:=[.A254]/1000/(60*60*24)" office:value-type="time" office:time-value="PT01H07M11.405S" calcext:value-type="time">
            <text:p>01:07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47.75" calcext:value-type="float">
            <text:p>147.75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4047405" calcext:value-type="float">
            <text:p>4047405</text:p>
          </table:table-cell>
          <table:table-cell table:formula="of:=[.A255]/1000/(60*60*24)" office:value-type="time" office:time-value="PT01H07M27.405S" calcext:value-type="time">
            <text:p>01:07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148.32" calcext:value-type="float">
            <text:p>148.32</text:p>
          </table:table-cell>
          <table:table-cell office:value-type="float" office:value="195.18" calcext:value-type="float">
            <text:p>195.18</text:p>
          </table:table-cell>
        </table:table-row>
        <table:table-row table:style-name="ro1">
          <table:table-cell office:value-type="float" office:value="4063405" calcext:value-type="float">
            <text:p>4063405</text:p>
          </table:table-cell>
          <table:table-cell table:formula="of:=[.A256]/1000/(60*60*24)" office:value-type="time" office:time-value="PT01H07M43.405S" calcext:value-type="time">
            <text:p>01:07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48.88" calcext:value-type="float">
            <text:p>148.88</text:p>
          </table:table-cell>
          <table:table-cell office:value-type="float" office:value="195.89" calcext:value-type="float">
            <text:p>195.89</text:p>
          </table:table-cell>
        </table:table-row>
        <table:table-row table:style-name="ro1">
          <table:table-cell office:value-type="float" office:value="4079405" calcext:value-type="float">
            <text:p>4079405</text:p>
          </table:table-cell>
          <table:table-cell table:formula="of:=[.A257]/1000/(60*60*24)" office:value-type="time" office:time-value="PT01H07M59.405S" calcext:value-type="time">
            <text:p>01:07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49.44" calcext:value-type="float">
            <text:p>149.44</text:p>
          </table:table-cell>
          <table:table-cell office:value-type="float" office:value="196.6" calcext:value-type="float">
            <text:p>196.6</text:p>
          </table:table-cell>
        </table:table-row>
        <table:table-row table:style-name="ro1">
          <table:table-cell office:value-type="float" office:value="4095405" calcext:value-type="float">
            <text:p>4095405</text:p>
          </table:table-cell>
          <table:table-cell table:formula="of:=[.A258]/1000/(60*60*24)" office:value-type="time" office:time-value="PT01H08M15.405S" calcext:value-type="time">
            <text:p>01:08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50.01" calcext:value-type="float">
            <text:p>150.01</text:p>
          </table:table-cell>
          <table:table-cell office:value-type="float" office:value="197.32" calcext:value-type="float">
            <text:p>197.32</text:p>
          </table:table-cell>
        </table:table-row>
        <table:table-row table:style-name="ro1">
          <table:table-cell office:value-type="float" office:value="4111405" calcext:value-type="float">
            <text:p>4111405</text:p>
          </table:table-cell>
          <table:table-cell table:formula="of:=[.A259]/1000/(60*60*24)" office:value-type="time" office:time-value="PT01H08M31.405S" calcext:value-type="time">
            <text:p>01:08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50.57" calcext:value-type="float">
            <text:p>150.57</text:p>
          </table:table-cell>
          <table:table-cell office:value-type="float" office:value="198.03" calcext:value-type="float">
            <text:p>198.03</text:p>
          </table:table-cell>
        </table:table-row>
        <table:table-row table:style-name="ro1">
          <table:table-cell office:value-type="float" office:value="4127405" calcext:value-type="float">
            <text:p>4127405</text:p>
          </table:table-cell>
          <table:table-cell table:formula="of:=[.A260]/1000/(60*60*24)" office:value-type="time" office:time-value="PT01H08M47.405S" calcext:value-type="time">
            <text:p>01:08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51.13" calcext:value-type="float">
            <text:p>151.13</text:p>
          </table:table-cell>
          <table:table-cell office:value-type="float" office:value="198.74" calcext:value-type="float">
            <text:p>198.74</text:p>
          </table:table-cell>
        </table:table-row>
        <table:table-row table:style-name="ro1">
          <table:table-cell office:value-type="float" office:value="4143405" calcext:value-type="float">
            <text:p>4143405</text:p>
          </table:table-cell>
          <table:table-cell table:formula="of:=[.A261]/1000/(60*60*24)" office:value-type="time" office:time-value="PT01H09M03.405S" calcext:value-type="time">
            <text:p>01:09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1.7" calcext:value-type="float">
            <text:p>151.7</text:p>
          </table:table-cell>
          <table:table-cell office:value-type="float" office:value="199.45" calcext:value-type="float">
            <text:p>199.45</text:p>
          </table:table-cell>
        </table:table-row>
        <table:table-row table:style-name="ro1">
          <table:table-cell office:value-type="float" office:value="4159405" calcext:value-type="float">
            <text:p>4159405</text:p>
          </table:table-cell>
          <table:table-cell table:formula="of:=[.A262]/1000/(60*60*24)" office:value-type="time" office:time-value="PT01H09M19.405S" calcext:value-type="time">
            <text:p>01:09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2.26" calcext:value-type="float">
            <text:p>152.26</text:p>
          </table:table-cell>
          <table:table-cell office:value-type="float" office:value="200.16" calcext:value-type="float">
            <text:p>200.16</text:p>
          </table:table-cell>
        </table:table-row>
        <table:table-row table:style-name="ro1">
          <table:table-cell office:value-type="float" office:value="4175405" calcext:value-type="float">
            <text:p>4175405</text:p>
          </table:table-cell>
          <table:table-cell table:formula="of:=[.A263]/1000/(60*60*24)" office:value-type="time" office:time-value="PT01H09M35.405S" calcext:value-type="time">
            <text:p>01:09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0.87" calcext:value-type="float">
            <text:p>200.87</text:p>
          </table:table-cell>
        </table:table-row>
        <table:table-row table:style-name="ro1">
          <table:table-cell office:value-type="float" office:value="4191405" calcext:value-type="float">
            <text:p>4191405</text:p>
          </table:table-cell>
          <table:table-cell table:formula="of:=[.A264]/1000/(60*60*24)" office:value-type="time" office:time-value="PT01H09M51.405S" calcext:value-type="time">
            <text:p>01:09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22" calcext:value-type="float">
            <text:p>159.22</text:p>
          </table:table-cell>
          <table:table-cell office:value-type="float" office:value="153.39" calcext:value-type="float">
            <text:p>153.39</text:p>
          </table:table-cell>
          <table:table-cell office:value-type="float" office:value="201.58" calcext:value-type="float">
            <text:p>201.58</text:p>
          </table:table-cell>
        </table:table-row>
        <table:table-row table:style-name="ro1">
          <table:table-cell office:value-type="float" office:value="4207405" calcext:value-type="float">
            <text:p>4207405</text:p>
          </table:table-cell>
          <table:table-cell table:formula="of:=[.A265]/1000/(60*60*24)" office:value-type="time" office:time-value="PT01H10M07.405S" calcext:value-type="time">
            <text:p>01:10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3.95" calcext:value-type="float">
            <text:p>153.95</text:p>
          </table:table-cell>
          <table:table-cell office:value-type="float" office:value="202.29" calcext:value-type="float">
            <text:p>202.29</text:p>
          </table:table-cell>
        </table:table-row>
        <table:table-row table:style-name="ro1">
          <table:table-cell office:value-type="float" office:value="4223405" calcext:value-type="float">
            <text:p>4223405</text:p>
          </table:table-cell>
          <table:table-cell table:formula="of:=[.A266]/1000/(60*60*24)" office:value-type="time" office:time-value="PT01H10M23.405S" calcext:value-type="time">
            <text:p>01:10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54.51" calcext:value-type="float">
            <text:p>154.5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239405" calcext:value-type="float">
            <text:p>4239405</text:p>
          </table:table-cell>
          <table:table-cell table:formula="of:=[.A267]/1000/(60*60*24)" office:value-type="time" office:time-value="PT01H10M39.405S" calcext:value-type="time">
            <text:p>01:10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55.07" calcext:value-type="float">
            <text:p>155.07</text:p>
          </table:table-cell>
          <table:table-cell office:value-type="float" office:value="203.71" calcext:value-type="float">
            <text:p>203.71</text:p>
          </table:table-cell>
        </table:table-row>
        <table:table-row table:style-name="ro1">
          <table:table-cell office:value-type="float" office:value="4255405" calcext:value-type="float">
            <text:p>4255405</text:p>
          </table:table-cell>
          <table:table-cell table:formula="of:=[.A268]/1000/(60*60*24)" office:value-type="time" office:time-value="PT01H10M55.405S" calcext:value-type="time">
            <text:p>01:10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5.64" calcext:value-type="float">
            <text:p>155.64</text:p>
          </table:table-cell>
          <table:table-cell office:value-type="float" office:value="204.42" calcext:value-type="float">
            <text:p>204.42</text:p>
          </table:table-cell>
        </table:table-row>
        <table:table-row table:style-name="ro1">
          <table:table-cell office:value-type="float" office:value="4271405" calcext:value-type="float">
            <text:p>4271405</text:p>
          </table:table-cell>
          <table:table-cell table:formula="of:=[.A269]/1000/(60*60*24)" office:value-type="time" office:time-value="PT01H11M11.405S" calcext:value-type="time">
            <text:p>01:11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56.2" calcext:value-type="float">
            <text:p>156.2</text:p>
          </table:table-cell>
          <table:table-cell office:value-type="float" office:value="205.13" calcext:value-type="float">
            <text:p>205.13</text:p>
          </table:table-cell>
        </table:table-row>
        <table:table-row table:style-name="ro1">
          <table:table-cell office:value-type="float" office:value="4287405" calcext:value-type="float">
            <text:p>4287405</text:p>
          </table:table-cell>
          <table:table-cell table:formula="of:=[.A270]/1000/(60*60*24)" office:value-type="time" office:time-value="PT01H11M27.405S" calcext:value-type="time">
            <text:p>01:11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56.76" calcext:value-type="float">
            <text:p>156.76</text:p>
          </table:table-cell>
          <table:table-cell office:value-type="float" office:value="205.84" calcext:value-type="float">
            <text:p>205.84</text:p>
          </table:table-cell>
        </table:table-row>
        <table:table-row table:style-name="ro1">
          <table:table-cell office:value-type="float" office:value="4303405" calcext:value-type="float">
            <text:p>4303405</text:p>
          </table:table-cell>
          <table:table-cell table:formula="of:=[.A271]/1000/(60*60*24)" office:value-type="time" office:time-value="PT01H11M43.405S" calcext:value-type="time">
            <text:p>01:11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57.33" calcext:value-type="float">
            <text:p>157.33</text:p>
          </table:table-cell>
          <table:table-cell office:value-type="float" office:value="206.55" calcext:value-type="float">
            <text:p>206.55</text:p>
          </table:table-cell>
        </table:table-row>
        <table:table-row table:style-name="ro1">
          <table:table-cell office:value-type="float" office:value="4319405" calcext:value-type="float">
            <text:p>4319405</text:p>
          </table:table-cell>
          <table:table-cell table:formula="of:=[.A272]/1000/(60*60*24)" office:value-type="time" office:time-value="PT01H11M59.405S" calcext:value-type="time">
            <text:p>01:11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57.89" calcext:value-type="float">
            <text:p>157.89</text:p>
          </table:table-cell>
          <table:table-cell office:value-type="float" office:value="207.25" calcext:value-type="float">
            <text:p>207.25</text:p>
          </table:table-cell>
        </table:table-row>
        <table:table-row table:style-name="ro1">
          <table:table-cell office:value-type="float" office:value="4335405" calcext:value-type="float">
            <text:p>4335405</text:p>
          </table:table-cell>
          <table:table-cell table:formula="of:=[.A273]/1000/(60*60*24)" office:value-type="time" office:time-value="PT01H12M15.405S" calcext:value-type="time">
            <text:p>01:12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158.45" calcext:value-type="float">
            <text:p>158.45</text:p>
          </table:table-cell>
          <table:table-cell office:value-type="float" office:value="207.96" calcext:value-type="float">
            <text:p>207.96</text:p>
          </table:table-cell>
        </table:table-row>
        <table:table-row table:style-name="ro1">
          <table:table-cell office:value-type="float" office:value="4351405" calcext:value-type="float">
            <text:p>4351405</text:p>
          </table:table-cell>
          <table:table-cell table:formula="of:=[.A274]/1000/(60*60*24)" office:value-type="time" office:time-value="PT01H12M31.405S" calcext:value-type="time">
            <text:p>01:12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59.01" calcext:value-type="float">
            <text:p>159.01</text:p>
          </table:table-cell>
          <table:table-cell office:value-type="float" office:value="208.67" calcext:value-type="float">
            <text:p>208.67</text:p>
          </table:table-cell>
        </table:table-row>
        <table:table-row table:style-name="ro1">
          <table:table-cell office:value-type="float" office:value="4367405" calcext:value-type="float">
            <text:p>4367405</text:p>
          </table:table-cell>
          <table:table-cell table:formula="of:=[.A275]/1000/(60*60*24)" office:value-type="time" office:time-value="PT01H12M47.405S" calcext:value-type="time">
            <text:p>01:12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59.58" calcext:value-type="float">
            <text:p>159.58</text:p>
          </table:table-cell>
          <table:table-cell office:value-type="float" office:value="209.38" calcext:value-type="float">
            <text:p>209.38</text:p>
          </table:table-cell>
        </table:table-row>
        <table:table-row table:style-name="ro1">
          <table:table-cell office:value-type="float" office:value="4383405" calcext:value-type="float">
            <text:p>4383405</text:p>
          </table:table-cell>
          <table:table-cell table:formula="of:=[.A276]/1000/(60*60*24)" office:value-type="time" office:time-value="PT01H13M03.405S" calcext:value-type="time">
            <text:p>01:13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0.14" calcext:value-type="float">
            <text:p>160.14</text:p>
          </table:table-cell>
          <table:table-cell office:value-type="float" office:value="210.09" calcext:value-type="float">
            <text:p>210.09</text:p>
          </table:table-cell>
        </table:table-row>
        <table:table-row table:style-name="ro1">
          <table:table-cell office:value-type="float" office:value="4399405" calcext:value-type="float">
            <text:p>4399405</text:p>
          </table:table-cell>
          <table:table-cell table:formula="of:=[.A277]/1000/(60*60*24)" office:value-type="time" office:time-value="PT01H13M19.405S" calcext:value-type="time">
            <text:p>01:13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0.7" calcext:value-type="float">
            <text:p>160.7</text:p>
          </table:table-cell>
          <table:table-cell office:value-type="float" office:value="210.8" calcext:value-type="float">
            <text:p>210.8</text:p>
          </table:table-cell>
        </table:table-row>
        <table:table-row table:style-name="ro1">
          <table:table-cell office:value-type="float" office:value="4415405" calcext:value-type="float">
            <text:p>4415405</text:p>
          </table:table-cell>
          <table:table-cell table:formula="of:=[.A278]/1000/(60*60*24)" office:value-type="time" office:time-value="PT01H13M35.405S" calcext:value-type="time">
            <text:p>01:13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1.26" calcext:value-type="float">
            <text:p>161.26</text:p>
          </table:table-cell>
          <table:table-cell office:value-type="float" office:value="211.51" calcext:value-type="float">
            <text:p>211.51</text:p>
          </table:table-cell>
        </table:table-row>
        <table:table-row table:style-name="ro1">
          <table:table-cell office:value-type="float" office:value="4431405" calcext:value-type="float">
            <text:p>4431405</text:p>
          </table:table-cell>
          <table:table-cell table:formula="of:=[.A279]/1000/(60*60*24)" office:value-type="time" office:time-value="PT01H13M51.405S" calcext:value-type="time">
            <text:p>01:13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161.82" calcext:value-type="float">
            <text:p>161.82</text:p>
          </table:table-cell>
          <table:table-cell office:value-type="float" office:value="212.21" calcext:value-type="float">
            <text:p>212.21</text:p>
          </table:table-cell>
        </table:table-row>
        <table:table-row table:style-name="ro1">
          <table:table-cell office:value-type="float" office:value="4447405" calcext:value-type="float">
            <text:p>4447405</text:p>
          </table:table-cell>
          <table:table-cell table:formula="of:=[.A280]/1000/(60*60*24)" office:value-type="time" office:time-value="PT01H14M07.405S" calcext:value-type="time">
            <text:p>01:14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5" calcext:value-type="float">
            <text:p>159.35</text:p>
          </table:table-cell>
          <table:table-cell office:value-type="float" office:value="162.39" calcext:value-type="float">
            <text:p>162.39</text:p>
          </table:table-cell>
          <table:table-cell office:value-type="float" office:value="212.92" calcext:value-type="float">
            <text:p>212.92</text:p>
          </table:table-cell>
        </table:table-row>
        <table:table-row table:style-name="ro1">
          <table:table-cell office:value-type="float" office:value="4463405" calcext:value-type="float">
            <text:p>4463405</text:p>
          </table:table-cell>
          <table:table-cell table:formula="of:=[.A281]/1000/(60*60*24)" office:value-type="time" office:time-value="PT01H14M23.405S" calcext:value-type="time">
            <text:p>01:14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62.95" calcext:value-type="float">
            <text:p>162.95</text:p>
          </table:table-cell>
          <table:table-cell office:value-type="float" office:value="213.63" calcext:value-type="float">
            <text:p>213.63</text:p>
          </table:table-cell>
        </table:table-row>
        <table:table-row table:style-name="ro1">
          <table:table-cell office:value-type="float" office:value="4479405" calcext:value-type="float">
            <text:p>4479405</text:p>
          </table:table-cell>
          <table:table-cell table:formula="of:=[.A282]/1000/(60*60*24)" office:value-type="time" office:time-value="PT01H14M39.405S" calcext:value-type="time">
            <text:p>01:14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3.51" calcext:value-type="float">
            <text:p>163.51</text:p>
          </table:table-cell>
          <table:table-cell office:value-type="float" office:value="214.34" calcext:value-type="float">
            <text:p>214.34</text:p>
          </table:table-cell>
        </table:table-row>
        <table:table-row table:style-name="ro1">
          <table:table-cell office:value-type="float" office:value="4495405" calcext:value-type="float">
            <text:p>4495405</text:p>
          </table:table-cell>
          <table:table-cell table:formula="of:=[.A283]/1000/(60*60*24)" office:value-type="time" office:time-value="PT01H14M55.405S" calcext:value-type="time">
            <text:p>01:14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4.07" calcext:value-type="float">
            <text:p>164.07</text:p>
          </table:table-cell>
          <table:table-cell office:value-type="float" office:value="215.04" calcext:value-type="float">
            <text:p>215.04</text:p>
          </table:table-cell>
        </table:table-row>
        <table:table-row table:style-name="ro1">
          <table:table-cell office:value-type="float" office:value="4511405" calcext:value-type="float">
            <text:p>4511405</text:p>
          </table:table-cell>
          <table:table-cell table:formula="of:=[.A284]/1000/(60*60*24)" office:value-type="time" office:time-value="PT01H15M11.405S" calcext:value-type="time">
            <text:p>01:15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4.63" calcext:value-type="float">
            <text:p>164.63</text:p>
          </table:table-cell>
          <table:table-cell office:value-type="float" office:value="215.75" calcext:value-type="float">
            <text:p>215.75</text:p>
          </table:table-cell>
        </table:table-row>
        <table:table-row table:style-name="ro1">
          <table:table-cell office:value-type="float" office:value="4527405" calcext:value-type="float">
            <text:p>4527405</text:p>
          </table:table-cell>
          <table:table-cell table:formula="of:=[.A285]/1000/(60*60*24)" office:value-type="time" office:time-value="PT01H15M27.405S" calcext:value-type="time">
            <text:p>01:15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65.2" calcext:value-type="float">
            <text:p>165.2</text:p>
          </table:table-cell>
          <table:table-cell office:value-type="float" office:value="216.46" calcext:value-type="float">
            <text:p>216.46</text:p>
          </table:table-cell>
        </table:table-row>
        <table:table-row table:style-name="ro1">
          <table:table-cell office:value-type="float" office:value="4543405" calcext:value-type="float">
            <text:p>4543405</text:p>
          </table:table-cell>
          <table:table-cell table:formula="of:=[.A286]/1000/(60*60*24)" office:value-type="time" office:time-value="PT01H15M43.405S" calcext:value-type="time">
            <text:p>01:15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5.76" calcext:value-type="float">
            <text:p>165.76</text:p>
          </table:table-cell>
          <table:table-cell office:value-type="float" office:value="217.16" calcext:value-type="float">
            <text:p>217.16</text:p>
          </table:table-cell>
        </table:table-row>
        <table:table-row table:style-name="ro1">
          <table:table-cell office:value-type="float" office:value="4559405" calcext:value-type="float">
            <text:p>4559405</text:p>
          </table:table-cell>
          <table:table-cell table:formula="of:=[.A287]/1000/(60*60*24)" office:value-type="time" office:time-value="PT01H15M59.405S" calcext:value-type="time">
            <text:p>01:15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6.32" calcext:value-type="float">
            <text:p>166.32</text:p>
          </table:table-cell>
          <table:table-cell office:value-type="float" office:value="217.87" calcext:value-type="float">
            <text:p>217.87</text:p>
          </table:table-cell>
        </table:table-row>
        <table:table-row table:style-name="ro1">
          <table:table-cell office:value-type="float" office:value="4575405" calcext:value-type="float">
            <text:p>4575405</text:p>
          </table:table-cell>
          <table:table-cell table:formula="of:=[.A288]/1000/(60*60*24)" office:value-type="time" office:time-value="PT01H16M15.405S" calcext:value-type="time">
            <text:p>01:16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6.88" calcext:value-type="float">
            <text:p>166.88</text:p>
          </table:table-cell>
          <table:table-cell office:value-type="float" office:value="218.58" calcext:value-type="float">
            <text:p>218.58</text:p>
          </table:table-cell>
        </table:table-row>
        <table:table-row table:style-name="ro1">
          <table:table-cell office:value-type="float" office:value="4591405" calcext:value-type="float">
            <text:p>4591405</text:p>
          </table:table-cell>
          <table:table-cell table:formula="of:=[.A289]/1000/(60*60*24)" office:value-type="time" office:time-value="PT01H16M31.405S" calcext:value-type="time">
            <text:p>01:16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7.44" calcext:value-type="float">
            <text:p>167.44</text:p>
          </table:table-cell>
          <table:table-cell office:value-type="float" office:value="219.28" calcext:value-type="float">
            <text:p>219.28</text:p>
          </table:table-cell>
        </table:table-row>
        <table:table-row table:style-name="ro1">
          <table:table-cell office:value-type="float" office:value="4607405" calcext:value-type="float">
            <text:p>4607405</text:p>
          </table:table-cell>
          <table:table-cell table:formula="of:=[.A290]/1000/(60*60*24)" office:value-type="time" office:time-value="PT01H16M47.405S" calcext:value-type="time">
            <text:p>01:16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8" calcext:value-type="float">
            <text:p>168</text:p>
          </table:table-cell>
          <table:table-cell office:value-type="float" office:value="219.99" calcext:value-type="float">
            <text:p>219.99</text:p>
          </table:table-cell>
        </table:table-row>
        <table:table-row table:style-name="ro1">
          <table:table-cell office:value-type="float" office:value="4623405" calcext:value-type="float">
            <text:p>4623405</text:p>
          </table:table-cell>
          <table:table-cell table:formula="of:=[.A291]/1000/(60*60*24)" office:value-type="time" office:time-value="PT01H17M03.405S" calcext:value-type="time">
            <text:p>01:17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68.57" calcext:value-type="float">
            <text:p>168.57</text:p>
          </table:table-cell>
          <table:table-cell office:value-type="float" office:value="220.69" calcext:value-type="float">
            <text:p>220.69</text:p>
          </table:table-cell>
        </table:table-row>
        <table:table-row table:style-name="ro1">
          <table:table-cell office:value-type="float" office:value="4639405" calcext:value-type="float">
            <text:p>4639405</text:p>
          </table:table-cell>
          <table:table-cell table:formula="of:=[.A292]/1000/(60*60*24)" office:value-type="time" office:time-value="PT01H17M19.405S" calcext:value-type="time">
            <text:p>01:17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9.13" calcext:value-type="float">
            <text:p>169.13</text:p>
          </table:table-cell>
          <table:table-cell office:value-type="float" office:value="221.4" calcext:value-type="float">
            <text:p>221.4</text:p>
          </table:table-cell>
        </table:table-row>
        <table:table-row table:style-name="ro1">
          <table:table-cell office:value-type="float" office:value="4655405" calcext:value-type="float">
            <text:p>4655405</text:p>
          </table:table-cell>
          <table:table-cell table:formula="of:=[.A293]/1000/(60*60*24)" office:value-type="time" office:time-value="PT01H17M35.405S" calcext:value-type="time">
            <text:p>01:17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69.69" calcext:value-type="float">
            <text:p>169.69</text:p>
          </table:table-cell>
          <table:table-cell office:value-type="float" office:value="222.11" calcext:value-type="float">
            <text:p>222.11</text:p>
          </table:table-cell>
        </table:table-row>
        <table:table-row table:style-name="ro1">
          <table:table-cell office:value-type="float" office:value="4671405" calcext:value-type="float">
            <text:p>4671405</text:p>
          </table:table-cell>
          <table:table-cell table:formula="of:=[.A294]/1000/(60*60*24)" office:value-type="time" office:time-value="PT01H17M51.405S" calcext:value-type="time">
            <text:p>01:17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0.25" calcext:value-type="float">
            <text:p>170.25</text:p>
          </table:table-cell>
          <table:table-cell office:value-type="float" office:value="222.81" calcext:value-type="float">
            <text:p>222.81</text:p>
          </table:table-cell>
        </table:table-row>
        <table:table-row table:style-name="ro1">
          <table:table-cell office:value-type="float" office:value="4687405" calcext:value-type="float">
            <text:p>4687405</text:p>
          </table:table-cell>
          <table:table-cell table:formula="of:=[.A295]/1000/(60*60*24)" office:value-type="time" office:time-value="PT01H18M07.405S" calcext:value-type="time">
            <text:p>01:18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0.81" calcext:value-type="float">
            <text:p>170.81</text:p>
          </table:table-cell>
          <table:table-cell office:value-type="float" office:value="223.52" calcext:value-type="float">
            <text:p>223.52</text:p>
          </table:table-cell>
        </table:table-row>
        <table:table-row table:style-name="ro1">
          <table:table-cell office:value-type="float" office:value="4703405" calcext:value-type="float">
            <text:p>4703405</text:p>
          </table:table-cell>
          <table:table-cell table:formula="of:=[.A296]/1000/(60*60*24)" office:value-type="time" office:time-value="PT01H18M23.405S" calcext:value-type="time">
            <text:p>01:18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1.37" calcext:value-type="float">
            <text:p>171.37</text:p>
          </table:table-cell>
          <table:table-cell office:value-type="float" office:value="224.22" calcext:value-type="float">
            <text:p>224.22</text:p>
          </table:table-cell>
        </table:table-row>
        <table:table-row table:style-name="ro1">
          <table:table-cell office:value-type="float" office:value="4719405" calcext:value-type="float">
            <text:p>4719405</text:p>
          </table:table-cell>
          <table:table-cell table:formula="of:=[.A297]/1000/(60*60*24)" office:value-type="time" office:time-value="PT01H18M39.405S" calcext:value-type="time">
            <text:p>01:18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71.93" calcext:value-type="float">
            <text:p>171.93</text:p>
          </table:table-cell>
          <table:table-cell office:value-type="float" office:value="224.93" calcext:value-type="float">
            <text:p>224.93</text:p>
          </table:table-cell>
        </table:table-row>
        <table:table-row table:style-name="ro1">
          <table:table-cell office:value-type="float" office:value="4735405" calcext:value-type="float">
            <text:p>4735405</text:p>
          </table:table-cell>
          <table:table-cell table:formula="of:=[.A298]/1000/(60*60*24)" office:value-type="time" office:time-value="PT01H18M55.405S" calcext:value-type="time">
            <text:p>01:18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2.5" calcext:value-type="float">
            <text:p>172.5</text:p>
          </table:table-cell>
          <table:table-cell office:value-type="float" office:value="225.63" calcext:value-type="float">
            <text:p>225.63</text:p>
          </table:table-cell>
        </table:table-row>
        <table:table-row table:style-name="ro1">
          <table:table-cell office:value-type="float" office:value="4751405" calcext:value-type="float">
            <text:p>4751405</text:p>
          </table:table-cell>
          <table:table-cell table:formula="of:=[.A299]/1000/(60*60*24)" office:value-type="time" office:time-value="PT01H19M11.405S" calcext:value-type="time">
            <text:p>01:19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3.06" calcext:value-type="float">
            <text:p>173.06</text:p>
          </table:table-cell>
          <table:table-cell office:value-type="float" office:value="226.34" calcext:value-type="float">
            <text:p>226.34</text:p>
          </table:table-cell>
        </table:table-row>
        <table:table-row table:style-name="ro1">
          <table:table-cell office:value-type="float" office:value="4767405" calcext:value-type="float">
            <text:p>4767405</text:p>
          </table:table-cell>
          <table:table-cell table:formula="of:=[.A300]/1000/(60*60*24)" office:value-type="time" office:time-value="PT01H19M27.405S" calcext:value-type="time">
            <text:p>01:19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3.62" calcext:value-type="float">
            <text:p>173.62</text:p>
          </table:table-cell>
          <table:table-cell office:value-type="float" office:value="227.04" calcext:value-type="float">
            <text:p>227.04</text:p>
          </table:table-cell>
        </table:table-row>
        <table:table-row table:style-name="ro1">
          <table:table-cell office:value-type="float" office:value="4783405" calcext:value-type="float">
            <text:p>4783405</text:p>
          </table:table-cell>
          <table:table-cell table:formula="of:=[.A301]/1000/(60*60*24)" office:value-type="time" office:time-value="PT01H19M43.405S" calcext:value-type="time">
            <text:p>01:19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4.18" calcext:value-type="float">
            <text:p>174.18</text:p>
          </table:table-cell>
          <table:table-cell office:value-type="float" office:value="227.75" calcext:value-type="float">
            <text:p>227.75</text:p>
          </table:table-cell>
        </table:table-row>
        <table:table-row table:style-name="ro1">
          <table:table-cell office:value-type="float" office:value="4799405" calcext:value-type="float">
            <text:p>4799405</text:p>
          </table:table-cell>
          <table:table-cell table:formula="of:=[.A302]/1000/(60*60*24)" office:value-type="time" office:time-value="PT01H19M59.405S" calcext:value-type="time">
            <text:p>01:19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74.74" calcext:value-type="float">
            <text:p>174.74</text:p>
          </table:table-cell>
          <table:table-cell office:value-type="float" office:value="228.45" calcext:value-type="float">
            <text:p>228.45</text:p>
          </table:table-cell>
        </table:table-row>
        <table:table-row table:style-name="ro1">
          <table:table-cell office:value-type="float" office:value="4815405" calcext:value-type="float">
            <text:p>4815405</text:p>
          </table:table-cell>
          <table:table-cell table:formula="of:=[.A303]/1000/(60*60*24)" office:value-type="time" office:time-value="PT01H20M15.405S" calcext:value-type="time">
            <text:p>01:20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75.3" calcext:value-type="float">
            <text:p>175.3</text:p>
          </table:table-cell>
          <table:table-cell office:value-type="float" office:value="229.16" calcext:value-type="float">
            <text:p>229.16</text:p>
          </table:table-cell>
        </table:table-row>
        <table:table-row table:style-name="ro1">
          <table:table-cell office:value-type="float" office:value="4831405" calcext:value-type="float">
            <text:p>4831405</text:p>
          </table:table-cell>
          <table:table-cell table:formula="of:=[.A304]/1000/(60*60*24)" office:value-type="time" office:time-value="PT01H20M31.405S" calcext:value-type="time">
            <text:p>01:20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75.86" calcext:value-type="float">
            <text:p>175.86</text:p>
          </table:table-cell>
          <table:table-cell office:value-type="float" office:value="229.86" calcext:value-type="float">
            <text:p>229.86</text:p>
          </table:table-cell>
        </table:table-row>
        <table:table-row table:style-name="ro1">
          <table:table-cell office:value-type="float" office:value="4847405" calcext:value-type="float">
            <text:p>4847405</text:p>
          </table:table-cell>
          <table:table-cell table:formula="of:=[.A305]/1000/(60*60*24)" office:value-type="time" office:time-value="PT01H20M47.405S" calcext:value-type="time">
            <text:p>01:20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76.42" calcext:value-type="float">
            <text:p>176.42</text:p>
          </table:table-cell>
          <table:table-cell office:value-type="float" office:value="230.57" calcext:value-type="float">
            <text:p>230.57</text:p>
          </table:table-cell>
        </table:table-row>
        <table:table-row table:style-name="ro1">
          <table:table-cell office:value-type="float" office:value="4863405" calcext:value-type="float">
            <text:p>4863405</text:p>
          </table:table-cell>
          <table:table-cell table:formula="of:=[.A306]/1000/(60*60*24)" office:value-type="time" office:time-value="PT01H21M03.405S" calcext:value-type="time">
            <text:p>01:21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76.98" calcext:value-type="float">
            <text:p>176.98</text:p>
          </table:table-cell>
          <table:table-cell office:value-type="float" office:value="231.27" calcext:value-type="float">
            <text:p>231.27</text:p>
          </table:table-cell>
        </table:table-row>
        <table:table-row table:style-name="ro1">
          <table:table-cell office:value-type="float" office:value="4879405" calcext:value-type="float">
            <text:p>4879405</text:p>
          </table:table-cell>
          <table:table-cell table:formula="of:=[.A307]/1000/(60*60*24)" office:value-type="time" office:time-value="PT01H21M19.405S" calcext:value-type="time">
            <text:p>01:21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77.54" calcext:value-type="float">
            <text:p>177.54</text:p>
          </table:table-cell>
          <table:table-cell office:value-type="float" office:value="231.98" calcext:value-type="float">
            <text:p>231.98</text:p>
          </table:table-cell>
        </table:table-row>
        <table:table-row table:style-name="ro1">
          <table:table-cell office:value-type="float" office:value="4895405" calcext:value-type="float">
            <text:p>4895405</text:p>
          </table:table-cell>
          <table:table-cell table:formula="of:=[.A308]/1000/(60*60*24)" office:value-type="time" office:time-value="PT01H21M35.405S" calcext:value-type="time">
            <text:p>01:2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6" calcext:value-type="float">
            <text:p>157.96</text:p>
          </table:table-cell>
          <table:table-cell office:value-type="float" office:value="178.11" calcext:value-type="float">
            <text:p>178.11</text:p>
          </table:table-cell>
          <table:table-cell office:value-type="float" office:value="232.68" calcext:value-type="float">
            <text:p>232.68</text:p>
          </table:table-cell>
        </table:table-row>
        <table:table-row table:style-name="ro1">
          <table:table-cell office:value-type="float" office:value="4911405" calcext:value-type="float">
            <text:p>4911405</text:p>
          </table:table-cell>
          <table:table-cell table:formula="of:=[.A309]/1000/(60*60*24)" office:value-type="time" office:time-value="PT01H21M51.405S" calcext:value-type="time">
            <text:p>01:21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78.67" calcext:value-type="float">
            <text:p>178.67</text:p>
          </table:table-cell>
          <table:table-cell office:value-type="float" office:value="233.39" calcext:value-type="float">
            <text:p>233.39</text:p>
          </table:table-cell>
        </table:table-row>
        <table:table-row table:style-name="ro1">
          <table:table-cell office:value-type="float" office:value="4927405" calcext:value-type="float">
            <text:p>4927405</text:p>
          </table:table-cell>
          <table:table-cell table:formula="of:=[.A310]/1000/(60*60*24)" office:value-type="time" office:time-value="PT01H22M07.405S" calcext:value-type="time">
            <text:p>01:22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79.23" calcext:value-type="float">
            <text:p>179.23</text:p>
          </table:table-cell>
          <table:table-cell office:value-type="float" office:value="234.09" calcext:value-type="float">
            <text:p>234.09</text:p>
          </table:table-cell>
        </table:table-row>
        <table:table-row table:style-name="ro1">
          <table:table-cell office:value-type="float" office:value="4943405" calcext:value-type="float">
            <text:p>4943405</text:p>
          </table:table-cell>
          <table:table-cell table:formula="of:=[.A311]/1000/(60*60*24)" office:value-type="time" office:time-value="PT01H22M23.405S" calcext:value-type="time">
            <text:p>01:22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79.79" calcext:value-type="float">
            <text:p>179.79</text:p>
          </table:table-cell>
          <table:table-cell office:value-type="float" office:value="234.79" calcext:value-type="float">
            <text:p>234.79</text:p>
          </table:table-cell>
        </table:table-row>
        <table:table-row table:style-name="ro1">
          <table:table-cell office:value-type="float" office:value="4959405" calcext:value-type="float">
            <text:p>4959405</text:p>
          </table:table-cell>
          <table:table-cell table:formula="of:=[.A312]/1000/(60*60*24)" office:value-type="time" office:time-value="PT01H22M39.405S" calcext:value-type="time">
            <text:p>01:22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0.35" calcext:value-type="float">
            <text:p>180.35</text:p>
          </table:table-cell>
          <table:table-cell office:value-type="float" office:value="235.5" calcext:value-type="float">
            <text:p>235.5</text:p>
          </table:table-cell>
        </table:table-row>
        <table:table-row table:style-name="ro1">
          <table:table-cell office:value-type="float" office:value="4975405" calcext:value-type="float">
            <text:p>4975405</text:p>
          </table:table-cell>
          <table:table-cell table:formula="of:=[.A313]/1000/(60*60*24)" office:value-type="time" office:time-value="PT01H22M55.405S" calcext:value-type="time">
            <text:p>01:22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80.91" calcext:value-type="float">
            <text:p>180.91</text:p>
          </table:table-cell>
          <table:table-cell office:value-type="float" office:value="236.2" calcext:value-type="float">
            <text:p>236.2</text:p>
          </table:table-cell>
        </table:table-row>
        <table:table-row table:style-name="ro1">
          <table:table-cell office:value-type="float" office:value="4991405" calcext:value-type="float">
            <text:p>4991405</text:p>
          </table:table-cell>
          <table:table-cell table:formula="of:=[.A314]/1000/(60*60*24)" office:value-type="time" office:time-value="PT01H23M11.405S" calcext:value-type="time">
            <text:p>01:23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1.47" calcext:value-type="float">
            <text:p>181.47</text:p>
          </table:table-cell>
          <table:table-cell office:value-type="float" office:value="236.91" calcext:value-type="float">
            <text:p>236.91</text:p>
          </table:table-cell>
        </table:table-row>
        <table:table-row table:style-name="ro1">
          <table:table-cell office:value-type="float" office:value="5007405" calcext:value-type="float">
            <text:p>5007405</text:p>
          </table:table-cell>
          <table:table-cell table:formula="of:=[.A315]/1000/(60*60*24)" office:value-type="time" office:time-value="PT01H23M27.405S" calcext:value-type="time">
            <text:p>01:23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2.03" calcext:value-type="float">
            <text:p>182.03</text:p>
          </table:table-cell>
          <table:table-cell office:value-type="float" office:value="237.61" calcext:value-type="float">
            <text:p>237.61</text:p>
          </table:table-cell>
        </table:table-row>
        <table:table-row table:style-name="ro1">
          <table:table-cell office:value-type="float" office:value="5023405" calcext:value-type="float">
            <text:p>5023405</text:p>
          </table:table-cell>
          <table:table-cell table:formula="of:=[.A316]/1000/(60*60*24)" office:value-type="time" office:time-value="PT01H23M43.405S" calcext:value-type="time">
            <text:p>01:23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2.59" calcext:value-type="float">
            <text:p>182.59</text:p>
          </table:table-cell>
          <table:table-cell office:value-type="float" office:value="238.32" calcext:value-type="float">
            <text:p>238.32</text:p>
          </table:table-cell>
        </table:table-row>
        <table:table-row table:style-name="ro1">
          <table:table-cell office:value-type="float" office:value="5039405" calcext:value-type="float">
            <text:p>5039405</text:p>
          </table:table-cell>
          <table:table-cell table:formula="of:=[.A317]/1000/(60*60*24)" office:value-type="time" office:time-value="PT01H23M59.405S" calcext:value-type="time">
            <text:p>01:23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3.15" calcext:value-type="float">
            <text:p>183.15</text:p>
          </table:table-cell>
          <table:table-cell office:value-type="float" office:value="239.02" calcext:value-type="float">
            <text:p>239.02</text:p>
          </table:table-cell>
        </table:table-row>
        <table:table-row table:style-name="ro1">
          <table:table-cell office:value-type="float" office:value="5055405" calcext:value-type="float">
            <text:p>5055405</text:p>
          </table:table-cell>
          <table:table-cell table:formula="of:=[.A318]/1000/(60*60*24)" office:value-type="time" office:time-value="PT01H24M15.405S" calcext:value-type="time">
            <text:p>01:24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3.71" calcext:value-type="float">
            <text:p>183.71</text:p>
          </table:table-cell>
          <table:table-cell office:value-type="float" office:value="239.72" calcext:value-type="float">
            <text:p>239.72</text:p>
          </table:table-cell>
        </table:table-row>
        <table:table-row table:style-name="ro1">
          <table:table-cell office:value-type="float" office:value="5071405" calcext:value-type="float">
            <text:p>5071405</text:p>
          </table:table-cell>
          <table:table-cell table:formula="of:=[.A319]/1000/(60*60*24)" office:value-type="time" office:time-value="PT01H24M31.405S" calcext:value-type="time">
            <text:p>01:24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4.27" calcext:value-type="float">
            <text:p>184.27</text:p>
          </table:table-cell>
          <table:table-cell office:value-type="float" office:value="240.43" calcext:value-type="float">
            <text:p>240.43</text:p>
          </table:table-cell>
        </table:table-row>
        <table:table-row table:style-name="ro1">
          <table:table-cell office:value-type="float" office:value="5087405" calcext:value-type="float">
            <text:p>5087405</text:p>
          </table:table-cell>
          <table:table-cell table:formula="of:=[.A320]/1000/(60*60*24)" office:value-type="time" office:time-value="PT01H24M47.405S" calcext:value-type="time">
            <text:p>01:24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4.83" calcext:value-type="float">
            <text:p>184.83</text:p>
          </table:table-cell>
          <table:table-cell office:value-type="float" office:value="241.13" calcext:value-type="float">
            <text:p>241.13</text:p>
          </table:table-cell>
        </table:table-row>
        <table:table-row table:style-name="ro1">
          <table:table-cell office:value-type="float" office:value="5103405" calcext:value-type="float">
            <text:p>5103405</text:p>
          </table:table-cell>
          <table:table-cell table:formula="of:=[.A321]/1000/(60*60*24)" office:value-type="time" office:time-value="PT01H25M03.405S" calcext:value-type="time">
            <text:p>01:25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5.39" calcext:value-type="float">
            <text:p>185.39</text:p>
          </table:table-cell>
          <table:table-cell office:value-type="float" office:value="241.84" calcext:value-type="float">
            <text:p>241.84</text:p>
          </table:table-cell>
        </table:table-row>
        <table:table-row table:style-name="ro1">
          <table:table-cell office:value-type="float" office:value="5119405" calcext:value-type="float">
            <text:p>5119405</text:p>
          </table:table-cell>
          <table:table-cell table:formula="of:=[.A322]/1000/(60*60*24)" office:value-type="time" office:time-value="PT01H25M19.405S" calcext:value-type="time">
            <text:p>01:25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5.95" calcext:value-type="float">
            <text:p>185.95</text:p>
          </table:table-cell>
          <table:table-cell office:value-type="float" office:value="242.54" calcext:value-type="float">
            <text:p>242.54</text:p>
          </table:table-cell>
        </table:table-row>
        <table:table-row table:style-name="ro1">
          <table:table-cell office:value-type="float" office:value="5135405" calcext:value-type="float">
            <text:p>5135405</text:p>
          </table:table-cell>
          <table:table-cell table:formula="of:=[.A323]/1000/(60*60*24)" office:value-type="time" office:time-value="PT01H25M35.405S" calcext:value-type="time">
            <text:p>01:25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6.51" calcext:value-type="float">
            <text:p>186.51</text:p>
          </table:table-cell>
          <table:table-cell office:value-type="float" office:value="243.24" calcext:value-type="float">
            <text:p>243.24</text:p>
          </table:table-cell>
        </table:table-row>
        <table:table-row table:style-name="ro1">
          <table:table-cell office:value-type="float" office:value="5151405" calcext:value-type="float">
            <text:p>5151405</text:p>
          </table:table-cell>
          <table:table-cell table:formula="of:=[.A324]/1000/(60*60*24)" office:value-type="time" office:time-value="PT01H25M51.405S" calcext:value-type="time">
            <text:p>01:25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87.07" calcext:value-type="float">
            <text:p>187.07</text:p>
          </table:table-cell>
          <table:table-cell office:value-type="float" office:value="243.95" calcext:value-type="float">
            <text:p>243.95</text:p>
          </table:table-cell>
        </table:table-row>
        <table:table-row table:style-name="ro1">
          <table:table-cell office:value-type="float" office:value="5167405" calcext:value-type="float">
            <text:p>5167405</text:p>
          </table:table-cell>
          <table:table-cell table:formula="of:=[.A325]/1000/(60*60*24)" office:value-type="time" office:time-value="PT01H26M07.405S" calcext:value-type="time">
            <text:p>01:2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87.63" calcext:value-type="float">
            <text:p>187.63</text:p>
          </table:table-cell>
          <table:table-cell office:value-type="float" office:value="244.65" calcext:value-type="float">
            <text:p>244.65</text:p>
          </table:table-cell>
        </table:table-row>
        <table:table-row table:style-name="ro1">
          <table:table-cell office:value-type="float" office:value="5183405" calcext:value-type="float">
            <text:p>5183405</text:p>
          </table:table-cell>
          <table:table-cell table:formula="of:=[.A326]/1000/(60*60*24)" office:value-type="time" office:time-value="PT01H26M23.405S" calcext:value-type="time">
            <text:p>01:2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88.19" calcext:value-type="float">
            <text:p>188.19</text:p>
          </table:table-cell>
          <table:table-cell office:value-type="float" office:value="245.35" calcext:value-type="float">
            <text:p>245.35</text:p>
          </table:table-cell>
        </table:table-row>
        <table:table-row table:style-name="ro1">
          <table:table-cell office:value-type="float" office:value="5199405" calcext:value-type="float">
            <text:p>5199405</text:p>
          </table:table-cell>
          <table:table-cell table:formula="of:=[.A327]/1000/(60*60*24)" office:value-type="time" office:time-value="PT01H26M39.405S" calcext:value-type="time">
            <text:p>01:2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88.75" calcext:value-type="float">
            <text:p>188.75</text:p>
          </table:table-cell>
          <table:table-cell office:value-type="float" office:value="246.06" calcext:value-type="float">
            <text:p>246.06</text:p>
          </table:table-cell>
        </table:table-row>
        <table:table-row table:style-name="ro1">
          <table:table-cell office:value-type="float" office:value="5215405" calcext:value-type="float">
            <text:p>5215405</text:p>
          </table:table-cell>
          <table:table-cell table:formula="of:=[.A328]/1000/(60*60*24)" office:value-type="time" office:time-value="PT01H26M55.405S" calcext:value-type="time">
            <text:p>01:26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89.31" calcext:value-type="float">
            <text:p>189.31</text:p>
          </table:table-cell>
          <table:table-cell office:value-type="float" office:value="246.76" calcext:value-type="float">
            <text:p>246.76</text:p>
          </table:table-cell>
        </table:table-row>
        <table:table-row table:style-name="ro1">
          <table:table-cell office:value-type="float" office:value="5231405" calcext:value-type="float">
            <text:p>5231405</text:p>
          </table:table-cell>
          <table:table-cell table:formula="of:=[.A329]/1000/(60*60*24)" office:value-type="time" office:time-value="PT01H27M11.405S" calcext:value-type="time">
            <text:p>01:27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89.87" calcext:value-type="float">
            <text:p>189.87</text:p>
          </table:table-cell>
          <table:table-cell office:value-type="float" office:value="247.46" calcext:value-type="float">
            <text:p>247.46</text:p>
          </table:table-cell>
        </table:table-row>
        <table:table-row table:style-name="ro1">
          <table:table-cell office:value-type="float" office:value="5247405" calcext:value-type="float">
            <text:p>5247405</text:p>
          </table:table-cell>
          <table:table-cell table:formula="of:=[.A330]/1000/(60*60*24)" office:value-type="time" office:time-value="PT01H27M27.405S" calcext:value-type="time">
            <text:p>01:27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0.43" calcext:value-type="float">
            <text:p>190.43</text:p>
          </table:table-cell>
          <table:table-cell office:value-type="float" office:value="248.16" calcext:value-type="float">
            <text:p>248.16</text:p>
          </table:table-cell>
        </table:table-row>
        <table:table-row table:style-name="ro1">
          <table:table-cell office:value-type="float" office:value="5263405" calcext:value-type="float">
            <text:p>5263405</text:p>
          </table:table-cell>
          <table:table-cell table:formula="of:=[.A331]/1000/(60*60*24)" office:value-type="time" office:time-value="PT01H27M43.405S" calcext:value-type="time">
            <text:p>01:2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90.99" calcext:value-type="float">
            <text:p>190.99</text:p>
          </table:table-cell>
          <table:table-cell office:value-type="float" office:value="248.87" calcext:value-type="float">
            <text:p>248.87</text:p>
          </table:table-cell>
        </table:table-row>
        <table:table-row table:style-name="ro1">
          <table:table-cell office:value-type="float" office:value="5279405" calcext:value-type="float">
            <text:p>5279405</text:p>
          </table:table-cell>
          <table:table-cell table:formula="of:=[.A332]/1000/(60*60*24)" office:value-type="time" office:time-value="PT01H27M59.405S" calcext:value-type="time">
            <text:p>01:27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1.55" calcext:value-type="float">
            <text:p>191.55</text:p>
          </table:table-cell>
          <table:table-cell office:value-type="float" office:value="249.57" calcext:value-type="float">
            <text:p>249.57</text:p>
          </table:table-cell>
        </table:table-row>
        <table:table-row table:style-name="ro1">
          <table:table-cell office:value-type="float" office:value="5295405" calcext:value-type="float">
            <text:p>5295405</text:p>
          </table:table-cell>
          <table:table-cell table:formula="of:=[.A333]/1000/(60*60*24)" office:value-type="time" office:time-value="PT01H28M15.405S" calcext:value-type="time">
            <text:p>01:28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2.11" calcext:value-type="float">
            <text:p>192.11</text:p>
          </table:table-cell>
          <table:table-cell office:value-type="float" office:value="250.27" calcext:value-type="float">
            <text:p>250.27</text:p>
          </table:table-cell>
        </table:table-row>
        <table:table-row table:style-name="ro1">
          <table:table-cell office:value-type="float" office:value="5311405" calcext:value-type="float">
            <text:p>5311405</text:p>
          </table:table-cell>
          <table:table-cell table:formula="of:=[.A334]/1000/(60*60*24)" office:value-type="time" office:time-value="PT01H28M31.405S" calcext:value-type="time">
            <text:p>01:2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92.67" calcext:value-type="float">
            <text:p>192.67</text:p>
          </table:table-cell>
          <table:table-cell office:value-type="float" office:value="250.97" calcext:value-type="float">
            <text:p>250.97</text:p>
          </table:table-cell>
        </table:table-row>
        <table:table-row table:style-name="ro1">
          <table:table-cell office:value-type="float" office:value="5327405" calcext:value-type="float">
            <text:p>5327405</text:p>
          </table:table-cell>
          <table:table-cell table:formula="of:=[.A335]/1000/(60*60*24)" office:value-type="time" office:time-value="PT01H28M47.405S" calcext:value-type="time">
            <text:p>01:28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93.23" calcext:value-type="float">
            <text:p>193.23</text:p>
          </table:table-cell>
          <table:table-cell office:value-type="float" office:value="251.68" calcext:value-type="float">
            <text:p>251.68</text:p>
          </table:table-cell>
        </table:table-row>
        <table:table-row table:style-name="ro1">
          <table:table-cell office:value-type="float" office:value="5343405" calcext:value-type="float">
            <text:p>5343405</text:p>
          </table:table-cell>
          <table:table-cell table:formula="of:=[.A336]/1000/(60*60*24)" office:value-type="time" office:time-value="PT01H29M03.405S" calcext:value-type="time">
            <text:p>01:2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93.79" calcext:value-type="float">
            <text:p>193.79</text:p>
          </table:table-cell>
          <table:table-cell office:value-type="float" office:value="252.38" calcext:value-type="float">
            <text:p>252.38</text:p>
          </table:table-cell>
        </table:table-row>
        <table:table-row table:style-name="ro1">
          <table:table-cell office:value-type="float" office:value="5359405" calcext:value-type="float">
            <text:p>5359405</text:p>
          </table:table-cell>
          <table:table-cell table:formula="of:=[.A337]/1000/(60*60*24)" office:value-type="time" office:time-value="PT01H29M19.405S" calcext:value-type="time">
            <text:p>01:29:19</text:p>
          </table:table-cell>
          <table:table-cell office:value-type="float" office:value="1.26" calcext:value-type="float">
            <text:p>1.26</text:p>
          </table:table-cell>
          <table:table-cell office:value-type="float" office:value="125.9" calcext:value-type="float">
            <text:p>125.9</text:p>
          </table:table-cell>
          <table:table-cell office:value-type="float" office:value="158.21" calcext:value-type="float">
            <text:p>158.21</text:p>
          </table:table-cell>
          <table:table-cell office:value-type="float" office:value="194.35" calcext:value-type="float">
            <text:p>194.35</text:p>
          </table:table-cell>
          <table:table-cell office:value-type="float" office:value="253.08" calcext:value-type="float">
            <text:p>253.08</text:p>
          </table:table-cell>
        </table:table-row>
        <table:table-row table:style-name="ro1">
          <table:table-cell office:value-type="float" office:value="5375405" calcext:value-type="float">
            <text:p>5375405</text:p>
          </table:table-cell>
          <table:table-cell table:formula="of:=[.A338]/1000/(60*60*24)" office:value-type="time" office:time-value="PT01H29M35.405S" calcext:value-type="time">
            <text:p>01:2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94.91" calcext:value-type="float">
            <text:p>194.91</text:p>
          </table:table-cell>
          <table:table-cell office:value-type="float" office:value="253.78" calcext:value-type="float">
            <text:p>253.78</text:p>
          </table:table-cell>
        </table:table-row>
        <table:table-row table:style-name="ro1">
          <table:table-cell office:value-type="float" office:value="5391405" calcext:value-type="float">
            <text:p>5391405</text:p>
          </table:table-cell>
          <table:table-cell table:formula="of:=[.A339]/1000/(60*60*24)" office:value-type="time" office:time-value="PT01H29M51.405S" calcext:value-type="time">
            <text:p>01:2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95.47" calcext:value-type="float">
            <text:p>195.47</text:p>
          </table:table-cell>
          <table:table-cell office:value-type="float" office:value="254.48" calcext:value-type="float">
            <text:p>254.48</text:p>
          </table:table-cell>
        </table:table-row>
        <table:table-row table:style-name="ro1">
          <table:table-cell office:value-type="float" office:value="5407405" calcext:value-type="float">
            <text:p>5407405</text:p>
          </table:table-cell>
          <table:table-cell table:formula="of:=[.A340]/1000/(60*60*24)" office:value-type="time" office:time-value="PT01H30M07.405S" calcext:value-type="time">
            <text:p>01:3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96.03" calcext:value-type="float">
            <text:p>196.03</text:p>
          </table:table-cell>
          <table:table-cell office:value-type="float" office:value="255.18" calcext:value-type="float">
            <text:p>255.18</text:p>
          </table:table-cell>
        </table:table-row>
        <table:table-row table:style-name="ro1">
          <table:table-cell office:value-type="float" office:value="5423405" calcext:value-type="float">
            <text:p>5423405</text:p>
          </table:table-cell>
          <table:table-cell table:formula="of:=[.A341]/1000/(60*60*24)" office:value-type="time" office:time-value="PT01H30M23.405S" calcext:value-type="time">
            <text:p>01:30:23</text:p>
          </table:table-cell>
          <table:table-cell office:value-type="float" office:value="1.26" calcext:value-type="float">
            <text:p>1.26</text:p>
          </table:table-cell>
          <table:table-cell office:value-type="float" office:value="125.9" calcext:value-type="float">
            <text:p>125.9</text:p>
          </table:table-cell>
          <table:table-cell office:value-type="float" office:value="158.2" calcext:value-type="float">
            <text:p>158.2</text:p>
          </table:table-cell>
          <table:table-cell office:value-type="float" office:value="196.59" calcext:value-type="float">
            <text:p>196.59</text:p>
          </table:table-cell>
          <table:table-cell office:value-type="float" office:value="255.89" calcext:value-type="float">
            <text:p>255.89</text:p>
          </table:table-cell>
        </table:table-row>
        <table:table-row table:style-name="ro1">
          <table:table-cell office:value-type="float" office:value="5439405" calcext:value-type="float">
            <text:p>5439405</text:p>
          </table:table-cell>
          <table:table-cell table:formula="of:=[.A342]/1000/(60*60*24)" office:value-type="time" office:time-value="PT01H30M39.405S" calcext:value-type="time">
            <text:p>01:3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97.15" calcext:value-type="float">
            <text:p>197.15</text:p>
          </table:table-cell>
          <table:table-cell office:value-type="float" office:value="256.59" calcext:value-type="float">
            <text:p>256.59</text:p>
          </table:table-cell>
        </table:table-row>
        <table:table-row table:style-name="ro1">
          <table:table-cell office:value-type="float" office:value="5455405" calcext:value-type="float">
            <text:p>5455405</text:p>
          </table:table-cell>
          <table:table-cell table:formula="of:=[.A343]/1000/(60*60*24)" office:value-type="time" office:time-value="PT01H30M55.405S" calcext:value-type="time">
            <text:p>01:3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97.71" calcext:value-type="float">
            <text:p>197.71</text:p>
          </table:table-cell>
          <table:table-cell office:value-type="float" office:value="257.29" calcext:value-type="float">
            <text:p>257.29</text:p>
          </table:table-cell>
        </table:table-row>
        <table:table-row table:style-name="ro1">
          <table:table-cell office:value-type="float" office:value="5471405" calcext:value-type="float">
            <text:p>5471405</text:p>
          </table:table-cell>
          <table:table-cell table:formula="of:=[.A344]/1000/(60*60*24)" office:value-type="time" office:time-value="PT01H31M11.405S" calcext:value-type="time">
            <text:p>01:3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98.27" calcext:value-type="float">
            <text:p>198.27</text:p>
          </table:table-cell>
          <table:table-cell office:value-type="float" office:value="257.99" calcext:value-type="float">
            <text:p>257.99</text:p>
          </table:table-cell>
        </table:table-row>
        <table:table-row table:style-name="ro1">
          <table:table-cell office:value-type="float" office:value="5487405" calcext:value-type="float">
            <text:p>5487405</text:p>
          </table:table-cell>
          <table:table-cell table:formula="of:=[.A345]/1000/(60*60*24)" office:value-type="time" office:time-value="PT01H31M27.405S" calcext:value-type="time">
            <text:p>01:3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98.83" calcext:value-type="float">
            <text:p>198.83</text:p>
          </table:table-cell>
          <table:table-cell office:value-type="float" office:value="258.69" calcext:value-type="float">
            <text:p>258.69</text:p>
          </table:table-cell>
        </table:table-row>
        <table:table-row table:style-name="ro1">
          <table:table-cell office:value-type="float" office:value="5503405" calcext:value-type="float">
            <text:p>5503405</text:p>
          </table:table-cell>
          <table:table-cell table:formula="of:=[.A346]/1000/(60*60*24)" office:value-type="time" office:time-value="PT01H31M43.405S" calcext:value-type="time">
            <text:p>01:3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99.39" calcext:value-type="float">
            <text:p>199.39</text:p>
          </table:table-cell>
          <table:table-cell office:value-type="float" office:value="259.39" calcext:value-type="float">
            <text:p>259.39</text:p>
          </table:table-cell>
        </table:table-row>
        <table:table-row table:style-name="ro1">
          <table:table-cell office:value-type="float" office:value="5519405" calcext:value-type="float">
            <text:p>5519405</text:p>
          </table:table-cell>
          <table:table-cell table:formula="of:=[.A347]/1000/(60*60*24)" office:value-type="time" office:time-value="PT01H31M59.405S" calcext:value-type="time">
            <text:p>01:31:59</text:p>
          </table:table-cell>
          <table:table-cell office:value-type="float" office:value="1.26" calcext:value-type="float">
            <text:p>1.26</text:p>
          </table:table-cell>
          <table:table-cell office:value-type="float" office:value="125.9" calcext:value-type="float">
            <text:p>125.9</text:p>
          </table:table-cell>
          <table:table-cell office:value-type="float" office:value="158.2" calcext:value-type="float">
            <text:p>158.2</text:p>
          </table:table-cell>
          <table:table-cell office:value-type="float" office:value="199.95" calcext:value-type="float">
            <text:p>199.95</text:p>
          </table:table-cell>
          <table:table-cell office:value-type="float" office:value="260.09" calcext:value-type="float">
            <text:p>260.09</text:p>
          </table:table-cell>
        </table:table-row>
        <table:table-row table:style-name="ro1">
          <table:table-cell office:value-type="float" office:value="5535405" calcext:value-type="float">
            <text:p>5535405</text:p>
          </table:table-cell>
          <table:table-cell table:formula="of:=[.A348]/1000/(60*60*24)" office:value-type="time" office:time-value="PT01H32M15.405S" calcext:value-type="time">
            <text:p>01:3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0.51" calcext:value-type="float">
            <text:p>200.51</text:p>
          </table:table-cell>
          <table:table-cell office:value-type="float" office:value="260.79" calcext:value-type="float">
            <text:p>260.79</text:p>
          </table:table-cell>
        </table:table-row>
        <table:table-row table:style-name="ro1">
          <table:table-cell office:value-type="float" office:value="5551405" calcext:value-type="float">
            <text:p>5551405</text:p>
          </table:table-cell>
          <table:table-cell table:formula="of:=[.A349]/1000/(60*60*24)" office:value-type="time" office:time-value="PT01H32M31.405S" calcext:value-type="time">
            <text:p>01:3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1.07" calcext:value-type="float">
            <text:p>201.07</text:p>
          </table:table-cell>
          <table:table-cell office:value-type="float" office:value="261.5" calcext:value-type="float">
            <text:p>261.5</text:p>
          </table:table-cell>
        </table:table-row>
        <table:table-row table:style-name="ro1">
          <table:table-cell office:value-type="float" office:value="5567404" calcext:value-type="float">
            <text:p>5567404</text:p>
          </table:table-cell>
          <table:table-cell table:formula="of:=[.A350]/1000/(60*60*24)" office:value-type="time" office:time-value="PT01H32M47.404S" calcext:value-type="time">
            <text:p>01:3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1.63" calcext:value-type="float">
            <text:p>201.63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1">
          <table:table-cell office:value-type="float" office:value="5583405" calcext:value-type="float">
            <text:p>5583405</text:p>
          </table:table-cell>
          <table:table-cell table:formula="of:=[.A351]/1000/(60*60*24)" office:value-type="time" office:time-value="PT01H33M03.405S" calcext:value-type="time">
            <text:p>01:3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2.19" calcext:value-type="float">
            <text:p>202.19</text:p>
          </table:table-cell>
          <table:table-cell office:value-type="float" office:value="262.9" calcext:value-type="float">
            <text:p>262.9</text:p>
          </table:table-cell>
        </table:table-row>
        <table:table-row table:style-name="ro1">
          <table:table-cell office:value-type="float" office:value="5599405" calcext:value-type="float">
            <text:p>5599405</text:p>
          </table:table-cell>
          <table:table-cell table:formula="of:=[.A352]/1000/(60*60*24)" office:value-type="time" office:time-value="PT01H33M19.405S" calcext:value-type="time">
            <text:p>01:3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2.75" calcext:value-type="float">
            <text:p>202.75</text:p>
          </table:table-cell>
          <table:table-cell office:value-type="float" office:value="263.6" calcext:value-type="float">
            <text:p>263.6</text:p>
          </table:table-cell>
        </table:table-row>
        <table:table-row table:style-name="ro1">
          <table:table-cell office:value-type="float" office:value="5615405" calcext:value-type="float">
            <text:p>5615405</text:p>
          </table:table-cell>
          <table:table-cell table:formula="of:=[.A353]/1000/(60*60*24)" office:value-type="time" office:time-value="PT01H33M35.405S" calcext:value-type="time">
            <text:p>01:3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3.31" calcext:value-type="float">
            <text:p>203.31</text:p>
          </table:table-cell>
          <table:table-cell office:value-type="float" office:value="264.3" calcext:value-type="float">
            <text:p>264.3</text:p>
          </table:table-cell>
        </table:table-row>
        <table:table-row table:style-name="ro1">
          <table:table-cell office:value-type="float" office:value="5631405" calcext:value-type="float">
            <text:p>5631405</text:p>
          </table:table-cell>
          <table:table-cell table:formula="of:=[.A354]/1000/(60*60*24)" office:value-type="time" office:time-value="PT01H33M51.405S" calcext:value-type="time">
            <text:p>01:3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3.87" calcext:value-type="float">
            <text:p>203.8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647405" calcext:value-type="float">
            <text:p>5647405</text:p>
          </table:table-cell>
          <table:table-cell table:formula="of:=[.A355]/1000/(60*60*24)" office:value-type="time" office:time-value="PT01H34M07.405S" calcext:value-type="time">
            <text:p>01:3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4.43" calcext:value-type="float">
            <text:p>204.43</text:p>
          </table:table-cell>
          <table:table-cell office:value-type="float" office:value="265.7" calcext:value-type="float">
            <text:p>265.7</text:p>
          </table:table-cell>
        </table:table-row>
        <table:table-row table:style-name="ro1">
          <table:table-cell office:value-type="float" office:value="5663405" calcext:value-type="float">
            <text:p>5663405</text:p>
          </table:table-cell>
          <table:table-cell table:formula="of:=[.A356]/1000/(60*60*24)" office:value-type="time" office:time-value="PT01H34M23.405S" calcext:value-type="time">
            <text:p>01:3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4.99" calcext:value-type="float">
            <text:p>204.99</text:p>
          </table:table-cell>
          <table:table-cell office:value-type="float" office:value="266.4" calcext:value-type="float">
            <text:p>266.4</text:p>
          </table:table-cell>
        </table:table-row>
        <table:table-row table:style-name="ro1">
          <table:table-cell office:value-type="float" office:value="5679405" calcext:value-type="float">
            <text:p>5679405</text:p>
          </table:table-cell>
          <table:table-cell table:formula="of:=[.A357]/1000/(60*60*24)" office:value-type="time" office:time-value="PT01H34M39.405S" calcext:value-type="time">
            <text:p>01:3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205.55" calcext:value-type="float">
            <text:p>205.55</text:p>
          </table:table-cell>
          <table:table-cell office:value-type="float" office:value="267.1" calcext:value-type="float">
            <text:p>267.1</text:p>
          </table:table-cell>
        </table:table-row>
        <table:table-row table:style-name="ro1">
          <table:table-cell office:value-type="float" office:value="5695405" calcext:value-type="float">
            <text:p>5695405</text:p>
          </table:table-cell>
          <table:table-cell table:formula="of:=[.A358]/1000/(60*60*24)" office:value-type="time" office:time-value="PT01H34M55.405S" calcext:value-type="time">
            <text:p>01:3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6.11" calcext:value-type="float">
            <text:p>206.11</text:p>
          </table:table-cell>
          <table:table-cell office:value-type="float" office:value="267.8" calcext:value-type="float">
            <text:p>267.8</text:p>
          </table:table-cell>
        </table:table-row>
        <table:table-row table:style-name="ro1">
          <table:table-cell office:value-type="float" office:value="5711405" calcext:value-type="float">
            <text:p>5711405</text:p>
          </table:table-cell>
          <table:table-cell table:formula="of:=[.A359]/1000/(60*60*24)" office:value-type="time" office:time-value="PT01H35M11.405S" calcext:value-type="time">
            <text:p>01:3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06.67" calcext:value-type="float">
            <text:p>206.67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float" office:value="5727405" calcext:value-type="float">
            <text:p>5727405</text:p>
          </table:table-cell>
          <table:table-cell table:formula="of:=[.A360]/1000/(60*60*24)" office:value-type="time" office:time-value="PT01H35M27.405S" calcext:value-type="time">
            <text:p>01:3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207.23" calcext:value-type="float">
            <text:p>207.23</text:p>
          </table:table-cell>
          <table:table-cell office:value-type="float" office:value="269.2" calcext:value-type="float">
            <text:p>269.2</text:p>
          </table:table-cell>
        </table:table-row>
        <table:table-row table:style-name="ro1">
          <table:table-cell office:value-type="float" office:value="5743404" calcext:value-type="float">
            <text:p>5743404</text:p>
          </table:table-cell>
          <table:table-cell table:formula="of:=[.A361]/1000/(60*60*24)" office:value-type="time" office:time-value="PT01H35M43.404S" calcext:value-type="time">
            <text:p>01:3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207.78" calcext:value-type="float">
            <text:p>207.78</text:p>
          </table:table-cell>
          <table:table-cell office:value-type="float" office:value="269.9" calcext:value-type="float">
            <text:p>269.9</text:p>
          </table:table-cell>
        </table:table-row>
        <table:table-row table:style-name="ro1">
          <table:table-cell office:value-type="float" office:value="5759405" calcext:value-type="float">
            <text:p>5759405</text:p>
          </table:table-cell>
          <table:table-cell table:formula="of:=[.A362]/1000/(60*60*24)" office:value-type="time" office:time-value="PT01H35M59.405S" calcext:value-type="time">
            <text:p>01:3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208.34" calcext:value-type="float">
            <text:p>208.34</text:p>
          </table:table-cell>
          <table:table-cell office:value-type="float" office:value="270.6" calcext:value-type="float">
            <text:p>270.6</text:p>
          </table:table-cell>
        </table:table-row>
        <table:table-row table:style-name="ro1">
          <table:table-cell office:value-type="float" office:value="5775405" calcext:value-type="float">
            <text:p>5775405</text:p>
          </table:table-cell>
          <table:table-cell table:formula="of:=[.A363]/1000/(60*60*24)" office:value-type="time" office:time-value="PT01H36M15.405S" calcext:value-type="time">
            <text:p>01:36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08.9" calcext:value-type="float">
            <text:p>208.9</text:p>
          </table:table-cell>
          <table:table-cell office:value-type="float" office:value="271.31" calcext:value-type="float">
            <text:p>271.31</text:p>
          </table:table-cell>
        </table:table-row>
        <table:table-row table:style-name="ro1">
          <table:table-cell office:value-type="float" office:value="5791405" calcext:value-type="float">
            <text:p>5791405</text:p>
          </table:table-cell>
          <table:table-cell table:formula="of:=[.A364]/1000/(60*60*24)" office:value-type="time" office:time-value="PT01H36M31.405S" calcext:value-type="time">
            <text:p>01:3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09.46" calcext:value-type="float">
            <text:p>209.46</text:p>
          </table:table-cell>
          <table:table-cell office:value-type="float" office:value="272.01" calcext:value-type="float">
            <text:p>272.01</text:p>
          </table:table-cell>
        </table:table-row>
        <table:table-row table:style-name="ro1">
          <table:table-cell office:value-type="float" office:value="5807405" calcext:value-type="float">
            <text:p>5807405</text:p>
          </table:table-cell>
          <table:table-cell table:formula="of:=[.A365]/1000/(60*60*24)" office:value-type="time" office:time-value="PT01H36M47.405S" calcext:value-type="time">
            <text:p>01:3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0.02" calcext:value-type="float">
            <text:p>210.02</text:p>
          </table:table-cell>
          <table:table-cell office:value-type="float" office:value="272.71" calcext:value-type="float">
            <text:p>272.71</text:p>
          </table:table-cell>
        </table:table-row>
        <table:table-row table:style-name="ro1">
          <table:table-cell office:value-type="float" office:value="5823405" calcext:value-type="float">
            <text:p>5823405</text:p>
          </table:table-cell>
          <table:table-cell table:formula="of:=[.A366]/1000/(60*60*24)" office:value-type="time" office:time-value="PT01H37M03.405S" calcext:value-type="time">
            <text:p>01:37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0.58" calcext:value-type="float">
            <text:p>210.58</text:p>
          </table:table-cell>
          <table:table-cell office:value-type="float" office:value="273.41" calcext:value-type="float">
            <text:p>273.41</text:p>
          </table:table-cell>
        </table:table-row>
        <table:table-row table:style-name="ro1">
          <table:table-cell office:value-type="float" office:value="5839405" calcext:value-type="float">
            <text:p>5839405</text:p>
          </table:table-cell>
          <table:table-cell table:formula="of:=[.A367]/1000/(60*60*24)" office:value-type="time" office:time-value="PT01H37M19.405S" calcext:value-type="time">
            <text:p>01:3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274.11" calcext:value-type="float">
            <text:p>274.11</text:p>
          </table:table-cell>
        </table:table-row>
        <table:table-row table:style-name="ro1">
          <table:table-cell office:value-type="float" office:value="5855405" calcext:value-type="float">
            <text:p>5855405</text:p>
          </table:table-cell>
          <table:table-cell table:formula="of:=[.A368]/1000/(60*60*24)" office:value-type="time" office:time-value="PT01H37M35.405S" calcext:value-type="time">
            <text:p>01:3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1.7" calcext:value-type="float">
            <text:p>211.7</text:p>
          </table:table-cell>
          <table:table-cell office:value-type="float" office:value="274.81" calcext:value-type="float">
            <text:p>274.81</text:p>
          </table:table-cell>
        </table:table-row>
        <table:table-row table:style-name="ro1">
          <table:table-cell office:value-type="float" office:value="5871405" calcext:value-type="float">
            <text:p>5871405</text:p>
          </table:table-cell>
          <table:table-cell table:formula="of:=[.A369]/1000/(60*60*24)" office:value-type="time" office:time-value="PT01H37M51.405S" calcext:value-type="time">
            <text:p>01:3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212.26" calcext:value-type="float">
            <text:p>212.26</text:p>
          </table:table-cell>
          <table:table-cell office:value-type="float" office:value="275.51" calcext:value-type="float">
            <text:p>275.51</text:p>
          </table:table-cell>
        </table:table-row>
        <table:table-row table:style-name="ro1">
          <table:table-cell office:value-type="float" office:value="5887405" calcext:value-type="float">
            <text:p>5887405</text:p>
          </table:table-cell>
          <table:table-cell table:formula="of:=[.A370]/1000/(60*60*24)" office:value-type="time" office:time-value="PT01H38M07.405S" calcext:value-type="time">
            <text:p>01:3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2.82" calcext:value-type="float">
            <text:p>212.82</text:p>
          </table:table-cell>
          <table:table-cell office:value-type="float" office:value="276.21" calcext:value-type="float">
            <text:p>276.21</text:p>
          </table:table-cell>
        </table:table-row>
        <table:table-row table:style-name="ro1">
          <table:table-cell office:value-type="float" office:value="5903405" calcext:value-type="float">
            <text:p>5903405</text:p>
          </table:table-cell>
          <table:table-cell table:formula="of:=[.A371]/1000/(60*60*24)" office:value-type="time" office:time-value="PT01H38M23.405S" calcext:value-type="time">
            <text:p>01:3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3.38" calcext:value-type="float">
            <text:p>213.38</text:p>
          </table:table-cell>
          <table:table-cell office:value-type="float" office:value="276.91" calcext:value-type="float">
            <text:p>276.91</text:p>
          </table:table-cell>
        </table:table-row>
        <table:table-row table:style-name="ro1">
          <table:table-cell office:value-type="float" office:value="5919405" calcext:value-type="float">
            <text:p>5919405</text:p>
          </table:table-cell>
          <table:table-cell table:formula="of:=[.A372]/1000/(60*60*24)" office:value-type="time" office:time-value="PT01H38M39.405S" calcext:value-type="time">
            <text:p>01:38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3.94" calcext:value-type="float">
            <text:p>213.94</text:p>
          </table:table-cell>
          <table:table-cell office:value-type="float" office:value="277.61" calcext:value-type="float">
            <text:p>277.61</text:p>
          </table:table-cell>
        </table:table-row>
        <table:table-row table:style-name="ro1">
          <table:table-cell office:value-type="float" office:value="5935405" calcext:value-type="float">
            <text:p>5935405</text:p>
          </table:table-cell>
          <table:table-cell table:formula="of:=[.A373]/1000/(60*60*24)" office:value-type="time" office:time-value="PT01H38M55.405S" calcext:value-type="time">
            <text:p>01:3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07" calcext:value-type="float">
            <text:p>157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78.31" calcext:value-type="float">
            <text:p>278.31</text:p>
          </table:table-cell>
        </table:table-row>
        <table:table-row table:style-name="ro1">
          <table:table-cell office:value-type="float" office:value="5951405" calcext:value-type="float">
            <text:p>5951405</text:p>
          </table:table-cell>
          <table:table-cell table:formula="of:=[.A374]/1000/(60*60*24)" office:value-type="time" office:time-value="PT01H39M11.405S" calcext:value-type="time">
            <text:p>01:39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5.05" calcext:value-type="float">
            <text:p>215.05</text:p>
          </table:table-cell>
          <table:table-cell office:value-type="float" office:value="279.01" calcext:value-type="float">
            <text:p>279.01</text:p>
          </table:table-cell>
        </table:table-row>
        <table:table-row table:style-name="ro1">
          <table:table-cell office:value-type="float" office:value="5967405" calcext:value-type="float">
            <text:p>5967405</text:p>
          </table:table-cell>
          <table:table-cell table:formula="of:=[.A375]/1000/(60*60*24)" office:value-type="time" office:time-value="PT01H39M27.405S" calcext:value-type="time">
            <text:p>01:39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5.61" calcext:value-type="float">
            <text:p>215.61</text:p>
          </table:table-cell>
          <table:table-cell office:value-type="float" office:value="279.71" calcext:value-type="float">
            <text:p>279.71</text:p>
          </table:table-cell>
        </table:table-row>
        <table:table-row table:style-name="ro1">
          <table:table-cell office:value-type="float" office:value="5983405" calcext:value-type="float">
            <text:p>5983405</text:p>
          </table:table-cell>
          <table:table-cell table:formula="of:=[.A376]/1000/(60*60*24)" office:value-type="time" office:time-value="PT01H39M43.405S" calcext:value-type="time">
            <text:p>01:3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6.17" calcext:value-type="float">
            <text:p>216.17</text:p>
          </table:table-cell>
          <table:table-cell office:value-type="float" office:value="280.41" calcext:value-type="float">
            <text:p>280.41</text:p>
          </table:table-cell>
        </table:table-row>
        <table:table-row table:style-name="ro1">
          <table:table-cell office:value-type="float" office:value="5999405" calcext:value-type="float">
            <text:p>5999405</text:p>
          </table:table-cell>
          <table:table-cell table:formula="of:=[.A377]/1000/(60*60*24)" office:value-type="time" office:time-value="PT01H39M59.405S" calcext:value-type="time">
            <text:p>01:3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6.73" calcext:value-type="float">
            <text:p>216.73</text:p>
          </table:table-cell>
          <table:table-cell office:value-type="float" office:value="281.11" calcext:value-type="float">
            <text:p>281.11</text:p>
          </table:table-cell>
        </table:table-row>
        <table:table-row table:style-name="ro1">
          <table:table-cell office:value-type="float" office:value="6015405" calcext:value-type="float">
            <text:p>6015405</text:p>
          </table:table-cell>
          <table:table-cell table:formula="of:=[.A378]/1000/(60*60*24)" office:value-type="time" office:time-value="PT01H40M15.405S" calcext:value-type="time">
            <text:p>01:4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7.29" calcext:value-type="float">
            <text:p>217.29</text:p>
          </table:table-cell>
          <table:table-cell office:value-type="float" office:value="281.81" calcext:value-type="float">
            <text:p>281.81</text:p>
          </table:table-cell>
        </table:table-row>
        <table:table-row table:style-name="ro1">
          <table:table-cell office:value-type="float" office:value="6031405" calcext:value-type="float">
            <text:p>6031405</text:p>
          </table:table-cell>
          <table:table-cell table:formula="of:=[.A379]/1000/(60*60*24)" office:value-type="time" office:time-value="PT01H40M31.405S" calcext:value-type="time">
            <text:p>01:40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7.85" calcext:value-type="float">
            <text:p>217.85</text:p>
          </table:table-cell>
          <table:table-cell office:value-type="float" office:value="282.51" calcext:value-type="float">
            <text:p>282.51</text:p>
          </table:table-cell>
        </table:table-row>
        <table:table-row table:style-name="ro1">
          <table:table-cell office:value-type="float" office:value="6047405" calcext:value-type="float">
            <text:p>6047405</text:p>
          </table:table-cell>
          <table:table-cell table:formula="of:=[.A380]/1000/(60*60*24)" office:value-type="time" office:time-value="PT01H40M47.405S" calcext:value-type="time">
            <text:p>01:40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8.41" calcext:value-type="float">
            <text:p>218.41</text:p>
          </table:table-cell>
          <table:table-cell office:value-type="float" office:value="283.21" calcext:value-type="float">
            <text:p>283.21</text:p>
          </table:table-cell>
        </table:table-row>
        <table:table-row table:style-name="ro1">
          <table:table-cell office:value-type="float" office:value="6063405" calcext:value-type="float">
            <text:p>6063405</text:p>
          </table:table-cell>
          <table:table-cell table:formula="of:=[.A381]/1000/(60*60*24)" office:value-type="time" office:time-value="PT01H41M03.405S" calcext:value-type="time">
            <text:p>01:41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8.97" calcext:value-type="float">
            <text:p>218.97</text:p>
          </table:table-cell>
          <table:table-cell office:value-type="float" office:value="283.91" calcext:value-type="float">
            <text:p>283.91</text:p>
          </table:table-cell>
        </table:table-row>
        <table:table-row table:style-name="ro1">
          <table:table-cell office:value-type="float" office:value="6079404" calcext:value-type="float">
            <text:p>6079404</text:p>
          </table:table-cell>
          <table:table-cell table:formula="of:=[.A382]/1000/(60*60*24)" office:value-type="time" office:time-value="PT01H41M19.404S" calcext:value-type="time">
            <text:p>01:41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19.53" calcext:value-type="float">
            <text:p>219.53</text:p>
          </table:table-cell>
          <table:table-cell office:value-type="float" office:value="284.61" calcext:value-type="float">
            <text:p>284.61</text:p>
          </table:table-cell>
        </table:table-row>
        <table:table-row table:style-name="ro1">
          <table:table-cell office:value-type="float" office:value="6095405" calcext:value-type="float">
            <text:p>6095405</text:p>
          </table:table-cell>
          <table:table-cell table:formula="of:=[.A383]/1000/(60*60*24)" office:value-type="time" office:time-value="PT01H41M35.405S" calcext:value-type="time">
            <text:p>01:4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0.09" calcext:value-type="float">
            <text:p>220.09</text:p>
          </table:table-cell>
          <table:table-cell office:value-type="float" office:value="285.31" calcext:value-type="float">
            <text:p>285.31</text:p>
          </table:table-cell>
        </table:table-row>
        <table:table-row table:style-name="ro1">
          <table:table-cell office:value-type="float" office:value="6111405" calcext:value-type="float">
            <text:p>6111405</text:p>
          </table:table-cell>
          <table:table-cell table:formula="of:=[.A384]/1000/(60*60*24)" office:value-type="time" office:time-value="PT01H41M51.405S" calcext:value-type="time">
            <text:p>01:4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0.64" calcext:value-type="float">
            <text:p>220.64</text:p>
          </table:table-cell>
          <table:table-cell office:value-type="float" office:value="286.01" calcext:value-type="float">
            <text:p>286.01</text:p>
          </table:table-cell>
        </table:table-row>
        <table:table-row table:style-name="ro1">
          <table:table-cell office:value-type="float" office:value="6127404" calcext:value-type="float">
            <text:p>6127404</text:p>
          </table:table-cell>
          <table:table-cell table:formula="of:=[.A385]/1000/(60*60*24)" office:value-type="time" office:time-value="PT01H42M07.404S" calcext:value-type="time">
            <text:p>01:4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1.2" calcext:value-type="float">
            <text:p>221.2</text:p>
          </table:table-cell>
          <table:table-cell office:value-type="float" office:value="286.71" calcext:value-type="float">
            <text:p>286.71</text:p>
          </table:table-cell>
        </table:table-row>
        <table:table-row table:style-name="ro1">
          <table:table-cell office:value-type="float" office:value="6143405" calcext:value-type="float">
            <text:p>6143405</text:p>
          </table:table-cell>
          <table:table-cell table:formula="of:=[.A386]/1000/(60*60*24)" office:value-type="time" office:time-value="PT01H42M23.405S" calcext:value-type="time">
            <text:p>01:4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1.76" calcext:value-type="float">
            <text:p>221.76</text:p>
          </table:table-cell>
          <table:table-cell office:value-type="float" office:value="287.41" calcext:value-type="float">
            <text:p>287.41</text:p>
          </table:table-cell>
        </table:table-row>
        <table:table-row table:style-name="ro1">
          <table:table-cell office:value-type="float" office:value="6159405" calcext:value-type="float">
            <text:p>6159405</text:p>
          </table:table-cell>
          <table:table-cell table:formula="of:=[.A387]/1000/(60*60*24)" office:value-type="time" office:time-value="PT01H42M39.405S" calcext:value-type="time">
            <text:p>01:4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2.32" calcext:value-type="float">
            <text:p>222.32</text:p>
          </table:table-cell>
          <table:table-cell office:value-type="float" office:value="288.11" calcext:value-type="float">
            <text:p>288.11</text:p>
          </table:table-cell>
        </table:table-row>
        <table:table-row table:style-name="ro1">
          <table:table-cell office:value-type="float" office:value="6175405" calcext:value-type="float">
            <text:p>6175405</text:p>
          </table:table-cell>
          <table:table-cell table:formula="of:=[.A388]/1000/(60*60*24)" office:value-type="time" office:time-value="PT01H42M55.405S" calcext:value-type="time">
            <text:p>01:4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2.88" calcext:value-type="float">
            <text:p>222.88</text:p>
          </table:table-cell>
          <table:table-cell office:value-type="float" office:value="288.81" calcext:value-type="float">
            <text:p>288.81</text:p>
          </table:table-cell>
        </table:table-row>
        <table:table-row table:style-name="ro1">
          <table:table-cell office:value-type="float" office:value="6191405" calcext:value-type="float">
            <text:p>6191405</text:p>
          </table:table-cell>
          <table:table-cell table:formula="of:=[.A389]/1000/(60*60*24)" office:value-type="time" office:time-value="PT01H43M11.405S" calcext:value-type="time">
            <text:p>01:4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3.44" calcext:value-type="float">
            <text:p>223.44</text:p>
          </table:table-cell>
          <table:table-cell office:value-type="float" office:value="289.51" calcext:value-type="float">
            <text:p>289.51</text:p>
          </table:table-cell>
        </table:table-row>
        <table:table-row table:style-name="ro1">
          <table:table-cell office:value-type="float" office:value="6207405" calcext:value-type="float">
            <text:p>6207405</text:p>
          </table:table-cell>
          <table:table-cell table:formula="of:=[.A390]/1000/(60*60*24)" office:value-type="time" office:time-value="PT01H43M27.405S" calcext:value-type="time">
            <text:p>01:4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4" calcext:value-type="float">
            <text:p>224</text:p>
          </table:table-cell>
          <table:table-cell office:value-type="float" office:value="290.21" calcext:value-type="float">
            <text:p>290.21</text:p>
          </table:table-cell>
        </table:table-row>
        <table:table-row table:style-name="ro1">
          <table:table-cell office:value-type="float" office:value="6223405" calcext:value-type="float">
            <text:p>6223405</text:p>
          </table:table-cell>
          <table:table-cell table:formula="of:=[.A391]/1000/(60*60*24)" office:value-type="time" office:time-value="PT01H43M43.405S" calcext:value-type="time">
            <text:p>01:4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4.56" calcext:value-type="float">
            <text:p>224.56</text:p>
          </table:table-cell>
          <table:table-cell office:value-type="float" office:value="290.91" calcext:value-type="float">
            <text:p>290.91</text:p>
          </table:table-cell>
        </table:table-row>
        <table:table-row table:style-name="ro1">
          <table:table-cell office:value-type="float" office:value="6239405" calcext:value-type="float">
            <text:p>6239405</text:p>
          </table:table-cell>
          <table:table-cell table:formula="of:=[.A392]/1000/(60*60*24)" office:value-type="time" office:time-value="PT01H43M59.405S" calcext:value-type="time">
            <text:p>01:4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5.12" calcext:value-type="float">
            <text:p>225.12</text:p>
          </table:table-cell>
          <table:table-cell office:value-type="float" office:value="291.61" calcext:value-type="float">
            <text:p>291.61</text:p>
          </table:table-cell>
        </table:table-row>
        <table:table-row table:style-name="ro1">
          <table:table-cell office:value-type="float" office:value="6255405" calcext:value-type="float">
            <text:p>6255405</text:p>
          </table:table-cell>
          <table:table-cell table:formula="of:=[.A393]/1000/(60*60*24)" office:value-type="time" office:time-value="PT01H44M15.405S" calcext:value-type="time">
            <text:p>01:4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5.67" calcext:value-type="float">
            <text:p>225.67</text:p>
          </table:table-cell>
          <table:table-cell office:value-type="float" office:value="292.31" calcext:value-type="float">
            <text:p>292.31</text:p>
          </table:table-cell>
        </table:table-row>
        <table:table-row table:style-name="ro1">
          <table:table-cell office:value-type="float" office:value="6271405" calcext:value-type="float">
            <text:p>6271405</text:p>
          </table:table-cell>
          <table:table-cell table:formula="of:=[.A394]/1000/(60*60*24)" office:value-type="time" office:time-value="PT01H44M31.405S" calcext:value-type="time">
            <text:p>01:4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6.23" calcext:value-type="float">
            <text:p>226.23</text:p>
          </table:table-cell>
          <table:table-cell office:value-type="float" office:value="293.01" calcext:value-type="float">
            <text:p>293.01</text:p>
          </table:table-cell>
        </table:table-row>
        <table:table-row table:style-name="ro1">
          <table:table-cell office:value-type="float" office:value="6287405" calcext:value-type="float">
            <text:p>6287405</text:p>
          </table:table-cell>
          <table:table-cell table:formula="of:=[.A395]/1000/(60*60*24)" office:value-type="time" office:time-value="PT01H44M47.405S" calcext:value-type="time">
            <text:p>01:4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6.79" calcext:value-type="float">
            <text:p>226.79</text:p>
          </table:table-cell>
          <table:table-cell office:value-type="float" office:value="293.71" calcext:value-type="float">
            <text:p>293.71</text:p>
          </table:table-cell>
        </table:table-row>
        <table:table-row table:style-name="ro1">
          <table:table-cell office:value-type="float" office:value="6303405" calcext:value-type="float">
            <text:p>6303405</text:p>
          </table:table-cell>
          <table:table-cell table:formula="of:=[.A396]/1000/(60*60*24)" office:value-type="time" office:time-value="PT01H45M03.405S" calcext:value-type="time">
            <text:p>01:4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7.35" calcext:value-type="float">
            <text:p>227.35</text:p>
          </table:table-cell>
          <table:table-cell office:value-type="float" office:value="294.41" calcext:value-type="float">
            <text:p>294.41</text:p>
          </table:table-cell>
        </table:table-row>
        <table:table-row table:style-name="ro1">
          <table:table-cell office:value-type="float" office:value="6319405" calcext:value-type="float">
            <text:p>6319405</text:p>
          </table:table-cell>
          <table:table-cell table:formula="of:=[.A397]/1000/(60*60*24)" office:value-type="time" office:time-value="PT01H45M19.405S" calcext:value-type="time">
            <text:p>01:4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227.91" calcext:value-type="float">
            <text:p>227.91</text:p>
          </table:table-cell>
          <table:table-cell office:value-type="float" office:value="295.11" calcext:value-type="float">
            <text:p>295.11</text:p>
          </table:table-cell>
        </table:table-row>
        <table:table-row table:style-name="ro1">
          <table:table-cell office:value-type="float" office:value="6335405" calcext:value-type="float">
            <text:p>6335405</text:p>
          </table:table-cell>
          <table:table-cell table:formula="of:=[.A398]/1000/(60*60*24)" office:value-type="time" office:time-value="PT01H45M35.405S" calcext:value-type="time">
            <text:p>01:4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8.47" calcext:value-type="float">
            <text:p>228.47</text:p>
          </table:table-cell>
          <table:table-cell office:value-type="float" office:value="295.81" calcext:value-type="float">
            <text:p>295.81</text:p>
          </table:table-cell>
        </table:table-row>
        <table:table-row table:style-name="ro1">
          <table:table-cell office:value-type="float" office:value="6351405" calcext:value-type="float">
            <text:p>6351405</text:p>
          </table:table-cell>
          <table:table-cell table:formula="of:=[.A399]/1000/(60*60*24)" office:value-type="time" office:time-value="PT01H45M51.405S" calcext:value-type="time">
            <text:p>01:4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9.03" calcext:value-type="float">
            <text:p>229.03</text:p>
          </table:table-cell>
          <table:table-cell office:value-type="float" office:value="296.51" calcext:value-type="float">
            <text:p>296.51</text:p>
          </table:table-cell>
        </table:table-row>
        <table:table-row table:style-name="ro1">
          <table:table-cell office:value-type="float" office:value="6367405" calcext:value-type="float">
            <text:p>6367405</text:p>
          </table:table-cell>
          <table:table-cell table:formula="of:=[.A400]/1000/(60*60*24)" office:value-type="time" office:time-value="PT01H46M07.405S" calcext:value-type="time">
            <text:p>01:4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29.59" calcext:value-type="float">
            <text:p>229.59</text:p>
          </table:table-cell>
          <table:table-cell office:value-type="float" office:value="297.21" calcext:value-type="float">
            <text:p>297.21</text:p>
          </table:table-cell>
        </table:table-row>
        <table:table-row table:style-name="ro1">
          <table:table-cell office:value-type="float" office:value="6383405" calcext:value-type="float">
            <text:p>6383405</text:p>
          </table:table-cell>
          <table:table-cell table:formula="of:=[.A401]/1000/(60*60*24)" office:value-type="time" office:time-value="PT01H46M23.405S" calcext:value-type="time">
            <text:p>01:4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0.14" calcext:value-type="float">
            <text:p>230.14</text:p>
          </table:table-cell>
          <table:table-cell office:value-type="float" office:value="297.91" calcext:value-type="float">
            <text:p>297.91</text:p>
          </table:table-cell>
        </table:table-row>
        <table:table-row table:style-name="ro1">
          <table:table-cell office:value-type="float" office:value="6399405" calcext:value-type="float">
            <text:p>6399405</text:p>
          </table:table-cell>
          <table:table-cell table:formula="of:=[.A402]/1000/(60*60*24)" office:value-type="time" office:time-value="PT01H46M39.405S" calcext:value-type="time">
            <text:p>01:4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30.7" calcext:value-type="float">
            <text:p>230.7</text:p>
          </table:table-cell>
          <table:table-cell office:value-type="float" office:value="298.61" calcext:value-type="float">
            <text:p>298.61</text:p>
          </table:table-cell>
        </table:table-row>
        <table:table-row table:style-name="ro1">
          <table:table-cell office:value-type="float" office:value="6415405" calcext:value-type="float">
            <text:p>6415405</text:p>
          </table:table-cell>
          <table:table-cell table:formula="of:=[.A403]/1000/(60*60*24)" office:value-type="time" office:time-value="PT01H46M55.405S" calcext:value-type="time">
            <text:p>01:4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1.26" calcext:value-type="float">
            <text:p>231.26</text:p>
          </table:table-cell>
          <table:table-cell office:value-type="float" office:value="299.31" calcext:value-type="float">
            <text:p>299.31</text:p>
          </table:table-cell>
        </table:table-row>
        <table:table-row table:style-name="ro1">
          <table:table-cell office:value-type="float" office:value="6431405" calcext:value-type="float">
            <text:p>6431405</text:p>
          </table:table-cell>
          <table:table-cell table:formula="of:=[.A404]/1000/(60*60*24)" office:value-type="time" office:time-value="PT01H47M11.405S" calcext:value-type="time">
            <text:p>01:4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1.82" calcext:value-type="float">
            <text:p>231.8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447405" calcext:value-type="float">
            <text:p>6447405</text:p>
          </table:table-cell>
          <table:table-cell table:formula="of:=[.A405]/1000/(60*60*24)" office:value-type="time" office:time-value="PT01H47M27.405S" calcext:value-type="time">
            <text:p>01:4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32.38" calcext:value-type="float">
            <text:p>232.38</text:p>
          </table:table-cell>
          <table:table-cell office:value-type="float" office:value="300.7" calcext:value-type="float">
            <text:p>300.7</text:p>
          </table:table-cell>
        </table:table-row>
        <table:table-row table:style-name="ro1">
          <table:table-cell office:value-type="float" office:value="6463405" calcext:value-type="float">
            <text:p>6463405</text:p>
          </table:table-cell>
          <table:table-cell table:formula="of:=[.A406]/1000/(60*60*24)" office:value-type="time" office:time-value="PT01H47M43.405S" calcext:value-type="time">
            <text:p>01:4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2.94" calcext:value-type="float">
            <text:p>232.94</text:p>
          </table:table-cell>
          <table:table-cell office:value-type="float" office:value="301.4" calcext:value-type="float">
            <text:p>301.4</text:p>
          </table:table-cell>
        </table:table-row>
        <table:table-row table:style-name="ro1">
          <table:table-cell office:value-type="float" office:value="6479405" calcext:value-type="float">
            <text:p>6479405</text:p>
          </table:table-cell>
          <table:table-cell table:formula="of:=[.A407]/1000/(60*60*24)" office:value-type="time" office:time-value="PT01H47M59.405S" calcext:value-type="time">
            <text:p>01:4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33.5" calcext:value-type="float">
            <text:p>233.5</text:p>
          </table:table-cell>
          <table:table-cell office:value-type="float" office:value="302.1" calcext:value-type="float">
            <text:p>302.1</text:p>
          </table:table-cell>
        </table:table-row>
        <table:table-row table:style-name="ro1">
          <table:table-cell office:value-type="float" office:value="6495404" calcext:value-type="float">
            <text:p>6495404</text:p>
          </table:table-cell>
          <table:table-cell table:formula="of:=[.A408]/1000/(60*60*24)" office:value-type="time" office:time-value="PT01H48M15.404S" calcext:value-type="time">
            <text:p>01:4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4.05" calcext:value-type="float">
            <text:p>234.05</text:p>
          </table:table-cell>
          <table:table-cell office:value-type="float" office:value="302.8" calcext:value-type="float">
            <text:p>302.8</text:p>
          </table:table-cell>
        </table:table-row>
        <table:table-row table:style-name="ro1">
          <table:table-cell office:value-type="float" office:value="6511405" calcext:value-type="float">
            <text:p>6511405</text:p>
          </table:table-cell>
          <table:table-cell table:formula="of:=[.A409]/1000/(60*60*24)" office:value-type="time" office:time-value="PT01H48M31.405S" calcext:value-type="time">
            <text:p>01:4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4.61" calcext:value-type="float">
            <text:p>234.61</text:p>
          </table:table-cell>
          <table:table-cell office:value-type="float" office:value="303.5" calcext:value-type="float">
            <text:p>303.5</text:p>
          </table:table-cell>
        </table:table-row>
        <table:table-row table:style-name="ro1">
          <table:table-cell office:value-type="float" office:value="6527405" calcext:value-type="float">
            <text:p>6527405</text:p>
          </table:table-cell>
          <table:table-cell table:formula="of:=[.A410]/1000/(60*60*24)" office:value-type="time" office:time-value="PT01H48M47.405S" calcext:value-type="time">
            <text:p>01:4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5.17" calcext:value-type="float">
            <text:p>235.17</text:p>
          </table:table-cell>
          <table:table-cell office:value-type="float" office:value="304.2" calcext:value-type="float">
            <text:p>304.2</text:p>
          </table:table-cell>
        </table:table-row>
        <table:table-row table:style-name="ro1">
          <table:table-cell office:value-type="float" office:value="6543405" calcext:value-type="float">
            <text:p>6543405</text:p>
          </table:table-cell>
          <table:table-cell table:formula="of:=[.A411]/1000/(60*60*24)" office:value-type="time" office:time-value="PT01H49M03.405S" calcext:value-type="time">
            <text:p>01:4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5.73" calcext:value-type="float">
            <text:p>235.73</text:p>
          </table:table-cell>
          <table:table-cell office:value-type="float" office:value="304.9" calcext:value-type="float">
            <text:p>304.9</text:p>
          </table:table-cell>
        </table:table-row>
        <table:table-row table:style-name="ro1">
          <table:table-cell office:value-type="float" office:value="6559405" calcext:value-type="float">
            <text:p>6559405</text:p>
          </table:table-cell>
          <table:table-cell table:formula="of:=[.A412]/1000/(60*60*24)" office:value-type="time" office:time-value="PT01H49M19.405S" calcext:value-type="time">
            <text:p>01:4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36.29" calcext:value-type="float">
            <text:p>236.29</text:p>
          </table:table-cell>
          <table:table-cell office:value-type="float" office:value="305.6" calcext:value-type="float">
            <text:p>305.6</text:p>
          </table:table-cell>
        </table:table-row>
        <table:table-row table:style-name="ro1">
          <table:table-cell office:value-type="float" office:value="6575405" calcext:value-type="float">
            <text:p>6575405</text:p>
          </table:table-cell>
          <table:table-cell table:formula="of:=[.A413]/1000/(60*60*24)" office:value-type="time" office:time-value="PT01H49M35.405S" calcext:value-type="time">
            <text:p>01:4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6.85" calcext:value-type="float">
            <text:p>236.85</text:p>
          </table:table-cell>
          <table:table-cell office:value-type="float" office:value="306.3" calcext:value-type="float">
            <text:p>306.3</text:p>
          </table:table-cell>
        </table:table-row>
        <table:table-row table:style-name="ro1">
          <table:table-cell office:value-type="float" office:value="6591405" calcext:value-type="float">
            <text:p>6591405</text:p>
          </table:table-cell>
          <table:table-cell table:formula="of:=[.A414]/1000/(60*60*24)" office:value-type="time" office:time-value="PT01H49M51.405S" calcext:value-type="time">
            <text:p>01:4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7.41" calcext:value-type="float">
            <text:p>237.4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607405" calcext:value-type="float">
            <text:p>6607405</text:p>
          </table:table-cell>
          <table:table-cell table:formula="of:=[.A415]/1000/(60*60*24)" office:value-type="time" office:time-value="PT01H50M07.405S" calcext:value-type="time">
            <text:p>01:5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37.96" calcext:value-type="float">
            <text:p>237.96</text:p>
          </table:table-cell>
          <table:table-cell office:value-type="float" office:value="307.7" calcext:value-type="float">
            <text:p>307.7</text:p>
          </table:table-cell>
        </table:table-row>
        <table:table-row table:style-name="ro1">
          <table:table-cell office:value-type="float" office:value="6623405" calcext:value-type="float">
            <text:p>6623405</text:p>
          </table:table-cell>
          <table:table-cell table:formula="of:=[.A416]/1000/(60*60*24)" office:value-type="time" office:time-value="PT01H50M23.405S" calcext:value-type="time">
            <text:p>01:5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8.52" calcext:value-type="float">
            <text:p>238.52</text:p>
          </table:table-cell>
          <table:table-cell office:value-type="float" office:value="308.4" calcext:value-type="float">
            <text:p>308.4</text:p>
          </table:table-cell>
        </table:table-row>
        <table:table-row table:style-name="ro1">
          <table:table-cell office:value-type="float" office:value="6639405" calcext:value-type="float">
            <text:p>6639405</text:p>
          </table:table-cell>
          <table:table-cell table:formula="of:=[.A417]/1000/(60*60*24)" office:value-type="time" office:time-value="PT01H50M39.405S" calcext:value-type="time">
            <text:p>01:5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39.08" calcext:value-type="float">
            <text:p>239.08</text:p>
          </table:table-cell>
          <table:table-cell office:value-type="float" office:value="309.09" calcext:value-type="float">
            <text:p>309.09</text:p>
          </table:table-cell>
        </table:table-row>
        <table:table-row table:style-name="ro1">
          <table:table-cell office:value-type="float" office:value="6655405" calcext:value-type="float">
            <text:p>6655405</text:p>
          </table:table-cell>
          <table:table-cell table:formula="of:=[.A418]/1000/(60*60*24)" office:value-type="time" office:time-value="PT01H50M55.405S" calcext:value-type="time">
            <text:p>01:5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39.64" calcext:value-type="float">
            <text:p>239.64</text:p>
          </table:table-cell>
          <table:table-cell office:value-type="float" office:value="309.79" calcext:value-type="float">
            <text:p>309.79</text:p>
          </table:table-cell>
        </table:table-row>
        <table:table-row table:style-name="ro1">
          <table:table-cell office:value-type="float" office:value="6671405" calcext:value-type="float">
            <text:p>6671405</text:p>
          </table:table-cell>
          <table:table-cell table:formula="of:=[.A419]/1000/(60*60*24)" office:value-type="time" office:time-value="PT01H51M11.405S" calcext:value-type="time">
            <text:p>01:5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0.2" calcext:value-type="float">
            <text:p>240.2</text:p>
          </table:table-cell>
          <table:table-cell office:value-type="float" office:value="310.49" calcext:value-type="float">
            <text:p>310.49</text:p>
          </table:table-cell>
        </table:table-row>
        <table:table-row table:style-name="ro1">
          <table:table-cell office:value-type="float" office:value="6687405" calcext:value-type="float">
            <text:p>6687405</text:p>
          </table:table-cell>
          <table:table-cell table:formula="of:=[.A420]/1000/(60*60*24)" office:value-type="time" office:time-value="PT01H51M27.405S" calcext:value-type="time">
            <text:p>01:5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0.76" calcext:value-type="float">
            <text:p>240.76</text:p>
          </table:table-cell>
          <table:table-cell office:value-type="float" office:value="311.19" calcext:value-type="float">
            <text:p>311.19</text:p>
          </table:table-cell>
        </table:table-row>
        <table:table-row table:style-name="ro1">
          <table:table-cell office:value-type="float" office:value="6703405" calcext:value-type="float">
            <text:p>6703405</text:p>
          </table:table-cell>
          <table:table-cell table:formula="of:=[.A421]/1000/(60*60*24)" office:value-type="time" office:time-value="PT01H51M43.405S" calcext:value-type="time">
            <text:p>01:5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1.32" calcext:value-type="float">
            <text:p>241.32</text:p>
          </table:table-cell>
          <table:table-cell office:value-type="float" office:value="311.89" calcext:value-type="float">
            <text:p>311.89</text:p>
          </table:table-cell>
        </table:table-row>
        <table:table-row table:style-name="ro1">
          <table:table-cell office:value-type="float" office:value="6719405" calcext:value-type="float">
            <text:p>6719405</text:p>
          </table:table-cell>
          <table:table-cell table:formula="of:=[.A422]/1000/(60*60*24)" office:value-type="time" office:time-value="PT01H51M59.405S" calcext:value-type="time">
            <text:p>01:5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241.87" calcext:value-type="float">
            <text:p>241.87</text:p>
          </table:table-cell>
          <table:table-cell office:value-type="float" office:value="312.59" calcext:value-type="float">
            <text:p>312.59</text:p>
          </table:table-cell>
        </table:table-row>
        <table:table-row table:style-name="ro1">
          <table:table-cell office:value-type="float" office:value="6735405" calcext:value-type="float">
            <text:p>6735405</text:p>
          </table:table-cell>
          <table:table-cell table:formula="of:=[.A423]/1000/(60*60*24)" office:value-type="time" office:time-value="PT01H52M15.405S" calcext:value-type="time">
            <text:p>01:5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2.43" calcext:value-type="float">
            <text:p>242.43</text:p>
          </table:table-cell>
          <table:table-cell office:value-type="float" office:value="313.29" calcext:value-type="float">
            <text:p>313.29</text:p>
          </table:table-cell>
        </table:table-row>
        <table:table-row table:style-name="ro1">
          <table:table-cell office:value-type="float" office:value="6751405" calcext:value-type="float">
            <text:p>6751405</text:p>
          </table:table-cell>
          <table:table-cell table:formula="of:=[.A424]/1000/(60*60*24)" office:value-type="time" office:time-value="PT01H52M31.405S" calcext:value-type="time">
            <text:p>01:5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42.99" calcext:value-type="float">
            <text:p>242.99</text:p>
          </table:table-cell>
          <table:table-cell office:value-type="float" office:value="313.99" calcext:value-type="float">
            <text:p>313.99</text:p>
          </table:table-cell>
        </table:table-row>
        <table:table-row table:style-name="ro1">
          <table:table-cell office:value-type="float" office:value="6767405" calcext:value-type="float">
            <text:p>6767405</text:p>
          </table:table-cell>
          <table:table-cell table:formula="of:=[.A425]/1000/(60*60*24)" office:value-type="time" office:time-value="PT01H52M47.405S" calcext:value-type="time">
            <text:p>01:5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3.55" calcext:value-type="float">
            <text:p>243.55</text:p>
          </table:table-cell>
          <table:table-cell office:value-type="float" office:value="314.69" calcext:value-type="float">
            <text:p>314.69</text:p>
          </table:table-cell>
        </table:table-row>
        <table:table-row table:style-name="ro1">
          <table:table-cell office:value-type="float" office:value="6783405" calcext:value-type="float">
            <text:p>6783405</text:p>
          </table:table-cell>
          <table:table-cell table:formula="of:=[.A426]/1000/(60*60*24)" office:value-type="time" office:time-value="PT01H53M03.405S" calcext:value-type="time">
            <text:p>01:5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4.11" calcext:value-type="float">
            <text:p>244.11</text:p>
          </table:table-cell>
          <table:table-cell office:value-type="float" office:value="315.38" calcext:value-type="float">
            <text:p>315.38</text:p>
          </table:table-cell>
        </table:table-row>
        <table:table-row table:style-name="ro1">
          <table:table-cell office:value-type="float" office:value="6799405" calcext:value-type="float">
            <text:p>6799405</text:p>
          </table:table-cell>
          <table:table-cell table:formula="of:=[.A427]/1000/(60*60*24)" office:value-type="time" office:time-value="PT01H53M19.405S" calcext:value-type="time">
            <text:p>01:5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4.67" calcext:value-type="float">
            <text:p>244.67</text:p>
          </table:table-cell>
          <table:table-cell office:value-type="float" office:value="316.08" calcext:value-type="float">
            <text:p>316.08</text:p>
          </table:table-cell>
        </table:table-row>
        <table:table-row table:style-name="ro1">
          <table:table-cell office:value-type="float" office:value="6815405" calcext:value-type="float">
            <text:p>6815405</text:p>
          </table:table-cell>
          <table:table-cell table:formula="of:=[.A428]/1000/(60*60*24)" office:value-type="time" office:time-value="PT01H53M35.405S" calcext:value-type="time">
            <text:p>01:5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5.23" calcext:value-type="float">
            <text:p>245.23</text:p>
          </table:table-cell>
          <table:table-cell office:value-type="float" office:value="316.78" calcext:value-type="float">
            <text:p>316.78</text:p>
          </table:table-cell>
        </table:table-row>
        <table:table-row table:style-name="ro1">
          <table:table-cell office:value-type="float" office:value="6831405" calcext:value-type="float">
            <text:p>6831405</text:p>
          </table:table-cell>
          <table:table-cell table:formula="of:=[.A429]/1000/(60*60*24)" office:value-type="time" office:time-value="PT01H53M51.405S" calcext:value-type="time">
            <text:p>01:5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5.78" calcext:value-type="float">
            <text:p>245.78</text:p>
          </table:table-cell>
          <table:table-cell office:value-type="float" office:value="317.48" calcext:value-type="float">
            <text:p>317.48</text:p>
          </table:table-cell>
        </table:table-row>
        <table:table-row table:style-name="ro1">
          <table:table-cell office:value-type="float" office:value="6847405" calcext:value-type="float">
            <text:p>6847405</text:p>
          </table:table-cell>
          <table:table-cell table:formula="of:=[.A430]/1000/(60*60*24)" office:value-type="time" office:time-value="PT01H54M07.405S" calcext:value-type="time">
            <text:p>01:5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46.34" calcext:value-type="float">
            <text:p>246.34</text:p>
          </table:table-cell>
          <table:table-cell office:value-type="float" office:value="318.18" calcext:value-type="float">
            <text:p>318.18</text:p>
          </table:table-cell>
        </table:table-row>
        <table:table-row table:style-name="ro1">
          <table:table-cell office:value-type="float" office:value="6863405" calcext:value-type="float">
            <text:p>6863405</text:p>
          </table:table-cell>
          <table:table-cell table:formula="of:=[.A431]/1000/(60*60*24)" office:value-type="time" office:time-value="PT01H54M23.405S" calcext:value-type="time">
            <text:p>01:5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6.9" calcext:value-type="float">
            <text:p>246.9</text:p>
          </table:table-cell>
          <table:table-cell office:value-type="float" office:value="318.88" calcext:value-type="float">
            <text:p>318.88</text:p>
          </table:table-cell>
        </table:table-row>
        <table:table-row table:style-name="ro1">
          <table:table-cell office:value-type="float" office:value="6879405" calcext:value-type="float">
            <text:p>6879405</text:p>
          </table:table-cell>
          <table:table-cell table:formula="of:=[.A432]/1000/(60*60*24)" office:value-type="time" office:time-value="PT01H54M39.405S" calcext:value-type="time">
            <text:p>01:5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47.46" calcext:value-type="float">
            <text:p>247.46</text:p>
          </table:table-cell>
          <table:table-cell office:value-type="float" office:value="319.58" calcext:value-type="float">
            <text:p>319.58</text:p>
          </table:table-cell>
        </table:table-row>
        <table:table-row table:style-name="ro1">
          <table:table-cell office:value-type="float" office:value="6895405" calcext:value-type="float">
            <text:p>6895405</text:p>
          </table:table-cell>
          <table:table-cell table:formula="of:=[.A433]/1000/(60*60*24)" office:value-type="time" office:time-value="PT01H54M55.405S" calcext:value-type="time">
            <text:p>01:5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248.02" calcext:value-type="float">
            <text:p>248.02</text:p>
          </table:table-cell>
          <table:table-cell office:value-type="float" office:value="320.27" calcext:value-type="float">
            <text:p>320.27</text:p>
          </table:table-cell>
        </table:table-row>
        <table:table-row table:style-name="ro1">
          <table:table-cell office:value-type="float" office:value="6911405" calcext:value-type="float">
            <text:p>6911405</text:p>
          </table:table-cell>
          <table:table-cell table:formula="of:=[.A434]/1000/(60*60*24)" office:value-type="time" office:time-value="PT01H55M11.405S" calcext:value-type="time">
            <text:p>01:5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48.58" calcext:value-type="float">
            <text:p>248.58</text:p>
          </table:table-cell>
          <table:table-cell office:value-type="float" office:value="320.97" calcext:value-type="float">
            <text:p>320.97</text:p>
          </table:table-cell>
        </table:table-row>
        <table:table-row table:style-name="ro1">
          <table:table-cell office:value-type="float" office:value="6927405" calcext:value-type="float">
            <text:p>6927405</text:p>
          </table:table-cell>
          <table:table-cell table:formula="of:=[.A435]/1000/(60*60*24)" office:value-type="time" office:time-value="PT01H55M27.405S" calcext:value-type="time">
            <text:p>01:5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49.13" calcext:value-type="float">
            <text:p>249.13</text:p>
          </table:table-cell>
          <table:table-cell office:value-type="float" office:value="321.67" calcext:value-type="float">
            <text:p>321.67</text:p>
          </table:table-cell>
        </table:table-row>
        <table:table-row table:style-name="ro1">
          <table:table-cell office:value-type="float" office:value="6943405" calcext:value-type="float">
            <text:p>6943405</text:p>
          </table:table-cell>
          <table:table-cell table:formula="of:=[.A436]/1000/(60*60*24)" office:value-type="time" office:time-value="PT01H55M43.405S" calcext:value-type="time">
            <text:p>01:5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49.69" calcext:value-type="float">
            <text:p>249.69</text:p>
          </table:table-cell>
          <table:table-cell office:value-type="float" office:value="322.37" calcext:value-type="float">
            <text:p>322.37</text:p>
          </table:table-cell>
        </table:table-row>
        <table:table-row table:style-name="ro1">
          <table:table-cell office:value-type="float" office:value="6959405" calcext:value-type="float">
            <text:p>6959405</text:p>
          </table:table-cell>
          <table:table-cell table:formula="of:=[.A437]/1000/(60*60*24)" office:value-type="time" office:time-value="PT01H55M59.405S" calcext:value-type="time">
            <text:p>01:5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0.25" calcext:value-type="float">
            <text:p>250.25</text:p>
          </table:table-cell>
          <table:table-cell office:value-type="float" office:value="323.07" calcext:value-type="float">
            <text:p>323.07</text:p>
          </table:table-cell>
        </table:table-row>
        <table:table-row table:style-name="ro1">
          <table:table-cell office:value-type="float" office:value="6975405" calcext:value-type="float">
            <text:p>6975405</text:p>
          </table:table-cell>
          <table:table-cell table:formula="of:=[.A438]/1000/(60*60*24)" office:value-type="time" office:time-value="PT01H56M15.405S" calcext:value-type="time">
            <text:p>01:56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0.81" calcext:value-type="float">
            <text:p>250.81</text:p>
          </table:table-cell>
          <table:table-cell office:value-type="float" office:value="323.77" calcext:value-type="float">
            <text:p>323.77</text:p>
          </table:table-cell>
        </table:table-row>
        <table:table-row table:style-name="ro1">
          <table:table-cell office:value-type="float" office:value="6991405" calcext:value-type="float">
            <text:p>6991405</text:p>
          </table:table-cell>
          <table:table-cell table:formula="of:=[.A439]/1000/(60*60*24)" office:value-type="time" office:time-value="PT01H56M31.405S" calcext:value-type="time">
            <text:p>01:5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1.37" calcext:value-type="float">
            <text:p>251.37</text:p>
          </table:table-cell>
          <table:table-cell office:value-type="float" office:value="324.47" calcext:value-type="float">
            <text:p>324.47</text:p>
          </table:table-cell>
        </table:table-row>
        <table:table-row table:style-name="ro1">
          <table:table-cell office:value-type="float" office:value="7007405" calcext:value-type="float">
            <text:p>7007405</text:p>
          </table:table-cell>
          <table:table-cell table:formula="of:=[.A440]/1000/(60*60*24)" office:value-type="time" office:time-value="PT01H56M47.405S" calcext:value-type="time">
            <text:p>01:5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1.93" calcext:value-type="float">
            <text:p>251.93</text:p>
          </table:table-cell>
          <table:table-cell office:value-type="float" office:value="325.17" calcext:value-type="float">
            <text:p>325.17</text:p>
          </table:table-cell>
        </table:table-row>
        <table:table-row table:style-name="ro1">
          <table:table-cell office:value-type="float" office:value="7023405" calcext:value-type="float">
            <text:p>7023405</text:p>
          </table:table-cell>
          <table:table-cell table:formula="of:=[.A441]/1000/(60*60*24)" office:value-type="time" office:time-value="PT01H57M03.405S" calcext:value-type="time">
            <text:p>01:57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2.48" calcext:value-type="float">
            <text:p>252.48</text:p>
          </table:table-cell>
          <table:table-cell office:value-type="float" office:value="325.86" calcext:value-type="float">
            <text:p>325.86</text:p>
          </table:table-cell>
        </table:table-row>
        <table:table-row table:style-name="ro1">
          <table:table-cell office:value-type="float" office:value="7039405" calcext:value-type="float">
            <text:p>7039405</text:p>
          </table:table-cell>
          <table:table-cell table:formula="of:=[.A442]/1000/(60*60*24)" office:value-type="time" office:time-value="PT01H57M19.405S" calcext:value-type="time">
            <text:p>01:5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3.04" calcext:value-type="float">
            <text:p>253.04</text:p>
          </table:table-cell>
          <table:table-cell office:value-type="float" office:value="326.56" calcext:value-type="float">
            <text:p>326.56</text:p>
          </table:table-cell>
        </table:table-row>
        <table:table-row table:style-name="ro1">
          <table:table-cell office:value-type="float" office:value="7055405" calcext:value-type="float">
            <text:p>7055405</text:p>
          </table:table-cell>
          <table:table-cell table:formula="of:=[.A443]/1000/(60*60*24)" office:value-type="time" office:time-value="PT01H57M35.405S" calcext:value-type="time">
            <text:p>01:5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3.6" calcext:value-type="float">
            <text:p>253.6</text:p>
          </table:table-cell>
          <table:table-cell office:value-type="float" office:value="327.26" calcext:value-type="float">
            <text:p>327.26</text:p>
          </table:table-cell>
        </table:table-row>
        <table:table-row table:style-name="ro1">
          <table:table-cell office:value-type="float" office:value="7071405" calcext:value-type="float">
            <text:p>7071405</text:p>
          </table:table-cell>
          <table:table-cell table:formula="of:=[.A444]/1000/(60*60*24)" office:value-type="time" office:time-value="PT01H57M51.405S" calcext:value-type="time">
            <text:p>01:5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254.16" calcext:value-type="float">
            <text:p>254.16</text:p>
          </table:table-cell>
          <table:table-cell office:value-type="float" office:value="327.96" calcext:value-type="float">
            <text:p>327.96</text:p>
          </table:table-cell>
        </table:table-row>
        <table:table-row table:style-name="ro1">
          <table:table-cell office:value-type="float" office:value="7087405" calcext:value-type="float">
            <text:p>7087405</text:p>
          </table:table-cell>
          <table:table-cell table:formula="of:=[.A445]/1000/(60*60*24)" office:value-type="time" office:time-value="PT01H58M07.405S" calcext:value-type="time">
            <text:p>01:5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54.72" calcext:value-type="float">
            <text:p>254.72</text:p>
          </table:table-cell>
          <table:table-cell office:value-type="float" office:value="328.66" calcext:value-type="float">
            <text:p>328.66</text:p>
          </table:table-cell>
        </table:table-row>
        <table:table-row table:style-name="ro1">
          <table:table-cell office:value-type="float" office:value="7103405" calcext:value-type="float">
            <text:p>7103405</text:p>
          </table:table-cell>
          <table:table-cell table:formula="of:=[.A446]/1000/(60*60*24)" office:value-type="time" office:time-value="PT01H58M23.405S" calcext:value-type="time">
            <text:p>01:5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55.28" calcext:value-type="float">
            <text:p>255.28</text:p>
          </table:table-cell>
          <table:table-cell office:value-type="float" office:value="329.36" calcext:value-type="float">
            <text:p>329.36</text:p>
          </table:table-cell>
        </table:table-row>
        <table:table-row table:style-name="ro1">
          <table:table-cell office:value-type="float" office:value="7119405" calcext:value-type="float">
            <text:p>7119405</text:p>
          </table:table-cell>
          <table:table-cell table:formula="of:=[.A447]/1000/(60*60*24)" office:value-type="time" office:time-value="PT01H58M39.405S" calcext:value-type="time">
            <text:p>01:58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5.83" calcext:value-type="float">
            <text:p>255.83</text:p>
          </table:table-cell>
          <table:table-cell office:value-type="float" office:value="330.05" calcext:value-type="float">
            <text:p>330.05</text:p>
          </table:table-cell>
        </table:table-row>
        <table:table-row table:style-name="ro1">
          <table:table-cell office:value-type="float" office:value="7135405" calcext:value-type="float">
            <text:p>7135405</text:p>
          </table:table-cell>
          <table:table-cell table:formula="of:=[.A448]/1000/(60*60*24)" office:value-type="time" office:time-value="PT01H58M55.405S" calcext:value-type="time">
            <text:p>01:5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6.39" calcext:value-type="float">
            <text:p>256.39</text:p>
          </table:table-cell>
          <table:table-cell office:value-type="float" office:value="330.75" calcext:value-type="float">
            <text:p>330.75</text:p>
          </table:table-cell>
        </table:table-row>
        <table:table-row table:style-name="ro1">
          <table:table-cell office:value-type="float" office:value="7151405" calcext:value-type="float">
            <text:p>7151405</text:p>
          </table:table-cell>
          <table:table-cell table:formula="of:=[.A449]/1000/(60*60*24)" office:value-type="time" office:time-value="PT01H59M11.405S" calcext:value-type="time">
            <text:p>01:59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6.95" calcext:value-type="float">
            <text:p>256.95</text:p>
          </table:table-cell>
          <table:table-cell office:value-type="float" office:value="331.45" calcext:value-type="float">
            <text:p>331.45</text:p>
          </table:table-cell>
        </table:table-row>
        <table:table-row table:style-name="ro1">
          <table:table-cell office:value-type="float" office:value="7167405" calcext:value-type="float">
            <text:p>7167405</text:p>
          </table:table-cell>
          <table:table-cell table:formula="of:=[.A450]/1000/(60*60*24)" office:value-type="time" office:time-value="PT01H59M27.405S" calcext:value-type="time">
            <text:p>01:59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57.51" calcext:value-type="float">
            <text:p>257.51</text:p>
          </table:table-cell>
          <table:table-cell office:value-type="float" office:value="332.15" calcext:value-type="float">
            <text:p>332.15</text:p>
          </table:table-cell>
        </table:table-row>
        <table:table-row table:style-name="ro1">
          <table:table-cell office:value-type="float" office:value="7183405" calcext:value-type="float">
            <text:p>7183405</text:p>
          </table:table-cell>
          <table:table-cell table:formula="of:=[.A451]/1000/(60*60*24)" office:value-type="time" office:time-value="PT01H59M43.405S" calcext:value-type="time">
            <text:p>01:5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8.07" calcext:value-type="float">
            <text:p>258.07</text:p>
          </table:table-cell>
          <table:table-cell office:value-type="float" office:value="332.85" calcext:value-type="float">
            <text:p>332.85</text:p>
          </table:table-cell>
        </table:table-row>
        <table:table-row table:style-name="ro1">
          <table:table-cell office:value-type="float" office:value="7199405" calcext:value-type="float">
            <text:p>7199405</text:p>
          </table:table-cell>
          <table:table-cell table:formula="of:=[.A452]/1000/(60*60*24)" office:value-type="time" office:time-value="PT01H59M59.405S" calcext:value-type="time">
            <text:p>01:5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8.62" calcext:value-type="float">
            <text:p>258.62</text:p>
          </table:table-cell>
          <table:table-cell office:value-type="float" office:value="333.55" calcext:value-type="float">
            <text:p>333.55</text:p>
          </table:table-cell>
        </table:table-row>
        <table:table-row table:style-name="ro1">
          <table:table-cell office:value-type="float" office:value="7215405" calcext:value-type="float">
            <text:p>7215405</text:p>
          </table:table-cell>
          <table:table-cell table:formula="of:=[.A453]/1000/(60*60*24)" office:value-type="time" office:time-value="PT02H00M15.405S" calcext:value-type="time">
            <text:p>02:0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9.18" calcext:value-type="float">
            <text:p>259.18</text:p>
          </table:table-cell>
          <table:table-cell office:value-type="float" office:value="334.25" calcext:value-type="float">
            <text:p>334.25</text:p>
          </table:table-cell>
        </table:table-row>
        <table:table-row table:style-name="ro1">
          <table:table-cell office:value-type="float" office:value="7231405" calcext:value-type="float">
            <text:p>7231405</text:p>
          </table:table-cell>
          <table:table-cell table:formula="of:=[.A454]/1000/(60*60*24)" office:value-type="time" office:time-value="PT02H00M31.405S" calcext:value-type="time">
            <text:p>02:00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59.74" calcext:value-type="float">
            <text:p>259.74</text:p>
          </table:table-cell>
          <table:table-cell office:value-type="float" office:value="334.95" calcext:value-type="float">
            <text:p>334.95</text:p>
          </table:table-cell>
        </table:table-row>
        <table:table-row table:style-name="ro1">
          <table:table-cell office:value-type="float" office:value="7247405" calcext:value-type="float">
            <text:p>7247405</text:p>
          </table:table-cell>
          <table:table-cell table:formula="of:=[.A455]/1000/(60*60*24)" office:value-type="time" office:time-value="PT02H00M47.405S" calcext:value-type="time">
            <text:p>02:00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0.3" calcext:value-type="float">
            <text:p>260.3</text:p>
          </table:table-cell>
          <table:table-cell office:value-type="float" office:value="335.64" calcext:value-type="float">
            <text:p>335.64</text:p>
          </table:table-cell>
        </table:table-row>
        <table:table-row table:style-name="ro1">
          <table:table-cell office:value-type="float" office:value="7263405" calcext:value-type="float">
            <text:p>7263405</text:p>
          </table:table-cell>
          <table:table-cell table:formula="of:=[.A456]/1000/(60*60*24)" office:value-type="time" office:time-value="PT02H01M03.405S" calcext:value-type="time">
            <text:p>02:01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0.86" calcext:value-type="float">
            <text:p>260.86</text:p>
          </table:table-cell>
          <table:table-cell office:value-type="float" office:value="336.34" calcext:value-type="float">
            <text:p>336.34</text:p>
          </table:table-cell>
        </table:table-row>
        <table:table-row table:style-name="ro1">
          <table:table-cell office:value-type="float" office:value="7279405" calcext:value-type="float">
            <text:p>7279405</text:p>
          </table:table-cell>
          <table:table-cell table:formula="of:=[.A457]/1000/(60*60*24)" office:value-type="time" office:time-value="PT02H01M19.405S" calcext:value-type="time">
            <text:p>02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1.42" calcext:value-type="float">
            <text:p>261.42</text:p>
          </table:table-cell>
          <table:table-cell office:value-type="float" office:value="337.04" calcext:value-type="float">
            <text:p>337.04</text:p>
          </table:table-cell>
        </table:table-row>
        <table:table-row table:style-name="ro1">
          <table:table-cell office:value-type="float" office:value="7295405" calcext:value-type="float">
            <text:p>7295405</text:p>
          </table:table-cell>
          <table:table-cell table:formula="of:=[.A458]/1000/(60*60*24)" office:value-type="time" office:time-value="PT02H01M35.405S" calcext:value-type="time">
            <text:p>02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1.97" calcext:value-type="float">
            <text:p>261.97</text:p>
          </table:table-cell>
          <table:table-cell office:value-type="float" office:value="337.74" calcext:value-type="float">
            <text:p>337.74</text:p>
          </table:table-cell>
        </table:table-row>
        <table:table-row table:style-name="ro1">
          <table:table-cell office:value-type="float" office:value="7311405" calcext:value-type="float">
            <text:p>7311405</text:p>
          </table:table-cell>
          <table:table-cell table:formula="of:=[.A459]/1000/(60*60*24)" office:value-type="time" office:time-value="PT02H01M51.405S" calcext:value-type="time">
            <text:p>02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2.53" calcext:value-type="float">
            <text:p>262.53</text:p>
          </table:table-cell>
          <table:table-cell office:value-type="float" office:value="338.43" calcext:value-type="float">
            <text:p>338.43</text:p>
          </table:table-cell>
        </table:table-row>
        <table:table-row table:style-name="ro1">
          <table:table-cell office:value-type="float" office:value="7327405" calcext:value-type="float">
            <text:p>7327405</text:p>
          </table:table-cell>
          <table:table-cell table:formula="of:=[.A460]/1000/(60*60*24)" office:value-type="time" office:time-value="PT02H02M07.405S" calcext:value-type="time">
            <text:p>02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3.09" calcext:value-type="float">
            <text:p>263.09</text:p>
          </table:table-cell>
          <table:table-cell office:value-type="float" office:value="339.13" calcext:value-type="float">
            <text:p>339.13</text:p>
          </table:table-cell>
        </table:table-row>
        <table:table-row table:style-name="ro1">
          <table:table-cell office:value-type="float" office:value="7343405" calcext:value-type="float">
            <text:p>7343405</text:p>
          </table:table-cell>
          <table:table-cell table:formula="of:=[.A461]/1000/(60*60*24)" office:value-type="time" office:time-value="PT02H02M23.405S" calcext:value-type="time">
            <text:p>02:0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3.65" calcext:value-type="float">
            <text:p>263.65</text:p>
          </table:table-cell>
          <table:table-cell office:value-type="float" office:value="339.83" calcext:value-type="float">
            <text:p>339.83</text:p>
          </table:table-cell>
        </table:table-row>
        <table:table-row table:style-name="ro1">
          <table:table-cell office:value-type="float" office:value="7359405" calcext:value-type="float">
            <text:p>7359405</text:p>
          </table:table-cell>
          <table:table-cell table:formula="of:=[.A462]/1000/(60*60*24)" office:value-type="time" office:time-value="PT02H02M39.405S" calcext:value-type="time">
            <text:p>02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4.21" calcext:value-type="float">
            <text:p>264.21</text:p>
          </table:table-cell>
          <table:table-cell office:value-type="float" office:value="340.53" calcext:value-type="float">
            <text:p>340.53</text:p>
          </table:table-cell>
        </table:table-row>
        <table:table-row table:style-name="ro1">
          <table:table-cell office:value-type="float" office:value="7375405" calcext:value-type="float">
            <text:p>7375405</text:p>
          </table:table-cell>
          <table:table-cell table:formula="of:=[.A463]/1000/(60*60*24)" office:value-type="time" office:time-value="PT02H02M55.405S" calcext:value-type="time">
            <text:p>02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4.76" calcext:value-type="float">
            <text:p>264.76</text:p>
          </table:table-cell>
          <table:table-cell office:value-type="float" office:value="341.23" calcext:value-type="float">
            <text:p>341.23</text:p>
          </table:table-cell>
        </table:table-row>
        <table:table-row table:style-name="ro1">
          <table:table-cell office:value-type="float" office:value="7391404" calcext:value-type="float">
            <text:p>7391404</text:p>
          </table:table-cell>
          <table:table-cell table:formula="of:=[.A464]/1000/(60*60*24)" office:value-type="time" office:time-value="PT02H03M11.404S" calcext:value-type="time">
            <text:p>02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5.32" calcext:value-type="float">
            <text:p>265.32</text:p>
          </table:table-cell>
          <table:table-cell office:value-type="float" office:value="341.93" calcext:value-type="float">
            <text:p>341.93</text:p>
          </table:table-cell>
        </table:table-row>
        <table:table-row table:style-name="ro1">
          <table:table-cell office:value-type="float" office:value="7407405" calcext:value-type="float">
            <text:p>7407405</text:p>
          </table:table-cell>
          <table:table-cell table:formula="of:=[.A465]/1000/(60*60*24)" office:value-type="time" office:time-value="PT02H03M27.405S" calcext:value-type="time">
            <text:p>02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5.88" calcext:value-type="float">
            <text:p>265.88</text:p>
          </table:table-cell>
          <table:table-cell office:value-type="float" office:value="342.62" calcext:value-type="float">
            <text:p>342.62</text:p>
          </table:table-cell>
        </table:table-row>
        <table:table-row table:style-name="ro1">
          <table:table-cell office:value-type="float" office:value="7423405" calcext:value-type="float">
            <text:p>7423405</text:p>
          </table:table-cell>
          <table:table-cell table:formula="of:=[.A466]/1000/(60*60*24)" office:value-type="time" office:time-value="PT02H03M43.405S" calcext:value-type="time">
            <text:p>02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6.44" calcext:value-type="float">
            <text:p>266.44</text:p>
          </table:table-cell>
          <table:table-cell office:value-type="float" office:value="343.32" calcext:value-type="float">
            <text:p>343.32</text:p>
          </table:table-cell>
        </table:table-row>
        <table:table-row table:style-name="ro1">
          <table:table-cell office:value-type="float" office:value="7439405" calcext:value-type="float">
            <text:p>7439405</text:p>
          </table:table-cell>
          <table:table-cell table:formula="of:=[.A467]/1000/(60*60*24)" office:value-type="time" office:time-value="PT02H03M59.405S" calcext:value-type="time">
            <text:p>02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7" calcext:value-type="float">
            <text:p>267</text:p>
          </table:table-cell>
          <table:table-cell office:value-type="float" office:value="344.02" calcext:value-type="float">
            <text:p>344.02</text:p>
          </table:table-cell>
        </table:table-row>
        <table:table-row table:style-name="ro1">
          <table:table-cell office:value-type="float" office:value="7455405" calcext:value-type="float">
            <text:p>7455405</text:p>
          </table:table-cell>
          <table:table-cell table:formula="of:=[.A468]/1000/(60*60*24)" office:value-type="time" office:time-value="PT02H04M15.405S" calcext:value-type="time">
            <text:p>02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7.55" calcext:value-type="float">
            <text:p>267.55</text:p>
          </table:table-cell>
          <table:table-cell office:value-type="float" office:value="344.72" calcext:value-type="float">
            <text:p>344.72</text:p>
          </table:table-cell>
        </table:table-row>
        <table:table-row table:style-name="ro1">
          <table:table-cell office:value-type="float" office:value="7471404" calcext:value-type="float">
            <text:p>7471404</text:p>
          </table:table-cell>
          <table:table-cell table:formula="of:=[.A469]/1000/(60*60*24)" office:value-type="time" office:time-value="PT02H04M31.404S" calcext:value-type="time">
            <text:p>02:0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68.11" calcext:value-type="float">
            <text:p>268.11</text:p>
          </table:table-cell>
          <table:table-cell office:value-type="float" office:value="345.41" calcext:value-type="float">
            <text:p>345.41</text:p>
          </table:table-cell>
        </table:table-row>
        <table:table-row table:style-name="ro1">
          <table:table-cell office:value-type="float" office:value="7487405" calcext:value-type="float">
            <text:p>7487405</text:p>
          </table:table-cell>
          <table:table-cell table:formula="of:=[.A470]/1000/(60*60*24)" office:value-type="time" office:time-value="PT02H04M47.405S" calcext:value-type="time">
            <text:p>02:0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68.67" calcext:value-type="float">
            <text:p>268.67</text:p>
          </table:table-cell>
          <table:table-cell office:value-type="float" office:value="346.11" calcext:value-type="float">
            <text:p>346.11</text:p>
          </table:table-cell>
        </table:table-row>
        <table:table-row table:style-name="ro1">
          <table:table-cell office:value-type="float" office:value="7503405" calcext:value-type="float">
            <text:p>7503405</text:p>
          </table:table-cell>
          <table:table-cell table:formula="of:=[.A471]/1000/(60*60*24)" office:value-type="time" office:time-value="PT02H05M03.405S" calcext:value-type="time">
            <text:p>02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9.23" calcext:value-type="float">
            <text:p>269.23</text:p>
          </table:table-cell>
          <table:table-cell office:value-type="float" office:value="346.81" calcext:value-type="float">
            <text:p>346.81</text:p>
          </table:table-cell>
        </table:table-row>
        <table:table-row table:style-name="ro1">
          <table:table-cell office:value-type="float" office:value="7519405" calcext:value-type="float">
            <text:p>7519405</text:p>
          </table:table-cell>
          <table:table-cell table:formula="of:=[.A472]/1000/(60*60*24)" office:value-type="time" office:time-value="PT02H05M19.405S" calcext:value-type="time">
            <text:p>02:0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69.79" calcext:value-type="float">
            <text:p>269.79</text:p>
          </table:table-cell>
          <table:table-cell office:value-type="float" office:value="347.51" calcext:value-type="float">
            <text:p>347.51</text:p>
          </table:table-cell>
        </table:table-row>
        <table:table-row table:style-name="ro1">
          <table:table-cell office:value-type="float" office:value="7535405" calcext:value-type="float">
            <text:p>7535405</text:p>
          </table:table-cell>
          <table:table-cell table:formula="of:=[.A473]/1000/(60*60*24)" office:value-type="time" office:time-value="PT02H05M35.405S" calcext:value-type="time">
            <text:p>02:0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0.35" calcext:value-type="float">
            <text:p>270.35</text:p>
          </table:table-cell>
          <table:table-cell office:value-type="float" office:value="348.2" calcext:value-type="float">
            <text:p>348.2</text:p>
          </table:table-cell>
        </table:table-row>
        <table:table-row table:style-name="ro1">
          <table:table-cell office:value-type="float" office:value="7551405" calcext:value-type="float">
            <text:p>7551405</text:p>
          </table:table-cell>
          <table:table-cell table:formula="of:=[.A474]/1000/(60*60*24)" office:value-type="time" office:time-value="PT02H05M51.405S" calcext:value-type="time">
            <text:p>02:0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0.9" calcext:value-type="float">
            <text:p>270.9</text:p>
          </table:table-cell>
          <table:table-cell office:value-type="float" office:value="348.9" calcext:value-type="float">
            <text:p>348.9</text:p>
          </table:table-cell>
        </table:table-row>
        <table:table-row table:style-name="ro1">
          <table:table-cell office:value-type="float" office:value="7567405" calcext:value-type="float">
            <text:p>7567405</text:p>
          </table:table-cell>
          <table:table-cell table:formula="of:=[.A475]/1000/(60*60*24)" office:value-type="time" office:time-value="PT02H06M07.405S" calcext:value-type="time">
            <text:p>02:0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1.46" calcext:value-type="float">
            <text:p>271.46</text:p>
          </table:table-cell>
          <table:table-cell office:value-type="float" office:value="349.6" calcext:value-type="float">
            <text:p>349.6</text:p>
          </table:table-cell>
        </table:table-row>
        <table:table-row table:style-name="ro1">
          <table:table-cell office:value-type="float" office:value="7583405" calcext:value-type="float">
            <text:p>7583405</text:p>
          </table:table-cell>
          <table:table-cell table:formula="of:=[.A476]/1000/(60*60*24)" office:value-type="time" office:time-value="PT02H06M23.405S" calcext:value-type="time">
            <text:p>02:0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2.02" calcext:value-type="float">
            <text:p>272.02</text:p>
          </table:table-cell>
          <table:table-cell office:value-type="float" office:value="350.3" calcext:value-type="float">
            <text:p>350.3</text:p>
          </table:table-cell>
        </table:table-row>
        <table:table-row table:style-name="ro1">
          <table:table-cell office:value-type="float" office:value="7599405" calcext:value-type="float">
            <text:p>7599405</text:p>
          </table:table-cell>
          <table:table-cell table:formula="of:=[.A477]/1000/(60*60*24)" office:value-type="time" office:time-value="PT02H06M39.405S" calcext:value-type="time">
            <text:p>02:0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2.58" calcext:value-type="float">
            <text:p>272.5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615405" calcext:value-type="float">
            <text:p>7615405</text:p>
          </table:table-cell>
          <table:table-cell table:formula="of:=[.A478]/1000/(60*60*24)" office:value-type="time" office:time-value="PT02H06M55.405S" calcext:value-type="time">
            <text:p>02:0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3.14" calcext:value-type="float">
            <text:p>273.14</text:p>
          </table:table-cell>
          <table:table-cell office:value-type="float" office:value="351.69" calcext:value-type="float">
            <text:p>351.69</text:p>
          </table:table-cell>
        </table:table-row>
        <table:table-row table:style-name="ro1">
          <table:table-cell office:value-type="float" office:value="7631405" calcext:value-type="float">
            <text:p>7631405</text:p>
          </table:table-cell>
          <table:table-cell table:formula="of:=[.A479]/1000/(60*60*24)" office:value-type="time" office:time-value="PT02H07M11.405S" calcext:value-type="time">
            <text:p>02:0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3.69" calcext:value-type="float">
            <text:p>273.69</text:p>
          </table:table-cell>
          <table:table-cell office:value-type="float" office:value="352.39" calcext:value-type="float">
            <text:p>352.39</text:p>
          </table:table-cell>
        </table:table-row>
        <table:table-row table:style-name="ro1">
          <table:table-cell office:value-type="float" office:value="7647405" calcext:value-type="float">
            <text:p>7647405</text:p>
          </table:table-cell>
          <table:table-cell table:formula="of:=[.A480]/1000/(60*60*24)" office:value-type="time" office:time-value="PT02H07M27.405S" calcext:value-type="time">
            <text:p>02:0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4.25" calcext:value-type="float">
            <text:p>274.25</text:p>
          </table:table-cell>
          <table:table-cell office:value-type="float" office:value="353.09" calcext:value-type="float">
            <text:p>353.09</text:p>
          </table:table-cell>
        </table:table-row>
        <table:table-row table:style-name="ro1">
          <table:table-cell office:value-type="float" office:value="7663405" calcext:value-type="float">
            <text:p>7663405</text:p>
          </table:table-cell>
          <table:table-cell table:formula="of:=[.A481]/1000/(60*60*24)" office:value-type="time" office:time-value="PT02H07M43.405S" calcext:value-type="time">
            <text:p>02:0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4.81" calcext:value-type="float">
            <text:p>274.81</text:p>
          </table:table-cell>
          <table:table-cell office:value-type="float" office:value="353.78" calcext:value-type="float">
            <text:p>353.78</text:p>
          </table:table-cell>
        </table:table-row>
        <table:table-row table:style-name="ro1">
          <table:table-cell office:value-type="float" office:value="7679405" calcext:value-type="float">
            <text:p>7679405</text:p>
          </table:table-cell>
          <table:table-cell table:formula="of:=[.A482]/1000/(60*60*24)" office:value-type="time" office:time-value="PT02H07M59.405S" calcext:value-type="time">
            <text:p>02:0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5.37" calcext:value-type="float">
            <text:p>275.37</text:p>
          </table:table-cell>
          <table:table-cell office:value-type="float" office:value="354.48" calcext:value-type="float">
            <text:p>354.48</text:p>
          </table:table-cell>
        </table:table-row>
        <table:table-row table:style-name="ro1">
          <table:table-cell office:value-type="float" office:value="7695405" calcext:value-type="float">
            <text:p>7695405</text:p>
          </table:table-cell>
          <table:table-cell table:formula="of:=[.A483]/1000/(60*60*24)" office:value-type="time" office:time-value="PT02H08M15.405S" calcext:value-type="time">
            <text:p>02:0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5.93" calcext:value-type="float">
            <text:p>275.93</text:p>
          </table:table-cell>
          <table:table-cell office:value-type="float" office:value="355.18" calcext:value-type="float">
            <text:p>355.18</text:p>
          </table:table-cell>
        </table:table-row>
        <table:table-row table:style-name="ro1">
          <table:table-cell office:value-type="float" office:value="7711405" calcext:value-type="float">
            <text:p>7711405</text:p>
          </table:table-cell>
          <table:table-cell table:formula="of:=[.A484]/1000/(60*60*24)" office:value-type="time" office:time-value="PT02H08M31.405S" calcext:value-type="time">
            <text:p>02:0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76.48" calcext:value-type="float">
            <text:p>276.48</text:p>
          </table:table-cell>
          <table:table-cell office:value-type="float" office:value="355.88" calcext:value-type="float">
            <text:p>355.88</text:p>
          </table:table-cell>
        </table:table-row>
        <table:table-row table:style-name="ro1">
          <table:table-cell office:value-type="float" office:value="7727405" calcext:value-type="float">
            <text:p>7727405</text:p>
          </table:table-cell>
          <table:table-cell table:formula="of:=[.A485]/1000/(60*60*24)" office:value-type="time" office:time-value="PT02H08M47.405S" calcext:value-type="time">
            <text:p>02:0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7.04" calcext:value-type="float">
            <text:p>277.04</text:p>
          </table:table-cell>
          <table:table-cell office:value-type="float" office:value="356.57" calcext:value-type="float">
            <text:p>356.57</text:p>
          </table:table-cell>
        </table:table-row>
        <table:table-row table:style-name="ro1">
          <table:table-cell office:value-type="float" office:value="7743405" calcext:value-type="float">
            <text:p>7743405</text:p>
          </table:table-cell>
          <table:table-cell table:formula="of:=[.A486]/1000/(60*60*24)" office:value-type="time" office:time-value="PT02H09M03.405S" calcext:value-type="time">
            <text:p>02:0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7.6" calcext:value-type="float">
            <text:p>277.6</text:p>
          </table:table-cell>
          <table:table-cell office:value-type="float" office:value="357.27" calcext:value-type="float">
            <text:p>357.27</text:p>
          </table:table-cell>
        </table:table-row>
        <table:table-row table:style-name="ro1">
          <table:table-cell office:value-type="float" office:value="7759405" calcext:value-type="float">
            <text:p>7759405</text:p>
          </table:table-cell>
          <table:table-cell table:formula="of:=[.A487]/1000/(60*60*24)" office:value-type="time" office:time-value="PT02H09M19.405S" calcext:value-type="time">
            <text:p>02:0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8.16" calcext:value-type="float">
            <text:p>278.16</text:p>
          </table:table-cell>
          <table:table-cell office:value-type="float" office:value="357.97" calcext:value-type="float">
            <text:p>357.97</text:p>
          </table:table-cell>
        </table:table-row>
        <table:table-row table:style-name="ro1">
          <table:table-cell office:value-type="float" office:value="7775405" calcext:value-type="float">
            <text:p>7775405</text:p>
          </table:table-cell>
          <table:table-cell table:formula="of:=[.A488]/1000/(60*60*24)" office:value-type="time" office:time-value="PT02H09M35.405S" calcext:value-type="time">
            <text:p>02:0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78.71" calcext:value-type="float">
            <text:p>278.71</text:p>
          </table:table-cell>
          <table:table-cell office:value-type="float" office:value="358.66" calcext:value-type="float">
            <text:p>358.66</text:p>
          </table:table-cell>
        </table:table-row>
        <table:table-row table:style-name="ro1">
          <table:table-cell office:value-type="float" office:value="7791405" calcext:value-type="float">
            <text:p>7791405</text:p>
          </table:table-cell>
          <table:table-cell table:formula="of:=[.A489]/1000/(60*60*24)" office:value-type="time" office:time-value="PT02H09M51.405S" calcext:value-type="time">
            <text:p>02:0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9.27" calcext:value-type="float">
            <text:p>279.27</text:p>
          </table:table-cell>
          <table:table-cell office:value-type="float" office:value="359.36" calcext:value-type="float">
            <text:p>359.36</text:p>
          </table:table-cell>
        </table:table-row>
        <table:table-row table:style-name="ro1">
          <table:table-cell office:value-type="float" office:value="7807404" calcext:value-type="float">
            <text:p>7807404</text:p>
          </table:table-cell>
          <table:table-cell table:formula="of:=[.A490]/1000/(60*60*24)" office:value-type="time" office:time-value="PT02H10M07.404S" calcext:value-type="time">
            <text:p>02:1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79.83" calcext:value-type="float">
            <text:p>279.83</text:p>
          </table:table-cell>
          <table:table-cell office:value-type="float" office:value="360.06" calcext:value-type="float">
            <text:p>360.06</text:p>
          </table:table-cell>
        </table:table-row>
        <table:table-row table:style-name="ro1">
          <table:table-cell office:value-type="float" office:value="7823405" calcext:value-type="float">
            <text:p>7823405</text:p>
          </table:table-cell>
          <table:table-cell table:formula="of:=[.A491]/1000/(60*60*24)" office:value-type="time" office:time-value="PT02H10M23.405S" calcext:value-type="time">
            <text:p>02:1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0.39" calcext:value-type="float">
            <text:p>280.39</text:p>
          </table:table-cell>
          <table:table-cell office:value-type="float" office:value="360.75" calcext:value-type="float">
            <text:p>360.75</text:p>
          </table:table-cell>
        </table:table-row>
        <table:table-row table:style-name="ro1">
          <table:table-cell office:value-type="float" office:value="7839405" calcext:value-type="float">
            <text:p>7839405</text:p>
          </table:table-cell>
          <table:table-cell table:formula="of:=[.A492]/1000/(60*60*24)" office:value-type="time" office:time-value="PT02H10M39.405S" calcext:value-type="time">
            <text:p>02:1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0.95" calcext:value-type="float">
            <text:p>280.95</text:p>
          </table:table-cell>
          <table:table-cell office:value-type="float" office:value="361.45" calcext:value-type="float">
            <text:p>361.45</text:p>
          </table:table-cell>
        </table:table-row>
        <table:table-row table:style-name="ro1">
          <table:table-cell office:value-type="float" office:value="7855405" calcext:value-type="float">
            <text:p>7855405</text:p>
          </table:table-cell>
          <table:table-cell table:formula="of:=[.A493]/1000/(60*60*24)" office:value-type="time" office:time-value="PT02H10M55.405S" calcext:value-type="time">
            <text:p>02:1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1.5" calcext:value-type="float">
            <text:p>281.5</text:p>
          </table:table-cell>
          <table:table-cell office:value-type="float" office:value="362.15" calcext:value-type="float">
            <text:p>362.15</text:p>
          </table:table-cell>
        </table:table-row>
        <table:table-row table:style-name="ro1">
          <table:table-cell office:value-type="float" office:value="7871405" calcext:value-type="float">
            <text:p>7871405</text:p>
          </table:table-cell>
          <table:table-cell table:formula="of:=[.A494]/1000/(60*60*24)" office:value-type="time" office:time-value="PT02H11M11.405S" calcext:value-type="time">
            <text:p>02:1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2.06" calcext:value-type="float">
            <text:p>282.06</text:p>
          </table:table-cell>
          <table:table-cell office:value-type="float" office:value="362.84" calcext:value-type="float">
            <text:p>362.84</text:p>
          </table:table-cell>
        </table:table-row>
        <table:table-row table:style-name="ro1">
          <table:table-cell office:value-type="float" office:value="7887405" calcext:value-type="float">
            <text:p>7887405</text:p>
          </table:table-cell>
          <table:table-cell table:formula="of:=[.A495]/1000/(60*60*24)" office:value-type="time" office:time-value="PT02H11M27.405S" calcext:value-type="time">
            <text:p>02:1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2.62" calcext:value-type="float">
            <text:p>282.62</text:p>
          </table:table-cell>
          <table:table-cell office:value-type="float" office:value="363.54" calcext:value-type="float">
            <text:p>363.54</text:p>
          </table:table-cell>
        </table:table-row>
        <table:table-row table:style-name="ro1">
          <table:table-cell office:value-type="float" office:value="7903405" calcext:value-type="float">
            <text:p>7903405</text:p>
          </table:table-cell>
          <table:table-cell table:formula="of:=[.A496]/1000/(60*60*24)" office:value-type="time" office:time-value="PT02H11M43.405S" calcext:value-type="time">
            <text:p>02:1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3.18" calcext:value-type="float">
            <text:p>283.18</text:p>
          </table:table-cell>
          <table:table-cell office:value-type="float" office:value="364.24" calcext:value-type="float">
            <text:p>364.24</text:p>
          </table:table-cell>
        </table:table-row>
        <table:table-row table:style-name="ro1">
          <table:table-cell office:value-type="float" office:value="7919405" calcext:value-type="float">
            <text:p>7919405</text:p>
          </table:table-cell>
          <table:table-cell table:formula="of:=[.A497]/1000/(60*60*24)" office:value-type="time" office:time-value="PT02H11M59.405S" calcext:value-type="time">
            <text:p>02:1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283.73" calcext:value-type="float">
            <text:p>283.73</text:p>
          </table:table-cell>
          <table:table-cell office:value-type="float" office:value="364.94" calcext:value-type="float">
            <text:p>364.94</text:p>
          </table:table-cell>
        </table:table-row>
        <table:table-row table:style-name="ro1">
          <table:table-cell office:value-type="float" office:value="7935405" calcext:value-type="float">
            <text:p>7935405</text:p>
          </table:table-cell>
          <table:table-cell table:formula="of:=[.A498]/1000/(60*60*24)" office:value-type="time" office:time-value="PT02H12M15.405S" calcext:value-type="time">
            <text:p>02:1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4.29" calcext:value-type="float">
            <text:p>284.29</text:p>
          </table:table-cell>
          <table:table-cell office:value-type="float" office:value="365.63" calcext:value-type="float">
            <text:p>365.63</text:p>
          </table:table-cell>
        </table:table-row>
        <table:table-row table:style-name="ro1">
          <table:table-cell office:value-type="float" office:value="7951405" calcext:value-type="float">
            <text:p>7951405</text:p>
          </table:table-cell>
          <table:table-cell table:formula="of:=[.A499]/1000/(60*60*24)" office:value-type="time" office:time-value="PT02H12M31.405S" calcext:value-type="time">
            <text:p>02:1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4.85" calcext:value-type="float">
            <text:p>284.85</text:p>
          </table:table-cell>
          <table:table-cell office:value-type="float" office:value="366.33" calcext:value-type="float">
            <text:p>366.33</text:p>
          </table:table-cell>
        </table:table-row>
        <table:table-row table:style-name="ro1">
          <table:table-cell office:value-type="float" office:value="7967405" calcext:value-type="float">
            <text:p>7967405</text:p>
          </table:table-cell>
          <table:table-cell table:formula="of:=[.A500]/1000/(60*60*24)" office:value-type="time" office:time-value="PT02H12M47.405S" calcext:value-type="time">
            <text:p>02:1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5.41" calcext:value-type="float">
            <text:p>285.41</text:p>
          </table:table-cell>
          <table:table-cell office:value-type="float" office:value="367.03" calcext:value-type="float">
            <text:p>367.03</text:p>
          </table:table-cell>
        </table:table-row>
        <table:table-row table:style-name="ro1">
          <table:table-cell office:value-type="float" office:value="7983405" calcext:value-type="float">
            <text:p>7983405</text:p>
          </table:table-cell>
          <table:table-cell table:formula="of:=[.A501]/1000/(60*60*24)" office:value-type="time" office:time-value="PT02H13M03.405S" calcext:value-type="time">
            <text:p>02:1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5.97" calcext:value-type="float">
            <text:p>285.97</text:p>
          </table:table-cell>
          <table:table-cell office:value-type="float" office:value="367.72" calcext:value-type="float">
            <text:p>367.72</text:p>
          </table:table-cell>
        </table:table-row>
        <table:table-row table:style-name="ro1">
          <table:table-cell office:value-type="float" office:value="7999405" calcext:value-type="float">
            <text:p>7999405</text:p>
          </table:table-cell>
          <table:table-cell table:formula="of:=[.A502]/1000/(60*60*24)" office:value-type="time" office:time-value="PT02H13M19.405S" calcext:value-type="time">
            <text:p>02:1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6.52" calcext:value-type="float">
            <text:p>286.52</text:p>
          </table:table-cell>
          <table:table-cell office:value-type="float" office:value="368.42" calcext:value-type="float">
            <text:p>368.42</text:p>
          </table:table-cell>
        </table:table-row>
        <table:table-row table:style-name="ro1">
          <table:table-cell office:value-type="float" office:value="8015405" calcext:value-type="float">
            <text:p>8015405</text:p>
          </table:table-cell>
          <table:table-cell table:formula="of:=[.A503]/1000/(60*60*24)" office:value-type="time" office:time-value="PT02H13M35.405S" calcext:value-type="time">
            <text:p>02:1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7.08" calcext:value-type="float">
            <text:p>287.08</text:p>
          </table:table-cell>
          <table:table-cell office:value-type="float" office:value="369.12" calcext:value-type="float">
            <text:p>369.12</text:p>
          </table:table-cell>
        </table:table-row>
        <table:table-row table:style-name="ro1">
          <table:table-cell office:value-type="float" office:value="8031405" calcext:value-type="float">
            <text:p>8031405</text:p>
          </table:table-cell>
          <table:table-cell table:formula="of:=[.A504]/1000/(60*60*24)" office:value-type="time" office:time-value="PT02H13M51.405S" calcext:value-type="time">
            <text:p>02:1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7.2" calcext:value-type="float">
            <text:p>157.2</text:p>
          </table:table-cell>
          <table:table-cell office:value-type="float" office:value="287.64" calcext:value-type="float">
            <text:p>287.64</text:p>
          </table:table-cell>
          <table:table-cell office:value-type="float" office:value="369.81" calcext:value-type="float">
            <text:p>369.81</text:p>
          </table:table-cell>
        </table:table-row>
        <table:table-row table:style-name="ro1">
          <table:table-cell office:value-type="float" office:value="8047405" calcext:value-type="float">
            <text:p>8047405</text:p>
          </table:table-cell>
          <table:table-cell table:formula="of:=[.A505]/1000/(60*60*24)" office:value-type="time" office:time-value="PT02H14M07.405S" calcext:value-type="time">
            <text:p>02:1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288.2" calcext:value-type="float">
            <text:p>288.2</text:p>
          </table:table-cell>
          <table:table-cell office:value-type="float" office:value="370.51" calcext:value-type="float">
            <text:p>370.51</text:p>
          </table:table-cell>
        </table:table-row>
        <table:table-row table:style-name="ro1">
          <table:table-cell office:value-type="float" office:value="8063405" calcext:value-type="float">
            <text:p>8063405</text:p>
          </table:table-cell>
          <table:table-cell table:formula="of:=[.A506]/1000/(60*60*24)" office:value-type="time" office:time-value="PT02H14M23.405S" calcext:value-type="time">
            <text:p>02:1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8.75" calcext:value-type="float">
            <text:p>288.75</text:p>
          </table:table-cell>
          <table:table-cell office:value-type="float" office:value="371.21" calcext:value-type="float">
            <text:p>371.21</text:p>
          </table:table-cell>
        </table:table-row>
        <table:table-row table:style-name="ro1">
          <table:table-cell office:value-type="float" office:value="8079405" calcext:value-type="float">
            <text:p>8079405</text:p>
          </table:table-cell>
          <table:table-cell table:formula="of:=[.A507]/1000/(60*60*24)" office:value-type="time" office:time-value="PT02H14M39.405S" calcext:value-type="time">
            <text:p>02:1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9.31" calcext:value-type="float">
            <text:p>289.31</text:p>
          </table:table-cell>
          <table:table-cell office:value-type="float" office:value="371.9" calcext:value-type="float">
            <text:p>371.9</text:p>
          </table:table-cell>
        </table:table-row>
        <table:table-row table:style-name="ro1">
          <table:table-cell office:value-type="float" office:value="8095405" calcext:value-type="float">
            <text:p>8095405</text:p>
          </table:table-cell>
          <table:table-cell table:formula="of:=[.A508]/1000/(60*60*24)" office:value-type="time" office:time-value="PT02H14M55.405S" calcext:value-type="time">
            <text:p>02:1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89.87" calcext:value-type="float">
            <text:p>289.87</text:p>
          </table:table-cell>
          <table:table-cell office:value-type="float" office:value="372.6" calcext:value-type="float">
            <text:p>372.6</text:p>
          </table:table-cell>
        </table:table-row>
        <table:table-row table:style-name="ro1">
          <table:table-cell office:value-type="float" office:value="8111405" calcext:value-type="float">
            <text:p>8111405</text:p>
          </table:table-cell>
          <table:table-cell table:formula="of:=[.A509]/1000/(60*60*24)" office:value-type="time" office:time-value="PT02H15M11.405S" calcext:value-type="time">
            <text:p>02:1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0.43" calcext:value-type="float">
            <text:p>290.43</text:p>
          </table:table-cell>
          <table:table-cell office:value-type="float" office:value="373.3" calcext:value-type="float">
            <text:p>373.3</text:p>
          </table:table-cell>
        </table:table-row>
        <table:table-row table:style-name="ro1">
          <table:table-cell office:value-type="float" office:value="8127405" calcext:value-type="float">
            <text:p>8127405</text:p>
          </table:table-cell>
          <table:table-cell table:formula="of:=[.A510]/1000/(60*60*24)" office:value-type="time" office:time-value="PT02H15M27.405S" calcext:value-type="time">
            <text:p>02:1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0.98" calcext:value-type="float">
            <text:p>290.98</text:p>
          </table:table-cell>
          <table:table-cell office:value-type="float" office:value="373.99" calcext:value-type="float">
            <text:p>373.99</text:p>
          </table:table-cell>
        </table:table-row>
        <table:table-row table:style-name="ro1">
          <table:table-cell office:value-type="float" office:value="8143405" calcext:value-type="float">
            <text:p>8143405</text:p>
          </table:table-cell>
          <table:table-cell table:formula="of:=[.A511]/1000/(60*60*24)" office:value-type="time" office:time-value="PT02H15M43.405S" calcext:value-type="time">
            <text:p>02:1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1.54" calcext:value-type="float">
            <text:p>291.54</text:p>
          </table:table-cell>
          <table:table-cell office:value-type="float" office:value="374.69" calcext:value-type="float">
            <text:p>374.69</text:p>
          </table:table-cell>
        </table:table-row>
        <table:table-row table:style-name="ro1">
          <table:table-cell office:value-type="float" office:value="8159405" calcext:value-type="float">
            <text:p>8159405</text:p>
          </table:table-cell>
          <table:table-cell table:formula="of:=[.A512]/1000/(60*60*24)" office:value-type="time" office:time-value="PT02H15M59.405S" calcext:value-type="time">
            <text:p>02:1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2.1" calcext:value-type="float">
            <text:p>292.1</text:p>
          </table:table-cell>
          <table:table-cell office:value-type="float" office:value="375.38" calcext:value-type="float">
            <text:p>375.38</text:p>
          </table:table-cell>
        </table:table-row>
        <table:table-row table:style-name="ro1">
          <table:table-cell office:value-type="float" office:value="8175405" calcext:value-type="float">
            <text:p>8175405</text:p>
          </table:table-cell>
          <table:table-cell table:formula="of:=[.A513]/1000/(60*60*24)" office:value-type="time" office:time-value="PT02H16M15.405S" calcext:value-type="time">
            <text:p>02:16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2.66" calcext:value-type="float">
            <text:p>292.66</text:p>
          </table:table-cell>
          <table:table-cell office:value-type="float" office:value="376.08" calcext:value-type="float">
            <text:p>376.08</text:p>
          </table:table-cell>
        </table:table-row>
        <table:table-row table:style-name="ro1">
          <table:table-cell office:value-type="float" office:value="8191405" calcext:value-type="float">
            <text:p>8191405</text:p>
          </table:table-cell>
          <table:table-cell table:formula="of:=[.A514]/1000/(60*60*24)" office:value-type="time" office:time-value="PT02H16M31.405S" calcext:value-type="time">
            <text:p>02:1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3.22" calcext:value-type="float">
            <text:p>293.22</text:p>
          </table:table-cell>
          <table:table-cell office:value-type="float" office:value="376.78" calcext:value-type="float">
            <text:p>376.78</text:p>
          </table:table-cell>
        </table:table-row>
        <table:table-row table:style-name="ro1">
          <table:table-cell office:value-type="float" office:value="8207405" calcext:value-type="float">
            <text:p>8207405</text:p>
          </table:table-cell>
          <table:table-cell table:formula="of:=[.A515]/1000/(60*60*24)" office:value-type="time" office:time-value="PT02H16M47.405S" calcext:value-type="time">
            <text:p>02:1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3.77" calcext:value-type="float">
            <text:p>293.77</text:p>
          </table:table-cell>
          <table:table-cell office:value-type="float" office:value="377.47" calcext:value-type="float">
            <text:p>377.47</text:p>
          </table:table-cell>
        </table:table-row>
        <table:table-row table:style-name="ro1">
          <table:table-cell office:value-type="float" office:value="8223405" calcext:value-type="float">
            <text:p>8223405</text:p>
          </table:table-cell>
          <table:table-cell table:formula="of:=[.A516]/1000/(60*60*24)" office:value-type="time" office:time-value="PT02H17M03.405S" calcext:value-type="time">
            <text:p>02:17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4.33" calcext:value-type="float">
            <text:p>294.33</text:p>
          </table:table-cell>
          <table:table-cell office:value-type="float" office:value="378.17" calcext:value-type="float">
            <text:p>378.17</text:p>
          </table:table-cell>
        </table:table-row>
        <table:table-row table:style-name="ro1">
          <table:table-cell office:value-type="float" office:value="8239405" calcext:value-type="float">
            <text:p>8239405</text:p>
          </table:table-cell>
          <table:table-cell table:formula="of:=[.A517]/1000/(60*60*24)" office:value-type="time" office:time-value="PT02H17M19.405S" calcext:value-type="time">
            <text:p>02:1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4.89" calcext:value-type="float">
            <text:p>294.89</text:p>
          </table:table-cell>
          <table:table-cell office:value-type="float" office:value="378.87" calcext:value-type="float">
            <text:p>378.87</text:p>
          </table:table-cell>
        </table:table-row>
        <table:table-row table:style-name="ro1">
          <table:table-cell office:value-type="float" office:value="8255405" calcext:value-type="float">
            <text:p>8255405</text:p>
          </table:table-cell>
          <table:table-cell table:formula="of:=[.A518]/1000/(60*60*24)" office:value-type="time" office:time-value="PT02H17M35.405S" calcext:value-type="time">
            <text:p>02:1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5.45" calcext:value-type="float">
            <text:p>295.45</text:p>
          </table:table-cell>
          <table:table-cell office:value-type="float" office:value="379.56" calcext:value-type="float">
            <text:p>379.56</text:p>
          </table:table-cell>
        </table:table-row>
        <table:table-row table:style-name="ro1">
          <table:table-cell office:value-type="float" office:value="8271405" calcext:value-type="float">
            <text:p>8271405</text:p>
          </table:table-cell>
          <table:table-cell table:formula="of:=[.A519]/1000/(60*60*24)" office:value-type="time" office:time-value="PT02H17M51.405S" calcext:value-type="time">
            <text:p>02:1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6" calcext:value-type="float">
            <text:p>296</text:p>
          </table:table-cell>
          <table:table-cell office:value-type="float" office:value="380.26" calcext:value-type="float">
            <text:p>380.26</text:p>
          </table:table-cell>
        </table:table-row>
        <table:table-row table:style-name="ro1">
          <table:table-cell office:value-type="float" office:value="8287405" calcext:value-type="float">
            <text:p>8287405</text:p>
          </table:table-cell>
          <table:table-cell table:formula="of:=[.A520]/1000/(60*60*24)" office:value-type="time" office:time-value="PT02H18M07.405S" calcext:value-type="time">
            <text:p>02:1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296.56" calcext:value-type="float">
            <text:p>296.56</text:p>
          </table:table-cell>
          <table:table-cell office:value-type="float" office:value="380.96" calcext:value-type="float">
            <text:p>380.96</text:p>
          </table:table-cell>
        </table:table-row>
        <table:table-row table:style-name="ro1">
          <table:table-cell office:value-type="float" office:value="8303405" calcext:value-type="float">
            <text:p>8303405</text:p>
          </table:table-cell>
          <table:table-cell table:formula="of:=[.A521]/1000/(60*60*24)" office:value-type="time" office:time-value="PT02H18M23.405S" calcext:value-type="time">
            <text:p>02:1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7.12" calcext:value-type="float">
            <text:p>297.12</text:p>
          </table:table-cell>
          <table:table-cell office:value-type="float" office:value="381.65" calcext:value-type="float">
            <text:p>381.65</text:p>
          </table:table-cell>
        </table:table-row>
        <table:table-row table:style-name="ro1">
          <table:table-cell office:value-type="float" office:value="8319405" calcext:value-type="float">
            <text:p>8319405</text:p>
          </table:table-cell>
          <table:table-cell table:formula="of:=[.A522]/1000/(60*60*24)" office:value-type="time" office:time-value="PT02H18M39.405S" calcext:value-type="time">
            <text:p>02:18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7.68" calcext:value-type="float">
            <text:p>297.68</text:p>
          </table:table-cell>
          <table:table-cell office:value-type="float" office:value="382.35" calcext:value-type="float">
            <text:p>382.35</text:p>
          </table:table-cell>
        </table:table-row>
        <table:table-row table:style-name="ro1">
          <table:table-cell office:value-type="float" office:value="8335405" calcext:value-type="float">
            <text:p>8335405</text:p>
          </table:table-cell>
          <table:table-cell table:formula="of:=[.A523]/1000/(60*60*24)" office:value-type="time" office:time-value="PT02H18M55.405S" calcext:value-type="time">
            <text:p>02:1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8.23" calcext:value-type="float">
            <text:p>298.23</text:p>
          </table:table-cell>
          <table:table-cell office:value-type="float" office:value="383.05" calcext:value-type="float">
            <text:p>383.05</text:p>
          </table:table-cell>
        </table:table-row>
        <table:table-row table:style-name="ro1">
          <table:table-cell office:value-type="float" office:value="8351405" calcext:value-type="float">
            <text:p>8351405</text:p>
          </table:table-cell>
          <table:table-cell table:formula="of:=[.A524]/1000/(60*60*24)" office:value-type="time" office:time-value="PT02H19M11.405S" calcext:value-type="time">
            <text:p>02:19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8.79" calcext:value-type="float">
            <text:p>298.79</text:p>
          </table:table-cell>
          <table:table-cell office:value-type="float" office:value="383.74" calcext:value-type="float">
            <text:p>383.74</text:p>
          </table:table-cell>
        </table:table-row>
        <table:table-row table:style-name="ro1">
          <table:table-cell office:value-type="float" office:value="8367405" calcext:value-type="float">
            <text:p>8367405</text:p>
          </table:table-cell>
          <table:table-cell table:formula="of:=[.A525]/1000/(60*60*24)" office:value-type="time" office:time-value="PT02H19M27.405S" calcext:value-type="time">
            <text:p>02:19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9.35" calcext:value-type="float">
            <text:p>299.35</text:p>
          </table:table-cell>
          <table:table-cell office:value-type="float" office:value="384.44" calcext:value-type="float">
            <text:p>384.44</text:p>
          </table:table-cell>
        </table:table-row>
        <table:table-row table:style-name="ro1">
          <table:table-cell office:value-type="float" office:value="8383405" calcext:value-type="float">
            <text:p>8383405</text:p>
          </table:table-cell>
          <table:table-cell table:formula="of:=[.A526]/1000/(60*60*24)" office:value-type="time" office:time-value="PT02H19M43.405S" calcext:value-type="time">
            <text:p>02:1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299.91" calcext:value-type="float">
            <text:p>299.91</text:p>
          </table:table-cell>
          <table:table-cell office:value-type="float" office:value="385.13" calcext:value-type="float">
            <text:p>385.13</text:p>
          </table:table-cell>
        </table:table-row>
        <table:table-row table:style-name="ro1">
          <table:table-cell office:value-type="float" office:value="8399405" calcext:value-type="float">
            <text:p>8399405</text:p>
          </table:table-cell>
          <table:table-cell table:formula="of:=[.A527]/1000/(60*60*24)" office:value-type="time" office:time-value="PT02H19M59.405S" calcext:value-type="time">
            <text:p>02:1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0.46" calcext:value-type="float">
            <text:p>300.46</text:p>
          </table:table-cell>
          <table:table-cell office:value-type="float" office:value="385.83" calcext:value-type="float">
            <text:p>385.83</text:p>
          </table:table-cell>
        </table:table-row>
        <table:table-row table:style-name="ro1">
          <table:table-cell office:value-type="float" office:value="8415405" calcext:value-type="float">
            <text:p>8415405</text:p>
          </table:table-cell>
          <table:table-cell table:formula="of:=[.A528]/1000/(60*60*24)" office:value-type="time" office:time-value="PT02H20M15.405S" calcext:value-type="time">
            <text:p>02:2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1.02" calcext:value-type="float">
            <text:p>301.02</text:p>
          </table:table-cell>
          <table:table-cell office:value-type="float" office:value="386.53" calcext:value-type="float">
            <text:p>386.53</text:p>
          </table:table-cell>
        </table:table-row>
        <table:table-row table:style-name="ro1">
          <table:table-cell office:value-type="float" office:value="8431405" calcext:value-type="float">
            <text:p>8431405</text:p>
          </table:table-cell>
          <table:table-cell table:formula="of:=[.A529]/1000/(60*60*24)" office:value-type="time" office:time-value="PT02H20M31.405S" calcext:value-type="time">
            <text:p>02:20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1.58" calcext:value-type="float">
            <text:p>301.58</text:p>
          </table:table-cell>
          <table:table-cell office:value-type="float" office:value="387.22" calcext:value-type="float">
            <text:p>387.22</text:p>
          </table:table-cell>
        </table:table-row>
        <table:table-row table:style-name="ro1">
          <table:table-cell office:value-type="float" office:value="8447405" calcext:value-type="float">
            <text:p>8447405</text:p>
          </table:table-cell>
          <table:table-cell table:formula="of:=[.A530]/1000/(60*60*24)" office:value-type="time" office:time-value="PT02H20M47.405S" calcext:value-type="time">
            <text:p>02:20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2.14" calcext:value-type="float">
            <text:p>302.14</text:p>
          </table:table-cell>
          <table:table-cell office:value-type="float" office:value="387.92" calcext:value-type="float">
            <text:p>387.92</text:p>
          </table:table-cell>
        </table:table-row>
        <table:table-row table:style-name="ro1">
          <table:table-cell office:value-type="float" office:value="8463405" calcext:value-type="float">
            <text:p>8463405</text:p>
          </table:table-cell>
          <table:table-cell table:formula="of:=[.A531]/1000/(60*60*24)" office:value-type="time" office:time-value="PT02H21M03.405S" calcext:value-type="time">
            <text:p>02:21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2.69" calcext:value-type="float">
            <text:p>302.69</text:p>
          </table:table-cell>
          <table:table-cell office:value-type="float" office:value="388.62" calcext:value-type="float">
            <text:p>388.62</text:p>
          </table:table-cell>
        </table:table-row>
        <table:table-row table:style-name="ro1">
          <table:table-cell office:value-type="float" office:value="8479405" calcext:value-type="float">
            <text:p>8479405</text:p>
          </table:table-cell>
          <table:table-cell table:formula="of:=[.A532]/1000/(60*60*24)" office:value-type="time" office:time-value="PT02H21M19.405S" calcext:value-type="time">
            <text:p>02:21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3.25" calcext:value-type="float">
            <text:p>303.25</text:p>
          </table:table-cell>
          <table:table-cell office:value-type="float" office:value="389.31" calcext:value-type="float">
            <text:p>389.31</text:p>
          </table:table-cell>
        </table:table-row>
        <table:table-row table:style-name="ro1">
          <table:table-cell office:value-type="float" office:value="8495405" calcext:value-type="float">
            <text:p>8495405</text:p>
          </table:table-cell>
          <table:table-cell table:formula="of:=[.A533]/1000/(60*60*24)" office:value-type="time" office:time-value="PT02H21M35.405S" calcext:value-type="time">
            <text:p>02:2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3.81" calcext:value-type="float">
            <text:p>303.81</text:p>
          </table:table-cell>
          <table:table-cell office:value-type="float" office:value="390.01" calcext:value-type="float">
            <text:p>390.01</text:p>
          </table:table-cell>
        </table:table-row>
        <table:table-row table:style-name="ro1">
          <table:table-cell office:value-type="float" office:value="8511404" calcext:value-type="float">
            <text:p>8511404</text:p>
          </table:table-cell>
          <table:table-cell table:formula="of:=[.A534]/1000/(60*60*24)" office:value-type="time" office:time-value="PT02H21M51.404S" calcext:value-type="time">
            <text:p>02:2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4.37" calcext:value-type="float">
            <text:p>304.37</text:p>
          </table:table-cell>
          <table:table-cell office:value-type="float" office:value="390.7" calcext:value-type="float">
            <text:p>390.7</text:p>
          </table:table-cell>
        </table:table-row>
        <table:table-row table:style-name="ro1">
          <table:table-cell office:value-type="float" office:value="8527405" calcext:value-type="float">
            <text:p>8527405</text:p>
          </table:table-cell>
          <table:table-cell table:formula="of:=[.A535]/1000/(60*60*24)" office:value-type="time" office:time-value="PT02H22M07.405S" calcext:value-type="time">
            <text:p>02:2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4.92" calcext:value-type="float">
            <text:p>304.92</text:p>
          </table:table-cell>
          <table:table-cell office:value-type="float" office:value="391.4" calcext:value-type="float">
            <text:p>391.4</text:p>
          </table:table-cell>
        </table:table-row>
        <table:table-row table:style-name="ro1">
          <table:table-cell office:value-type="float" office:value="8543405" calcext:value-type="float">
            <text:p>8543405</text:p>
          </table:table-cell>
          <table:table-cell table:formula="of:=[.A536]/1000/(60*60*24)" office:value-type="time" office:time-value="PT02H22M23.405S" calcext:value-type="time">
            <text:p>02:2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5.48" calcext:value-type="float">
            <text:p>305.48</text:p>
          </table:table-cell>
          <table:table-cell office:value-type="float" office:value="392.1" calcext:value-type="float">
            <text:p>392.1</text:p>
          </table:table-cell>
        </table:table-row>
        <table:table-row table:style-name="ro1">
          <table:table-cell office:value-type="float" office:value="8559405" calcext:value-type="float">
            <text:p>8559405</text:p>
          </table:table-cell>
          <table:table-cell table:formula="of:=[.A537]/1000/(60*60*24)" office:value-type="time" office:time-value="PT02H22M39.405S" calcext:value-type="time">
            <text:p>02:2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6.04" calcext:value-type="float">
            <text:p>306.04</text:p>
          </table:table-cell>
          <table:table-cell office:value-type="float" office:value="392.79" calcext:value-type="float">
            <text:p>392.79</text:p>
          </table:table-cell>
        </table:table-row>
        <table:table-row table:style-name="ro1">
          <table:table-cell office:value-type="float" office:value="8575405" calcext:value-type="float">
            <text:p>8575405</text:p>
          </table:table-cell>
          <table:table-cell table:formula="of:=[.A538]/1000/(60*60*24)" office:value-type="time" office:time-value="PT02H22M55.405S" calcext:value-type="time">
            <text:p>02:2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6.6" calcext:value-type="float">
            <text:p>306.6</text:p>
          </table:table-cell>
          <table:table-cell office:value-type="float" office:value="393.49" calcext:value-type="float">
            <text:p>393.49</text:p>
          </table:table-cell>
        </table:table-row>
        <table:table-row table:style-name="ro1">
          <table:table-cell office:value-type="float" office:value="8591405" calcext:value-type="float">
            <text:p>8591405</text:p>
          </table:table-cell>
          <table:table-cell table:formula="of:=[.A539]/1000/(60*60*24)" office:value-type="time" office:time-value="PT02H23M11.405S" calcext:value-type="time">
            <text:p>02:2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7.15" calcext:value-type="float">
            <text:p>307.15</text:p>
          </table:table-cell>
          <table:table-cell office:value-type="float" office:value="394.18" calcext:value-type="float">
            <text:p>394.18</text:p>
          </table:table-cell>
        </table:table-row>
        <table:table-row table:style-name="ro1">
          <table:table-cell office:value-type="float" office:value="8607405" calcext:value-type="float">
            <text:p>8607405</text:p>
          </table:table-cell>
          <table:table-cell table:formula="of:=[.A540]/1000/(60*60*24)" office:value-type="time" office:time-value="PT02H23M27.405S" calcext:value-type="time">
            <text:p>02:2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7.71" calcext:value-type="float">
            <text:p>307.71</text:p>
          </table:table-cell>
          <table:table-cell office:value-type="float" office:value="394.88" calcext:value-type="float">
            <text:p>394.88</text:p>
          </table:table-cell>
        </table:table-row>
        <table:table-row table:style-name="ro1">
          <table:table-cell office:value-type="float" office:value="8623405" calcext:value-type="float">
            <text:p>8623405</text:p>
          </table:table-cell>
          <table:table-cell table:formula="of:=[.A541]/1000/(60*60*24)" office:value-type="time" office:time-value="PT02H23M43.405S" calcext:value-type="time">
            <text:p>02:2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8.27" calcext:value-type="float">
            <text:p>308.27</text:p>
          </table:table-cell>
          <table:table-cell office:value-type="float" office:value="395.58" calcext:value-type="float">
            <text:p>395.58</text:p>
          </table:table-cell>
        </table:table-row>
        <table:table-row table:style-name="ro1">
          <table:table-cell office:value-type="float" office:value="8639405" calcext:value-type="float">
            <text:p>8639405</text:p>
          </table:table-cell>
          <table:table-cell table:formula="of:=[.A542]/1000/(60*60*24)" office:value-type="time" office:time-value="PT02H23M59.405S" calcext:value-type="time">
            <text:p>02:2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08.83" calcext:value-type="float">
            <text:p>308.83</text:p>
          </table:table-cell>
          <table:table-cell office:value-type="float" office:value="396.27" calcext:value-type="float">
            <text:p>396.27</text:p>
          </table:table-cell>
        </table:table-row>
        <table:table-row table:style-name="ro1">
          <table:table-cell office:value-type="float" office:value="8655405" calcext:value-type="float">
            <text:p>8655405</text:p>
          </table:table-cell>
          <table:table-cell table:formula="of:=[.A543]/1000/(60*60*24)" office:value-type="time" office:time-value="PT02H24M15.405S" calcext:value-type="time">
            <text:p>02:2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9.38" calcext:value-type="float">
            <text:p>309.38</text:p>
          </table:table-cell>
          <table:table-cell office:value-type="float" office:value="396.97" calcext:value-type="float">
            <text:p>396.97</text:p>
          </table:table-cell>
        </table:table-row>
        <table:table-row table:style-name="ro1">
          <table:table-cell office:value-type="float" office:value="8671405" calcext:value-type="float">
            <text:p>8671405</text:p>
          </table:table-cell>
          <table:table-cell table:formula="of:=[.A544]/1000/(60*60*24)" office:value-type="time" office:time-value="PT02H24M31.405S" calcext:value-type="time">
            <text:p>02:2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09.94" calcext:value-type="float">
            <text:p>309.94</text:p>
          </table:table-cell>
          <table:table-cell office:value-type="float" office:value="397.66" calcext:value-type="float">
            <text:p>397.66</text:p>
          </table:table-cell>
        </table:table-row>
        <table:table-row table:style-name="ro1">
          <table:table-cell office:value-type="float" office:value="8687405" calcext:value-type="float">
            <text:p>8687405</text:p>
          </table:table-cell>
          <table:table-cell table:formula="of:=[.A545]/1000/(60*60*24)" office:value-type="time" office:time-value="PT02H24M47.405S" calcext:value-type="time">
            <text:p>02:2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0.5" calcext:value-type="float">
            <text:p>310.5</text:p>
          </table:table-cell>
          <table:table-cell office:value-type="float" office:value="398.36" calcext:value-type="float">
            <text:p>398.36</text:p>
          </table:table-cell>
        </table:table-row>
        <table:table-row table:style-name="ro1">
          <table:table-cell office:value-type="float" office:value="8703404" calcext:value-type="float">
            <text:p>8703404</text:p>
          </table:table-cell>
          <table:table-cell table:formula="of:=[.A546]/1000/(60*60*24)" office:value-type="time" office:time-value="PT02H25M03.404S" calcext:value-type="time">
            <text:p>02:2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11.05" calcext:value-type="float">
            <text:p>311.05</text:p>
          </table:table-cell>
          <table:table-cell office:value-type="float" office:value="399.06" calcext:value-type="float">
            <text:p>399.06</text:p>
          </table:table-cell>
        </table:table-row>
        <table:table-row table:style-name="ro1">
          <table:table-cell office:value-type="float" office:value="8719405" calcext:value-type="float">
            <text:p>8719405</text:p>
          </table:table-cell>
          <table:table-cell table:formula="of:=[.A547]/1000/(60*60*24)" office:value-type="time" office:time-value="PT02H25M19.405S" calcext:value-type="time">
            <text:p>02:2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311.61" calcext:value-type="float">
            <text:p>311.61</text:p>
          </table:table-cell>
          <table:table-cell office:value-type="float" office:value="399.75" calcext:value-type="float">
            <text:p>399.75</text:p>
          </table:table-cell>
        </table:table-row>
        <table:table-row table:style-name="ro1">
          <table:table-cell office:value-type="float" office:value="8735405" calcext:value-type="float">
            <text:p>8735405</text:p>
          </table:table-cell>
          <table:table-cell table:formula="of:=[.A548]/1000/(60*60*24)" office:value-type="time" office:time-value="PT02H25M35.405S" calcext:value-type="time">
            <text:p>02:2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2.17" calcext:value-type="float">
            <text:p>312.17</text:p>
          </table:table-cell>
          <table:table-cell office:value-type="float" office:value="400.45" calcext:value-type="float">
            <text:p>400.45</text:p>
          </table:table-cell>
        </table:table-row>
        <table:table-row table:style-name="ro1">
          <table:table-cell office:value-type="float" office:value="8751405" calcext:value-type="float">
            <text:p>8751405</text:p>
          </table:table-cell>
          <table:table-cell table:formula="of:=[.A549]/1000/(60*60*24)" office:value-type="time" office:time-value="PT02H25M51.405S" calcext:value-type="time">
            <text:p>02:2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2.73" calcext:value-type="float">
            <text:p>312.73</text:p>
          </table:table-cell>
          <table:table-cell office:value-type="float" office:value="401.14" calcext:value-type="float">
            <text:p>401.14</text:p>
          </table:table-cell>
        </table:table-row>
        <table:table-row table:style-name="ro1">
          <table:table-cell office:value-type="float" office:value="8767405" calcext:value-type="float">
            <text:p>8767405</text:p>
          </table:table-cell>
          <table:table-cell table:formula="of:=[.A550]/1000/(60*60*24)" office:value-type="time" office:time-value="PT02H26M07.405S" calcext:value-type="time">
            <text:p>02:2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3.28" calcext:value-type="float">
            <text:p>313.28</text:p>
          </table:table-cell>
          <table:table-cell office:value-type="float" office:value="401.84" calcext:value-type="float">
            <text:p>401.84</text:p>
          </table:table-cell>
        </table:table-row>
        <table:table-row table:style-name="ro1">
          <table:table-cell office:value-type="float" office:value="8783405" calcext:value-type="float">
            <text:p>8783405</text:p>
          </table:table-cell>
          <table:table-cell table:formula="of:=[.A551]/1000/(60*60*24)" office:value-type="time" office:time-value="PT02H26M23.405S" calcext:value-type="time">
            <text:p>02:2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3.84" calcext:value-type="float">
            <text:p>313.84</text:p>
          </table:table-cell>
          <table:table-cell office:value-type="float" office:value="402.54" calcext:value-type="float">
            <text:p>402.54</text:p>
          </table:table-cell>
        </table:table-row>
        <table:table-row table:style-name="ro1">
          <table:table-cell office:value-type="float" office:value="8799405" calcext:value-type="float">
            <text:p>8799405</text:p>
          </table:table-cell>
          <table:table-cell table:formula="of:=[.A552]/1000/(60*60*24)" office:value-type="time" office:time-value="PT02H26M39.405S" calcext:value-type="time">
            <text:p>02:2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4.4" calcext:value-type="float">
            <text:p>314.4</text:p>
          </table:table-cell>
          <table:table-cell office:value-type="float" office:value="403.23" calcext:value-type="float">
            <text:p>403.23</text:p>
          </table:table-cell>
        </table:table-row>
        <table:table-row table:style-name="ro1">
          <table:table-cell office:value-type="float" office:value="8815405" calcext:value-type="float">
            <text:p>8815405</text:p>
          </table:table-cell>
          <table:table-cell table:formula="of:=[.A553]/1000/(60*60*24)" office:value-type="time" office:time-value="PT02H26M55.405S" calcext:value-type="time">
            <text:p>02:2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4.96" calcext:value-type="float">
            <text:p>314.96</text:p>
          </table:table-cell>
          <table:table-cell office:value-type="float" office:value="403.93" calcext:value-type="float">
            <text:p>403.93</text:p>
          </table:table-cell>
        </table:table-row>
        <table:table-row table:style-name="ro1">
          <table:table-cell office:value-type="float" office:value="8831405" calcext:value-type="float">
            <text:p>8831405</text:p>
          </table:table-cell>
          <table:table-cell table:formula="of:=[.A554]/1000/(60*60*24)" office:value-type="time" office:time-value="PT02H27M11.405S" calcext:value-type="time">
            <text:p>02:2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5.51" calcext:value-type="float">
            <text:p>315.51</text:p>
          </table:table-cell>
          <table:table-cell office:value-type="float" office:value="404.62" calcext:value-type="float">
            <text:p>404.62</text:p>
          </table:table-cell>
        </table:table-row>
        <table:table-row table:style-name="ro1">
          <table:table-cell office:value-type="float" office:value="8847405" calcext:value-type="float">
            <text:p>8847405</text:p>
          </table:table-cell>
          <table:table-cell table:formula="of:=[.A555]/1000/(60*60*24)" office:value-type="time" office:time-value="PT02H27M27.405S" calcext:value-type="time">
            <text:p>02:2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6.07" calcext:value-type="float">
            <text:p>316.07</text:p>
          </table:table-cell>
          <table:table-cell office:value-type="float" office:value="405.32" calcext:value-type="float">
            <text:p>405.32</text:p>
          </table:table-cell>
        </table:table-row>
        <table:table-row table:style-name="ro1">
          <table:table-cell office:value-type="float" office:value="8863405" calcext:value-type="float">
            <text:p>8863405</text:p>
          </table:table-cell>
          <table:table-cell table:formula="of:=[.A556]/1000/(60*60*24)" office:value-type="time" office:time-value="PT02H27M43.405S" calcext:value-type="time">
            <text:p>02:2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6.63" calcext:value-type="float">
            <text:p>316.63</text:p>
          </table:table-cell>
          <table:table-cell office:value-type="float" office:value="406.02" calcext:value-type="float">
            <text:p>406.02</text:p>
          </table:table-cell>
        </table:table-row>
        <table:table-row table:style-name="ro1">
          <table:table-cell office:value-type="float" office:value="8879405" calcext:value-type="float">
            <text:p>8879405</text:p>
          </table:table-cell>
          <table:table-cell table:formula="of:=[.A557]/1000/(60*60*24)" office:value-type="time" office:time-value="PT02H27M59.405S" calcext:value-type="time">
            <text:p>02:2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7.18" calcext:value-type="float">
            <text:p>317.18</text:p>
          </table:table-cell>
          <table:table-cell office:value-type="float" office:value="406.71" calcext:value-type="float">
            <text:p>406.71</text:p>
          </table:table-cell>
        </table:table-row>
        <table:table-row table:style-name="ro1">
          <table:table-cell office:value-type="float" office:value="8895405" calcext:value-type="float">
            <text:p>8895405</text:p>
          </table:table-cell>
          <table:table-cell table:formula="of:=[.A558]/1000/(60*60*24)" office:value-type="time" office:time-value="PT02H28M15.405S" calcext:value-type="time">
            <text:p>02:2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7.74" calcext:value-type="float">
            <text:p>317.74</text:p>
          </table:table-cell>
          <table:table-cell office:value-type="float" office:value="407.41" calcext:value-type="float">
            <text:p>407.41</text:p>
          </table:table-cell>
        </table:table-row>
        <table:table-row table:style-name="ro1">
          <table:table-cell office:value-type="float" office:value="8911405" calcext:value-type="float">
            <text:p>8911405</text:p>
          </table:table-cell>
          <table:table-cell table:formula="of:=[.A559]/1000/(60*60*24)" office:value-type="time" office:time-value="PT02H28M31.405S" calcext:value-type="time">
            <text:p>02:2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8.3" calcext:value-type="float">
            <text:p>318.3</text:p>
          </table:table-cell>
          <table:table-cell office:value-type="float" office:value="408.1" calcext:value-type="float">
            <text:p>408.1</text:p>
          </table:table-cell>
        </table:table-row>
        <table:table-row table:style-name="ro1">
          <table:table-cell office:value-type="float" office:value="8927405" calcext:value-type="float">
            <text:p>8927405</text:p>
          </table:table-cell>
          <table:table-cell table:formula="of:=[.A560]/1000/(60*60*24)" office:value-type="time" office:time-value="PT02H28M47.405S" calcext:value-type="time">
            <text:p>02:2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8.86" calcext:value-type="float">
            <text:p>318.86</text:p>
          </table:table-cell>
          <table:table-cell office:value-type="float" office:value="408.8" calcext:value-type="float">
            <text:p>408.8</text:p>
          </table:table-cell>
        </table:table-row>
        <table:table-row table:style-name="ro1">
          <table:table-cell office:value-type="float" office:value="8943405" calcext:value-type="float">
            <text:p>8943405</text:p>
          </table:table-cell>
          <table:table-cell table:formula="of:=[.A561]/1000/(60*60*24)" office:value-type="time" office:time-value="PT02H29M03.405S" calcext:value-type="time">
            <text:p>02:2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9.41" calcext:value-type="float">
            <text:p>319.41</text:p>
          </table:table-cell>
          <table:table-cell office:value-type="float" office:value="409.49" calcext:value-type="float">
            <text:p>409.49</text:p>
          </table:table-cell>
        </table:table-row>
        <table:table-row table:style-name="ro1">
          <table:table-cell office:value-type="float" office:value="8959405" calcext:value-type="float">
            <text:p>8959405</text:p>
          </table:table-cell>
          <table:table-cell table:formula="of:=[.A562]/1000/(60*60*24)" office:value-type="time" office:time-value="PT02H29M19.405S" calcext:value-type="time">
            <text:p>02:2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19.97" calcext:value-type="float">
            <text:p>319.97</text:p>
          </table:table-cell>
          <table:table-cell office:value-type="float" office:value="410.19" calcext:value-type="float">
            <text:p>410.19</text:p>
          </table:table-cell>
        </table:table-row>
        <table:table-row table:style-name="ro1">
          <table:table-cell office:value-type="float" office:value="8975405" calcext:value-type="float">
            <text:p>8975405</text:p>
          </table:table-cell>
          <table:table-cell table:formula="of:=[.A563]/1000/(60*60*24)" office:value-type="time" office:time-value="PT02H29M35.405S" calcext:value-type="time">
            <text:p>02:2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0.53" calcext:value-type="float">
            <text:p>320.53</text:p>
          </table:table-cell>
          <table:table-cell office:value-type="float" office:value="410.89" calcext:value-type="float">
            <text:p>410.89</text:p>
          </table:table-cell>
        </table:table-row>
        <table:table-row table:style-name="ro1">
          <table:table-cell office:value-type="float" office:value="8991405" calcext:value-type="float">
            <text:p>8991405</text:p>
          </table:table-cell>
          <table:table-cell table:formula="of:=[.A564]/1000/(60*60*24)" office:value-type="time" office:time-value="PT02H29M51.405S" calcext:value-type="time">
            <text:p>02:2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1.08" calcext:value-type="float">
            <text:p>321.08</text:p>
          </table:table-cell>
          <table:table-cell office:value-type="float" office:value="411.58" calcext:value-type="float">
            <text:p>411.58</text:p>
          </table:table-cell>
        </table:table-row>
        <table:table-row table:style-name="ro1">
          <table:table-cell office:value-type="float" office:value="9007405" calcext:value-type="float">
            <text:p>9007405</text:p>
          </table:table-cell>
          <table:table-cell table:formula="of:=[.A565]/1000/(60*60*24)" office:value-type="time" office:time-value="PT02H30M07.405S" calcext:value-type="time">
            <text:p>02:3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1.64" calcext:value-type="float">
            <text:p>321.64</text:p>
          </table:table-cell>
          <table:table-cell office:value-type="float" office:value="412.28" calcext:value-type="float">
            <text:p>412.28</text:p>
          </table:table-cell>
        </table:table-row>
        <table:table-row table:style-name="ro1">
          <table:table-cell office:value-type="float" office:value="9023405" calcext:value-type="float">
            <text:p>9023405</text:p>
          </table:table-cell>
          <table:table-cell table:formula="of:=[.A566]/1000/(60*60*24)" office:value-type="time" office:time-value="PT02H30M23.405S" calcext:value-type="time">
            <text:p>02:3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2.2" calcext:value-type="float">
            <text:p>322.2</text:p>
          </table:table-cell>
          <table:table-cell office:value-type="float" office:value="412.97" calcext:value-type="float">
            <text:p>412.97</text:p>
          </table:table-cell>
        </table:table-row>
        <table:table-row table:style-name="ro1">
          <table:table-cell office:value-type="float" office:value="9039405" calcext:value-type="float">
            <text:p>9039405</text:p>
          </table:table-cell>
          <table:table-cell table:formula="of:=[.A567]/1000/(60*60*24)" office:value-type="time" office:time-value="PT02H30M39.405S" calcext:value-type="time">
            <text:p>02:3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2.76" calcext:value-type="float">
            <text:p>322.76</text:p>
          </table:table-cell>
          <table:table-cell office:value-type="float" office:value="413.67" calcext:value-type="float">
            <text:p>413.67</text:p>
          </table:table-cell>
        </table:table-row>
        <table:table-row table:style-name="ro1">
          <table:table-cell office:value-type="float" office:value="9055405" calcext:value-type="float">
            <text:p>9055405</text:p>
          </table:table-cell>
          <table:table-cell table:formula="of:=[.A568]/1000/(60*60*24)" office:value-type="time" office:time-value="PT02H30M55.405S" calcext:value-type="time">
            <text:p>02:3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3.31" calcext:value-type="float">
            <text:p>323.31</text:p>
          </table:table-cell>
          <table:table-cell office:value-type="float" office:value="414.36" calcext:value-type="float">
            <text:p>414.36</text:p>
          </table:table-cell>
        </table:table-row>
        <table:table-row table:style-name="ro1">
          <table:table-cell office:value-type="float" office:value="9071405" calcext:value-type="float">
            <text:p>9071405</text:p>
          </table:table-cell>
          <table:table-cell table:formula="of:=[.A569]/1000/(60*60*24)" office:value-type="time" office:time-value="PT02H31M11.405S" calcext:value-type="time">
            <text:p>02:3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3.87" calcext:value-type="float">
            <text:p>323.87</text:p>
          </table:table-cell>
          <table:table-cell office:value-type="float" office:value="415.06" calcext:value-type="float">
            <text:p>415.06</text:p>
          </table:table-cell>
        </table:table-row>
        <table:table-row table:style-name="ro1">
          <table:table-cell office:value-type="float" office:value="9087405" calcext:value-type="float">
            <text:p>9087405</text:p>
          </table:table-cell>
          <table:table-cell table:formula="of:=[.A570]/1000/(60*60*24)" office:value-type="time" office:time-value="PT02H31M27.405S" calcext:value-type="time">
            <text:p>02:3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4.43" calcext:value-type="float">
            <text:p>324.43</text:p>
          </table:table-cell>
          <table:table-cell office:value-type="float" office:value="415.76" calcext:value-type="float">
            <text:p>415.76</text:p>
          </table:table-cell>
        </table:table-row>
        <table:table-row table:style-name="ro1">
          <table:table-cell office:value-type="float" office:value="9103405" calcext:value-type="float">
            <text:p>9103405</text:p>
          </table:table-cell>
          <table:table-cell table:formula="of:=[.A571]/1000/(60*60*24)" office:value-type="time" office:time-value="PT02H31M43.405S" calcext:value-type="time">
            <text:p>02:3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4.98" calcext:value-type="float">
            <text:p>324.98</text:p>
          </table:table-cell>
          <table:table-cell office:value-type="float" office:value="416.45" calcext:value-type="float">
            <text:p>416.45</text:p>
          </table:table-cell>
        </table:table-row>
        <table:table-row table:style-name="ro1">
          <table:table-cell office:value-type="float" office:value="9119405" calcext:value-type="float">
            <text:p>9119405</text:p>
          </table:table-cell>
          <table:table-cell table:formula="of:=[.A572]/1000/(60*60*24)" office:value-type="time" office:time-value="PT02H31M59.405S" calcext:value-type="time">
            <text:p>02:3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5.54" calcext:value-type="float">
            <text:p>325.54</text:p>
          </table:table-cell>
          <table:table-cell office:value-type="float" office:value="417.15" calcext:value-type="float">
            <text:p>417.15</text:p>
          </table:table-cell>
        </table:table-row>
        <table:table-row table:style-name="ro1">
          <table:table-cell office:value-type="float" office:value="9135405" calcext:value-type="float">
            <text:p>9135405</text:p>
          </table:table-cell>
          <table:table-cell table:formula="of:=[.A573]/1000/(60*60*24)" office:value-type="time" office:time-value="PT02H32M15.405S" calcext:value-type="time">
            <text:p>02:3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6.1" calcext:value-type="float">
            <text:p>326.1</text:p>
          </table:table-cell>
          <table:table-cell office:value-type="float" office:value="417.84" calcext:value-type="float">
            <text:p>417.84</text:p>
          </table:table-cell>
        </table:table-row>
        <table:table-row table:style-name="ro1">
          <table:table-cell office:value-type="float" office:value="9151405" calcext:value-type="float">
            <text:p>9151405</text:p>
          </table:table-cell>
          <table:table-cell table:formula="of:=[.A574]/1000/(60*60*24)" office:value-type="time" office:time-value="PT02H32M31.405S" calcext:value-type="time">
            <text:p>02:3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6.66" calcext:value-type="float">
            <text:p>326.66</text:p>
          </table:table-cell>
          <table:table-cell office:value-type="float" office:value="418.54" calcext:value-type="float">
            <text:p>418.54</text:p>
          </table:table-cell>
        </table:table-row>
        <table:table-row table:style-name="ro1">
          <table:table-cell office:value-type="float" office:value="9167405" calcext:value-type="float">
            <text:p>9167405</text:p>
          </table:table-cell>
          <table:table-cell table:formula="of:=[.A575]/1000/(60*60*24)" office:value-type="time" office:time-value="PT02H32M47.405S" calcext:value-type="time">
            <text:p>02:3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327.21" calcext:value-type="float">
            <text:p>327.21</text:p>
          </table:table-cell>
          <table:table-cell office:value-type="float" office:value="419.23" calcext:value-type="float">
            <text:p>419.23</text:p>
          </table:table-cell>
        </table:table-row>
        <table:table-row table:style-name="ro1">
          <table:table-cell office:value-type="float" office:value="9183405" calcext:value-type="float">
            <text:p>9183405</text:p>
          </table:table-cell>
          <table:table-cell table:formula="of:=[.A576]/1000/(60*60*24)" office:value-type="time" office:time-value="PT02H33M03.405S" calcext:value-type="time">
            <text:p>02:3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7.77" calcext:value-type="float">
            <text:p>327.77</text:p>
          </table:table-cell>
          <table:table-cell office:value-type="float" office:value="419.93" calcext:value-type="float">
            <text:p>419.93</text:p>
          </table:table-cell>
        </table:table-row>
        <table:table-row table:style-name="ro1">
          <table:table-cell office:value-type="float" office:value="9199405" calcext:value-type="float">
            <text:p>9199405</text:p>
          </table:table-cell>
          <table:table-cell table:formula="of:=[.A577]/1000/(60*60*24)" office:value-type="time" office:time-value="PT02H33M19.405S" calcext:value-type="time">
            <text:p>02:3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8.33" calcext:value-type="float">
            <text:p>328.33</text:p>
          </table:table-cell>
          <table:table-cell office:value-type="float" office:value="420.62" calcext:value-type="float">
            <text:p>420.62</text:p>
          </table:table-cell>
        </table:table-row>
        <table:table-row table:style-name="ro1">
          <table:table-cell office:value-type="float" office:value="9215405" calcext:value-type="float">
            <text:p>9215405</text:p>
          </table:table-cell>
          <table:table-cell table:formula="of:=[.A578]/1000/(60*60*24)" office:value-type="time" office:time-value="PT02H33M35.405S" calcext:value-type="time">
            <text:p>02:3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28.88" calcext:value-type="float">
            <text:p>328.88</text:p>
          </table:table-cell>
          <table:table-cell office:value-type="float" office:value="421.32" calcext:value-type="float">
            <text:p>421.32</text:p>
          </table:table-cell>
        </table:table-row>
        <table:table-row table:style-name="ro1">
          <table:table-cell office:value-type="float" office:value="9231405" calcext:value-type="float">
            <text:p>9231405</text:p>
          </table:table-cell>
          <table:table-cell table:formula="of:=[.A579]/1000/(60*60*24)" office:value-type="time" office:time-value="PT02H33M51.405S" calcext:value-type="time">
            <text:p>02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329.44" calcext:value-type="float">
            <text:p>329.44</text:p>
          </table:table-cell>
          <table:table-cell office:value-type="float" office:value="422.01" calcext:value-type="float">
            <text:p>422.01</text:p>
          </table:table-cell>
        </table:table-row>
        <table:table-row table:style-name="ro1">
          <table:table-cell office:value-type="float" office:value="9247405" calcext:value-type="float">
            <text:p>9247405</text:p>
          </table:table-cell>
          <table:table-cell table:formula="of:=[.A580]/1000/(60*60*24)" office:value-type="time" office:time-value="PT02H34M07.405S" calcext:value-type="time">
            <text:p>02:3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0" calcext:value-type="float">
            <text:p>330</text:p>
          </table:table-cell>
          <table:table-cell office:value-type="float" office:value="422.71" calcext:value-type="float">
            <text:p>422.71</text:p>
          </table:table-cell>
        </table:table-row>
        <table:table-row table:style-name="ro1">
          <table:table-cell office:value-type="float" office:value="9263405" calcext:value-type="float">
            <text:p>9263405</text:p>
          </table:table-cell>
          <table:table-cell table:formula="of:=[.A581]/1000/(60*60*24)" office:value-type="time" office:time-value="PT02H34M23.405S" calcext:value-type="time">
            <text:p>02:3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0.56" calcext:value-type="float">
            <text:p>330.56</text:p>
          </table:table-cell>
          <table:table-cell office:value-type="float" office:value="423.4" calcext:value-type="float">
            <text:p>423.4</text:p>
          </table:table-cell>
        </table:table-row>
        <table:table-row table:style-name="ro1">
          <table:table-cell office:value-type="float" office:value="9279405" calcext:value-type="float">
            <text:p>9279405</text:p>
          </table:table-cell>
          <table:table-cell table:formula="of:=[.A582]/1000/(60*60*24)" office:value-type="time" office:time-value="PT02H34M39.405S" calcext:value-type="time">
            <text:p>02:3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1.11" calcext:value-type="float">
            <text:p>331.11</text:p>
          </table:table-cell>
          <table:table-cell office:value-type="float" office:value="424.1" calcext:value-type="float">
            <text:p>424.1</text:p>
          </table:table-cell>
        </table:table-row>
        <table:table-row table:style-name="ro1">
          <table:table-cell office:value-type="float" office:value="9295405" calcext:value-type="float">
            <text:p>9295405</text:p>
          </table:table-cell>
          <table:table-cell table:formula="of:=[.A583]/1000/(60*60*24)" office:value-type="time" office:time-value="PT02H34M55.405S" calcext:value-type="time">
            <text:p>02:3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1.67" calcext:value-type="float">
            <text:p>331.67</text:p>
          </table:table-cell>
          <table:table-cell office:value-type="float" office:value="424.8" calcext:value-type="float">
            <text:p>424.8</text:p>
          </table:table-cell>
        </table:table-row>
        <table:table-row table:style-name="ro1">
          <table:table-cell office:value-type="float" office:value="9311405" calcext:value-type="float">
            <text:p>9311405</text:p>
          </table:table-cell>
          <table:table-cell table:formula="of:=[.A584]/1000/(60*60*24)" office:value-type="time" office:time-value="PT02H35M11.405S" calcext:value-type="time">
            <text:p>02:3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2.23" calcext:value-type="float">
            <text:p>332.23</text:p>
          </table:table-cell>
          <table:table-cell office:value-type="float" office:value="425.49" calcext:value-type="float">
            <text:p>425.49</text:p>
          </table:table-cell>
        </table:table-row>
        <table:table-row table:style-name="ro1">
          <table:table-cell office:value-type="float" office:value="9327405" calcext:value-type="float">
            <text:p>9327405</text:p>
          </table:table-cell>
          <table:table-cell table:formula="of:=[.A585]/1000/(60*60*24)" office:value-type="time" office:time-value="PT02H35M27.405S" calcext:value-type="time">
            <text:p>02:3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2.78" calcext:value-type="float">
            <text:p>332.78</text:p>
          </table:table-cell>
          <table:table-cell office:value-type="float" office:value="426.19" calcext:value-type="float">
            <text:p>426.19</text:p>
          </table:table-cell>
        </table:table-row>
        <table:table-row table:style-name="ro1">
          <table:table-cell office:value-type="float" office:value="9343405" calcext:value-type="float">
            <text:p>9343405</text:p>
          </table:table-cell>
          <table:table-cell table:formula="of:=[.A586]/1000/(60*60*24)" office:value-type="time" office:time-value="PT02H35M43.405S" calcext:value-type="time">
            <text:p>02:3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3.34" calcext:value-type="float">
            <text:p>333.34</text:p>
          </table:table-cell>
          <table:table-cell office:value-type="float" office:value="426.88" calcext:value-type="float">
            <text:p>426.88</text:p>
          </table:table-cell>
        </table:table-row>
        <table:table-row table:style-name="ro1">
          <table:table-cell office:value-type="float" office:value="9359405" calcext:value-type="float">
            <text:p>9359405</text:p>
          </table:table-cell>
          <table:table-cell table:formula="of:=[.A587]/1000/(60*60*24)" office:value-type="time" office:time-value="PT02H35M59.405S" calcext:value-type="time">
            <text:p>02:3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3.9" calcext:value-type="float">
            <text:p>333.9</text:p>
          </table:table-cell>
          <table:table-cell office:value-type="float" office:value="427.58" calcext:value-type="float">
            <text:p>427.58</text:p>
          </table:table-cell>
        </table:table-row>
        <table:table-row table:style-name="ro1">
          <table:table-cell office:value-type="float" office:value="9375405" calcext:value-type="float">
            <text:p>9375405</text:p>
          </table:table-cell>
          <table:table-cell table:formula="of:=[.A588]/1000/(60*60*24)" office:value-type="time" office:time-value="PT02H36M15.405S" calcext:value-type="time">
            <text:p>02:36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4.45" calcext:value-type="float">
            <text:p>334.45</text:p>
          </table:table-cell>
          <table:table-cell office:value-type="float" office:value="428.27" calcext:value-type="float">
            <text:p>428.27</text:p>
          </table:table-cell>
        </table:table-row>
        <table:table-row table:style-name="ro1">
          <table:table-cell office:value-type="float" office:value="9391405" calcext:value-type="float">
            <text:p>9391405</text:p>
          </table:table-cell>
          <table:table-cell table:formula="of:=[.A589]/1000/(60*60*24)" office:value-type="time" office:time-value="PT02H36M31.405S" calcext:value-type="time">
            <text:p>02:3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5.01" calcext:value-type="float">
            <text:p>335.01</text:p>
          </table:table-cell>
          <table:table-cell office:value-type="float" office:value="428.97" calcext:value-type="float">
            <text:p>428.97</text:p>
          </table:table-cell>
        </table:table-row>
        <table:table-row table:style-name="ro1">
          <table:table-cell office:value-type="float" office:value="9407405" calcext:value-type="float">
            <text:p>9407405</text:p>
          </table:table-cell>
          <table:table-cell table:formula="of:=[.A590]/1000/(60*60*24)" office:value-type="time" office:time-value="PT02H36M47.405S" calcext:value-type="time">
            <text:p>02:3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5.57" calcext:value-type="float">
            <text:p>335.57</text:p>
          </table:table-cell>
          <table:table-cell office:value-type="float" office:value="429.66" calcext:value-type="float">
            <text:p>429.66</text:p>
          </table:table-cell>
        </table:table-row>
        <table:table-row table:style-name="ro1">
          <table:table-cell office:value-type="float" office:value="9423405" calcext:value-type="float">
            <text:p>9423405</text:p>
          </table:table-cell>
          <table:table-cell table:formula="of:=[.A591]/1000/(60*60*24)" office:value-type="time" office:time-value="PT02H37M03.405S" calcext:value-type="time">
            <text:p>02:37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6.13" calcext:value-type="float">
            <text:p>336.13</text:p>
          </table:table-cell>
          <table:table-cell office:value-type="float" office:value="430.35" calcext:value-type="float">
            <text:p>430.35</text:p>
          </table:table-cell>
        </table:table-row>
        <table:table-row table:style-name="ro1">
          <table:table-cell office:value-type="float" office:value="9439405" calcext:value-type="float">
            <text:p>9439405</text:p>
          </table:table-cell>
          <table:table-cell table:formula="of:=[.A592]/1000/(60*60*24)" office:value-type="time" office:time-value="PT02H37M19.405S" calcext:value-type="time">
            <text:p>02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336.68" calcext:value-type="float">
            <text:p>336.68</text:p>
          </table:table-cell>
          <table:table-cell office:value-type="float" office:value="431.05" calcext:value-type="float">
            <text:p>431.05</text:p>
          </table:table-cell>
        </table:table-row>
        <table:table-row table:style-name="ro1">
          <table:table-cell office:value-type="float" office:value="9455405" calcext:value-type="float">
            <text:p>9455405</text:p>
          </table:table-cell>
          <table:table-cell table:formula="of:=[.A593]/1000/(60*60*24)" office:value-type="time" office:time-value="PT02H37M35.405S" calcext:value-type="time">
            <text:p>02:3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7.24" calcext:value-type="float">
            <text:p>337.24</text:p>
          </table:table-cell>
          <table:table-cell office:value-type="float" office:value="431.74" calcext:value-type="float">
            <text:p>431.74</text:p>
          </table:table-cell>
        </table:table-row>
        <table:table-row table:style-name="ro1">
          <table:table-cell office:value-type="float" office:value="9471405" calcext:value-type="float">
            <text:p>9471405</text:p>
          </table:table-cell>
          <table:table-cell table:formula="of:=[.A594]/1000/(60*60*24)" office:value-type="time" office:time-value="PT02H37M51.405S" calcext:value-type="time">
            <text:p>02:3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37.8" calcext:value-type="float">
            <text:p>337.8</text:p>
          </table:table-cell>
          <table:table-cell office:value-type="float" office:value="432.44" calcext:value-type="float">
            <text:p>432.44</text:p>
          </table:table-cell>
        </table:table-row>
        <table:table-row table:style-name="ro1">
          <table:table-cell office:value-type="float" office:value="9487405" calcext:value-type="float">
            <text:p>9487405</text:p>
          </table:table-cell>
          <table:table-cell table:formula="of:=[.A595]/1000/(60*60*24)" office:value-type="time" office:time-value="PT02H38M07.405S" calcext:value-type="time">
            <text:p>02:3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8.35" calcext:value-type="float">
            <text:p>338.35</text:p>
          </table:table-cell>
          <table:table-cell office:value-type="float" office:value="433.13" calcext:value-type="float">
            <text:p>433.13</text:p>
          </table:table-cell>
        </table:table-row>
        <table:table-row table:style-name="ro1">
          <table:table-cell office:value-type="float" office:value="9503405" calcext:value-type="float">
            <text:p>9503405</text:p>
          </table:table-cell>
          <table:table-cell table:formula="of:=[.A596]/1000/(60*60*24)" office:value-type="time" office:time-value="PT02H38M23.405S" calcext:value-type="time">
            <text:p>02:3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8.91" calcext:value-type="float">
            <text:p>338.91</text:p>
          </table:table-cell>
          <table:table-cell office:value-type="float" office:value="433.83" calcext:value-type="float">
            <text:p>433.83</text:p>
          </table:table-cell>
        </table:table-row>
        <table:table-row table:style-name="ro1">
          <table:table-cell office:value-type="float" office:value="9519405" calcext:value-type="float">
            <text:p>9519405</text:p>
          </table:table-cell>
          <table:table-cell table:formula="of:=[.A597]/1000/(60*60*24)" office:value-type="time" office:time-value="PT02H38M39.405S" calcext:value-type="time">
            <text:p>02:38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39.47" calcext:value-type="float">
            <text:p>339.47</text:p>
          </table:table-cell>
          <table:table-cell office:value-type="float" office:value="434.52" calcext:value-type="float">
            <text:p>434.52</text:p>
          </table:table-cell>
        </table:table-row>
        <table:table-row table:style-name="ro1">
          <table:table-cell office:value-type="float" office:value="9535405" calcext:value-type="float">
            <text:p>9535405</text:p>
          </table:table-cell>
          <table:table-cell table:formula="of:=[.A598]/1000/(60*60*24)" office:value-type="time" office:time-value="PT02H38M55.405S" calcext:value-type="time">
            <text:p>02:3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40.02" calcext:value-type="float">
            <text:p>340.02</text:p>
          </table:table-cell>
          <table:table-cell office:value-type="float" office:value="435.22" calcext:value-type="float">
            <text:p>435.22</text:p>
          </table:table-cell>
        </table:table-row>
        <table:table-row table:style-name="ro1">
          <table:table-cell office:value-type="float" office:value="9551405" calcext:value-type="float">
            <text:p>9551405</text:p>
          </table:table-cell>
          <table:table-cell table:formula="of:=[.A599]/1000/(60*60*24)" office:value-type="time" office:time-value="PT02H39M11.405S" calcext:value-type="time">
            <text:p>02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340.58" calcext:value-type="float">
            <text:p>340.58</text:p>
          </table:table-cell>
          <table:table-cell office:value-type="float" office:value="435.91" calcext:value-type="float">
            <text:p>435.91</text:p>
          </table:table-cell>
        </table:table-row>
        <table:table-row table:style-name="ro1">
          <table:table-cell office:value-type="float" office:value="9567405" calcext:value-type="float">
            <text:p>9567405</text:p>
          </table:table-cell>
          <table:table-cell table:formula="of:=[.A600]/1000/(60*60*24)" office:value-type="time" office:time-value="PT02H39M27.405S" calcext:value-type="time">
            <text:p>02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341.14" calcext:value-type="float">
            <text:p>341.14</text:p>
          </table:table-cell>
          <table:table-cell office:value-type="float" office:value="436.61" calcext:value-type="float">
            <text:p>436.61</text:p>
          </table:table-cell>
        </table:table-row>
        <table:table-row table:style-name="ro1">
          <table:table-cell office:value-type="float" office:value="9583405" calcext:value-type="float">
            <text:p>9583405</text:p>
          </table:table-cell>
          <table:table-cell table:formula="of:=[.A601]/1000/(60*60*24)" office:value-type="time" office:time-value="PT02H39M43.405S" calcext:value-type="time">
            <text:p>02:3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1.7" calcext:value-type="float">
            <text:p>341.7</text:p>
          </table:table-cell>
          <table:table-cell office:value-type="float" office:value="437.3" calcext:value-type="float">
            <text:p>437.3</text:p>
          </table:table-cell>
        </table:table-row>
        <table:table-row table:style-name="ro1">
          <table:table-cell office:value-type="float" office:value="9599405" calcext:value-type="float">
            <text:p>9599405</text:p>
          </table:table-cell>
          <table:table-cell table:formula="of:=[.A602]/1000/(60*60*24)" office:value-type="time" office:time-value="PT02H39M59.405S" calcext:value-type="time">
            <text:p>02:3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2.25" calcext:value-type="float">
            <text:p>342.2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9615405" calcext:value-type="float">
            <text:p>9615405</text:p>
          </table:table-cell>
          <table:table-cell table:formula="of:=[.A603]/1000/(60*60*24)" office:value-type="time" office:time-value="PT02H40M15.405S" calcext:value-type="time">
            <text:p>02:4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42.81" calcext:value-type="float">
            <text:p>342.81</text:p>
          </table:table-cell>
          <table:table-cell office:value-type="float" office:value="438.69" calcext:value-type="float">
            <text:p>438.69</text:p>
          </table:table-cell>
        </table:table-row>
        <table:table-row table:style-name="ro1">
          <table:table-cell office:value-type="float" office:value="9631405" calcext:value-type="float">
            <text:p>9631405</text:p>
          </table:table-cell>
          <table:table-cell table:formula="of:=[.A604]/1000/(60*60*24)" office:value-type="time" office:time-value="PT02H40M31.405S" calcext:value-type="time">
            <text:p>02:40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3.37" calcext:value-type="float">
            <text:p>343.37</text:p>
          </table:table-cell>
          <table:table-cell office:value-type="float" office:value="439.38" calcext:value-type="float">
            <text:p>439.38</text:p>
          </table:table-cell>
        </table:table-row>
        <table:table-row table:style-name="ro1">
          <table:table-cell office:value-type="float" office:value="9647405" calcext:value-type="float">
            <text:p>9647405</text:p>
          </table:table-cell>
          <table:table-cell table:formula="of:=[.A605]/1000/(60*60*24)" office:value-type="time" office:time-value="PT02H40M47.405S" calcext:value-type="time">
            <text:p>02:40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43.92" calcext:value-type="float">
            <text:p>343.92</text:p>
          </table:table-cell>
          <table:table-cell office:value-type="float" office:value="440.08" calcext:value-type="float">
            <text:p>440.08</text:p>
          </table:table-cell>
        </table:table-row>
        <table:table-row table:style-name="ro1">
          <table:table-cell office:value-type="float" office:value="9663405" calcext:value-type="float">
            <text:p>9663405</text:p>
          </table:table-cell>
          <table:table-cell table:formula="of:=[.A606]/1000/(60*60*24)" office:value-type="time" office:time-value="PT02H41M03.405S" calcext:value-type="time">
            <text:p>02:41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344.48" calcext:value-type="float">
            <text:p>344.48</text:p>
          </table:table-cell>
          <table:table-cell office:value-type="float" office:value="440.77" calcext:value-type="float">
            <text:p>440.77</text:p>
          </table:table-cell>
        </table:table-row>
        <table:table-row table:style-name="ro1">
          <table:table-cell office:value-type="float" office:value="9679405" calcext:value-type="float">
            <text:p>9679405</text:p>
          </table:table-cell>
          <table:table-cell table:formula="of:=[.A607]/1000/(60*60*24)" office:value-type="time" office:time-value="PT02H41M19.405S" calcext:value-type="time">
            <text:p>02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45.04" calcext:value-type="float">
            <text:p>345.04</text:p>
          </table:table-cell>
          <table:table-cell office:value-type="float" office:value="441.47" calcext:value-type="float">
            <text:p>441.47</text:p>
          </table:table-cell>
        </table:table-row>
        <table:table-row table:style-name="ro1">
          <table:table-cell office:value-type="float" office:value="9695405" calcext:value-type="float">
            <text:p>9695405</text:p>
          </table:table-cell>
          <table:table-cell table:formula="of:=[.A608]/1000/(60*60*24)" office:value-type="time" office:time-value="PT02H41M35.405S" calcext:value-type="time">
            <text:p>02:4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345.59" calcext:value-type="float">
            <text:p>345.59</text:p>
          </table:table-cell>
          <table:table-cell office:value-type="float" office:value="442.16" calcext:value-type="float">
            <text:p>442.16</text:p>
          </table:table-cell>
        </table:table-row>
        <table:table-row table:style-name="ro1">
          <table:table-cell office:value-type="float" office:value="9711405" calcext:value-type="float">
            <text:p>9711405</text:p>
          </table:table-cell>
          <table:table-cell table:formula="of:=[.A609]/1000/(60*60*24)" office:value-type="time" office:time-value="PT02H41M51.405S" calcext:value-type="time">
            <text:p>02:4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46.15" calcext:value-type="float">
            <text:p>346.15</text:p>
          </table:table-cell>
          <table:table-cell office:value-type="float" office:value="442.86" calcext:value-type="float">
            <text:p>442.86</text:p>
          </table:table-cell>
        </table:table-row>
        <table:table-row table:style-name="ro1">
          <table:table-cell office:value-type="float" office:value="9727405" calcext:value-type="float">
            <text:p>9727405</text:p>
          </table:table-cell>
          <table:table-cell table:formula="of:=[.A610]/1000/(60*60*24)" office:value-type="time" office:time-value="PT02H42M07.405S" calcext:value-type="time">
            <text:p>02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46.71" calcext:value-type="float">
            <text:p>346.71</text:p>
          </table:table-cell>
          <table:table-cell office:value-type="float" office:value="443.55" calcext:value-type="float">
            <text:p>443.55</text:p>
          </table:table-cell>
        </table:table-row>
        <table:table-row table:style-name="ro1">
          <table:table-cell office:value-type="float" office:value="9743405" calcext:value-type="float">
            <text:p>9743405</text:p>
          </table:table-cell>
          <table:table-cell table:formula="of:=[.A611]/1000/(60*60*24)" office:value-type="time" office:time-value="PT02H42M23.405S" calcext:value-type="time">
            <text:p>02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347.26" calcext:value-type="float">
            <text:p>347.26</text:p>
          </table:table-cell>
          <table:table-cell office:value-type="float" office:value="444.24" calcext:value-type="float">
            <text:p>444.24</text:p>
          </table:table-cell>
        </table:table-row>
        <table:table-row table:style-name="ro1">
          <table:table-cell office:value-type="float" office:value="9759404" calcext:value-type="float">
            <text:p>9759404</text:p>
          </table:table-cell>
          <table:table-cell table:formula="of:=[.A612]/1000/(60*60*24)" office:value-type="time" office:time-value="PT02H42M39.404S" calcext:value-type="time">
            <text:p>02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347.82" calcext:value-type="float">
            <text:p>347.82</text:p>
          </table:table-cell>
          <table:table-cell office:value-type="float" office:value="444.94" calcext:value-type="float">
            <text:p>444.94</text:p>
          </table:table-cell>
        </table:table-row>
        <table:table-row table:style-name="ro1">
          <table:table-cell office:value-type="float" office:value="9775405" calcext:value-type="float">
            <text:p>9775405</text:p>
          </table:table-cell>
          <table:table-cell table:formula="of:=[.A613]/1000/(60*60*24)" office:value-type="time" office:time-value="PT02H42M55.405S" calcext:value-type="time">
            <text:p>02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348.38" calcext:value-type="float">
            <text:p>348.38</text:p>
          </table:table-cell>
          <table:table-cell office:value-type="float" office:value="445.63" calcext:value-type="float">
            <text:p>445.63</text:p>
          </table:table-cell>
        </table:table-row>
        <table:table-row table:style-name="ro1">
          <table:table-cell office:value-type="float" office:value="9791405" calcext:value-type="float">
            <text:p>9791405</text:p>
          </table:table-cell>
          <table:table-cell table:formula="of:=[.A614]/1000/(60*60*24)" office:value-type="time" office:time-value="PT02H43M11.405S" calcext:value-type="time">
            <text:p>02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48.93" calcext:value-type="float">
            <text:p>348.93</text:p>
          </table:table-cell>
          <table:table-cell office:value-type="float" office:value="446.32" calcext:value-type="float">
            <text:p>446.32</text:p>
          </table:table-cell>
        </table:table-row>
        <table:table-row table:style-name="ro1">
          <table:table-cell office:value-type="float" office:value="9807405" calcext:value-type="float">
            <text:p>9807405</text:p>
          </table:table-cell>
          <table:table-cell table:formula="of:=[.A615]/1000/(60*60*24)" office:value-type="time" office:time-value="PT02H43M27.405S" calcext:value-type="time">
            <text:p>02:4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49.49" calcext:value-type="float">
            <text:p>349.49</text:p>
          </table:table-cell>
          <table:table-cell office:value-type="float" office:value="447.02" calcext:value-type="float">
            <text:p>447.02</text:p>
          </table:table-cell>
        </table:table-row>
        <table:table-row table:style-name="ro1">
          <table:table-cell office:value-type="float" office:value="9823405" calcext:value-type="float">
            <text:p>9823405</text:p>
          </table:table-cell>
          <table:table-cell table:formula="of:=[.A616]/1000/(60*60*24)" office:value-type="time" office:time-value="PT02H43M43.405S" calcext:value-type="time">
            <text:p>02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0.05" calcext:value-type="float">
            <text:p>350.05</text:p>
          </table:table-cell>
          <table:table-cell office:value-type="float" office:value="447.71" calcext:value-type="float">
            <text:p>447.71</text:p>
          </table:table-cell>
        </table:table-row>
        <table:table-row table:style-name="ro1">
          <table:table-cell office:value-type="float" office:value="9839405" calcext:value-type="float">
            <text:p>9839405</text:p>
          </table:table-cell>
          <table:table-cell table:formula="of:=[.A617]/1000/(60*60*24)" office:value-type="time" office:time-value="PT02H43M59.405S" calcext:value-type="time">
            <text:p>02:4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0.6" calcext:value-type="float">
            <text:p>350.6</text:p>
          </table:table-cell>
          <table:table-cell office:value-type="float" office:value="448.4" calcext:value-type="float">
            <text:p>448.4</text:p>
          </table:table-cell>
        </table:table-row>
        <table:table-row table:style-name="ro1">
          <table:table-cell office:value-type="float" office:value="9855405" calcext:value-type="float">
            <text:p>9855405</text:p>
          </table:table-cell>
          <table:table-cell table:formula="of:=[.A618]/1000/(60*60*24)" office:value-type="time" office:time-value="PT02H44M15.405S" calcext:value-type="time">
            <text:p>02:4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1.16" calcext:value-type="float">
            <text:p>351.16</text:p>
          </table:table-cell>
          <table:table-cell office:value-type="float" office:value="449.1" calcext:value-type="float">
            <text:p>449.1</text:p>
          </table:table-cell>
        </table:table-row>
        <table:table-row table:style-name="ro1">
          <table:table-cell office:value-type="float" office:value="9871405" calcext:value-type="float">
            <text:p>9871405</text:p>
          </table:table-cell>
          <table:table-cell table:formula="of:=[.A619]/1000/(60*60*24)" office:value-type="time" office:time-value="PT02H44M31.405S" calcext:value-type="time">
            <text:p>02:4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1.72" calcext:value-type="float">
            <text:p>351.72</text:p>
          </table:table-cell>
          <table:table-cell office:value-type="float" office:value="449.79" calcext:value-type="float">
            <text:p>449.79</text:p>
          </table:table-cell>
        </table:table-row>
        <table:table-row table:style-name="ro1">
          <table:table-cell office:value-type="float" office:value="9887405" calcext:value-type="float">
            <text:p>9887405</text:p>
          </table:table-cell>
          <table:table-cell table:formula="of:=[.A620]/1000/(60*60*24)" office:value-type="time" office:time-value="PT02H44M47.405S" calcext:value-type="time">
            <text:p>02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2.27" calcext:value-type="float">
            <text:p>352.27</text:p>
          </table:table-cell>
          <table:table-cell office:value-type="float" office:value="450.48" calcext:value-type="float">
            <text:p>450.48</text:p>
          </table:table-cell>
        </table:table-row>
        <table:table-row table:style-name="ro1">
          <table:table-cell office:value-type="float" office:value="9903405" calcext:value-type="float">
            <text:p>9903405</text:p>
          </table:table-cell>
          <table:table-cell table:formula="of:=[.A621]/1000/(60*60*24)" office:value-type="time" office:time-value="PT02H45M03.405S" calcext:value-type="time">
            <text:p>02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2.83" calcext:value-type="float">
            <text:p>352.83</text:p>
          </table:table-cell>
          <table:table-cell office:value-type="float" office:value="451.18" calcext:value-type="float">
            <text:p>451.18</text:p>
          </table:table-cell>
        </table:table-row>
        <table:table-row table:style-name="ro1">
          <table:table-cell office:value-type="float" office:value="9919405" calcext:value-type="float">
            <text:p>9919405</text:p>
          </table:table-cell>
          <table:table-cell table:formula="of:=[.A622]/1000/(60*60*24)" office:value-type="time" office:time-value="PT02H45M19.405S" calcext:value-type="time">
            <text:p>02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3.38" calcext:value-type="float">
            <text:p>353.38</text:p>
          </table:table-cell>
          <table:table-cell office:value-type="float" office:value="451.87" calcext:value-type="float">
            <text:p>451.87</text:p>
          </table:table-cell>
        </table:table-row>
        <table:table-row table:style-name="ro1">
          <table:table-cell office:value-type="float" office:value="9935405" calcext:value-type="float">
            <text:p>9935405</text:p>
          </table:table-cell>
          <table:table-cell table:formula="of:=[.A623]/1000/(60*60*24)" office:value-type="time" office:time-value="PT02H45M35.405S" calcext:value-type="time">
            <text:p>02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53.94" calcext:value-type="float">
            <text:p>353.94</text:p>
          </table:table-cell>
          <table:table-cell office:value-type="float" office:value="452.56" calcext:value-type="float">
            <text:p>452.56</text:p>
          </table:table-cell>
        </table:table-row>
        <table:table-row table:style-name="ro1">
          <table:table-cell office:value-type="float" office:value="9951405" calcext:value-type="float">
            <text:p>9951405</text:p>
          </table:table-cell>
          <table:table-cell table:formula="of:=[.A624]/1000/(60*60*24)" office:value-type="time" office:time-value="PT02H45M51.405S" calcext:value-type="time">
            <text:p>02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4.5" calcext:value-type="float">
            <text:p>354.5</text:p>
          </table:table-cell>
          <table:table-cell office:value-type="float" office:value="453.26" calcext:value-type="float">
            <text:p>453.26</text:p>
          </table:table-cell>
        </table:table-row>
        <table:table-row table:style-name="ro1">
          <table:table-cell office:value-type="float" office:value="9967405" calcext:value-type="float">
            <text:p>9967405</text:p>
          </table:table-cell>
          <table:table-cell table:formula="of:=[.A625]/1000/(60*60*24)" office:value-type="time" office:time-value="PT02H46M07.405S" calcext:value-type="time">
            <text:p>02:4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355.05" calcext:value-type="float">
            <text:p>355.05</text:p>
          </table:table-cell>
          <table:table-cell office:value-type="float" office:value="453.95" calcext:value-type="float">
            <text:p>453.95</text:p>
          </table:table-cell>
        </table:table-row>
        <table:table-row table:style-name="ro1">
          <table:table-cell office:value-type="float" office:value="9983405" calcext:value-type="float">
            <text:p>9983405</text:p>
          </table:table-cell>
          <table:table-cell table:formula="of:=[.A626]/1000/(60*60*24)" office:value-type="time" office:time-value="PT02H46M23.405S" calcext:value-type="time">
            <text:p>02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55.61" calcext:value-type="float">
            <text:p>355.61</text:p>
          </table:table-cell>
          <table:table-cell office:value-type="float" office:value="454.64" calcext:value-type="float">
            <text:p>454.64</text:p>
          </table:table-cell>
        </table:table-row>
        <table:table-row table:style-name="ro1">
          <table:table-cell office:value-type="float" office:value="9999405" calcext:value-type="float">
            <text:p>9999405</text:p>
          </table:table-cell>
          <table:table-cell table:formula="of:=[.A627]/1000/(60*60*24)" office:value-type="time" office:time-value="PT02H46M39.405S" calcext:value-type="time">
            <text:p>02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6.17" calcext:value-type="float">
            <text:p>356.17</text:p>
          </table:table-cell>
          <table:table-cell office:value-type="float" office:value="455.33" calcext:value-type="float">
            <text:p>455.33</text:p>
          </table:table-cell>
        </table:table-row>
        <table:table-row table:style-name="ro1">
          <table:table-cell office:value-type="float" office:value="10015405" calcext:value-type="float">
            <text:p>10015405</text:p>
          </table:table-cell>
          <table:table-cell table:formula="of:=[.A628]/1000/(60*60*24)" office:value-type="time" office:time-value="PT02H46M55.405S" calcext:value-type="time">
            <text:p>02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6.72" calcext:value-type="float">
            <text:p>356.72</text:p>
          </table:table-cell>
          <table:table-cell office:value-type="float" office:value="456.03" calcext:value-type="float">
            <text:p>456.03</text:p>
          </table:table-cell>
        </table:table-row>
        <table:table-row table:style-name="ro1">
          <table:table-cell office:value-type="float" office:value="10031405" calcext:value-type="float">
            <text:p>10031405</text:p>
          </table:table-cell>
          <table:table-cell table:formula="of:=[.A629]/1000/(60*60*24)" office:value-type="time" office:time-value="PT02H47M11.405S" calcext:value-type="time">
            <text:p>02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57.28" calcext:value-type="float">
            <text:p>357.28</text:p>
          </table:table-cell>
          <table:table-cell office:value-type="float" office:value="456.72" calcext:value-type="float">
            <text:p>456.72</text:p>
          </table:table-cell>
        </table:table-row>
        <table:table-row table:style-name="ro1">
          <table:table-cell office:value-type="float" office:value="10047405" calcext:value-type="float">
            <text:p>10047405</text:p>
          </table:table-cell>
          <table:table-cell table:formula="of:=[.A630]/1000/(60*60*24)" office:value-type="time" office:time-value="PT02H47M27.405S" calcext:value-type="time">
            <text:p>02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57.84" calcext:value-type="float">
            <text:p>357.84</text:p>
          </table:table-cell>
          <table:table-cell office:value-type="float" office:value="457.41" calcext:value-type="float">
            <text:p>457.41</text:p>
          </table:table-cell>
        </table:table-row>
        <table:table-row table:style-name="ro1">
          <table:table-cell office:value-type="float" office:value="10063405" calcext:value-type="float">
            <text:p>10063405</text:p>
          </table:table-cell>
          <table:table-cell table:formula="of:=[.A631]/1000/(60*60*24)" office:value-type="time" office:time-value="PT02H47M43.405S" calcext:value-type="time">
            <text:p>02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58.39" calcext:value-type="float">
            <text:p>358.39</text:p>
          </table:table-cell>
          <table:table-cell office:value-type="float" office:value="458.11" calcext:value-type="float">
            <text:p>458.11</text:p>
          </table:table-cell>
        </table:table-row>
        <table:table-row table:style-name="ro1">
          <table:table-cell office:value-type="float" office:value="10079405" calcext:value-type="float">
            <text:p>10079405</text:p>
          </table:table-cell>
          <table:table-cell table:formula="of:=[.A632]/1000/(60*60*24)" office:value-type="time" office:time-value="PT02H47M59.405S" calcext:value-type="time">
            <text:p>02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58.95" calcext:value-type="float">
            <text:p>358.95</text:p>
          </table:table-cell>
          <table:table-cell office:value-type="float" office:value="458.8" calcext:value-type="float">
            <text:p>458.8</text:p>
          </table:table-cell>
        </table:table-row>
        <table:table-row table:style-name="ro1">
          <table:table-cell office:value-type="float" office:value="10095405" calcext:value-type="float">
            <text:p>10095405</text:p>
          </table:table-cell>
          <table:table-cell table:formula="of:=[.A633]/1000/(60*60*24)" office:value-type="time" office:time-value="PT02H48M15.405S" calcext:value-type="time">
            <text:p>02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59.51" calcext:value-type="float">
            <text:p>359.51</text:p>
          </table:table-cell>
          <table:table-cell office:value-type="float" office:value="459.49" calcext:value-type="float">
            <text:p>459.49</text:p>
          </table:table-cell>
        </table:table-row>
        <table:table-row table:style-name="ro1">
          <table:table-cell office:value-type="float" office:value="10111405" calcext:value-type="float">
            <text:p>10111405</text:p>
          </table:table-cell>
          <table:table-cell table:formula="of:=[.A634]/1000/(60*60*24)" office:value-type="time" office:time-value="PT02H48M31.405S" calcext:value-type="time">
            <text:p>02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60.06" calcext:value-type="float">
            <text:p>360.06</text:p>
          </table:table-cell>
          <table:table-cell office:value-type="float" office:value="460.18" calcext:value-type="float">
            <text:p>460.18</text:p>
          </table:table-cell>
        </table:table-row>
        <table:table-row table:style-name="ro1">
          <table:table-cell office:value-type="float" office:value="10127405" calcext:value-type="float">
            <text:p>10127405</text:p>
          </table:table-cell>
          <table:table-cell table:formula="of:=[.A635]/1000/(60*60*24)" office:value-type="time" office:time-value="PT02H48M47.405S" calcext:value-type="time">
            <text:p>02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60.62" calcext:value-type="float">
            <text:p>360.62</text:p>
          </table:table-cell>
          <table:table-cell office:value-type="float" office:value="460.87" calcext:value-type="float">
            <text:p>460.87</text:p>
          </table:table-cell>
        </table:table-row>
        <table:table-row table:style-name="ro1">
          <table:table-cell office:value-type="float" office:value="10143405" calcext:value-type="float">
            <text:p>10143405</text:p>
          </table:table-cell>
          <table:table-cell table:formula="of:=[.A636]/1000/(60*60*24)" office:value-type="time" office:time-value="PT02H49M03.405S" calcext:value-type="time">
            <text:p>02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1.17" calcext:value-type="float">
            <text:p>361.17</text:p>
          </table:table-cell>
          <table:table-cell office:value-type="float" office:value="461.57" calcext:value-type="float">
            <text:p>461.57</text:p>
          </table:table-cell>
        </table:table-row>
        <table:table-row table:style-name="ro1">
          <table:table-cell office:value-type="float" office:value="10159405" calcext:value-type="float">
            <text:p>10159405</text:p>
          </table:table-cell>
          <table:table-cell table:formula="of:=[.A637]/1000/(60*60*24)" office:value-type="time" office:time-value="PT02H49M19.405S" calcext:value-type="time">
            <text:p>02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361.73" calcext:value-type="float">
            <text:p>361.73</text:p>
          </table:table-cell>
          <table:table-cell office:value-type="float" office:value="462.26" calcext:value-type="float">
            <text:p>462.26</text:p>
          </table:table-cell>
        </table:table-row>
        <table:table-row table:style-name="ro1">
          <table:table-cell office:value-type="float" office:value="10175405" calcext:value-type="float">
            <text:p>10175405</text:p>
          </table:table-cell>
          <table:table-cell table:formula="of:=[.A638]/1000/(60*60*24)" office:value-type="time" office:time-value="PT02H49M35.405S" calcext:value-type="time">
            <text:p>02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2.29" calcext:value-type="float">
            <text:p>362.29</text:p>
          </table:table-cell>
          <table:table-cell office:value-type="float" office:value="462.95" calcext:value-type="float">
            <text:p>462.95</text:p>
          </table:table-cell>
        </table:table-row>
        <table:table-row table:style-name="ro1">
          <table:table-cell office:value-type="float" office:value="10191405" calcext:value-type="float">
            <text:p>10191405</text:p>
          </table:table-cell>
          <table:table-cell table:formula="of:=[.A639]/1000/(60*60*24)" office:value-type="time" office:time-value="PT02H49M51.405S" calcext:value-type="time">
            <text:p>02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2.84" calcext:value-type="float">
            <text:p>362.84</text:p>
          </table:table-cell>
          <table:table-cell office:value-type="float" office:value="463.64" calcext:value-type="float">
            <text:p>463.64</text:p>
          </table:table-cell>
        </table:table-row>
        <table:table-row table:style-name="ro1">
          <table:table-cell office:value-type="float" office:value="10207405" calcext:value-type="float">
            <text:p>10207405</text:p>
          </table:table-cell>
          <table:table-cell table:formula="of:=[.A640]/1000/(60*60*24)" office:value-type="time" office:time-value="PT02H50M07.405S" calcext:value-type="time">
            <text:p>02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3.4" calcext:value-type="float">
            <text:p>363.4</text:p>
          </table:table-cell>
          <table:table-cell office:value-type="float" office:value="464.34" calcext:value-type="float">
            <text:p>464.34</text:p>
          </table:table-cell>
        </table:table-row>
        <table:table-row table:style-name="ro1">
          <table:table-cell office:value-type="float" office:value="10223405" calcext:value-type="float">
            <text:p>10223405</text:p>
          </table:table-cell>
          <table:table-cell table:formula="of:=[.A641]/1000/(60*60*24)" office:value-type="time" office:time-value="PT02H50M23.405S" calcext:value-type="time">
            <text:p>02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3.96" calcext:value-type="float">
            <text:p>363.96</text:p>
          </table:table-cell>
          <table:table-cell office:value-type="float" office:value="465.03" calcext:value-type="float">
            <text:p>465.03</text:p>
          </table:table-cell>
        </table:table-row>
        <table:table-row table:style-name="ro1">
          <table:table-cell office:value-type="float" office:value="10239405" calcext:value-type="float">
            <text:p>10239405</text:p>
          </table:table-cell>
          <table:table-cell table:formula="of:=[.A642]/1000/(60*60*24)" office:value-type="time" office:time-value="PT02H50M39.405S" calcext:value-type="time">
            <text:p>02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64.51" calcext:value-type="float">
            <text:p>364.51</text:p>
          </table:table-cell>
          <table:table-cell office:value-type="float" office:value="465.72" calcext:value-type="float">
            <text:p>465.72</text:p>
          </table:table-cell>
        </table:table-row>
        <table:table-row table:style-name="ro1">
          <table:table-cell office:value-type="float" office:value="10255405" calcext:value-type="float">
            <text:p>10255405</text:p>
          </table:table-cell>
          <table:table-cell table:formula="of:=[.A643]/1000/(60*60*24)" office:value-type="time" office:time-value="PT02H50M55.405S" calcext:value-type="time">
            <text:p>02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5.07" calcext:value-type="float">
            <text:p>365.07</text:p>
          </table:table-cell>
          <table:table-cell office:value-type="float" office:value="466.41" calcext:value-type="float">
            <text:p>466.41</text:p>
          </table:table-cell>
        </table:table-row>
        <table:table-row table:style-name="ro1">
          <table:table-cell office:value-type="float" office:value="10271405" calcext:value-type="float">
            <text:p>10271405</text:p>
          </table:table-cell>
          <table:table-cell table:formula="of:=[.A644]/1000/(60*60*24)" office:value-type="time" office:time-value="PT02H51M11.405S" calcext:value-type="time">
            <text:p>02:5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5.62" calcext:value-type="float">
            <text:p>365.62</text:p>
          </table:table-cell>
          <table:table-cell office:value-type="float" office:value="467.1" calcext:value-type="float">
            <text:p>467.1</text:p>
          </table:table-cell>
        </table:table-row>
        <table:table-row table:style-name="ro1">
          <table:table-cell office:value-type="float" office:value="10287405" calcext:value-type="float">
            <text:p>10287405</text:p>
          </table:table-cell>
          <table:table-cell table:formula="of:=[.A645]/1000/(60*60*24)" office:value-type="time" office:time-value="PT02H51M27.405S" calcext:value-type="time">
            <text:p>02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6.18" calcext:value-type="float">
            <text:p>366.18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office:value-type="float" office:value="10303405" calcext:value-type="float">
            <text:p>10303405</text:p>
          </table:table-cell>
          <table:table-cell table:formula="of:=[.A646]/1000/(60*60*24)" office:value-type="time" office:time-value="PT02H51M43.405S" calcext:value-type="time">
            <text:p>02:5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6.74" calcext:value-type="float">
            <text:p>366.74</text:p>
          </table:table-cell>
          <table:table-cell office:value-type="float" office:value="468.49" calcext:value-type="float">
            <text:p>468.49</text:p>
          </table:table-cell>
        </table:table-row>
        <table:table-row table:style-name="ro1">
          <table:table-cell office:value-type="float" office:value="10319405" calcext:value-type="float">
            <text:p>10319405</text:p>
          </table:table-cell>
          <table:table-cell table:formula="of:=[.A647]/1000/(60*60*24)" office:value-type="time" office:time-value="PT02H51M59.405S" calcext:value-type="time">
            <text:p>02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67.29" calcext:value-type="float">
            <text:p>367.29</text:p>
          </table:table-cell>
          <table:table-cell office:value-type="float" office:value="469.18" calcext:value-type="float">
            <text:p>469.18</text:p>
          </table:table-cell>
        </table:table-row>
        <table:table-row table:style-name="ro1">
          <table:table-cell office:value-type="float" office:value="10335405" calcext:value-type="float">
            <text:p>10335405</text:p>
          </table:table-cell>
          <table:table-cell table:formula="of:=[.A648]/1000/(60*60*24)" office:value-type="time" office:time-value="PT02H52M15.405S" calcext:value-type="time">
            <text:p>02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7.85" calcext:value-type="float">
            <text:p>367.85</text:p>
          </table:table-cell>
          <table:table-cell office:value-type="float" office:value="469.87" calcext:value-type="float">
            <text:p>469.87</text:p>
          </table:table-cell>
        </table:table-row>
        <table:table-row table:style-name="ro1">
          <table:table-cell office:value-type="float" office:value="10351405" calcext:value-type="float">
            <text:p>10351405</text:p>
          </table:table-cell>
          <table:table-cell table:formula="of:=[.A649]/1000/(60*60*24)" office:value-type="time" office:time-value="PT02H52M31.405S" calcext:value-type="time">
            <text:p>02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68.4" calcext:value-type="float">
            <text:p>368.4</text:p>
          </table:table-cell>
          <table:table-cell office:value-type="float" office:value="470.56" calcext:value-type="float">
            <text:p>470.56</text:p>
          </table:table-cell>
        </table:table-row>
        <table:table-row table:style-name="ro1">
          <table:table-cell office:value-type="float" office:value="10367405" calcext:value-type="float">
            <text:p>10367405</text:p>
          </table:table-cell>
          <table:table-cell table:formula="of:=[.A650]/1000/(60*60*24)" office:value-type="time" office:time-value="PT02H52M47.405S" calcext:value-type="time">
            <text:p>02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8.96" calcext:value-type="float">
            <text:p>368.96</text:p>
          </table:table-cell>
          <table:table-cell office:value-type="float" office:value="471.25" calcext:value-type="float">
            <text:p>471.25</text:p>
          </table:table-cell>
        </table:table-row>
        <table:table-row table:style-name="ro1">
          <table:table-cell office:value-type="float" office:value="10383405" calcext:value-type="float">
            <text:p>10383405</text:p>
          </table:table-cell>
          <table:table-cell table:formula="of:=[.A651]/1000/(60*60*24)" office:value-type="time" office:time-value="PT02H53M03.405S" calcext:value-type="time">
            <text:p>02:5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69.52" calcext:value-type="float">
            <text:p>369.52</text:p>
          </table:table-cell>
          <table:table-cell office:value-type="float" office:value="471.95" calcext:value-type="float">
            <text:p>471.95</text:p>
          </table:table-cell>
        </table:table-row>
        <table:table-row table:style-name="ro1">
          <table:table-cell office:value-type="float" office:value="10399405" calcext:value-type="float">
            <text:p>10399405</text:p>
          </table:table-cell>
          <table:table-cell table:formula="of:=[.A652]/1000/(60*60*24)" office:value-type="time" office:time-value="PT02H53M19.405S" calcext:value-type="time">
            <text:p>02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0.07" calcext:value-type="float">
            <text:p>370.07</text:p>
          </table:table-cell>
          <table:table-cell office:value-type="float" office:value="472.64" calcext:value-type="float">
            <text:p>472.64</text:p>
          </table:table-cell>
        </table:table-row>
        <table:table-row table:style-name="ro1">
          <table:table-cell office:value-type="float" office:value="10415405" calcext:value-type="float">
            <text:p>10415405</text:p>
          </table:table-cell>
          <table:table-cell table:formula="of:=[.A653]/1000/(60*60*24)" office:value-type="time" office:time-value="PT02H53M35.405S" calcext:value-type="time">
            <text:p>02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0.63" calcext:value-type="float">
            <text:p>370.63</text:p>
          </table:table-cell>
          <table:table-cell office:value-type="float" office:value="473.33" calcext:value-type="float">
            <text:p>473.33</text:p>
          </table:table-cell>
        </table:table-row>
        <table:table-row table:style-name="ro1">
          <table:table-cell office:value-type="float" office:value="10431405" calcext:value-type="float">
            <text:p>10431405</text:p>
          </table:table-cell>
          <table:table-cell table:formula="of:=[.A654]/1000/(60*60*24)" office:value-type="time" office:time-value="PT02H53M51.405S" calcext:value-type="time">
            <text:p>02:5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1.18" calcext:value-type="float">
            <text:p>371.18</text:p>
          </table:table-cell>
          <table:table-cell office:value-type="float" office:value="474.02" calcext:value-type="float">
            <text:p>474.02</text:p>
          </table:table-cell>
        </table:table-row>
        <table:table-row table:style-name="ro1">
          <table:table-cell office:value-type="float" office:value="10447405" calcext:value-type="float">
            <text:p>10447405</text:p>
          </table:table-cell>
          <table:table-cell table:formula="of:=[.A655]/1000/(60*60*24)" office:value-type="time" office:time-value="PT02H54M07.405S" calcext:value-type="time">
            <text:p>02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1.74" calcext:value-type="float">
            <text:p>371.74</text:p>
          </table:table-cell>
          <table:table-cell office:value-type="float" office:value="474.71" calcext:value-type="float">
            <text:p>474.71</text:p>
          </table:table-cell>
        </table:table-row>
        <table:table-row table:style-name="ro1">
          <table:table-cell office:value-type="float" office:value="10463405" calcext:value-type="float">
            <text:p>10463405</text:p>
          </table:table-cell>
          <table:table-cell table:formula="of:=[.A656]/1000/(60*60*24)" office:value-type="time" office:time-value="PT02H54M23.405S" calcext:value-type="time">
            <text:p>02:5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2.3" calcext:value-type="float">
            <text:p>372.3</text:p>
          </table:table-cell>
          <table:table-cell office:value-type="float" office:value="475.4" calcext:value-type="float">
            <text:p>475.4</text:p>
          </table:table-cell>
        </table:table-row>
        <table:table-row table:style-name="ro1">
          <table:table-cell office:value-type="float" office:value="10479405" calcext:value-type="float">
            <text:p>10479405</text:p>
          </table:table-cell>
          <table:table-cell table:formula="of:=[.A657]/1000/(60*60*24)" office:value-type="time" office:time-value="PT02H54M39.405S" calcext:value-type="time">
            <text:p>02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2.85" calcext:value-type="float">
            <text:p>372.85</text:p>
          </table:table-cell>
          <table:table-cell office:value-type="float" office:value="476.1" calcext:value-type="float">
            <text:p>476.1</text:p>
          </table:table-cell>
        </table:table-row>
        <table:table-row table:style-name="ro1">
          <table:table-cell office:value-type="float" office:value="10495405" calcext:value-type="float">
            <text:p>10495405</text:p>
          </table:table-cell>
          <table:table-cell table:formula="of:=[.A658]/1000/(60*60*24)" office:value-type="time" office:time-value="PT02H54M55.405S" calcext:value-type="time">
            <text:p>02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373.41" calcext:value-type="float">
            <text:p>373.41</text:p>
          </table:table-cell>
          <table:table-cell office:value-type="float" office:value="476.79" calcext:value-type="float">
            <text:p>476.79</text:p>
          </table:table-cell>
        </table:table-row>
        <table:table-row table:style-name="ro1">
          <table:table-cell office:value-type="float" office:value="10511405" calcext:value-type="float">
            <text:p>10511405</text:p>
          </table:table-cell>
          <table:table-cell table:formula="of:=[.A659]/1000/(60*60*24)" office:value-type="time" office:time-value="PT02H55M11.405S" calcext:value-type="time">
            <text:p>02:5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3.96" calcext:value-type="float">
            <text:p>373.96</text:p>
          </table:table-cell>
          <table:table-cell office:value-type="float" office:value="477.48" calcext:value-type="float">
            <text:p>477.48</text:p>
          </table:table-cell>
        </table:table-row>
        <table:table-row table:style-name="ro1">
          <table:table-cell office:value-type="float" office:value="10527405" calcext:value-type="float">
            <text:p>10527405</text:p>
          </table:table-cell>
          <table:table-cell table:formula="of:=[.A660]/1000/(60*60*24)" office:value-type="time" office:time-value="PT02H55M27.405S" calcext:value-type="time">
            <text:p>02:5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4.52" calcext:value-type="float">
            <text:p>374.52</text:p>
          </table:table-cell>
          <table:table-cell office:value-type="float" office:value="478.17" calcext:value-type="float">
            <text:p>478.17</text:p>
          </table:table-cell>
        </table:table-row>
        <table:table-row table:style-name="ro1">
          <table:table-cell office:value-type="float" office:value="10543405" calcext:value-type="float">
            <text:p>10543405</text:p>
          </table:table-cell>
          <table:table-cell table:formula="of:=[.A661]/1000/(60*60*24)" office:value-type="time" office:time-value="PT02H55M43.405S" calcext:value-type="time">
            <text:p>02:5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5.07" calcext:value-type="float">
            <text:p>375.07</text:p>
          </table:table-cell>
          <table:table-cell office:value-type="float" office:value="478.86" calcext:value-type="float">
            <text:p>478.86</text:p>
          </table:table-cell>
        </table:table-row>
        <table:table-row table:style-name="ro1">
          <table:table-cell office:value-type="float" office:value="10559405" calcext:value-type="float">
            <text:p>10559405</text:p>
          </table:table-cell>
          <table:table-cell table:formula="of:=[.A662]/1000/(60*60*24)" office:value-type="time" office:time-value="PT02H55M59.405S" calcext:value-type="time">
            <text:p>02:5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5.63" calcext:value-type="float">
            <text:p>375.63</text:p>
          </table:table-cell>
          <table:table-cell office:value-type="float" office:value="479.55" calcext:value-type="float">
            <text:p>479.55</text:p>
          </table:table-cell>
        </table:table-row>
        <table:table-row table:style-name="ro1">
          <table:table-cell office:value-type="float" office:value="10575405" calcext:value-type="float">
            <text:p>10575405</text:p>
          </table:table-cell>
          <table:table-cell table:formula="of:=[.A663]/1000/(60*60*24)" office:value-type="time" office:time-value="PT02H56M15.405S" calcext:value-type="time">
            <text:p>02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6.19" calcext:value-type="float">
            <text:p>376.19</text:p>
          </table:table-cell>
          <table:table-cell office:value-type="float" office:value="480.24" calcext:value-type="float">
            <text:p>480.24</text:p>
          </table:table-cell>
        </table:table-row>
        <table:table-row table:style-name="ro1">
          <table:table-cell office:value-type="float" office:value="10591405" calcext:value-type="float">
            <text:p>10591405</text:p>
          </table:table-cell>
          <table:table-cell table:formula="of:=[.A664]/1000/(60*60*24)" office:value-type="time" office:time-value="PT02H56M31.405S" calcext:value-type="time">
            <text:p>02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6.74" calcext:value-type="float">
            <text:p>376.74</text:p>
          </table:table-cell>
          <table:table-cell office:value-type="float" office:value="480.94" calcext:value-type="float">
            <text:p>480.94</text:p>
          </table:table-cell>
        </table:table-row>
        <table:table-row table:style-name="ro1">
          <table:table-cell office:value-type="float" office:value="10607405" calcext:value-type="float">
            <text:p>10607405</text:p>
          </table:table-cell>
          <table:table-cell table:formula="of:=[.A665]/1000/(60*60*24)" office:value-type="time" office:time-value="PT02H56M47.405S" calcext:value-type="time">
            <text:p>02:5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7.3" calcext:value-type="float">
            <text:p>377.3</text:p>
          </table:table-cell>
          <table:table-cell office:value-type="float" office:value="481.63" calcext:value-type="float">
            <text:p>481.63</text:p>
          </table:table-cell>
        </table:table-row>
        <table:table-row table:style-name="ro1">
          <table:table-cell office:value-type="float" office:value="10623405" calcext:value-type="float">
            <text:p>10623405</text:p>
          </table:table-cell>
          <table:table-cell table:formula="of:=[.A666]/1000/(60*60*24)" office:value-type="time" office:time-value="PT02H57M03.405S" calcext:value-type="time">
            <text:p>02:5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7.85" calcext:value-type="float">
            <text:p>377.85</text:p>
          </table:table-cell>
          <table:table-cell office:value-type="float" office:value="482.32" calcext:value-type="float">
            <text:p>482.32</text:p>
          </table:table-cell>
        </table:table-row>
        <table:table-row table:style-name="ro1">
          <table:table-cell office:value-type="float" office:value="10639405" calcext:value-type="float">
            <text:p>10639405</text:p>
          </table:table-cell>
          <table:table-cell table:formula="of:=[.A667]/1000/(60*60*24)" office:value-type="time" office:time-value="PT02H57M19.405S" calcext:value-type="time">
            <text:p>02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78.41" calcext:value-type="float">
            <text:p>378.41</text:p>
          </table:table-cell>
          <table:table-cell office:value-type="float" office:value="483.01" calcext:value-type="float">
            <text:p>483.01</text:p>
          </table:table-cell>
        </table:table-row>
        <table:table-row table:style-name="ro1">
          <table:table-cell office:value-type="float" office:value="10655405" calcext:value-type="float">
            <text:p>10655405</text:p>
          </table:table-cell>
          <table:table-cell table:formula="of:=[.A668]/1000/(60*60*24)" office:value-type="time" office:time-value="PT02H57M35.405S" calcext:value-type="time">
            <text:p>02:5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483.7" calcext:value-type="float">
            <text:p>483.7</text:p>
          </table:table-cell>
        </table:table-row>
        <table:table-row table:style-name="ro1">
          <table:table-cell office:value-type="float" office:value="10671405" calcext:value-type="float">
            <text:p>10671405</text:p>
          </table:table-cell>
          <table:table-cell table:formula="of:=[.A669]/1000/(60*60*24)" office:value-type="time" office:time-value="PT02H57M51.405S" calcext:value-type="time">
            <text:p>02:5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79.52" calcext:value-type="float">
            <text:p>379.52</text:p>
          </table:table-cell>
          <table:table-cell office:value-type="float" office:value="484.39" calcext:value-type="float">
            <text:p>484.39</text:p>
          </table:table-cell>
        </table:table-row>
        <table:table-row table:style-name="ro1">
          <table:table-cell office:value-type="float" office:value="10687405" calcext:value-type="float">
            <text:p>10687405</text:p>
          </table:table-cell>
          <table:table-cell table:formula="of:=[.A670]/1000/(60*60*24)" office:value-type="time" office:time-value="PT02H58M07.405S" calcext:value-type="time">
            <text:p>02:5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0.07" calcext:value-type="float">
            <text:p>380.07</text:p>
          </table:table-cell>
          <table:table-cell office:value-type="float" office:value="485.08" calcext:value-type="float">
            <text:p>485.08</text:p>
          </table:table-cell>
        </table:table-row>
        <table:table-row table:style-name="ro1">
          <table:table-cell office:value-type="float" office:value="10703405" calcext:value-type="float">
            <text:p>10703405</text:p>
          </table:table-cell>
          <table:table-cell table:formula="of:=[.A671]/1000/(60*60*24)" office:value-type="time" office:time-value="PT02H58M23.405S" calcext:value-type="time">
            <text:p>02:5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80.63" calcext:value-type="float">
            <text:p>380.63</text:p>
          </table:table-cell>
          <table:table-cell office:value-type="float" office:value="485.77" calcext:value-type="float">
            <text:p>485.77</text:p>
          </table:table-cell>
        </table:table-row>
        <table:table-row table:style-name="ro1">
          <table:table-cell office:value-type="float" office:value="10719405" calcext:value-type="float">
            <text:p>10719405</text:p>
          </table:table-cell>
          <table:table-cell table:formula="of:=[.A672]/1000/(60*60*24)" office:value-type="time" office:time-value="PT02H58M39.405S" calcext:value-type="time">
            <text:p>02:5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1.19" calcext:value-type="float">
            <text:p>381.19</text:p>
          </table:table-cell>
          <table:table-cell office:value-type="float" office:value="486.47" calcext:value-type="float">
            <text:p>486.47</text:p>
          </table:table-cell>
        </table:table-row>
        <table:table-row table:style-name="ro1">
          <table:table-cell office:value-type="float" office:value="10735405" calcext:value-type="float">
            <text:p>10735405</text:p>
          </table:table-cell>
          <table:table-cell table:formula="of:=[.A673]/1000/(60*60*24)" office:value-type="time" office:time-value="PT02H58M55.405S" calcext:value-type="time">
            <text:p>02:5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381.74" calcext:value-type="float">
            <text:p>381.74</text:p>
          </table:table-cell>
          <table:table-cell office:value-type="float" office:value="487.16" calcext:value-type="float">
            <text:p>487.16</text:p>
          </table:table-cell>
        </table:table-row>
        <table:table-row table:style-name="ro1">
          <table:table-cell office:value-type="float" office:value="10751405" calcext:value-type="float">
            <text:p>10751405</text:p>
          </table:table-cell>
          <table:table-cell table:formula="of:=[.A674]/1000/(60*60*24)" office:value-type="time" office:time-value="PT02H59M11.405S" calcext:value-type="time">
            <text:p>02:5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2.3" calcext:value-type="float">
            <text:p>382.3</text:p>
          </table:table-cell>
          <table:table-cell office:value-type="float" office:value="487.85" calcext:value-type="float">
            <text:p>487.85</text:p>
          </table:table-cell>
        </table:table-row>
        <table:table-row table:style-name="ro1">
          <table:table-cell office:value-type="float" office:value="10767405" calcext:value-type="float">
            <text:p>10767405</text:p>
          </table:table-cell>
          <table:table-cell table:formula="of:=[.A675]/1000/(60*60*24)" office:value-type="time" office:time-value="PT02H59M27.405S" calcext:value-type="time">
            <text:p>02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2.85" calcext:value-type="float">
            <text:p>382.85</text:p>
          </table:table-cell>
          <table:table-cell office:value-type="float" office:value="488.54" calcext:value-type="float">
            <text:p>488.54</text:p>
          </table:table-cell>
        </table:table-row>
        <table:table-row table:style-name="ro1">
          <table:table-cell office:value-type="float" office:value="10783405" calcext:value-type="float">
            <text:p>10783405</text:p>
          </table:table-cell>
          <table:table-cell table:formula="of:=[.A676]/1000/(60*60*24)" office:value-type="time" office:time-value="PT02H59M43.405S" calcext:value-type="time">
            <text:p>02:5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3.41" calcext:value-type="float">
            <text:p>383.41</text:p>
          </table:table-cell>
          <table:table-cell office:value-type="float" office:value="489.23" calcext:value-type="float">
            <text:p>489.23</text:p>
          </table:table-cell>
        </table:table-row>
        <table:table-row table:style-name="ro1">
          <table:table-cell office:value-type="float" office:value="10799405" calcext:value-type="float">
            <text:p>10799405</text:p>
          </table:table-cell>
          <table:table-cell table:formula="of:=[.A677]/1000/(60*60*24)" office:value-type="time" office:time-value="PT02H59M59.405S" calcext:value-type="time">
            <text:p>02:5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3.96" calcext:value-type="float">
            <text:p>383.96</text:p>
          </table:table-cell>
          <table:table-cell office:value-type="float" office:value="489.92" calcext:value-type="float">
            <text:p>489.92</text:p>
          </table:table-cell>
        </table:table-row>
        <table:table-row table:style-name="ro1">
          <table:table-cell office:value-type="float" office:value="10815405" calcext:value-type="float">
            <text:p>10815405</text:p>
          </table:table-cell>
          <table:table-cell table:formula="of:=[.A678]/1000/(60*60*24)" office:value-type="time" office:time-value="PT03H00M15.405S" calcext:value-type="time">
            <text:p>03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4.52" calcext:value-type="float">
            <text:p>384.52</text:p>
          </table:table-cell>
          <table:table-cell office:value-type="float" office:value="490.61" calcext:value-type="float">
            <text:p>490.61</text:p>
          </table:table-cell>
        </table:table-row>
        <table:table-row table:style-name="ro1">
          <table:table-cell office:value-type="float" office:value="10831405" calcext:value-type="float">
            <text:p>10831405</text:p>
          </table:table-cell>
          <table:table-cell table:formula="of:=[.A679]/1000/(60*60*24)" office:value-type="time" office:time-value="PT03H00M31.405S" calcext:value-type="time">
            <text:p>03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5.07" calcext:value-type="float">
            <text:p>385.07</text:p>
          </table:table-cell>
          <table:table-cell office:value-type="float" office:value="491.3" calcext:value-type="float">
            <text:p>491.3</text:p>
          </table:table-cell>
        </table:table-row>
        <table:table-row table:style-name="ro1">
          <table:table-cell office:value-type="float" office:value="10847405" calcext:value-type="float">
            <text:p>10847405</text:p>
          </table:table-cell>
          <table:table-cell table:formula="of:=[.A680]/1000/(60*60*24)" office:value-type="time" office:time-value="PT03H00M47.405S" calcext:value-type="time">
            <text:p>03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85.63" calcext:value-type="float">
            <text:p>385.63</text:p>
          </table:table-cell>
          <table:table-cell office:value-type="float" office:value="491.99" calcext:value-type="float">
            <text:p>491.99</text:p>
          </table:table-cell>
        </table:table-row>
        <table:table-row table:style-name="ro1">
          <table:table-cell office:value-type="float" office:value="10863405" calcext:value-type="float">
            <text:p>10863405</text:p>
          </table:table-cell>
          <table:table-cell table:formula="of:=[.A681]/1000/(60*60*24)" office:value-type="time" office:time-value="PT03H01M03.405S" calcext:value-type="time">
            <text:p>03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6.18" calcext:value-type="float">
            <text:p>386.18</text:p>
          </table:table-cell>
          <table:table-cell office:value-type="float" office:value="492.68" calcext:value-type="float">
            <text:p>492.68</text:p>
          </table:table-cell>
        </table:table-row>
        <table:table-row table:style-name="ro1">
          <table:table-cell office:value-type="float" office:value="10879405" calcext:value-type="float">
            <text:p>10879405</text:p>
          </table:table-cell>
          <table:table-cell table:formula="of:=[.A682]/1000/(60*60*24)" office:value-type="time" office:time-value="PT03H01M19.405S" calcext:value-type="time">
            <text:p>03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86.74" calcext:value-type="float">
            <text:p>386.74</text:p>
          </table:table-cell>
          <table:table-cell office:value-type="float" office:value="493.37" calcext:value-type="float">
            <text:p>493.37</text:p>
          </table:table-cell>
        </table:table-row>
        <table:table-row table:style-name="ro1">
          <table:table-cell office:value-type="float" office:value="10895405" calcext:value-type="float">
            <text:p>10895405</text:p>
          </table:table-cell>
          <table:table-cell table:formula="of:=[.A683]/1000/(60*60*24)" office:value-type="time" office:time-value="PT03H01M35.405S" calcext:value-type="time">
            <text:p>03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7.29" calcext:value-type="float">
            <text:p>387.29</text:p>
          </table:table-cell>
          <table:table-cell office:value-type="float" office:value="494.06" calcext:value-type="float">
            <text:p>494.06</text:p>
          </table:table-cell>
        </table:table-row>
        <table:table-row table:style-name="ro1">
          <table:table-cell office:value-type="float" office:value="10911405" calcext:value-type="float">
            <text:p>10911405</text:p>
          </table:table-cell>
          <table:table-cell table:formula="of:=[.A684]/1000/(60*60*24)" office:value-type="time" office:time-value="PT03H01M51.405S" calcext:value-type="time">
            <text:p>03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7.85" calcext:value-type="float">
            <text:p>387.85</text:p>
          </table:table-cell>
          <table:table-cell office:value-type="float" office:value="494.75" calcext:value-type="float">
            <text:p>494.75</text:p>
          </table:table-cell>
        </table:table-row>
        <table:table-row table:style-name="ro1">
          <table:table-cell office:value-type="float" office:value="10927405" calcext:value-type="float">
            <text:p>10927405</text:p>
          </table:table-cell>
          <table:table-cell table:formula="of:=[.A685]/1000/(60*60*24)" office:value-type="time" office:time-value="PT03H02M07.405S" calcext:value-type="time">
            <text:p>03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88.4" calcext:value-type="float">
            <text:p>388.4</text:p>
          </table:table-cell>
          <table:table-cell office:value-type="float" office:value="495.44" calcext:value-type="float">
            <text:p>495.44</text:p>
          </table:table-cell>
        </table:table-row>
        <table:table-row table:style-name="ro1">
          <table:table-cell office:value-type="float" office:value="10943405" calcext:value-type="float">
            <text:p>10943405</text:p>
          </table:table-cell>
          <table:table-cell table:formula="of:=[.A686]/1000/(60*60*24)" office:value-type="time" office:time-value="PT03H02M23.405S" calcext:value-type="time">
            <text:p>03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88.96" calcext:value-type="float">
            <text:p>388.96</text:p>
          </table:table-cell>
          <table:table-cell office:value-type="float" office:value="496.13" calcext:value-type="float">
            <text:p>496.13</text:p>
          </table:table-cell>
        </table:table-row>
        <table:table-row table:style-name="ro1">
          <table:table-cell office:value-type="float" office:value="10959405" calcext:value-type="float">
            <text:p>10959405</text:p>
          </table:table-cell>
          <table:table-cell table:formula="of:=[.A687]/1000/(60*60*24)" office:value-type="time" office:time-value="PT03H02M39.405S" calcext:value-type="time">
            <text:p>03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89.51" calcext:value-type="float">
            <text:p>389.51</text:p>
          </table:table-cell>
          <table:table-cell office:value-type="float" office:value="496.82" calcext:value-type="float">
            <text:p>496.82</text:p>
          </table:table-cell>
        </table:table-row>
        <table:table-row table:style-name="ro1">
          <table:table-cell office:value-type="float" office:value="10975405" calcext:value-type="float">
            <text:p>10975405</text:p>
          </table:table-cell>
          <table:table-cell table:formula="of:=[.A688]/1000/(60*60*24)" office:value-type="time" office:time-value="PT03H02M55.405S" calcext:value-type="time">
            <text:p>03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0.07" calcext:value-type="float">
            <text:p>390.07</text:p>
          </table:table-cell>
          <table:table-cell office:value-type="float" office:value="497.51" calcext:value-type="float">
            <text:p>497.51</text:p>
          </table:table-cell>
        </table:table-row>
        <table:table-row table:style-name="ro1">
          <table:table-cell office:value-type="float" office:value="10991405" calcext:value-type="float">
            <text:p>10991405</text:p>
          </table:table-cell>
          <table:table-cell table:formula="of:=[.A689]/1000/(60*60*24)" office:value-type="time" office:time-value="PT03H03M11.405S" calcext:value-type="time">
            <text:p>03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90.62" calcext:value-type="float">
            <text:p>390.62</text:p>
          </table:table-cell>
          <table:table-cell office:value-type="float" office:value="498.2" calcext:value-type="float">
            <text:p>498.2</text:p>
          </table:table-cell>
        </table:table-row>
        <table:table-row table:style-name="ro1">
          <table:table-cell office:value-type="float" office:value="11007405" calcext:value-type="float">
            <text:p>11007405</text:p>
          </table:table-cell>
          <table:table-cell table:formula="of:=[.A690]/1000/(60*60*24)" office:value-type="time" office:time-value="PT03H03M27.405S" calcext:value-type="time">
            <text:p>03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91.18" calcext:value-type="float">
            <text:p>391.18</text:p>
          </table:table-cell>
          <table:table-cell office:value-type="float" office:value="498.89" calcext:value-type="float">
            <text:p>498.89</text:p>
          </table:table-cell>
        </table:table-row>
        <table:table-row table:style-name="ro1">
          <table:table-cell office:value-type="float" office:value="11023405" calcext:value-type="float">
            <text:p>11023405</text:p>
          </table:table-cell>
          <table:table-cell table:formula="of:=[.A691]/1000/(60*60*24)" office:value-type="time" office:time-value="PT03H03M43.405S" calcext:value-type="time">
            <text:p>03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391.73" calcext:value-type="float">
            <text:p>391.73</text:p>
          </table:table-cell>
          <table:table-cell office:value-type="float" office:value="499.58" calcext:value-type="float">
            <text:p>499.58</text:p>
          </table:table-cell>
        </table:table-row>
        <table:table-row table:style-name="ro1">
          <table:table-cell office:value-type="float" office:value="11039405" calcext:value-type="float">
            <text:p>11039405</text:p>
          </table:table-cell>
          <table:table-cell table:formula="of:=[.A692]/1000/(60*60*24)" office:value-type="time" office:time-value="PT03H03M59.405S" calcext:value-type="time">
            <text:p>03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92.29" calcext:value-type="float">
            <text:p>392.29</text:p>
          </table:table-cell>
          <table:table-cell office:value-type="float" office:value="500.27" calcext:value-type="float">
            <text:p>500.27</text:p>
          </table:table-cell>
        </table:table-row>
        <table:table-row table:style-name="ro1">
          <table:table-cell office:value-type="float" office:value="11055405" calcext:value-type="float">
            <text:p>11055405</text:p>
          </table:table-cell>
          <table:table-cell table:formula="of:=[.A693]/1000/(60*60*24)" office:value-type="time" office:time-value="PT03H04M15.405S" calcext:value-type="time">
            <text:p>03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2.84" calcext:value-type="float">
            <text:p>392.84</text:p>
          </table:table-cell>
          <table:table-cell office:value-type="float" office:value="500.96" calcext:value-type="float">
            <text:p>500.96</text:p>
          </table:table-cell>
        </table:table-row>
        <table:table-row table:style-name="ro1">
          <table:table-cell office:value-type="float" office:value="11071405" calcext:value-type="float">
            <text:p>11071405</text:p>
          </table:table-cell>
          <table:table-cell table:formula="of:=[.A694]/1000/(60*60*24)" office:value-type="time" office:time-value="PT03H04M31.405S" calcext:value-type="time">
            <text:p>03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3.4" calcext:value-type="float">
            <text:p>393.4</text:p>
          </table:table-cell>
          <table:table-cell office:value-type="float" office:value="501.65" calcext:value-type="float">
            <text:p>501.65</text:p>
          </table:table-cell>
        </table:table-row>
        <table:table-row table:style-name="ro1">
          <table:table-cell office:value-type="float" office:value="11087405" calcext:value-type="float">
            <text:p>11087405</text:p>
          </table:table-cell>
          <table:table-cell table:formula="of:=[.A695]/1000/(60*60*24)" office:value-type="time" office:time-value="PT03H04M47.405S" calcext:value-type="time">
            <text:p>03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3.95" calcext:value-type="float">
            <text:p>393.95</text:p>
          </table:table-cell>
          <table:table-cell office:value-type="float" office:value="502.34" calcext:value-type="float">
            <text:p>502.34</text:p>
          </table:table-cell>
        </table:table-row>
        <table:table-row table:style-name="ro1">
          <table:table-cell office:value-type="float" office:value="11103405" calcext:value-type="float">
            <text:p>11103405</text:p>
          </table:table-cell>
          <table:table-cell table:formula="of:=[.A696]/1000/(60*60*24)" office:value-type="time" office:time-value="PT03H05M03.405S" calcext:value-type="time">
            <text:p>03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4.51" calcext:value-type="float">
            <text:p>394.51</text:p>
          </table:table-cell>
          <table:table-cell office:value-type="float" office:value="503.03" calcext:value-type="float">
            <text:p>503.03</text:p>
          </table:table-cell>
        </table:table-row>
        <table:table-row table:style-name="ro1">
          <table:table-cell office:value-type="float" office:value="11119405" calcext:value-type="float">
            <text:p>11119405</text:p>
          </table:table-cell>
          <table:table-cell table:formula="of:=[.A697]/1000/(60*60*24)" office:value-type="time" office:time-value="PT03H05M19.405S" calcext:value-type="time">
            <text:p>03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5.06" calcext:value-type="float">
            <text:p>395.06</text:p>
          </table:table-cell>
          <table:table-cell office:value-type="float" office:value="503.72" calcext:value-type="float">
            <text:p>503.72</text:p>
          </table:table-cell>
        </table:table-row>
        <table:table-row table:style-name="ro1">
          <table:table-cell office:value-type="float" office:value="11135405" calcext:value-type="float">
            <text:p>11135405</text:p>
          </table:table-cell>
          <table:table-cell table:formula="of:=[.A698]/1000/(60*60*24)" office:value-type="time" office:time-value="PT03H05M35.405S" calcext:value-type="time">
            <text:p>03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5.62" calcext:value-type="float">
            <text:p>395.62</text:p>
          </table:table-cell>
          <table:table-cell office:value-type="float" office:value="504.41" calcext:value-type="float">
            <text:p>504.41</text:p>
          </table:table-cell>
        </table:table-row>
        <table:table-row table:style-name="ro1">
          <table:table-cell office:value-type="float" office:value="11151405" calcext:value-type="float">
            <text:p>11151405</text:p>
          </table:table-cell>
          <table:table-cell table:formula="of:=[.A699]/1000/(60*60*24)" office:value-type="time" office:time-value="PT03H05M51.405S" calcext:value-type="time">
            <text:p>03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6.17" calcext:value-type="float">
            <text:p>396.17</text:p>
          </table:table-cell>
          <table:table-cell office:value-type="float" office:value="505.1" calcext:value-type="float">
            <text:p>505.1</text:p>
          </table:table-cell>
        </table:table-row>
        <table:table-row table:style-name="ro1">
          <table:table-cell office:value-type="float" office:value="11167405" calcext:value-type="float">
            <text:p>11167405</text:p>
          </table:table-cell>
          <table:table-cell table:formula="of:=[.A700]/1000/(60*60*24)" office:value-type="time" office:time-value="PT03H06M07.405S" calcext:value-type="time">
            <text:p>03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6.73" calcext:value-type="float">
            <text:p>396.73</text:p>
          </table:table-cell>
          <table:table-cell office:value-type="float" office:value="505.78" calcext:value-type="float">
            <text:p>505.78</text:p>
          </table:table-cell>
        </table:table-row>
        <table:table-row table:style-name="ro1">
          <table:table-cell office:value-type="float" office:value="11183405" calcext:value-type="float">
            <text:p>11183405</text:p>
          </table:table-cell>
          <table:table-cell table:formula="of:=[.A701]/1000/(60*60*24)" office:value-type="time" office:time-value="PT03H06M23.405S" calcext:value-type="time">
            <text:p>03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97.28" calcext:value-type="float">
            <text:p>397.28</text:p>
          </table:table-cell>
          <table:table-cell office:value-type="float" office:value="506.47" calcext:value-type="float">
            <text:p>506.47</text:p>
          </table:table-cell>
        </table:table-row>
        <table:table-row table:style-name="ro1">
          <table:table-cell office:value-type="float" office:value="11199405" calcext:value-type="float">
            <text:p>11199405</text:p>
          </table:table-cell>
          <table:table-cell table:formula="of:=[.A702]/1000/(60*60*24)" office:value-type="time" office:time-value="PT03H06M39.405S" calcext:value-type="time">
            <text:p>03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7.84" calcext:value-type="float">
            <text:p>397.84</text:p>
          </table:table-cell>
          <table:table-cell office:value-type="float" office:value="507.16" calcext:value-type="float">
            <text:p>507.16</text:p>
          </table:table-cell>
        </table:table-row>
        <table:table-row table:style-name="ro1">
          <table:table-cell office:value-type="float" office:value="11215405" calcext:value-type="float">
            <text:p>11215405</text:p>
          </table:table-cell>
          <table:table-cell table:formula="of:=[.A703]/1000/(60*60*24)" office:value-type="time" office:time-value="PT03H06M55.405S" calcext:value-type="time">
            <text:p>03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8.39" calcext:value-type="float">
            <text:p>398.39</text:p>
          </table:table-cell>
          <table:table-cell office:value-type="float" office:value="507.85" calcext:value-type="float">
            <text:p>507.85</text:p>
          </table:table-cell>
        </table:table-row>
        <table:table-row table:style-name="ro1">
          <table:table-cell office:value-type="float" office:value="11231405" calcext:value-type="float">
            <text:p>11231405</text:p>
          </table:table-cell>
          <table:table-cell table:formula="of:=[.A704]/1000/(60*60*24)" office:value-type="time" office:time-value="PT03H07M11.405S" calcext:value-type="time">
            <text:p>03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8.94" calcext:value-type="float">
            <text:p>398.94</text:p>
          </table:table-cell>
          <table:table-cell office:value-type="float" office:value="508.54" calcext:value-type="float">
            <text:p>508.54</text:p>
          </table:table-cell>
        </table:table-row>
        <table:table-row table:style-name="ro1">
          <table:table-cell office:value-type="float" office:value="11247405" calcext:value-type="float">
            <text:p>11247405</text:p>
          </table:table-cell>
          <table:table-cell table:formula="of:=[.A705]/1000/(60*60*24)" office:value-type="time" office:time-value="PT03H07M27.405S" calcext:value-type="time">
            <text:p>03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99.5" calcext:value-type="float">
            <text:p>399.5</text:p>
          </table:table-cell>
          <table:table-cell office:value-type="float" office:value="509.23" calcext:value-type="float">
            <text:p>509.23</text:p>
          </table:table-cell>
        </table:table-row>
        <table:table-row table:style-name="ro1">
          <table:table-cell office:value-type="float" office:value="11263405" calcext:value-type="float">
            <text:p>11263405</text:p>
          </table:table-cell>
          <table:table-cell table:formula="of:=[.A706]/1000/(60*60*24)" office:value-type="time" office:time-value="PT03H07M43.405S" calcext:value-type="time">
            <text:p>03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400.05" calcext:value-type="float">
            <text:p>400.05</text:p>
          </table:table-cell>
          <table:table-cell office:value-type="float" office:value="509.92" calcext:value-type="float">
            <text:p>509.92</text:p>
          </table:table-cell>
        </table:table-row>
        <table:table-row table:style-name="ro1">
          <table:table-cell office:value-type="float" office:value="11279405" calcext:value-type="float">
            <text:p>11279405</text:p>
          </table:table-cell>
          <table:table-cell table:formula="of:=[.A707]/1000/(60*60*24)" office:value-type="time" office:time-value="PT03H07M59.405S" calcext:value-type="time">
            <text:p>03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0.61" calcext:value-type="float">
            <text:p>400.61</text:p>
          </table:table-cell>
          <table:table-cell office:value-type="float" office:value="510.61" calcext:value-type="float">
            <text:p>510.61</text:p>
          </table:table-cell>
        </table:table-row>
        <table:table-row table:style-name="ro1">
          <table:table-cell office:value-type="float" office:value="11295405" calcext:value-type="float">
            <text:p>11295405</text:p>
          </table:table-cell>
          <table:table-cell table:formula="of:=[.A708]/1000/(60*60*24)" office:value-type="time" office:time-value="PT03H08M15.405S" calcext:value-type="time">
            <text:p>03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1.16" calcext:value-type="float">
            <text:p>401.16</text:p>
          </table:table-cell>
          <table:table-cell office:value-type="float" office:value="511.29" calcext:value-type="float">
            <text:p>511.29</text:p>
          </table:table-cell>
        </table:table-row>
        <table:table-row table:style-name="ro1">
          <table:table-cell office:value-type="float" office:value="11311405" calcext:value-type="float">
            <text:p>11311405</text:p>
          </table:table-cell>
          <table:table-cell table:formula="of:=[.A709]/1000/(60*60*24)" office:value-type="time" office:time-value="PT03H08M31.405S" calcext:value-type="time">
            <text:p>03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401.72" calcext:value-type="float">
            <text:p>401.72</text:p>
          </table:table-cell>
          <table:table-cell office:value-type="float" office:value="511.98" calcext:value-type="float">
            <text:p>511.98</text:p>
          </table:table-cell>
        </table:table-row>
        <table:table-row table:style-name="ro1">
          <table:table-cell office:value-type="float" office:value="11327405" calcext:value-type="float">
            <text:p>11327405</text:p>
          </table:table-cell>
          <table:table-cell table:formula="of:=[.A710]/1000/(60*60*24)" office:value-type="time" office:time-value="PT03H08M47.405S" calcext:value-type="time">
            <text:p>03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402.27" calcext:value-type="float">
            <text:p>402.27</text:p>
          </table:table-cell>
          <table:table-cell office:value-type="float" office:value="512.67" calcext:value-type="float">
            <text:p>512.67</text:p>
          </table:table-cell>
        </table:table-row>
        <table:table-row table:style-name="ro1">
          <table:table-cell office:value-type="float" office:value="11343405" calcext:value-type="float">
            <text:p>11343405</text:p>
          </table:table-cell>
          <table:table-cell table:formula="of:=[.A711]/1000/(60*60*24)" office:value-type="time" office:time-value="PT03H09M03.405S" calcext:value-type="time">
            <text:p>03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2.83" calcext:value-type="float">
            <text:p>402.83</text:p>
          </table:table-cell>
          <table:table-cell office:value-type="float" office:value="513.36" calcext:value-type="float">
            <text:p>513.36</text:p>
          </table:table-cell>
        </table:table-row>
        <table:table-row table:style-name="ro1">
          <table:table-cell office:value-type="float" office:value="11359404" calcext:value-type="float">
            <text:p>11359404</text:p>
          </table:table-cell>
          <table:table-cell table:formula="of:=[.A712]/1000/(60*60*24)" office:value-type="time" office:time-value="PT03H09M19.404S" calcext:value-type="time">
            <text:p>03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3.38" calcext:value-type="float">
            <text:p>403.38</text:p>
          </table:table-cell>
          <table:table-cell office:value-type="float" office:value="514.05" calcext:value-type="float">
            <text:p>514.05</text:p>
          </table:table-cell>
        </table:table-row>
        <table:table-row table:style-name="ro1">
          <table:table-cell office:value-type="float" office:value="11375405" calcext:value-type="float">
            <text:p>11375405</text:p>
          </table:table-cell>
          <table:table-cell table:formula="of:=[.A713]/1000/(60*60*24)" office:value-type="time" office:time-value="PT03H09M35.405S" calcext:value-type="time">
            <text:p>03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3.94" calcext:value-type="float">
            <text:p>403.94</text:p>
          </table:table-cell>
          <table:table-cell office:value-type="float" office:value="514.73" calcext:value-type="float">
            <text:p>514.73</text:p>
          </table:table-cell>
        </table:table-row>
        <table:table-row table:style-name="ro1">
          <table:table-cell office:value-type="float" office:value="11391404" calcext:value-type="float">
            <text:p>11391404</text:p>
          </table:table-cell>
          <table:table-cell table:formula="of:=[.A714]/1000/(60*60*24)" office:value-type="time" office:time-value="PT03H09M51.404S" calcext:value-type="time">
            <text:p>03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04.49" calcext:value-type="float">
            <text:p>404.49</text:p>
          </table:table-cell>
          <table:table-cell office:value-type="float" office:value="515.42" calcext:value-type="float">
            <text:p>515.42</text:p>
          </table:table-cell>
        </table:table-row>
        <table:table-row table:style-name="ro1">
          <table:table-cell office:value-type="float" office:value="11407405" calcext:value-type="float">
            <text:p>11407405</text:p>
          </table:table-cell>
          <table:table-cell table:formula="of:=[.A715]/1000/(60*60*24)" office:value-type="time" office:time-value="PT03H10M07.405S" calcext:value-type="time">
            <text:p>03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5.04" calcext:value-type="float">
            <text:p>405.04</text:p>
          </table:table-cell>
          <table:table-cell office:value-type="float" office:value="516.11" calcext:value-type="float">
            <text:p>516.11</text:p>
          </table:table-cell>
        </table:table-row>
        <table:table-row table:style-name="ro1">
          <table:table-cell office:value-type="float" office:value="11423405" calcext:value-type="float">
            <text:p>11423405</text:p>
          </table:table-cell>
          <table:table-cell table:formula="of:=[.A716]/1000/(60*60*24)" office:value-type="time" office:time-value="PT03H10M23.405S" calcext:value-type="time">
            <text:p>03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5.6" calcext:value-type="float">
            <text:p>405.6</text:p>
          </table:table-cell>
          <table:table-cell office:value-type="float" office:value="516.8" calcext:value-type="float">
            <text:p>516.8</text:p>
          </table:table-cell>
        </table:table-row>
        <table:table-row table:style-name="ro1">
          <table:table-cell office:value-type="float" office:value="11439405" calcext:value-type="float">
            <text:p>11439405</text:p>
          </table:table-cell>
          <table:table-cell table:formula="of:=[.A717]/1000/(60*60*24)" office:value-type="time" office:time-value="PT03H10M39.405S" calcext:value-type="time">
            <text:p>03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6.15" calcext:value-type="float">
            <text:p>406.15</text:p>
          </table:table-cell>
          <table:table-cell office:value-type="float" office:value="517.48" calcext:value-type="float">
            <text:p>517.48</text:p>
          </table:table-cell>
        </table:table-row>
        <table:table-row table:style-name="ro1">
          <table:table-cell office:value-type="float" office:value="11455405" calcext:value-type="float">
            <text:p>11455405</text:p>
          </table:table-cell>
          <table:table-cell table:formula="of:=[.A718]/1000/(60*60*24)" office:value-type="time" office:time-value="PT03H10M55.405S" calcext:value-type="time">
            <text:p>03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6.71" calcext:value-type="float">
            <text:p>406.71</text:p>
          </table:table-cell>
          <table:table-cell office:value-type="float" office:value="518.17" calcext:value-type="float">
            <text:p>518.17</text:p>
          </table:table-cell>
        </table:table-row>
        <table:table-row table:style-name="ro1">
          <table:table-cell office:value-type="float" office:value="11471405" calcext:value-type="float">
            <text:p>11471405</text:p>
          </table:table-cell>
          <table:table-cell table:formula="of:=[.A719]/1000/(60*60*24)" office:value-type="time" office:time-value="PT03H11M11.405S" calcext:value-type="time">
            <text:p>03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7.26" calcext:value-type="float">
            <text:p>407.26</text:p>
          </table:table-cell>
          <table:table-cell office:value-type="float" office:value="518.86" calcext:value-type="float">
            <text:p>518.86</text:p>
          </table:table-cell>
        </table:table-row>
        <table:table-row table:style-name="ro1">
          <table:table-cell office:value-type="float" office:value="11487405" calcext:value-type="float">
            <text:p>11487405</text:p>
          </table:table-cell>
          <table:table-cell table:formula="of:=[.A720]/1000/(60*60*24)" office:value-type="time" office:time-value="PT03H11M27.405S" calcext:value-type="time">
            <text:p>03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07.81" calcext:value-type="float">
            <text:p>407.81</text:p>
          </table:table-cell>
          <table:table-cell office:value-type="float" office:value="519.55" calcext:value-type="float">
            <text:p>519.55</text:p>
          </table:table-cell>
        </table:table-row>
        <table:table-row table:style-name="ro1">
          <table:table-cell office:value-type="float" office:value="11503405" calcext:value-type="float">
            <text:p>11503405</text:p>
          </table:table-cell>
          <table:table-cell table:formula="of:=[.A721]/1000/(60*60*24)" office:value-type="time" office:time-value="PT03H11M43.405S" calcext:value-type="time">
            <text:p>03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8.37" calcext:value-type="float">
            <text:p>408.37</text:p>
          </table:table-cell>
          <table:table-cell office:value-type="float" office:value="520.23" calcext:value-type="float">
            <text:p>520.23</text:p>
          </table:table-cell>
        </table:table-row>
        <table:table-row table:style-name="ro1">
          <table:table-cell office:value-type="float" office:value="11519405" calcext:value-type="float">
            <text:p>11519405</text:p>
          </table:table-cell>
          <table:table-cell table:formula="of:=[.A722]/1000/(60*60*24)" office:value-type="time" office:time-value="PT03H11M59.405S" calcext:value-type="time">
            <text:p>03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08.92" calcext:value-type="float">
            <text:p>408.92</text:p>
          </table:table-cell>
          <table:table-cell office:value-type="float" office:value="520.92" calcext:value-type="float">
            <text:p>520.92</text:p>
          </table:table-cell>
        </table:table-row>
        <table:table-row table:style-name="ro1">
          <table:table-cell office:value-type="float" office:value="11535405" calcext:value-type="float">
            <text:p>11535405</text:p>
          </table:table-cell>
          <table:table-cell table:formula="of:=[.A723]/1000/(60*60*24)" office:value-type="time" office:time-value="PT03H12M15.405S" calcext:value-type="time">
            <text:p>03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09.48" calcext:value-type="float">
            <text:p>409.48</text:p>
          </table:table-cell>
          <table:table-cell office:value-type="float" office:value="521.61" calcext:value-type="float">
            <text:p>521.61</text:p>
          </table:table-cell>
        </table:table-row>
        <table:table-row table:style-name="ro1">
          <table:table-cell office:value-type="float" office:value="11551405" calcext:value-type="float">
            <text:p>11551405</text:p>
          </table:table-cell>
          <table:table-cell table:formula="of:=[.A724]/1000/(60*60*24)" office:value-type="time" office:time-value="PT03H12M31.405S" calcext:value-type="time">
            <text:p>03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10.03" calcext:value-type="float">
            <text:p>410.03</text:p>
          </table:table-cell>
          <table:table-cell office:value-type="float" office:value="522.3" calcext:value-type="float">
            <text:p>522.3</text:p>
          </table:table-cell>
        </table:table-row>
        <table:table-row table:style-name="ro1">
          <table:table-cell office:value-type="float" office:value="11567405" calcext:value-type="float">
            <text:p>11567405</text:p>
          </table:table-cell>
          <table:table-cell table:formula="of:=[.A725]/1000/(60*60*24)" office:value-type="time" office:time-value="PT03H12M47.405S" calcext:value-type="time">
            <text:p>03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0.59" calcext:value-type="float">
            <text:p>410.59</text:p>
          </table:table-cell>
          <table:table-cell office:value-type="float" office:value="522.98" calcext:value-type="float">
            <text:p>522.98</text:p>
          </table:table-cell>
        </table:table-row>
        <table:table-row table:style-name="ro1">
          <table:table-cell office:value-type="float" office:value="11583405" calcext:value-type="float">
            <text:p>11583405</text:p>
          </table:table-cell>
          <table:table-cell table:formula="of:=[.A726]/1000/(60*60*24)" office:value-type="time" office:time-value="PT03H13M03.405S" calcext:value-type="time">
            <text:p>03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1.14" calcext:value-type="float">
            <text:p>411.14</text:p>
          </table:table-cell>
          <table:table-cell office:value-type="float" office:value="523.67" calcext:value-type="float">
            <text:p>523.67</text:p>
          </table:table-cell>
        </table:table-row>
        <table:table-row table:style-name="ro1">
          <table:table-cell office:value-type="float" office:value="11599405" calcext:value-type="float">
            <text:p>11599405</text:p>
          </table:table-cell>
          <table:table-cell table:formula="of:=[.A727]/1000/(60*60*24)" office:value-type="time" office:time-value="PT03H13M19.405S" calcext:value-type="time">
            <text:p>03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1.69" calcext:value-type="float">
            <text:p>411.69</text:p>
          </table:table-cell>
          <table:table-cell office:value-type="float" office:value="524.36" calcext:value-type="float">
            <text:p>524.36</text:p>
          </table:table-cell>
        </table:table-row>
        <table:table-row table:style-name="ro1">
          <table:table-cell office:value-type="float" office:value="11615405" calcext:value-type="float">
            <text:p>11615405</text:p>
          </table:table-cell>
          <table:table-cell table:formula="of:=[.A728]/1000/(60*60*24)" office:value-type="time" office:time-value="PT03H13M35.405S" calcext:value-type="time">
            <text:p>03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12.25" calcext:value-type="float">
            <text:p>412.25</text:p>
          </table:table-cell>
          <table:table-cell office:value-type="float" office:value="525.04" calcext:value-type="float">
            <text:p>525.04</text:p>
          </table:table-cell>
        </table:table-row>
        <table:table-row table:style-name="ro1">
          <table:table-cell office:value-type="float" office:value="11631405" calcext:value-type="float">
            <text:p>11631405</text:p>
          </table:table-cell>
          <table:table-cell table:formula="of:=[.A729]/1000/(60*60*24)" office:value-type="time" office:time-value="PT03H13M51.405S" calcext:value-type="time">
            <text:p>03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412.8" calcext:value-type="float">
            <text:p>412.8</text:p>
          </table:table-cell>
          <table:table-cell office:value-type="float" office:value="525.73" calcext:value-type="float">
            <text:p>525.73</text:p>
          </table:table-cell>
        </table:table-row>
        <table:table-row table:style-name="ro1">
          <table:table-cell office:value-type="float" office:value="11647405" calcext:value-type="float">
            <text:p>11647405</text:p>
          </table:table-cell>
          <table:table-cell table:formula="of:=[.A730]/1000/(60*60*24)" office:value-type="time" office:time-value="PT03H14M07.405S" calcext:value-type="time">
            <text:p>03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3.35" calcext:value-type="float">
            <text:p>413.35</text:p>
          </table:table-cell>
          <table:table-cell office:value-type="float" office:value="526.42" calcext:value-type="float">
            <text:p>526.42</text:p>
          </table:table-cell>
        </table:table-row>
        <table:table-row table:style-name="ro1">
          <table:table-cell office:value-type="float" office:value="11663405" calcext:value-type="float">
            <text:p>11663405</text:p>
          </table:table-cell>
          <table:table-cell table:formula="of:=[.A731]/1000/(60*60*24)" office:value-type="time" office:time-value="PT03H14M23.405S" calcext:value-type="time">
            <text:p>03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3.91" calcext:value-type="float">
            <text:p>413.91</text:p>
          </table:table-cell>
          <table:table-cell office:value-type="float" office:value="527.1" calcext:value-type="float">
            <text:p>527.1</text:p>
          </table:table-cell>
        </table:table-row>
        <table:table-row table:style-name="ro1">
          <table:table-cell office:value-type="float" office:value="11679405" calcext:value-type="float">
            <text:p>11679405</text:p>
          </table:table-cell>
          <table:table-cell table:formula="of:=[.A732]/1000/(60*60*24)" office:value-type="time" office:time-value="PT03H14M39.405S" calcext:value-type="time">
            <text:p>03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4.46" calcext:value-type="float">
            <text:p>414.46</text:p>
          </table:table-cell>
          <table:table-cell office:value-type="float" office:value="527.79" calcext:value-type="float">
            <text:p>527.79</text:p>
          </table:table-cell>
        </table:table-row>
        <table:table-row table:style-name="ro1">
          <table:table-cell office:value-type="float" office:value="11695405" calcext:value-type="float">
            <text:p>11695405</text:p>
          </table:table-cell>
          <table:table-cell table:formula="of:=[.A733]/1000/(60*60*24)" office:value-type="time" office:time-value="PT03H14M55.405S" calcext:value-type="time">
            <text:p>03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5.02" calcext:value-type="float">
            <text:p>415.02</text:p>
          </table:table-cell>
          <table:table-cell office:value-type="float" office:value="528.48" calcext:value-type="float">
            <text:p>528.48</text:p>
          </table:table-cell>
        </table:table-row>
        <table:table-row table:style-name="ro1">
          <table:table-cell office:value-type="float" office:value="11711405" calcext:value-type="float">
            <text:p>11711405</text:p>
          </table:table-cell>
          <table:table-cell table:formula="of:=[.A734]/1000/(60*60*24)" office:value-type="time" office:time-value="PT03H15M11.405S" calcext:value-type="time">
            <text:p>03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415.57" calcext:value-type="float">
            <text:p>415.57</text:p>
          </table:table-cell>
          <table:table-cell office:value-type="float" office:value="529.16" calcext:value-type="float">
            <text:p>529.16</text:p>
          </table:table-cell>
        </table:table-row>
        <table:table-row table:style-name="ro1">
          <table:table-cell office:value-type="float" office:value="11727405" calcext:value-type="float">
            <text:p>11727405</text:p>
          </table:table-cell>
          <table:table-cell table:formula="of:=[.A735]/1000/(60*60*24)" office:value-type="time" office:time-value="PT03H15M27.405S" calcext:value-type="time">
            <text:p>03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6.12" calcext:value-type="float">
            <text:p>416.12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float" office:value="11743405" calcext:value-type="float">
            <text:p>11743405</text:p>
          </table:table-cell>
          <table:table-cell table:formula="of:=[.A736]/1000/(60*60*24)" office:value-type="time" office:time-value="PT03H15M43.405S" calcext:value-type="time">
            <text:p>03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6.68" calcext:value-type="float">
            <text:p>416.68</text:p>
          </table:table-cell>
          <table:table-cell office:value-type="float" office:value="530.54" calcext:value-type="float">
            <text:p>530.54</text:p>
          </table:table-cell>
        </table:table-row>
        <table:table-row table:style-name="ro1">
          <table:table-cell office:value-type="float" office:value="11759405" calcext:value-type="float">
            <text:p>11759405</text:p>
          </table:table-cell>
          <table:table-cell table:formula="of:=[.A737]/1000/(60*60*24)" office:value-type="time" office:time-value="PT03H15M59.405S" calcext:value-type="time">
            <text:p>03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17.23" calcext:value-type="float">
            <text:p>417.23</text:p>
          </table:table-cell>
          <table:table-cell office:value-type="float" office:value="531.22" calcext:value-type="float">
            <text:p>531.22</text:p>
          </table:table-cell>
        </table:table-row>
        <table:table-row table:style-name="ro1">
          <table:table-cell office:value-type="float" office:value="11775405" calcext:value-type="float">
            <text:p>11775405</text:p>
          </table:table-cell>
          <table:table-cell table:formula="of:=[.A738]/1000/(60*60*24)" office:value-type="time" office:time-value="PT03H16M15.405S" calcext:value-type="time">
            <text:p>03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17.78" calcext:value-type="float">
            <text:p>417.78</text:p>
          </table:table-cell>
          <table:table-cell office:value-type="float" office:value="531.91" calcext:value-type="float">
            <text:p>531.91</text:p>
          </table:table-cell>
        </table:table-row>
        <table:table-row table:style-name="ro1">
          <table:table-cell office:value-type="float" office:value="11791405" calcext:value-type="float">
            <text:p>11791405</text:p>
          </table:table-cell>
          <table:table-cell table:formula="of:=[.A739]/1000/(60*60*24)" office:value-type="time" office:time-value="PT03H16M31.405S" calcext:value-type="time">
            <text:p>03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418.34" calcext:value-type="float">
            <text:p>418.34</text:p>
          </table:table-cell>
          <table:table-cell office:value-type="float" office:value="532.6" calcext:value-type="float">
            <text:p>532.6</text:p>
          </table:table-cell>
        </table:table-row>
        <table:table-row table:style-name="ro1">
          <table:table-cell office:value-type="float" office:value="11807405" calcext:value-type="float">
            <text:p>11807405</text:p>
          </table:table-cell>
          <table:table-cell table:formula="of:=[.A740]/1000/(60*60*24)" office:value-type="time" office:time-value="PT03H16M47.405S" calcext:value-type="time">
            <text:p>03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8.89" calcext:value-type="float">
            <text:p>418.89</text:p>
          </table:table-cell>
          <table:table-cell office:value-type="float" office:value="533.28" calcext:value-type="float">
            <text:p>533.28</text:p>
          </table:table-cell>
        </table:table-row>
        <table:table-row table:style-name="ro1">
          <table:table-cell office:value-type="float" office:value="11823405" calcext:value-type="float">
            <text:p>11823405</text:p>
          </table:table-cell>
          <table:table-cell table:formula="of:=[.A741]/1000/(60*60*24)" office:value-type="time" office:time-value="PT03H17M03.405S" calcext:value-type="time">
            <text:p>03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9.45" calcext:value-type="float">
            <text:p>419.45</text:p>
          </table:table-cell>
          <table:table-cell office:value-type="float" office:value="533.97" calcext:value-type="float">
            <text:p>533.97</text:p>
          </table:table-cell>
        </table:table-row>
        <table:table-row table:style-name="ro1">
          <table:table-cell office:value-type="float" office:value="11839405" calcext:value-type="float">
            <text:p>11839405</text:p>
          </table:table-cell>
          <table:table-cell table:formula="of:=[.A742]/1000/(60*60*24)" office:value-type="time" office:time-value="PT03H17M19.405S" calcext:value-type="time">
            <text:p>03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20" calcext:value-type="float">
            <text:p>420</text:p>
          </table:table-cell>
          <table:table-cell office:value-type="float" office:value="534.66" calcext:value-type="float">
            <text:p>534.66</text:p>
          </table:table-cell>
        </table:table-row>
        <table:table-row table:style-name="ro1">
          <table:table-cell office:value-type="float" office:value="11855405" calcext:value-type="float">
            <text:p>11855405</text:p>
          </table:table-cell>
          <table:table-cell table:formula="of:=[.A743]/1000/(60*60*24)" office:value-type="time" office:time-value="PT03H17M35.405S" calcext:value-type="time">
            <text:p>03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420.55" calcext:value-type="float">
            <text:p>420.55</text:p>
          </table:table-cell>
          <table:table-cell office:value-type="float" office:value="535.34" calcext:value-type="float">
            <text:p>535.34</text:p>
          </table:table-cell>
        </table:table-row>
        <table:table-row table:style-name="ro1">
          <table:table-cell office:value-type="float" office:value="11871405" calcext:value-type="float">
            <text:p>11871405</text:p>
          </table:table-cell>
          <table:table-cell table:formula="of:=[.A744]/1000/(60*60*24)" office:value-type="time" office:time-value="PT03H17M51.405S" calcext:value-type="time">
            <text:p>03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21.11" calcext:value-type="float">
            <text:p>421.11</text:p>
          </table:table-cell>
          <table:table-cell office:value-type="float" office:value="536.03" calcext:value-type="float">
            <text:p>536.03</text:p>
          </table:table-cell>
        </table:table-row>
        <table:table-row table:style-name="ro1">
          <table:table-cell office:value-type="float" office:value="11887405" calcext:value-type="float">
            <text:p>11887405</text:p>
          </table:table-cell>
          <table:table-cell table:formula="of:=[.A745]/1000/(60*60*24)" office:value-type="time" office:time-value="PT03H18M07.405S" calcext:value-type="time">
            <text:p>03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1.66" calcext:value-type="float">
            <text:p>421.66</text:p>
          </table:table-cell>
          <table:table-cell office:value-type="float" office:value="536.72" calcext:value-type="float">
            <text:p>536.72</text:p>
          </table:table-cell>
        </table:table-row>
        <table:table-row table:style-name="ro1">
          <table:table-cell office:value-type="float" office:value="11903405" calcext:value-type="float">
            <text:p>11903405</text:p>
          </table:table-cell>
          <table:table-cell table:formula="of:=[.A746]/1000/(60*60*24)" office:value-type="time" office:time-value="PT03H18M23.405S" calcext:value-type="time">
            <text:p>03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422.21" calcext:value-type="float">
            <text:p>422.21</text:p>
          </table:table-cell>
          <table:table-cell office:value-type="float" office:value="537.4" calcext:value-type="float">
            <text:p>537.4</text:p>
          </table:table-cell>
        </table:table-row>
        <table:table-row table:style-name="ro1">
          <table:table-cell office:value-type="float" office:value="11919405" calcext:value-type="float">
            <text:p>11919405</text:p>
          </table:table-cell>
          <table:table-cell table:formula="of:=[.A747]/1000/(60*60*24)" office:value-type="time" office:time-value="PT03H18M39.405S" calcext:value-type="time">
            <text:p>03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2.77" calcext:value-type="float">
            <text:p>422.77</text:p>
          </table:table-cell>
          <table:table-cell office:value-type="float" office:value="538.09" calcext:value-type="float">
            <text:p>538.09</text:p>
          </table:table-cell>
        </table:table-row>
        <table:table-row table:style-name="ro1">
          <table:table-cell office:value-type="float" office:value="11935405" calcext:value-type="float">
            <text:p>11935405</text:p>
          </table:table-cell>
          <table:table-cell table:formula="of:=[.A748]/1000/(60*60*24)" office:value-type="time" office:time-value="PT03H18M55.405S" calcext:value-type="time">
            <text:p>03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423.32" calcext:value-type="float">
            <text:p>423.32</text:p>
          </table:table-cell>
          <table:table-cell office:value-type="float" office:value="538.77" calcext:value-type="float">
            <text:p>538.77</text:p>
          </table:table-cell>
        </table:table-row>
        <table:table-row table:style-name="ro1">
          <table:table-cell office:value-type="float" office:value="11951405" calcext:value-type="float">
            <text:p>11951405</text:p>
          </table:table-cell>
          <table:table-cell table:formula="of:=[.A749]/1000/(60*60*24)" office:value-type="time" office:time-value="PT03H19M11.405S" calcext:value-type="time">
            <text:p>03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3.87" calcext:value-type="float">
            <text:p>423.87</text:p>
          </table:table-cell>
          <table:table-cell office:value-type="float" office:value="539.46" calcext:value-type="float">
            <text:p>539.46</text:p>
          </table:table-cell>
        </table:table-row>
        <table:table-row table:style-name="ro1">
          <table:table-cell office:value-type="float" office:value="11967405" calcext:value-type="float">
            <text:p>11967405</text:p>
          </table:table-cell>
          <table:table-cell table:formula="of:=[.A750]/1000/(60*60*24)" office:value-type="time" office:time-value="PT03H19M27.405S" calcext:value-type="time">
            <text:p>03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424.43" calcext:value-type="float">
            <text:p>424.43</text:p>
          </table:table-cell>
          <table:table-cell office:value-type="float" office:value="540.14" calcext:value-type="float">
            <text:p>540.14</text:p>
          </table:table-cell>
        </table:table-row>
        <table:table-row table:style-name="ro1">
          <table:table-cell office:value-type="float" office:value="11983405" calcext:value-type="float">
            <text:p>11983405</text:p>
          </table:table-cell>
          <table:table-cell table:formula="of:=[.A751]/1000/(60*60*24)" office:value-type="time" office:time-value="PT03H19M43.405S" calcext:value-type="time">
            <text:p>03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4.98" calcext:value-type="float">
            <text:p>424.98</text:p>
          </table:table-cell>
          <table:table-cell office:value-type="float" office:value="540.83" calcext:value-type="float">
            <text:p>540.83</text:p>
          </table:table-cell>
        </table:table-row>
        <table:table-row table:style-name="ro1">
          <table:table-cell office:value-type="float" office:value="11999405" calcext:value-type="float">
            <text:p>11999405</text:p>
          </table:table-cell>
          <table:table-cell table:formula="of:=[.A752]/1000/(60*60*24)" office:value-type="time" office:time-value="PT03H19M59.405S" calcext:value-type="time">
            <text:p>03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5.53" calcext:value-type="float">
            <text:p>425.53</text:p>
          </table:table-cell>
          <table:table-cell office:value-type="float" office:value="541.51" calcext:value-type="float">
            <text:p>541.51</text:p>
          </table:table-cell>
        </table:table-row>
        <table:table-row table:style-name="ro1">
          <table:table-cell office:value-type="float" office:value="12015405" calcext:value-type="float">
            <text:p>12015405</text:p>
          </table:table-cell>
          <table:table-cell table:formula="of:=[.A753]/1000/(60*60*24)" office:value-type="time" office:time-value="PT03H20M15.405S" calcext:value-type="time">
            <text:p>03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6.09" calcext:value-type="float">
            <text:p>426.09</text:p>
          </table:table-cell>
          <table:table-cell office:value-type="float" office:value="542.2" calcext:value-type="float">
            <text:p>542.2</text:p>
          </table:table-cell>
        </table:table-row>
        <table:table-row table:style-name="ro1">
          <table:table-cell office:value-type="float" office:value="12031405" calcext:value-type="float">
            <text:p>12031405</text:p>
          </table:table-cell>
          <table:table-cell table:formula="of:=[.A754]/1000/(60*60*24)" office:value-type="time" office:time-value="PT03H20M31.405S" calcext:value-type="time">
            <text:p>03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6.64" calcext:value-type="float">
            <text:p>426.64</text:p>
          </table:table-cell>
          <table:table-cell office:value-type="float" office:value="542.88" calcext:value-type="float">
            <text:p>542.88</text:p>
          </table:table-cell>
        </table:table-row>
        <table:table-row table:style-name="ro1">
          <table:table-cell office:value-type="float" office:value="12047405" calcext:value-type="float">
            <text:p>12047405</text:p>
          </table:table-cell>
          <table:table-cell table:formula="of:=[.A755]/1000/(60*60*24)" office:value-type="time" office:time-value="PT03H20M47.405S" calcext:value-type="time">
            <text:p>03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7.19" calcext:value-type="float">
            <text:p>427.19</text:p>
          </table:table-cell>
          <table:table-cell office:value-type="float" office:value="543.57" calcext:value-type="float">
            <text:p>543.57</text:p>
          </table:table-cell>
        </table:table-row>
        <table:table-row table:style-name="ro1">
          <table:table-cell office:value-type="float" office:value="12063405" calcext:value-type="float">
            <text:p>12063405</text:p>
          </table:table-cell>
          <table:table-cell table:formula="of:=[.A756]/1000/(60*60*24)" office:value-type="time" office:time-value="PT03H21M03.405S" calcext:value-type="time">
            <text:p>03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27.74" calcext:value-type="float">
            <text:p>427.74</text:p>
          </table:table-cell>
          <table:table-cell office:value-type="float" office:value="544.25" calcext:value-type="float">
            <text:p>544.25</text:p>
          </table:table-cell>
        </table:table-row>
        <table:table-row table:style-name="ro1">
          <table:table-cell office:value-type="float" office:value="12079405" calcext:value-type="float">
            <text:p>12079405</text:p>
          </table:table-cell>
          <table:table-cell table:formula="of:=[.A757]/1000/(60*60*24)" office:value-type="time" office:time-value="PT03H21M19.405S" calcext:value-type="time">
            <text:p>03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28.3" calcext:value-type="float">
            <text:p>428.3</text:p>
          </table:table-cell>
          <table:table-cell office:value-type="float" office:value="544.93" calcext:value-type="float">
            <text:p>544.93</text:p>
          </table:table-cell>
        </table:table-row>
        <table:table-row table:style-name="ro1">
          <table:table-cell office:value-type="float" office:value="12095405" calcext:value-type="float">
            <text:p>12095405</text:p>
          </table:table-cell>
          <table:table-cell table:formula="of:=[.A758]/1000/(60*60*24)" office:value-type="time" office:time-value="PT03H21M35.405S" calcext:value-type="time">
            <text:p>03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28.85" calcext:value-type="float">
            <text:p>428.85</text:p>
          </table:table-cell>
          <table:table-cell office:value-type="float" office:value="545.62" calcext:value-type="float">
            <text:p>545.62</text:p>
          </table:table-cell>
        </table:table-row>
        <table:table-row table:style-name="ro1">
          <table:table-cell office:value-type="float" office:value="12111405" calcext:value-type="float">
            <text:p>12111405</text:p>
          </table:table-cell>
          <table:table-cell table:formula="of:=[.A759]/1000/(60*60*24)" office:value-type="time" office:time-value="PT03H21M51.405S" calcext:value-type="time">
            <text:p>03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29.4" calcext:value-type="float">
            <text:p>429.4</text:p>
          </table:table-cell>
          <table:table-cell office:value-type="float" office:value="546.3" calcext:value-type="float">
            <text:p>546.3</text:p>
          </table:table-cell>
        </table:table-row>
        <table:table-row table:style-name="ro1">
          <table:table-cell office:value-type="float" office:value="12127405" calcext:value-type="float">
            <text:p>12127405</text:p>
          </table:table-cell>
          <table:table-cell table:formula="of:=[.A760]/1000/(60*60*24)" office:value-type="time" office:time-value="PT03H22M07.405S" calcext:value-type="time">
            <text:p>03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29.96" calcext:value-type="float">
            <text:p>429.96</text:p>
          </table:table-cell>
          <table:table-cell office:value-type="float" office:value="546.99" calcext:value-type="float">
            <text:p>546.99</text:p>
          </table:table-cell>
        </table:table-row>
        <table:table-row table:style-name="ro1">
          <table:table-cell office:value-type="float" office:value="12143405" calcext:value-type="float">
            <text:p>12143405</text:p>
          </table:table-cell>
          <table:table-cell table:formula="of:=[.A761]/1000/(60*60*24)" office:value-type="time" office:time-value="PT03H22M23.405S" calcext:value-type="time">
            <text:p>03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0.51" calcext:value-type="float">
            <text:p>430.51</text:p>
          </table:table-cell>
          <table:table-cell office:value-type="float" office:value="547.67" calcext:value-type="float">
            <text:p>547.67</text:p>
          </table:table-cell>
        </table:table-row>
        <table:table-row table:style-name="ro1">
          <table:table-cell office:value-type="float" office:value="12159405" calcext:value-type="float">
            <text:p>12159405</text:p>
          </table:table-cell>
          <table:table-cell table:formula="of:=[.A762]/1000/(60*60*24)" office:value-type="time" office:time-value="PT03H22M39.405S" calcext:value-type="time">
            <text:p>03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431.06" calcext:value-type="float">
            <text:p>431.06</text:p>
          </table:table-cell>
          <table:table-cell office:value-type="float" office:value="548.36" calcext:value-type="float">
            <text:p>548.36</text:p>
          </table:table-cell>
        </table:table-row>
        <table:table-row table:style-name="ro1">
          <table:table-cell office:value-type="float" office:value="12175405" calcext:value-type="float">
            <text:p>12175405</text:p>
          </table:table-cell>
          <table:table-cell table:formula="of:=[.A763]/1000/(60*60*24)" office:value-type="time" office:time-value="PT03H22M55.405S" calcext:value-type="time">
            <text:p>03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1.61" calcext:value-type="float">
            <text:p>431.61</text:p>
          </table:table-cell>
          <table:table-cell office:value-type="float" office:value="549.04" calcext:value-type="float">
            <text:p>549.04</text:p>
          </table:table-cell>
        </table:table-row>
        <table:table-row table:style-name="ro1">
          <table:table-cell office:value-type="float" office:value="12191405" calcext:value-type="float">
            <text:p>12191405</text:p>
          </table:table-cell>
          <table:table-cell table:formula="of:=[.A764]/1000/(60*60*24)" office:value-type="time" office:time-value="PT03H23M11.405S" calcext:value-type="time">
            <text:p>03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2.17" calcext:value-type="float">
            <text:p>432.17</text:p>
          </table:table-cell>
          <table:table-cell office:value-type="float" office:value="549.72" calcext:value-type="float">
            <text:p>549.72</text:p>
          </table:table-cell>
        </table:table-row>
        <table:table-row table:style-name="ro1">
          <table:table-cell office:value-type="float" office:value="12207405" calcext:value-type="float">
            <text:p>12207405</text:p>
          </table:table-cell>
          <table:table-cell table:formula="of:=[.A765]/1000/(60*60*24)" office:value-type="time" office:time-value="PT03H23M27.405S" calcext:value-type="time">
            <text:p>03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2.72" calcext:value-type="float">
            <text:p>432.72</text:p>
          </table:table-cell>
          <table:table-cell office:value-type="float" office:value="550.41" calcext:value-type="float">
            <text:p>550.41</text:p>
          </table:table-cell>
        </table:table-row>
        <table:table-row table:style-name="ro1">
          <table:table-cell office:value-type="float" office:value="12223405" calcext:value-type="float">
            <text:p>12223405</text:p>
          </table:table-cell>
          <table:table-cell table:formula="of:=[.A766]/1000/(60*60*24)" office:value-type="time" office:time-value="PT03H23M43.405S" calcext:value-type="time">
            <text:p>03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3.27" calcext:value-type="float">
            <text:p>433.27</text:p>
          </table:table-cell>
          <table:table-cell office:value-type="float" office:value="551.09" calcext:value-type="float">
            <text:p>551.09</text:p>
          </table:table-cell>
        </table:table-row>
        <table:table-row table:style-name="ro1">
          <table:table-cell office:value-type="float" office:value="12239405" calcext:value-type="float">
            <text:p>12239405</text:p>
          </table:table-cell>
          <table:table-cell table:formula="of:=[.A767]/1000/(60*60*24)" office:value-type="time" office:time-value="PT03H23M59.405S" calcext:value-type="time">
            <text:p>03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433.82" calcext:value-type="float">
            <text:p>433.82</text:p>
          </table:table-cell>
          <table:table-cell office:value-type="float" office:value="551.77" calcext:value-type="float">
            <text:p>551.77</text:p>
          </table:table-cell>
        </table:table-row>
        <table:table-row table:style-name="ro1">
          <table:table-cell office:value-type="float" office:value="12255405" calcext:value-type="float">
            <text:p>12255405</text:p>
          </table:table-cell>
          <table:table-cell table:formula="of:=[.A768]/1000/(60*60*24)" office:value-type="time" office:time-value="PT03H24M15.405S" calcext:value-type="time">
            <text:p>03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4.38" calcext:value-type="float">
            <text:p>434.38</text:p>
          </table:table-cell>
          <table:table-cell office:value-type="float" office:value="552.46" calcext:value-type="float">
            <text:p>552.46</text:p>
          </table:table-cell>
        </table:table-row>
        <table:table-row table:style-name="ro1">
          <table:table-cell office:value-type="float" office:value="12271405" calcext:value-type="float">
            <text:p>12271405</text:p>
          </table:table-cell>
          <table:table-cell table:formula="of:=[.A769]/1000/(60*60*24)" office:value-type="time" office:time-value="PT03H24M31.405S" calcext:value-type="time">
            <text:p>03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4.93" calcext:value-type="float">
            <text:p>434.93</text:p>
          </table:table-cell>
          <table:table-cell office:value-type="float" office:value="553.14" calcext:value-type="float">
            <text:p>553.14</text:p>
          </table:table-cell>
        </table:table-row>
        <table:table-row table:style-name="ro1">
          <table:table-cell office:value-type="float" office:value="12287405" calcext:value-type="float">
            <text:p>12287405</text:p>
          </table:table-cell>
          <table:table-cell table:formula="of:=[.A770]/1000/(60*60*24)" office:value-type="time" office:time-value="PT03H24M47.405S" calcext:value-type="time">
            <text:p>03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5.48" calcext:value-type="float">
            <text:p>435.48</text:p>
          </table:table-cell>
          <table:table-cell office:value-type="float" office:value="553.82" calcext:value-type="float">
            <text:p>553.82</text:p>
          </table:table-cell>
        </table:table-row>
        <table:table-row table:style-name="ro1">
          <table:table-cell office:value-type="float" office:value="12303405" calcext:value-type="float">
            <text:p>12303405</text:p>
          </table:table-cell>
          <table:table-cell table:formula="of:=[.A771]/1000/(60*60*24)" office:value-type="time" office:time-value="PT03H25M03.405S" calcext:value-type="time">
            <text:p>03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6.03" calcext:value-type="float">
            <text:p>436.03</text:p>
          </table:table-cell>
          <table:table-cell office:value-type="float" office:value="554.51" calcext:value-type="float">
            <text:p>554.51</text:p>
          </table:table-cell>
        </table:table-row>
        <table:table-row table:style-name="ro1">
          <table:table-cell office:value-type="float" office:value="12319405" calcext:value-type="float">
            <text:p>12319405</text:p>
          </table:table-cell>
          <table:table-cell table:formula="of:=[.A772]/1000/(60*60*24)" office:value-type="time" office:time-value="PT03H25M19.405S" calcext:value-type="time">
            <text:p>03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6.59" calcext:value-type="float">
            <text:p>436.59</text:p>
          </table:table-cell>
          <table:table-cell office:value-type="float" office:value="555.19" calcext:value-type="float">
            <text:p>555.19</text:p>
          </table:table-cell>
        </table:table-row>
        <table:table-row table:style-name="ro1">
          <table:table-cell office:value-type="float" office:value="12335405" calcext:value-type="float">
            <text:p>12335405</text:p>
          </table:table-cell>
          <table:table-cell table:formula="of:=[.A773]/1000/(60*60*24)" office:value-type="time" office:time-value="PT03H25M35.405S" calcext:value-type="time">
            <text:p>03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7.14" calcext:value-type="float">
            <text:p>437.14</text:p>
          </table:table-cell>
          <table:table-cell office:value-type="float" office:value="555.87" calcext:value-type="float">
            <text:p>555.87</text:p>
          </table:table-cell>
        </table:table-row>
        <table:table-row table:style-name="ro1">
          <table:table-cell office:value-type="float" office:value="12351405" calcext:value-type="float">
            <text:p>12351405</text:p>
          </table:table-cell>
          <table:table-cell table:formula="of:=[.A774]/1000/(60*60*24)" office:value-type="time" office:time-value="PT03H25M51.405S" calcext:value-type="time">
            <text:p>03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7.69" calcext:value-type="float">
            <text:p>437.69</text:p>
          </table:table-cell>
          <table:table-cell office:value-type="float" office:value="556.55" calcext:value-type="float">
            <text:p>556.55</text:p>
          </table:table-cell>
        </table:table-row>
        <table:table-row table:style-name="ro1">
          <table:table-cell office:value-type="float" office:value="12367405" calcext:value-type="float">
            <text:p>12367405</text:p>
          </table:table-cell>
          <table:table-cell table:formula="of:=[.A775]/1000/(60*60*24)" office:value-type="time" office:time-value="PT03H26M07.405S" calcext:value-type="time">
            <text:p>03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8.24" calcext:value-type="float">
            <text:p>438.24</text:p>
          </table:table-cell>
          <table:table-cell office:value-type="float" office:value="557.24" calcext:value-type="float">
            <text:p>557.24</text:p>
          </table:table-cell>
        </table:table-row>
        <table:table-row table:style-name="ro1">
          <table:table-cell office:value-type="float" office:value="12383405" calcext:value-type="float">
            <text:p>12383405</text:p>
          </table:table-cell>
          <table:table-cell table:formula="of:=[.A776]/1000/(60*60*24)" office:value-type="time" office:time-value="PT03H26M23.405S" calcext:value-type="time">
            <text:p>03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38.8" calcext:value-type="float">
            <text:p>438.8</text:p>
          </table:table-cell>
          <table:table-cell office:value-type="float" office:value="557.92" calcext:value-type="float">
            <text:p>557.92</text:p>
          </table:table-cell>
        </table:table-row>
        <table:table-row table:style-name="ro1">
          <table:table-cell office:value-type="float" office:value="12399405" calcext:value-type="float">
            <text:p>12399405</text:p>
          </table:table-cell>
          <table:table-cell table:formula="of:=[.A777]/1000/(60*60*24)" office:value-type="time" office:time-value="PT03H26M39.405S" calcext:value-type="time">
            <text:p>03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9.35" calcext:value-type="float">
            <text:p>439.35</text:p>
          </table:table-cell>
          <table:table-cell office:value-type="float" office:value="558.6" calcext:value-type="float">
            <text:p>558.6</text:p>
          </table:table-cell>
        </table:table-row>
        <table:table-row table:style-name="ro1">
          <table:table-cell office:value-type="float" office:value="12415405" calcext:value-type="float">
            <text:p>12415405</text:p>
          </table:table-cell>
          <table:table-cell table:formula="of:=[.A778]/1000/(60*60*24)" office:value-type="time" office:time-value="PT03H26M55.405S" calcext:value-type="time">
            <text:p>03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39.9" calcext:value-type="float">
            <text:p>439.9</text:p>
          </table:table-cell>
          <table:table-cell office:value-type="float" office:value="559.29" calcext:value-type="float">
            <text:p>559.29</text:p>
          </table:table-cell>
        </table:table-row>
        <table:table-row table:style-name="ro1">
          <table:table-cell office:value-type="float" office:value="12431405" calcext:value-type="float">
            <text:p>12431405</text:p>
          </table:table-cell>
          <table:table-cell table:formula="of:=[.A779]/1000/(60*60*24)" office:value-type="time" office:time-value="PT03H27M11.405S" calcext:value-type="time">
            <text:p>03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0.45" calcext:value-type="float">
            <text:p>440.45</text:p>
          </table:table-cell>
          <table:table-cell office:value-type="float" office:value="559.97" calcext:value-type="float">
            <text:p>559.97</text:p>
          </table:table-cell>
        </table:table-row>
        <table:table-row table:style-name="ro1">
          <table:table-cell office:value-type="float" office:value="12447405" calcext:value-type="float">
            <text:p>12447405</text:p>
          </table:table-cell>
          <table:table-cell table:formula="of:=[.A780]/1000/(60*60*24)" office:value-type="time" office:time-value="PT03H27M27.405S" calcext:value-type="time">
            <text:p>03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441" calcext:value-type="float">
            <text:p>441</text:p>
          </table:table-cell>
          <table:table-cell office:value-type="float" office:value="560.65" calcext:value-type="float">
            <text:p>560.65</text:p>
          </table:table-cell>
        </table:table-row>
        <table:table-row table:style-name="ro1">
          <table:table-cell office:value-type="float" office:value="12463405" calcext:value-type="float">
            <text:p>12463405</text:p>
          </table:table-cell>
          <table:table-cell table:formula="of:=[.A781]/1000/(60*60*24)" office:value-type="time" office:time-value="PT03H27M43.405S" calcext:value-type="time">
            <text:p>03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1.56" calcext:value-type="float">
            <text:p>441.56</text:p>
          </table:table-cell>
          <table:table-cell office:value-type="float" office:value="561.33" calcext:value-type="float">
            <text:p>561.33</text:p>
          </table:table-cell>
        </table:table-row>
        <table:table-row table:style-name="ro1">
          <table:table-cell office:value-type="float" office:value="12479405" calcext:value-type="float">
            <text:p>12479405</text:p>
          </table:table-cell>
          <table:table-cell table:formula="of:=[.A782]/1000/(60*60*24)" office:value-type="time" office:time-value="PT03H27M59.405S" calcext:value-type="time">
            <text:p>03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2.11" calcext:value-type="float">
            <text:p>442.11</text:p>
          </table:table-cell>
          <table:table-cell office:value-type="float" office:value="562.02" calcext:value-type="float">
            <text:p>562.02</text:p>
          </table:table-cell>
        </table:table-row>
        <table:table-row table:style-name="ro1">
          <table:table-cell office:value-type="float" office:value="12495405" calcext:value-type="float">
            <text:p>12495405</text:p>
          </table:table-cell>
          <table:table-cell table:formula="of:=[.A783]/1000/(60*60*24)" office:value-type="time" office:time-value="PT03H28M15.405S" calcext:value-type="time">
            <text:p>03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2.66" calcext:value-type="float">
            <text:p>442.66</text:p>
          </table:table-cell>
          <table:table-cell office:value-type="float" office:value="562.7" calcext:value-type="float">
            <text:p>562.7</text:p>
          </table:table-cell>
        </table:table-row>
        <table:table-row table:style-name="ro1">
          <table:table-cell office:value-type="float" office:value="12511405" calcext:value-type="float">
            <text:p>12511405</text:p>
          </table:table-cell>
          <table:table-cell table:formula="of:=[.A784]/1000/(60*60*24)" office:value-type="time" office:time-value="PT03H28M31.405S" calcext:value-type="time">
            <text:p>03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3.21" calcext:value-type="float">
            <text:p>443.21</text:p>
          </table:table-cell>
          <table:table-cell office:value-type="float" office:value="563.38" calcext:value-type="float">
            <text:p>563.38</text:p>
          </table:table-cell>
        </table:table-row>
        <table:table-row table:style-name="ro1">
          <table:table-cell office:value-type="float" office:value="12527405" calcext:value-type="float">
            <text:p>12527405</text:p>
          </table:table-cell>
          <table:table-cell table:formula="of:=[.A785]/1000/(60*60*24)" office:value-type="time" office:time-value="PT03H28M47.405S" calcext:value-type="time">
            <text:p>03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3.76" calcext:value-type="float">
            <text:p>443.76</text:p>
          </table:table-cell>
          <table:table-cell office:value-type="float" office:value="564.06" calcext:value-type="float">
            <text:p>564.06</text:p>
          </table:table-cell>
        </table:table-row>
        <table:table-row table:style-name="ro1">
          <table:table-cell office:value-type="float" office:value="12543405" calcext:value-type="float">
            <text:p>12543405</text:p>
          </table:table-cell>
          <table:table-cell table:formula="of:=[.A786]/1000/(60*60*24)" office:value-type="time" office:time-value="PT03H29M03.405S" calcext:value-type="time">
            <text:p>03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4.32" calcext:value-type="float">
            <text:p>444.32</text:p>
          </table:table-cell>
          <table:table-cell office:value-type="float" office:value="564.75" calcext:value-type="float">
            <text:p>564.75</text:p>
          </table:table-cell>
        </table:table-row>
        <table:table-row table:style-name="ro1">
          <table:table-cell office:value-type="float" office:value="12559405" calcext:value-type="float">
            <text:p>12559405</text:p>
          </table:table-cell>
          <table:table-cell table:formula="of:=[.A787]/1000/(60*60*24)" office:value-type="time" office:time-value="PT03H29M19.405S" calcext:value-type="time">
            <text:p>03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4.87" calcext:value-type="float">
            <text:p>444.87</text:p>
          </table:table-cell>
          <table:table-cell office:value-type="float" office:value="565.43" calcext:value-type="float">
            <text:p>565.43</text:p>
          </table:table-cell>
        </table:table-row>
        <table:table-row table:style-name="ro1">
          <table:table-cell office:value-type="float" office:value="12575405" calcext:value-type="float">
            <text:p>12575405</text:p>
          </table:table-cell>
          <table:table-cell table:formula="of:=[.A788]/1000/(60*60*24)" office:value-type="time" office:time-value="PT03H29M35.405S" calcext:value-type="time">
            <text:p>03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5.42" calcext:value-type="float">
            <text:p>445.42</text:p>
          </table:table-cell>
          <table:table-cell office:value-type="float" office:value="566.11" calcext:value-type="float">
            <text:p>566.11</text:p>
          </table:table-cell>
        </table:table-row>
        <table:table-row table:style-name="ro1">
          <table:table-cell office:value-type="float" office:value="12591405" calcext:value-type="float">
            <text:p>12591405</text:p>
          </table:table-cell>
          <table:table-cell table:formula="of:=[.A789]/1000/(60*60*24)" office:value-type="time" office:time-value="PT03H29M51.405S" calcext:value-type="time">
            <text:p>03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445.97" calcext:value-type="float">
            <text:p>445.97</text:p>
          </table:table-cell>
          <table:table-cell office:value-type="float" office:value="566.79" calcext:value-type="float">
            <text:p>566.79</text:p>
          </table:table-cell>
        </table:table-row>
        <table:table-row table:style-name="ro1">
          <table:table-cell office:value-type="float" office:value="12607405" calcext:value-type="float">
            <text:p>12607405</text:p>
          </table:table-cell>
          <table:table-cell table:formula="of:=[.A790]/1000/(60*60*24)" office:value-type="time" office:time-value="PT03H30M07.405S" calcext:value-type="time">
            <text:p>03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46.52" calcext:value-type="float">
            <text:p>446.52</text:p>
          </table:table-cell>
          <table:table-cell office:value-type="float" office:value="567.48" calcext:value-type="float">
            <text:p>567.48</text:p>
          </table:table-cell>
        </table:table-row>
        <table:table-row table:style-name="ro1">
          <table:table-cell office:value-type="float" office:value="12623405" calcext:value-type="float">
            <text:p>12623405</text:p>
          </table:table-cell>
          <table:table-cell table:formula="of:=[.A791]/1000/(60*60*24)" office:value-type="time" office:time-value="PT03H30M23.405S" calcext:value-type="time">
            <text:p>03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47.07" calcext:value-type="float">
            <text:p>447.07</text:p>
          </table:table-cell>
          <table:table-cell office:value-type="float" office:value="568.16" calcext:value-type="float">
            <text:p>568.16</text:p>
          </table:table-cell>
        </table:table-row>
        <table:table-row table:style-name="ro1">
          <table:table-cell office:value-type="float" office:value="12639405" calcext:value-type="float">
            <text:p>12639405</text:p>
          </table:table-cell>
          <table:table-cell table:formula="of:=[.A792]/1000/(60*60*24)" office:value-type="time" office:time-value="PT03H30M39.405S" calcext:value-type="time">
            <text:p>03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447.63" calcext:value-type="float">
            <text:p>447.63</text:p>
          </table:table-cell>
          <table:table-cell office:value-type="float" office:value="568.84" calcext:value-type="float">
            <text:p>568.84</text:p>
          </table:table-cell>
        </table:table-row>
        <table:table-row table:style-name="ro1">
          <table:table-cell office:value-type="float" office:value="12655405" calcext:value-type="float">
            <text:p>12655405</text:p>
          </table:table-cell>
          <table:table-cell table:formula="of:=[.A793]/1000/(60*60*24)" office:value-type="time" office:time-value="PT03H30M55.405S" calcext:value-type="time">
            <text:p>03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48.18" calcext:value-type="float">
            <text:p>448.18</text:p>
          </table:table-cell>
          <table:table-cell office:value-type="float" office:value="569.52" calcext:value-type="float">
            <text:p>569.52</text:p>
          </table:table-cell>
        </table:table-row>
        <table:table-row table:style-name="ro1">
          <table:table-cell office:value-type="float" office:value="12671405" calcext:value-type="float">
            <text:p>12671405</text:p>
          </table:table-cell>
          <table:table-cell table:formula="of:=[.A794]/1000/(60*60*24)" office:value-type="time" office:time-value="PT03H31M11.405S" calcext:value-type="time">
            <text:p>03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448.73" calcext:value-type="float">
            <text:p>448.73</text:p>
          </table:table-cell>
          <table:table-cell office:value-type="float" office:value="570.2" calcext:value-type="float">
            <text:p>570.2</text:p>
          </table:table-cell>
        </table:table-row>
        <table:table-row table:style-name="ro1">
          <table:table-cell office:value-type="float" office:value="12687405" calcext:value-type="float">
            <text:p>12687405</text:p>
          </table:table-cell>
          <table:table-cell table:formula="of:=[.A795]/1000/(60*60*24)" office:value-type="time" office:time-value="PT03H31M27.405S" calcext:value-type="time">
            <text:p>03:3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449.28" calcext:value-type="float">
            <text:p>449.28</text:p>
          </table:table-cell>
          <table:table-cell office:value-type="float" office:value="570.88" calcext:value-type="float">
            <text:p>570.88</text:p>
          </table:table-cell>
        </table:table-row>
        <table:table-row table:style-name="ro1">
          <table:table-cell office:value-type="float" office:value="12703405" calcext:value-type="float">
            <text:p>12703405</text:p>
          </table:table-cell>
          <table:table-cell table:formula="of:=[.A796]/1000/(60*60*24)" office:value-type="time" office:time-value="PT03H31M43.405S" calcext:value-type="time">
            <text:p>03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49.83" calcext:value-type="float">
            <text:p>449.83</text:p>
          </table:table-cell>
          <table:table-cell office:value-type="float" office:value="571.56" calcext:value-type="float">
            <text:p>571.56</text:p>
          </table:table-cell>
        </table:table-row>
        <table:table-row table:style-name="ro1">
          <table:table-cell office:value-type="float" office:value="12719405" calcext:value-type="float">
            <text:p>12719405</text:p>
          </table:table-cell>
          <table:table-cell table:formula="of:=[.A797]/1000/(60*60*24)" office:value-type="time" office:time-value="PT03H31M59.405S" calcext:value-type="time">
            <text:p>03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450.39" calcext:value-type="float">
            <text:p>450.39</text:p>
          </table:table-cell>
          <table:table-cell office:value-type="float" office:value="572.24" calcext:value-type="float">
            <text:p>572.24</text:p>
          </table:table-cell>
        </table:table-row>
        <table:table-row table:style-name="ro1">
          <table:table-cell office:value-type="float" office:value="12735405" calcext:value-type="float">
            <text:p>12735405</text:p>
          </table:table-cell>
          <table:table-cell table:formula="of:=[.A798]/1000/(60*60*24)" office:value-type="time" office:time-value="PT03H32M15.405S" calcext:value-type="time">
            <text:p>03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450.94" calcext:value-type="float">
            <text:p>450.94</text:p>
          </table:table-cell>
          <table:table-cell office:value-type="float" office:value="572.92" calcext:value-type="float">
            <text:p>572.92</text:p>
          </table:table-cell>
        </table:table-row>
        <table:table-row table:style-name="ro1">
          <table:table-cell office:value-type="float" office:value="12751405" calcext:value-type="float">
            <text:p>12751405</text:p>
          </table:table-cell>
          <table:table-cell table:formula="of:=[.A799]/1000/(60*60*24)" office:value-type="time" office:time-value="PT03H32M31.405S" calcext:value-type="time">
            <text:p>03:3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1.49" calcext:value-type="float">
            <text:p>451.49</text:p>
          </table:table-cell>
          <table:table-cell office:value-type="float" office:value="573.6" calcext:value-type="float">
            <text:p>573.6</text:p>
          </table:table-cell>
        </table:table-row>
        <table:table-row table:style-name="ro1">
          <table:table-cell office:value-type="float" office:value="12767405" calcext:value-type="float">
            <text:p>12767405</text:p>
          </table:table-cell>
          <table:table-cell table:formula="of:=[.A800]/1000/(60*60*24)" office:value-type="time" office:time-value="PT03H32M47.405S" calcext:value-type="time">
            <text:p>03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452.04" calcext:value-type="float">
            <text:p>452.04</text:p>
          </table:table-cell>
          <table:table-cell office:value-type="float" office:value="574.28" calcext:value-type="float">
            <text:p>574.28</text:p>
          </table:table-cell>
        </table:table-row>
        <table:table-row table:style-name="ro1">
          <table:table-cell office:value-type="float" office:value="12783405" calcext:value-type="float">
            <text:p>12783405</text:p>
          </table:table-cell>
          <table:table-cell table:formula="of:=[.A801]/1000/(60*60*24)" office:value-type="time" office:time-value="PT03H33M03.405S" calcext:value-type="time">
            <text:p>03:33:0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2.59" calcext:value-type="float">
            <text:p>452.59</text:p>
          </table:table-cell>
          <table:table-cell office:value-type="float" office:value="574.96" calcext:value-type="float">
            <text:p>574.96</text:p>
          </table:table-cell>
        </table:table-row>
        <table:table-row table:style-name="ro1">
          <table:table-cell office:value-type="float" office:value="12799405" calcext:value-type="float">
            <text:p>12799405</text:p>
          </table:table-cell>
          <table:table-cell table:formula="of:=[.A802]/1000/(60*60*24)" office:value-type="time" office:time-value="PT03H33M19.405S" calcext:value-type="time">
            <text:p>03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3.14" calcext:value-type="float">
            <text:p>453.14</text:p>
          </table:table-cell>
          <table:table-cell office:value-type="float" office:value="575.64" calcext:value-type="float">
            <text:p>575.64</text:p>
          </table:table-cell>
        </table:table-row>
        <table:table-row table:style-name="ro1">
          <table:table-cell office:value-type="float" office:value="12815405" calcext:value-type="float">
            <text:p>12815405</text:p>
          </table:table-cell>
          <table:table-cell table:formula="of:=[.A803]/1000/(60*60*24)" office:value-type="time" office:time-value="PT03H33M35.405S" calcext:value-type="time">
            <text:p>03:33:3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3.69" calcext:value-type="float">
            <text:p>453.69</text:p>
          </table:table-cell>
          <table:table-cell office:value-type="float" office:value="576.32" calcext:value-type="float">
            <text:p>576.32</text:p>
          </table:table-cell>
        </table:table-row>
        <table:table-row table:style-name="ro1">
          <table:table-cell office:value-type="float" office:value="12831405" calcext:value-type="float">
            <text:p>12831405</text:p>
          </table:table-cell>
          <table:table-cell table:formula="of:=[.A804]/1000/(60*60*24)" office:value-type="time" office:time-value="PT03H33M51.405S" calcext:value-type="time">
            <text:p>03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4.24" calcext:value-type="float">
            <text:p>454.2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2847405" calcext:value-type="float">
            <text:p>12847405</text:p>
          </table:table-cell>
          <table:table-cell table:formula="of:=[.A805]/1000/(60*60*24)" office:value-type="time" office:time-value="PT03H34M07.405S" calcext:value-type="time">
            <text:p>03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4.8" calcext:value-type="float">
            <text:p>454.8</text:p>
          </table:table-cell>
          <table:table-cell office:value-type="float" office:value="577.68" calcext:value-type="float">
            <text:p>577.68</text:p>
          </table:table-cell>
        </table:table-row>
        <table:table-row table:style-name="ro1">
          <table:table-cell office:value-type="float" office:value="12863405" calcext:value-type="float">
            <text:p>12863405</text:p>
          </table:table-cell>
          <table:table-cell table:formula="of:=[.A806]/1000/(60*60*24)" office:value-type="time" office:time-value="PT03H34M23.405S" calcext:value-type="time">
            <text:p>03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5.35" calcext:value-type="float">
            <text:p>455.35</text:p>
          </table:table-cell>
          <table:table-cell office:value-type="float" office:value="578.36" calcext:value-type="float">
            <text:p>578.36</text:p>
          </table:table-cell>
        </table:table-row>
        <table:table-row table:style-name="ro1">
          <table:table-cell office:value-type="float" office:value="12879405" calcext:value-type="float">
            <text:p>12879405</text:p>
          </table:table-cell>
          <table:table-cell table:formula="of:=[.A807]/1000/(60*60*24)" office:value-type="time" office:time-value="PT03H34M39.405S" calcext:value-type="time">
            <text:p>03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5.9" calcext:value-type="float">
            <text:p>455.9</text:p>
          </table:table-cell>
          <table:table-cell office:value-type="float" office:value="579.03" calcext:value-type="float">
            <text:p>579.03</text:p>
          </table:table-cell>
        </table:table-row>
        <table:table-row table:style-name="ro1">
          <table:table-cell office:value-type="float" office:value="12895405" calcext:value-type="float">
            <text:p>12895405</text:p>
          </table:table-cell>
          <table:table-cell table:formula="of:=[.A808]/1000/(60*60*24)" office:value-type="time" office:time-value="PT03H34M55.405S" calcext:value-type="time">
            <text:p>03:34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56.45" calcext:value-type="float">
            <text:p>456.45</text:p>
          </table:table-cell>
          <table:table-cell office:value-type="float" office:value="579.71" calcext:value-type="float">
            <text:p>579.71</text:p>
          </table:table-cell>
        </table:table-row>
        <table:table-row table:style-name="ro1">
          <table:table-cell office:value-type="float" office:value="12911405" calcext:value-type="float">
            <text:p>12911405</text:p>
          </table:table-cell>
          <table:table-cell table:formula="of:=[.A809]/1000/(60*60*24)" office:value-type="time" office:time-value="PT03H35M11.405S" calcext:value-type="time">
            <text:p>03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457" calcext:value-type="float">
            <text:p>457</text:p>
          </table:table-cell>
          <table:table-cell office:value-type="float" office:value="580.39" calcext:value-type="float">
            <text:p>580.39</text:p>
          </table:table-cell>
        </table:table-row>
        <table:table-row table:style-name="ro1">
          <table:table-cell office:value-type="float" office:value="12927405" calcext:value-type="float">
            <text:p>12927405</text:p>
          </table:table-cell>
          <table:table-cell table:formula="of:=[.A810]/1000/(60*60*24)" office:value-type="time" office:time-value="PT03H35M27.405S" calcext:value-type="time">
            <text:p>03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57.55" calcext:value-type="float">
            <text:p>457.55</text:p>
          </table:table-cell>
          <table:table-cell office:value-type="float" office:value="581.07" calcext:value-type="float">
            <text:p>581.07</text:p>
          </table:table-cell>
        </table:table-row>
        <table:table-row table:style-name="ro1">
          <table:table-cell office:value-type="float" office:value="12943405" calcext:value-type="float">
            <text:p>12943405</text:p>
          </table:table-cell>
          <table:table-cell table:formula="of:=[.A811]/1000/(60*60*24)" office:value-type="time" office:time-value="PT03H35M43.405S" calcext:value-type="time">
            <text:p>03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58.1" calcext:value-type="float">
            <text:p>458.1</text:p>
          </table:table-cell>
          <table:table-cell office:value-type="float" office:value="581.75" calcext:value-type="float">
            <text:p>581.75</text:p>
          </table:table-cell>
        </table:table-row>
        <table:table-row table:style-name="ro1">
          <table:table-cell office:value-type="float" office:value="12959405" calcext:value-type="float">
            <text:p>12959405</text:p>
          </table:table-cell>
          <table:table-cell table:formula="of:=[.A812]/1000/(60*60*24)" office:value-type="time" office:time-value="PT03H35M59.405S" calcext:value-type="time">
            <text:p>03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58.65" calcext:value-type="float">
            <text:p>458.65</text:p>
          </table:table-cell>
          <table:table-cell office:value-type="float" office:value="582.43" calcext:value-type="float">
            <text:p>582.43</text:p>
          </table:table-cell>
        </table:table-row>
        <table:table-row table:style-name="ro1">
          <table:table-cell office:value-type="float" office:value="12975405" calcext:value-type="float">
            <text:p>12975405</text:p>
          </table:table-cell>
          <table:table-cell table:formula="of:=[.A813]/1000/(60*60*24)" office:value-type="time" office:time-value="PT03H36M15.405S" calcext:value-type="time">
            <text:p>03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59.2" calcext:value-type="float">
            <text:p>459.2</text:p>
          </table:table-cell>
          <table:table-cell office:value-type="float" office:value="583.11" calcext:value-type="float">
            <text:p>583.11</text:p>
          </table:table-cell>
        </table:table-row>
        <table:table-row table:style-name="ro1">
          <table:table-cell office:value-type="float" office:value="12991405" calcext:value-type="float">
            <text:p>12991405</text:p>
          </table:table-cell>
          <table:table-cell table:formula="of:=[.A814]/1000/(60*60*24)" office:value-type="time" office:time-value="PT03H36M31.405S" calcext:value-type="time">
            <text:p>03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59.75" calcext:value-type="float">
            <text:p>459.75</text:p>
          </table:table-cell>
          <table:table-cell office:value-type="float" office:value="583.79" calcext:value-type="float">
            <text:p>583.79</text:p>
          </table:table-cell>
        </table:table-row>
        <table:table-row table:style-name="ro1">
          <table:table-cell office:value-type="float" office:value="13007405" calcext:value-type="float">
            <text:p>13007405</text:p>
          </table:table-cell>
          <table:table-cell table:formula="of:=[.A815]/1000/(60*60*24)" office:value-type="time" office:time-value="PT03H36M47.405S" calcext:value-type="time">
            <text:p>03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60.31" calcext:value-type="float">
            <text:p>460.31</text:p>
          </table:table-cell>
          <table:table-cell office:value-type="float" office:value="584.47" calcext:value-type="float">
            <text:p>584.47</text:p>
          </table:table-cell>
        </table:table-row>
        <table:table-row table:style-name="ro1">
          <table:table-cell office:value-type="float" office:value="13023405" calcext:value-type="float">
            <text:p>13023405</text:p>
          </table:table-cell>
          <table:table-cell table:formula="of:=[.A816]/1000/(60*60*24)" office:value-type="time" office:time-value="PT03H37M03.405S" calcext:value-type="time">
            <text:p>03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60.86" calcext:value-type="float">
            <text:p>460.86</text:p>
          </table:table-cell>
          <table:table-cell office:value-type="float" office:value="585.14" calcext:value-type="float">
            <text:p>585.14</text:p>
          </table:table-cell>
        </table:table-row>
        <table:table-row table:style-name="ro1">
          <table:table-cell office:value-type="float" office:value="13039405" calcext:value-type="float">
            <text:p>13039405</text:p>
          </table:table-cell>
          <table:table-cell table:formula="of:=[.A817]/1000/(60*60*24)" office:value-type="time" office:time-value="PT03H37M19.405S" calcext:value-type="time">
            <text:p>03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61.41" calcext:value-type="float">
            <text:p>461.41</text:p>
          </table:table-cell>
          <table:table-cell office:value-type="float" office:value="585.82" calcext:value-type="float">
            <text:p>585.82</text:p>
          </table:table-cell>
        </table:table-row>
        <table:table-row table:style-name="ro1">
          <table:table-cell office:value-type="float" office:value="13055405" calcext:value-type="float">
            <text:p>13055405</text:p>
          </table:table-cell>
          <table:table-cell table:formula="of:=[.A818]/1000/(60*60*24)" office:value-type="time" office:time-value="PT03H37M35.405S" calcext:value-type="time">
            <text:p>03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61.96" calcext:value-type="float">
            <text:p>461.96</text:p>
          </table:table-cell>
          <table:table-cell office:value-type="float" office:value="586.5" calcext:value-type="float">
            <text:p>586.5</text:p>
          </table:table-cell>
        </table:table-row>
        <table:table-row table:style-name="ro1">
          <table:table-cell office:value-type="float" office:value="13071405" calcext:value-type="float">
            <text:p>13071405</text:p>
          </table:table-cell>
          <table:table-cell table:formula="of:=[.A819]/1000/(60*60*24)" office:value-type="time" office:time-value="PT03H37M51.405S" calcext:value-type="time">
            <text:p>03:37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62.51" calcext:value-type="float">
            <text:p>462.51</text:p>
          </table:table-cell>
          <table:table-cell office:value-type="float" office:value="587.18" calcext:value-type="float">
            <text:p>587.18</text:p>
          </table:table-cell>
        </table:table-row>
        <table:table-row table:style-name="ro1">
          <table:table-cell office:value-type="float" office:value="13087405" calcext:value-type="float">
            <text:p>13087405</text:p>
          </table:table-cell>
          <table:table-cell table:formula="of:=[.A820]/1000/(60*60*24)" office:value-type="time" office:time-value="PT03H38M07.405S" calcext:value-type="time">
            <text:p>03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63.06" calcext:value-type="float">
            <text:p>463.06</text:p>
          </table:table-cell>
          <table:table-cell office:value-type="float" office:value="587.86" calcext:value-type="float">
            <text:p>587.86</text:p>
          </table:table-cell>
        </table:table-row>
        <table:table-row table:style-name="ro1">
          <table:table-cell office:value-type="float" office:value="13103405" calcext:value-type="float">
            <text:p>13103405</text:p>
          </table:table-cell>
          <table:table-cell table:formula="of:=[.A821]/1000/(60*60*24)" office:value-type="time" office:time-value="PT03H38M23.405S" calcext:value-type="time">
            <text:p>03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463.61" calcext:value-type="float">
            <text:p>463.61</text:p>
          </table:table-cell>
          <table:table-cell office:value-type="float" office:value="588.53" calcext:value-type="float">
            <text:p>588.53</text:p>
          </table:table-cell>
        </table:table-row>
        <table:table-row table:style-name="ro1">
          <table:table-cell office:value-type="float" office:value="13119405" calcext:value-type="float">
            <text:p>13119405</text:p>
          </table:table-cell>
          <table:table-cell table:formula="of:=[.A822]/1000/(60*60*24)" office:value-type="time" office:time-value="PT03H38M39.405S" calcext:value-type="time">
            <text:p>03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464.16" calcext:value-type="float">
            <text:p>464.16</text:p>
          </table:table-cell>
          <table:table-cell office:value-type="float" office:value="589.21" calcext:value-type="float">
            <text:p>589.21</text:p>
          </table:table-cell>
        </table:table-row>
        <table:table-row table:style-name="ro1">
          <table:table-cell office:value-type="float" office:value="13135405" calcext:value-type="float">
            <text:p>13135405</text:p>
          </table:table-cell>
          <table:table-cell table:formula="of:=[.A823]/1000/(60*60*24)" office:value-type="time" office:time-value="PT03H38M55.405S" calcext:value-type="time">
            <text:p>03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464.71" calcext:value-type="float">
            <text:p>464.71</text:p>
          </table:table-cell>
          <table:table-cell office:value-type="float" office:value="589.89" calcext:value-type="float">
            <text:p>589.89</text:p>
          </table:table-cell>
        </table:table-row>
        <table:table-row table:style-name="ro1">
          <table:table-cell office:value-type="float" office:value="13151405" calcext:value-type="float">
            <text:p>13151405</text:p>
          </table:table-cell>
          <table:table-cell table:formula="of:=[.A824]/1000/(60*60*24)" office:value-type="time" office:time-value="PT03H39M11.405S" calcext:value-type="time">
            <text:p>03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465.26" calcext:value-type="float">
            <text:p>465.26</text:p>
          </table:table-cell>
          <table:table-cell office:value-type="float" office:value="590.57" calcext:value-type="float">
            <text:p>590.57</text:p>
          </table:table-cell>
        </table:table-row>
        <table:table-row table:style-name="ro1">
          <table:table-cell office:value-type="float" office:value="13167405" calcext:value-type="float">
            <text:p>13167405</text:p>
          </table:table-cell>
          <table:table-cell table:formula="of:=[.A825]/1000/(60*60*24)" office:value-type="time" office:time-value="PT03H39M27.405S" calcext:value-type="time">
            <text:p>03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65.81" calcext:value-type="float">
            <text:p>465.81</text:p>
          </table:table-cell>
          <table:table-cell office:value-type="float" office:value="591.24" calcext:value-type="float">
            <text:p>591.24</text:p>
          </table:table-cell>
        </table:table-row>
        <table:table-row table:style-name="ro1">
          <table:table-cell office:value-type="float" office:value="13183405" calcext:value-type="float">
            <text:p>13183405</text:p>
          </table:table-cell>
          <table:table-cell table:formula="of:=[.A826]/1000/(60*60*24)" office:value-type="time" office:time-value="PT03H39M43.405S" calcext:value-type="time">
            <text:p>03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466.36" calcext:value-type="float">
            <text:p>466.36</text:p>
          </table:table-cell>
          <table:table-cell office:value-type="float" office:value="591.92" calcext:value-type="float">
            <text:p>591.92</text:p>
          </table:table-cell>
        </table:table-row>
        <table:table-row table:style-name="ro1">
          <table:table-cell office:value-type="float" office:value="13199405" calcext:value-type="float">
            <text:p>13199405</text:p>
          </table:table-cell>
          <table:table-cell table:formula="of:=[.A827]/1000/(60*60*24)" office:value-type="time" office:time-value="PT03H39M59.405S" calcext:value-type="time">
            <text:p>03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466.91" calcext:value-type="float">
            <text:p>466.91</text:p>
          </table:table-cell>
          <table:table-cell office:value-type="float" office:value="592.6" calcext:value-type="float">
            <text:p>592.6</text:p>
          </table:table-cell>
        </table:table-row>
        <table:table-row table:style-name="ro1">
          <table:table-cell office:value-type="float" office:value="13215405" calcext:value-type="float">
            <text:p>13215405</text:p>
          </table:table-cell>
          <table:table-cell table:formula="of:=[.A828]/1000/(60*60*24)" office:value-type="time" office:time-value="PT03H40M15.405S" calcext:value-type="time">
            <text:p>03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67.46" calcext:value-type="float">
            <text:p>467.46</text:p>
          </table:table-cell>
          <table:table-cell office:value-type="float" office:value="593.27" calcext:value-type="float">
            <text:p>593.27</text:p>
          </table:table-cell>
        </table:table-row>
        <table:table-row table:style-name="ro1">
          <table:table-cell office:value-type="float" office:value="13231405" calcext:value-type="float">
            <text:p>13231405</text:p>
          </table:table-cell>
          <table:table-cell table:formula="of:=[.A829]/1000/(60*60*24)" office:value-type="time" office:time-value="PT03H40M31.405S" calcext:value-type="time">
            <text:p>03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68.01" calcext:value-type="float">
            <text:p>468.01</text:p>
          </table:table-cell>
          <table:table-cell office:value-type="float" office:value="593.95" calcext:value-type="float">
            <text:p>593.95</text:p>
          </table:table-cell>
        </table:table-row>
        <table:table-row table:style-name="ro1">
          <table:table-cell office:value-type="float" office:value="13247405" calcext:value-type="float">
            <text:p>13247405</text:p>
          </table:table-cell>
          <table:table-cell table:formula="of:=[.A830]/1000/(60*60*24)" office:value-type="time" office:time-value="PT03H40M47.405S" calcext:value-type="time">
            <text:p>03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68.56" calcext:value-type="float">
            <text:p>468.56</text:p>
          </table:table-cell>
          <table:table-cell office:value-type="float" office:value="594.63" calcext:value-type="float">
            <text:p>594.63</text:p>
          </table:table-cell>
        </table:table-row>
        <table:table-row table:style-name="ro1">
          <table:table-cell office:value-type="float" office:value="13263405" calcext:value-type="float">
            <text:p>13263405</text:p>
          </table:table-cell>
          <table:table-cell table:formula="of:=[.A831]/1000/(60*60*24)" office:value-type="time" office:time-value="PT03H41M03.405S" calcext:value-type="time">
            <text:p>03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69.11" calcext:value-type="float">
            <text:p>469.11</text:p>
          </table:table-cell>
          <table:table-cell office:value-type="float" office:value="595.3" calcext:value-type="float">
            <text:p>595.3</text:p>
          </table:table-cell>
        </table:table-row>
        <table:table-row table:style-name="ro1">
          <table:table-cell office:value-type="float" office:value="13279405" calcext:value-type="float">
            <text:p>13279405</text:p>
          </table:table-cell>
          <table:table-cell table:formula="of:=[.A832]/1000/(60*60*24)" office:value-type="time" office:time-value="PT03H41M19.405S" calcext:value-type="time">
            <text:p>03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69.66" calcext:value-type="float">
            <text:p>469.66</text:p>
          </table:table-cell>
          <table:table-cell office:value-type="float" office:value="595.98" calcext:value-type="float">
            <text:p>595.98</text:p>
          </table:table-cell>
        </table:table-row>
        <table:table-row table:style-name="ro1">
          <table:table-cell office:value-type="float" office:value="13295405" calcext:value-type="float">
            <text:p>13295405</text:p>
          </table:table-cell>
          <table:table-cell table:formula="of:=[.A833]/1000/(60*60*24)" office:value-type="time" office:time-value="PT03H41M35.405S" calcext:value-type="time">
            <text:p>03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70.21" calcext:value-type="float">
            <text:p>470.21</text:p>
          </table:table-cell>
          <table:table-cell office:value-type="float" office:value="596.66" calcext:value-type="float">
            <text:p>596.66</text:p>
          </table:table-cell>
        </table:table-row>
        <table:table-row table:style-name="ro1">
          <table:table-cell office:value-type="float" office:value="13311405" calcext:value-type="float">
            <text:p>13311405</text:p>
          </table:table-cell>
          <table:table-cell table:formula="of:=[.A834]/1000/(60*60*24)" office:value-type="time" office:time-value="PT03H41M51.405S" calcext:value-type="time">
            <text:p>03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70.76" calcext:value-type="float">
            <text:p>470.76</text:p>
          </table:table-cell>
          <table:table-cell office:value-type="float" office:value="597.33" calcext:value-type="float">
            <text:p>597.33</text:p>
          </table:table-cell>
        </table:table-row>
        <table:table-row table:style-name="ro1">
          <table:table-cell office:value-type="float" office:value="13327405" calcext:value-type="float">
            <text:p>13327405</text:p>
          </table:table-cell>
          <table:table-cell table:formula="of:=[.A835]/1000/(60*60*24)" office:value-type="time" office:time-value="PT03H42M07.405S" calcext:value-type="time">
            <text:p>03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71.31" calcext:value-type="float">
            <text:p>471.31</text:p>
          </table:table-cell>
          <table:table-cell office:value-type="float" office:value="598.01" calcext:value-type="float">
            <text:p>598.01</text:p>
          </table:table-cell>
        </table:table-row>
        <table:table-row table:style-name="ro1">
          <table:table-cell office:value-type="float" office:value="13343405" calcext:value-type="float">
            <text:p>13343405</text:p>
          </table:table-cell>
          <table:table-cell table:formula="of:=[.A836]/1000/(60*60*24)" office:value-type="time" office:time-value="PT03H42M23.405S" calcext:value-type="time">
            <text:p>03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71.86" calcext:value-type="float">
            <text:p>471.86</text:p>
          </table:table-cell>
          <table:table-cell office:value-type="float" office:value="598.68" calcext:value-type="float">
            <text:p>598.68</text:p>
          </table:table-cell>
        </table:table-row>
        <table:table-row table:style-name="ro1">
          <table:table-cell office:value-type="float" office:value="13359405" calcext:value-type="float">
            <text:p>13359405</text:p>
          </table:table-cell>
          <table:table-cell table:formula="of:=[.A837]/1000/(60*60*24)" office:value-type="time" office:time-value="PT03H42M39.405S" calcext:value-type="time">
            <text:p>03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72.41" calcext:value-type="float">
            <text:p>472.41</text:p>
          </table:table-cell>
          <table:table-cell office:value-type="float" office:value="599.36" calcext:value-type="float">
            <text:p>599.36</text:p>
          </table:table-cell>
        </table:table-row>
        <table:table-row table:style-name="ro1">
          <table:table-cell office:value-type="float" office:value="13375405" calcext:value-type="float">
            <text:p>13375405</text:p>
          </table:table-cell>
          <table:table-cell table:formula="of:=[.A838]/1000/(60*60*24)" office:value-type="time" office:time-value="PT03H42M55.405S" calcext:value-type="time">
            <text:p>03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72.95" calcext:value-type="float">
            <text:p>472.95</text:p>
          </table:table-cell>
          <table:table-cell office:value-type="float" office:value="600.03" calcext:value-type="float">
            <text:p>600.03</text:p>
          </table:table-cell>
        </table:table-row>
        <table:table-row table:style-name="ro1">
          <table:table-cell office:value-type="float" office:value="13391405" calcext:value-type="float">
            <text:p>13391405</text:p>
          </table:table-cell>
          <table:table-cell table:formula="of:=[.A839]/1000/(60*60*24)" office:value-type="time" office:time-value="PT03H43M11.405S" calcext:value-type="time">
            <text:p>03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73.5" calcext:value-type="float">
            <text:p>473.5</text:p>
          </table:table-cell>
          <table:table-cell office:value-type="float" office:value="600.71" calcext:value-type="float">
            <text:p>600.71</text:p>
          </table:table-cell>
        </table:table-row>
        <table:table-row table:style-name="ro1">
          <table:table-cell office:value-type="float" office:value="13407405" calcext:value-type="float">
            <text:p>13407405</text:p>
          </table:table-cell>
          <table:table-cell table:formula="of:=[.A840]/1000/(60*60*24)" office:value-type="time" office:time-value="PT03H43M27.405S" calcext:value-type="time">
            <text:p>03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74.05" calcext:value-type="float">
            <text:p>474.05</text:p>
          </table:table-cell>
          <table:table-cell office:value-type="float" office:value="601.38" calcext:value-type="float">
            <text:p>601.38</text:p>
          </table:table-cell>
        </table:table-row>
        <table:table-row table:style-name="ro1">
          <table:table-cell office:value-type="float" office:value="13423405" calcext:value-type="float">
            <text:p>13423405</text:p>
          </table:table-cell>
          <table:table-cell table:formula="of:=[.A841]/1000/(60*60*24)" office:value-type="time" office:time-value="PT03H43M43.405S" calcext:value-type="time">
            <text:p>03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74.6" calcext:value-type="float">
            <text:p>474.6</text:p>
          </table:table-cell>
          <table:table-cell office:value-type="float" office:value="602.06" calcext:value-type="float">
            <text:p>602.06</text:p>
          </table:table-cell>
        </table:table-row>
        <table:table-row table:style-name="ro1">
          <table:table-cell office:value-type="float" office:value="13439405" calcext:value-type="float">
            <text:p>13439405</text:p>
          </table:table-cell>
          <table:table-cell table:formula="of:=[.A842]/1000/(60*60*24)" office:value-type="time" office:time-value="PT03H43M59.405S" calcext:value-type="time">
            <text:p>03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75.15" calcext:value-type="float">
            <text:p>475.15</text:p>
          </table:table-cell>
          <table:table-cell office:value-type="float" office:value="602.73" calcext:value-type="float">
            <text:p>602.73</text:p>
          </table:table-cell>
        </table:table-row>
        <table:table-row table:style-name="ro1">
          <table:table-cell office:value-type="float" office:value="13455405" calcext:value-type="float">
            <text:p>13455405</text:p>
          </table:table-cell>
          <table:table-cell table:formula="of:=[.A843]/1000/(60*60*24)" office:value-type="time" office:time-value="PT03H44M15.405S" calcext:value-type="time">
            <text:p>03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475.7" calcext:value-type="float">
            <text:p>475.7</text:p>
          </table:table-cell>
          <table:table-cell office:value-type="float" office:value="603.41" calcext:value-type="float">
            <text:p>603.41</text:p>
          </table:table-cell>
        </table:table-row>
        <table:table-row table:style-name="ro1">
          <table:table-cell office:value-type="float" office:value="13471405" calcext:value-type="float">
            <text:p>13471405</text:p>
          </table:table-cell>
          <table:table-cell table:formula="of:=[.A844]/1000/(60*60*24)" office:value-type="time" office:time-value="PT03H44M31.405S" calcext:value-type="time">
            <text:p>03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76.25" calcext:value-type="float">
            <text:p>476.25</text:p>
          </table:table-cell>
          <table:table-cell office:value-type="float" office:value="604.08" calcext:value-type="float">
            <text:p>604.08</text:p>
          </table:table-cell>
        </table:table-row>
        <table:table-row table:style-name="ro1">
          <table:table-cell office:value-type="float" office:value="13487404" calcext:value-type="float">
            <text:p>13487404</text:p>
          </table:table-cell>
          <table:table-cell table:formula="of:=[.A845]/1000/(60*60*24)" office:value-type="time" office:time-value="PT03H44M47.404S" calcext:value-type="time">
            <text:p>03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476.8" calcext:value-type="float">
            <text:p>476.8</text:p>
          </table:table-cell>
          <table:table-cell office:value-type="float" office:value="604.75" calcext:value-type="float">
            <text:p>604.75</text:p>
          </table:table-cell>
        </table:table-row>
        <table:table-row table:style-name="ro1">
          <table:table-cell office:value-type="float" office:value="13503405" calcext:value-type="float">
            <text:p>13503405</text:p>
          </table:table-cell>
          <table:table-cell table:formula="of:=[.A846]/1000/(60*60*24)" office:value-type="time" office:time-value="PT03H45M03.405S" calcext:value-type="time">
            <text:p>03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77.35" calcext:value-type="float">
            <text:p>477.35</text:p>
          </table:table-cell>
          <table:table-cell office:value-type="float" office:value="605.43" calcext:value-type="float">
            <text:p>605.43</text:p>
          </table:table-cell>
        </table:table-row>
        <table:table-row table:style-name="ro1">
          <table:table-cell office:value-type="float" office:value="13519405" calcext:value-type="float">
            <text:p>13519405</text:p>
          </table:table-cell>
          <table:table-cell table:formula="of:=[.A847]/1000/(60*60*24)" office:value-type="time" office:time-value="PT03H45M19.405S" calcext:value-type="time">
            <text:p>03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77.9" calcext:value-type="float">
            <text:p>477.9</text:p>
          </table:table-cell>
          <table:table-cell office:value-type="float" office:value="606.1" calcext:value-type="float">
            <text:p>606.1</text:p>
          </table:table-cell>
        </table:table-row>
        <table:table-row table:style-name="ro1">
          <table:table-cell office:value-type="float" office:value="13535405" calcext:value-type="float">
            <text:p>13535405</text:p>
          </table:table-cell>
          <table:table-cell table:formula="of:=[.A848]/1000/(60*60*24)" office:value-type="time" office:time-value="PT03H45M35.405S" calcext:value-type="time">
            <text:p>03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78.44" calcext:value-type="float">
            <text:p>478.44</text:p>
          </table:table-cell>
          <table:table-cell office:value-type="float" office:value="606.78" calcext:value-type="float">
            <text:p>606.78</text:p>
          </table:table-cell>
        </table:table-row>
        <table:table-row table:style-name="ro1">
          <table:table-cell office:value-type="float" office:value="13551405" calcext:value-type="float">
            <text:p>13551405</text:p>
          </table:table-cell>
          <table:table-cell table:formula="of:=[.A849]/1000/(60*60*24)" office:value-type="time" office:time-value="PT03H45M51.405S" calcext:value-type="time">
            <text:p>03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78.99" calcext:value-type="float">
            <text:p>478.99</text:p>
          </table:table-cell>
          <table:table-cell office:value-type="float" office:value="607.45" calcext:value-type="float">
            <text:p>607.45</text:p>
          </table:table-cell>
        </table:table-row>
        <table:table-row table:style-name="ro1">
          <table:table-cell office:value-type="float" office:value="13567405" calcext:value-type="float">
            <text:p>13567405</text:p>
          </table:table-cell>
          <table:table-cell table:formula="of:=[.A850]/1000/(60*60*24)" office:value-type="time" office:time-value="PT03H46M07.405S" calcext:value-type="time">
            <text:p>03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79.54" calcext:value-type="float">
            <text:p>479.54</text:p>
          </table:table-cell>
          <table:table-cell office:value-type="float" office:value="608.12" calcext:value-type="float">
            <text:p>608.12</text:p>
          </table:table-cell>
        </table:table-row>
        <table:table-row table:style-name="ro1">
          <table:table-cell office:value-type="float" office:value="13583405" calcext:value-type="float">
            <text:p>13583405</text:p>
          </table:table-cell>
          <table:table-cell table:formula="of:=[.A851]/1000/(60*60*24)" office:value-type="time" office:time-value="PT03H46M23.405S" calcext:value-type="time">
            <text:p>03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80.09" calcext:value-type="float">
            <text:p>480.09</text:p>
          </table:table-cell>
          <table:table-cell office:value-type="float" office:value="608.8" calcext:value-type="float">
            <text:p>608.8</text:p>
          </table:table-cell>
        </table:table-row>
        <table:table-row table:style-name="ro1">
          <table:table-cell office:value-type="float" office:value="13599405" calcext:value-type="float">
            <text:p>13599405</text:p>
          </table:table-cell>
          <table:table-cell table:formula="of:=[.A852]/1000/(60*60*24)" office:value-type="time" office:time-value="PT03H46M39.405S" calcext:value-type="time">
            <text:p>03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80.64" calcext:value-type="float">
            <text:p>480.64</text:p>
          </table:table-cell>
          <table:table-cell office:value-type="float" office:value="609.47" calcext:value-type="float">
            <text:p>609.47</text:p>
          </table:table-cell>
        </table:table-row>
        <table:table-row table:style-name="ro1">
          <table:table-cell office:value-type="float" office:value="13615405" calcext:value-type="float">
            <text:p>13615405</text:p>
          </table:table-cell>
          <table:table-cell table:formula="of:=[.A853]/1000/(60*60*24)" office:value-type="time" office:time-value="PT03H46M55.405S" calcext:value-type="time">
            <text:p>03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81.19" calcext:value-type="float">
            <text:p>481.19</text:p>
          </table:table-cell>
          <table:table-cell office:value-type="float" office:value="610.14" calcext:value-type="float">
            <text:p>610.14</text:p>
          </table:table-cell>
        </table:table-row>
        <table:table-row table:style-name="ro1">
          <table:table-cell office:value-type="float" office:value="13631405" calcext:value-type="float">
            <text:p>13631405</text:p>
          </table:table-cell>
          <table:table-cell table:formula="of:=[.A854]/1000/(60*60*24)" office:value-type="time" office:time-value="PT03H47M11.405S" calcext:value-type="time">
            <text:p>03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81.74" calcext:value-type="float">
            <text:p>481.74</text:p>
          </table:table-cell>
          <table:table-cell office:value-type="float" office:value="610.82" calcext:value-type="float">
            <text:p>610.82</text:p>
          </table:table-cell>
        </table:table-row>
        <table:table-row table:style-name="ro1">
          <table:table-cell office:value-type="float" office:value="13647405" calcext:value-type="float">
            <text:p>13647405</text:p>
          </table:table-cell>
          <table:table-cell table:formula="of:=[.A855]/1000/(60*60*24)" office:value-type="time" office:time-value="PT03H47M27.405S" calcext:value-type="time">
            <text:p>03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82.28" calcext:value-type="float">
            <text:p>482.28</text:p>
          </table:table-cell>
          <table:table-cell office:value-type="float" office:value="611.49" calcext:value-type="float">
            <text:p>611.49</text:p>
          </table:table-cell>
        </table:table-row>
        <table:table-row table:style-name="ro1">
          <table:table-cell office:value-type="float" office:value="13663405" calcext:value-type="float">
            <text:p>13663405</text:p>
          </table:table-cell>
          <table:table-cell table:formula="of:=[.A856]/1000/(60*60*24)" office:value-type="time" office:time-value="PT03H47M43.405S" calcext:value-type="time">
            <text:p>03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82.83" calcext:value-type="float">
            <text:p>482.83</text:p>
          </table:table-cell>
          <table:table-cell office:value-type="float" office:value="612.16" calcext:value-type="float">
            <text:p>612.16</text:p>
          </table:table-cell>
        </table:table-row>
        <table:table-row table:style-name="ro1">
          <table:table-cell office:value-type="float" office:value="13679405" calcext:value-type="float">
            <text:p>13679405</text:p>
          </table:table-cell>
          <table:table-cell table:formula="of:=[.A857]/1000/(60*60*24)" office:value-type="time" office:time-value="PT03H47M59.405S" calcext:value-type="time">
            <text:p>03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83.38" calcext:value-type="float">
            <text:p>483.38</text:p>
          </table:table-cell>
          <table:table-cell office:value-type="float" office:value="612.84" calcext:value-type="float">
            <text:p>612.84</text:p>
          </table:table-cell>
        </table:table-row>
        <table:table-row table:style-name="ro1">
          <table:table-cell office:value-type="float" office:value="13695405" calcext:value-type="float">
            <text:p>13695405</text:p>
          </table:table-cell>
          <table:table-cell table:formula="of:=[.A858]/1000/(60*60*24)" office:value-type="time" office:time-value="PT03H48M15.405S" calcext:value-type="time">
            <text:p>03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83.93" calcext:value-type="float">
            <text:p>483.93</text:p>
          </table:table-cell>
          <table:table-cell office:value-type="float" office:value="613.51" calcext:value-type="float">
            <text:p>613.51</text:p>
          </table:table-cell>
        </table:table-row>
        <table:table-row table:style-name="ro1">
          <table:table-cell office:value-type="float" office:value="13711405" calcext:value-type="float">
            <text:p>13711405</text:p>
          </table:table-cell>
          <table:table-cell table:formula="of:=[.A859]/1000/(60*60*24)" office:value-type="time" office:time-value="PT03H48M31.405S" calcext:value-type="time">
            <text:p>03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84.48" calcext:value-type="float">
            <text:p>484.48</text:p>
          </table:table-cell>
          <table:table-cell office:value-type="float" office:value="614.18" calcext:value-type="float">
            <text:p>614.18</text:p>
          </table:table-cell>
        </table:table-row>
        <table:table-row table:style-name="ro1">
          <table:table-cell office:value-type="float" office:value="13727405" calcext:value-type="float">
            <text:p>13727405</text:p>
          </table:table-cell>
          <table:table-cell table:formula="of:=[.A860]/1000/(60*60*24)" office:value-type="time" office:time-value="PT03H48M47.405S" calcext:value-type="time">
            <text:p>03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85.02" calcext:value-type="float">
            <text:p>485.02</text:p>
          </table:table-cell>
          <table:table-cell office:value-type="float" office:value="614.86" calcext:value-type="float">
            <text:p>614.86</text:p>
          </table:table-cell>
        </table:table-row>
        <table:table-row table:style-name="ro1">
          <table:table-cell office:value-type="float" office:value="13743405" calcext:value-type="float">
            <text:p>13743405</text:p>
          </table:table-cell>
          <table:table-cell table:formula="of:=[.A861]/1000/(60*60*24)" office:value-type="time" office:time-value="PT03H49M03.405S" calcext:value-type="time">
            <text:p>03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85.57" calcext:value-type="float">
            <text:p>485.57</text:p>
          </table:table-cell>
          <table:table-cell office:value-type="float" office:value="615.53" calcext:value-type="float">
            <text:p>615.53</text:p>
          </table:table-cell>
        </table:table-row>
        <table:table-row table:style-name="ro1">
          <table:table-cell office:value-type="float" office:value="13759405" calcext:value-type="float">
            <text:p>13759405</text:p>
          </table:table-cell>
          <table:table-cell table:formula="of:=[.A862]/1000/(60*60*24)" office:value-type="time" office:time-value="PT03H49M19.405S" calcext:value-type="time">
            <text:p>03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86.12" calcext:value-type="float">
            <text:p>486.12</text:p>
          </table:table-cell>
          <table:table-cell office:value-type="float" office:value="616.2" calcext:value-type="float">
            <text:p>616.2</text:p>
          </table:table-cell>
        </table:table-row>
        <table:table-row table:style-name="ro1">
          <table:table-cell office:value-type="float" office:value="13775405" calcext:value-type="float">
            <text:p>13775405</text:p>
          </table:table-cell>
          <table:table-cell table:formula="of:=[.A863]/1000/(60*60*24)" office:value-type="time" office:time-value="PT03H49M35.405S" calcext:value-type="time">
            <text:p>03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86.67" calcext:value-type="float">
            <text:p>486.67</text:p>
          </table:table-cell>
          <table:table-cell office:value-type="float" office:value="616.87" calcext:value-type="float">
            <text:p>616.87</text:p>
          </table:table-cell>
        </table:table-row>
        <table:table-row table:style-name="ro1">
          <table:table-cell office:value-type="float" office:value="13791405" calcext:value-type="float">
            <text:p>13791405</text:p>
          </table:table-cell>
          <table:table-cell table:formula="of:=[.A864]/1000/(60*60*24)" office:value-type="time" office:time-value="PT03H49M51.405S" calcext:value-type="time">
            <text:p>03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87.22" calcext:value-type="float">
            <text:p>487.22</text:p>
          </table:table-cell>
          <table:table-cell office:value-type="float" office:value="617.55" calcext:value-type="float">
            <text:p>617.55</text:p>
          </table:table-cell>
        </table:table-row>
        <table:table-row table:style-name="ro1">
          <table:table-cell office:value-type="float" office:value="13807405" calcext:value-type="float">
            <text:p>13807405</text:p>
          </table:table-cell>
          <table:table-cell table:formula="of:=[.A865]/1000/(60*60*24)" office:value-type="time" office:time-value="PT03H50M07.405S" calcext:value-type="time">
            <text:p>03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87.76" calcext:value-type="float">
            <text:p>487.76</text:p>
          </table:table-cell>
          <table:table-cell office:value-type="float" office:value="618.22" calcext:value-type="float">
            <text:p>618.22</text:p>
          </table:table-cell>
        </table:table-row>
        <table:table-row table:style-name="ro1">
          <table:table-cell office:value-type="float" office:value="13823405" calcext:value-type="float">
            <text:p>13823405</text:p>
          </table:table-cell>
          <table:table-cell table:formula="of:=[.A866]/1000/(60*60*24)" office:value-type="time" office:time-value="PT03H50M23.405S" calcext:value-type="time">
            <text:p>03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88.31" calcext:value-type="float">
            <text:p>488.31</text:p>
          </table:table-cell>
          <table:table-cell office:value-type="float" office:value="618.89" calcext:value-type="float">
            <text:p>618.89</text:p>
          </table:table-cell>
        </table:table-row>
        <table:table-row table:style-name="ro1">
          <table:table-cell office:value-type="float" office:value="13839405" calcext:value-type="float">
            <text:p>13839405</text:p>
          </table:table-cell>
          <table:table-cell table:formula="of:=[.A867]/1000/(60*60*24)" office:value-type="time" office:time-value="PT03H50M39.405S" calcext:value-type="time">
            <text:p>03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88.86" calcext:value-type="float">
            <text:p>488.86</text:p>
          </table:table-cell>
          <table:table-cell office:value-type="float" office:value="619.56" calcext:value-type="float">
            <text:p>619.56</text:p>
          </table:table-cell>
        </table:table-row>
        <table:table-row table:style-name="ro1">
          <table:table-cell office:value-type="float" office:value="13855405" calcext:value-type="float">
            <text:p>13855405</text:p>
          </table:table-cell>
          <table:table-cell table:formula="of:=[.A868]/1000/(60*60*24)" office:value-type="time" office:time-value="PT03H50M55.405S" calcext:value-type="time">
            <text:p>03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89.41" calcext:value-type="float">
            <text:p>489.41</text:p>
          </table:table-cell>
          <table:table-cell office:value-type="float" office:value="620.23" calcext:value-type="float">
            <text:p>620.23</text:p>
          </table:table-cell>
        </table:table-row>
        <table:table-row table:style-name="ro1">
          <table:table-cell office:value-type="float" office:value="13871405" calcext:value-type="float">
            <text:p>13871405</text:p>
          </table:table-cell>
          <table:table-cell table:formula="of:=[.A869]/1000/(60*60*24)" office:value-type="time" office:time-value="PT03H51M11.405S" calcext:value-type="time">
            <text:p>03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89.95" calcext:value-type="float">
            <text:p>489.95</text:p>
          </table:table-cell>
          <table:table-cell office:value-type="float" office:value="620.9" calcext:value-type="float">
            <text:p>620.9</text:p>
          </table:table-cell>
        </table:table-row>
        <table:table-row table:style-name="ro1">
          <table:table-cell office:value-type="float" office:value="13887405" calcext:value-type="float">
            <text:p>13887405</text:p>
          </table:table-cell>
          <table:table-cell table:formula="of:=[.A870]/1000/(60*60*24)" office:value-type="time" office:time-value="PT03H51M27.405S" calcext:value-type="time">
            <text:p>03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90.5" calcext:value-type="float">
            <text:p>490.5</text:p>
          </table:table-cell>
          <table:table-cell office:value-type="float" office:value="621.57" calcext:value-type="float">
            <text:p>621.57</text:p>
          </table:table-cell>
        </table:table-row>
        <table:table-row table:style-name="ro1">
          <table:table-cell office:value-type="float" office:value="13903404" calcext:value-type="float">
            <text:p>13903404</text:p>
          </table:table-cell>
          <table:table-cell table:formula="of:=[.A871]/1000/(60*60*24)" office:value-type="time" office:time-value="PT03H51M43.404S" calcext:value-type="time">
            <text:p>03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91.05" calcext:value-type="float">
            <text:p>491.05</text:p>
          </table:table-cell>
          <table:table-cell office:value-type="float" office:value="622.24" calcext:value-type="float">
            <text:p>622.24</text:p>
          </table:table-cell>
        </table:table-row>
        <table:table-row table:style-name="ro1">
          <table:table-cell office:value-type="float" office:value="13919405" calcext:value-type="float">
            <text:p>13919405</text:p>
          </table:table-cell>
          <table:table-cell table:formula="of:=[.A872]/1000/(60*60*24)" office:value-type="time" office:time-value="PT03H51M59.405S" calcext:value-type="time">
            <text:p>03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91.6" calcext:value-type="float">
            <text:p>491.6</text:p>
          </table:table-cell>
          <table:table-cell office:value-type="float" office:value="622.91" calcext:value-type="float">
            <text:p>622.91</text:p>
          </table:table-cell>
        </table:table-row>
        <table:table-row table:style-name="ro1">
          <table:table-cell office:value-type="float" office:value="13935405" calcext:value-type="float">
            <text:p>13935405</text:p>
          </table:table-cell>
          <table:table-cell table:formula="of:=[.A873]/1000/(60*60*24)" office:value-type="time" office:time-value="PT03H52M15.405S" calcext:value-type="time">
            <text:p>03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492.14" calcext:value-type="float">
            <text:p>492.14</text:p>
          </table:table-cell>
          <table:table-cell office:value-type="float" office:value="623.58" calcext:value-type="float">
            <text:p>623.58</text:p>
          </table:table-cell>
        </table:table-row>
        <table:table-row table:style-name="ro1">
          <table:table-cell office:value-type="float" office:value="13951405" calcext:value-type="float">
            <text:p>13951405</text:p>
          </table:table-cell>
          <table:table-cell table:formula="of:=[.A874]/1000/(60*60*24)" office:value-type="time" office:time-value="PT03H52M31.405S" calcext:value-type="time">
            <text:p>03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92.69" calcext:value-type="float">
            <text:p>492.69</text:p>
          </table:table-cell>
          <table:table-cell office:value-type="float" office:value="624.25" calcext:value-type="float">
            <text:p>624.25</text:p>
          </table:table-cell>
        </table:table-row>
        <table:table-row table:style-name="ro1">
          <table:table-cell office:value-type="float" office:value="13967405" calcext:value-type="float">
            <text:p>13967405</text:p>
          </table:table-cell>
          <table:table-cell table:formula="of:=[.A875]/1000/(60*60*24)" office:value-type="time" office:time-value="PT03H52M47.405S" calcext:value-type="time">
            <text:p>03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93.24" calcext:value-type="float">
            <text:p>493.24</text:p>
          </table:table-cell>
          <table:table-cell office:value-type="float" office:value="624.92" calcext:value-type="float">
            <text:p>624.92</text:p>
          </table:table-cell>
        </table:table-row>
        <table:table-row table:style-name="ro1">
          <table:table-cell office:value-type="float" office:value="13983405" calcext:value-type="float">
            <text:p>13983405</text:p>
          </table:table-cell>
          <table:table-cell table:formula="of:=[.A876]/1000/(60*60*24)" office:value-type="time" office:time-value="PT03H53M03.405S" calcext:value-type="time">
            <text:p>03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93.78" calcext:value-type="float">
            <text:p>493.78</text:p>
          </table:table-cell>
          <table:table-cell office:value-type="float" office:value="625.59" calcext:value-type="float">
            <text:p>625.59</text:p>
          </table:table-cell>
        </table:table-row>
        <table:table-row table:style-name="ro1">
          <table:table-cell office:value-type="float" office:value="13999405" calcext:value-type="float">
            <text:p>13999405</text:p>
          </table:table-cell>
          <table:table-cell table:formula="of:=[.A877]/1000/(60*60*24)" office:value-type="time" office:time-value="PT03H53M19.405S" calcext:value-type="time">
            <text:p>03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94.33" calcext:value-type="float">
            <text:p>494.33</text:p>
          </table:table-cell>
          <table:table-cell office:value-type="float" office:value="626.26" calcext:value-type="float">
            <text:p>626.26</text:p>
          </table:table-cell>
        </table:table-row>
        <table:table-row table:style-name="ro1">
          <table:table-cell office:value-type="float" office:value="14015405" calcext:value-type="float">
            <text:p>14015405</text:p>
          </table:table-cell>
          <table:table-cell table:formula="of:=[.A878]/1000/(60*60*24)" office:value-type="time" office:time-value="PT03H53M35.405S" calcext:value-type="time">
            <text:p>03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94.88" calcext:value-type="float">
            <text:p>494.88</text:p>
          </table:table-cell>
          <table:table-cell office:value-type="float" office:value="626.93" calcext:value-type="float">
            <text:p>626.93</text:p>
          </table:table-cell>
        </table:table-row>
        <table:table-row table:style-name="ro1">
          <table:table-cell office:value-type="float" office:value="14031405" calcext:value-type="float">
            <text:p>14031405</text:p>
          </table:table-cell>
          <table:table-cell table:formula="of:=[.A879]/1000/(60*60*24)" office:value-type="time" office:time-value="PT03H53M51.405S" calcext:value-type="time">
            <text:p>03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95.42" calcext:value-type="float">
            <text:p>495.42</text:p>
          </table:table-cell>
          <table:table-cell office:value-type="float" office:value="627.6" calcext:value-type="float">
            <text:p>627.6</text:p>
          </table:table-cell>
        </table:table-row>
        <table:table-row table:style-name="ro1">
          <table:table-cell office:value-type="float" office:value="14047405" calcext:value-type="float">
            <text:p>14047405</text:p>
          </table:table-cell>
          <table:table-cell table:formula="of:=[.A880]/1000/(60*60*24)" office:value-type="time" office:time-value="PT03H54M07.405S" calcext:value-type="time">
            <text:p>03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95.97" calcext:value-type="float">
            <text:p>495.97</text:p>
          </table:table-cell>
          <table:table-cell office:value-type="float" office:value="628.27" calcext:value-type="float">
            <text:p>628.27</text:p>
          </table:table-cell>
        </table:table-row>
        <table:table-row table:style-name="ro1">
          <table:table-cell office:value-type="float" office:value="14063405" calcext:value-type="float">
            <text:p>14063405</text:p>
          </table:table-cell>
          <table:table-cell table:formula="of:=[.A881]/1000/(60*60*24)" office:value-type="time" office:time-value="PT03H54M23.405S" calcext:value-type="time">
            <text:p>03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96.52" calcext:value-type="float">
            <text:p>496.52</text:p>
          </table:table-cell>
          <table:table-cell office:value-type="float" office:value="628.94" calcext:value-type="float">
            <text:p>628.94</text:p>
          </table:table-cell>
        </table:table-row>
        <table:table-row table:style-name="ro1">
          <table:table-cell office:value-type="float" office:value="14079405" calcext:value-type="float">
            <text:p>14079405</text:p>
          </table:table-cell>
          <table:table-cell table:formula="of:=[.A882]/1000/(60*60*24)" office:value-type="time" office:time-value="PT03H54M39.405S" calcext:value-type="time">
            <text:p>03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97.06" calcext:value-type="float">
            <text:p>497.06</text:p>
          </table:table-cell>
          <table:table-cell office:value-type="float" office:value="629.61" calcext:value-type="float">
            <text:p>629.61</text:p>
          </table:table-cell>
        </table:table-row>
        <table:table-row table:style-name="ro1">
          <table:table-cell office:value-type="float" office:value="14095405" calcext:value-type="float">
            <text:p>14095405</text:p>
          </table:table-cell>
          <table:table-cell table:formula="of:=[.A883]/1000/(60*60*24)" office:value-type="time" office:time-value="PT03H54M55.405S" calcext:value-type="time">
            <text:p>03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97.61" calcext:value-type="float">
            <text:p>497.61</text:p>
          </table:table-cell>
          <table:table-cell office:value-type="float" office:value="630.28" calcext:value-type="float">
            <text:p>630.28</text:p>
          </table:table-cell>
        </table:table-row>
        <table:table-row table:style-name="ro1">
          <table:table-cell office:value-type="float" office:value="14111405" calcext:value-type="float">
            <text:p>14111405</text:p>
          </table:table-cell>
          <table:table-cell table:formula="of:=[.A884]/1000/(60*60*24)" office:value-type="time" office:time-value="PT03H55M11.405S" calcext:value-type="time">
            <text:p>03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98.16" calcext:value-type="float">
            <text:p>498.16</text:p>
          </table:table-cell>
          <table:table-cell office:value-type="float" office:value="630.95" calcext:value-type="float">
            <text:p>630.95</text:p>
          </table:table-cell>
        </table:table-row>
        <table:table-row table:style-name="ro1">
          <table:table-cell office:value-type="float" office:value="14127405" calcext:value-type="float">
            <text:p>14127405</text:p>
          </table:table-cell>
          <table:table-cell table:formula="of:=[.A885]/1000/(60*60*24)" office:value-type="time" office:time-value="PT03H55M27.405S" calcext:value-type="time">
            <text:p>03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98.71" calcext:value-type="float">
            <text:p>498.71</text:p>
          </table:table-cell>
          <table:table-cell office:value-type="float" office:value="631.62" calcext:value-type="float">
            <text:p>631.62</text:p>
          </table:table-cell>
        </table:table-row>
        <table:table-row table:style-name="ro1">
          <table:table-cell office:value-type="float" office:value="14143405" calcext:value-type="float">
            <text:p>14143405</text:p>
          </table:table-cell>
          <table:table-cell table:formula="of:=[.A886]/1000/(60*60*24)" office:value-type="time" office:time-value="PT03H55M43.405S" calcext:value-type="time">
            <text:p>03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99.25" calcext:value-type="float">
            <text:p>499.25</text:p>
          </table:table-cell>
          <table:table-cell office:value-type="float" office:value="632.29" calcext:value-type="float">
            <text:p>632.29</text:p>
          </table:table-cell>
        </table:table-row>
        <table:table-row table:style-name="ro1">
          <table:table-cell office:value-type="float" office:value="14159405" calcext:value-type="float">
            <text:p>14159405</text:p>
          </table:table-cell>
          <table:table-cell table:formula="of:=[.A887]/1000/(60*60*24)" office:value-type="time" office:time-value="PT03H55M59.405S" calcext:value-type="time">
            <text:p>03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99.8" calcext:value-type="float">
            <text:p>499.8</text:p>
          </table:table-cell>
          <table:table-cell office:value-type="float" office:value="632.95" calcext:value-type="float">
            <text:p>632.95</text:p>
          </table:table-cell>
        </table:table-row>
        <table:table-row table:style-name="ro1">
          <table:table-cell office:value-type="float" office:value="14175405" calcext:value-type="float">
            <text:p>14175405</text:p>
          </table:table-cell>
          <table:table-cell table:formula="of:=[.A888]/1000/(60*60*24)" office:value-type="time" office:time-value="PT03H56M15.405S" calcext:value-type="time">
            <text:p>03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500.35" calcext:value-type="float">
            <text:p>500.35</text:p>
          </table:table-cell>
          <table:table-cell office:value-type="float" office:value="633.62" calcext:value-type="float">
            <text:p>633.62</text:p>
          </table:table-cell>
        </table:table-row>
        <table:table-row table:style-name="ro1">
          <table:table-cell office:value-type="float" office:value="14191405" calcext:value-type="float">
            <text:p>14191405</text:p>
          </table:table-cell>
          <table:table-cell table:formula="of:=[.A889]/1000/(60*60*24)" office:value-type="time" office:time-value="PT03H56M31.405S" calcext:value-type="time">
            <text:p>03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500.89" calcext:value-type="float">
            <text:p>500.89</text:p>
          </table:table-cell>
          <table:table-cell office:value-type="float" office:value="634.29" calcext:value-type="float">
            <text:p>634.29</text:p>
          </table:table-cell>
        </table:table-row>
        <table:table-row table:style-name="ro1">
          <table:table-cell office:value-type="float" office:value="14207405" calcext:value-type="float">
            <text:p>14207405</text:p>
          </table:table-cell>
          <table:table-cell table:formula="of:=[.A890]/1000/(60*60*24)" office:value-type="time" office:time-value="PT03H56M47.405S" calcext:value-type="time">
            <text:p>03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501.44" calcext:value-type="float">
            <text:p>501.44</text:p>
          </table:table-cell>
          <table:table-cell office:value-type="float" office:value="634.96" calcext:value-type="float">
            <text:p>634.96</text:p>
          </table:table-cell>
        </table:table-row>
        <table:table-row table:style-name="ro1">
          <table:table-cell office:value-type="float" office:value="14223405" calcext:value-type="float">
            <text:p>14223405</text:p>
          </table:table-cell>
          <table:table-cell table:formula="of:=[.A891]/1000/(60*60*24)" office:value-type="time" office:time-value="PT03H57M03.405S" calcext:value-type="time">
            <text:p>03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501.98" calcext:value-type="float">
            <text:p>501.98</text:p>
          </table:table-cell>
          <table:table-cell office:value-type="float" office:value="635.63" calcext:value-type="float">
            <text:p>635.63</text:p>
          </table:table-cell>
        </table:table-row>
        <table:table-row table:style-name="ro1">
          <table:table-cell office:value-type="float" office:value="14239405" calcext:value-type="float">
            <text:p>14239405</text:p>
          </table:table-cell>
          <table:table-cell table:formula="of:=[.A892]/1000/(60*60*24)" office:value-type="time" office:time-value="PT03H57M19.405S" calcext:value-type="time">
            <text:p>03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502.53" calcext:value-type="float">
            <text:p>502.53</text:p>
          </table:table-cell>
          <table:table-cell office:value-type="float" office:value="636.29" calcext:value-type="float">
            <text:p>636.29</text:p>
          </table:table-cell>
        </table:table-row>
        <table:table-row table:style-name="ro1">
          <table:table-cell office:value-type="float" office:value="14255405" calcext:value-type="float">
            <text:p>14255405</text:p>
          </table:table-cell>
          <table:table-cell table:formula="of:=[.A893]/1000/(60*60*24)" office:value-type="time" office:time-value="PT03H57M35.405S" calcext:value-type="time">
            <text:p>03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503.08" calcext:value-type="float">
            <text:p>503.08</text:p>
          </table:table-cell>
          <table:table-cell office:value-type="float" office:value="636.96" calcext:value-type="float">
            <text:p>636.96</text:p>
          </table:table-cell>
        </table:table-row>
        <table:table-row table:style-name="ro1">
          <table:table-cell office:value-type="float" office:value="14271405" calcext:value-type="float">
            <text:p>14271405</text:p>
          </table:table-cell>
          <table:table-cell table:formula="of:=[.A894]/1000/(60*60*24)" office:value-type="time" office:time-value="PT03H57M51.405S" calcext:value-type="time">
            <text:p>03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503.62" calcext:value-type="float">
            <text:p>503.62</text:p>
          </table:table-cell>
          <table:table-cell office:value-type="float" office:value="637.63" calcext:value-type="float">
            <text:p>637.63</text:p>
          </table:table-cell>
        </table:table-row>
        <table:table-row table:style-name="ro1">
          <table:table-cell office:value-type="float" office:value="14287405" calcext:value-type="float">
            <text:p>14287405</text:p>
          </table:table-cell>
          <table:table-cell table:formula="of:=[.A895]/1000/(60*60*24)" office:value-type="time" office:time-value="PT03H58M07.405S" calcext:value-type="time">
            <text:p>03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504.17" calcext:value-type="float">
            <text:p>504.17</text:p>
          </table:table-cell>
          <table:table-cell office:value-type="float" office:value="638.3" calcext:value-type="float">
            <text:p>638.3</text:p>
          </table:table-cell>
        </table:table-row>
        <table:table-row table:style-name="ro1">
          <table:table-cell office:value-type="float" office:value="14303405" calcext:value-type="float">
            <text:p>14303405</text:p>
          </table:table-cell>
          <table:table-cell table:formula="of:=[.A896]/1000/(60*60*24)" office:value-type="time" office:time-value="PT03H58M23.405S" calcext:value-type="time">
            <text:p>03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504.72" calcext:value-type="float">
            <text:p>504.72</text:p>
          </table:table-cell>
          <table:table-cell office:value-type="float" office:value="638.96" calcext:value-type="float">
            <text:p>638.96</text:p>
          </table:table-cell>
        </table:table-row>
        <table:table-row table:style-name="ro1">
          <table:table-cell office:value-type="float" office:value="14319405" calcext:value-type="float">
            <text:p>14319405</text:p>
          </table:table-cell>
          <table:table-cell table:formula="of:=[.A897]/1000/(60*60*24)" office:value-type="time" office:time-value="PT03H58M39.405S" calcext:value-type="time">
            <text:p>03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505.26" calcext:value-type="float">
            <text:p>505.26</text:p>
          </table:table-cell>
          <table:table-cell office:value-type="float" office:value="639.63" calcext:value-type="float">
            <text:p>639.63</text:p>
          </table:table-cell>
        </table:table-row>
        <table:table-row table:style-name="ro1">
          <table:table-cell office:value-type="float" office:value="14335405" calcext:value-type="float">
            <text:p>14335405</text:p>
          </table:table-cell>
          <table:table-cell table:formula="of:=[.A898]/1000/(60*60*24)" office:value-type="time" office:time-value="PT03H58M55.405S" calcext:value-type="time">
            <text:p>03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505.81" calcext:value-type="float">
            <text:p>505.81</text:p>
          </table:table-cell>
          <table:table-cell office:value-type="float" office:value="640.3" calcext:value-type="float">
            <text:p>640.3</text:p>
          </table:table-cell>
        </table:table-row>
        <table:table-row table:style-name="ro1">
          <table:table-cell office:value-type="float" office:value="14351405" calcext:value-type="float">
            <text:p>14351405</text:p>
          </table:table-cell>
          <table:table-cell table:formula="of:=[.A899]/1000/(60*60*24)" office:value-type="time" office:time-value="PT03H59M11.405S" calcext:value-type="time">
            <text:p>03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506.35" calcext:value-type="float">
            <text:p>506.35</text:p>
          </table:table-cell>
          <table:table-cell office:value-type="float" office:value="640.96" calcext:value-type="float">
            <text:p>640.96</text:p>
          </table:table-cell>
        </table:table-row>
        <table:table-row table:style-name="ro1">
          <table:table-cell office:value-type="float" office:value="14367405" calcext:value-type="float">
            <text:p>14367405</text:p>
          </table:table-cell>
          <table:table-cell table:formula="of:=[.A900]/1000/(60*60*24)" office:value-type="time" office:time-value="PT03H59M27.405S" calcext:value-type="time">
            <text:p>03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506.9" calcext:value-type="float">
            <text:p>506.9</text:p>
          </table:table-cell>
          <table:table-cell office:value-type="float" office:value="641.63" calcext:value-type="float">
            <text:p>641.63</text:p>
          </table:table-cell>
        </table:table-row>
        <table:table-row table:style-name="ro1">
          <table:table-cell office:value-type="float" office:value="14383405" calcext:value-type="float">
            <text:p>14383405</text:p>
          </table:table-cell>
          <table:table-cell table:formula="of:=[.A901]/1000/(60*60*24)" office:value-type="time" office:time-value="PT03H59M43.405S" calcext:value-type="time">
            <text:p>03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07.44" calcext:value-type="float">
            <text:p>507.44</text:p>
          </table:table-cell>
          <table:table-cell office:value-type="float" office:value="642.29" calcext:value-type="float">
            <text:p>642.29</text:p>
          </table:table-cell>
        </table:table-row>
        <table:table-row table:style-name="ro1">
          <table:table-cell office:value-type="float" office:value="14399405" calcext:value-type="float">
            <text:p>14399405</text:p>
          </table:table-cell>
          <table:table-cell table:formula="of:=[.A902]/1000/(60*60*24)" office:value-type="time" office:time-value="PT03H59M59.405S" calcext:value-type="time">
            <text:p>03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07.99" calcext:value-type="float">
            <text:p>507.99</text:p>
          </table:table-cell>
          <table:table-cell office:value-type="float" office:value="642.96" calcext:value-type="float">
            <text:p>642.96</text:p>
          </table:table-cell>
        </table:table-row>
        <table:table-row table:style-name="ro1">
          <table:table-cell office:value-type="float" office:value="14415405" calcext:value-type="float">
            <text:p>14415405</text:p>
          </table:table-cell>
          <table:table-cell table:formula="of:=[.A903]/1000/(60*60*24)" office:value-type="time" office:time-value="PT04H00M15.405S" calcext:value-type="time">
            <text:p>04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08.54" calcext:value-type="float">
            <text:p>508.54</text:p>
          </table:table-cell>
          <table:table-cell office:value-type="float" office:value="643.62" calcext:value-type="float">
            <text:p>643.62</text:p>
          </table:table-cell>
        </table:table-row>
        <table:table-row table:style-name="ro1">
          <table:table-cell office:value-type="float" office:value="14431405" calcext:value-type="float">
            <text:p>14431405</text:p>
          </table:table-cell>
          <table:table-cell table:formula="of:=[.A904]/1000/(60*60*24)" office:value-type="time" office:time-value="PT04H00M31.405S" calcext:value-type="time">
            <text:p>04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09.08" calcext:value-type="float">
            <text:p>509.08</text:p>
          </table:table-cell>
          <table:table-cell office:value-type="float" office:value="644.29" calcext:value-type="float">
            <text:p>644.29</text:p>
          </table:table-cell>
        </table:table-row>
        <table:table-row table:style-name="ro1">
          <table:table-cell office:value-type="float" office:value="14447405" calcext:value-type="float">
            <text:p>14447405</text:p>
          </table:table-cell>
          <table:table-cell table:formula="of:=[.A905]/1000/(60*60*24)" office:value-type="time" office:time-value="PT04H00M47.405S" calcext:value-type="time">
            <text:p>04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09.63" calcext:value-type="float">
            <text:p>509.63</text:p>
          </table:table-cell>
          <table:table-cell office:value-type="float" office:value="644.95" calcext:value-type="float">
            <text:p>644.95</text:p>
          </table:table-cell>
        </table:table-row>
        <table:table-row table:style-name="ro1">
          <table:table-cell office:value-type="float" office:value="14463405" calcext:value-type="float">
            <text:p>14463405</text:p>
          </table:table-cell>
          <table:table-cell table:formula="of:=[.A906]/1000/(60*60*24)" office:value-type="time" office:time-value="PT04H01M03.405S" calcext:value-type="time">
            <text:p>04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10.17" calcext:value-type="float">
            <text:p>510.17</text:p>
          </table:table-cell>
          <table:table-cell office:value-type="float" office:value="645.62" calcext:value-type="float">
            <text:p>645.62</text:p>
          </table:table-cell>
        </table:table-row>
        <table:table-row table:style-name="ro1">
          <table:table-cell office:value-type="float" office:value="14479405" calcext:value-type="float">
            <text:p>14479405</text:p>
          </table:table-cell>
          <table:table-cell table:formula="of:=[.A907]/1000/(60*60*24)" office:value-type="time" office:time-value="PT04H01M19.405S" calcext:value-type="time">
            <text:p>04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10.72" calcext:value-type="float">
            <text:p>510.72</text:p>
          </table:table-cell>
          <table:table-cell office:value-type="float" office:value="646.28" calcext:value-type="float">
            <text:p>646.28</text:p>
          </table:table-cell>
        </table:table-row>
        <table:table-row table:style-name="ro1">
          <table:table-cell office:value-type="float" office:value="14495405" calcext:value-type="float">
            <text:p>14495405</text:p>
          </table:table-cell>
          <table:table-cell table:formula="of:=[.A908]/1000/(60*60*24)" office:value-type="time" office:time-value="PT04H01M35.405S" calcext:value-type="time">
            <text:p>04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511.26" calcext:value-type="float">
            <text:p>511.26</text:p>
          </table:table-cell>
          <table:table-cell office:value-type="float" office:value="646.95" calcext:value-type="float">
            <text:p>646.95</text:p>
          </table:table-cell>
        </table:table-row>
        <table:table-row table:style-name="ro1">
          <table:table-cell office:value-type="float" office:value="14511405" calcext:value-type="float">
            <text:p>14511405</text:p>
          </table:table-cell>
          <table:table-cell table:formula="of:=[.A909]/1000/(60*60*24)" office:value-type="time" office:time-value="PT04H01M51.405S" calcext:value-type="time">
            <text:p>04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11.81" calcext:value-type="float">
            <text:p>511.81</text:p>
          </table:table-cell>
          <table:table-cell office:value-type="float" office:value="647.61" calcext:value-type="float">
            <text:p>647.61</text:p>
          </table:table-cell>
        </table:table-row>
        <table:table-row table:style-name="ro1">
          <table:table-cell office:value-type="float" office:value="14527405" calcext:value-type="float">
            <text:p>14527405</text:p>
          </table:table-cell>
          <table:table-cell table:formula="of:=[.A910]/1000/(60*60*24)" office:value-type="time" office:time-value="PT04H02M07.405S" calcext:value-type="time">
            <text:p>04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12.35" calcext:value-type="float">
            <text:p>512.35</text:p>
          </table:table-cell>
          <table:table-cell office:value-type="float" office:value="648.28" calcext:value-type="float">
            <text:p>648.28</text:p>
          </table:table-cell>
        </table:table-row>
        <table:table-row table:style-name="ro1">
          <table:table-cell office:value-type="float" office:value="14543405" calcext:value-type="float">
            <text:p>14543405</text:p>
          </table:table-cell>
          <table:table-cell table:formula="of:=[.A911]/1000/(60*60*24)" office:value-type="time" office:time-value="PT04H02M23.405S" calcext:value-type="time">
            <text:p>04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12.9" calcext:value-type="float">
            <text:p>512.9</text:p>
          </table:table-cell>
          <table:table-cell office:value-type="float" office:value="648.94" calcext:value-type="float">
            <text:p>648.94</text:p>
          </table:table-cell>
        </table:table-row>
        <table:table-row table:style-name="ro1">
          <table:table-cell office:value-type="float" office:value="14559405" calcext:value-type="float">
            <text:p>14559405</text:p>
          </table:table-cell>
          <table:table-cell table:formula="of:=[.A912]/1000/(60*60*24)" office:value-type="time" office:time-value="PT04H02M39.405S" calcext:value-type="time">
            <text:p>04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13.44" calcext:value-type="float">
            <text:p>513.44</text:p>
          </table:table-cell>
          <table:table-cell office:value-type="float" office:value="649.61" calcext:value-type="float">
            <text:p>649.61</text:p>
          </table:table-cell>
        </table:table-row>
        <table:table-row table:style-name="ro1">
          <table:table-cell office:value-type="float" office:value="14575405" calcext:value-type="float">
            <text:p>14575405</text:p>
          </table:table-cell>
          <table:table-cell table:formula="of:=[.A913]/1000/(60*60*24)" office:value-type="time" office:time-value="PT04H02M55.405S" calcext:value-type="time">
            <text:p>04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13.99" calcext:value-type="float">
            <text:p>513.99</text:p>
          </table:table-cell>
          <table:table-cell office:value-type="float" office:value="650.27" calcext:value-type="float">
            <text:p>650.27</text:p>
          </table:table-cell>
        </table:table-row>
        <table:table-row table:style-name="ro1">
          <table:table-cell office:value-type="float" office:value="14591405" calcext:value-type="float">
            <text:p>14591405</text:p>
          </table:table-cell>
          <table:table-cell table:formula="of:=[.A914]/1000/(60*60*24)" office:value-type="time" office:time-value="PT04H03M11.405S" calcext:value-type="time">
            <text:p>04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514.53" calcext:value-type="float">
            <text:p>514.53</text:p>
          </table:table-cell>
          <table:table-cell office:value-type="float" office:value="650.94" calcext:value-type="float">
            <text:p>650.94</text:p>
          </table:table-cell>
        </table:table-row>
        <table:table-row table:style-name="ro1">
          <table:table-cell office:value-type="float" office:value="14607405" calcext:value-type="float">
            <text:p>14607405</text:p>
          </table:table-cell>
          <table:table-cell table:formula="of:=[.A915]/1000/(60*60*24)" office:value-type="time" office:time-value="PT04H03M27.405S" calcext:value-type="time">
            <text:p>04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515.08" calcext:value-type="float">
            <text:p>515.08</text:p>
          </table:table-cell>
          <table:table-cell office:value-type="float" office:value="651.6" calcext:value-type="float">
            <text:p>651.6</text:p>
          </table:table-cell>
        </table:table-row>
        <table:table-row table:style-name="ro1">
          <table:table-cell office:value-type="float" office:value="14623405" calcext:value-type="float">
            <text:p>14623405</text:p>
          </table:table-cell>
          <table:table-cell table:formula="of:=[.A916]/1000/(60*60*24)" office:value-type="time" office:time-value="PT04H03M43.405S" calcext:value-type="time">
            <text:p>04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515.62" calcext:value-type="float">
            <text:p>515.62</text:p>
          </table:table-cell>
          <table:table-cell office:value-type="float" office:value="652.26" calcext:value-type="float">
            <text:p>652.26</text:p>
          </table:table-cell>
        </table:table-row>
        <table:table-row table:style-name="ro1">
          <table:table-cell office:value-type="float" office:value="14639405" calcext:value-type="float">
            <text:p>14639405</text:p>
          </table:table-cell>
          <table:table-cell table:formula="of:=[.A917]/1000/(60*60*24)" office:value-type="time" office:time-value="PT04H03M59.405S" calcext:value-type="time">
            <text:p>04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516.17" calcext:value-type="float">
            <text:p>516.17</text:p>
          </table:table-cell>
          <table:table-cell office:value-type="float" office:value="652.93" calcext:value-type="float">
            <text:p>652.93</text:p>
          </table:table-cell>
        </table:table-row>
        <table:table-row table:style-name="ro1">
          <table:table-cell office:value-type="float" office:value="14655405" calcext:value-type="float">
            <text:p>14655405</text:p>
          </table:table-cell>
          <table:table-cell table:formula="of:=[.A918]/1000/(60*60*24)" office:value-type="time" office:time-value="PT04H04M15.405S" calcext:value-type="time">
            <text:p>04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516.71" calcext:value-type="float">
            <text:p>516.71</text:p>
          </table:table-cell>
          <table:table-cell office:value-type="float" office:value="653.59" calcext:value-type="float">
            <text:p>653.59</text:p>
          </table:table-cell>
        </table:table-row>
        <table:table-row table:style-name="ro1">
          <table:table-cell office:value-type="float" office:value="14671405" calcext:value-type="float">
            <text:p>14671405</text:p>
          </table:table-cell>
          <table:table-cell table:formula="of:=[.A919]/1000/(60*60*24)" office:value-type="time" office:time-value="PT04H04M31.405S" calcext:value-type="time">
            <text:p>04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17.26" calcext:value-type="float">
            <text:p>517.26</text:p>
          </table:table-cell>
          <table:table-cell office:value-type="float" office:value="654.25" calcext:value-type="float">
            <text:p>654.25</text:p>
          </table:table-cell>
        </table:table-row>
        <table:table-row table:style-name="ro1">
          <table:table-cell office:value-type="float" office:value="14687405" calcext:value-type="float">
            <text:p>14687405</text:p>
          </table:table-cell>
          <table:table-cell table:formula="of:=[.A920]/1000/(60*60*24)" office:value-type="time" office:time-value="PT04H04M47.405S" calcext:value-type="time">
            <text:p>04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517.8" calcext:value-type="float">
            <text:p>517.8</text:p>
          </table:table-cell>
          <table:table-cell office:value-type="float" office:value="654.92" calcext:value-type="float">
            <text:p>654.92</text:p>
          </table:table-cell>
        </table:table-row>
        <table:table-row table:style-name="ro1">
          <table:table-cell office:value-type="float" office:value="14703405" calcext:value-type="float">
            <text:p>14703405</text:p>
          </table:table-cell>
          <table:table-cell table:formula="of:=[.A921]/1000/(60*60*24)" office:value-type="time" office:time-value="PT04H05M03.405S" calcext:value-type="time">
            <text:p>04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18.34" calcext:value-type="float">
            <text:p>518.34</text:p>
          </table:table-cell>
          <table:table-cell office:value-type="float" office:value="655.58" calcext:value-type="float">
            <text:p>655.58</text:p>
          </table:table-cell>
        </table:table-row>
        <table:table-row table:style-name="ro1">
          <table:table-cell office:value-type="float" office:value="14719404" calcext:value-type="float">
            <text:p>14719404</text:p>
          </table:table-cell>
          <table:table-cell table:formula="of:=[.A922]/1000/(60*60*24)" office:value-type="time" office:time-value="PT04H05M19.404S" calcext:value-type="time">
            <text:p>04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518.89" calcext:value-type="float">
            <text:p>518.89</text:p>
          </table:table-cell>
          <table:table-cell office:value-type="float" office:value="656.24" calcext:value-type="float">
            <text:p>656.24</text:p>
          </table:table-cell>
        </table:table-row>
        <table:table-row table:style-name="ro1">
          <table:table-cell office:value-type="float" office:value="14735405" calcext:value-type="float">
            <text:p>14735405</text:p>
          </table:table-cell>
          <table:table-cell table:formula="of:=[.A923]/1000/(60*60*24)" office:value-type="time" office:time-value="PT04H05M35.405S" calcext:value-type="time">
            <text:p>04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19.43" calcext:value-type="float">
            <text:p>519.43</text:p>
          </table:table-cell>
          <table:table-cell office:value-type="float" office:value="656.9" calcext:value-type="float">
            <text:p>656.9</text:p>
          </table:table-cell>
        </table:table-row>
        <table:table-row table:style-name="ro1">
          <table:table-cell office:value-type="float" office:value="14751405" calcext:value-type="float">
            <text:p>14751405</text:p>
          </table:table-cell>
          <table:table-cell table:formula="of:=[.A924]/1000/(60*60*24)" office:value-type="time" office:time-value="PT04H05M51.405S" calcext:value-type="time">
            <text:p>04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19.98" calcext:value-type="float">
            <text:p>519.98</text:p>
          </table:table-cell>
          <table:table-cell office:value-type="float" office:value="657.57" calcext:value-type="float">
            <text:p>657.57</text:p>
          </table:table-cell>
        </table:table-row>
        <table:table-row table:style-name="ro1">
          <table:table-cell office:value-type="float" office:value="14767405" calcext:value-type="float">
            <text:p>14767405</text:p>
          </table:table-cell>
          <table:table-cell table:formula="of:=[.A925]/1000/(60*60*24)" office:value-type="time" office:time-value="PT04H06M07.405S" calcext:value-type="time">
            <text:p>04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520.52" calcext:value-type="float">
            <text:p>520.52</text:p>
          </table:table-cell>
          <table:table-cell office:value-type="float" office:value="658.23" calcext:value-type="float">
            <text:p>658.23</text:p>
          </table:table-cell>
        </table:table-row>
        <table:table-row table:style-name="ro1">
          <table:table-cell office:value-type="float" office:value="14783405" calcext:value-type="float">
            <text:p>14783405</text:p>
          </table:table-cell>
          <table:table-cell table:formula="of:=[.A926]/1000/(60*60*24)" office:value-type="time" office:time-value="PT04H06M23.405S" calcext:value-type="time">
            <text:p>04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521.06" calcext:value-type="float">
            <text:p>521.06</text:p>
          </table:table-cell>
          <table:table-cell office:value-type="float" office:value="658.89" calcext:value-type="float">
            <text:p>658.89</text:p>
          </table:table-cell>
        </table:table-row>
        <table:table-row table:style-name="ro1">
          <table:table-cell office:value-type="float" office:value="14799405" calcext:value-type="float">
            <text:p>14799405</text:p>
          </table:table-cell>
          <table:table-cell table:formula="of:=[.A927]/1000/(60*60*24)" office:value-type="time" office:time-value="PT04H06M39.405S" calcext:value-type="time">
            <text:p>04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521.61" calcext:value-type="float">
            <text:p>521.61</text:p>
          </table:table-cell>
          <table:table-cell office:value-type="float" office:value="659.55" calcext:value-type="float">
            <text:p>659.55</text:p>
          </table:table-cell>
        </table:table-row>
        <table:table-row table:style-name="ro1">
          <table:table-cell office:value-type="float" office:value="14815405" calcext:value-type="float">
            <text:p>14815405</text:p>
          </table:table-cell>
          <table:table-cell table:formula="of:=[.A928]/1000/(60*60*24)" office:value-type="time" office:time-value="PT04H06M55.405S" calcext:value-type="time">
            <text:p>04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522.15" calcext:value-type="float">
            <text:p>522.15</text:p>
          </table:table-cell>
          <table:table-cell office:value-type="float" office:value="660.21" calcext:value-type="float">
            <text:p>660.21</text:p>
          </table:table-cell>
        </table:table-row>
        <table:table-row table:style-name="ro1">
          <table:table-cell office:value-type="float" office:value="14831405" calcext:value-type="float">
            <text:p>14831405</text:p>
          </table:table-cell>
          <table:table-cell table:formula="of:=[.A929]/1000/(60*60*24)" office:value-type="time" office:time-value="PT04H07M11.405S" calcext:value-type="time">
            <text:p>04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522.7" calcext:value-type="float">
            <text:p>522.7</text:p>
          </table:table-cell>
          <table:table-cell office:value-type="float" office:value="660.87" calcext:value-type="float">
            <text:p>660.87</text:p>
          </table:table-cell>
        </table:table-row>
        <table:table-row table:style-name="ro1">
          <table:table-cell office:value-type="float" office:value="14847405" calcext:value-type="float">
            <text:p>14847405</text:p>
          </table:table-cell>
          <table:table-cell table:formula="of:=[.A930]/1000/(60*60*24)" office:value-type="time" office:time-value="PT04H07M27.405S" calcext:value-type="time">
            <text:p>04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523.24" calcext:value-type="float">
            <text:p>523.24</text:p>
          </table:table-cell>
          <table:table-cell office:value-type="float" office:value="661.54" calcext:value-type="float">
            <text:p>661.54</text:p>
          </table:table-cell>
        </table:table-row>
        <table:table-row table:style-name="ro1">
          <table:table-cell office:value-type="float" office:value="14863405" calcext:value-type="float">
            <text:p>14863405</text:p>
          </table:table-cell>
          <table:table-cell table:formula="of:=[.A931]/1000/(60*60*24)" office:value-type="time" office:time-value="PT04H07M43.405S" calcext:value-type="time">
            <text:p>04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523.78" calcext:value-type="float">
            <text:p>523.78</text:p>
          </table:table-cell>
          <table:table-cell office:value-type="float" office:value="662.2" calcext:value-type="float">
            <text:p>662.2</text:p>
          </table:table-cell>
        </table:table-row>
        <table:table-row table:style-name="ro1">
          <table:table-cell office:value-type="float" office:value="14879405" calcext:value-type="float">
            <text:p>14879405</text:p>
          </table:table-cell>
          <table:table-cell table:formula="of:=[.A932]/1000/(60*60*24)" office:value-type="time" office:time-value="PT04H07M59.405S" calcext:value-type="time">
            <text:p>04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24.33" calcext:value-type="float">
            <text:p>524.33</text:p>
          </table:table-cell>
          <table:table-cell office:value-type="float" office:value="662.86" calcext:value-type="float">
            <text:p>662.86</text:p>
          </table:table-cell>
        </table:table-row>
        <table:table-row table:style-name="ro1">
          <table:table-cell office:value-type="float" office:value="14895405" calcext:value-type="float">
            <text:p>14895405</text:p>
          </table:table-cell>
          <table:table-cell table:formula="of:=[.A933]/1000/(60*60*24)" office:value-type="time" office:time-value="PT04H08M15.405S" calcext:value-type="time">
            <text:p>04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24.87" calcext:value-type="float">
            <text:p>524.87</text:p>
          </table:table-cell>
          <table:table-cell office:value-type="float" office:value="663.52" calcext:value-type="float">
            <text:p>663.52</text:p>
          </table:table-cell>
        </table:table-row>
        <table:table-row table:style-name="ro1">
          <table:table-cell office:value-type="float" office:value="14911405" calcext:value-type="float">
            <text:p>14911405</text:p>
          </table:table-cell>
          <table:table-cell table:formula="of:=[.A934]/1000/(60*60*24)" office:value-type="time" office:time-value="PT04H08M31.405S" calcext:value-type="time">
            <text:p>04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25.41" calcext:value-type="float">
            <text:p>525.41</text:p>
          </table:table-cell>
          <table:table-cell office:value-type="float" office:value="664.18" calcext:value-type="float">
            <text:p>664.18</text:p>
          </table:table-cell>
        </table:table-row>
        <table:table-row table:style-name="ro1">
          <table:table-cell office:value-type="float" office:value="14927405" calcext:value-type="float">
            <text:p>14927405</text:p>
          </table:table-cell>
          <table:table-cell table:formula="of:=[.A935]/1000/(60*60*24)" office:value-type="time" office:time-value="PT04H08M47.405S" calcext:value-type="time">
            <text:p>04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25.96" calcext:value-type="float">
            <text:p>525.96</text:p>
          </table:table-cell>
          <table:table-cell office:value-type="float" office:value="664.84" calcext:value-type="float">
            <text:p>664.84</text:p>
          </table:table-cell>
        </table:table-row>
        <table:table-row table:style-name="ro1">
          <table:table-cell office:value-type="float" office:value="14943405" calcext:value-type="float">
            <text:p>14943405</text:p>
          </table:table-cell>
          <table:table-cell table:formula="of:=[.A936]/1000/(60*60*24)" office:value-type="time" office:time-value="PT04H09M03.405S" calcext:value-type="time">
            <text:p>04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26.5" calcext:value-type="float">
            <text:p>526.5</text:p>
          </table:table-cell>
          <table:table-cell office:value-type="float" office:value="665.5" calcext:value-type="float">
            <text:p>665.5</text:p>
          </table:table-cell>
        </table:table-row>
        <table:table-row table:style-name="ro1">
          <table:table-cell office:value-type="float" office:value="14959405" calcext:value-type="float">
            <text:p>14959405</text:p>
          </table:table-cell>
          <table:table-cell table:formula="of:=[.A937]/1000/(60*60*24)" office:value-type="time" office:time-value="PT04H09M19.405S" calcext:value-type="time">
            <text:p>04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27.04" calcext:value-type="float">
            <text:p>527.04</text:p>
          </table:table-cell>
          <table:table-cell office:value-type="float" office:value="666.16" calcext:value-type="float">
            <text:p>666.16</text:p>
          </table:table-cell>
        </table:table-row>
        <table:table-row table:style-name="ro1">
          <table:table-cell office:value-type="float" office:value="14975405" calcext:value-type="float">
            <text:p>14975405</text:p>
          </table:table-cell>
          <table:table-cell table:formula="of:=[.A938]/1000/(60*60*24)" office:value-type="time" office:time-value="PT04H09M35.405S" calcext:value-type="time">
            <text:p>04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527.59" calcext:value-type="float">
            <text:p>527.59</text:p>
          </table:table-cell>
          <table:table-cell office:value-type="float" office:value="666.82" calcext:value-type="float">
            <text:p>666.82</text:p>
          </table:table-cell>
        </table:table-row>
        <table:table-row table:style-name="ro1">
          <table:table-cell office:value-type="float" office:value="14991405" calcext:value-type="float">
            <text:p>14991405</text:p>
          </table:table-cell>
          <table:table-cell table:formula="of:=[.A939]/1000/(60*60*24)" office:value-type="time" office:time-value="PT04H09M51.405S" calcext:value-type="time">
            <text:p>04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8.13" calcext:value-type="float">
            <text:p>528.13</text:p>
          </table:table-cell>
          <table:table-cell office:value-type="float" office:value="667.48" calcext:value-type="float">
            <text:p>667.48</text:p>
          </table:table-cell>
        </table:table-row>
        <table:table-row table:style-name="ro1">
          <table:table-cell office:value-type="float" office:value="15007405" calcext:value-type="float">
            <text:p>15007405</text:p>
          </table:table-cell>
          <table:table-cell table:formula="of:=[.A940]/1000/(60*60*24)" office:value-type="time" office:time-value="PT04H10M07.405S" calcext:value-type="time">
            <text:p>04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528.67" calcext:value-type="float">
            <text:p>528.67</text:p>
          </table:table-cell>
          <table:table-cell office:value-type="float" office:value="668.14" calcext:value-type="float">
            <text:p>668.14</text:p>
          </table:table-cell>
        </table:table-row>
        <table:table-row table:style-name="ro1">
          <table:table-cell office:value-type="float" office:value="15023405" calcext:value-type="float">
            <text:p>15023405</text:p>
          </table:table-cell>
          <table:table-cell table:formula="of:=[.A941]/1000/(60*60*24)" office:value-type="time" office:time-value="PT04H10M23.405S" calcext:value-type="time">
            <text:p>04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9.22" calcext:value-type="float">
            <text:p>529.22</text:p>
          </table:table-cell>
          <table:table-cell office:value-type="float" office:value="668.79" calcext:value-type="float">
            <text:p>668.79</text:p>
          </table:table-cell>
        </table:table-row>
        <table:table-row table:style-name="ro1">
          <table:table-cell office:value-type="float" office:value="15039405" calcext:value-type="float">
            <text:p>15039405</text:p>
          </table:table-cell>
          <table:table-cell table:formula="of:=[.A942]/1000/(60*60*24)" office:value-type="time" office:time-value="PT04H10M39.405S" calcext:value-type="time">
            <text:p>04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9.76" calcext:value-type="float">
            <text:p>529.76</text:p>
          </table:table-cell>
          <table:table-cell office:value-type="float" office:value="669.45" calcext:value-type="float">
            <text:p>669.45</text:p>
          </table:table-cell>
        </table:table-row>
        <table:table-row table:style-name="ro1">
          <table:table-cell office:value-type="float" office:value="15055405" calcext:value-type="float">
            <text:p>15055405</text:p>
          </table:table-cell>
          <table:table-cell table:formula="of:=[.A943]/1000/(60*60*24)" office:value-type="time" office:time-value="PT04H10M55.405S" calcext:value-type="time">
            <text:p>04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30.3" calcext:value-type="float">
            <text:p>530.3</text:p>
          </table:table-cell>
          <table:table-cell office:value-type="float" office:value="670.11" calcext:value-type="float">
            <text:p>670.11</text:p>
          </table:table-cell>
        </table:table-row>
        <table:table-row table:style-name="ro1">
          <table:table-cell office:value-type="float" office:value="15071405" calcext:value-type="float">
            <text:p>15071405</text:p>
          </table:table-cell>
          <table:table-cell table:formula="of:=[.A944]/1000/(60*60*24)" office:value-type="time" office:time-value="PT04H11M11.405S" calcext:value-type="time">
            <text:p>04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30.84" calcext:value-type="float">
            <text:p>530.84</text:p>
          </table:table-cell>
          <table:table-cell office:value-type="float" office:value="670.77" calcext:value-type="float">
            <text:p>670.77</text:p>
          </table:table-cell>
        </table:table-row>
        <table:table-row table:style-name="ro1">
          <table:table-cell office:value-type="float" office:value="15087405" calcext:value-type="float">
            <text:p>15087405</text:p>
          </table:table-cell>
          <table:table-cell table:formula="of:=[.A945]/1000/(60*60*24)" office:value-type="time" office:time-value="PT04H11M27.405S" calcext:value-type="time">
            <text:p>04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1.39" calcext:value-type="float">
            <text:p>531.39</text:p>
          </table:table-cell>
          <table:table-cell office:value-type="float" office:value="671.43" calcext:value-type="float">
            <text:p>671.43</text:p>
          </table:table-cell>
        </table:table-row>
        <table:table-row table:style-name="ro1">
          <table:table-cell office:value-type="float" office:value="15103405" calcext:value-type="float">
            <text:p>15103405</text:p>
          </table:table-cell>
          <table:table-cell table:formula="of:=[.A946]/1000/(60*60*24)" office:value-type="time" office:time-value="PT04H11M43.405S" calcext:value-type="time">
            <text:p>04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1.93" calcext:value-type="float">
            <text:p>531.93</text:p>
          </table:table-cell>
          <table:table-cell office:value-type="float" office:value="672.09" calcext:value-type="float">
            <text:p>672.09</text:p>
          </table:table-cell>
        </table:table-row>
        <table:table-row table:style-name="ro1">
          <table:table-cell office:value-type="float" office:value="15119405" calcext:value-type="float">
            <text:p>15119405</text:p>
          </table:table-cell>
          <table:table-cell table:formula="of:=[.A947]/1000/(60*60*24)" office:value-type="time" office:time-value="PT04H11M59.405S" calcext:value-type="time">
            <text:p>04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32.47" calcext:value-type="float">
            <text:p>532.47</text:p>
          </table:table-cell>
          <table:table-cell office:value-type="float" office:value="672.74" calcext:value-type="float">
            <text:p>672.74</text:p>
          </table:table-cell>
        </table:table-row>
        <table:table-row table:style-name="ro1">
          <table:table-cell office:value-type="float" office:value="15135405" calcext:value-type="float">
            <text:p>15135405</text:p>
          </table:table-cell>
          <table:table-cell table:formula="of:=[.A948]/1000/(60*60*24)" office:value-type="time" office:time-value="PT04H12M15.405S" calcext:value-type="time">
            <text:p>04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3.01" calcext:value-type="float">
            <text:p>533.01</text:p>
          </table:table-cell>
          <table:table-cell office:value-type="float" office:value="673.4" calcext:value-type="float">
            <text:p>673.4</text:p>
          </table:table-cell>
        </table:table-row>
        <table:table-row table:style-name="ro1">
          <table:table-cell office:value-type="float" office:value="15151405" calcext:value-type="float">
            <text:p>15151405</text:p>
          </table:table-cell>
          <table:table-cell table:formula="of:=[.A949]/1000/(60*60*24)" office:value-type="time" office:time-value="PT04H12M31.405S" calcext:value-type="time">
            <text:p>04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3.56" calcext:value-type="float">
            <text:p>533.56</text:p>
          </table:table-cell>
          <table:table-cell office:value-type="float" office:value="674.06" calcext:value-type="float">
            <text:p>674.06</text:p>
          </table:table-cell>
        </table:table-row>
        <table:table-row table:style-name="ro1">
          <table:table-cell office:value-type="float" office:value="15167405" calcext:value-type="float">
            <text:p>15167405</text:p>
          </table:table-cell>
          <table:table-cell table:formula="of:=[.A950]/1000/(60*60*24)" office:value-type="time" office:time-value="PT04H12M47.405S" calcext:value-type="time">
            <text:p>04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4.1" calcext:value-type="float">
            <text:p>534.1</text:p>
          </table:table-cell>
          <table:table-cell office:value-type="float" office:value="674.72" calcext:value-type="float">
            <text:p>674.72</text:p>
          </table:table-cell>
        </table:table-row>
        <table:table-row table:style-name="ro1">
          <table:table-cell office:value-type="float" office:value="15183405" calcext:value-type="float">
            <text:p>15183405</text:p>
          </table:table-cell>
          <table:table-cell table:formula="of:=[.A951]/1000/(60*60*24)" office:value-type="time" office:time-value="PT04H13M03.405S" calcext:value-type="time">
            <text:p>04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4.64" calcext:value-type="float">
            <text:p>534.64</text:p>
          </table:table-cell>
          <table:table-cell office:value-type="float" office:value="675.37" calcext:value-type="float">
            <text:p>675.37</text:p>
          </table:table-cell>
        </table:table-row>
        <table:table-row table:style-name="ro1">
          <table:table-cell office:value-type="float" office:value="15199405" calcext:value-type="float">
            <text:p>15199405</text:p>
          </table:table-cell>
          <table:table-cell table:formula="of:=[.A952]/1000/(60*60*24)" office:value-type="time" office:time-value="PT04H13M19.405S" calcext:value-type="time">
            <text:p>04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5.18" calcext:value-type="float">
            <text:p>535.18</text:p>
          </table:table-cell>
          <table:table-cell office:value-type="float" office:value="676.03" calcext:value-type="float">
            <text:p>676.03</text:p>
          </table:table-cell>
        </table:table-row>
        <table:table-row table:style-name="ro1">
          <table:table-cell office:value-type="float" office:value="15215405" calcext:value-type="float">
            <text:p>15215405</text:p>
          </table:table-cell>
          <table:table-cell table:formula="of:=[.A953]/1000/(60*60*24)" office:value-type="time" office:time-value="PT04H13M35.405S" calcext:value-type="time">
            <text:p>04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5.72" calcext:value-type="float">
            <text:p>535.72</text:p>
          </table:table-cell>
          <table:table-cell office:value-type="float" office:value="676.69" calcext:value-type="float">
            <text:p>676.69</text:p>
          </table:table-cell>
        </table:table-row>
        <table:table-row table:style-name="ro1">
          <table:table-cell office:value-type="float" office:value="15231405" calcext:value-type="float">
            <text:p>15231405</text:p>
          </table:table-cell>
          <table:table-cell table:formula="of:=[.A954]/1000/(60*60*24)" office:value-type="time" office:time-value="PT04H13M51.405S" calcext:value-type="time">
            <text:p>04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6.27" calcext:value-type="float">
            <text:p>536.27</text:p>
          </table:table-cell>
          <table:table-cell office:value-type="float" office:value="677.34" calcext:value-type="float">
            <text:p>677.34</text:p>
          </table:table-cell>
        </table:table-row>
        <table:table-row table:style-name="ro1">
          <table:table-cell office:value-type="float" office:value="15247405" calcext:value-type="float">
            <text:p>15247405</text:p>
          </table:table-cell>
          <table:table-cell table:formula="of:=[.A955]/1000/(60*60*24)" office:value-type="time" office:time-value="PT04H14M07.405S" calcext:value-type="time">
            <text:p>04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6.81" calcext:value-type="float">
            <text:p>536.8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5263405" calcext:value-type="float">
            <text:p>15263405</text:p>
          </table:table-cell>
          <table:table-cell table:formula="of:=[.A956]/1000/(60*60*24)" office:value-type="time" office:time-value="PT04H14M23.405S" calcext:value-type="time">
            <text:p>04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7.35" calcext:value-type="float">
            <text:p>537.35</text:p>
          </table:table-cell>
          <table:table-cell office:value-type="float" office:value="678.66" calcext:value-type="float">
            <text:p>678.66</text:p>
          </table:table-cell>
        </table:table-row>
        <table:table-row table:style-name="ro1">
          <table:table-cell office:value-type="float" office:value="15279405" calcext:value-type="float">
            <text:p>15279405</text:p>
          </table:table-cell>
          <table:table-cell table:formula="of:=[.A957]/1000/(60*60*24)" office:value-type="time" office:time-value="PT04H14M39.405S" calcext:value-type="time">
            <text:p>04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37.89" calcext:value-type="float">
            <text:p>537.89</text:p>
          </table:table-cell>
          <table:table-cell office:value-type="float" office:value="679.31" calcext:value-type="float">
            <text:p>679.31</text:p>
          </table:table-cell>
        </table:table-row>
        <table:table-row table:style-name="ro1">
          <table:table-cell office:value-type="float" office:value="15295405" calcext:value-type="float">
            <text:p>15295405</text:p>
          </table:table-cell>
          <table:table-cell table:formula="of:=[.A958]/1000/(60*60*24)" office:value-type="time" office:time-value="PT04H14M55.405S" calcext:value-type="time">
            <text:p>04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38.43" calcext:value-type="float">
            <text:p>538.43</text:p>
          </table:table-cell>
          <table:table-cell office:value-type="float" office:value="679.97" calcext:value-type="float">
            <text:p>679.97</text:p>
          </table:table-cell>
        </table:table-row>
        <table:table-row table:style-name="ro1">
          <table:table-cell office:value-type="float" office:value="15311405" calcext:value-type="float">
            <text:p>15311405</text:p>
          </table:table-cell>
          <table:table-cell table:formula="of:=[.A959]/1000/(60*60*24)" office:value-type="time" office:time-value="PT04H15M11.405S" calcext:value-type="time">
            <text:p>04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38.97" calcext:value-type="float">
            <text:p>538.97</text:p>
          </table:table-cell>
          <table:table-cell office:value-type="float" office:value="680.62" calcext:value-type="float">
            <text:p>680.62</text:p>
          </table:table-cell>
        </table:table-row>
        <table:table-row table:style-name="ro1">
          <table:table-cell office:value-type="float" office:value="15327405" calcext:value-type="float">
            <text:p>15327405</text:p>
          </table:table-cell>
          <table:table-cell table:formula="of:=[.A960]/1000/(60*60*24)" office:value-type="time" office:time-value="PT04H15M27.405S" calcext:value-type="time">
            <text:p>04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39.52" calcext:value-type="float">
            <text:p>539.52</text:p>
          </table:table-cell>
          <table:table-cell office:value-type="float" office:value="681.28" calcext:value-type="float">
            <text:p>681.28</text:p>
          </table:table-cell>
        </table:table-row>
        <table:table-row table:style-name="ro1">
          <table:table-cell office:value-type="float" office:value="15343405" calcext:value-type="float">
            <text:p>15343405</text:p>
          </table:table-cell>
          <table:table-cell table:formula="of:=[.A961]/1000/(60*60*24)" office:value-type="time" office:time-value="PT04H15M43.405S" calcext:value-type="time">
            <text:p>04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540.06" calcext:value-type="float">
            <text:p>540.06</text:p>
          </table:table-cell>
          <table:table-cell office:value-type="float" office:value="681.94" calcext:value-type="float">
            <text:p>681.94</text:p>
          </table:table-cell>
        </table:table-row>
        <table:table-row table:style-name="ro1">
          <table:table-cell office:value-type="float" office:value="15359405" calcext:value-type="float">
            <text:p>15359405</text:p>
          </table:table-cell>
          <table:table-cell table:formula="of:=[.A962]/1000/(60*60*24)" office:value-type="time" office:time-value="PT04H15M59.405S" calcext:value-type="time">
            <text:p>04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40.6" calcext:value-type="float">
            <text:p>540.6</text:p>
          </table:table-cell>
          <table:table-cell office:value-type="float" office:value="682.59" calcext:value-type="float">
            <text:p>682.59</text:p>
          </table:table-cell>
        </table:table-row>
        <table:table-row table:style-name="ro1">
          <table:table-cell office:value-type="float" office:value="15375405" calcext:value-type="float">
            <text:p>15375405</text:p>
          </table:table-cell>
          <table:table-cell table:formula="of:=[.A963]/1000/(60*60*24)" office:value-type="time" office:time-value="PT04H16M15.405S" calcext:value-type="time">
            <text:p>04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541.14" calcext:value-type="float">
            <text:p>541.14</text:p>
          </table:table-cell>
          <table:table-cell office:value-type="float" office:value="683.25" calcext:value-type="float">
            <text:p>683.25</text:p>
          </table:table-cell>
        </table:table-row>
        <table:table-row table:style-name="ro1">
          <table:table-cell office:value-type="float" office:value="15391405" calcext:value-type="float">
            <text:p>15391405</text:p>
          </table:table-cell>
          <table:table-cell table:formula="of:=[.A964]/1000/(60*60*24)" office:value-type="time" office:time-value="PT04H16M31.405S" calcext:value-type="time">
            <text:p>04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41.68" calcext:value-type="float">
            <text:p>541.68</text:p>
          </table:table-cell>
          <table:table-cell office:value-type="float" office:value="683.9" calcext:value-type="float">
            <text:p>683.9</text:p>
          </table:table-cell>
        </table:table-row>
        <table:table-row table:style-name="ro1">
          <table:table-cell office:value-type="float" office:value="15407405" calcext:value-type="float">
            <text:p>15407405</text:p>
          </table:table-cell>
          <table:table-cell table:formula="of:=[.A965]/1000/(60*60*24)" office:value-type="time" office:time-value="PT04H16M47.405S" calcext:value-type="time">
            <text:p>04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42.22" calcext:value-type="float">
            <text:p>542.22</text:p>
          </table:table-cell>
          <table:table-cell office:value-type="float" office:value="684.56" calcext:value-type="float">
            <text:p>684.56</text:p>
          </table:table-cell>
        </table:table-row>
        <table:table-row table:style-name="ro1">
          <table:table-cell office:value-type="float" office:value="15423405" calcext:value-type="float">
            <text:p>15423405</text:p>
          </table:table-cell>
          <table:table-cell table:formula="of:=[.A966]/1000/(60*60*24)" office:value-type="time" office:time-value="PT04H17M03.405S" calcext:value-type="time">
            <text:p>04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42.76" calcext:value-type="float">
            <text:p>542.76</text:p>
          </table:table-cell>
          <table:table-cell office:value-type="float" office:value="685.21" calcext:value-type="float">
            <text:p>685.21</text:p>
          </table:table-cell>
        </table:table-row>
        <table:table-row table:style-name="ro1">
          <table:table-cell office:value-type="float" office:value="15439405" calcext:value-type="float">
            <text:p>15439405</text:p>
          </table:table-cell>
          <table:table-cell table:formula="of:=[.A967]/1000/(60*60*24)" office:value-type="time" office:time-value="PT04H17M19.405S" calcext:value-type="time">
            <text:p>04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43.3" calcext:value-type="float">
            <text:p>543.3</text:p>
          </table:table-cell>
          <table:table-cell office:value-type="float" office:value="685.87" calcext:value-type="float">
            <text:p>685.87</text:p>
          </table:table-cell>
        </table:table-row>
        <table:table-row table:style-name="ro1">
          <table:table-cell office:value-type="float" office:value="15455405" calcext:value-type="float">
            <text:p>15455405</text:p>
          </table:table-cell>
          <table:table-cell table:formula="of:=[.A968]/1000/(60*60*24)" office:value-type="time" office:time-value="PT04H17M35.405S" calcext:value-type="time">
            <text:p>04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43.84" calcext:value-type="float">
            <text:p>543.84</text:p>
          </table:table-cell>
          <table:table-cell office:value-type="float" office:value="686.52" calcext:value-type="float">
            <text:p>686.52</text:p>
          </table:table-cell>
        </table:table-row>
        <table:table-row table:style-name="ro1">
          <table:table-cell office:value-type="float" office:value="15471405" calcext:value-type="float">
            <text:p>15471405</text:p>
          </table:table-cell>
          <table:table-cell table:formula="of:=[.A969]/1000/(60*60*24)" office:value-type="time" office:time-value="PT04H17M51.405S" calcext:value-type="time">
            <text:p>04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44.38" calcext:value-type="float">
            <text:p>544.38</text:p>
          </table:table-cell>
          <table:table-cell office:value-type="float" office:value="687.18" calcext:value-type="float">
            <text:p>687.18</text:p>
          </table:table-cell>
        </table:table-row>
        <table:table-row table:style-name="ro1">
          <table:table-cell office:value-type="float" office:value="15487405" calcext:value-type="float">
            <text:p>15487405</text:p>
          </table:table-cell>
          <table:table-cell table:formula="of:=[.A970]/1000/(60*60*24)" office:value-type="time" office:time-value="PT04H18M07.405S" calcext:value-type="time">
            <text:p>04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4.92" calcext:value-type="float">
            <text:p>544.92</text:p>
          </table:table-cell>
          <table:table-cell office:value-type="float" office:value="687.83" calcext:value-type="float">
            <text:p>687.83</text:p>
          </table:table-cell>
        </table:table-row>
        <table:table-row table:style-name="ro1">
          <table:table-cell office:value-type="float" office:value="15503405" calcext:value-type="float">
            <text:p>15503405</text:p>
          </table:table-cell>
          <table:table-cell table:formula="of:=[.A971]/1000/(60*60*24)" office:value-type="time" office:time-value="PT04H18M23.405S" calcext:value-type="time">
            <text:p>04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5.46" calcext:value-type="float">
            <text:p>545.46</text:p>
          </table:table-cell>
          <table:table-cell office:value-type="float" office:value="688.49" calcext:value-type="float">
            <text:p>688.49</text:p>
          </table:table-cell>
        </table:table-row>
        <table:table-row table:style-name="ro1">
          <table:table-cell office:value-type="float" office:value="15519405" calcext:value-type="float">
            <text:p>15519405</text:p>
          </table:table-cell>
          <table:table-cell table:formula="of:=[.A972]/1000/(60*60*24)" office:value-type="time" office:time-value="PT04H18M39.405S" calcext:value-type="time">
            <text:p>04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6.01" calcext:value-type="float">
            <text:p>546.01</text:p>
          </table:table-cell>
          <table:table-cell office:value-type="float" office:value="689.14" calcext:value-type="float">
            <text:p>689.14</text:p>
          </table:table-cell>
        </table:table-row>
        <table:table-row table:style-name="ro1">
          <table:table-cell office:value-type="float" office:value="15535405" calcext:value-type="float">
            <text:p>15535405</text:p>
          </table:table-cell>
          <table:table-cell table:formula="of:=[.A973]/1000/(60*60*24)" office:value-type="time" office:time-value="PT04H18M55.405S" calcext:value-type="time">
            <text:p>04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6.55" calcext:value-type="float">
            <text:p>546.55</text:p>
          </table:table-cell>
          <table:table-cell office:value-type="float" office:value="689.79" calcext:value-type="float">
            <text:p>689.79</text:p>
          </table:table-cell>
        </table:table-row>
        <table:table-row table:style-name="ro1">
          <table:table-cell office:value-type="float" office:value="15551405" calcext:value-type="float">
            <text:p>15551405</text:p>
          </table:table-cell>
          <table:table-cell table:formula="of:=[.A974]/1000/(60*60*24)" office:value-type="time" office:time-value="PT04H19M11.405S" calcext:value-type="time">
            <text:p>04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7.09" calcext:value-type="float">
            <text:p>547.09</text:p>
          </table:table-cell>
          <table:table-cell office:value-type="float" office:value="690.44" calcext:value-type="float">
            <text:p>690.44</text:p>
          </table:table-cell>
        </table:table-row>
        <table:table-row table:style-name="ro1">
          <table:table-cell office:value-type="float" office:value="15567405" calcext:value-type="float">
            <text:p>15567405</text:p>
          </table:table-cell>
          <table:table-cell table:formula="of:=[.A975]/1000/(60*60*24)" office:value-type="time" office:time-value="PT04H19M27.405S" calcext:value-type="time">
            <text:p>04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7.63" calcext:value-type="float">
            <text:p>547.63</text:p>
          </table:table-cell>
          <table:table-cell office:value-type="float" office:value="691.1" calcext:value-type="float">
            <text:p>691.1</text:p>
          </table:table-cell>
        </table:table-row>
        <table:table-row table:style-name="ro1">
          <table:table-cell office:value-type="float" office:value="15583405" calcext:value-type="float">
            <text:p>15583405</text:p>
          </table:table-cell>
          <table:table-cell table:formula="of:=[.A976]/1000/(60*60*24)" office:value-type="time" office:time-value="PT04H19M43.405S" calcext:value-type="time">
            <text:p>04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8.17" calcext:value-type="float">
            <text:p>548.17</text:p>
          </table:table-cell>
          <table:table-cell office:value-type="float" office:value="691.75" calcext:value-type="float">
            <text:p>691.75</text:p>
          </table:table-cell>
        </table:table-row>
        <table:table-row table:style-name="ro1">
          <table:table-cell office:value-type="float" office:value="15599405" calcext:value-type="float">
            <text:p>15599405</text:p>
          </table:table-cell>
          <table:table-cell table:formula="of:=[.A977]/1000/(60*60*24)" office:value-type="time" office:time-value="PT04H19M59.405S" calcext:value-type="time">
            <text:p>04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8.71" calcext:value-type="float">
            <text:p>548.71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15615405" calcext:value-type="float">
            <text:p>15615405</text:p>
          </table:table-cell>
          <table:table-cell table:formula="of:=[.A978]/1000/(60*60*24)" office:value-type="time" office:time-value="PT04H20M15.405S" calcext:value-type="time">
            <text:p>04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9.25" calcext:value-type="float">
            <text:p>549.25</text:p>
          </table:table-cell>
          <table:table-cell office:value-type="float" office:value="693.06" calcext:value-type="float">
            <text:p>693.06</text:p>
          </table:table-cell>
        </table:table-row>
        <table:table-row table:style-name="ro1">
          <table:table-cell office:value-type="float" office:value="15631405" calcext:value-type="float">
            <text:p>15631405</text:p>
          </table:table-cell>
          <table:table-cell table:formula="of:=[.A979]/1000/(60*60*24)" office:value-type="time" office:time-value="PT04H20M31.405S" calcext:value-type="time">
            <text:p>04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9.79" calcext:value-type="float">
            <text:p>549.79</text:p>
          </table:table-cell>
          <table:table-cell office:value-type="float" office:value="693.71" calcext:value-type="float">
            <text:p>693.71</text:p>
          </table:table-cell>
        </table:table-row>
        <table:table-row table:style-name="ro1">
          <table:table-cell office:value-type="float" office:value="15647405" calcext:value-type="float">
            <text:p>15647405</text:p>
          </table:table-cell>
          <table:table-cell table:formula="of:=[.A980]/1000/(60*60*24)" office:value-type="time" office:time-value="PT04H20M47.405S" calcext:value-type="time">
            <text:p>04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0.33" calcext:value-type="float">
            <text:p>550.33</text:p>
          </table:table-cell>
          <table:table-cell office:value-type="float" office:value="694.36" calcext:value-type="float">
            <text:p>694.36</text:p>
          </table:table-cell>
        </table:table-row>
        <table:table-row table:style-name="ro1">
          <table:table-cell office:value-type="float" office:value="15663404" calcext:value-type="float">
            <text:p>15663404</text:p>
          </table:table-cell>
          <table:table-cell table:formula="of:=[.A981]/1000/(60*60*24)" office:value-type="time" office:time-value="PT04H21M03.404S" calcext:value-type="time">
            <text:p>04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0.87" calcext:value-type="float">
            <text:p>550.87</text:p>
          </table:table-cell>
          <table:table-cell office:value-type="float" office:value="695.01" calcext:value-type="float">
            <text:p>695.01</text:p>
          </table:table-cell>
        </table:table-row>
        <table:table-row table:style-name="ro1">
          <table:table-cell office:value-type="float" office:value="15679405" calcext:value-type="float">
            <text:p>15679405</text:p>
          </table:table-cell>
          <table:table-cell table:formula="of:=[.A982]/1000/(60*60*24)" office:value-type="time" office:time-value="PT04H21M19.405S" calcext:value-type="time">
            <text:p>04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1.41" calcext:value-type="float">
            <text:p>551.41</text:p>
          </table:table-cell>
          <table:table-cell office:value-type="float" office:value="695.66" calcext:value-type="float">
            <text:p>695.66</text:p>
          </table:table-cell>
        </table:table-row>
        <table:table-row table:style-name="ro1">
          <table:table-cell office:value-type="float" office:value="15695405" calcext:value-type="float">
            <text:p>15695405</text:p>
          </table:table-cell>
          <table:table-cell table:formula="of:=[.A983]/1000/(60*60*24)" office:value-type="time" office:time-value="PT04H21M35.405S" calcext:value-type="time">
            <text:p>04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1.95" calcext:value-type="float">
            <text:p>551.95</text:p>
          </table:table-cell>
          <table:table-cell office:value-type="float" office:value="696.32" calcext:value-type="float">
            <text:p>696.32</text:p>
          </table:table-cell>
        </table:table-row>
        <table:table-row table:style-name="ro1">
          <table:table-cell office:value-type="float" office:value="15711405" calcext:value-type="float">
            <text:p>15711405</text:p>
          </table:table-cell>
          <table:table-cell table:formula="of:=[.A984]/1000/(60*60*24)" office:value-type="time" office:time-value="PT04H21M51.405S" calcext:value-type="time">
            <text:p>04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52.49" calcext:value-type="float">
            <text:p>552.49</text:p>
          </table:table-cell>
          <table:table-cell office:value-type="float" office:value="696.97" calcext:value-type="float">
            <text:p>696.97</text:p>
          </table:table-cell>
        </table:table-row>
        <table:table-row table:style-name="ro1">
          <table:table-cell office:value-type="float" office:value="15727405" calcext:value-type="float">
            <text:p>15727405</text:p>
          </table:table-cell>
          <table:table-cell table:formula="of:=[.A985]/1000/(60*60*24)" office:value-type="time" office:time-value="PT04H22M07.405S" calcext:value-type="time">
            <text:p>04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3.03" calcext:value-type="float">
            <text:p>553.03</text:p>
          </table:table-cell>
          <table:table-cell office:value-type="float" office:value="697.62" calcext:value-type="float">
            <text:p>697.62</text:p>
          </table:table-cell>
        </table:table-row>
        <table:table-row table:style-name="ro1">
          <table:table-cell office:value-type="float" office:value="15743405" calcext:value-type="float">
            <text:p>15743405</text:p>
          </table:table-cell>
          <table:table-cell table:formula="of:=[.A986]/1000/(60*60*24)" office:value-type="time" office:time-value="PT04H22M23.405S" calcext:value-type="time">
            <text:p>04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53.57" calcext:value-type="float">
            <text:p>553.57</text:p>
          </table:table-cell>
          <table:table-cell office:value-type="float" office:value="698.27" calcext:value-type="float">
            <text:p>698.27</text:p>
          </table:table-cell>
        </table:table-row>
        <table:table-row table:style-name="ro1">
          <table:table-cell office:value-type="float" office:value="15759405" calcext:value-type="float">
            <text:p>15759405</text:p>
          </table:table-cell>
          <table:table-cell table:formula="of:=[.A987]/1000/(60*60*24)" office:value-type="time" office:time-value="PT04H22M39.405S" calcext:value-type="time">
            <text:p>04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54.11" calcext:value-type="float">
            <text:p>554.11</text:p>
          </table:table-cell>
          <table:table-cell office:value-type="float" office:value="698.92" calcext:value-type="float">
            <text:p>698.92</text:p>
          </table:table-cell>
        </table:table-row>
        <table:table-row table:style-name="ro1">
          <table:table-cell office:value-type="float" office:value="15775405" calcext:value-type="float">
            <text:p>15775405</text:p>
          </table:table-cell>
          <table:table-cell table:formula="of:=[.A988]/1000/(60*60*24)" office:value-type="time" office:time-value="PT04H22M55.405S" calcext:value-type="time">
            <text:p>04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4.64" calcext:value-type="float">
            <text:p>554.64</text:p>
          </table:table-cell>
          <table:table-cell office:value-type="float" office:value="699.57" calcext:value-type="float">
            <text:p>699.57</text:p>
          </table:table-cell>
        </table:table-row>
        <table:table-row table:style-name="ro1">
          <table:table-cell office:value-type="float" office:value="15791405" calcext:value-type="float">
            <text:p>15791405</text:p>
          </table:table-cell>
          <table:table-cell table:formula="of:=[.A989]/1000/(60*60*24)" office:value-type="time" office:time-value="PT04H23M11.405S" calcext:value-type="time">
            <text:p>04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55.18" calcext:value-type="float">
            <text:p>555.18</text:p>
          </table:table-cell>
          <table:table-cell office:value-type="float" office:value="700.22" calcext:value-type="float">
            <text:p>700.22</text:p>
          </table:table-cell>
        </table:table-row>
        <table:table-row table:style-name="ro1">
          <table:table-cell office:value-type="float" office:value="15807405" calcext:value-type="float">
            <text:p>15807405</text:p>
          </table:table-cell>
          <table:table-cell table:formula="of:=[.A990]/1000/(60*60*24)" office:value-type="time" office:time-value="PT04H23M27.405S" calcext:value-type="time">
            <text:p>04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55.72" calcext:value-type="float">
            <text:p>555.72</text:p>
          </table:table-cell>
          <table:table-cell office:value-type="float" office:value="700.87" calcext:value-type="float">
            <text:p>700.87</text:p>
          </table:table-cell>
        </table:table-row>
        <table:table-row table:style-name="ro1">
          <table:table-cell office:value-type="float" office:value="15823405" calcext:value-type="float">
            <text:p>15823405</text:p>
          </table:table-cell>
          <table:table-cell table:formula="of:=[.A991]/1000/(60*60*24)" office:value-type="time" office:time-value="PT04H23M43.405S" calcext:value-type="time">
            <text:p>04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56.26" calcext:value-type="float">
            <text:p>556.26</text:p>
          </table:table-cell>
          <table:table-cell office:value-type="float" office:value="701.53" calcext:value-type="float">
            <text:p>701.53</text:p>
          </table:table-cell>
        </table:table-row>
        <table:table-row table:style-name="ro1">
          <table:table-cell office:value-type="float" office:value="15839405" calcext:value-type="float">
            <text:p>15839405</text:p>
          </table:table-cell>
          <table:table-cell table:formula="of:=[.A992]/1000/(60*60*24)" office:value-type="time" office:time-value="PT04H23M59.405S" calcext:value-type="time">
            <text:p>04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56.8" calcext:value-type="float">
            <text:p>556.8</text:p>
          </table:table-cell>
          <table:table-cell office:value-type="float" office:value="702.18" calcext:value-type="float">
            <text:p>702.18</text:p>
          </table:table-cell>
        </table:table-row>
        <table:table-row table:style-name="ro1">
          <table:table-cell office:value-type="float" office:value="15855405" calcext:value-type="float">
            <text:p>15855405</text:p>
          </table:table-cell>
          <table:table-cell table:formula="of:=[.A993]/1000/(60*60*24)" office:value-type="time" office:time-value="PT04H24M15.405S" calcext:value-type="time">
            <text:p>04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57.34" calcext:value-type="float">
            <text:p>557.34</text:p>
          </table:table-cell>
          <table:table-cell office:value-type="float" office:value="702.82" calcext:value-type="float">
            <text:p>702.82</text:p>
          </table:table-cell>
        </table:table-row>
        <table:table-row table:style-name="ro1">
          <table:table-cell office:value-type="float" office:value="15871405" calcext:value-type="float">
            <text:p>15871405</text:p>
          </table:table-cell>
          <table:table-cell table:formula="of:=[.A994]/1000/(60*60*24)" office:value-type="time" office:time-value="PT04H24M31.405S" calcext:value-type="time">
            <text:p>04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57.88" calcext:value-type="float">
            <text:p>557.88</text:p>
          </table:table-cell>
          <table:table-cell office:value-type="float" office:value="703.47" calcext:value-type="float">
            <text:p>703.47</text:p>
          </table:table-cell>
        </table:table-row>
        <table:table-row table:style-name="ro1">
          <table:table-cell office:value-type="float" office:value="15887405" calcext:value-type="float">
            <text:p>15887405</text:p>
          </table:table-cell>
          <table:table-cell table:formula="of:=[.A995]/1000/(60*60*24)" office:value-type="time" office:time-value="PT04H24M47.405S" calcext:value-type="time">
            <text:p>04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58.42" calcext:value-type="float">
            <text:p>558.42</text:p>
          </table:table-cell>
          <table:table-cell office:value-type="float" office:value="704.12" calcext:value-type="float">
            <text:p>704.12</text:p>
          </table:table-cell>
        </table:table-row>
        <table:table-row table:style-name="ro1">
          <table:table-cell office:value-type="float" office:value="15903405" calcext:value-type="float">
            <text:p>15903405</text:p>
          </table:table-cell>
          <table:table-cell table:formula="of:=[.A996]/1000/(60*60*24)" office:value-type="time" office:time-value="PT04H25M03.405S" calcext:value-type="time">
            <text:p>04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58.96" calcext:value-type="float">
            <text:p>558.96</text:p>
          </table:table-cell>
          <table:table-cell office:value-type="float" office:value="704.77" calcext:value-type="float">
            <text:p>704.77</text:p>
          </table:table-cell>
        </table:table-row>
        <table:table-row table:style-name="ro1">
          <table:table-cell office:value-type="float" office:value="15919405" calcext:value-type="float">
            <text:p>15919405</text:p>
          </table:table-cell>
          <table:table-cell table:formula="of:=[.A997]/1000/(60*60*24)" office:value-type="time" office:time-value="PT04H25M19.405S" calcext:value-type="time">
            <text:p>04:25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59.5" calcext:value-type="float">
            <text:p>559.5</text:p>
          </table:table-cell>
          <table:table-cell office:value-type="float" office:value="705.42" calcext:value-type="float">
            <text:p>705.42</text:p>
          </table:table-cell>
        </table:table-row>
        <table:table-row table:style-name="ro1">
          <table:table-cell office:value-type="float" office:value="15935405" calcext:value-type="float">
            <text:p>15935405</text:p>
          </table:table-cell>
          <table:table-cell table:formula="of:=[.A998]/1000/(60*60*24)" office:value-type="time" office:time-value="PT04H25M35.405S" calcext:value-type="time">
            <text:p>04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60.04" calcext:value-type="float">
            <text:p>560.04</text:p>
          </table:table-cell>
          <table:table-cell office:value-type="float" office:value="706.07" calcext:value-type="float">
            <text:p>706.07</text:p>
          </table:table-cell>
        </table:table-row>
        <table:table-row table:style-name="ro1">
          <table:table-cell office:value-type="float" office:value="15951405" calcext:value-type="float">
            <text:p>15951405</text:p>
          </table:table-cell>
          <table:table-cell table:formula="of:=[.A999]/1000/(60*60*24)" office:value-type="time" office:time-value="PT04H25M51.405S" calcext:value-type="time">
            <text:p>04:25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60.57" calcext:value-type="float">
            <text:p>560.57</text:p>
          </table:table-cell>
          <table:table-cell office:value-type="float" office:value="706.72" calcext:value-type="float">
            <text:p>706.72</text:p>
          </table:table-cell>
        </table:table-row>
        <table:table-row table:style-name="ro1">
          <table:table-cell office:value-type="float" office:value="15967405" calcext:value-type="float">
            <text:p>15967405</text:p>
          </table:table-cell>
          <table:table-cell table:formula="of:=[.A1000]/1000/(60*60*24)" office:value-type="time" office:time-value="PT04H26M07.405S" calcext:value-type="time">
            <text:p>04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61.11" calcext:value-type="float">
            <text:p>561.11</text:p>
          </table:table-cell>
          <table:table-cell office:value-type="float" office:value="707.37" calcext:value-type="float">
            <text:p>707.37</text:p>
          </table:table-cell>
        </table:table-row>
        <table:table-row table:style-name="ro1">
          <table:table-cell office:value-type="float" office:value="15983405" calcext:value-type="float">
            <text:p>15983405</text:p>
          </table:table-cell>
          <table:table-cell table:formula="of:=[.A1001]/1000/(60*60*24)" office:value-type="time" office:time-value="PT04H26M23.405S" calcext:value-type="time">
            <text:p>04:26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61.65" calcext:value-type="float">
            <text:p>561.65</text:p>
          </table:table-cell>
          <table:table-cell office:value-type="float" office:value="708.01" calcext:value-type="float">
            <text:p>708.01</text:p>
          </table:table-cell>
        </table:table-row>
        <table:table-row table:style-name="ro1">
          <table:table-cell office:value-type="float" office:value="15999405" calcext:value-type="float">
            <text:p>15999405</text:p>
          </table:table-cell>
          <table:table-cell table:formula="of:=[.A1002]/1000/(60*60*24)" office:value-type="time" office:time-value="PT04H26M39.405S" calcext:value-type="time">
            <text:p>04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62.19" calcext:value-type="float">
            <text:p>562.19</text:p>
          </table:table-cell>
          <table:table-cell office:value-type="float" office:value="708.66" calcext:value-type="float">
            <text:p>708.66</text:p>
          </table:table-cell>
        </table:table-row>
        <table:table-row table:style-name="ro1">
          <table:table-cell office:value-type="float" office:value="16015405" calcext:value-type="float">
            <text:p>16015405</text:p>
          </table:table-cell>
          <table:table-cell table:formula="of:=[.A1003]/1000/(60*60*24)" office:value-type="time" office:time-value="PT04H26M55.405S" calcext:value-type="time">
            <text:p>04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62.73" calcext:value-type="float">
            <text:p>562.73</text:p>
          </table:table-cell>
          <table:table-cell office:value-type="float" office:value="709.31" calcext:value-type="float">
            <text:p>709.31</text:p>
          </table:table-cell>
        </table:table-row>
        <table:table-row table:style-name="ro1">
          <table:table-cell office:value-type="float" office:value="16031405" calcext:value-type="float">
            <text:p>16031405</text:p>
          </table:table-cell>
          <table:table-cell table:formula="of:=[.A1004]/1000/(60*60*24)" office:value-type="time" office:time-value="PT04H27M11.405S" calcext:value-type="time">
            <text:p>04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63.27" calcext:value-type="float">
            <text:p>563.27</text:p>
          </table:table-cell>
          <table:table-cell office:value-type="float" office:value="709.96" calcext:value-type="float">
            <text:p>709.96</text:p>
          </table:table-cell>
        </table:table-row>
        <table:table-row table:style-name="ro1">
          <table:table-cell office:value-type="float" office:value="16047405" calcext:value-type="float">
            <text:p>16047405</text:p>
          </table:table-cell>
          <table:table-cell table:formula="of:=[.A1005]/1000/(60*60*24)" office:value-type="time" office:time-value="PT04H27M27.405S" calcext:value-type="time">
            <text:p>04:27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63.8" calcext:value-type="float">
            <text:p>563.8</text:p>
          </table:table-cell>
          <table:table-cell office:value-type="float" office:value="710.61" calcext:value-type="float">
            <text:p>710.61</text:p>
          </table:table-cell>
        </table:table-row>
        <table:table-row table:style-name="ro1">
          <table:table-cell office:value-type="float" office:value="16063405" calcext:value-type="float">
            <text:p>16063405</text:p>
          </table:table-cell>
          <table:table-cell table:formula="of:=[.A1006]/1000/(60*60*24)" office:value-type="time" office:time-value="PT04H27M43.405S" calcext:value-type="time">
            <text:p>04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64.34" calcext:value-type="float">
            <text:p>564.34</text:p>
          </table:table-cell>
          <table:table-cell office:value-type="float" office:value="711.26" calcext:value-type="float">
            <text:p>711.26</text:p>
          </table:table-cell>
        </table:table-row>
        <table:table-row table:style-name="ro1">
          <table:table-cell office:value-type="float" office:value="16079405" calcext:value-type="float">
            <text:p>16079405</text:p>
          </table:table-cell>
          <table:table-cell table:formula="of:=[.A1007]/1000/(60*60*24)" office:value-type="time" office:time-value="PT04H27M59.405S" calcext:value-type="time">
            <text:p>04:27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64.88" calcext:value-type="float">
            <text:p>564.88</text:p>
          </table:table-cell>
          <table:table-cell office:value-type="float" office:value="711.9" calcext:value-type="float">
            <text:p>711.9</text:p>
          </table:table-cell>
        </table:table-row>
        <table:table-row table:style-name="ro1">
          <table:table-cell office:value-type="float" office:value="16095405" calcext:value-type="float">
            <text:p>16095405</text:p>
          </table:table-cell>
          <table:table-cell table:formula="of:=[.A1008]/1000/(60*60*24)" office:value-type="time" office:time-value="PT04H28M15.405S" calcext:value-type="time">
            <text:p>04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65.42" calcext:value-type="float">
            <text:p>565.42</text:p>
          </table:table-cell>
          <table:table-cell office:value-type="float" office:value="712.55" calcext:value-type="float">
            <text:p>712.55</text:p>
          </table:table-cell>
        </table:table-row>
        <table:table-row table:style-name="ro1">
          <table:table-cell office:value-type="float" office:value="16111405" calcext:value-type="float">
            <text:p>16111405</text:p>
          </table:table-cell>
          <table:table-cell table:formula="of:=[.A1009]/1000/(60*60*24)" office:value-type="time" office:time-value="PT04H28M31.405S" calcext:value-type="time">
            <text:p>04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65.96" calcext:value-type="float">
            <text:p>565.96</text:p>
          </table:table-cell>
          <table:table-cell office:value-type="float" office:value="713.2" calcext:value-type="float">
            <text:p>713.2</text:p>
          </table:table-cell>
        </table:table-row>
        <table:table-row table:style-name="ro1">
          <table:table-cell office:value-type="float" office:value="16127405" calcext:value-type="float">
            <text:p>16127405</text:p>
          </table:table-cell>
          <table:table-cell table:formula="of:=[.A1010]/1000/(60*60*24)" office:value-type="time" office:time-value="PT04H28M47.405S" calcext:value-type="time">
            <text:p>04:28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66.49" calcext:value-type="float">
            <text:p>566.49</text:p>
          </table:table-cell>
          <table:table-cell office:value-type="float" office:value="713.85" calcext:value-type="float">
            <text:p>713.85</text:p>
          </table:table-cell>
        </table:table-row>
        <table:table-row table:style-name="ro1">
          <table:table-cell office:value-type="float" office:value="16143405" calcext:value-type="float">
            <text:p>16143405</text:p>
          </table:table-cell>
          <table:table-cell table:formula="of:=[.A1011]/1000/(60*60*24)" office:value-type="time" office:time-value="PT04H29M03.405S" calcext:value-type="time">
            <text:p>04:29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67.03" calcext:value-type="float">
            <text:p>567.03</text:p>
          </table:table-cell>
          <table:table-cell office:value-type="float" office:value="714.49" calcext:value-type="float">
            <text:p>714.49</text:p>
          </table:table-cell>
        </table:table-row>
        <table:table-row table:style-name="ro1">
          <table:table-cell office:value-type="float" office:value="16159405" calcext:value-type="float">
            <text:p>16159405</text:p>
          </table:table-cell>
          <table:table-cell table:formula="of:=[.A1012]/1000/(60*60*24)" office:value-type="time" office:time-value="PT04H29M19.405S" calcext:value-type="time">
            <text:p>04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67.57" calcext:value-type="float">
            <text:p>567.57</text:p>
          </table:table-cell>
          <table:table-cell office:value-type="float" office:value="715.14" calcext:value-type="float">
            <text:p>715.14</text:p>
          </table:table-cell>
        </table:table-row>
        <table:table-row table:style-name="ro1">
          <table:table-cell office:value-type="float" office:value="16175405" calcext:value-type="float">
            <text:p>16175405</text:p>
          </table:table-cell>
          <table:table-cell table:formula="of:=[.A1013]/1000/(60*60*24)" office:value-type="time" office:time-value="PT04H29M35.405S" calcext:value-type="time">
            <text:p>04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568.11" calcext:value-type="float">
            <text:p>568.11</text:p>
          </table:table-cell>
          <table:table-cell office:value-type="float" office:value="715.79" calcext:value-type="float">
            <text:p>715.79</text:p>
          </table:table-cell>
        </table:table-row>
        <table:table-row table:style-name="ro1">
          <table:table-cell office:value-type="float" office:value="16191405" calcext:value-type="float">
            <text:p>16191405</text:p>
          </table:table-cell>
          <table:table-cell table:formula="of:=[.A1014]/1000/(60*60*24)" office:value-type="time" office:time-value="PT04H29M51.405S" calcext:value-type="time">
            <text:p>04:2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68.65" calcext:value-type="float">
            <text:p>568.65</text:p>
          </table:table-cell>
          <table:table-cell office:value-type="float" office:value="716.43" calcext:value-type="float">
            <text:p>716.43</text:p>
          </table:table-cell>
        </table:table-row>
        <table:table-row table:style-name="ro1">
          <table:table-cell office:value-type="float" office:value="16207405" calcext:value-type="float">
            <text:p>16207405</text:p>
          </table:table-cell>
          <table:table-cell table:formula="of:=[.A1015]/1000/(60*60*24)" office:value-type="time" office:time-value="PT04H30M07.405S" calcext:value-type="time">
            <text:p>04:30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69.18" calcext:value-type="float">
            <text:p>569.18</text:p>
          </table:table-cell>
          <table:table-cell office:value-type="float" office:value="717.08" calcext:value-type="float">
            <text:p>717.08</text:p>
          </table:table-cell>
        </table:table-row>
        <table:table-row table:style-name="ro1">
          <table:table-cell office:value-type="float" office:value="16223405" calcext:value-type="float">
            <text:p>16223405</text:p>
          </table:table-cell>
          <table:table-cell table:formula="of:=[.A1016]/1000/(60*60*24)" office:value-type="time" office:time-value="PT04H30M23.405S" calcext:value-type="time">
            <text:p>04:3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69.72" calcext:value-type="float">
            <text:p>569.72</text:p>
          </table:table-cell>
          <table:table-cell office:value-type="float" office:value="717.73" calcext:value-type="float">
            <text:p>717.73</text:p>
          </table:table-cell>
        </table:table-row>
        <table:table-row table:style-name="ro1">
          <table:table-cell office:value-type="float" office:value="16239405" calcext:value-type="float">
            <text:p>16239405</text:p>
          </table:table-cell>
          <table:table-cell table:formula="of:=[.A1017]/1000/(60*60*24)" office:value-type="time" office:time-value="PT04H30M39.405S" calcext:value-type="time">
            <text:p>04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70.26" calcext:value-type="float">
            <text:p>570.26</text:p>
          </table:table-cell>
          <table:table-cell office:value-type="float" office:value="718.37" calcext:value-type="float">
            <text:p>718.37</text:p>
          </table:table-cell>
        </table:table-row>
        <table:table-row table:style-name="ro1">
          <table:table-cell office:value-type="float" office:value="16255405" calcext:value-type="float">
            <text:p>16255405</text:p>
          </table:table-cell>
          <table:table-cell table:formula="of:=[.A1018]/1000/(60*60*24)" office:value-type="time" office:time-value="PT04H30M55.405S" calcext:value-type="time">
            <text:p>04:3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70.79" calcext:value-type="float">
            <text:p>570.79</text:p>
          </table:table-cell>
          <table:table-cell office:value-type="float" office:value="719.02" calcext:value-type="float">
            <text:p>719.02</text:p>
          </table:table-cell>
        </table:table-row>
        <table:table-row table:style-name="ro1">
          <table:table-cell office:value-type="float" office:value="16271405" calcext:value-type="float">
            <text:p>16271405</text:p>
          </table:table-cell>
          <table:table-cell table:formula="of:=[.A1019]/1000/(60*60*24)" office:value-type="time" office:time-value="PT04H31M11.405S" calcext:value-type="time">
            <text:p>04:3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71.33" calcext:value-type="float">
            <text:p>571.33</text:p>
          </table:table-cell>
          <table:table-cell office:value-type="float" office:value="719.66" calcext:value-type="float">
            <text:p>719.66</text:p>
          </table:table-cell>
        </table:table-row>
        <table:table-row table:style-name="ro1">
          <table:table-cell office:value-type="float" office:value="16287405" calcext:value-type="float">
            <text:p>16287405</text:p>
          </table:table-cell>
          <table:table-cell table:formula="of:=[.A1020]/1000/(60*60*24)" office:value-type="time" office:time-value="PT04H31M27.405S" calcext:value-type="time">
            <text:p>04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71.87" calcext:value-type="float">
            <text:p>571.87</text:p>
          </table:table-cell>
          <table:table-cell office:value-type="float" office:value="720.31" calcext:value-type="float">
            <text:p>720.31</text:p>
          </table:table-cell>
        </table:table-row>
        <table:table-row table:style-name="ro1">
          <table:table-cell office:value-type="float" office:value="16303405" calcext:value-type="float">
            <text:p>16303405</text:p>
          </table:table-cell>
          <table:table-cell table:formula="of:=[.A1021]/1000/(60*60*24)" office:value-type="time" office:time-value="PT04H31M43.405S" calcext:value-type="time">
            <text:p>04:3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72.41" calcext:value-type="float">
            <text:p>572.41</text:p>
          </table:table-cell>
          <table:table-cell office:value-type="float" office:value="720.95" calcext:value-type="float">
            <text:p>720.95</text:p>
          </table:table-cell>
        </table:table-row>
        <table:table-row table:style-name="ro1">
          <table:table-cell office:value-type="float" office:value="16319405" calcext:value-type="float">
            <text:p>16319405</text:p>
          </table:table-cell>
          <table:table-cell table:formula="of:=[.A1022]/1000/(60*60*24)" office:value-type="time" office:time-value="PT04H31M59.405S" calcext:value-type="time">
            <text:p>04:3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72.94" calcext:value-type="float">
            <text:p>572.94</text:p>
          </table:table-cell>
          <table:table-cell office:value-type="float" office:value="721.6" calcext:value-type="float">
            <text:p>721.6</text:p>
          </table:table-cell>
        </table:table-row>
        <table:table-row table:style-name="ro1">
          <table:table-cell office:value-type="float" office:value="16335405" calcext:value-type="float">
            <text:p>16335405</text:p>
          </table:table-cell>
          <table:table-cell table:formula="of:=[.A1023]/1000/(60*60*24)" office:value-type="time" office:time-value="PT04H32M15.405S" calcext:value-type="time">
            <text:p>04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73.48" calcext:value-type="float">
            <text:p>573.48</text:p>
          </table:table-cell>
          <table:table-cell office:value-type="float" office:value="722.24" calcext:value-type="float">
            <text:p>722.24</text:p>
          </table:table-cell>
        </table:table-row>
        <table:table-row table:style-name="ro1">
          <table:table-cell office:value-type="float" office:value="16351405" calcext:value-type="float">
            <text:p>16351405</text:p>
          </table:table-cell>
          <table:table-cell table:formula="of:=[.A1024]/1000/(60*60*24)" office:value-type="time" office:time-value="PT04H32M31.405S" calcext:value-type="time">
            <text:p>04:3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74.02" calcext:value-type="float">
            <text:p>574.02</text:p>
          </table:table-cell>
          <table:table-cell office:value-type="float" office:value="722.89" calcext:value-type="float">
            <text:p>722.89</text:p>
          </table:table-cell>
        </table:table-row>
        <table:table-row table:style-name="ro1">
          <table:table-cell office:value-type="float" office:value="16367405" calcext:value-type="float">
            <text:p>16367405</text:p>
          </table:table-cell>
          <table:table-cell table:formula="of:=[.A1025]/1000/(60*60*24)" office:value-type="time" office:time-value="PT04H32M47.405S" calcext:value-type="time">
            <text:p>04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74.55" calcext:value-type="float">
            <text:p>574.55</text:p>
          </table:table-cell>
          <table:table-cell office:value-type="float" office:value="723.53" calcext:value-type="float">
            <text:p>723.53</text:p>
          </table:table-cell>
        </table:table-row>
        <table:table-row table:style-name="ro1">
          <table:table-cell office:value-type="float" office:value="16383405" calcext:value-type="float">
            <text:p>16383405</text:p>
          </table:table-cell>
          <table:table-cell table:formula="of:=[.A1026]/1000/(60*60*24)" office:value-type="time" office:time-value="PT04H33M03.405S" calcext:value-type="time">
            <text:p>04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75.09" calcext:value-type="float">
            <text:p>575.09</text:p>
          </table:table-cell>
          <table:table-cell office:value-type="float" office:value="724.18" calcext:value-type="float">
            <text:p>724.18</text:p>
          </table:table-cell>
        </table:table-row>
        <table:table-row table:style-name="ro1">
          <table:table-cell office:value-type="float" office:value="16399405" calcext:value-type="float">
            <text:p>16399405</text:p>
          </table:table-cell>
          <table:table-cell table:formula="of:=[.A1027]/1000/(60*60*24)" office:value-type="time" office:time-value="PT04H33M19.405S" calcext:value-type="time">
            <text:p>04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75.63" calcext:value-type="float">
            <text:p>575.63</text:p>
          </table:table-cell>
          <table:table-cell office:value-type="float" office:value="724.82" calcext:value-type="float">
            <text:p>724.82</text:p>
          </table:table-cell>
        </table:table-row>
        <table:table-row table:style-name="ro1">
          <table:table-cell office:value-type="float" office:value="16415405" calcext:value-type="float">
            <text:p>16415405</text:p>
          </table:table-cell>
          <table:table-cell table:formula="of:=[.A1028]/1000/(60*60*24)" office:value-type="time" office:time-value="PT04H33M35.405S" calcext:value-type="time">
            <text:p>04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76.16" calcext:value-type="float">
            <text:p>576.16</text:p>
          </table:table-cell>
          <table:table-cell office:value-type="float" office:value="725.46" calcext:value-type="float">
            <text:p>725.46</text:p>
          </table:table-cell>
        </table:table-row>
        <table:table-row table:style-name="ro1">
          <table:table-cell office:value-type="float" office:value="16431405" calcext:value-type="float">
            <text:p>16431405</text:p>
          </table:table-cell>
          <table:table-cell table:formula="of:=[.A1029]/1000/(60*60*24)" office:value-type="time" office:time-value="PT04H33M51.405S" calcext:value-type="time">
            <text:p>04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76.7" calcext:value-type="float">
            <text:p>576.7</text:p>
          </table:table-cell>
          <table:table-cell office:value-type="float" office:value="726.11" calcext:value-type="float">
            <text:p>726.11</text:p>
          </table:table-cell>
        </table:table-row>
        <table:table-row table:style-name="ro1">
          <table:table-cell office:value-type="float" office:value="16447405" calcext:value-type="float">
            <text:p>16447405</text:p>
          </table:table-cell>
          <table:table-cell table:formula="of:=[.A1030]/1000/(60*60*24)" office:value-type="time" office:time-value="PT04H34M07.405S" calcext:value-type="time">
            <text:p>04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77.24" calcext:value-type="float">
            <text:p>577.24</text:p>
          </table:table-cell>
          <table:table-cell office:value-type="float" office:value="726.75" calcext:value-type="float">
            <text:p>726.75</text:p>
          </table:table-cell>
        </table:table-row>
        <table:table-row table:style-name="ro1">
          <table:table-cell office:value-type="float" office:value="16463405" calcext:value-type="float">
            <text:p>16463405</text:p>
          </table:table-cell>
          <table:table-cell table:formula="of:=[.A1031]/1000/(60*60*24)" office:value-type="time" office:time-value="PT04H34M23.405S" calcext:value-type="time">
            <text:p>04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77.77" calcext:value-type="float">
            <text:p>577.77</text:p>
          </table:table-cell>
          <table:table-cell office:value-type="float" office:value="727.4" calcext:value-type="float">
            <text:p>727.4</text:p>
          </table:table-cell>
        </table:table-row>
        <table:table-row table:style-name="ro1">
          <table:table-cell office:value-type="float" office:value="16479405" calcext:value-type="float">
            <text:p>16479405</text:p>
          </table:table-cell>
          <table:table-cell table:formula="of:=[.A1032]/1000/(60*60*24)" office:value-type="time" office:time-value="PT04H34M39.405S" calcext:value-type="time">
            <text:p>04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78.31" calcext:value-type="float">
            <text:p>578.31</text:p>
          </table:table-cell>
          <table:table-cell office:value-type="float" office:value="728.04" calcext:value-type="float">
            <text:p>728.04</text:p>
          </table:table-cell>
        </table:table-row>
        <table:table-row table:style-name="ro1">
          <table:table-cell office:value-type="float" office:value="16495405" calcext:value-type="float">
            <text:p>16495405</text:p>
          </table:table-cell>
          <table:table-cell table:formula="of:=[.A1033]/1000/(60*60*24)" office:value-type="time" office:time-value="PT04H34M55.405S" calcext:value-type="time">
            <text:p>04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78.85" calcext:value-type="float">
            <text:p>578.85</text:p>
          </table:table-cell>
          <table:table-cell office:value-type="float" office:value="728.68" calcext:value-type="float">
            <text:p>728.68</text:p>
          </table:table-cell>
        </table:table-row>
        <table:table-row table:style-name="ro1">
          <table:table-cell office:value-type="float" office:value="16511405" calcext:value-type="float">
            <text:p>16511405</text:p>
          </table:table-cell>
          <table:table-cell table:formula="of:=[.A1034]/1000/(60*60*24)" office:value-type="time" office:time-value="PT04H35M11.405S" calcext:value-type="time">
            <text:p>04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79.38" calcext:value-type="float">
            <text:p>579.38</text:p>
          </table:table-cell>
          <table:table-cell office:value-type="float" office:value="729.33" calcext:value-type="float">
            <text:p>729.33</text:p>
          </table:table-cell>
        </table:table-row>
        <table:table-row table:style-name="ro1">
          <table:table-cell office:value-type="float" office:value="16527405" calcext:value-type="float">
            <text:p>16527405</text:p>
          </table:table-cell>
          <table:table-cell table:formula="of:=[.A1035]/1000/(60*60*24)" office:value-type="time" office:time-value="PT04H35M27.405S" calcext:value-type="time">
            <text:p>04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79.92" calcext:value-type="float">
            <text:p>579.92</text:p>
          </table:table-cell>
          <table:table-cell office:value-type="float" office:value="729.97" calcext:value-type="float">
            <text:p>729.97</text:p>
          </table:table-cell>
        </table:table-row>
        <table:table-row table:style-name="ro1">
          <table:table-cell office:value-type="float" office:value="16543405" calcext:value-type="float">
            <text:p>16543405</text:p>
          </table:table-cell>
          <table:table-cell table:formula="of:=[.A1036]/1000/(60*60*24)" office:value-type="time" office:time-value="PT04H35M43.405S" calcext:value-type="time">
            <text:p>04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80.46" calcext:value-type="float">
            <text:p>580.46</text:p>
          </table:table-cell>
          <table:table-cell office:value-type="float" office:value="730.61" calcext:value-type="float">
            <text:p>730.61</text:p>
          </table:table-cell>
        </table:table-row>
        <table:table-row table:style-name="ro1">
          <table:table-cell office:value-type="float" office:value="16559405" calcext:value-type="float">
            <text:p>16559405</text:p>
          </table:table-cell>
          <table:table-cell table:formula="of:=[.A1037]/1000/(60*60*24)" office:value-type="time" office:time-value="PT04H35M59.405S" calcext:value-type="time">
            <text:p>04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80.99" calcext:value-type="float">
            <text:p>580.99</text:p>
          </table:table-cell>
          <table:table-cell office:value-type="float" office:value="731.26" calcext:value-type="float">
            <text:p>731.26</text:p>
          </table:table-cell>
        </table:table-row>
        <table:table-row table:style-name="ro1">
          <table:table-cell office:value-type="float" office:value="16575405" calcext:value-type="float">
            <text:p>16575405</text:p>
          </table:table-cell>
          <table:table-cell table:formula="of:=[.A1038]/1000/(60*60*24)" office:value-type="time" office:time-value="PT04H36M15.405S" calcext:value-type="time">
            <text:p>04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81.53" calcext:value-type="float">
            <text:p>581.53</text:p>
          </table:table-cell>
          <table:table-cell office:value-type="float" office:value="731.9" calcext:value-type="float">
            <text:p>731.9</text:p>
          </table:table-cell>
        </table:table-row>
        <table:table-row table:style-name="ro1">
          <table:table-cell office:value-type="float" office:value="16591405" calcext:value-type="float">
            <text:p>16591405</text:p>
          </table:table-cell>
          <table:table-cell table:formula="of:=[.A1039]/1000/(60*60*24)" office:value-type="time" office:time-value="PT04H36M31.405S" calcext:value-type="time">
            <text:p>04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82.06" calcext:value-type="float">
            <text:p>582.06</text:p>
          </table:table-cell>
          <table:table-cell office:value-type="float" office:value="732.54" calcext:value-type="float">
            <text:p>732.54</text:p>
          </table:table-cell>
        </table:table-row>
        <table:table-row table:style-name="ro1">
          <table:table-cell office:value-type="float" office:value="16607405" calcext:value-type="float">
            <text:p>16607405</text:p>
          </table:table-cell>
          <table:table-cell table:formula="of:=[.A1040]/1000/(60*60*24)" office:value-type="time" office:time-value="PT04H36M47.405S" calcext:value-type="time">
            <text:p>04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582.6" calcext:value-type="float">
            <text:p>582.6</text:p>
          </table:table-cell>
          <table:table-cell office:value-type="float" office:value="733.18" calcext:value-type="float">
            <text:p>733.18</text:p>
          </table:table-cell>
        </table:table-row>
        <table:table-row table:style-name="ro1">
          <table:table-cell office:value-type="float" office:value="16623405" calcext:value-type="float">
            <text:p>16623405</text:p>
          </table:table-cell>
          <table:table-cell table:formula="of:=[.A1041]/1000/(60*60*24)" office:value-type="time" office:time-value="PT04H37M03.405S" calcext:value-type="time">
            <text:p>04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83.13" calcext:value-type="float">
            <text:p>583.13</text:p>
          </table:table-cell>
          <table:table-cell office:value-type="float" office:value="733.83" calcext:value-type="float">
            <text:p>733.83</text:p>
          </table:table-cell>
        </table:table-row>
        <table:table-row table:style-name="ro1">
          <table:table-cell office:value-type="float" office:value="16639405" calcext:value-type="float">
            <text:p>16639405</text:p>
          </table:table-cell>
          <table:table-cell table:formula="of:=[.A1042]/1000/(60*60*24)" office:value-type="time" office:time-value="PT04H37M19.405S" calcext:value-type="time">
            <text:p>04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83.67" calcext:value-type="float">
            <text:p>583.67</text:p>
          </table:table-cell>
          <table:table-cell office:value-type="float" office:value="734.47" calcext:value-type="float">
            <text:p>734.47</text:p>
          </table:table-cell>
        </table:table-row>
        <table:table-row table:style-name="ro1">
          <table:table-cell office:value-type="float" office:value="16655405" calcext:value-type="float">
            <text:p>16655405</text:p>
          </table:table-cell>
          <table:table-cell table:formula="of:=[.A1043]/1000/(60*60*24)" office:value-type="time" office:time-value="PT04H37M35.405S" calcext:value-type="time">
            <text:p>04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84.21" calcext:value-type="float">
            <text:p>584.21</text:p>
          </table:table-cell>
          <table:table-cell office:value-type="float" office:value="735.11" calcext:value-type="float">
            <text:p>735.11</text:p>
          </table:table-cell>
        </table:table-row>
        <table:table-row table:style-name="ro1">
          <table:table-cell office:value-type="float" office:value="16671404" calcext:value-type="float">
            <text:p>16671404</text:p>
          </table:table-cell>
          <table:table-cell table:formula="of:=[.A1044]/1000/(60*60*24)" office:value-type="time" office:time-value="PT04H37M51.404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4.74" calcext:value-type="float">
            <text:p>584.74</text:p>
          </table:table-cell>
          <table:table-cell office:value-type="float" office:value="735.75" calcext:value-type="float">
            <text:p>735.75</text:p>
          </table:table-cell>
        </table:table-row>
        <table:table-row table:style-name="ro1">
          <table:table-cell office:value-type="float" office:value="16687405" calcext:value-type="float">
            <text:p>16687405</text:p>
          </table:table-cell>
          <table:table-cell table:formula="of:=[.A1045]/1000/(60*60*24)" office:value-type="time" office:time-value="PT04H38M07.405S" calcext:value-type="time">
            <text:p>04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85.28" calcext:value-type="float">
            <text:p>585.28</text:p>
          </table:table-cell>
          <table:table-cell office:value-type="float" office:value="736.39" calcext:value-type="float">
            <text:p>736.39</text:p>
          </table:table-cell>
        </table:table-row>
        <table:table-row table:style-name="ro1">
          <table:table-cell office:value-type="float" office:value="16703405" calcext:value-type="float">
            <text:p>16703405</text:p>
          </table:table-cell>
          <table:table-cell table:formula="of:=[.A1046]/1000/(60*60*24)" office:value-type="time" office:time-value="PT04H38M23.405S" calcext:value-type="time">
            <text:p>04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5.81" calcext:value-type="float">
            <text:p>585.81</text:p>
          </table:table-cell>
          <table:table-cell office:value-type="float" office:value="737.03" calcext:value-type="float">
            <text:p>737.03</text:p>
          </table:table-cell>
        </table:table-row>
        <table:table-row table:style-name="ro1">
          <table:table-cell office:value-type="float" office:value="16719405" calcext:value-type="float">
            <text:p>16719405</text:p>
          </table:table-cell>
          <table:table-cell table:formula="of:=[.A1047]/1000/(60*60*24)" office:value-type="time" office:time-value="PT04H38M39.405S" calcext:value-type="time">
            <text:p>04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86.35" calcext:value-type="float">
            <text:p>586.35</text:p>
          </table:table-cell>
          <table:table-cell office:value-type="float" office:value="737.68" calcext:value-type="float">
            <text:p>737.68</text:p>
          </table:table-cell>
        </table:table-row>
        <table:table-row table:style-name="ro1">
          <table:table-cell office:value-type="float" office:value="16735405" calcext:value-type="float">
            <text:p>16735405</text:p>
          </table:table-cell>
          <table:table-cell table:formula="of:=[.A1048]/1000/(60*60*24)" office:value-type="time" office:time-value="PT04H38M55.405S" calcext:value-type="time">
            <text:p>04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86.88" calcext:value-type="float">
            <text:p>586.88</text:p>
          </table:table-cell>
          <table:table-cell office:value-type="float" office:value="738.32" calcext:value-type="float">
            <text:p>738.32</text:p>
          </table:table-cell>
        </table:table-row>
        <table:table-row table:style-name="ro1">
          <table:table-cell office:value-type="float" office:value="16751405" calcext:value-type="float">
            <text:p>16751405</text:p>
          </table:table-cell>
          <table:table-cell table:formula="of:=[.A1049]/1000/(60*60*24)" office:value-type="time" office:time-value="PT04H39M11.405S" calcext:value-type="time">
            <text:p>04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87.42" calcext:value-type="float">
            <text:p>587.42</text:p>
          </table:table-cell>
          <table:table-cell office:value-type="float" office:value="738.96" calcext:value-type="float">
            <text:p>738.96</text:p>
          </table:table-cell>
        </table:table-row>
        <table:table-row table:style-name="ro1">
          <table:table-cell office:value-type="float" office:value="16767405" calcext:value-type="float">
            <text:p>16767405</text:p>
          </table:table-cell>
          <table:table-cell table:formula="of:=[.A1050]/1000/(60*60*24)" office:value-type="time" office:time-value="PT04H39M27.405S" calcext:value-type="time">
            <text:p>04:3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7.95" calcext:value-type="float">
            <text:p>587.95</text:p>
          </table:table-cell>
          <table:table-cell office:value-type="float" office:value="739.6" calcext:value-type="float">
            <text:p>739.6</text:p>
          </table:table-cell>
        </table:table-row>
        <table:table-row table:style-name="ro1">
          <table:table-cell office:value-type="float" office:value="16783405" calcext:value-type="float">
            <text:p>16783405</text:p>
          </table:table-cell>
          <table:table-cell table:formula="of:=[.A1051]/1000/(60*60*24)" office:value-type="time" office:time-value="PT04H39M43.405S" calcext:value-type="time">
            <text:p>04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740.24" calcext:value-type="float">
            <text:p>740.24</text:p>
          </table:table-cell>
        </table:table-row>
        <table:table-row table:style-name="ro1">
          <table:table-cell office:value-type="float" office:value="16799405" calcext:value-type="float">
            <text:p>16799405</text:p>
          </table:table-cell>
          <table:table-cell table:formula="of:=[.A1052]/1000/(60*60*24)" office:value-type="time" office:time-value="PT04H39M59.405S" calcext:value-type="time">
            <text:p>04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89.02" calcext:value-type="float">
            <text:p>589.02</text:p>
          </table:table-cell>
          <table:table-cell office:value-type="float" office:value="740.88" calcext:value-type="float">
            <text:p>740.88</text:p>
          </table:table-cell>
        </table:table-row>
        <table:table-row table:style-name="ro1">
          <table:table-cell office:value-type="float" office:value="16815405" calcext:value-type="float">
            <text:p>16815405</text:p>
          </table:table-cell>
          <table:table-cell table:formula="of:=[.A1053]/1000/(60*60*24)" office:value-type="time" office:time-value="PT04H40M15.405S" calcext:value-type="time">
            <text:p>04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89.56" calcext:value-type="float">
            <text:p>589.56</text:p>
          </table:table-cell>
          <table:table-cell office:value-type="float" office:value="741.52" calcext:value-type="float">
            <text:p>741.52</text:p>
          </table:table-cell>
        </table:table-row>
        <table:table-row table:style-name="ro1">
          <table:table-cell office:value-type="float" office:value="16831405" calcext:value-type="float">
            <text:p>16831405</text:p>
          </table:table-cell>
          <table:table-cell table:formula="of:=[.A1054]/1000/(60*60*24)" office:value-type="time" office:time-value="PT04H40M31.405S" calcext:value-type="time">
            <text:p>04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0.09" calcext:value-type="float">
            <text:p>590.09</text:p>
          </table:table-cell>
          <table:table-cell office:value-type="float" office:value="742.16" calcext:value-type="float">
            <text:p>742.16</text:p>
          </table:table-cell>
        </table:table-row>
        <table:table-row table:style-name="ro1">
          <table:table-cell office:value-type="float" office:value="16847405" calcext:value-type="float">
            <text:p>16847405</text:p>
          </table:table-cell>
          <table:table-cell table:formula="of:=[.A1055]/1000/(60*60*24)" office:value-type="time" office:time-value="PT04H40M47.405S" calcext:value-type="time">
            <text:p>04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0.63" calcext:value-type="float">
            <text:p>590.63</text:p>
          </table:table-cell>
          <table:table-cell office:value-type="float" office:value="742.8" calcext:value-type="float">
            <text:p>742.8</text:p>
          </table:table-cell>
        </table:table-row>
        <table:table-row table:style-name="ro1">
          <table:table-cell office:value-type="float" office:value="16863405" calcext:value-type="float">
            <text:p>16863405</text:p>
          </table:table-cell>
          <table:table-cell table:formula="of:=[.A1056]/1000/(60*60*24)" office:value-type="time" office:time-value="PT04H41M03.405S" calcext:value-type="time">
            <text:p>04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1.16" calcext:value-type="float">
            <text:p>591.16</text:p>
          </table:table-cell>
          <table:table-cell office:value-type="float" office:value="743.44" calcext:value-type="float">
            <text:p>743.44</text:p>
          </table:table-cell>
        </table:table-row>
        <table:table-row table:style-name="ro1">
          <table:table-cell office:value-type="float" office:value="16879405" calcext:value-type="float">
            <text:p>16879405</text:p>
          </table:table-cell>
          <table:table-cell table:formula="of:=[.A1057]/1000/(60*60*24)" office:value-type="time" office:time-value="PT04H41M19.405S" calcext:value-type="time">
            <text:p>04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1.7" calcext:value-type="float">
            <text:p>591.7</text:p>
          </table:table-cell>
          <table:table-cell office:value-type="float" office:value="744.08" calcext:value-type="float">
            <text:p>744.08</text:p>
          </table:table-cell>
        </table:table-row>
        <table:table-row table:style-name="ro1">
          <table:table-cell office:value-type="float" office:value="16895405" calcext:value-type="float">
            <text:p>16895405</text:p>
          </table:table-cell>
          <table:table-cell table:formula="of:=[.A1058]/1000/(60*60*24)" office:value-type="time" office:time-value="PT04H41M35.405S" calcext:value-type="time">
            <text:p>04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2.23" calcext:value-type="float">
            <text:p>592.23</text:p>
          </table:table-cell>
          <table:table-cell office:value-type="float" office:value="744.72" calcext:value-type="float">
            <text:p>744.72</text:p>
          </table:table-cell>
        </table:table-row>
        <table:table-row table:style-name="ro1">
          <table:table-cell office:value-type="float" office:value="16911405" calcext:value-type="float">
            <text:p>16911405</text:p>
          </table:table-cell>
          <table:table-cell table:formula="of:=[.A1059]/1000/(60*60*24)" office:value-type="time" office:time-value="PT04H41M51.405S" calcext:value-type="time">
            <text:p>04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2.77" calcext:value-type="float">
            <text:p>592.77</text:p>
          </table:table-cell>
          <table:table-cell office:value-type="float" office:value="745.36" calcext:value-type="float">
            <text:p>745.36</text:p>
          </table:table-cell>
        </table:table-row>
        <table:table-row table:style-name="ro1">
          <table:table-cell office:value-type="float" office:value="16927405" calcext:value-type="float">
            <text:p>16927405</text:p>
          </table:table-cell>
          <table:table-cell table:formula="of:=[.A1060]/1000/(60*60*24)" office:value-type="time" office:time-value="PT04H42M07.405S" calcext:value-type="time">
            <text:p>04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3.3" calcext:value-type="float">
            <text:p>593.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6943404" calcext:value-type="float">
            <text:p>16943404</text:p>
          </table:table-cell>
          <table:table-cell table:formula="of:=[.A1061]/1000/(60*60*24)" office:value-type="time" office:time-value="PT04H42M23.404S" calcext:value-type="time">
            <text:p>04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3.84" calcext:value-type="float">
            <text:p>593.84</text:p>
          </table:table-cell>
          <table:table-cell office:value-type="float" office:value="746.64" calcext:value-type="float">
            <text:p>746.64</text:p>
          </table:table-cell>
        </table:table-row>
        <table:table-row table:style-name="ro1">
          <table:table-cell office:value-type="float" office:value="16959405" calcext:value-type="float">
            <text:p>16959405</text:p>
          </table:table-cell>
          <table:table-cell table:formula="of:=[.A1062]/1000/(60*60*24)" office:value-type="time" office:time-value="PT04H42M39.405S" calcext:value-type="time">
            <text:p>04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94.37" calcext:value-type="float">
            <text:p>594.37</text:p>
          </table:table-cell>
          <table:table-cell office:value-type="float" office:value="747.28" calcext:value-type="float">
            <text:p>747.28</text:p>
          </table:table-cell>
        </table:table-row>
        <table:table-row table:style-name="ro1">
          <table:table-cell office:value-type="float" office:value="16975405" calcext:value-type="float">
            <text:p>16975405</text:p>
          </table:table-cell>
          <table:table-cell table:formula="of:=[.A1063]/1000/(60*60*24)" office:value-type="time" office:time-value="PT04H42M55.405S" calcext:value-type="time">
            <text:p>04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4.91" calcext:value-type="float">
            <text:p>594.91</text:p>
          </table:table-cell>
          <table:table-cell office:value-type="float" office:value="747.92" calcext:value-type="float">
            <text:p>747.92</text:p>
          </table:table-cell>
        </table:table-row>
        <table:table-row table:style-name="ro1">
          <table:table-cell office:value-type="float" office:value="16991405" calcext:value-type="float">
            <text:p>16991405</text:p>
          </table:table-cell>
          <table:table-cell table:formula="of:=[.A1064]/1000/(60*60*24)" office:value-type="time" office:time-value="PT04H43M11.405S" calcext:value-type="time">
            <text:p>04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5.44" calcext:value-type="float">
            <text:p>595.44</text:p>
          </table:table-cell>
          <table:table-cell office:value-type="float" office:value="748.56" calcext:value-type="float">
            <text:p>748.56</text:p>
          </table:table-cell>
        </table:table-row>
        <table:table-row table:style-name="ro1">
          <table:table-cell office:value-type="float" office:value="17007405" calcext:value-type="float">
            <text:p>17007405</text:p>
          </table:table-cell>
          <table:table-cell table:formula="of:=[.A1065]/1000/(60*60*24)" office:value-type="time" office:time-value="PT04H43M27.405S" calcext:value-type="time">
            <text:p>04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5.97" calcext:value-type="float">
            <text:p>595.97</text:p>
          </table:table-cell>
          <table:table-cell office:value-type="float" office:value="749.2" calcext:value-type="float">
            <text:p>749.2</text:p>
          </table:table-cell>
        </table:table-row>
        <table:table-row table:style-name="ro1">
          <table:table-cell office:value-type="float" office:value="17023405" calcext:value-type="float">
            <text:p>17023405</text:p>
          </table:table-cell>
          <table:table-cell table:formula="of:=[.A1066]/1000/(60*60*24)" office:value-type="time" office:time-value="PT04H43M43.405S" calcext:value-type="time">
            <text:p>04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96.51" calcext:value-type="float">
            <text:p>596.51</text:p>
          </table:table-cell>
          <table:table-cell office:value-type="float" office:value="749.84" calcext:value-type="float">
            <text:p>749.84</text:p>
          </table:table-cell>
        </table:table-row>
        <table:table-row table:style-name="ro1">
          <table:table-cell office:value-type="float" office:value="17039404" calcext:value-type="float">
            <text:p>17039404</text:p>
          </table:table-cell>
          <table:table-cell table:formula="of:=[.A1067]/1000/(60*60*24)" office:value-type="time" office:time-value="PT04H43M59.404S" calcext:value-type="time">
            <text:p>04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97.04" calcext:value-type="float">
            <text:p>597.04</text:p>
          </table:table-cell>
          <table:table-cell office:value-type="float" office:value="750.48" calcext:value-type="float">
            <text:p>750.48</text:p>
          </table:table-cell>
        </table:table-row>
        <table:table-row table:style-name="ro1">
          <table:table-cell office:value-type="float" office:value="17055405" calcext:value-type="float">
            <text:p>17055405</text:p>
          </table:table-cell>
          <table:table-cell table:formula="of:=[.A1068]/1000/(60*60*24)" office:value-type="time" office:time-value="PT04H44M15.405S" calcext:value-type="time">
            <text:p>04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97.58" calcext:value-type="float">
            <text:p>597.58</text:p>
          </table:table-cell>
          <table:table-cell office:value-type="float" office:value="751.11" calcext:value-type="float">
            <text:p>751.11</text:p>
          </table:table-cell>
        </table:table-row>
        <table:table-row table:style-name="ro1">
          <table:table-cell office:value-type="float" office:value="17071405" calcext:value-type="float">
            <text:p>17071405</text:p>
          </table:table-cell>
          <table:table-cell table:formula="of:=[.A1069]/1000/(60*60*24)" office:value-type="time" office:time-value="PT04H44M31.405S" calcext:value-type="time">
            <text:p>04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98.11" calcext:value-type="float">
            <text:p>598.11</text:p>
          </table:table-cell>
          <table:table-cell office:value-type="float" office:value="751.75" calcext:value-type="float">
            <text:p>751.75</text:p>
          </table:table-cell>
        </table:table-row>
        <table:table-row table:style-name="ro1">
          <table:table-cell office:value-type="float" office:value="17087405" calcext:value-type="float">
            <text:p>17087405</text:p>
          </table:table-cell>
          <table:table-cell table:formula="of:=[.A1070]/1000/(60*60*24)" office:value-type="time" office:time-value="PT04H44M47.405S" calcext:value-type="time">
            <text:p>04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98.64" calcext:value-type="float">
            <text:p>598.64</text:p>
          </table:table-cell>
          <table:table-cell office:value-type="float" office:value="752.39" calcext:value-type="float">
            <text:p>752.39</text:p>
          </table:table-cell>
        </table:table-row>
        <table:table-row table:style-name="ro1">
          <table:table-cell office:value-type="float" office:value="17103405" calcext:value-type="float">
            <text:p>17103405</text:p>
          </table:table-cell>
          <table:table-cell table:formula="of:=[.A1071]/1000/(60*60*24)" office:value-type="time" office:time-value="PT04H45M03.405S" calcext:value-type="time">
            <text:p>04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99.18" calcext:value-type="float">
            <text:p>599.18</text:p>
          </table:table-cell>
          <table:table-cell office:value-type="float" office:value="753.03" calcext:value-type="float">
            <text:p>753.03</text:p>
          </table:table-cell>
        </table:table-row>
        <table:table-row table:style-name="ro1">
          <table:table-cell office:value-type="float" office:value="17119405" calcext:value-type="float">
            <text:p>17119405</text:p>
          </table:table-cell>
          <table:table-cell table:formula="of:=[.A1072]/1000/(60*60*24)" office:value-type="time" office:time-value="PT04H45M19.405S" calcext:value-type="time">
            <text:p>04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99.71" calcext:value-type="float">
            <text:p>599.71</text:p>
          </table:table-cell>
          <table:table-cell office:value-type="float" office:value="753.67" calcext:value-type="float">
            <text:p>753.67</text:p>
          </table:table-cell>
        </table:table-row>
        <table:table-row table:style-name="ro1">
          <table:table-cell office:value-type="float" office:value="17135405" calcext:value-type="float">
            <text:p>17135405</text:p>
          </table:table-cell>
          <table:table-cell table:formula="of:=[.A1073]/1000/(60*60*24)" office:value-type="time" office:time-value="PT04H45M35.405S" calcext:value-type="time">
            <text:p>04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00.25" calcext:value-type="float">
            <text:p>600.25</text:p>
          </table:table-cell>
          <table:table-cell office:value-type="float" office:value="754.3" calcext:value-type="float">
            <text:p>754.3</text:p>
          </table:table-cell>
        </table:table-row>
        <table:table-row table:style-name="ro1">
          <table:table-cell office:value-type="float" office:value="17151405" calcext:value-type="float">
            <text:p>17151405</text:p>
          </table:table-cell>
          <table:table-cell table:formula="of:=[.A1074]/1000/(60*60*24)" office:value-type="time" office:time-value="PT04H45M51.405S" calcext:value-type="time">
            <text:p>04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00.78" calcext:value-type="float">
            <text:p>600.78</text:p>
          </table:table-cell>
          <table:table-cell office:value-type="float" office:value="754.94" calcext:value-type="float">
            <text:p>754.94</text:p>
          </table:table-cell>
        </table:table-row>
        <table:table-row table:style-name="ro1">
          <table:table-cell office:value-type="float" office:value="17167405" calcext:value-type="float">
            <text:p>17167405</text:p>
          </table:table-cell>
          <table:table-cell table:formula="of:=[.A1075]/1000/(60*60*24)" office:value-type="time" office:time-value="PT04H46M07.405S" calcext:value-type="time">
            <text:p>04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01.32" calcext:value-type="float">
            <text:p>601.32</text:p>
          </table:table-cell>
          <table:table-cell office:value-type="float" office:value="755.58" calcext:value-type="float">
            <text:p>755.58</text:p>
          </table:table-cell>
        </table:table-row>
        <table:table-row table:style-name="ro1">
          <table:table-cell office:value-type="float" office:value="17183405" calcext:value-type="float">
            <text:p>17183405</text:p>
          </table:table-cell>
          <table:table-cell table:formula="of:=[.A1076]/1000/(60*60*24)" office:value-type="time" office:time-value="PT04H46M23.405S" calcext:value-type="time">
            <text:p>04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01.85" calcext:value-type="float">
            <text:p>601.85</text:p>
          </table:table-cell>
          <table:table-cell office:value-type="float" office:value="756.22" calcext:value-type="float">
            <text:p>756.22</text:p>
          </table:table-cell>
        </table:table-row>
        <table:table-row table:style-name="ro1">
          <table:table-cell office:value-type="float" office:value="17199405" calcext:value-type="float">
            <text:p>17199405</text:p>
          </table:table-cell>
          <table:table-cell table:formula="of:=[.A1077]/1000/(60*60*24)" office:value-type="time" office:time-value="PT04H46M39.405S" calcext:value-type="time">
            <text:p>04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02.38" calcext:value-type="float">
            <text:p>602.38</text:p>
          </table:table-cell>
          <table:table-cell office:value-type="float" office:value="756.85" calcext:value-type="float">
            <text:p>756.85</text:p>
          </table:table-cell>
        </table:table-row>
        <table:table-row table:style-name="ro1">
          <table:table-cell office:value-type="float" office:value="17215405" calcext:value-type="float">
            <text:p>17215405</text:p>
          </table:table-cell>
          <table:table-cell table:formula="of:=[.A1078]/1000/(60*60*24)" office:value-type="time" office:time-value="PT04H46M55.405S" calcext:value-type="time">
            <text:p>04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02.92" calcext:value-type="float">
            <text:p>602.92</text:p>
          </table:table-cell>
          <table:table-cell office:value-type="float" office:value="757.49" calcext:value-type="float">
            <text:p>757.49</text:p>
          </table:table-cell>
        </table:table-row>
        <table:table-row table:style-name="ro1">
          <table:table-cell office:value-type="float" office:value="17231405" calcext:value-type="float">
            <text:p>17231405</text:p>
          </table:table-cell>
          <table:table-cell table:formula="of:=[.A1079]/1000/(60*60*24)" office:value-type="time" office:time-value="PT04H47M11.405S" calcext:value-type="time">
            <text:p>04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03.45" calcext:value-type="float">
            <text:p>603.45</text:p>
          </table:table-cell>
          <table:table-cell office:value-type="float" office:value="758.13" calcext:value-type="float">
            <text:p>758.13</text:p>
          </table:table-cell>
        </table:table-row>
        <table:table-row table:style-name="ro1">
          <table:table-cell office:value-type="float" office:value="17247405" calcext:value-type="float">
            <text:p>17247405</text:p>
          </table:table-cell>
          <table:table-cell table:formula="of:=[.A1080]/1000/(60*60*24)" office:value-type="time" office:time-value="PT04H47M27.405S" calcext:value-type="time">
            <text:p>04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03.98" calcext:value-type="float">
            <text:p>603.98</text:p>
          </table:table-cell>
          <table:table-cell office:value-type="float" office:value="758.76" calcext:value-type="float">
            <text:p>758.76</text:p>
          </table:table-cell>
        </table:table-row>
        <table:table-row table:style-name="ro1">
          <table:table-cell office:value-type="float" office:value="17263405" calcext:value-type="float">
            <text:p>17263405</text:p>
          </table:table-cell>
          <table:table-cell table:formula="of:=[.A1081]/1000/(60*60*24)" office:value-type="time" office:time-value="PT04H47M43.405S" calcext:value-type="time">
            <text:p>04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04.52" calcext:value-type="float">
            <text:p>604.52</text:p>
          </table:table-cell>
          <table:table-cell office:value-type="float" office:value="759.4" calcext:value-type="float">
            <text:p>759.4</text:p>
          </table:table-cell>
        </table:table-row>
        <table:table-row table:style-name="ro1">
          <table:table-cell office:value-type="float" office:value="17279405" calcext:value-type="float">
            <text:p>17279405</text:p>
          </table:table-cell>
          <table:table-cell table:formula="of:=[.A1082]/1000/(60*60*24)" office:value-type="time" office:time-value="PT04H47M59.405S" calcext:value-type="time">
            <text:p>04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5.05" calcext:value-type="float">
            <text:p>605.05</text:p>
          </table:table-cell>
          <table:table-cell office:value-type="float" office:value="760.04" calcext:value-type="float">
            <text:p>760.04</text:p>
          </table:table-cell>
        </table:table-row>
        <table:table-row table:style-name="ro1">
          <table:table-cell office:value-type="float" office:value="17295405" calcext:value-type="float">
            <text:p>17295405</text:p>
          </table:table-cell>
          <table:table-cell table:formula="of:=[.A1083]/1000/(60*60*24)" office:value-type="time" office:time-value="PT04H48M15.405S" calcext:value-type="time">
            <text:p>04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05.58" calcext:value-type="float">
            <text:p>605.58</text:p>
          </table:table-cell>
          <table:table-cell office:value-type="float" office:value="760.67" calcext:value-type="float">
            <text:p>760.67</text:p>
          </table:table-cell>
        </table:table-row>
        <table:table-row table:style-name="ro1">
          <table:table-cell office:value-type="float" office:value="17311405" calcext:value-type="float">
            <text:p>17311405</text:p>
          </table:table-cell>
          <table:table-cell table:formula="of:=[.A1084]/1000/(60*60*24)" office:value-type="time" office:time-value="PT04H48M31.405S" calcext:value-type="time">
            <text:p>04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6.12" calcext:value-type="float">
            <text:p>606.12</text:p>
          </table:table-cell>
          <table:table-cell office:value-type="float" office:value="761.31" calcext:value-type="float">
            <text:p>761.31</text:p>
          </table:table-cell>
        </table:table-row>
        <table:table-row table:style-name="ro1">
          <table:table-cell office:value-type="float" office:value="17327405" calcext:value-type="float">
            <text:p>17327405</text:p>
          </table:table-cell>
          <table:table-cell table:formula="of:=[.A1085]/1000/(60*60*24)" office:value-type="time" office:time-value="PT04H48M47.405S" calcext:value-type="time">
            <text:p>04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6.65" calcext:value-type="float">
            <text:p>606.65</text:p>
          </table:table-cell>
          <table:table-cell office:value-type="float" office:value="761.94" calcext:value-type="float">
            <text:p>761.94</text:p>
          </table:table-cell>
        </table:table-row>
        <table:table-row table:style-name="ro1">
          <table:table-cell office:value-type="float" office:value="17343405" calcext:value-type="float">
            <text:p>17343405</text:p>
          </table:table-cell>
          <table:table-cell table:formula="of:=[.A1086]/1000/(60*60*24)" office:value-type="time" office:time-value="PT04H49M03.405S" calcext:value-type="time">
            <text:p>04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7.18" calcext:value-type="float">
            <text:p>607.18</text:p>
          </table:table-cell>
          <table:table-cell office:value-type="float" office:value="762.58" calcext:value-type="float">
            <text:p>762.58</text:p>
          </table:table-cell>
        </table:table-row>
        <table:table-row table:style-name="ro1">
          <table:table-cell office:value-type="float" office:value="17359405" calcext:value-type="float">
            <text:p>17359405</text:p>
          </table:table-cell>
          <table:table-cell table:formula="of:=[.A1087]/1000/(60*60*24)" office:value-type="time" office:time-value="PT04H49M19.405S" calcext:value-type="time">
            <text:p>04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7.72" calcext:value-type="float">
            <text:p>607.72</text:p>
          </table:table-cell>
          <table:table-cell office:value-type="float" office:value="763.21" calcext:value-type="float">
            <text:p>763.21</text:p>
          </table:table-cell>
        </table:table-row>
        <table:table-row table:style-name="ro1">
          <table:table-cell office:value-type="float" office:value="17375405" calcext:value-type="float">
            <text:p>17375405</text:p>
          </table:table-cell>
          <table:table-cell table:formula="of:=[.A1088]/1000/(60*60*24)" office:value-type="time" office:time-value="PT04H49M35.405S" calcext:value-type="time">
            <text:p>04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8.25" calcext:value-type="float">
            <text:p>608.25</text:p>
          </table:table-cell>
          <table:table-cell office:value-type="float" office:value="763.85" calcext:value-type="float">
            <text:p>763.85</text:p>
          </table:table-cell>
        </table:table-row>
        <table:table-row table:style-name="ro1">
          <table:table-cell office:value-type="float" office:value="17391405" calcext:value-type="float">
            <text:p>17391405</text:p>
          </table:table-cell>
          <table:table-cell table:formula="of:=[.A1089]/1000/(60*60*24)" office:value-type="time" office:time-value="PT04H49M51.405S" calcext:value-type="time">
            <text:p>04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8.78" calcext:value-type="float">
            <text:p>608.78</text:p>
          </table:table-cell>
          <table:table-cell office:value-type="float" office:value="764.48" calcext:value-type="float">
            <text:p>764.48</text:p>
          </table:table-cell>
        </table:table-row>
        <table:table-row table:style-name="ro1">
          <table:table-cell office:value-type="float" office:value="17407405" calcext:value-type="float">
            <text:p>17407405</text:p>
          </table:table-cell>
          <table:table-cell table:formula="of:=[.A1090]/1000/(60*60*24)" office:value-type="time" office:time-value="PT04H50M07.405S" calcext:value-type="time">
            <text:p>04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9.32" calcext:value-type="float">
            <text:p>609.32</text:p>
          </table:table-cell>
          <table:table-cell office:value-type="float" office:value="765.12" calcext:value-type="float">
            <text:p>765.12</text:p>
          </table:table-cell>
        </table:table-row>
        <table:table-row table:style-name="ro1">
          <table:table-cell office:value-type="float" office:value="17423405" calcext:value-type="float">
            <text:p>17423405</text:p>
          </table:table-cell>
          <table:table-cell table:formula="of:=[.A1091]/1000/(60*60*24)" office:value-type="time" office:time-value="PT04H50M23.405S" calcext:value-type="time">
            <text:p>04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9.85" calcext:value-type="float">
            <text:p>609.85</text:p>
          </table:table-cell>
          <table:table-cell office:value-type="float" office:value="765.75" calcext:value-type="float">
            <text:p>765.75</text:p>
          </table:table-cell>
        </table:table-row>
        <table:table-row table:style-name="ro1">
          <table:table-cell office:value-type="float" office:value="17439404" calcext:value-type="float">
            <text:p>17439404</text:p>
          </table:table-cell>
          <table:table-cell table:formula="of:=[.A1092]/1000/(60*60*24)" office:value-type="time" office:time-value="PT04H50M39.404S" calcext:value-type="time">
            <text:p>04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10.38" calcext:value-type="float">
            <text:p>610.38</text:p>
          </table:table-cell>
          <table:table-cell office:value-type="float" office:value="766.39" calcext:value-type="float">
            <text:p>766.39</text:p>
          </table:table-cell>
        </table:table-row>
        <table:table-row table:style-name="ro1">
          <table:table-cell office:value-type="float" office:value="17455405" calcext:value-type="float">
            <text:p>17455405</text:p>
          </table:table-cell>
          <table:table-cell table:formula="of:=[.A1093]/1000/(60*60*24)" office:value-type="time" office:time-value="PT04H50M55.405S" calcext:value-type="time">
            <text:p>04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10.91" calcext:value-type="float">
            <text:p>610.91</text:p>
          </table:table-cell>
          <table:table-cell office:value-type="float" office:value="767.02" calcext:value-type="float">
            <text:p>767.02</text:p>
          </table:table-cell>
        </table:table-row>
        <table:table-row table:style-name="ro1">
          <table:table-cell office:value-type="float" office:value="17471405" calcext:value-type="float">
            <text:p>17471405</text:p>
          </table:table-cell>
          <table:table-cell table:formula="of:=[.A1094]/1000/(60*60*24)" office:value-type="time" office:time-value="PT04H51M11.405S" calcext:value-type="time">
            <text:p>04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11.45" calcext:value-type="float">
            <text:p>611.45</text:p>
          </table:table-cell>
          <table:table-cell office:value-type="float" office:value="767.66" calcext:value-type="float">
            <text:p>767.66</text:p>
          </table:table-cell>
        </table:table-row>
        <table:table-row table:style-name="ro1">
          <table:table-cell office:value-type="float" office:value="17487405" calcext:value-type="float">
            <text:p>17487405</text:p>
          </table:table-cell>
          <table:table-cell table:formula="of:=[.A1095]/1000/(60*60*24)" office:value-type="time" office:time-value="PT04H51M27.405S" calcext:value-type="time">
            <text:p>04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611.98" calcext:value-type="float">
            <text:p>611.98</text:p>
          </table:table-cell>
          <table:table-cell office:value-type="float" office:value="768.29" calcext:value-type="float">
            <text:p>768.29</text:p>
          </table:table-cell>
        </table:table-row>
        <table:table-row table:style-name="ro1">
          <table:table-cell office:value-type="float" office:value="17503405" calcext:value-type="float">
            <text:p>17503405</text:p>
          </table:table-cell>
          <table:table-cell table:formula="of:=[.A1096]/1000/(60*60*24)" office:value-type="time" office:time-value="PT04H51M43.405S" calcext:value-type="time">
            <text:p>04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12.51" calcext:value-type="float">
            <text:p>612.51</text:p>
          </table:table-cell>
          <table:table-cell office:value-type="float" office:value="768.92" calcext:value-type="float">
            <text:p>768.92</text:p>
          </table:table-cell>
        </table:table-row>
        <table:table-row table:style-name="ro1">
          <table:table-cell office:value-type="float" office:value="17519405" calcext:value-type="float">
            <text:p>17519405</text:p>
          </table:table-cell>
          <table:table-cell table:formula="of:=[.A1097]/1000/(60*60*24)" office:value-type="time" office:time-value="PT04H51M59.405S" calcext:value-type="time">
            <text:p>04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13.04" calcext:value-type="float">
            <text:p>613.04</text:p>
          </table:table-cell>
          <table:table-cell office:value-type="float" office:value="769.56" calcext:value-type="float">
            <text:p>769.56</text:p>
          </table:table-cell>
        </table:table-row>
        <table:table-row table:style-name="ro1">
          <table:table-cell office:value-type="float" office:value="17535405" calcext:value-type="float">
            <text:p>17535405</text:p>
          </table:table-cell>
          <table:table-cell table:formula="of:=[.A1098]/1000/(60*60*24)" office:value-type="time" office:time-value="PT04H52M15.405S" calcext:value-type="time">
            <text:p>04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13.58" calcext:value-type="float">
            <text:p>613.58</text:p>
          </table:table-cell>
          <table:table-cell office:value-type="float" office:value="770.19" calcext:value-type="float">
            <text:p>770.19</text:p>
          </table:table-cell>
        </table:table-row>
        <table:table-row table:style-name="ro1">
          <table:table-cell office:value-type="float" office:value="17551405" calcext:value-type="float">
            <text:p>17551405</text:p>
          </table:table-cell>
          <table:table-cell table:formula="of:=[.A1099]/1000/(60*60*24)" office:value-type="time" office:time-value="PT04H52M31.405S" calcext:value-type="time">
            <text:p>04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14.11" calcext:value-type="float">
            <text:p>614.11</text:p>
          </table:table-cell>
          <table:table-cell office:value-type="float" office:value="770.83" calcext:value-type="float">
            <text:p>770.83</text:p>
          </table:table-cell>
        </table:table-row>
        <table:table-row table:style-name="ro1">
          <table:table-cell office:value-type="float" office:value="17567405" calcext:value-type="float">
            <text:p>17567405</text:p>
          </table:table-cell>
          <table:table-cell table:formula="of:=[.A1100]/1000/(60*60*24)" office:value-type="time" office:time-value="PT04H52M47.405S" calcext:value-type="time">
            <text:p>04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4.64" calcext:value-type="float">
            <text:p>614.64</text:p>
          </table:table-cell>
          <table:table-cell office:value-type="float" office:value="771.46" calcext:value-type="float">
            <text:p>771.46</text:p>
          </table:table-cell>
        </table:table-row>
        <table:table-row table:style-name="ro1">
          <table:table-cell office:value-type="float" office:value="17583405" calcext:value-type="float">
            <text:p>17583405</text:p>
          </table:table-cell>
          <table:table-cell table:formula="of:=[.A1101]/1000/(60*60*24)" office:value-type="time" office:time-value="PT04H53M03.405S" calcext:value-type="time">
            <text:p>04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5.17" calcext:value-type="float">
            <text:p>615.17</text:p>
          </table:table-cell>
          <table:table-cell office:value-type="float" office:value="772.09" calcext:value-type="float">
            <text:p>772.09</text:p>
          </table:table-cell>
        </table:table-row>
        <table:table-row table:style-name="ro1">
          <table:table-cell office:value-type="float" office:value="17599405" calcext:value-type="float">
            <text:p>17599405</text:p>
          </table:table-cell>
          <table:table-cell table:formula="of:=[.A1102]/1000/(60*60*24)" office:value-type="time" office:time-value="PT04H53M19.405S" calcext:value-type="time">
            <text:p>04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5.7" calcext:value-type="float">
            <text:p>615.7</text:p>
          </table:table-cell>
          <table:table-cell office:value-type="float" office:value="772.72" calcext:value-type="float">
            <text:p>772.72</text:p>
          </table:table-cell>
        </table:table-row>
        <table:table-row table:style-name="ro1">
          <table:table-cell office:value-type="float" office:value="17615405" calcext:value-type="float">
            <text:p>17615405</text:p>
          </table:table-cell>
          <table:table-cell table:formula="of:=[.A1103]/1000/(60*60*24)" office:value-type="time" office:time-value="PT04H53M35.405S" calcext:value-type="time">
            <text:p>04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16.24" calcext:value-type="float">
            <text:p>616.24</text:p>
          </table:table-cell>
          <table:table-cell office:value-type="float" office:value="773.36" calcext:value-type="float">
            <text:p>773.36</text:p>
          </table:table-cell>
        </table:table-row>
        <table:table-row table:style-name="ro1">
          <table:table-cell office:value-type="float" office:value="17631405" calcext:value-type="float">
            <text:p>17631405</text:p>
          </table:table-cell>
          <table:table-cell table:formula="of:=[.A1104]/1000/(60*60*24)" office:value-type="time" office:time-value="PT04H53M51.405S" calcext:value-type="time">
            <text:p>04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6.77" calcext:value-type="float">
            <text:p>616.77</text:p>
          </table:table-cell>
          <table:table-cell office:value-type="float" office:value="773.99" calcext:value-type="float">
            <text:p>773.99</text:p>
          </table:table-cell>
        </table:table-row>
        <table:table-row table:style-name="ro1">
          <table:table-cell office:value-type="float" office:value="17647405" calcext:value-type="float">
            <text:p>17647405</text:p>
          </table:table-cell>
          <table:table-cell table:formula="of:=[.A1105]/1000/(60*60*24)" office:value-type="time" office:time-value="PT04H54M07.405S" calcext:value-type="time">
            <text:p>04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17.3" calcext:value-type="float">
            <text:p>617.3</text:p>
          </table:table-cell>
          <table:table-cell office:value-type="float" office:value="774.62" calcext:value-type="float">
            <text:p>774.62</text:p>
          </table:table-cell>
        </table:table-row>
        <table:table-row table:style-name="ro1">
          <table:table-cell office:value-type="float" office:value="17663405" calcext:value-type="float">
            <text:p>17663405</text:p>
          </table:table-cell>
          <table:table-cell table:formula="of:=[.A1106]/1000/(60*60*24)" office:value-type="time" office:time-value="PT04H54M23.405S" calcext:value-type="time">
            <text:p>04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17.83" calcext:value-type="float">
            <text:p>617.83</text:p>
          </table:table-cell>
          <table:table-cell office:value-type="float" office:value="775.25" calcext:value-type="float">
            <text:p>775.25</text:p>
          </table:table-cell>
        </table:table-row>
        <table:table-row table:style-name="ro1">
          <table:table-cell office:value-type="float" office:value="17679405" calcext:value-type="float">
            <text:p>17679405</text:p>
          </table:table-cell>
          <table:table-cell table:formula="of:=[.A1107]/1000/(60*60*24)" office:value-type="time" office:time-value="PT04H54M39.405S" calcext:value-type="time">
            <text:p>04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18.36" calcext:value-type="float">
            <text:p>618.36</text:p>
          </table:table-cell>
          <table:table-cell office:value-type="float" office:value="775.88" calcext:value-type="float">
            <text:p>775.88</text:p>
          </table:table-cell>
        </table:table-row>
        <table:table-row table:style-name="ro1">
          <table:table-cell office:value-type="float" office:value="17695405" calcext:value-type="float">
            <text:p>17695405</text:p>
          </table:table-cell>
          <table:table-cell table:formula="of:=[.A1108]/1000/(60*60*24)" office:value-type="time" office:time-value="PT04H54M55.405S" calcext:value-type="time">
            <text:p>04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8.89" calcext:value-type="float">
            <text:p>618.89</text:p>
          </table:table-cell>
          <table:table-cell office:value-type="float" office:value="776.52" calcext:value-type="float">
            <text:p>776.52</text:p>
          </table:table-cell>
        </table:table-row>
        <table:table-row table:style-name="ro1">
          <table:table-cell office:value-type="float" office:value="17711405" calcext:value-type="float">
            <text:p>17711405</text:p>
          </table:table-cell>
          <table:table-cell table:formula="of:=[.A1109]/1000/(60*60*24)" office:value-type="time" office:time-value="PT04H55M11.405S" calcext:value-type="time">
            <text:p>04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9.42" calcext:value-type="float">
            <text:p>619.42</text:p>
          </table:table-cell>
          <table:table-cell office:value-type="float" office:value="777.15" calcext:value-type="float">
            <text:p>777.15</text:p>
          </table:table-cell>
        </table:table-row>
        <table:table-row table:style-name="ro1">
          <table:table-cell office:value-type="float" office:value="17727405" calcext:value-type="float">
            <text:p>17727405</text:p>
          </table:table-cell>
          <table:table-cell table:formula="of:=[.A1110]/1000/(60*60*24)" office:value-type="time" office:time-value="PT04H55M27.405S" calcext:value-type="time">
            <text:p>04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9.96" calcext:value-type="float">
            <text:p>619.96</text:p>
          </table:table-cell>
          <table:table-cell office:value-type="float" office:value="777.78" calcext:value-type="float">
            <text:p>777.78</text:p>
          </table:table-cell>
        </table:table-row>
        <table:table-row table:style-name="ro1">
          <table:table-cell office:value-type="float" office:value="17743405" calcext:value-type="float">
            <text:p>17743405</text:p>
          </table:table-cell>
          <table:table-cell table:formula="of:=[.A1111]/1000/(60*60*24)" office:value-type="time" office:time-value="PT04H55M43.405S" calcext:value-type="time">
            <text:p>04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48" calcext:value-type="float">
            <text:p>141.48</text:p>
          </table:table-cell>
          <table:table-cell office:value-type="float" office:value="620.49" calcext:value-type="float">
            <text:p>620.49</text:p>
          </table:table-cell>
          <table:table-cell office:value-type="float" office:value="778.41" calcext:value-type="float">
            <text:p>778.41</text:p>
          </table:table-cell>
        </table:table-row>
        <table:table-row table:style-name="ro1">
          <table:table-cell office:value-type="float" office:value="17759405" calcext:value-type="float">
            <text:p>17759405</text:p>
          </table:table-cell>
          <table:table-cell table:formula="of:=[.A1112]/1000/(60*60*24)" office:value-type="time" office:time-value="PT04H55M59.405S" calcext:value-type="time">
            <text:p>04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1.02" calcext:value-type="float">
            <text:p>621.02</text:p>
          </table:table-cell>
          <table:table-cell office:value-type="float" office:value="779.04" calcext:value-type="float">
            <text:p>779.04</text:p>
          </table:table-cell>
        </table:table-row>
        <table:table-row table:style-name="ro1">
          <table:table-cell office:value-type="float" office:value="17775405" calcext:value-type="float">
            <text:p>17775405</text:p>
          </table:table-cell>
          <table:table-cell table:formula="of:=[.A1113]/1000/(60*60*24)" office:value-type="time" office:time-value="PT04H56M15.405S" calcext:value-type="time">
            <text:p>04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1.55" calcext:value-type="float">
            <text:p>621.55</text:p>
          </table:table-cell>
          <table:table-cell office:value-type="float" office:value="779.67" calcext:value-type="float">
            <text:p>779.67</text:p>
          </table:table-cell>
        </table:table-row>
        <table:table-row table:style-name="ro1">
          <table:table-cell office:value-type="float" office:value="17791405" calcext:value-type="float">
            <text:p>17791405</text:p>
          </table:table-cell>
          <table:table-cell table:formula="of:=[.A1114]/1000/(60*60*24)" office:value-type="time" office:time-value="PT04H56M31.405S" calcext:value-type="time">
            <text:p>04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22.08" calcext:value-type="float">
            <text:p>622.08</text:p>
          </table:table-cell>
          <table:table-cell office:value-type="float" office:value="780.3" calcext:value-type="float">
            <text:p>780.3</text:p>
          </table:table-cell>
        </table:table-row>
        <table:table-row table:style-name="ro1">
          <table:table-cell office:value-type="float" office:value="17807405" calcext:value-type="float">
            <text:p>17807405</text:p>
          </table:table-cell>
          <table:table-cell table:formula="of:=[.A1115]/1000/(60*60*24)" office:value-type="time" office:time-value="PT04H56M47.405S" calcext:value-type="time">
            <text:p>04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622.61" calcext:value-type="float">
            <text:p>622.61</text:p>
          </table:table-cell>
          <table:table-cell office:value-type="float" office:value="780.93" calcext:value-type="float">
            <text:p>780.93</text:p>
          </table:table-cell>
        </table:table-row>
        <table:table-row table:style-name="ro1">
          <table:table-cell office:value-type="float" office:value="17823405" calcext:value-type="float">
            <text:p>17823405</text:p>
          </table:table-cell>
          <table:table-cell table:formula="of:=[.A1116]/1000/(60*60*24)" office:value-type="time" office:time-value="PT04H57M03.405S" calcext:value-type="time">
            <text:p>04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23.14" calcext:value-type="float">
            <text:p>623.14</text:p>
          </table:table-cell>
          <table:table-cell office:value-type="float" office:value="781.56" calcext:value-type="float">
            <text:p>781.56</text:p>
          </table:table-cell>
        </table:table-row>
        <table:table-row table:style-name="ro1">
          <table:table-cell office:value-type="float" office:value="17839405" calcext:value-type="float">
            <text:p>17839405</text:p>
          </table:table-cell>
          <table:table-cell table:formula="of:=[.A1117]/1000/(60*60*24)" office:value-type="time" office:time-value="PT04H57M19.405S" calcext:value-type="time">
            <text:p>04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23.67" calcext:value-type="float">
            <text:p>623.67</text:p>
          </table:table-cell>
          <table:table-cell office:value-type="float" office:value="782.19" calcext:value-type="float">
            <text:p>782.19</text:p>
          </table:table-cell>
        </table:table-row>
        <table:table-row table:style-name="ro1">
          <table:table-cell office:value-type="float" office:value="17855405" calcext:value-type="float">
            <text:p>17855405</text:p>
          </table:table-cell>
          <table:table-cell table:formula="of:=[.A1118]/1000/(60*60*24)" office:value-type="time" office:time-value="PT04H57M35.405S" calcext:value-type="time">
            <text:p>04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4.2" calcext:value-type="float">
            <text:p>624.2</text:p>
          </table:table-cell>
          <table:table-cell office:value-type="float" office:value="782.82" calcext:value-type="float">
            <text:p>782.82</text:p>
          </table:table-cell>
        </table:table-row>
        <table:table-row table:style-name="ro1">
          <table:table-cell office:value-type="float" office:value="17871405" calcext:value-type="float">
            <text:p>17871405</text:p>
          </table:table-cell>
          <table:table-cell table:formula="of:=[.A1119]/1000/(60*60*24)" office:value-type="time" office:time-value="PT04H57M51.405S" calcext:value-type="time">
            <text:p>04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4.73" calcext:value-type="float">
            <text:p>624.73</text:p>
          </table:table-cell>
          <table:table-cell office:value-type="float" office:value="783.45" calcext:value-type="float">
            <text:p>783.45</text:p>
          </table:table-cell>
        </table:table-row>
        <table:table-row table:style-name="ro1">
          <table:table-cell office:value-type="float" office:value="17887405" calcext:value-type="float">
            <text:p>17887405</text:p>
          </table:table-cell>
          <table:table-cell table:formula="of:=[.A1120]/1000/(60*60*24)" office:value-type="time" office:time-value="PT04H58M07.405S" calcext:value-type="time">
            <text:p>04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25.26" calcext:value-type="float">
            <text:p>625.26</text:p>
          </table:table-cell>
          <table:table-cell office:value-type="float" office:value="784.08" calcext:value-type="float">
            <text:p>784.08</text:p>
          </table:table-cell>
        </table:table-row>
        <table:table-row table:style-name="ro1">
          <table:table-cell office:value-type="float" office:value="17903405" calcext:value-type="float">
            <text:p>17903405</text:p>
          </table:table-cell>
          <table:table-cell table:formula="of:=[.A1121]/1000/(60*60*24)" office:value-type="time" office:time-value="PT04H58M23.405S" calcext:value-type="time">
            <text:p>04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25.79" calcext:value-type="float">
            <text:p>625.79</text:p>
          </table:table-cell>
          <table:table-cell office:value-type="float" office:value="784.71" calcext:value-type="float">
            <text:p>784.71</text:p>
          </table:table-cell>
        </table:table-row>
        <table:table-row table:style-name="ro1">
          <table:table-cell office:value-type="float" office:value="17919405" calcext:value-type="float">
            <text:p>17919405</text:p>
          </table:table-cell>
          <table:table-cell table:formula="of:=[.A1122]/1000/(60*60*24)" office:value-type="time" office:time-value="PT04H58M39.405S" calcext:value-type="time">
            <text:p>04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26.32" calcext:value-type="float">
            <text:p>626.32</text:p>
          </table:table-cell>
          <table:table-cell office:value-type="float" office:value="785.34" calcext:value-type="float">
            <text:p>785.34</text:p>
          </table:table-cell>
        </table:table-row>
        <table:table-row table:style-name="ro1">
          <table:table-cell office:value-type="float" office:value="17935405" calcext:value-type="float">
            <text:p>17935405</text:p>
          </table:table-cell>
          <table:table-cell table:formula="of:=[.A1123]/1000/(60*60*24)" office:value-type="time" office:time-value="PT04H58M55.405S" calcext:value-type="time">
            <text:p>04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26.85" calcext:value-type="float">
            <text:p>626.85</text:p>
          </table:table-cell>
          <table:table-cell office:value-type="float" office:value="785.97" calcext:value-type="float">
            <text:p>785.97</text:p>
          </table:table-cell>
        </table:table-row>
        <table:table-row table:style-name="ro1">
          <table:table-cell office:value-type="float" office:value="17951405" calcext:value-type="float">
            <text:p>17951405</text:p>
          </table:table-cell>
          <table:table-cell table:formula="of:=[.A1124]/1000/(60*60*24)" office:value-type="time" office:time-value="PT04H59M11.405S" calcext:value-type="time">
            <text:p>04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27.38" calcext:value-type="float">
            <text:p>627.38</text:p>
          </table:table-cell>
          <table:table-cell office:value-type="float" office:value="786.59" calcext:value-type="float">
            <text:p>786.59</text:p>
          </table:table-cell>
        </table:table-row>
        <table:table-row table:style-name="ro1">
          <table:table-cell office:value-type="float" office:value="17967405" calcext:value-type="float">
            <text:p>17967405</text:p>
          </table:table-cell>
          <table:table-cell table:formula="of:=[.A1125]/1000/(60*60*24)" office:value-type="time" office:time-value="PT04H59M27.405S" calcext:value-type="time">
            <text:p>04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7.91" calcext:value-type="float">
            <text:p>627.91</text:p>
          </table:table-cell>
          <table:table-cell office:value-type="float" office:value="787.22" calcext:value-type="float">
            <text:p>787.22</text:p>
          </table:table-cell>
        </table:table-row>
        <table:table-row table:style-name="ro1">
          <table:table-cell office:value-type="float" office:value="17983405" calcext:value-type="float">
            <text:p>17983405</text:p>
          </table:table-cell>
          <table:table-cell table:formula="of:=[.A1126]/1000/(60*60*24)" office:value-type="time" office:time-value="PT04H59M43.405S" calcext:value-type="time">
            <text:p>04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8.44" calcext:value-type="float">
            <text:p>628.44</text:p>
          </table:table-cell>
          <table:table-cell office:value-type="float" office:value="787.85" calcext:value-type="float">
            <text:p>787.85</text:p>
          </table:table-cell>
        </table:table-row>
        <table:table-row table:style-name="ro1">
          <table:table-cell office:value-type="float" office:value="17999405" calcext:value-type="float">
            <text:p>17999405</text:p>
          </table:table-cell>
          <table:table-cell table:formula="of:=[.A1127]/1000/(60*60*24)" office:value-type="time" office:time-value="PT04H59M59.405S" calcext:value-type="time">
            <text:p>04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8.97" calcext:value-type="float">
            <text:p>628.97</text:p>
          </table:table-cell>
          <table:table-cell office:value-type="float" office:value="788.48" calcext:value-type="float">
            <text:p>788.48</text:p>
          </table:table-cell>
        </table:table-row>
        <table:table-row table:style-name="ro1">
          <table:table-cell office:value-type="float" office:value="18015405" calcext:value-type="float">
            <text:p>18015405</text:p>
          </table:table-cell>
          <table:table-cell table:formula="of:=[.A1128]/1000/(60*60*24)" office:value-type="time" office:time-value="PT05H00M15.405S" calcext:value-type="time">
            <text:p>05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9.5" calcext:value-type="float">
            <text:p>629.5</text:p>
          </table:table-cell>
          <table:table-cell office:value-type="float" office:value="789.1" calcext:value-type="float">
            <text:p>789.1</text:p>
          </table:table-cell>
        </table:table-row>
        <table:table-row table:style-name="ro1">
          <table:table-cell office:value-type="float" office:value="18031405" calcext:value-type="float">
            <text:p>18031405</text:p>
          </table:table-cell>
          <table:table-cell table:formula="of:=[.A1129]/1000/(60*60*24)" office:value-type="time" office:time-value="PT05H00M31.405S" calcext:value-type="time">
            <text:p>05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0.03" calcext:value-type="float">
            <text:p>630.03</text:p>
          </table:table-cell>
          <table:table-cell office:value-type="float" office:value="789.73" calcext:value-type="float">
            <text:p>789.73</text:p>
          </table:table-cell>
        </table:table-row>
        <table:table-row table:style-name="ro1">
          <table:table-cell office:value-type="float" office:value="18047405" calcext:value-type="float">
            <text:p>18047405</text:p>
          </table:table-cell>
          <table:table-cell table:formula="of:=[.A1130]/1000/(60*60*24)" office:value-type="time" office:time-value="PT05H00M47.405S" calcext:value-type="time">
            <text:p>05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0.56" calcext:value-type="float">
            <text:p>630.56</text:p>
          </table:table-cell>
          <table:table-cell office:value-type="float" office:value="790.36" calcext:value-type="float">
            <text:p>790.36</text:p>
          </table:table-cell>
        </table:table-row>
        <table:table-row table:style-name="ro1">
          <table:table-cell office:value-type="float" office:value="18063405" calcext:value-type="float">
            <text:p>18063405</text:p>
          </table:table-cell>
          <table:table-cell table:formula="of:=[.A1131]/1000/(60*60*24)" office:value-type="time" office:time-value="PT05H01M03.405S" calcext:value-type="time">
            <text:p>05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1.09" calcext:value-type="float">
            <text:p>631.09</text:p>
          </table:table-cell>
          <table:table-cell office:value-type="float" office:value="790.98" calcext:value-type="float">
            <text:p>790.98</text:p>
          </table:table-cell>
        </table:table-row>
        <table:table-row table:style-name="ro1">
          <table:table-cell office:value-type="float" office:value="18079405" calcext:value-type="float">
            <text:p>18079405</text:p>
          </table:table-cell>
          <table:table-cell table:formula="of:=[.A1132]/1000/(60*60*24)" office:value-type="time" office:time-value="PT05H01M19.405S" calcext:value-type="time">
            <text:p>05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1.62" calcext:value-type="float">
            <text:p>631.62</text:p>
          </table:table-cell>
          <table:table-cell office:value-type="float" office:value="791.61" calcext:value-type="float">
            <text:p>791.61</text:p>
          </table:table-cell>
        </table:table-row>
        <table:table-row table:style-name="ro1">
          <table:table-cell office:value-type="float" office:value="18095405" calcext:value-type="float">
            <text:p>18095405</text:p>
          </table:table-cell>
          <table:table-cell table:formula="of:=[.A1133]/1000/(60*60*24)" office:value-type="time" office:time-value="PT05H01M35.405S" calcext:value-type="time">
            <text:p>05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2.15" calcext:value-type="float">
            <text:p>632.15</text:p>
          </table:table-cell>
          <table:table-cell office:value-type="float" office:value="792.24" calcext:value-type="float">
            <text:p>792.24</text:p>
          </table:table-cell>
        </table:table-row>
        <table:table-row table:style-name="ro1">
          <table:table-cell office:value-type="float" office:value="18111405" calcext:value-type="float">
            <text:p>18111405</text:p>
          </table:table-cell>
          <table:table-cell table:formula="of:=[.A1134]/1000/(60*60*24)" office:value-type="time" office:time-value="PT05H01M51.405S" calcext:value-type="time">
            <text:p>05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2.68" calcext:value-type="float">
            <text:p>632.68</text:p>
          </table:table-cell>
          <table:table-cell office:value-type="float" office:value="792.86" calcext:value-type="float">
            <text:p>792.86</text:p>
          </table:table-cell>
        </table:table-row>
        <table:table-row table:style-name="ro1">
          <table:table-cell office:value-type="float" office:value="18127405" calcext:value-type="float">
            <text:p>18127405</text:p>
          </table:table-cell>
          <table:table-cell table:formula="of:=[.A1135]/1000/(60*60*24)" office:value-type="time" office:time-value="PT05H02M07.405S" calcext:value-type="time">
            <text:p>05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3.2" calcext:value-type="float">
            <text:p>633.2</text:p>
          </table:table-cell>
          <table:table-cell office:value-type="float" office:value="793.49" calcext:value-type="float">
            <text:p>793.49</text:p>
          </table:table-cell>
        </table:table-row>
        <table:table-row table:style-name="ro1">
          <table:table-cell office:value-type="float" office:value="18143405" calcext:value-type="float">
            <text:p>18143405</text:p>
          </table:table-cell>
          <table:table-cell table:formula="of:=[.A1136]/1000/(60*60*24)" office:value-type="time" office:time-value="PT05H02M23.405S" calcext:value-type="time">
            <text:p>05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3.73" calcext:value-type="float">
            <text:p>633.73</text:p>
          </table:table-cell>
          <table:table-cell office:value-type="float" office:value="794.11" calcext:value-type="float">
            <text:p>794.11</text:p>
          </table:table-cell>
        </table:table-row>
        <table:table-row table:style-name="ro1">
          <table:table-cell office:value-type="float" office:value="18159405" calcext:value-type="float">
            <text:p>18159405</text:p>
          </table:table-cell>
          <table:table-cell table:formula="of:=[.A1137]/1000/(60*60*24)" office:value-type="time" office:time-value="PT05H02M39.405S" calcext:value-type="time">
            <text:p>05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4.26" calcext:value-type="float">
            <text:p>634.26</text:p>
          </table:table-cell>
          <table:table-cell office:value-type="float" office:value="794.74" calcext:value-type="float">
            <text:p>794.74</text:p>
          </table:table-cell>
        </table:table-row>
        <table:table-row table:style-name="ro1">
          <table:table-cell office:value-type="float" office:value="18175405" calcext:value-type="float">
            <text:p>18175405</text:p>
          </table:table-cell>
          <table:table-cell table:formula="of:=[.A1138]/1000/(60*60*24)" office:value-type="time" office:time-value="PT05H02M55.405S" calcext:value-type="time">
            <text:p>05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634.79" calcext:value-type="float">
            <text:p>634.79</text:p>
          </table:table-cell>
          <table:table-cell office:value-type="float" office:value="795.36" calcext:value-type="float">
            <text:p>795.36</text:p>
          </table:table-cell>
        </table:table-row>
        <table:table-row table:style-name="ro1">
          <table:table-cell office:value-type="float" office:value="18191405" calcext:value-type="float">
            <text:p>18191405</text:p>
          </table:table-cell>
          <table:table-cell table:formula="of:=[.A1139]/1000/(60*60*24)" office:value-type="time" office:time-value="PT05H03M11.405S" calcext:value-type="time">
            <text:p>05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35.32" calcext:value-type="float">
            <text:p>635.32</text:p>
          </table:table-cell>
          <table:table-cell office:value-type="float" office:value="795.99" calcext:value-type="float">
            <text:p>795.99</text:p>
          </table:table-cell>
        </table:table-row>
        <table:table-row table:style-name="ro1">
          <table:table-cell office:value-type="float" office:value="18207405" calcext:value-type="float">
            <text:p>18207405</text:p>
          </table:table-cell>
          <table:table-cell table:formula="of:=[.A1140]/1000/(60*60*24)" office:value-type="time" office:time-value="PT05H03M27.405S" calcext:value-type="time">
            <text:p>05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35.85" calcext:value-type="float">
            <text:p>635.85</text:p>
          </table:table-cell>
          <table:table-cell office:value-type="float" office:value="796.61" calcext:value-type="float">
            <text:p>796.61</text:p>
          </table:table-cell>
        </table:table-row>
        <table:table-row table:style-name="ro1">
          <table:table-cell office:value-type="float" office:value="18223405" calcext:value-type="float">
            <text:p>18223405</text:p>
          </table:table-cell>
          <table:table-cell table:formula="of:=[.A1141]/1000/(60*60*24)" office:value-type="time" office:time-value="PT05H03M43.405S" calcext:value-type="time">
            <text:p>05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36.38" calcext:value-type="float">
            <text:p>636.38</text:p>
          </table:table-cell>
          <table:table-cell office:value-type="float" office:value="797.24" calcext:value-type="float">
            <text:p>797.24</text:p>
          </table:table-cell>
        </table:table-row>
        <table:table-row table:style-name="ro1">
          <table:table-cell office:value-type="float" office:value="18239405" calcext:value-type="float">
            <text:p>18239405</text:p>
          </table:table-cell>
          <table:table-cell table:formula="of:=[.A1142]/1000/(60*60*24)" office:value-type="time" office:time-value="PT05H03M59.405S" calcext:value-type="time">
            <text:p>05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6.91" calcext:value-type="float">
            <text:p>636.91</text:p>
          </table:table-cell>
          <table:table-cell office:value-type="float" office:value="797.86" calcext:value-type="float">
            <text:p>797.86</text:p>
          </table:table-cell>
        </table:table-row>
        <table:table-row table:style-name="ro1">
          <table:table-cell office:value-type="float" office:value="18255405" calcext:value-type="float">
            <text:p>18255405</text:p>
          </table:table-cell>
          <table:table-cell table:formula="of:=[.A1143]/1000/(60*60*24)" office:value-type="time" office:time-value="PT05H04M15.405S" calcext:value-type="time">
            <text:p>05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7.43" calcext:value-type="float">
            <text:p>637.43</text:p>
          </table:table-cell>
          <table:table-cell office:value-type="float" office:value="798.48" calcext:value-type="float">
            <text:p>798.48</text:p>
          </table:table-cell>
        </table:table-row>
        <table:table-row table:style-name="ro1">
          <table:table-cell office:value-type="float" office:value="18271405" calcext:value-type="float">
            <text:p>18271405</text:p>
          </table:table-cell>
          <table:table-cell table:formula="of:=[.A1144]/1000/(60*60*24)" office:value-type="time" office:time-value="PT05H04M31.405S" calcext:value-type="time">
            <text:p>05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7.96" calcext:value-type="float">
            <text:p>637.96</text:p>
          </table:table-cell>
          <table:table-cell office:value-type="float" office:value="799.11" calcext:value-type="float">
            <text:p>799.11</text:p>
          </table:table-cell>
        </table:table-row>
        <table:table-row table:style-name="ro1">
          <table:table-cell office:value-type="float" office:value="18287405" calcext:value-type="float">
            <text:p>18287405</text:p>
          </table:table-cell>
          <table:table-cell table:formula="of:=[.A1145]/1000/(60*60*24)" office:value-type="time" office:time-value="PT05H04M47.405S" calcext:value-type="time">
            <text:p>05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38.49" calcext:value-type="float">
            <text:p>638.49</text:p>
          </table:table-cell>
          <table:table-cell office:value-type="float" office:value="799.73" calcext:value-type="float">
            <text:p>799.73</text:p>
          </table:table-cell>
        </table:table-row>
        <table:table-row table:style-name="ro1">
          <table:table-cell office:value-type="float" office:value="18303405" calcext:value-type="float">
            <text:p>18303405</text:p>
          </table:table-cell>
          <table:table-cell table:formula="of:=[.A1146]/1000/(60*60*24)" office:value-type="time" office:time-value="PT05H05M03.405S" calcext:value-type="time">
            <text:p>05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9.02" calcext:value-type="float">
            <text:p>639.02</text:p>
          </table:table-cell>
          <table:table-cell office:value-type="float" office:value="800.35" calcext:value-type="float">
            <text:p>800.35</text:p>
          </table:table-cell>
        </table:table-row>
        <table:table-row table:style-name="ro1">
          <table:table-cell office:value-type="float" office:value="18319405" calcext:value-type="float">
            <text:p>18319405</text:p>
          </table:table-cell>
          <table:table-cell table:formula="of:=[.A1147]/1000/(60*60*24)" office:value-type="time" office:time-value="PT05H05M19.405S" calcext:value-type="time">
            <text:p>05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9.55" calcext:value-type="float">
            <text:p>639.55</text:p>
          </table:table-cell>
          <table:table-cell office:value-type="float" office:value="800.98" calcext:value-type="float">
            <text:p>800.98</text:p>
          </table:table-cell>
        </table:table-row>
        <table:table-row table:style-name="ro1">
          <table:table-cell office:value-type="float" office:value="18335405" calcext:value-type="float">
            <text:p>18335405</text:p>
          </table:table-cell>
          <table:table-cell table:formula="of:=[.A1148]/1000/(60*60*24)" office:value-type="time" office:time-value="PT05H05M35.405S" calcext:value-type="time">
            <text:p>05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40.07" calcext:value-type="float">
            <text:p>640.07</text:p>
          </table:table-cell>
          <table:table-cell office:value-type="float" office:value="801.6" calcext:value-type="float">
            <text:p>801.6</text:p>
          </table:table-cell>
        </table:table-row>
        <table:table-row table:style-name="ro1">
          <table:table-cell office:value-type="float" office:value="18351405" calcext:value-type="float">
            <text:p>18351405</text:p>
          </table:table-cell>
          <table:table-cell table:formula="of:=[.A1149]/1000/(60*60*24)" office:value-type="time" office:time-value="PT05H05M51.405S" calcext:value-type="time">
            <text:p>05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40.6" calcext:value-type="float">
            <text:p>640.6</text:p>
          </table:table-cell>
          <table:table-cell office:value-type="float" office:value="802.22" calcext:value-type="float">
            <text:p>802.22</text:p>
          </table:table-cell>
        </table:table-row>
        <table:table-row table:style-name="ro1">
          <table:table-cell office:value-type="float" office:value="18367405" calcext:value-type="float">
            <text:p>18367405</text:p>
          </table:table-cell>
          <table:table-cell table:formula="of:=[.A1150]/1000/(60*60*24)" office:value-type="time" office:time-value="PT05H06M07.405S" calcext:value-type="time">
            <text:p>05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41.13" calcext:value-type="float">
            <text:p>641.13</text:p>
          </table:table-cell>
          <table:table-cell office:value-type="float" office:value="802.84" calcext:value-type="float">
            <text:p>802.84</text:p>
          </table:table-cell>
        </table:table-row>
        <table:table-row table:style-name="ro1">
          <table:table-cell office:value-type="float" office:value="18383405" calcext:value-type="float">
            <text:p>18383405</text:p>
          </table:table-cell>
          <table:table-cell table:formula="of:=[.A1151]/1000/(60*60*24)" office:value-type="time" office:time-value="PT05H06M23.405S" calcext:value-type="time">
            <text:p>05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41.66" calcext:value-type="float">
            <text:p>641.66</text:p>
          </table:table-cell>
          <table:table-cell office:value-type="float" office:value="803.47" calcext:value-type="float">
            <text:p>803.47</text:p>
          </table:table-cell>
        </table:table-row>
        <table:table-row table:style-name="ro1">
          <table:table-cell office:value-type="float" office:value="18399405" calcext:value-type="float">
            <text:p>18399405</text:p>
          </table:table-cell>
          <table:table-cell table:formula="of:=[.A1152]/1000/(60*60*24)" office:value-type="time" office:time-value="PT05H06M39.405S" calcext:value-type="time">
            <text:p>05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2.18" calcext:value-type="float">
            <text:p>642.18</text:p>
          </table:table-cell>
          <table:table-cell office:value-type="float" office:value="804.09" calcext:value-type="float">
            <text:p>804.09</text:p>
          </table:table-cell>
        </table:table-row>
        <table:table-row table:style-name="ro1">
          <table:table-cell office:value-type="float" office:value="18415405" calcext:value-type="float">
            <text:p>18415405</text:p>
          </table:table-cell>
          <table:table-cell table:formula="of:=[.A1153]/1000/(60*60*24)" office:value-type="time" office:time-value="PT05H06M55.405S" calcext:value-type="time">
            <text:p>05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42.71" calcext:value-type="float">
            <text:p>642.71</text:p>
          </table:table-cell>
          <table:table-cell office:value-type="float" office:value="804.71" calcext:value-type="float">
            <text:p>804.71</text:p>
          </table:table-cell>
        </table:table-row>
        <table:table-row table:style-name="ro1">
          <table:table-cell office:value-type="float" office:value="18431405" calcext:value-type="float">
            <text:p>18431405</text:p>
          </table:table-cell>
          <table:table-cell table:formula="of:=[.A1154]/1000/(60*60*24)" office:value-type="time" office:time-value="PT05H07M11.405S" calcext:value-type="time">
            <text:p>05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3.24" calcext:value-type="float">
            <text:p>643.24</text:p>
          </table:table-cell>
          <table:table-cell office:value-type="float" office:value="805.33" calcext:value-type="float">
            <text:p>805.33</text:p>
          </table:table-cell>
        </table:table-row>
        <table:table-row table:style-name="ro1">
          <table:table-cell office:value-type="float" office:value="18447405" calcext:value-type="float">
            <text:p>18447405</text:p>
          </table:table-cell>
          <table:table-cell table:formula="of:=[.A1155]/1000/(60*60*24)" office:value-type="time" office:time-value="PT05H07M27.405S" calcext:value-type="time">
            <text:p>05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43.77" calcext:value-type="float">
            <text:p>643.77</text:p>
          </table:table-cell>
          <table:table-cell office:value-type="float" office:value="805.95" calcext:value-type="float">
            <text:p>805.95</text:p>
          </table:table-cell>
        </table:table-row>
        <table:table-row table:style-name="ro1">
          <table:table-cell office:value-type="float" office:value="18463405" calcext:value-type="float">
            <text:p>18463405</text:p>
          </table:table-cell>
          <table:table-cell table:formula="of:=[.A1156]/1000/(60*60*24)" office:value-type="time" office:time-value="PT05H07M43.405S" calcext:value-type="time">
            <text:p>05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44.29" calcext:value-type="float">
            <text:p>644.29</text:p>
          </table:table-cell>
          <table:table-cell office:value-type="float" office:value="806.57" calcext:value-type="float">
            <text:p>806.57</text:p>
          </table:table-cell>
        </table:table-row>
        <table:table-row table:style-name="ro1">
          <table:table-cell office:value-type="float" office:value="18479405" calcext:value-type="float">
            <text:p>18479405</text:p>
          </table:table-cell>
          <table:table-cell table:formula="of:=[.A1157]/1000/(60*60*24)" office:value-type="time" office:time-value="PT05H07M59.405S" calcext:value-type="time">
            <text:p>05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44.82" calcext:value-type="float">
            <text:p>644.82</text:p>
          </table:table-cell>
          <table:table-cell office:value-type="float" office:value="807.19" calcext:value-type="float">
            <text:p>807.19</text:p>
          </table:table-cell>
        </table:table-row>
        <table:table-row table:style-name="ro1">
          <table:table-cell office:value-type="float" office:value="18495405" calcext:value-type="float">
            <text:p>18495405</text:p>
          </table:table-cell>
          <table:table-cell table:formula="of:=[.A1158]/1000/(60*60*24)" office:value-type="time" office:time-value="PT05H08M15.405S" calcext:value-type="time">
            <text:p>05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45.35" calcext:value-type="float">
            <text:p>645.35</text:p>
          </table:table-cell>
          <table:table-cell office:value-type="float" office:value="807.81" calcext:value-type="float">
            <text:p>807.81</text:p>
          </table:table-cell>
        </table:table-row>
        <table:table-row table:style-name="ro1">
          <table:table-cell office:value-type="float" office:value="18511405" calcext:value-type="float">
            <text:p>18511405</text:p>
          </table:table-cell>
          <table:table-cell table:formula="of:=[.A1159]/1000/(60*60*24)" office:value-type="time" office:time-value="PT05H08M31.405S" calcext:value-type="time">
            <text:p>05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45.87" calcext:value-type="float">
            <text:p>645.87</text:p>
          </table:table-cell>
          <table:table-cell office:value-type="float" office:value="808.43" calcext:value-type="float">
            <text:p>808.43</text:p>
          </table:table-cell>
        </table:table-row>
        <table:table-row table:style-name="ro1">
          <table:table-cell office:value-type="float" office:value="18527405" calcext:value-type="float">
            <text:p>18527405</text:p>
          </table:table-cell>
          <table:table-cell table:formula="of:=[.A1160]/1000/(60*60*24)" office:value-type="time" office:time-value="PT05H08M47.405S" calcext:value-type="time">
            <text:p>05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46.4" calcext:value-type="float">
            <text:p>646.4</text:p>
          </table:table-cell>
          <table:table-cell office:value-type="float" office:value="809.05" calcext:value-type="float">
            <text:p>809.05</text:p>
          </table:table-cell>
        </table:table-row>
        <table:table-row table:style-name="ro1">
          <table:table-cell office:value-type="float" office:value="18543405" calcext:value-type="float">
            <text:p>18543405</text:p>
          </table:table-cell>
          <table:table-cell table:formula="of:=[.A1161]/1000/(60*60*24)" office:value-type="time" office:time-value="PT05H09M03.405S" calcext:value-type="time">
            <text:p>05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46.92" calcext:value-type="float">
            <text:p>646.92</text:p>
          </table:table-cell>
          <table:table-cell office:value-type="float" office:value="809.67" calcext:value-type="float">
            <text:p>809.67</text:p>
          </table:table-cell>
        </table:table-row>
        <table:table-row table:style-name="ro1">
          <table:table-cell office:value-type="float" office:value="18559405" calcext:value-type="float">
            <text:p>18559405</text:p>
          </table:table-cell>
          <table:table-cell table:formula="of:=[.A1162]/1000/(60*60*24)" office:value-type="time" office:time-value="PT05H09M19.405S" calcext:value-type="time">
            <text:p>05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47.45" calcext:value-type="float">
            <text:p>647.45</text:p>
          </table:table-cell>
          <table:table-cell office:value-type="float" office:value="810.29" calcext:value-type="float">
            <text:p>810.29</text:p>
          </table:table-cell>
        </table:table-row>
        <table:table-row table:style-name="ro1">
          <table:table-cell office:value-type="float" office:value="18575405" calcext:value-type="float">
            <text:p>18575405</text:p>
          </table:table-cell>
          <table:table-cell table:formula="of:=[.A1163]/1000/(60*60*24)" office:value-type="time" office:time-value="PT05H09M35.405S" calcext:value-type="time">
            <text:p>05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47.98" calcext:value-type="float">
            <text:p>647.98</text:p>
          </table:table-cell>
          <table:table-cell office:value-type="float" office:value="810.91" calcext:value-type="float">
            <text:p>810.91</text:p>
          </table:table-cell>
        </table:table-row>
        <table:table-row table:style-name="ro1">
          <table:table-cell office:value-type="float" office:value="18591405" calcext:value-type="float">
            <text:p>18591405</text:p>
          </table:table-cell>
          <table:table-cell table:formula="of:=[.A1164]/1000/(60*60*24)" office:value-type="time" office:time-value="PT05H09M51.405S" calcext:value-type="time">
            <text:p>05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48.5" calcext:value-type="float">
            <text:p>648.5</text:p>
          </table:table-cell>
          <table:table-cell office:value-type="float" office:value="811.53" calcext:value-type="float">
            <text:p>811.53</text:p>
          </table:table-cell>
        </table:table-row>
        <table:table-row table:style-name="ro1">
          <table:table-cell office:value-type="float" office:value="18607405" calcext:value-type="float">
            <text:p>18607405</text:p>
          </table:table-cell>
          <table:table-cell table:formula="of:=[.A1165]/1000/(60*60*24)" office:value-type="time" office:time-value="PT05H10M07.405S" calcext:value-type="time">
            <text:p>05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9.03" calcext:value-type="float">
            <text:p>649.03</text:p>
          </table:table-cell>
          <table:table-cell office:value-type="float" office:value="812.15" calcext:value-type="float">
            <text:p>812.15</text:p>
          </table:table-cell>
        </table:table-row>
        <table:table-row table:style-name="ro1">
          <table:table-cell office:value-type="float" office:value="18623404" calcext:value-type="float">
            <text:p>18623404</text:p>
          </table:table-cell>
          <table:table-cell table:formula="of:=[.A1166]/1000/(60*60*24)" office:value-type="time" office:time-value="PT05H10M23.404S" calcext:value-type="time">
            <text:p>05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9.55" calcext:value-type="float">
            <text:p>649.55</text:p>
          </table:table-cell>
          <table:table-cell office:value-type="float" office:value="812.77" calcext:value-type="float">
            <text:p>812.77</text:p>
          </table:table-cell>
        </table:table-row>
        <table:table-row table:style-name="ro1">
          <table:table-cell office:value-type="float" office:value="18639405" calcext:value-type="float">
            <text:p>18639405</text:p>
          </table:table-cell>
          <table:table-cell table:formula="of:=[.A1167]/1000/(60*60*24)" office:value-type="time" office:time-value="PT05H10M39.405S" calcext:value-type="time">
            <text:p>05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50.08" calcext:value-type="float">
            <text:p>650.08</text:p>
          </table:table-cell>
          <table:table-cell office:value-type="float" office:value="813.38" calcext:value-type="float">
            <text:p>813.38</text:p>
          </table:table-cell>
        </table:table-row>
        <table:table-row table:style-name="ro1">
          <table:table-cell office:value-type="float" office:value="18655405" calcext:value-type="float">
            <text:p>18655405</text:p>
          </table:table-cell>
          <table:table-cell table:formula="of:=[.A1168]/1000/(60*60*24)" office:value-type="time" office:time-value="PT05H10M55.405S" calcext:value-type="time">
            <text:p>05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50.6" calcext:value-type="float">
            <text:p>650.6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8671405" calcext:value-type="float">
            <text:p>18671405</text:p>
          </table:table-cell>
          <table:table-cell table:formula="of:=[.A1169]/1000/(60*60*24)" office:value-type="time" office:time-value="PT05H11M11.405S" calcext:value-type="time">
            <text:p>05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51.13" calcext:value-type="float">
            <text:p>651.13</text:p>
          </table:table-cell>
          <table:table-cell office:value-type="float" office:value="814.62" calcext:value-type="float">
            <text:p>814.62</text:p>
          </table:table-cell>
        </table:table-row>
        <table:table-row table:style-name="ro1">
          <table:table-cell office:value-type="float" office:value="18687405" calcext:value-type="float">
            <text:p>18687405</text:p>
          </table:table-cell>
          <table:table-cell table:formula="of:=[.A1170]/1000/(60*60*24)" office:value-type="time" office:time-value="PT05H11M27.405S" calcext:value-type="time">
            <text:p>05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51.66" calcext:value-type="float">
            <text:p>651.66</text:p>
          </table:table-cell>
          <table:table-cell office:value-type="float" office:value="815.24" calcext:value-type="float">
            <text:p>815.24</text:p>
          </table:table-cell>
        </table:table-row>
        <table:table-row table:style-name="ro1">
          <table:table-cell office:value-type="float" office:value="18703405" calcext:value-type="float">
            <text:p>18703405</text:p>
          </table:table-cell>
          <table:table-cell table:formula="of:=[.A1171]/1000/(60*60*24)" office:value-type="time" office:time-value="PT05H11M43.405S" calcext:value-type="time">
            <text:p>05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52.18" calcext:value-type="float">
            <text:p>652.18</text:p>
          </table:table-cell>
          <table:table-cell office:value-type="float" office:value="815.86" calcext:value-type="float">
            <text:p>815.86</text:p>
          </table:table-cell>
        </table:table-row>
        <table:table-row table:style-name="ro1">
          <table:table-cell office:value-type="float" office:value="18719405" calcext:value-type="float">
            <text:p>18719405</text:p>
          </table:table-cell>
          <table:table-cell table:formula="of:=[.A1172]/1000/(60*60*24)" office:value-type="time" office:time-value="PT05H11M59.405S" calcext:value-type="time">
            <text:p>05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2.71" calcext:value-type="float">
            <text:p>652.71</text:p>
          </table:table-cell>
          <table:table-cell office:value-type="float" office:value="816.47" calcext:value-type="float">
            <text:p>816.47</text:p>
          </table:table-cell>
        </table:table-row>
        <table:table-row table:style-name="ro1">
          <table:table-cell office:value-type="float" office:value="18735405" calcext:value-type="float">
            <text:p>18735405</text:p>
          </table:table-cell>
          <table:table-cell table:formula="of:=[.A1173]/1000/(60*60*24)" office:value-type="time" office:time-value="PT05H12M15.405S" calcext:value-type="time">
            <text:p>05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3.23" calcext:value-type="float">
            <text:p>653.23</text:p>
          </table:table-cell>
          <table:table-cell office:value-type="float" office:value="817.09" calcext:value-type="float">
            <text:p>817.09</text:p>
          </table:table-cell>
        </table:table-row>
        <table:table-row table:style-name="ro1">
          <table:table-cell office:value-type="float" office:value="18751405" calcext:value-type="float">
            <text:p>18751405</text:p>
          </table:table-cell>
          <table:table-cell table:formula="of:=[.A1174]/1000/(60*60*24)" office:value-type="time" office:time-value="PT05H12M31.405S" calcext:value-type="time">
            <text:p>05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3.75" calcext:value-type="float">
            <text:p>653.75</text:p>
          </table:table-cell>
          <table:table-cell office:value-type="float" office:value="817.71" calcext:value-type="float">
            <text:p>817.71</text:p>
          </table:table-cell>
        </table:table-row>
        <table:table-row table:style-name="ro1">
          <table:table-cell office:value-type="float" office:value="18767405" calcext:value-type="float">
            <text:p>18767405</text:p>
          </table:table-cell>
          <table:table-cell table:formula="of:=[.A1175]/1000/(60*60*24)" office:value-type="time" office:time-value="PT05H12M47.405S" calcext:value-type="time">
            <text:p>05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4.28" calcext:value-type="float">
            <text:p>654.28</text:p>
          </table:table-cell>
          <table:table-cell office:value-type="float" office:value="818.32" calcext:value-type="float">
            <text:p>818.32</text:p>
          </table:table-cell>
        </table:table-row>
        <table:table-row table:style-name="ro1">
          <table:table-cell office:value-type="float" office:value="18783405" calcext:value-type="float">
            <text:p>18783405</text:p>
          </table:table-cell>
          <table:table-cell table:formula="of:=[.A1176]/1000/(60*60*24)" office:value-type="time" office:time-value="PT05H13M03.405S" calcext:value-type="time">
            <text:p>05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4.8" calcext:value-type="float">
            <text:p>654.8</text:p>
          </table:table-cell>
          <table:table-cell office:value-type="float" office:value="818.94" calcext:value-type="float">
            <text:p>818.94</text:p>
          </table:table-cell>
        </table:table-row>
        <table:table-row table:style-name="ro1">
          <table:table-cell office:value-type="float" office:value="18799405" calcext:value-type="float">
            <text:p>18799405</text:p>
          </table:table-cell>
          <table:table-cell table:formula="of:=[.A1177]/1000/(60*60*24)" office:value-type="time" office:time-value="PT05H13M19.405S" calcext:value-type="time">
            <text:p>05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5.33" calcext:value-type="float">
            <text:p>655.33</text:p>
          </table:table-cell>
          <table:table-cell office:value-type="float" office:value="819.55" calcext:value-type="float">
            <text:p>819.55</text:p>
          </table:table-cell>
        </table:table-row>
        <table:table-row table:style-name="ro1">
          <table:table-cell office:value-type="float" office:value="18815405" calcext:value-type="float">
            <text:p>18815405</text:p>
          </table:table-cell>
          <table:table-cell table:formula="of:=[.A1178]/1000/(60*60*24)" office:value-type="time" office:time-value="PT05H13M35.405S" calcext:value-type="time">
            <text:p>05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5.85" calcext:value-type="float">
            <text:p>655.85</text:p>
          </table:table-cell>
          <table:table-cell office:value-type="float" office:value="820.16" calcext:value-type="float">
            <text:p>820.16</text:p>
          </table:table-cell>
        </table:table-row>
        <table:table-row table:style-name="ro1">
          <table:table-cell office:value-type="float" office:value="18831405" calcext:value-type="float">
            <text:p>18831405</text:p>
          </table:table-cell>
          <table:table-cell table:formula="of:=[.A1179]/1000/(60*60*24)" office:value-type="time" office:time-value="PT05H13M51.405S" calcext:value-type="time">
            <text:p>05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56.38" calcext:value-type="float">
            <text:p>656.38</text:p>
          </table:table-cell>
          <table:table-cell office:value-type="float" office:value="820.78" calcext:value-type="float">
            <text:p>820.78</text:p>
          </table:table-cell>
        </table:table-row>
        <table:table-row table:style-name="ro1">
          <table:table-cell office:value-type="float" office:value="18847405" calcext:value-type="float">
            <text:p>18847405</text:p>
          </table:table-cell>
          <table:table-cell table:formula="of:=[.A1180]/1000/(60*60*24)" office:value-type="time" office:time-value="PT05H14M07.405S" calcext:value-type="time">
            <text:p>05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56.9" calcext:value-type="float">
            <text:p>656.9</text:p>
          </table:table-cell>
          <table:table-cell office:value-type="float" office:value="821.39" calcext:value-type="float">
            <text:p>821.39</text:p>
          </table:table-cell>
        </table:table-row>
        <table:table-row table:style-name="ro1">
          <table:table-cell office:value-type="float" office:value="18863405" calcext:value-type="float">
            <text:p>18863405</text:p>
          </table:table-cell>
          <table:table-cell table:formula="of:=[.A1181]/1000/(60*60*24)" office:value-type="time" office:time-value="PT05H14M23.405S" calcext:value-type="time">
            <text:p>05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57.42" calcext:value-type="float">
            <text:p>657.42</text:p>
          </table:table-cell>
          <table:table-cell office:value-type="float" office:value="822.01" calcext:value-type="float">
            <text:p>822.01</text:p>
          </table:table-cell>
        </table:table-row>
        <table:table-row table:style-name="ro1">
          <table:table-cell office:value-type="float" office:value="18879405" calcext:value-type="float">
            <text:p>18879405</text:p>
          </table:table-cell>
          <table:table-cell table:formula="of:=[.A1182]/1000/(60*60*24)" office:value-type="time" office:time-value="PT05H14M39.405S" calcext:value-type="time">
            <text:p>05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57.95" calcext:value-type="float">
            <text:p>657.95</text:p>
          </table:table-cell>
          <table:table-cell office:value-type="float" office:value="822.62" calcext:value-type="float">
            <text:p>822.62</text:p>
          </table:table-cell>
        </table:table-row>
        <table:table-row table:style-name="ro1">
          <table:table-cell office:value-type="float" office:value="18895405" calcext:value-type="float">
            <text:p>18895405</text:p>
          </table:table-cell>
          <table:table-cell table:formula="of:=[.A1183]/1000/(60*60*24)" office:value-type="time" office:time-value="PT05H14M55.405S" calcext:value-type="time">
            <text:p>05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58.47" calcext:value-type="float">
            <text:p>658.47</text:p>
          </table:table-cell>
          <table:table-cell office:value-type="float" office:value="823.24" calcext:value-type="float">
            <text:p>823.24</text:p>
          </table:table-cell>
        </table:table-row>
        <table:table-row table:style-name="ro1">
          <table:table-cell office:value-type="float" office:value="18911405" calcext:value-type="float">
            <text:p>18911405</text:p>
          </table:table-cell>
          <table:table-cell table:formula="of:=[.A1184]/1000/(60*60*24)" office:value-type="time" office:time-value="PT05H15M11.405S" calcext:value-type="time">
            <text:p>05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59" calcext:value-type="float">
            <text:p>659</text:p>
          </table:table-cell>
          <table:table-cell office:value-type="float" office:value="823.85" calcext:value-type="float">
            <text:p>823.85</text:p>
          </table:table-cell>
        </table:table-row>
        <table:table-row table:style-name="ro1">
          <table:table-cell office:value-type="float" office:value="18927405" calcext:value-type="float">
            <text:p>18927405</text:p>
          </table:table-cell>
          <table:table-cell table:formula="of:=[.A1185]/1000/(60*60*24)" office:value-type="time" office:time-value="PT05H15M27.405S" calcext:value-type="time">
            <text:p>05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3" calcext:value-type="float">
            <text:p>138.03</text:p>
          </table:table-cell>
          <table:table-cell office:value-type="float" office:value="659.52" calcext:value-type="float">
            <text:p>659.52</text:p>
          </table:table-cell>
          <table:table-cell office:value-type="float" office:value="824.46" calcext:value-type="float">
            <text:p>824.46</text:p>
          </table:table-cell>
        </table:table-row>
        <table:table-row table:style-name="ro1">
          <table:table-cell office:value-type="float" office:value="18943405" calcext:value-type="float">
            <text:p>18943405</text:p>
          </table:table-cell>
          <table:table-cell table:formula="of:=[.A1186]/1000/(60*60*24)" office:value-type="time" office:time-value="PT05H15M43.405S" calcext:value-type="time">
            <text:p>05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3" calcext:value-type="float">
            <text:p>138.03</text:p>
          </table:table-cell>
          <table:table-cell office:value-type="float" office:value="660.04" calcext:value-type="float">
            <text:p>660.04</text:p>
          </table:table-cell>
          <table:table-cell office:value-type="float" office:value="825.07" calcext:value-type="float">
            <text:p>825.07</text:p>
          </table:table-cell>
        </table:table-row>
        <table:table-row table:style-name="ro1">
          <table:table-cell office:value-type="float" office:value="18959404" calcext:value-type="float">
            <text:p>18959404</text:p>
          </table:table-cell>
          <table:table-cell table:formula="of:=[.A1187]/1000/(60*60*24)" office:value-type="time" office:time-value="PT05H15M59.404S" calcext:value-type="time">
            <text:p>05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60.57" calcext:value-type="float">
            <text:p>660.57</text:p>
          </table:table-cell>
          <table:table-cell office:value-type="float" office:value="825.68" calcext:value-type="float">
            <text:p>825.68</text:p>
          </table:table-cell>
        </table:table-row>
        <table:table-row table:style-name="ro1">
          <table:table-cell office:value-type="float" office:value="18975405" calcext:value-type="float">
            <text:p>18975405</text:p>
          </table:table-cell>
          <table:table-cell table:formula="of:=[.A1188]/1000/(60*60*24)" office:value-type="time" office:time-value="PT05H16M15.405S" calcext:value-type="time">
            <text:p>05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61.09" calcext:value-type="float">
            <text:p>661.09</text:p>
          </table:table-cell>
          <table:table-cell office:value-type="float" office:value="826.3" calcext:value-type="float">
            <text:p>826.3</text:p>
          </table:table-cell>
        </table:table-row>
        <table:table-row table:style-name="ro1">
          <table:table-cell office:value-type="float" office:value="18991405" calcext:value-type="float">
            <text:p>18991405</text:p>
          </table:table-cell>
          <table:table-cell table:formula="of:=[.A1189]/1000/(60*60*24)" office:value-type="time" office:time-value="PT05H16M31.405S" calcext:value-type="time">
            <text:p>05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61.61" calcext:value-type="float">
            <text:p>661.61</text:p>
          </table:table-cell>
          <table:table-cell office:value-type="float" office:value="826.91" calcext:value-type="float">
            <text:p>826.91</text:p>
          </table:table-cell>
        </table:table-row>
        <table:table-row table:style-name="ro1">
          <table:table-cell office:value-type="float" office:value="19007405" calcext:value-type="float">
            <text:p>19007405</text:p>
          </table:table-cell>
          <table:table-cell table:formula="of:=[.A1190]/1000/(60*60*24)" office:value-type="time" office:time-value="PT05H16M47.405S" calcext:value-type="time">
            <text:p>05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62.14" calcext:value-type="float">
            <text:p>662.14</text:p>
          </table:table-cell>
          <table:table-cell office:value-type="float" office:value="827.52" calcext:value-type="float">
            <text:p>827.52</text:p>
          </table:table-cell>
        </table:table-row>
        <table:table-row table:style-name="ro1">
          <table:table-cell office:value-type="float" office:value="19023405" calcext:value-type="float">
            <text:p>19023405</text:p>
          </table:table-cell>
          <table:table-cell table:formula="of:=[.A1191]/1000/(60*60*24)" office:value-type="time" office:time-value="PT05H17M03.405S" calcext:value-type="time">
            <text:p>05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62.66" calcext:value-type="float">
            <text:p>662.66</text:p>
          </table:table-cell>
          <table:table-cell office:value-type="float" office:value="828.13" calcext:value-type="float">
            <text:p>828.13</text:p>
          </table:table-cell>
        </table:table-row>
        <table:table-row table:style-name="ro1">
          <table:table-cell office:value-type="float" office:value="19039405" calcext:value-type="float">
            <text:p>19039405</text:p>
          </table:table-cell>
          <table:table-cell table:formula="of:=[.A1192]/1000/(60*60*24)" office:value-type="time" office:time-value="PT05H17M19.405S" calcext:value-type="time">
            <text:p>05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63.18" calcext:value-type="float">
            <text:p>663.18</text:p>
          </table:table-cell>
          <table:table-cell office:value-type="float" office:value="828.74" calcext:value-type="float">
            <text:p>828.74</text:p>
          </table:table-cell>
        </table:table-row>
        <table:table-row table:style-name="ro1">
          <table:table-cell office:value-type="float" office:value="19055405" calcext:value-type="float">
            <text:p>19055405</text:p>
          </table:table-cell>
          <table:table-cell table:formula="of:=[.A1193]/1000/(60*60*24)" office:value-type="time" office:time-value="PT05H17M35.405S" calcext:value-type="time">
            <text:p>05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63.7" calcext:value-type="float">
            <text:p>663.7</text:p>
          </table:table-cell>
          <table:table-cell office:value-type="float" office:value="829.35" calcext:value-type="float">
            <text:p>829.35</text:p>
          </table:table-cell>
        </table:table-row>
        <table:table-row table:style-name="ro1">
          <table:table-cell office:value-type="float" office:value="19071405" calcext:value-type="float">
            <text:p>19071405</text:p>
          </table:table-cell>
          <table:table-cell table:formula="of:=[.A1194]/1000/(60*60*24)" office:value-type="time" office:time-value="PT05H17M51.405S" calcext:value-type="time">
            <text:p>05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64.23" calcext:value-type="float">
            <text:p>664.23</text:p>
          </table:table-cell>
          <table:table-cell office:value-type="float" office:value="829.96" calcext:value-type="float">
            <text:p>829.96</text:p>
          </table:table-cell>
        </table:table-row>
        <table:table-row table:style-name="ro1">
          <table:table-cell office:value-type="float" office:value="19087405" calcext:value-type="float">
            <text:p>19087405</text:p>
          </table:table-cell>
          <table:table-cell table:formula="of:=[.A1195]/1000/(60*60*24)" office:value-type="time" office:time-value="PT05H18M07.405S" calcext:value-type="time">
            <text:p>05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64.75" calcext:value-type="float">
            <text:p>664.75</text:p>
          </table:table-cell>
          <table:table-cell office:value-type="float" office:value="830.57" calcext:value-type="float">
            <text:p>830.57</text:p>
          </table:table-cell>
        </table:table-row>
        <table:table-row table:style-name="ro1">
          <table:table-cell office:value-type="float" office:value="19103405" calcext:value-type="float">
            <text:p>19103405</text:p>
          </table:table-cell>
          <table:table-cell table:formula="of:=[.A1196]/1000/(60*60*24)" office:value-type="time" office:time-value="PT05H18M23.405S" calcext:value-type="time">
            <text:p>05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65.27" calcext:value-type="float">
            <text:p>665.27</text:p>
          </table:table-cell>
          <table:table-cell office:value-type="float" office:value="831.18" calcext:value-type="float">
            <text:p>831.18</text:p>
          </table:table-cell>
        </table:table-row>
        <table:table-row table:style-name="ro1">
          <table:table-cell office:value-type="float" office:value="19119405" calcext:value-type="float">
            <text:p>19119405</text:p>
          </table:table-cell>
          <table:table-cell table:formula="of:=[.A1197]/1000/(60*60*24)" office:value-type="time" office:time-value="PT05H18M39.405S" calcext:value-type="time">
            <text:p>05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65.79" calcext:value-type="float">
            <text:p>665.79</text:p>
          </table:table-cell>
          <table:table-cell office:value-type="float" office:value="831.79" calcext:value-type="float">
            <text:p>831.79</text:p>
          </table:table-cell>
        </table:table-row>
        <table:table-row table:style-name="ro1">
          <table:table-cell office:value-type="float" office:value="19135405" calcext:value-type="float">
            <text:p>19135405</text:p>
          </table:table-cell>
          <table:table-cell table:formula="of:=[.A1198]/1000/(60*60*24)" office:value-type="time" office:time-value="PT05H18M55.405S" calcext:value-type="time">
            <text:p>05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66.31" calcext:value-type="float">
            <text:p>666.31</text:p>
          </table:table-cell>
          <table:table-cell office:value-type="float" office:value="832.4" calcext:value-type="float">
            <text:p>832.4</text:p>
          </table:table-cell>
        </table:table-row>
        <table:table-row table:style-name="ro1">
          <table:table-cell office:value-type="float" office:value="19151405" calcext:value-type="float">
            <text:p>19151405</text:p>
          </table:table-cell>
          <table:table-cell table:formula="of:=[.A1199]/1000/(60*60*24)" office:value-type="time" office:time-value="PT05H19M11.405S" calcext:value-type="time">
            <text:p>05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66.84" calcext:value-type="float">
            <text:p>666.8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9167405" calcext:value-type="float">
            <text:p>19167405</text:p>
          </table:table-cell>
          <table:table-cell table:formula="of:=[.A1200]/1000/(60*60*24)" office:value-type="time" office:time-value="PT05H19M27.405S" calcext:value-type="time">
            <text:p>05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67.36" calcext:value-type="float">
            <text:p>667.36</text:p>
          </table:table-cell>
          <table:table-cell office:value-type="float" office:value="833.61" calcext:value-type="float">
            <text:p>833.61</text:p>
          </table:table-cell>
        </table:table-row>
        <table:table-row table:style-name="ro1">
          <table:table-cell office:value-type="float" office:value="19183405" calcext:value-type="float">
            <text:p>19183405</text:p>
          </table:table-cell>
          <table:table-cell table:formula="of:=[.A1201]/1000/(60*60*24)" office:value-type="time" office:time-value="PT05H19M43.405S" calcext:value-type="time">
            <text:p>05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67.88" calcext:value-type="float">
            <text:p>667.88</text:p>
          </table:table-cell>
          <table:table-cell office:value-type="float" office:value="834.22" calcext:value-type="float">
            <text:p>834.22</text:p>
          </table:table-cell>
        </table:table-row>
        <table:table-row table:style-name="ro1">
          <table:table-cell office:value-type="float" office:value="19199405" calcext:value-type="float">
            <text:p>19199405</text:p>
          </table:table-cell>
          <table:table-cell table:formula="of:=[.A1202]/1000/(60*60*24)" office:value-type="time" office:time-value="PT05H19M59.405S" calcext:value-type="time">
            <text:p>05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" calcext:value-type="float">
            <text:p>136.5</text:p>
          </table:table-cell>
          <table:table-cell office:value-type="float" office:value="668.4" calcext:value-type="float">
            <text:p>668.4</text:p>
          </table:table-cell>
          <table:table-cell office:value-type="float" office:value="834.83" calcext:value-type="float">
            <text:p>834.83</text:p>
          </table:table-cell>
        </table:table-row>
        <table:table-row table:style-name="ro1">
          <table:table-cell office:value-type="float" office:value="19215405" calcext:value-type="float">
            <text:p>19215405</text:p>
          </table:table-cell>
          <table:table-cell table:formula="of:=[.A1203]/1000/(60*60*24)" office:value-type="time" office:time-value="PT05H20M15.405S" calcext:value-type="time">
            <text:p>05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68.92" calcext:value-type="float">
            <text:p>668.92</text:p>
          </table:table-cell>
          <table:table-cell office:value-type="float" office:value="835.43" calcext:value-type="float">
            <text:p>835.43</text:p>
          </table:table-cell>
        </table:table-row>
        <table:table-row table:style-name="ro1">
          <table:table-cell office:value-type="float" office:value="19231405" calcext:value-type="float">
            <text:p>19231405</text:p>
          </table:table-cell>
          <table:table-cell table:formula="of:=[.A1204]/1000/(60*60*24)" office:value-type="time" office:time-value="PT05H20M31.405S" calcext:value-type="time">
            <text:p>05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69.44" calcext:value-type="float">
            <text:p>669.44</text:p>
          </table:table-cell>
          <table:table-cell office:value-type="float" office:value="836.04" calcext:value-type="float">
            <text:p>836.04</text:p>
          </table:table-cell>
        </table:table-row>
        <table:table-row table:style-name="ro1">
          <table:table-cell office:value-type="float" office:value="19247405" calcext:value-type="float">
            <text:p>19247405</text:p>
          </table:table-cell>
          <table:table-cell table:formula="of:=[.A1205]/1000/(60*60*24)" office:value-type="time" office:time-value="PT05H20M47.405S" calcext:value-type="time">
            <text:p>05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69.96" calcext:value-type="float">
            <text:p>669.96</text:p>
          </table:table-cell>
          <table:table-cell office:value-type="float" office:value="836.65" calcext:value-type="float">
            <text:p>836.65</text:p>
          </table:table-cell>
        </table:table-row>
        <table:table-row table:style-name="ro1">
          <table:table-cell office:value-type="float" office:value="19263405" calcext:value-type="float">
            <text:p>19263405</text:p>
          </table:table-cell>
          <table:table-cell table:formula="of:=[.A1206]/1000/(60*60*24)" office:value-type="time" office:time-value="PT05H21M03.405S" calcext:value-type="time">
            <text:p>05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0.48" calcext:value-type="float">
            <text:p>670.48</text:p>
          </table:table-cell>
          <table:table-cell office:value-type="float" office:value="837.25" calcext:value-type="float">
            <text:p>837.25</text:p>
          </table:table-cell>
        </table:table-row>
        <table:table-row table:style-name="ro1">
          <table:table-cell office:value-type="float" office:value="19279405" calcext:value-type="float">
            <text:p>19279405</text:p>
          </table:table-cell>
          <table:table-cell table:formula="of:=[.A1207]/1000/(60*60*24)" office:value-type="time" office:time-value="PT05H21M19.405S" calcext:value-type="time">
            <text:p>05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1" calcext:value-type="float">
            <text:p>671</text:p>
          </table:table-cell>
          <table:table-cell office:value-type="float" office:value="837.86" calcext:value-type="float">
            <text:p>837.86</text:p>
          </table:table-cell>
        </table:table-row>
        <table:table-row table:style-name="ro1">
          <table:table-cell office:value-type="float" office:value="19295405" calcext:value-type="float">
            <text:p>19295405</text:p>
          </table:table-cell>
          <table:table-cell table:formula="of:=[.A1208]/1000/(60*60*24)" office:value-type="time" office:time-value="PT05H21M35.405S" calcext:value-type="time">
            <text:p>05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1.52" calcext:value-type="float">
            <text:p>671.52</text:p>
          </table:table-cell>
          <table:table-cell office:value-type="float" office:value="838.46" calcext:value-type="float">
            <text:p>838.46</text:p>
          </table:table-cell>
        </table:table-row>
        <table:table-row table:style-name="ro1">
          <table:table-cell office:value-type="float" office:value="19311405" calcext:value-type="float">
            <text:p>19311405</text:p>
          </table:table-cell>
          <table:table-cell table:formula="of:=[.A1209]/1000/(60*60*24)" office:value-type="time" office:time-value="PT05H21M51.405S" calcext:value-type="time">
            <text:p>05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72.04" calcext:value-type="float">
            <text:p>672.04</text:p>
          </table:table-cell>
          <table:table-cell office:value-type="float" office:value="839.07" calcext:value-type="float">
            <text:p>839.07</text:p>
          </table:table-cell>
        </table:table-row>
        <table:table-row table:style-name="ro1">
          <table:table-cell office:value-type="float" office:value="19327405" calcext:value-type="float">
            <text:p>19327405</text:p>
          </table:table-cell>
          <table:table-cell table:formula="of:=[.A1210]/1000/(60*60*24)" office:value-type="time" office:time-value="PT05H22M07.405S" calcext:value-type="time">
            <text:p>05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72.56" calcext:value-type="float">
            <text:p>672.56</text:p>
          </table:table-cell>
          <table:table-cell office:value-type="float" office:value="839.68" calcext:value-type="float">
            <text:p>839.68</text:p>
          </table:table-cell>
        </table:table-row>
        <table:table-row table:style-name="ro1">
          <table:table-cell office:value-type="float" office:value="19343405" calcext:value-type="float">
            <text:p>19343405</text:p>
          </table:table-cell>
          <table:table-cell table:formula="of:=[.A1211]/1000/(60*60*24)" office:value-type="time" office:time-value="PT05H22M23.405S" calcext:value-type="time">
            <text:p>05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73.08" calcext:value-type="float">
            <text:p>673.08</text:p>
          </table:table-cell>
          <table:table-cell office:value-type="float" office:value="840.28" calcext:value-type="float">
            <text:p>840.28</text:p>
          </table:table-cell>
        </table:table-row>
        <table:table-row table:style-name="ro1">
          <table:table-cell office:value-type="float" office:value="19359405" calcext:value-type="float">
            <text:p>19359405</text:p>
          </table:table-cell>
          <table:table-cell table:formula="of:=[.A1212]/1000/(60*60*24)" office:value-type="time" office:time-value="PT05H22M39.405S" calcext:value-type="time">
            <text:p>05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673.6" calcext:value-type="float">
            <text:p>673.6</text:p>
          </table:table-cell>
          <table:table-cell office:value-type="float" office:value="840.88" calcext:value-type="float">
            <text:p>840.88</text:p>
          </table:table-cell>
        </table:table-row>
        <table:table-row table:style-name="ro1">
          <table:table-cell office:value-type="float" office:value="19375405" calcext:value-type="float">
            <text:p>19375405</text:p>
          </table:table-cell>
          <table:table-cell table:formula="of:=[.A1213]/1000/(60*60*24)" office:value-type="time" office:time-value="PT05H22M55.405S" calcext:value-type="time">
            <text:p>05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74.12" calcext:value-type="float">
            <text:p>674.12</text:p>
          </table:table-cell>
          <table:table-cell office:value-type="float" office:value="841.49" calcext:value-type="float">
            <text:p>841.49</text:p>
          </table:table-cell>
        </table:table-row>
        <table:table-row table:style-name="ro1">
          <table:table-cell office:value-type="float" office:value="19391405" calcext:value-type="float">
            <text:p>19391405</text:p>
          </table:table-cell>
          <table:table-cell table:formula="of:=[.A1214]/1000/(60*60*24)" office:value-type="time" office:time-value="PT05H23M11.405S" calcext:value-type="time">
            <text:p>05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74.64" calcext:value-type="float">
            <text:p>674.64</text:p>
          </table:table-cell>
          <table:table-cell office:value-type="float" office:value="842.09" calcext:value-type="float">
            <text:p>842.09</text:p>
          </table:table-cell>
        </table:table-row>
        <table:table-row table:style-name="ro1">
          <table:table-cell office:value-type="float" office:value="19407405" calcext:value-type="float">
            <text:p>19407405</text:p>
          </table:table-cell>
          <table:table-cell table:formula="of:=[.A1215]/1000/(60*60*24)" office:value-type="time" office:time-value="PT05H23M27.405S" calcext:value-type="time">
            <text:p>05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3" calcext:value-type="float">
            <text:p>136.03</text:p>
          </table:table-cell>
          <table:table-cell office:value-type="float" office:value="675.16" calcext:value-type="float">
            <text:p>675.16</text:p>
          </table:table-cell>
          <table:table-cell office:value-type="float" office:value="842.69" calcext:value-type="float">
            <text:p>842.69</text:p>
          </table:table-cell>
        </table:table-row>
        <table:table-row table:style-name="ro1">
          <table:table-cell office:value-type="float" office:value="19423405" calcext:value-type="float">
            <text:p>19423405</text:p>
          </table:table-cell>
          <table:table-cell table:formula="of:=[.A1216]/1000/(60*60*24)" office:value-type="time" office:time-value="PT05H23M43.405S" calcext:value-type="time">
            <text:p>05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75.68" calcext:value-type="float">
            <text:p>675.68</text:p>
          </table:table-cell>
          <table:table-cell office:value-type="float" office:value="843.3" calcext:value-type="float">
            <text:p>843.3</text:p>
          </table:table-cell>
        </table:table-row>
        <table:table-row table:style-name="ro1">
          <table:table-cell office:value-type="float" office:value="19439405" calcext:value-type="float">
            <text:p>19439405</text:p>
          </table:table-cell>
          <table:table-cell table:formula="of:=[.A1217]/1000/(60*60*24)" office:value-type="time" office:time-value="PT05H23M59.405S" calcext:value-type="time">
            <text:p>05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76.2" calcext:value-type="float">
            <text:p>676.2</text:p>
          </table:table-cell>
          <table:table-cell office:value-type="float" office:value="843.9" calcext:value-type="float">
            <text:p>843.9</text:p>
          </table:table-cell>
        </table:table-row>
        <table:table-row table:style-name="ro1">
          <table:table-cell office:value-type="float" office:value="19455405" calcext:value-type="float">
            <text:p>19455405</text:p>
          </table:table-cell>
          <table:table-cell table:formula="of:=[.A1218]/1000/(60*60*24)" office:value-type="time" office:time-value="PT05H24M15.405S" calcext:value-type="time">
            <text:p>05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76.72" calcext:value-type="float">
            <text:p>676.72</text:p>
          </table:table-cell>
          <table:table-cell office:value-type="float" office:value="844.5" calcext:value-type="float">
            <text:p>844.5</text:p>
          </table:table-cell>
        </table:table-row>
        <table:table-row table:style-name="ro1">
          <table:table-cell office:value-type="float" office:value="19471405" calcext:value-type="float">
            <text:p>19471405</text:p>
          </table:table-cell>
          <table:table-cell table:formula="of:=[.A1219]/1000/(60*60*24)" office:value-type="time" office:time-value="PT05H24M31.405S" calcext:value-type="time">
            <text:p>05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77.24" calcext:value-type="float">
            <text:p>677.24</text:p>
          </table:table-cell>
          <table:table-cell office:value-type="float" office:value="845.1" calcext:value-type="float">
            <text:p>845.1</text:p>
          </table:table-cell>
        </table:table-row>
        <table:table-row table:style-name="ro1">
          <table:table-cell office:value-type="float" office:value="19487405" calcext:value-type="float">
            <text:p>19487405</text:p>
          </table:table-cell>
          <table:table-cell table:formula="of:=[.A1220]/1000/(60*60*24)" office:value-type="time" office:time-value="PT05H24M47.405S" calcext:value-type="time">
            <text:p>05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77.76" calcext:value-type="float">
            <text:p>677.76</text:p>
          </table:table-cell>
          <table:table-cell office:value-type="float" office:value="845.7" calcext:value-type="float">
            <text:p>845.7</text:p>
          </table:table-cell>
        </table:table-row>
        <table:table-row table:style-name="ro1">
          <table:table-cell office:value-type="float" office:value="19503405" calcext:value-type="float">
            <text:p>19503405</text:p>
          </table:table-cell>
          <table:table-cell table:formula="of:=[.A1221]/1000/(60*60*24)" office:value-type="time" office:time-value="PT05H25M03.405S" calcext:value-type="time">
            <text:p>05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78.28" calcext:value-type="float">
            <text:p>678.28</text:p>
          </table:table-cell>
          <table:table-cell office:value-type="float" office:value="846.3" calcext:value-type="float">
            <text:p>846.3</text:p>
          </table:table-cell>
        </table:table-row>
        <table:table-row table:style-name="ro1">
          <table:table-cell office:value-type="float" office:value="19519405" calcext:value-type="float">
            <text:p>19519405</text:p>
          </table:table-cell>
          <table:table-cell table:formula="of:=[.A1222]/1000/(60*60*24)" office:value-type="time" office:time-value="PT05H25M19.405S" calcext:value-type="time">
            <text:p>05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78.79" calcext:value-type="float">
            <text:p>678.79</text:p>
          </table:table-cell>
          <table:table-cell office:value-type="float" office:value="846.9" calcext:value-type="float">
            <text:p>846.9</text:p>
          </table:table-cell>
        </table:table-row>
        <table:table-row table:style-name="ro1">
          <table:table-cell office:value-type="float" office:value="19535405" calcext:value-type="float">
            <text:p>19535405</text:p>
          </table:table-cell>
          <table:table-cell table:formula="of:=[.A1223]/1000/(60*60*24)" office:value-type="time" office:time-value="PT05H25M35.405S" calcext:value-type="time">
            <text:p>05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679.31" calcext:value-type="float">
            <text:p>679.31</text:p>
          </table:table-cell>
          <table:table-cell office:value-type="float" office:value="847.5" calcext:value-type="float">
            <text:p>847.5</text:p>
          </table:table-cell>
        </table:table-row>
        <table:table-row table:style-name="ro1">
          <table:table-cell office:value-type="float" office:value="19551405" calcext:value-type="float">
            <text:p>19551405</text:p>
          </table:table-cell>
          <table:table-cell table:formula="of:=[.A1224]/1000/(60*60*24)" office:value-type="time" office:time-value="PT05H25M51.405S" calcext:value-type="time">
            <text:p>05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79.83" calcext:value-type="float">
            <text:p>679.83</text:p>
          </table:table-cell>
          <table:table-cell office:value-type="float" office:value="848.1" calcext:value-type="float">
            <text:p>848.1</text:p>
          </table:table-cell>
        </table:table-row>
        <table:table-row table:style-name="ro1">
          <table:table-cell office:value-type="float" office:value="19567405" calcext:value-type="float">
            <text:p>19567405</text:p>
          </table:table-cell>
          <table:table-cell table:formula="of:=[.A1225]/1000/(60*60*24)" office:value-type="time" office:time-value="PT05H26M07.405S" calcext:value-type="time">
            <text:p>05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80.35" calcext:value-type="float">
            <text:p>680.35</text:p>
          </table:table-cell>
          <table:table-cell office:value-type="float" office:value="848.7" calcext:value-type="float">
            <text:p>848.7</text:p>
          </table:table-cell>
        </table:table-row>
        <table:table-row table:style-name="ro1">
          <table:table-cell office:value-type="float" office:value="19583405" calcext:value-type="float">
            <text:p>19583405</text:p>
          </table:table-cell>
          <table:table-cell table:formula="of:=[.A1226]/1000/(60*60*24)" office:value-type="time" office:time-value="PT05H26M23.405S" calcext:value-type="time">
            <text:p>05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680.87" calcext:value-type="float">
            <text:p>680.87</text:p>
          </table:table-cell>
          <table:table-cell office:value-type="float" office:value="849.3" calcext:value-type="float">
            <text:p>849.3</text:p>
          </table:table-cell>
        </table:table-row>
        <table:table-row table:style-name="ro1">
          <table:table-cell office:value-type="float" office:value="19599405" calcext:value-type="float">
            <text:p>19599405</text:p>
          </table:table-cell>
          <table:table-cell table:formula="of:=[.A1227]/1000/(60*60*24)" office:value-type="time" office:time-value="PT05H26M39.405S" calcext:value-type="time">
            <text:p>05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81.38" calcext:value-type="float">
            <text:p>681.38</text:p>
          </table:table-cell>
          <table:table-cell office:value-type="float" office:value="849.9" calcext:value-type="float">
            <text:p>849.9</text:p>
          </table:table-cell>
        </table:table-row>
        <table:table-row table:style-name="ro1">
          <table:table-cell office:value-type="float" office:value="19615405" calcext:value-type="float">
            <text:p>19615405</text:p>
          </table:table-cell>
          <table:table-cell table:formula="of:=[.A1228]/1000/(60*60*24)" office:value-type="time" office:time-value="PT05H26M55.405S" calcext:value-type="time">
            <text:p>05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81.9" calcext:value-type="float">
            <text:p>681.9</text:p>
          </table:table-cell>
          <table:table-cell office:value-type="float" office:value="850.5" calcext:value-type="float">
            <text:p>850.5</text:p>
          </table:table-cell>
        </table:table-row>
        <table:table-row table:style-name="ro1">
          <table:table-cell office:value-type="float" office:value="19631405" calcext:value-type="float">
            <text:p>19631405</text:p>
          </table:table-cell>
          <table:table-cell table:formula="of:=[.A1229]/1000/(60*60*24)" office:value-type="time" office:time-value="PT05H27M11.405S" calcext:value-type="time">
            <text:p>05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82.42" calcext:value-type="float">
            <text:p>682.42</text:p>
          </table:table-cell>
          <table:table-cell office:value-type="float" office:value="851.09" calcext:value-type="float">
            <text:p>851.09</text:p>
          </table:table-cell>
        </table:table-row>
        <table:table-row table:style-name="ro1">
          <table:table-cell office:value-type="float" office:value="19647405" calcext:value-type="float">
            <text:p>19647405</text:p>
          </table:table-cell>
          <table:table-cell table:formula="of:=[.A1230]/1000/(60*60*24)" office:value-type="time" office:time-value="PT05H27M27.405S" calcext:value-type="time">
            <text:p>05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82.93" calcext:value-type="float">
            <text:p>682.93</text:p>
          </table:table-cell>
          <table:table-cell office:value-type="float" office:value="851.69" calcext:value-type="float">
            <text:p>851.69</text:p>
          </table:table-cell>
        </table:table-row>
        <table:table-row table:style-name="ro1">
          <table:table-cell office:value-type="float" office:value="19663405" calcext:value-type="float">
            <text:p>19663405</text:p>
          </table:table-cell>
          <table:table-cell table:formula="of:=[.A1231]/1000/(60*60*24)" office:value-type="time" office:time-value="PT05H27M43.405S" calcext:value-type="time">
            <text:p>05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83.45" calcext:value-type="float">
            <text:p>683.45</text:p>
          </table:table-cell>
          <table:table-cell office:value-type="float" office:value="852.29" calcext:value-type="float">
            <text:p>852.29</text:p>
          </table:table-cell>
        </table:table-row>
        <table:table-row table:style-name="ro1">
          <table:table-cell office:value-type="float" office:value="19679405" calcext:value-type="float">
            <text:p>19679405</text:p>
          </table:table-cell>
          <table:table-cell table:formula="of:=[.A1232]/1000/(60*60*24)" office:value-type="time" office:time-value="PT05H27M59.405S" calcext:value-type="time">
            <text:p>05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83.97" calcext:value-type="float">
            <text:p>683.97</text:p>
          </table:table-cell>
          <table:table-cell office:value-type="float" office:value="852.88" calcext:value-type="float">
            <text:p>852.88</text:p>
          </table:table-cell>
        </table:table-row>
        <table:table-row table:style-name="ro1">
          <table:table-cell office:value-type="float" office:value="19695405" calcext:value-type="float">
            <text:p>19695405</text:p>
          </table:table-cell>
          <table:table-cell table:formula="of:=[.A1233]/1000/(60*60*24)" office:value-type="time" office:time-value="PT05H28M15.405S" calcext:value-type="time">
            <text:p>05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84.48" calcext:value-type="float">
            <text:p>684.48</text:p>
          </table:table-cell>
          <table:table-cell office:value-type="float" office:value="853.48" calcext:value-type="float">
            <text:p>853.48</text:p>
          </table:table-cell>
        </table:table-row>
        <table:table-row table:style-name="ro1">
          <table:table-cell office:value-type="float" office:value="19711405" calcext:value-type="float">
            <text:p>19711405</text:p>
          </table:table-cell>
          <table:table-cell table:formula="of:=[.A1234]/1000/(60*60*24)" office:value-type="time" office:time-value="PT05H28M31.405S" calcext:value-type="time">
            <text:p>05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685" calcext:value-type="float">
            <text:p>685</text:p>
          </table:table-cell>
          <table:table-cell office:value-type="float" office:value="854.08" calcext:value-type="float">
            <text:p>854.08</text:p>
          </table:table-cell>
        </table:table-row>
        <table:table-row table:style-name="ro1">
          <table:table-cell office:value-type="float" office:value="19727405" calcext:value-type="float">
            <text:p>19727405</text:p>
          </table:table-cell>
          <table:table-cell table:formula="of:=[.A1235]/1000/(60*60*24)" office:value-type="time" office:time-value="PT05H28M47.405S" calcext:value-type="time">
            <text:p>05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85.52" calcext:value-type="float">
            <text:p>685.52</text:p>
          </table:table-cell>
          <table:table-cell office:value-type="float" office:value="854.67" calcext:value-type="float">
            <text:p>854.67</text:p>
          </table:table-cell>
        </table:table-row>
        <table:table-row table:style-name="ro1">
          <table:table-cell office:value-type="float" office:value="19743405" calcext:value-type="float">
            <text:p>19743405</text:p>
          </table:table-cell>
          <table:table-cell table:formula="of:=[.A1236]/1000/(60*60*24)" office:value-type="time" office:time-value="PT05H29M03.405S" calcext:value-type="time">
            <text:p>05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686.03" calcext:value-type="float">
            <text:p>686.03</text:p>
          </table:table-cell>
          <table:table-cell office:value-type="float" office:value="855.26" calcext:value-type="float">
            <text:p>855.26</text:p>
          </table:table-cell>
        </table:table-row>
        <table:table-row table:style-name="ro1">
          <table:table-cell office:value-type="float" office:value="19759405" calcext:value-type="float">
            <text:p>19759405</text:p>
          </table:table-cell>
          <table:table-cell table:formula="of:=[.A1237]/1000/(60*60*24)" office:value-type="time" office:time-value="PT05H29M19.405S" calcext:value-type="time">
            <text:p>05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686.55" calcext:value-type="float">
            <text:p>686.55</text:p>
          </table:table-cell>
          <table:table-cell office:value-type="float" office:value="855.86" calcext:value-type="float">
            <text:p>855.86</text:p>
          </table:table-cell>
        </table:table-row>
        <table:table-row table:style-name="ro1">
          <table:table-cell office:value-type="float" office:value="19775405" calcext:value-type="float">
            <text:p>19775405</text:p>
          </table:table-cell>
          <table:table-cell table:formula="of:=[.A1238]/1000/(60*60*24)" office:value-type="time" office:time-value="PT05H29M35.405S" calcext:value-type="time">
            <text:p>05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687.06" calcext:value-type="float">
            <text:p>687.06</text:p>
          </table:table-cell>
          <table:table-cell office:value-type="float" office:value="856.45" calcext:value-type="float">
            <text:p>856.45</text:p>
          </table:table-cell>
        </table:table-row>
        <table:table-row table:style-name="ro1">
          <table:table-cell office:value-type="float" office:value="19791405" calcext:value-type="float">
            <text:p>19791405</text:p>
          </table:table-cell>
          <table:table-cell table:formula="of:=[.A1239]/1000/(60*60*24)" office:value-type="time" office:time-value="PT05H29M51.405S" calcext:value-type="time">
            <text:p>05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687.58" calcext:value-type="float">
            <text:p>687.58</text:p>
          </table:table-cell>
          <table:table-cell office:value-type="float" office:value="857.05" calcext:value-type="float">
            <text:p>857.05</text:p>
          </table:table-cell>
        </table:table-row>
        <table:table-row table:style-name="ro1">
          <table:table-cell office:value-type="float" office:value="19807405" calcext:value-type="float">
            <text:p>19807405</text:p>
          </table:table-cell>
          <table:table-cell table:formula="of:=[.A1240]/1000/(60*60*24)" office:value-type="time" office:time-value="PT05H30M07.405S" calcext:value-type="time">
            <text:p>05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88.09" calcext:value-type="float">
            <text:p>688.09</text:p>
          </table:table-cell>
          <table:table-cell office:value-type="float" office:value="857.64" calcext:value-type="float">
            <text:p>857.64</text:p>
          </table:table-cell>
        </table:table-row>
        <table:table-row table:style-name="ro1">
          <table:table-cell office:value-type="float" office:value="19823405" calcext:value-type="float">
            <text:p>19823405</text:p>
          </table:table-cell>
          <table:table-cell table:formula="of:=[.A1241]/1000/(60*60*24)" office:value-type="time" office:time-value="PT05H30M23.405S" calcext:value-type="time">
            <text:p>05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688.61" calcext:value-type="float">
            <text:p>688.61</text:p>
          </table:table-cell>
          <table:table-cell office:value-type="float" office:value="858.23" calcext:value-type="float">
            <text:p>858.23</text:p>
          </table:table-cell>
        </table:table-row>
        <table:table-row table:style-name="ro1">
          <table:table-cell office:value-type="float" office:value="19839405" calcext:value-type="float">
            <text:p>19839405</text:p>
          </table:table-cell>
          <table:table-cell table:formula="of:=[.A1242]/1000/(60*60*24)" office:value-type="time" office:time-value="PT05H30M39.405S" calcext:value-type="time">
            <text:p>05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689.12" calcext:value-type="float">
            <text:p>689.12</text:p>
          </table:table-cell>
          <table:table-cell office:value-type="float" office:value="858.82" calcext:value-type="float">
            <text:p>858.82</text:p>
          </table:table-cell>
        </table:table-row>
        <table:table-row table:style-name="ro1">
          <table:table-cell office:value-type="float" office:value="19855405" calcext:value-type="float">
            <text:p>19855405</text:p>
          </table:table-cell>
          <table:table-cell table:formula="of:=[.A1243]/1000/(60*60*24)" office:value-type="time" office:time-value="PT05H30M55.405S" calcext:value-type="time">
            <text:p>05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689.64" calcext:value-type="float">
            <text:p>689.64</text:p>
          </table:table-cell>
          <table:table-cell office:value-type="float" office:value="859.42" calcext:value-type="float">
            <text:p>859.42</text:p>
          </table:table-cell>
        </table:table-row>
        <table:table-row table:style-name="ro1">
          <table:table-cell office:value-type="float" office:value="19871405" calcext:value-type="float">
            <text:p>19871405</text:p>
          </table:table-cell>
          <table:table-cell table:formula="of:=[.A1244]/1000/(60*60*24)" office:value-type="time" office:time-value="PT05H31M11.405S" calcext:value-type="time">
            <text:p>05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690.15" calcext:value-type="float">
            <text:p>690.15</text:p>
          </table:table-cell>
          <table:table-cell office:value-type="float" office:value="860.01" calcext:value-type="float">
            <text:p>860.01</text:p>
          </table:table-cell>
        </table:table-row>
        <table:table-row table:style-name="ro1">
          <table:table-cell office:value-type="float" office:value="19887405" calcext:value-type="float">
            <text:p>19887405</text:p>
          </table:table-cell>
          <table:table-cell table:formula="of:=[.A1245]/1000/(60*60*24)" office:value-type="time" office:time-value="PT05H31M27.405S" calcext:value-type="time">
            <text:p>05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690.67" calcext:value-type="float">
            <text:p>690.67</text:p>
          </table:table-cell>
          <table:table-cell office:value-type="float" office:value="860.6" calcext:value-type="float">
            <text:p>860.6</text:p>
          </table:table-cell>
        </table:table-row>
        <table:table-row table:style-name="ro1">
          <table:table-cell office:value-type="float" office:value="19903405" calcext:value-type="float">
            <text:p>19903405</text:p>
          </table:table-cell>
          <table:table-cell table:formula="of:=[.A1246]/1000/(60*60*24)" office:value-type="time" office:time-value="PT05H31M43.405S" calcext:value-type="time">
            <text:p>05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3.12" calcext:value-type="float">
            <text:p>133.12</text:p>
          </table:table-cell>
          <table:table-cell office:value-type="float" office:value="691.18" calcext:value-type="float">
            <text:p>691.18</text:p>
          </table:table-cell>
          <table:table-cell office:value-type="float" office:value="861.19" calcext:value-type="float">
            <text:p>861.19</text:p>
          </table:table-cell>
        </table:table-row>
        <table:table-row table:style-name="ro1">
          <table:table-cell office:value-type="float" office:value="19919405" calcext:value-type="float">
            <text:p>19919405</text:p>
          </table:table-cell>
          <table:table-cell table:formula="of:=[.A1247]/1000/(60*60*24)" office:value-type="time" office:time-value="PT05H31M59.405S" calcext:value-type="time">
            <text:p>05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3.12" calcext:value-type="float">
            <text:p>133.12</text:p>
          </table:table-cell>
          <table:table-cell office:value-type="float" office:value="691.69" calcext:value-type="float">
            <text:p>691.69</text:p>
          </table:table-cell>
          <table:table-cell office:value-type="float" office:value="861.78" calcext:value-type="float">
            <text:p>861.78</text:p>
          </table:table-cell>
        </table:table-row>
        <table:table-row table:style-name="ro1">
          <table:table-cell office:value-type="float" office:value="19935405" calcext:value-type="float">
            <text:p>19935405</text:p>
          </table:table-cell>
          <table:table-cell table:formula="of:=[.A1248]/1000/(60*60*24)" office:value-type="time" office:time-value="PT05H32M15.405S" calcext:value-type="time">
            <text:p>05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92.21" calcext:value-type="float">
            <text:p>692.21</text:p>
          </table:table-cell>
          <table:table-cell office:value-type="float" office:value="862.37" calcext:value-type="float">
            <text:p>862.37</text:p>
          </table:table-cell>
        </table:table-row>
        <table:table-row table:style-name="ro1">
          <table:table-cell office:value-type="float" office:value="19951405" calcext:value-type="float">
            <text:p>19951405</text:p>
          </table:table-cell>
          <table:table-cell table:formula="of:=[.A1249]/1000/(60*60*24)" office:value-type="time" office:time-value="PT05H32M31.405S" calcext:value-type="time">
            <text:p>05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92.72" calcext:value-type="float">
            <text:p>692.72</text:p>
          </table:table-cell>
          <table:table-cell office:value-type="float" office:value="862.96" calcext:value-type="float">
            <text:p>862.96</text:p>
          </table:table-cell>
        </table:table-row>
        <table:table-row table:style-name="ro1">
          <table:table-cell office:value-type="float" office:value="19967405" calcext:value-type="float">
            <text:p>19967405</text:p>
          </table:table-cell>
          <table:table-cell table:formula="of:=[.A1250]/1000/(60*60*24)" office:value-type="time" office:time-value="PT05H32M47.405S" calcext:value-type="time">
            <text:p>05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93.23" calcext:value-type="float">
            <text:p>693.23</text:p>
          </table:table-cell>
          <table:table-cell office:value-type="float" office:value="863.55" calcext:value-type="float">
            <text:p>863.55</text:p>
          </table:table-cell>
        </table:table-row>
        <table:table-row table:style-name="ro1">
          <table:table-cell office:value-type="float" office:value="19983405" calcext:value-type="float">
            <text:p>19983405</text:p>
          </table:table-cell>
          <table:table-cell table:formula="of:=[.A1251]/1000/(60*60*24)" office:value-type="time" office:time-value="PT05H33M03.405S" calcext:value-type="time">
            <text:p>05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693.75" calcext:value-type="float">
            <text:p>693.75</text:p>
          </table:table-cell>
          <table:table-cell office:value-type="float" office:value="864.14" calcext:value-type="float">
            <text:p>864.14</text:p>
          </table:table-cell>
        </table:table-row>
        <table:table-row table:style-name="ro1">
          <table:table-cell office:value-type="float" office:value="19999405" calcext:value-type="float">
            <text:p>19999405</text:p>
          </table:table-cell>
          <table:table-cell table:formula="of:=[.A1252]/1000/(60*60*24)" office:value-type="time" office:time-value="PT05H33M19.405S" calcext:value-type="time">
            <text:p>05:33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694.26" calcext:value-type="float">
            <text:p>694.26</text:p>
          </table:table-cell>
          <table:table-cell office:value-type="float" office:value="864.72" calcext:value-type="float">
            <text:p>864.72</text:p>
          </table:table-cell>
        </table:table-row>
        <table:table-row table:style-name="ro1">
          <table:table-cell office:value-type="float" office:value="20015405" calcext:value-type="float">
            <text:p>20015405</text:p>
          </table:table-cell>
          <table:table-cell table:formula="of:=[.A1253]/1000/(60*60*24)" office:value-type="time" office:time-value="PT05H33M35.405S" calcext:value-type="time">
            <text:p>05:33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694.77" calcext:value-type="float">
            <text:p>694.77</text:p>
          </table:table-cell>
          <table:table-cell office:value-type="float" office:value="865.31" calcext:value-type="float">
            <text:p>865.31</text:p>
          </table:table-cell>
        </table:table-row>
        <table:table-row table:style-name="ro1">
          <table:table-cell office:value-type="float" office:value="20031405" calcext:value-type="float">
            <text:p>20031405</text:p>
          </table:table-cell>
          <table:table-cell table:formula="of:=[.A1254]/1000/(60*60*24)" office:value-type="time" office:time-value="PT05H33M51.405S" calcext:value-type="time">
            <text:p>05:33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695.29" calcext:value-type="float">
            <text:p>695.29</text:p>
          </table:table-cell>
          <table:table-cell office:value-type="float" office:value="865.9" calcext:value-type="float">
            <text:p>865.9</text:p>
          </table:table-cell>
        </table:table-row>
        <table:table-row table:style-name="ro1">
          <table:table-cell office:value-type="float" office:value="20047405" calcext:value-type="float">
            <text:p>20047405</text:p>
          </table:table-cell>
          <table:table-cell table:formula="of:=[.A1255]/1000/(60*60*24)" office:value-type="time" office:time-value="PT05H34M07.405S" calcext:value-type="time">
            <text:p>05:34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95.8" calcext:value-type="float">
            <text:p>695.8</text:p>
          </table:table-cell>
          <table:table-cell office:value-type="float" office:value="866.48" calcext:value-type="float">
            <text:p>866.48</text:p>
          </table:table-cell>
        </table:table-row>
        <table:table-row table:style-name="ro1">
          <table:table-cell office:value-type="float" office:value="20063405" calcext:value-type="float">
            <text:p>20063405</text:p>
          </table:table-cell>
          <table:table-cell table:formula="of:=[.A1256]/1000/(60*60*24)" office:value-type="time" office:time-value="PT05H34M23.405S" calcext:value-type="time">
            <text:p>05:34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96.31" calcext:value-type="float">
            <text:p>696.31</text:p>
          </table:table-cell>
          <table:table-cell office:value-type="float" office:value="867.07" calcext:value-type="float">
            <text:p>867.07</text:p>
          </table:table-cell>
        </table:table-row>
        <table:table-row table:style-name="ro1">
          <table:table-cell office:value-type="float" office:value="20079405" calcext:value-type="float">
            <text:p>20079405</text:p>
          </table:table-cell>
          <table:table-cell table:formula="of:=[.A1257]/1000/(60*60*24)" office:value-type="time" office:time-value="PT05H34M39.405S" calcext:value-type="time">
            <text:p>05:34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96.82" calcext:value-type="float">
            <text:p>696.82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float" office:value="20095405" calcext:value-type="float">
            <text:p>20095405</text:p>
          </table:table-cell>
          <table:table-cell table:formula="of:=[.A1258]/1000/(60*60*24)" office:value-type="time" office:time-value="PT05H34M55.405S" calcext:value-type="time">
            <text:p>05:34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697.33" calcext:value-type="float">
            <text:p>697.33</text:p>
          </table:table-cell>
          <table:table-cell office:value-type="float" office:value="868.24" calcext:value-type="float">
            <text:p>868.24</text:p>
          </table:table-cell>
        </table:table-row>
        <table:table-row table:style-name="ro1">
          <table:table-cell office:value-type="float" office:value="20111405" calcext:value-type="float">
            <text:p>20111405</text:p>
          </table:table-cell>
          <table:table-cell table:formula="of:=[.A1259]/1000/(60*60*24)" office:value-type="time" office:time-value="PT05H35M11.405S" calcext:value-type="time">
            <text:p>05:35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97.84" calcext:value-type="float">
            <text:p>697.84</text:p>
          </table:table-cell>
          <table:table-cell office:value-type="float" office:value="868.82" calcext:value-type="float">
            <text:p>868.82</text:p>
          </table:table-cell>
        </table:table-row>
        <table:table-row table:style-name="ro1">
          <table:table-cell office:value-type="float" office:value="20127405" calcext:value-type="float">
            <text:p>20127405</text:p>
          </table:table-cell>
          <table:table-cell table:formula="of:=[.A1260]/1000/(60*60*24)" office:value-type="time" office:time-value="PT05H35M27.405S" calcext:value-type="time">
            <text:p>05:35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698.35" calcext:value-type="float">
            <text:p>698.35</text:p>
          </table:table-cell>
          <table:table-cell office:value-type="float" office:value="869.41" calcext:value-type="float">
            <text:p>869.41</text:p>
          </table:table-cell>
        </table:table-row>
        <table:table-row table:style-name="ro1">
          <table:table-cell office:value-type="float" office:value="20143405" calcext:value-type="float">
            <text:p>20143405</text:p>
          </table:table-cell>
          <table:table-cell table:formula="of:=[.A1261]/1000/(60*60*24)" office:value-type="time" office:time-value="PT05H35M43.405S" calcext:value-type="time">
            <text:p>05:35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698.86" calcext:value-type="float">
            <text:p>698.86</text:p>
          </table:table-cell>
          <table:table-cell office:value-type="float" office:value="869.99" calcext:value-type="float">
            <text:p>869.99</text:p>
          </table:table-cell>
        </table:table-row>
        <table:table-row table:style-name="ro1">
          <table:table-cell office:value-type="float" office:value="20159405" calcext:value-type="float">
            <text:p>20159405</text:p>
          </table:table-cell>
          <table:table-cell table:formula="of:=[.A1262]/1000/(60*60*24)" office:value-type="time" office:time-value="PT05H35M59.405S" calcext:value-type="time">
            <text:p>05:35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99.38" calcext:value-type="float">
            <text:p>699.38</text:p>
          </table:table-cell>
          <table:table-cell office:value-type="float" office:value="870.57" calcext:value-type="float">
            <text:p>870.57</text:p>
          </table:table-cell>
        </table:table-row>
        <table:table-row table:style-name="ro1">
          <table:table-cell office:value-type="float" office:value="20175405" calcext:value-type="float">
            <text:p>20175405</text:p>
          </table:table-cell>
          <table:table-cell table:formula="of:=[.A1263]/1000/(60*60*24)" office:value-type="time" office:time-value="PT05H36M15.405S" calcext:value-type="time">
            <text:p>05:36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99.89" calcext:value-type="float">
            <text:p>699.89</text:p>
          </table:table-cell>
          <table:table-cell office:value-type="float" office:value="871.15" calcext:value-type="float">
            <text:p>871.15</text:p>
          </table:table-cell>
        </table:table-row>
        <table:table-row table:style-name="ro1">
          <table:table-cell office:value-type="float" office:value="20191405" calcext:value-type="float">
            <text:p>20191405</text:p>
          </table:table-cell>
          <table:table-cell table:formula="of:=[.A1264]/1000/(60*60*24)" office:value-type="time" office:time-value="PT05H36M31.405S" calcext:value-type="time">
            <text:p>05:36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00.4" calcext:value-type="float">
            <text:p>700.4</text:p>
          </table:table-cell>
          <table:table-cell office:value-type="float" office:value="871.73" calcext:value-type="float">
            <text:p>871.73</text:p>
          </table:table-cell>
        </table:table-row>
        <table:table-row table:style-name="ro1">
          <table:table-cell office:value-type="float" office:value="20207405" calcext:value-type="float">
            <text:p>20207405</text:p>
          </table:table-cell>
          <table:table-cell table:formula="of:=[.A1265]/1000/(60*60*24)" office:value-type="time" office:time-value="PT05H36M47.405S" calcext:value-type="time">
            <text:p>05:36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00.91" calcext:value-type="float">
            <text:p>700.91</text:p>
          </table:table-cell>
          <table:table-cell office:value-type="float" office:value="872.31" calcext:value-type="float">
            <text:p>872.31</text:p>
          </table:table-cell>
        </table:table-row>
        <table:table-row table:style-name="ro1">
          <table:table-cell office:value-type="float" office:value="20223405" calcext:value-type="float">
            <text:p>20223405</text:p>
          </table:table-cell>
          <table:table-cell table:formula="of:=[.A1266]/1000/(60*60*24)" office:value-type="time" office:time-value="PT05H37M03.405S" calcext:value-type="time">
            <text:p>05:37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01.41" calcext:value-type="float">
            <text:p>701.41</text:p>
          </table:table-cell>
          <table:table-cell office:value-type="float" office:value="872.9" calcext:value-type="float">
            <text:p>872.9</text:p>
          </table:table-cell>
        </table:table-row>
        <table:table-row table:style-name="ro1">
          <table:table-cell office:value-type="float" office:value="20239405" calcext:value-type="float">
            <text:p>20239405</text:p>
          </table:table-cell>
          <table:table-cell table:formula="of:=[.A1267]/1000/(60*60*24)" office:value-type="time" office:time-value="PT05H37M19.405S" calcext:value-type="time">
            <text:p>05:37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701.92" calcext:value-type="float">
            <text:p>701.92</text:p>
          </table:table-cell>
          <table:table-cell office:value-type="float" office:value="873.48" calcext:value-type="float">
            <text:p>873.48</text:p>
          </table:table-cell>
        </table:table-row>
        <table:table-row table:style-name="ro1">
          <table:table-cell office:value-type="float" office:value="20255405" calcext:value-type="float">
            <text:p>20255405</text:p>
          </table:table-cell>
          <table:table-cell table:formula="of:=[.A1268]/1000/(60*60*24)" office:value-type="time" office:time-value="PT05H37M35.405S" calcext:value-type="time">
            <text:p>05:37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02.43" calcext:value-type="float">
            <text:p>702.43</text:p>
          </table:table-cell>
          <table:table-cell office:value-type="float" office:value="874.06" calcext:value-type="float">
            <text:p>874.06</text:p>
          </table:table-cell>
        </table:table-row>
        <table:table-row table:style-name="ro1">
          <table:table-cell office:value-type="float" office:value="20271405" calcext:value-type="float">
            <text:p>20271405</text:p>
          </table:table-cell>
          <table:table-cell table:formula="of:=[.A1269]/1000/(60*60*24)" office:value-type="time" office:time-value="PT05H37M51.405S" calcext:value-type="time">
            <text:p>05:37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02.94" calcext:value-type="float">
            <text:p>702.94</text:p>
          </table:table-cell>
          <table:table-cell office:value-type="float" office:value="874.63" calcext:value-type="float">
            <text:p>874.63</text:p>
          </table:table-cell>
        </table:table-row>
        <table:table-row table:style-name="ro1">
          <table:table-cell office:value-type="float" office:value="20287405" calcext:value-type="float">
            <text:p>20287405</text:p>
          </table:table-cell>
          <table:table-cell table:formula="of:=[.A1270]/1000/(60*60*24)" office:value-type="time" office:time-value="PT05H38M07.405S" calcext:value-type="time">
            <text:p>05:38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03.45" calcext:value-type="float">
            <text:p>703.45</text:p>
          </table:table-cell>
          <table:table-cell office:value-type="float" office:value="875.21" calcext:value-type="float">
            <text:p>875.21</text:p>
          </table:table-cell>
        </table:table-row>
        <table:table-row table:style-name="ro1">
          <table:table-cell office:value-type="float" office:value="20303405" calcext:value-type="float">
            <text:p>20303405</text:p>
          </table:table-cell>
          <table:table-cell table:formula="of:=[.A1271]/1000/(60*60*24)" office:value-type="time" office:time-value="PT05H38M23.405S" calcext:value-type="time">
            <text:p>05:38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03.96" calcext:value-type="float">
            <text:p>703.96</text:p>
          </table:table-cell>
          <table:table-cell office:value-type="float" office:value="875.79" calcext:value-type="float">
            <text:p>875.79</text:p>
          </table:table-cell>
        </table:table-row>
        <table:table-row table:style-name="ro1">
          <table:table-cell office:value-type="float" office:value="20319405" calcext:value-type="float">
            <text:p>20319405</text:p>
          </table:table-cell>
          <table:table-cell table:formula="of:=[.A1272]/1000/(60*60*24)" office:value-type="time" office:time-value="PT05H38M39.405S" calcext:value-type="time">
            <text:p>05:38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04.47" calcext:value-type="float">
            <text:p>704.47</text:p>
          </table:table-cell>
          <table:table-cell office:value-type="float" office:value="876.37" calcext:value-type="float">
            <text:p>876.37</text:p>
          </table:table-cell>
        </table:table-row>
        <table:table-row table:style-name="ro1">
          <table:table-cell office:value-type="float" office:value="20335405" calcext:value-type="float">
            <text:p>20335405</text:p>
          </table:table-cell>
          <table:table-cell table:formula="of:=[.A1273]/1000/(60*60*24)" office:value-type="time" office:time-value="PT05H38M55.405S" calcext:value-type="time">
            <text:p>05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32" calcext:value-type="float">
            <text:p>129.32</text:p>
          </table:table-cell>
          <table:table-cell office:value-type="float" office:value="704.98" calcext:value-type="float">
            <text:p>704.98</text:p>
          </table:table-cell>
          <table:table-cell office:value-type="float" office:value="876.94" calcext:value-type="float">
            <text:p>876.94</text:p>
          </table:table-cell>
        </table:table-row>
        <table:table-row table:style-name="ro1">
          <table:table-cell office:value-type="float" office:value="20351405" calcext:value-type="float">
            <text:p>20351405</text:p>
          </table:table-cell>
          <table:table-cell table:formula="of:=[.A1274]/1000/(60*60*24)" office:value-type="time" office:time-value="PT05H39M11.405S" calcext:value-type="time">
            <text:p>05:39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05.48" calcext:value-type="float">
            <text:p>705.48</text:p>
          </table:table-cell>
          <table:table-cell office:value-type="float" office:value="877.52" calcext:value-type="float">
            <text:p>877.52</text:p>
          </table:table-cell>
        </table:table-row>
        <table:table-row table:style-name="ro1">
          <table:table-cell office:value-type="float" office:value="20367405" calcext:value-type="float">
            <text:p>20367405</text:p>
          </table:table-cell>
          <table:table-cell table:formula="of:=[.A1275]/1000/(60*60*24)" office:value-type="time" office:time-value="PT05H39M27.405S" calcext:value-type="time">
            <text:p>05:39:27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705.99" calcext:value-type="float">
            <text:p>705.99</text:p>
          </table:table-cell>
          <table:table-cell office:value-type="float" office:value="878.09" calcext:value-type="float">
            <text:p>878.09</text:p>
          </table:table-cell>
        </table:table-row>
        <table:table-row table:style-name="ro1">
          <table:table-cell office:value-type="float" office:value="20383405" calcext:value-type="float">
            <text:p>20383405</text:p>
          </table:table-cell>
          <table:table-cell table:formula="of:=[.A1276]/1000/(60*60*24)" office:value-type="time" office:time-value="PT05H39M43.405S" calcext:value-type="time">
            <text:p>05:39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706.5" calcext:value-type="float">
            <text:p>706.5</text:p>
          </table:table-cell>
          <table:table-cell office:value-type="float" office:value="878.67" calcext:value-type="float">
            <text:p>878.67</text:p>
          </table:table-cell>
        </table:table-row>
        <table:table-row table:style-name="ro1">
          <table:table-cell office:value-type="float" office:value="20399405" calcext:value-type="float">
            <text:p>20399405</text:p>
          </table:table-cell>
          <table:table-cell table:formula="of:=[.A1277]/1000/(60*60*24)" office:value-type="time" office:time-value="PT05H39M59.405S" calcext:value-type="time">
            <text:p>05:39:59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707.01" calcext:value-type="float">
            <text:p>707.01</text:p>
          </table:table-cell>
          <table:table-cell office:value-type="float" office:value="879.24" calcext:value-type="float">
            <text:p>879.24</text:p>
          </table:table-cell>
        </table:table-row>
        <table:table-row table:style-name="ro1">
          <table:table-cell office:value-type="float" office:value="20415405" calcext:value-type="float">
            <text:p>20415405</text:p>
          </table:table-cell>
          <table:table-cell table:formula="of:=[.A1278]/1000/(60*60*24)" office:value-type="time" office:time-value="PT05H40M15.405S" calcext:value-type="time">
            <text:p>05:40:15</text:p>
          </table:table-cell>
          <table:table-cell office:value-type="float" office:value="1.14" calcext:value-type="float">
            <text:p>1.14</text:p>
          </table:table-cell>
          <table:table-cell office:value-type="float" office:value="113.9" calcext:value-type="float">
            <text:p>113.9</text:p>
          </table:table-cell>
          <table:table-cell office:value-type="float" office:value="129.32" calcext:value-type="float">
            <text:p>129.32</text:p>
          </table:table-cell>
          <table:table-cell office:value-type="float" office:value="707.51" calcext:value-type="float">
            <text:p>707.51</text:p>
          </table:table-cell>
          <table:table-cell office:value-type="float" office:value="879.82" calcext:value-type="float">
            <text:p>879.82</text:p>
          </table:table-cell>
        </table:table-row>
        <table:table-row table:style-name="ro1">
          <table:table-cell office:value-type="float" office:value="20431405" calcext:value-type="float">
            <text:p>20431405</text:p>
          </table:table-cell>
          <table:table-cell table:formula="of:=[.A1279]/1000/(60*60*24)" office:value-type="time" office:time-value="PT05H40M31.405S" calcext:value-type="time">
            <text:p>05:40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708.02" calcext:value-type="float">
            <text:p>708.02</text:p>
          </table:table-cell>
          <table:table-cell office:value-type="float" office:value="880.39" calcext:value-type="float">
            <text:p>880.39</text:p>
          </table:table-cell>
        </table:table-row>
        <table:table-row table:style-name="ro1">
          <table:table-cell office:value-type="float" office:value="20447405" calcext:value-type="float">
            <text:p>20447405</text:p>
          </table:table-cell>
          <table:table-cell table:formula="of:=[.A1280]/1000/(60*60*24)" office:value-type="time" office:time-value="PT05H40M47.405S" calcext:value-type="time">
            <text:p>05:40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6" calcext:value-type="float">
            <text:p>128.86</text:p>
          </table:table-cell>
          <table:table-cell office:value-type="float" office:value="708.53" calcext:value-type="float">
            <text:p>708.53</text:p>
          </table:table-cell>
          <table:table-cell office:value-type="float" office:value="880.96" calcext:value-type="float">
            <text:p>880.96</text:p>
          </table:table-cell>
        </table:table-row>
        <table:table-row table:style-name="ro1">
          <table:table-cell office:value-type="float" office:value="20463405" calcext:value-type="float">
            <text:p>20463405</text:p>
          </table:table-cell>
          <table:table-cell table:formula="of:=[.A1281]/1000/(60*60*24)" office:value-type="time" office:time-value="PT05H41M03.405S" calcext:value-type="time">
            <text:p>05:41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709.03" calcext:value-type="float">
            <text:p>709.03</text:p>
          </table:table-cell>
          <table:table-cell office:value-type="float" office:value="881.53" calcext:value-type="float">
            <text:p>881.53</text:p>
          </table:table-cell>
        </table:table-row>
        <table:table-row table:style-name="ro1">
          <table:table-cell office:value-type="float" office:value="20479405" calcext:value-type="float">
            <text:p>20479405</text:p>
          </table:table-cell>
          <table:table-cell table:formula="of:=[.A1282]/1000/(60*60*24)" office:value-type="time" office:time-value="PT05H41M19.405S" calcext:value-type="time">
            <text:p>05:41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709.54" calcext:value-type="float">
            <text:p>709.54</text:p>
          </table:table-cell>
          <table:table-cell office:value-type="float" office:value="882.11" calcext:value-type="float">
            <text:p>882.11</text:p>
          </table:table-cell>
        </table:table-row>
        <table:table-row table:style-name="ro1">
          <table:table-cell office:value-type="float" office:value="20495405" calcext:value-type="float">
            <text:p>20495405</text:p>
          </table:table-cell>
          <table:table-cell table:formula="of:=[.A1283]/1000/(60*60*24)" office:value-type="time" office:time-value="PT05H41M35.405S" calcext:value-type="time">
            <text:p>05:41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710.04" calcext:value-type="float">
            <text:p>710.04</text:p>
          </table:table-cell>
          <table:table-cell office:value-type="float" office:value="882.68" calcext:value-type="float">
            <text:p>882.68</text:p>
          </table:table-cell>
        </table:table-row>
        <table:table-row table:style-name="ro1">
          <table:table-cell office:value-type="float" office:value="20511405" calcext:value-type="float">
            <text:p>20511405</text:p>
          </table:table-cell>
          <table:table-cell table:formula="of:=[.A1284]/1000/(60*60*24)" office:value-type="time" office:time-value="PT05H41M51.405S" calcext:value-type="time">
            <text:p>05:41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710.55" calcext:value-type="float">
            <text:p>710.55</text:p>
          </table:table-cell>
          <table:table-cell office:value-type="float" office:value="883.24" calcext:value-type="float">
            <text:p>883.24</text:p>
          </table:table-cell>
        </table:table-row>
        <table:table-row table:style-name="ro1">
          <table:table-cell office:value-type="float" office:value="20527405" calcext:value-type="float">
            <text:p>20527405</text:p>
          </table:table-cell>
          <table:table-cell table:formula="of:=[.A1285]/1000/(60*60*24)" office:value-type="time" office:time-value="PT05H42M07.405S" calcext:value-type="time">
            <text:p>05:42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711.05" calcext:value-type="float">
            <text:p>711.05</text:p>
          </table:table-cell>
          <table:table-cell office:value-type="float" office:value="883.81" calcext:value-type="float">
            <text:p>883.81</text:p>
          </table:table-cell>
        </table:table-row>
        <table:table-row table:style-name="ro1">
          <table:table-cell office:value-type="float" office:value="20543404" calcext:value-type="float">
            <text:p>20543404</text:p>
          </table:table-cell>
          <table:table-cell table:formula="of:=[.A1286]/1000/(60*60*24)" office:value-type="time" office:time-value="PT05H42M23.404S" calcext:value-type="time">
            <text:p>05:42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711.56" calcext:value-type="float">
            <text:p>711.56</text:p>
          </table:table-cell>
          <table:table-cell office:value-type="float" office:value="884.38" calcext:value-type="float">
            <text:p>884.38</text:p>
          </table:table-cell>
        </table:table-row>
        <table:table-row table:style-name="ro1">
          <table:table-cell office:value-type="float" office:value="20559405" calcext:value-type="float">
            <text:p>20559405</text:p>
          </table:table-cell>
          <table:table-cell table:formula="of:=[.A1287]/1000/(60*60*24)" office:value-type="time" office:time-value="PT05H42M39.405S" calcext:value-type="time">
            <text:p>05:42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712.06" calcext:value-type="float">
            <text:p>712.06</text:p>
          </table:table-cell>
          <table:table-cell office:value-type="float" office:value="884.95" calcext:value-type="float">
            <text:p>884.95</text:p>
          </table:table-cell>
        </table:table-row>
        <table:table-row table:style-name="ro1">
          <table:table-cell office:value-type="float" office:value="20575405" calcext:value-type="float">
            <text:p>20575405</text:p>
          </table:table-cell>
          <table:table-cell table:formula="of:=[.A1288]/1000/(60*60*24)" office:value-type="time" office:time-value="PT05H42M55.405S" calcext:value-type="time">
            <text:p>05:42:55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712.56" calcext:value-type="float">
            <text:p>712.56</text:p>
          </table:table-cell>
          <table:table-cell office:value-type="float" office:value="885.52" calcext:value-type="float">
            <text:p>885.52</text:p>
          </table:table-cell>
        </table:table-row>
        <table:table-row table:style-name="ro1">
          <table:table-cell office:value-type="float" office:value="20591405" calcext:value-type="float">
            <text:p>20591405</text:p>
          </table:table-cell>
          <table:table-cell table:formula="of:=[.A1289]/1000/(60*60*24)" office:value-type="time" office:time-value="PT05H43M11.405S" calcext:value-type="time">
            <text:p>05:43:11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713.07" calcext:value-type="float">
            <text:p>713.07</text:p>
          </table:table-cell>
          <table:table-cell office:value-type="float" office:value="886.08" calcext:value-type="float">
            <text:p>886.08</text:p>
          </table:table-cell>
        </table:table-row>
        <table:table-row table:style-name="ro1">
          <table:table-cell office:value-type="float" office:value="20607405" calcext:value-type="float">
            <text:p>20607405</text:p>
          </table:table-cell>
          <table:table-cell table:formula="of:=[.A1290]/1000/(60*60*24)" office:value-type="time" office:time-value="PT05H43M27.405S" calcext:value-type="time">
            <text:p>05:43:27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713.57" calcext:value-type="float">
            <text:p>713.57</text:p>
          </table:table-cell>
          <table:table-cell office:value-type="float" office:value="886.65" calcext:value-type="float">
            <text:p>886.65</text:p>
          </table:table-cell>
        </table:table-row>
        <table:table-row table:style-name="ro1">
          <table:table-cell office:value-type="float" office:value="20623405" calcext:value-type="float">
            <text:p>20623405</text:p>
          </table:table-cell>
          <table:table-cell table:formula="of:=[.A1291]/1000/(60*60*24)" office:value-type="time" office:time-value="PT05H43M43.405S" calcext:value-type="time">
            <text:p>05:43:43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714.07" calcext:value-type="float">
            <text:p>714.07</text:p>
          </table:table-cell>
          <table:table-cell office:value-type="float" office:value="887.22" calcext:value-type="float">
            <text:p>887.22</text:p>
          </table:table-cell>
        </table:table-row>
        <table:table-row table:style-name="ro1">
          <table:table-cell office:value-type="float" office:value="20639405" calcext:value-type="float">
            <text:p>20639405</text:p>
          </table:table-cell>
          <table:table-cell table:formula="of:=[.A1292]/1000/(60*60*24)" office:value-type="time" office:time-value="PT05H43M59.405S" calcext:value-type="time">
            <text:p>05:43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714.58" calcext:value-type="float">
            <text:p>714.58</text:p>
          </table:table-cell>
          <table:table-cell office:value-type="float" office:value="887.78" calcext:value-type="float">
            <text:p>887.78</text:p>
          </table:table-cell>
        </table:table-row>
        <table:table-row table:style-name="ro1">
          <table:table-cell office:value-type="float" office:value="20655405" calcext:value-type="float">
            <text:p>20655405</text:p>
          </table:table-cell>
          <table:table-cell table:formula="of:=[.A1293]/1000/(60*60*24)" office:value-type="time" office:time-value="PT05H44M15.405S" calcext:value-type="time">
            <text:p>05:44:15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715.08" calcext:value-type="float">
            <text:p>715.08</text:p>
          </table:table-cell>
          <table:table-cell office:value-type="float" office:value="888.34" calcext:value-type="float">
            <text:p>888.34</text:p>
          </table:table-cell>
        </table:table-row>
        <table:table-row table:style-name="ro1">
          <table:table-cell office:value-type="float" office:value="20671405" calcext:value-type="float">
            <text:p>20671405</text:p>
          </table:table-cell>
          <table:table-cell table:formula="of:=[.A1294]/1000/(60*60*24)" office:value-type="time" office:time-value="PT05H44M31.405S" calcext:value-type="time">
            <text:p>05:44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715.58" calcext:value-type="float">
            <text:p>715.58</text:p>
          </table:table-cell>
          <table:table-cell office:value-type="float" office:value="888.91" calcext:value-type="float">
            <text:p>888.91</text:p>
          </table:table-cell>
        </table:table-row>
        <table:table-row table:style-name="ro1">
          <table:table-cell office:value-type="float" office:value="20687405" calcext:value-type="float">
            <text:p>20687405</text:p>
          </table:table-cell>
          <table:table-cell table:formula="of:=[.A1295]/1000/(60*60*24)" office:value-type="time" office:time-value="PT05H44M47.405S" calcext:value-type="time">
            <text:p>05:44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716.08" calcext:value-type="float">
            <text:p>716.08</text:p>
          </table:table-cell>
          <table:table-cell office:value-type="float" office:value="889.47" calcext:value-type="float">
            <text:p>889.47</text:p>
          </table:table-cell>
        </table:table-row>
        <table:table-row table:style-name="ro1">
          <table:table-cell office:value-type="float" office:value="20703405" calcext:value-type="float">
            <text:p>20703405</text:p>
          </table:table-cell>
          <table:table-cell table:formula="of:=[.A1296]/1000/(60*60*24)" office:value-type="time" office:time-value="PT05H45M03.405S" calcext:value-type="time">
            <text:p>05:45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716.59" calcext:value-type="float">
            <text:p>716.59</text:p>
          </table:table-cell>
          <table:table-cell office:value-type="float" office:value="890.03" calcext:value-type="float">
            <text:p>890.03</text:p>
          </table:table-cell>
        </table:table-row>
        <table:table-row table:style-name="ro1">
          <table:table-cell office:value-type="float" office:value="20719405" calcext:value-type="float">
            <text:p>20719405</text:p>
          </table:table-cell>
          <table:table-cell table:formula="of:=[.A1297]/1000/(60*60*24)" office:value-type="time" office:time-value="PT05H45M19.405S" calcext:value-type="time">
            <text:p>05:45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717.09" calcext:value-type="float">
            <text:p>717.09</text:p>
          </table:table-cell>
          <table:table-cell office:value-type="float" office:value="890.59" calcext:value-type="float">
            <text:p>890.59</text:p>
          </table:table-cell>
        </table:table-row>
        <table:table-row table:style-name="ro1">
          <table:table-cell office:value-type="float" office:value="20735405" calcext:value-type="float">
            <text:p>20735405</text:p>
          </table:table-cell>
          <table:table-cell table:formula="of:=[.A1298]/1000/(60*60*24)" office:value-type="time" office:time-value="PT05H45M35.405S" calcext:value-type="time">
            <text:p>05:45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5.69" calcext:value-type="float">
            <text:p>125.69</text:p>
          </table:table-cell>
          <table:table-cell office:value-type="float" office:value="717.59" calcext:value-type="float">
            <text:p>717.59</text:p>
          </table:table-cell>
          <table:table-cell office:value-type="float" office:value="891.15" calcext:value-type="float">
            <text:p>891.15</text:p>
          </table:table-cell>
        </table:table-row>
        <table:table-row table:style-name="ro1">
          <table:table-cell office:value-type="float" office:value="20751405" calcext:value-type="float">
            <text:p>20751405</text:p>
          </table:table-cell>
          <table:table-cell table:formula="of:=[.A1299]/1000/(60*60*24)" office:value-type="time" office:time-value="PT05H45M51.405S" calcext:value-type="time">
            <text:p>05:45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718.09" calcext:value-type="float">
            <text:p>718.09</text:p>
          </table:table-cell>
          <table:table-cell office:value-type="float" office:value="891.71" calcext:value-type="float">
            <text:p>891.71</text:p>
          </table:table-cell>
        </table:table-row>
        <table:table-row table:style-name="ro1">
          <table:table-cell office:value-type="float" office:value="20767405" calcext:value-type="float">
            <text:p>20767405</text:p>
          </table:table-cell>
          <table:table-cell table:formula="of:=[.A1300]/1000/(60*60*24)" office:value-type="time" office:time-value="PT05H46M07.405S" calcext:value-type="time">
            <text:p>05:46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718.59" calcext:value-type="float">
            <text:p>718.59</text:p>
          </table:table-cell>
          <table:table-cell office:value-type="float" office:value="892.27" calcext:value-type="float">
            <text:p>892.27</text:p>
          </table:table-cell>
        </table:table-row>
        <table:table-row table:style-name="ro1">
          <table:table-cell office:value-type="float" office:value="20783405" calcext:value-type="float">
            <text:p>20783405</text:p>
          </table:table-cell>
          <table:table-cell table:formula="of:=[.A1301]/1000/(60*60*24)" office:value-type="time" office:time-value="PT05H46M23.405S" calcext:value-type="time">
            <text:p>05:46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719.09" calcext:value-type="float">
            <text:p>719.09</text:p>
          </table:table-cell>
          <table:table-cell office:value-type="float" office:value="892.83" calcext:value-type="float">
            <text:p>892.83</text:p>
          </table:table-cell>
        </table:table-row>
        <table:table-row table:style-name="ro1">
          <table:table-cell office:value-type="float" office:value="20799405" calcext:value-type="float">
            <text:p>20799405</text:p>
          </table:table-cell>
          <table:table-cell table:formula="of:=[.A1302]/1000/(60*60*24)" office:value-type="time" office:time-value="PT05H46M39.405S" calcext:value-type="time">
            <text:p>05:46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719.59" calcext:value-type="float">
            <text:p>719.59</text:p>
          </table:table-cell>
          <table:table-cell office:value-type="float" office:value="893.39" calcext:value-type="float">
            <text:p>893.39</text:p>
          </table:table-cell>
        </table:table-row>
        <table:table-row table:style-name="ro1">
          <table:table-cell office:value-type="float" office:value="20815405" calcext:value-type="float">
            <text:p>20815405</text:p>
          </table:table-cell>
          <table:table-cell table:formula="of:=[.A1303]/1000/(60*60*24)" office:value-type="time" office:time-value="PT05H46M55.405S" calcext:value-type="time">
            <text:p>05:46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720.09" calcext:value-type="float">
            <text:p>720.09</text:p>
          </table:table-cell>
          <table:table-cell office:value-type="float" office:value="893.94" calcext:value-type="float">
            <text:p>893.94</text:p>
          </table:table-cell>
        </table:table-row>
        <table:table-row table:style-name="ro1">
          <table:table-cell office:value-type="float" office:value="20831405" calcext:value-type="float">
            <text:p>20831405</text:p>
          </table:table-cell>
          <table:table-cell table:formula="of:=[.A1304]/1000/(60*60*24)" office:value-type="time" office:time-value="PT05H47M11.405S" calcext:value-type="time">
            <text:p>05:47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720.59" calcext:value-type="float">
            <text:p>720.59</text:p>
          </table:table-cell>
          <table:table-cell office:value-type="float" office:value="894.5" calcext:value-type="float">
            <text:p>894.5</text:p>
          </table:table-cell>
        </table:table-row>
        <table:table-row table:style-name="ro1">
          <table:table-cell office:value-type="float" office:value="20847405" calcext:value-type="float">
            <text:p>20847405</text:p>
          </table:table-cell>
          <table:table-cell table:formula="of:=[.A1305]/1000/(60*60*24)" office:value-type="time" office:time-value="PT05H47M27.405S" calcext:value-type="time">
            <text:p>05:47:27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721.08" calcext:value-type="float">
            <text:p>721.08</text:p>
          </table:table-cell>
          <table:table-cell office:value-type="float" office:value="895.05" calcext:value-type="float">
            <text:p>895.05</text:p>
          </table:table-cell>
        </table:table-row>
        <table:table-row table:style-name="ro1">
          <table:table-cell office:value-type="float" office:value="20863405" calcext:value-type="float">
            <text:p>20863405</text:p>
          </table:table-cell>
          <table:table-cell table:formula="of:=[.A1306]/1000/(60*60*24)" office:value-type="time" office:time-value="PT05H47M43.405S" calcext:value-type="time">
            <text:p>05:47:43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721.58" calcext:value-type="float">
            <text:p>721.58</text:p>
          </table:table-cell>
          <table:table-cell office:value-type="float" office:value="895.61" calcext:value-type="float">
            <text:p>895.61</text:p>
          </table:table-cell>
        </table:table-row>
        <table:table-row table:style-name="ro1">
          <table:table-cell office:value-type="float" office:value="20879405" calcext:value-type="float">
            <text:p>20879405</text:p>
          </table:table-cell>
          <table:table-cell table:formula="of:=[.A1307]/1000/(60*60*24)" office:value-type="time" office:time-value="PT05H47M59.405S" calcext:value-type="time">
            <text:p>05:47:59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722.08" calcext:value-type="float">
            <text:p>722.08</text:p>
          </table:table-cell>
          <table:table-cell office:value-type="float" office:value="896.16" calcext:value-type="float">
            <text:p>896.16</text:p>
          </table:table-cell>
        </table:table-row>
        <table:table-row table:style-name="ro1">
          <table:table-cell office:value-type="float" office:value="20895405" calcext:value-type="float">
            <text:p>20895405</text:p>
          </table:table-cell>
          <table:table-cell table:formula="of:=[.A1308]/1000/(60*60*24)" office:value-type="time" office:time-value="PT05H48M15.405S" calcext:value-type="time">
            <text:p>05:48:15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722.58" calcext:value-type="float">
            <text:p>722.58</text:p>
          </table:table-cell>
          <table:table-cell office:value-type="float" office:value="896.71" calcext:value-type="float">
            <text:p>896.71</text:p>
          </table:table-cell>
        </table:table-row>
        <table:table-row table:style-name="ro1">
          <table:table-cell office:value-type="float" office:value="20911405" calcext:value-type="float">
            <text:p>20911405</text:p>
          </table:table-cell>
          <table:table-cell table:formula="of:=[.A1309]/1000/(60*60*24)" office:value-type="time" office:time-value="PT05H48M31.405S" calcext:value-type="time">
            <text:p>05:48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3.78" calcext:value-type="float">
            <text:p>123.78</text:p>
          </table:table-cell>
          <table:table-cell office:value-type="float" office:value="723.07" calcext:value-type="float">
            <text:p>723.07</text:p>
          </table:table-cell>
          <table:table-cell office:value-type="float" office:value="897.27" calcext:value-type="float">
            <text:p>897.27</text:p>
          </table:table-cell>
        </table:table-row>
        <table:table-row table:style-name="ro1">
          <table:table-cell office:value-type="float" office:value="20927405" calcext:value-type="float">
            <text:p>20927405</text:p>
          </table:table-cell>
          <table:table-cell table:formula="of:=[.A1310]/1000/(60*60*24)" office:value-type="time" office:time-value="PT05H48M47.405S" calcext:value-type="time">
            <text:p>05:48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723.57" calcext:value-type="float">
            <text:p>723.57</text:p>
          </table:table-cell>
          <table:table-cell office:value-type="float" office:value="897.82" calcext:value-type="float">
            <text:p>897.82</text:p>
          </table:table-cell>
        </table:table-row>
        <table:table-row table:style-name="ro1">
          <table:table-cell office:value-type="float" office:value="20943405" calcext:value-type="float">
            <text:p>20943405</text:p>
          </table:table-cell>
          <table:table-cell table:formula="of:=[.A1311]/1000/(60*60*24)" office:value-type="time" office:time-value="PT05H49M03.405S" calcext:value-type="time">
            <text:p>05:49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724.07" calcext:value-type="float">
            <text:p>724.07</text:p>
          </table:table-cell>
          <table:table-cell office:value-type="float" office:value="898.37" calcext:value-type="float">
            <text:p>898.37</text:p>
          </table:table-cell>
        </table:table-row>
        <table:table-row table:style-name="ro1">
          <table:table-cell office:value-type="float" office:value="20959405" calcext:value-type="float">
            <text:p>20959405</text:p>
          </table:table-cell>
          <table:table-cell table:formula="of:=[.A1312]/1000/(60*60*24)" office:value-type="time" office:time-value="PT05H49M19.405S" calcext:value-type="time">
            <text:p>05:49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724.56" calcext:value-type="float">
            <text:p>724.56</text:p>
          </table:table-cell>
          <table:table-cell office:value-type="float" office:value="898.91" calcext:value-type="float">
            <text:p>898.91</text:p>
          </table:table-cell>
        </table:table-row>
        <table:table-row table:style-name="ro1">
          <table:table-cell office:value-type="float" office:value="20975405" calcext:value-type="float">
            <text:p>20975405</text:p>
          </table:table-cell>
          <table:table-cell table:formula="of:=[.A1313]/1000/(60*60*24)" office:value-type="time" office:time-value="PT05H49M35.405S" calcext:value-type="time">
            <text:p>05:49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725.06" calcext:value-type="float">
            <text:p>725.06</text:p>
          </table:table-cell>
          <table:table-cell office:value-type="float" office:value="899.46" calcext:value-type="float">
            <text:p>899.46</text:p>
          </table:table-cell>
        </table:table-row>
        <table:table-row table:style-name="ro1">
          <table:table-cell office:value-type="float" office:value="20991405" calcext:value-type="float">
            <text:p>20991405</text:p>
          </table:table-cell>
          <table:table-cell table:formula="of:=[.A1314]/1000/(60*60*24)" office:value-type="time" office:time-value="PT05H49M51.405S" calcext:value-type="time">
            <text:p>05:49:51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725.55" calcext:value-type="float">
            <text:p>725.55</text:p>
          </table:table-cell>
          <table:table-cell office:value-type="float" office:value="900.01" calcext:value-type="float">
            <text:p>900.01</text:p>
          </table:table-cell>
        </table:table-row>
        <table:table-row table:style-name="ro1">
          <table:table-cell office:value-type="float" office:value="21007405" calcext:value-type="float">
            <text:p>21007405</text:p>
          </table:table-cell>
          <table:table-cell table:formula="of:=[.A1315]/1000/(60*60*24)" office:value-type="time" office:time-value="PT05H50M07.405S" calcext:value-type="time">
            <text:p>05:50:07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726.05" calcext:value-type="float">
            <text:p>726.05</text:p>
          </table:table-cell>
          <table:table-cell office:value-type="float" office:value="900.56" calcext:value-type="float">
            <text:p>900.56</text:p>
          </table:table-cell>
        </table:table-row>
        <table:table-row table:style-name="ro1">
          <table:table-cell office:value-type="float" office:value="21023405" calcext:value-type="float">
            <text:p>21023405</text:p>
          </table:table-cell>
          <table:table-cell table:formula="of:=[.A1316]/1000/(60*60*24)" office:value-type="time" office:time-value="PT05H50M23.405S" calcext:value-type="time">
            <text:p>05:50:23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726.54" calcext:value-type="float">
            <text:p>726.54</text:p>
          </table:table-cell>
          <table:table-cell office:value-type="float" office:value="901.1" calcext:value-type="float">
            <text:p>901.1</text:p>
          </table:table-cell>
        </table:table-row>
        <table:table-row table:style-name="ro1">
          <table:table-cell office:value-type="float" office:value="21039405" calcext:value-type="float">
            <text:p>21039405</text:p>
          </table:table-cell>
          <table:table-cell table:formula="of:=[.A1317]/1000/(60*60*24)" office:value-type="time" office:time-value="PT05H50M39.405S" calcext:value-type="time">
            <text:p>05:50:39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727.04" calcext:value-type="float">
            <text:p>727.04</text:p>
          </table:table-cell>
          <table:table-cell office:value-type="float" office:value="901.65" calcext:value-type="float">
            <text:p>901.65</text:p>
          </table:table-cell>
        </table:table-row>
        <table:table-row table:style-name="ro1">
          <table:table-cell office:value-type="float" office:value="21055405" calcext:value-type="float">
            <text:p>21055405</text:p>
          </table:table-cell>
          <table:table-cell table:formula="of:=[.A1318]/1000/(60*60*24)" office:value-type="time" office:time-value="PT05H50M55.405S" calcext:value-type="time">
            <text:p>05:50:55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727.53" calcext:value-type="float">
            <text:p>727.53</text:p>
          </table:table-cell>
          <table:table-cell office:value-type="float" office:value="902.19" calcext:value-type="float">
            <text:p>902.19</text:p>
          </table:table-cell>
        </table:table-row>
        <table:table-row table:style-name="ro1">
          <table:table-cell office:value-type="float" office:value="21071405" calcext:value-type="float">
            <text:p>21071405</text:p>
          </table:table-cell>
          <table:table-cell table:formula="of:=[.A1319]/1000/(60*60*24)" office:value-type="time" office:time-value="PT05H51M11.405S" calcext:value-type="time">
            <text:p>05:51:11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728.03" calcext:value-type="float">
            <text:p>728.03</text:p>
          </table:table-cell>
          <table:table-cell office:value-type="float" office:value="902.74" calcext:value-type="float">
            <text:p>902.74</text:p>
          </table:table-cell>
        </table:table-row>
        <table:table-row table:style-name="ro1">
          <table:table-cell office:value-type="float" office:value="21087405" calcext:value-type="float">
            <text:p>21087405</text:p>
          </table:table-cell>
          <table:table-cell table:formula="of:=[.A1320]/1000/(60*60*24)" office:value-type="time" office:time-value="PT05H51M27.405S" calcext:value-type="time">
            <text:p>05:51:27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728.52" calcext:value-type="float">
            <text:p>728.52</text:p>
          </table:table-cell>
          <table:table-cell office:value-type="float" office:value="903.28" calcext:value-type="float">
            <text:p>903.28</text:p>
          </table:table-cell>
        </table:table-row>
        <table:table-row table:style-name="ro1">
          <table:table-cell office:value-type="float" office:value="21103405" calcext:value-type="float">
            <text:p>21103405</text:p>
          </table:table-cell>
          <table:table-cell table:formula="of:=[.A1321]/1000/(60*60*24)" office:value-type="time" office:time-value="PT05H51M43.405S" calcext:value-type="time">
            <text:p>05:51:43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729.01" calcext:value-type="float">
            <text:p>729.01</text:p>
          </table:table-cell>
          <table:table-cell office:value-type="float" office:value="903.82" calcext:value-type="float">
            <text:p>903.82</text:p>
          </table:table-cell>
        </table:table-row>
        <table:table-row table:style-name="ro1">
          <table:table-cell office:value-type="float" office:value="21119405" calcext:value-type="float">
            <text:p>21119405</text:p>
          </table:table-cell>
          <table:table-cell table:formula="of:=[.A1322]/1000/(60*60*24)" office:value-type="time" office:time-value="PT05H51M59.405S" calcext:value-type="time">
            <text:p>05:51:59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22" calcext:value-type="float">
            <text:p>121.22</text:p>
          </table:table-cell>
          <table:table-cell office:value-type="float" office:value="729.5" calcext:value-type="float">
            <text:p>729.5</text:p>
          </table:table-cell>
          <table:table-cell office:value-type="float" office:value="904.36" calcext:value-type="float">
            <text:p>904.36</text:p>
          </table:table-cell>
        </table:table-row>
        <table:table-row table:style-name="ro1">
          <table:table-cell office:value-type="float" office:value="21135405" calcext:value-type="float">
            <text:p>21135405</text:p>
          </table:table-cell>
          <table:table-cell table:formula="of:=[.A1323]/1000/(60*60*24)" office:value-type="time" office:time-value="PT05H52M15.405S" calcext:value-type="time">
            <text:p>05:52:15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729.99" calcext:value-type="float">
            <text:p>729.99</text:p>
          </table:table-cell>
          <table:table-cell office:value-type="float" office:value="904.9" calcext:value-type="float">
            <text:p>904.9</text:p>
          </table:table-cell>
        </table:table-row>
        <table:table-row table:style-name="ro1">
          <table:table-cell office:value-type="float" office:value="21151405" calcext:value-type="float">
            <text:p>21151405</text:p>
          </table:table-cell>
          <table:table-cell table:formula="of:=[.A1324]/1000/(60*60*24)" office:value-type="time" office:time-value="PT05H52M31.405S" calcext:value-type="time">
            <text:p>05:52:31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730.48" calcext:value-type="float">
            <text:p>730.48</text:p>
          </table:table-cell>
          <table:table-cell office:value-type="float" office:value="905.44" calcext:value-type="float">
            <text:p>905.44</text:p>
          </table:table-cell>
        </table:table-row>
        <table:table-row table:style-name="ro1">
          <table:table-cell office:value-type="float" office:value="21167405" calcext:value-type="float">
            <text:p>21167405</text:p>
          </table:table-cell>
          <table:table-cell table:formula="of:=[.A1325]/1000/(60*60*24)" office:value-type="time" office:time-value="PT05H52M47.405S" calcext:value-type="time">
            <text:p>05:52:47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730.97" calcext:value-type="float">
            <text:p>730.97</text:p>
          </table:table-cell>
          <table:table-cell office:value-type="float" office:value="905.97" calcext:value-type="float">
            <text:p>905.97</text:p>
          </table:table-cell>
        </table:table-row>
        <table:table-row table:style-name="ro1">
          <table:table-cell office:value-type="float" office:value="21183405" calcext:value-type="float">
            <text:p>21183405</text:p>
          </table:table-cell>
          <table:table-cell table:formula="of:=[.A1326]/1000/(60*60*24)" office:value-type="time" office:time-value="PT05H53M03.405S" calcext:value-type="time">
            <text:p>05:53:03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731.47" calcext:value-type="float">
            <text:p>731.47</text:p>
          </table:table-cell>
          <table:table-cell office:value-type="float" office:value="906.51" calcext:value-type="float">
            <text:p>906.51</text:p>
          </table:table-cell>
        </table:table-row>
        <table:table-row table:style-name="ro1">
          <table:table-cell office:value-type="float" office:value="21199405" calcext:value-type="float">
            <text:p>21199405</text:p>
          </table:table-cell>
          <table:table-cell table:formula="of:=[.A1327]/1000/(60*60*24)" office:value-type="time" office:time-value="PT05H53M19.405S" calcext:value-type="time">
            <text:p>05:53:19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731.96" calcext:value-type="float">
            <text:p>731.96</text:p>
          </table:table-cell>
          <table:table-cell office:value-type="float" office:value="907.05" calcext:value-type="float">
            <text:p>907.05</text:p>
          </table:table-cell>
        </table:table-row>
        <table:table-row table:style-name="ro1">
          <table:table-cell office:value-type="float" office:value="21215405" calcext:value-type="float">
            <text:p>21215405</text:p>
          </table:table-cell>
          <table:table-cell table:formula="of:=[.A1328]/1000/(60*60*24)" office:value-type="time" office:time-value="PT05H53M35.405S" calcext:value-type="time">
            <text:p>05:53:35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732.44" calcext:value-type="float">
            <text:p>732.44</text:p>
          </table:table-cell>
          <table:table-cell office:value-type="float" office:value="907.58" calcext:value-type="float">
            <text:p>907.58</text:p>
          </table:table-cell>
        </table:table-row>
        <table:table-row table:style-name="ro1">
          <table:table-cell office:value-type="float" office:value="21231405" calcext:value-type="float">
            <text:p>21231405</text:p>
          </table:table-cell>
          <table:table-cell table:formula="of:=[.A1329]/1000/(60*60*24)" office:value-type="time" office:time-value="PT05H53M51.405S" calcext:value-type="time">
            <text:p>05:53:51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732.93" calcext:value-type="float">
            <text:p>732.93</text:p>
          </table:table-cell>
          <table:table-cell office:value-type="float" office:value="908.11" calcext:value-type="float">
            <text:p>908.11</text:p>
          </table:table-cell>
        </table:table-row>
        <table:table-row table:style-name="ro1">
          <table:table-cell office:value-type="float" office:value="21247405" calcext:value-type="float">
            <text:p>21247405</text:p>
          </table:table-cell>
          <table:table-cell table:formula="of:=[.A1330]/1000/(60*60*24)" office:value-type="time" office:time-value="PT05H54M07.405S" calcext:value-type="time">
            <text:p>05:54:07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733.42" calcext:value-type="float">
            <text:p>733.42</text:p>
          </table:table-cell>
          <table:table-cell office:value-type="float" office:value="908.65" calcext:value-type="float">
            <text:p>908.65</text:p>
          </table:table-cell>
        </table:table-row>
        <table:table-row table:style-name="ro1">
          <table:table-cell office:value-type="float" office:value="21263405" calcext:value-type="float">
            <text:p>21263405</text:p>
          </table:table-cell>
          <table:table-cell table:formula="of:=[.A1331]/1000/(60*60*24)" office:value-type="time" office:time-value="PT05H54M23.405S" calcext:value-type="time">
            <text:p>05:54:23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733.91" calcext:value-type="float">
            <text:p>733.91</text:p>
          </table:table-cell>
          <table:table-cell office:value-type="float" office:value="909.18" calcext:value-type="float">
            <text:p>909.18</text:p>
          </table:table-cell>
        </table:table-row>
        <table:table-row table:style-name="ro1">
          <table:table-cell office:value-type="float" office:value="21279405" calcext:value-type="float">
            <text:p>21279405</text:p>
          </table:table-cell>
          <table:table-cell table:formula="of:=[.A1332]/1000/(60*60*24)" office:value-type="time" office:time-value="PT05H54M39.405S" calcext:value-type="time">
            <text:p>05:54:39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734.4" calcext:value-type="float">
            <text:p>734.4</text:p>
          </table:table-cell>
          <table:table-cell office:value-type="float" office:value="909.71" calcext:value-type="float">
            <text:p>909.71</text:p>
          </table:table-cell>
        </table:table-row>
        <table:table-row table:style-name="ro1">
          <table:table-cell office:value-type="float" office:value="21295405" calcext:value-type="float">
            <text:p>21295405</text:p>
          </table:table-cell>
          <table:table-cell table:formula="of:=[.A1333]/1000/(60*60*24)" office:value-type="time" office:time-value="PT05H54M55.405S" calcext:value-type="time">
            <text:p>05:54:55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734.88" calcext:value-type="float">
            <text:p>734.88</text:p>
          </table:table-cell>
          <table:table-cell office:value-type="float" office:value="910.23" calcext:value-type="float">
            <text:p>910.23</text:p>
          </table:table-cell>
        </table:table-row>
        <table:table-row table:style-name="ro1">
          <table:table-cell office:value-type="float" office:value="21311405" calcext:value-type="float">
            <text:p>21311405</text:p>
          </table:table-cell>
          <table:table-cell table:formula="of:=[.A1334]/1000/(60*60*24)" office:value-type="time" office:time-value="PT05H55M11.405S" calcext:value-type="time">
            <text:p>05:55:11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735.37" calcext:value-type="float">
            <text:p>735.37</text:p>
          </table:table-cell>
          <table:table-cell office:value-type="float" office:value="910.76" calcext:value-type="float">
            <text:p>910.76</text:p>
          </table:table-cell>
        </table:table-row>
        <table:table-row table:style-name="ro1">
          <table:table-cell office:value-type="float" office:value="21327404" calcext:value-type="float">
            <text:p>21327404</text:p>
          </table:table-cell>
          <table:table-cell table:formula="of:=[.A1335]/1000/(60*60*24)" office:value-type="time" office:time-value="PT05H55M27.404S" calcext:value-type="time">
            <text:p>05:55:27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735.86" calcext:value-type="float">
            <text:p>735.86</text:p>
          </table:table-cell>
          <table:table-cell office:value-type="float" office:value="911.29" calcext:value-type="float">
            <text:p>911.29</text:p>
          </table:table-cell>
        </table:table-row>
        <table:table-row table:style-name="ro1">
          <table:table-cell office:value-type="float" office:value="21343405" calcext:value-type="float">
            <text:p>21343405</text:p>
          </table:table-cell>
          <table:table-cell table:formula="of:=[.A1336]/1000/(60*60*24)" office:value-type="time" office:time-value="PT05H55M43.405S" calcext:value-type="time">
            <text:p>05:55:43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736.34" calcext:value-type="float">
            <text:p>736.34</text:p>
          </table:table-cell>
          <table:table-cell office:value-type="float" office:value="911.81" calcext:value-type="float">
            <text:p>911.81</text:p>
          </table:table-cell>
        </table:table-row>
        <table:table-row table:style-name="ro1">
          <table:table-cell office:value-type="float" office:value="21359405" calcext:value-type="float">
            <text:p>21359405</text:p>
          </table:table-cell>
          <table:table-cell table:formula="of:=[.A1337]/1000/(60*60*24)" office:value-type="time" office:time-value="PT05H55M59.405S" calcext:value-type="time">
            <text:p>05:55:59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736.83" calcext:value-type="float">
            <text:p>736.83</text:p>
          </table:table-cell>
          <table:table-cell office:value-type="float" office:value="912.34" calcext:value-type="float">
            <text:p>912.34</text:p>
          </table:table-cell>
        </table:table-row>
        <table:table-row table:style-name="ro1">
          <table:table-cell office:value-type="float" office:value="21375405" calcext:value-type="float">
            <text:p>21375405</text:p>
          </table:table-cell>
          <table:table-cell table:formula="of:=[.A1338]/1000/(60*60*24)" office:value-type="time" office:time-value="PT05H56M15.405S" calcext:value-type="time">
            <text:p>05:56:15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737.31" calcext:value-type="float">
            <text:p>737.31</text:p>
          </table:table-cell>
          <table:table-cell office:value-type="float" office:value="912.86" calcext:value-type="float">
            <text:p>912.86</text:p>
          </table:table-cell>
        </table:table-row>
        <table:table-row table:style-name="ro1">
          <table:table-cell office:value-type="float" office:value="21391405" calcext:value-type="float">
            <text:p>21391405</text:p>
          </table:table-cell>
          <table:table-cell table:formula="of:=[.A1339]/1000/(60*60*24)" office:value-type="time" office:time-value="PT05H56M31.405S" calcext:value-type="time">
            <text:p>05:56:31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737.79" calcext:value-type="float">
            <text:p>737.79</text:p>
          </table:table-cell>
          <table:table-cell office:value-type="float" office:value="913.38" calcext:value-type="float">
            <text:p>913.38</text:p>
          </table:table-cell>
        </table:table-row>
        <table:table-row table:style-name="ro1">
          <table:table-cell office:value-type="float" office:value="21407405" calcext:value-type="float">
            <text:p>21407405</text:p>
          </table:table-cell>
          <table:table-cell table:formula="of:=[.A1340]/1000/(60*60*24)" office:value-type="time" office:time-value="PT05H56M47.405S" calcext:value-type="time">
            <text:p>05:56:47</text:p>
          </table:table-cell>
          <table:table-cell office:value-type="float" office:value="1.07" calcext:value-type="float">
            <text:p>1.07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73" calcext:value-type="float">
            <text:p>116.73</text:p>
          </table:table-cell>
          <table:table-cell office:value-type="float" office:value="738.28" calcext:value-type="float">
            <text:p>738.28</text:p>
          </table:table-cell>
          <table:table-cell office:value-type="float" office:value="913.9" calcext:value-type="float">
            <text:p>913.9</text:p>
          </table:table-cell>
        </table:table-row>
        <table:table-row table:style-name="ro1">
          <table:table-cell office:value-type="float" office:value="21423405" calcext:value-type="float">
            <text:p>21423405</text:p>
          </table:table-cell>
          <table:table-cell table:formula="of:=[.A1341]/1000/(60*60*24)" office:value-type="time" office:time-value="PT05H57M03.405S" calcext:value-type="time">
            <text:p>05:57:03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738.76" calcext:value-type="float">
            <text:p>738.76</text:p>
          </table:table-cell>
          <table:table-cell office:value-type="float" office:value="914.42" calcext:value-type="float">
            <text:p>914.42</text:p>
          </table:table-cell>
        </table:table-row>
        <table:table-row table:style-name="ro1">
          <table:table-cell office:value-type="float" office:value="21439405" calcext:value-type="float">
            <text:p>21439405</text:p>
          </table:table-cell>
          <table:table-cell table:formula="of:=[.A1342]/1000/(60*60*24)" office:value-type="time" office:time-value="PT05H57M19.405S" calcext:value-type="time">
            <text:p>05:57:19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739.24" calcext:value-type="float">
            <text:p>739.24</text:p>
          </table:table-cell>
          <table:table-cell office:value-type="float" office:value="914.94" calcext:value-type="float">
            <text:p>914.94</text:p>
          </table:table-cell>
        </table:table-row>
        <table:table-row table:style-name="ro1">
          <table:table-cell office:value-type="float" office:value="21455405" calcext:value-type="float">
            <text:p>21455405</text:p>
          </table:table-cell>
          <table:table-cell table:formula="of:=[.A1343]/1000/(60*60*24)" office:value-type="time" office:time-value="PT05H57M35.405S" calcext:value-type="time">
            <text:p>05:57:35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5.86" calcext:value-type="float">
            <text:p>115.86</text:p>
          </table:table-cell>
          <table:table-cell office:value-type="float" office:value="739.72" calcext:value-type="float">
            <text:p>739.72</text:p>
          </table:table-cell>
          <table:table-cell office:value-type="float" office:value="915.46" calcext:value-type="float">
            <text:p>915.46</text:p>
          </table:table-cell>
        </table:table-row>
        <table:table-row table:style-name="ro1">
          <table:table-cell office:value-type="float" office:value="21471405" calcext:value-type="float">
            <text:p>21471405</text:p>
          </table:table-cell>
          <table:table-cell table:formula="of:=[.A1344]/1000/(60*60*24)" office:value-type="time" office:time-value="PT05H57M51.405S" calcext:value-type="time">
            <text:p>05:57:51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740.2" calcext:value-type="float">
            <text:p>740.2</text:p>
          </table:table-cell>
          <table:table-cell office:value-type="float" office:value="915.97" calcext:value-type="float">
            <text:p>915.97</text:p>
          </table:table-cell>
        </table:table-row>
        <table:table-row table:style-name="ro1">
          <table:table-cell office:value-type="float" office:value="21487405" calcext:value-type="float">
            <text:p>21487405</text:p>
          </table:table-cell>
          <table:table-cell table:formula="of:=[.A1345]/1000/(60*60*24)" office:value-type="time" office:time-value="PT05H58M07.405S" calcext:value-type="time">
            <text:p>05:58:07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740.68" calcext:value-type="float">
            <text:p>740.68</text:p>
          </table:table-cell>
          <table:table-cell office:value-type="float" office:value="916.49" calcext:value-type="float">
            <text:p>916.49</text:p>
          </table:table-cell>
        </table:table-row>
        <table:table-row table:style-name="ro1">
          <table:table-cell office:value-type="float" office:value="21503405" calcext:value-type="float">
            <text:p>21503405</text:p>
          </table:table-cell>
          <table:table-cell table:formula="of:=[.A1346]/1000/(60*60*24)" office:value-type="time" office:time-value="PT05H58M23.405S" calcext:value-type="time">
            <text:p>05:58:23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741.16" calcext:value-type="float">
            <text:p>741.1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1519405" calcext:value-type="float">
            <text:p>21519405</text:p>
          </table:table-cell>
          <table:table-cell table:formula="of:=[.A1347]/1000/(60*60*24)" office:value-type="time" office:time-value="PT05H58M39.405S" calcext:value-type="time">
            <text:p>05:58:39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741.64" calcext:value-type="float">
            <text:p>741.64</text:p>
          </table:table-cell>
          <table:table-cell office:value-type="float" office:value="917.51" calcext:value-type="float">
            <text:p>917.51</text:p>
          </table:table-cell>
        </table:table-row>
        <table:table-row table:style-name="ro1">
          <table:table-cell office:value-type="float" office:value="21535405" calcext:value-type="float">
            <text:p>21535405</text:p>
          </table:table-cell>
          <table:table-cell table:formula="of:=[.A1348]/1000/(60*60*24)" office:value-type="time" office:time-value="PT05H58M55.405S" calcext:value-type="time">
            <text:p>05:58:55</text:p>
          </table:table-cell>
          <table:table-cell office:value-type="float" office:value="1.07" calcext:value-type="float">
            <text:p>1.07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57" calcext:value-type="float">
            <text:p>114.57</text:p>
          </table:table-cell>
          <table:table-cell office:value-type="float" office:value="742.12" calcext:value-type="float">
            <text:p>742.12</text:p>
          </table:table-cell>
          <table:table-cell office:value-type="float" office:value="918.02" calcext:value-type="float">
            <text:p>918.02</text:p>
          </table:table-cell>
        </table:table-row>
        <table:table-row table:style-name="ro1">
          <table:table-cell office:value-type="float" office:value="21551405" calcext:value-type="float">
            <text:p>21551405</text:p>
          </table:table-cell>
          <table:table-cell table:formula="of:=[.A1349]/1000/(60*60*24)" office:value-type="time" office:time-value="PT05H59M11.405S" calcext:value-type="time">
            <text:p>05:59:11</text:p>
          </table:table-cell>
          <table:table-cell office:value-type="float" office:value="1.07" calcext:value-type="float">
            <text:p>1.07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46" calcext:value-type="float">
            <text:p>114.46</text:p>
          </table:table-cell>
          <table:table-cell office:value-type="float" office:value="742.59" calcext:value-type="float">
            <text:p>742.59</text:p>
          </table:table-cell>
          <table:table-cell office:value-type="float" office:value="918.53" calcext:value-type="float">
            <text:p>918.53</text:p>
          </table:table-cell>
        </table:table-row>
        <table:table-row table:style-name="ro1">
          <table:table-cell office:value-type="float" office:value="21567405" calcext:value-type="float">
            <text:p>21567405</text:p>
          </table:table-cell>
          <table:table-cell table:formula="of:=[.A1350]/1000/(60*60*24)" office:value-type="time" office:time-value="PT05H59M27.405S" calcext:value-type="time">
            <text:p>05:59:27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71" calcext:value-type="float">
            <text:p>113.71</text:p>
          </table:table-cell>
          <table:table-cell office:value-type="float" office:value="743.07" calcext:value-type="float">
            <text:p>743.07</text:p>
          </table:table-cell>
          <table:table-cell office:value-type="float" office:value="919.03" calcext:value-type="float">
            <text:p>919.03</text:p>
          </table:table-cell>
        </table:table-row>
        <table:table-row table:style-name="ro1">
          <table:table-cell office:value-type="float" office:value="21583405" calcext:value-type="float">
            <text:p>21583405</text:p>
          </table:table-cell>
          <table:table-cell table:formula="of:=[.A1351]/1000/(60*60*24)" office:value-type="time" office:time-value="PT05H59M43.405S" calcext:value-type="time">
            <text:p>05:59:43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743.55" calcext:value-type="float">
            <text:p>743.55</text:p>
          </table:table-cell>
          <table:table-cell office:value-type="float" office:value="919.54" calcext:value-type="float">
            <text:p>919.54</text:p>
          </table:table-cell>
        </table:table-row>
        <table:table-row table:style-name="ro1">
          <table:table-cell office:value-type="float" office:value="21599405" calcext:value-type="float">
            <text:p>21599405</text:p>
          </table:table-cell>
          <table:table-cell table:formula="of:=[.A1352]/1000/(60*60*24)" office:value-type="time" office:time-value="PT05H59M59.405S" calcext:value-type="time">
            <text:p>05:59:59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744.02" calcext:value-type="float">
            <text:p>744.02</text:p>
          </table:table-cell>
          <table:table-cell office:value-type="float" office:value="920.04" calcext:value-type="float">
            <text:p>920.04</text:p>
          </table:table-cell>
        </table:table-row>
        <table:table-row table:style-name="ro1">
          <table:table-cell office:value-type="float" office:value="21615405" calcext:value-type="float">
            <text:p>21615405</text:p>
          </table:table-cell>
          <table:table-cell table:formula="of:=[.A1353]/1000/(60*60*24)" office:value-type="time" office:time-value="PT06H00M15.405S" calcext:value-type="time">
            <text:p>06:00:15</text:p>
          </table:table-cell>
          <table:table-cell office:value-type="float" office:value="1.06" calcext:value-type="float">
            <text:p>1.06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75" calcext:value-type="float">
            <text:p>112.75</text:p>
          </table:table-cell>
          <table:table-cell office:value-type="float" office:value="744.49" calcext:value-type="float">
            <text:p>744.49</text:p>
          </table:table-cell>
          <table:table-cell office:value-type="float" office:value="920.54" calcext:value-type="float">
            <text:p>920.54</text:p>
          </table:table-cell>
        </table:table-row>
        <table:table-row table:style-name="ro1">
          <table:table-cell office:value-type="float" office:value="21631405" calcext:value-type="float">
            <text:p>21631405</text:p>
          </table:table-cell>
          <table:table-cell table:formula="of:=[.A1354]/1000/(60*60*24)" office:value-type="time" office:time-value="PT06H00M31.405S" calcext:value-type="time">
            <text:p>06:00:31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744.97" calcext:value-type="float">
            <text:p>744.97</text:p>
          </table:table-cell>
          <table:table-cell office:value-type="float" office:value="921.04" calcext:value-type="float">
            <text:p>921.04</text:p>
          </table:table-cell>
        </table:table-row>
        <table:table-row table:style-name="ro1">
          <table:table-cell office:value-type="float" office:value="21647405" calcext:value-type="float">
            <text:p>21647405</text:p>
          </table:table-cell>
          <table:table-cell table:formula="of:=[.A1355]/1000/(60*60*24)" office:value-type="time" office:time-value="PT06H00M47.405S" calcext:value-type="time">
            <text:p>06:00:47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745.44" calcext:value-type="float">
            <text:p>745.44</text:p>
          </table:table-cell>
          <table:table-cell office:value-type="float" office:value="921.54" calcext:value-type="float">
            <text:p>921.54</text:p>
          </table:table-cell>
        </table:table-row>
        <table:table-row table:style-name="ro1">
          <table:table-cell office:value-type="float" office:value="21663405" calcext:value-type="float">
            <text:p>21663405</text:p>
          </table:table-cell>
          <table:table-cell table:formula="of:=[.A1356]/1000/(60*60*24)" office:value-type="time" office:time-value="PT06H01M03.405S" calcext:value-type="time">
            <text:p>06:01:03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745.91" calcext:value-type="float">
            <text:p>745.91</text:p>
          </table:table-cell>
          <table:table-cell office:value-type="float" office:value="922.03" calcext:value-type="float">
            <text:p>922.03</text:p>
          </table:table-cell>
        </table:table-row>
        <table:table-row table:style-name="ro1">
          <table:table-cell office:value-type="float" office:value="21679405" calcext:value-type="float">
            <text:p>21679405</text:p>
          </table:table-cell>
          <table:table-cell table:formula="of:=[.A1357]/1000/(60*60*24)" office:value-type="time" office:time-value="PT06H01M19.405S" calcext:value-type="time">
            <text:p>06:01:19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0.73" calcext:value-type="float">
            <text:p>110.73</text:p>
          </table:table-cell>
          <table:table-cell office:value-type="float" office:value="746.38" calcext:value-type="float">
            <text:p>746.38</text:p>
          </table:table-cell>
          <table:table-cell office:value-type="float" office:value="922.53" calcext:value-type="float">
            <text:p>922.53</text:p>
          </table:table-cell>
        </table:table-row>
        <table:table-row table:style-name="ro1">
          <table:table-cell office:value-type="float" office:value="21695405" calcext:value-type="float">
            <text:p>21695405</text:p>
          </table:table-cell>
          <table:table-cell table:formula="of:=[.A1358]/1000/(60*60*24)" office:value-type="time" office:time-value="PT06H01M35.405S" calcext:value-type="time">
            <text:p>06:01:35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746.85" calcext:value-type="float">
            <text:p>746.85</text:p>
          </table:table-cell>
          <table:table-cell office:value-type="float" office:value="923.02" calcext:value-type="float">
            <text:p>923.02</text:p>
          </table:table-cell>
        </table:table-row>
        <table:table-row table:style-name="ro1">
          <table:table-cell office:value-type="float" office:value="21711405" calcext:value-type="float">
            <text:p>21711405</text:p>
          </table:table-cell>
          <table:table-cell table:formula="of:=[.A1359]/1000/(60*60*24)" office:value-type="time" office:time-value="PT06H01M51.405S" calcext:value-type="time">
            <text:p>06:01:51</text:p>
          </table:table-cell>
          <table:table-cell office:value-type="float" office:value="1.04" calcext:value-type="float">
            <text:p>1.04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8" calcext:value-type="float">
            <text:p>109.78</text:p>
          </table:table-cell>
          <table:table-cell office:value-type="float" office:value="747.32" calcext:value-type="float">
            <text:p>747.32</text:p>
          </table:table-cell>
          <table:table-cell office:value-type="float" office:value="923.51" calcext:value-type="float">
            <text:p>923.51</text:p>
          </table:table-cell>
        </table:table-row>
        <table:table-row table:style-name="ro1">
          <table:table-cell office:value-type="float" office:value="21727405" calcext:value-type="float">
            <text:p>21727405</text:p>
          </table:table-cell>
          <table:table-cell table:formula="of:=[.A1360]/1000/(60*60*24)" office:value-type="time" office:time-value="PT06H02M07.405S" calcext:value-type="time">
            <text:p>06:02:07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57" calcext:value-type="float">
            <text:p>109.57</text:p>
          </table:table-cell>
          <table:table-cell office:value-type="float" office:value="747.79" calcext:value-type="float">
            <text:p>747.79</text:p>
          </table:table-cell>
          <table:table-cell office:value-type="float" office:value="923.99" calcext:value-type="float">
            <text:p>923.99</text:p>
          </table:table-cell>
        </table:table-row>
        <table:table-row table:style-name="ro1">
          <table:table-cell office:value-type="float" office:value="21743405" calcext:value-type="float">
            <text:p>21743405</text:p>
          </table:table-cell>
          <table:table-cell table:formula="of:=[.A1361]/1000/(60*60*24)" office:value-type="time" office:time-value="PT06H02M23.405S" calcext:value-type="time">
            <text:p>06:02:23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748.25" calcext:value-type="float">
            <text:p>748.25</text:p>
          </table:table-cell>
          <table:table-cell office:value-type="float" office:value="924.48" calcext:value-type="float">
            <text:p>924.48</text:p>
          </table:table-cell>
        </table:table-row>
        <table:table-row table:style-name="ro1">
          <table:table-cell office:value-type="float" office:value="21759405" calcext:value-type="float">
            <text:p>21759405</text:p>
          </table:table-cell>
          <table:table-cell table:formula="of:=[.A1362]/1000/(60*60*24)" office:value-type="time" office:time-value="PT06H02M39.405S" calcext:value-type="time">
            <text:p>06:02:39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748.72" calcext:value-type="float">
            <text:p>748.72</text:p>
          </table:table-cell>
          <table:table-cell office:value-type="float" office:value="924.96" calcext:value-type="float">
            <text:p>924.96</text:p>
          </table:table-cell>
        </table:table-row>
        <table:table-row table:style-name="ro1">
          <table:table-cell office:value-type="float" office:value="21775405" calcext:value-type="float">
            <text:p>21775405</text:p>
          </table:table-cell>
          <table:table-cell table:formula="of:=[.A1363]/1000/(60*60*24)" office:value-type="time" office:time-value="PT06H02M55.405S" calcext:value-type="time">
            <text:p>06:02:55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749.18" calcext:value-type="float">
            <text:p>749.18</text:p>
          </table:table-cell>
          <table:table-cell office:value-type="float" office:value="925.44" calcext:value-type="float">
            <text:p>925.44</text:p>
          </table:table-cell>
        </table:table-row>
        <table:table-row table:style-name="ro1">
          <table:table-cell office:value-type="float" office:value="21791405" calcext:value-type="float">
            <text:p>21791405</text:p>
          </table:table-cell>
          <table:table-cell table:formula="of:=[.A1364]/1000/(60*60*24)" office:value-type="time" office:time-value="PT06H03M11.405S" calcext:value-type="time">
            <text:p>06:03:11</text:p>
          </table:table-cell>
          <table:table-cell office:value-type="float" office:value="1.03" calcext:value-type="float">
            <text:p>1.03</text:p>
          </table:table-cell>
          <table:table-cell office:value-type="float" office:value="104.1" calcext:value-type="float">
            <text:p>104.1</text:p>
          </table:table-cell>
          <table:table-cell office:value-type="float" office:value="107.27" calcext:value-type="float">
            <text:p>107.27</text:p>
          </table:table-cell>
          <table:table-cell office:value-type="float" office:value="749.65" calcext:value-type="float">
            <text:p>749.65</text:p>
          </table:table-cell>
          <table:table-cell office:value-type="float" office:value="925.92" calcext:value-type="float">
            <text:p>925.92</text:p>
          </table:table-cell>
        </table:table-row>
        <table:table-row table:style-name="ro1">
          <table:table-cell office:value-type="float" office:value="21807405" calcext:value-type="float">
            <text:p>21807405</text:p>
          </table:table-cell>
          <table:table-cell table:formula="of:=[.A1365]/1000/(60*60*24)" office:value-type="time" office:time-value="PT06H03M27.405S" calcext:value-type="time">
            <text:p>06:03:27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750.11" calcext:value-type="float">
            <text:p>750.11</text:p>
          </table:table-cell>
          <table:table-cell office:value-type="float" office:value="926.4" calcext:value-type="float">
            <text:p>926.4</text:p>
          </table:table-cell>
        </table:table-row>
        <table:table-row table:style-name="ro1">
          <table:table-cell office:value-type="float" office:value="21823405" calcext:value-type="float">
            <text:p>21823405</text:p>
          </table:table-cell>
          <table:table-cell table:formula="of:=[.A1366]/1000/(60*60*24)" office:value-type="time" office:time-value="PT06H03M43.405S" calcext:value-type="time">
            <text:p>06:03:43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750.57" calcext:value-type="float">
            <text:p>750.57</text:p>
          </table:table-cell>
          <table:table-cell office:value-type="float" office:value="926.87" calcext:value-type="float">
            <text:p>926.87</text:p>
          </table:table-cell>
        </table:table-row>
        <table:table-row table:style-name="ro1">
          <table:table-cell office:value-type="float" office:value="21839405" calcext:value-type="float">
            <text:p>21839405</text:p>
          </table:table-cell>
          <table:table-cell table:formula="of:=[.A1367]/1000/(60*60*24)" office:value-type="time" office:time-value="PT06H03M59.405S" calcext:value-type="time">
            <text:p>06:03:59</text:p>
          </table:table-cell>
          <table:table-cell office:value-type="float" office:value="1.02" calcext:value-type="float">
            <text:p>1.02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61" calcext:value-type="float">
            <text:p>105.61</text:p>
          </table:table-cell>
          <table:table-cell office:value-type="float" office:value="751.03" calcext:value-type="float">
            <text:p>751.03</text:p>
          </table:table-cell>
          <table:table-cell office:value-type="float" office:value="927.34" calcext:value-type="float">
            <text:p>927.34</text:p>
          </table:table-cell>
        </table:table-row>
        <table:table-row table:style-name="ro1">
          <table:table-cell office:value-type="float" office:value="21855405" calcext:value-type="float">
            <text:p>21855405</text:p>
          </table:table-cell>
          <table:table-cell table:formula="of:=[.A1368]/1000/(60*60*24)" office:value-type="time" office:time-value="PT06H04M15.405S" calcext:value-type="time">
            <text:p>06:04:15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751.49" calcext:value-type="float">
            <text:p>751.49</text:p>
          </table:table-cell>
          <table:table-cell office:value-type="float" office:value="927.81" calcext:value-type="float">
            <text:p>927.81</text:p>
          </table:table-cell>
        </table:table-row>
        <table:table-row table:style-name="ro1">
          <table:table-cell office:value-type="float" office:value="21871405" calcext:value-type="float">
            <text:p>21871405</text:p>
          </table:table-cell>
          <table:table-cell table:formula="of:=[.A1369]/1000/(60*60*24)" office:value-type="time" office:time-value="PT06H04M31.405S" calcext:value-type="time">
            <text:p>06:04:31</text:p>
          </table:table-cell>
          <table:table-cell office:value-type="float" office:value="1.02" calcext:value-type="float">
            <text:p>1.02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58" calcext:value-type="float">
            <text:p>104.58</text:p>
          </table:table-cell>
          <table:table-cell office:value-type="float" office:value="751.95" calcext:value-type="float">
            <text:p>751.95</text:p>
          </table:table-cell>
          <table:table-cell office:value-type="float" office:value="928.28" calcext:value-type="float">
            <text:p>928.28</text:p>
          </table:table-cell>
        </table:table-row>
        <table:table-row table:style-name="ro1">
          <table:table-cell office:value-type="float" office:value="21887405" calcext:value-type="float">
            <text:p>21887405</text:p>
          </table:table-cell>
          <table:table-cell table:formula="of:=[.A1370]/1000/(60*60*24)" office:value-type="time" office:time-value="PT06H04M47.405S" calcext:value-type="time">
            <text:p>06:04:47</text:p>
          </table:table-cell>
          <table:table-cell office:value-type="float" office:value="1.01" calcext:value-type="float">
            <text:p>1.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96" calcext:value-type="float">
            <text:p>103.96</text:p>
          </table:table-cell>
          <table:table-cell office:value-type="float" office:value="752.4" calcext:value-type="float">
            <text:p>752.4</text:p>
          </table:table-cell>
          <table:table-cell office:value-type="float" office:value="928.74" calcext:value-type="float">
            <text:p>928.74</text:p>
          </table:table-cell>
        </table:table-row>
        <table:table-row table:style-name="ro1">
          <table:table-cell office:value-type="float" office:value="21903405" calcext:value-type="float">
            <text:p>21903405</text:p>
          </table:table-cell>
          <table:table-cell table:formula="of:=[.A1371]/1000/(60*60*24)" office:value-type="time" office:time-value="PT06H05M03.405S" calcext:value-type="time">
            <text:p>06:05:03</text:p>
          </table:table-cell>
          <table:table-cell office:value-type="float" office:value="1.01" calcext:value-type="float">
            <text:p>1.01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14" calcext:value-type="float">
            <text:p>103.14</text:p>
          </table:table-cell>
          <table:table-cell office:value-type="float" office:value="752.86" calcext:value-type="float">
            <text:p>752.86</text:p>
          </table:table-cell>
          <table:table-cell office:value-type="float" office:value="929.2" calcext:value-type="float">
            <text:p>929.2</text:p>
          </table:table-cell>
        </table:table-row>
        <table:table-row table:style-name="ro1">
          <table:table-cell office:value-type="float" office:value="21919405" calcext:value-type="float">
            <text:p>21919405</text:p>
          </table:table-cell>
          <table:table-cell table:formula="of:=[.A1372]/1000/(60*60*24)" office:value-type="time" office:time-value="PT06H05M19.405S" calcext:value-type="time">
            <text:p>06:05:19</text:p>
          </table:table-cell>
          <table:table-cell office:value-type="float" office:value="1.01" calcext:value-type="float">
            <text:p>1.01</text:p>
          </table:table-cell>
          <table:table-cell office:value-type="float" office:value="101.7" calcext:value-type="float">
            <text:p>101.7</text:p>
          </table:table-cell>
          <table:table-cell office:value-type="float" office:value="102.33" calcext:value-type="float">
            <text:p>102.33</text:p>
          </table:table-cell>
          <table:table-cell office:value-type="float" office:value="753.31" calcext:value-type="float">
            <text:p>753.31</text:p>
          </table:table-cell>
          <table:table-cell office:value-type="float" office:value="929.66" calcext:value-type="float">
            <text:p>929.66</text:p>
          </table:table-cell>
        </table:table-row>
        <table:table-row table:style-name="ro1">
          <table:table-cell office:value-type="float" office:value="21935405" calcext:value-type="float">
            <text:p>21935405</text:p>
          </table:table-cell>
          <table:table-cell table:formula="of:=[.A1373]/1000/(60*60*24)" office:value-type="time" office:time-value="PT06H05M35.405S" calcext:value-type="time">
            <text:p>06:05:35</text:p>
          </table:table-cell>
          <table:table-cell office:value-type="float" office:value="1.01" calcext:value-type="float">
            <text:p>1.0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12" calcext:value-type="float">
            <text:p>102.12</text:p>
          </table:table-cell>
          <table:table-cell office:value-type="float" office:value="753.76" calcext:value-type="float">
            <text:p>753.76</text:p>
          </table:table-cell>
          <table:table-cell office:value-type="float" office:value="930.11" calcext:value-type="float">
            <text:p>930.11</text:p>
          </table:table-cell>
        </table:table-row>
        <table:table-row table:style-name="ro1">
          <table:table-cell office:value-type="float" office:value="21951405" calcext:value-type="float">
            <text:p>21951405</text:p>
          </table:table-cell>
          <table:table-cell table:formula="of:=[.A1374]/1000/(60*60*24)" office:value-type="time" office:time-value="PT06H05M51.405S" calcext:value-type="time">
            <text:p>06:05:51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1.31" calcext:value-type="float">
            <text:p>101.31</text:p>
          </table:table-cell>
          <table:table-cell office:value-type="float" office:value="754.21" calcext:value-type="float">
            <text:p>754.21</text:p>
          </table:table-cell>
          <table:table-cell office:value-type="float" office:value="930.56" calcext:value-type="float">
            <text:p>930.56</text:p>
          </table:table-cell>
        </table:table-row>
        <table:table-row table:style-name="ro1">
          <table:table-cell office:value-type="float" office:value="21956405" calcext:value-type="float">
            <text:p>21956405</text:p>
          </table:table-cell>
          <table:table-cell table:formula="of:=[.A1375]/1000/(60*60*24)" office:value-type="time" office:time-value="PT06H05M56.405S" calcext:value-type="time">
            <text:p>06:05:56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0.81" calcext:value-type="float">
            <text:p>100.81</text:p>
          </table:table-cell>
          <table:table-cell office:value-type="float" office:value="754.35" calcext:value-type="float">
            <text:p>754.35</text:p>
          </table:table-cell>
          <table:table-cell office:value-type="float" office:value="930.7" calcext:value-type="float">
            <text:p>93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03:00:30.172000000</dc:date>
    <meta:editing-duration>PT12M19S</meta:editing-duration>
    <meta:editing-cycles>1</meta:editing-cycles>
    <meta:document-statistic meta:table-count="1" meta:cell-count="9625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maximum="1.4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73cm" svg:height="15.228cm" xlink:href=".." xlink:type="simple" chart:class="chart:line" chart:style-name="ch1">
        <chart:title svg:x="10.132cm" svg:y="0.44cm" chart:style-name="ch2">
          <text:p>Eneloop AAA (ooc) @ 10 Ohm #2</text:p>
        </chart:title>
        <chart:legend chart:legend-position="end" svg:x="24.618cm" svg:y="7.315cm" style:legend-expansion="high" chart:style-name="ch3"/>
        <chart:plot-area chart:style-name="ch4" table:cell-range-address="LOGGER01.B1:LOGGER01.C1375" chart:data-source-has-labels="both" svg:x="0.541cm" svg:y="1.523cm" svg:width="23.536cm" svg:height="13.401cm">
          <chartooo:coordinate-region svg:x="1.453cm" svg:y="1.523cm" svg:width="22.533cm" svg:height="12.072cm"/>
          <chart:axis chart:dimension="x" chart:name="primary-x" chart:style-name="ch5" chartooo:axis-type="auto">
            <chartooo:date-scale/>
            <chart:categories table:cell-range-address="LOGGER01.B2:LOGGER01.B137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375" chart:label-cell-address="LOGGER01.C1:LOGGER01.C1" chart:class="chart:line">
            <chart:data-point chart:repeated="13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375</svg:desc>
                </draw:g>
              </table:table-cell>
              <table:table-cell office:value-type="float" office:value="1.43">
                <text:p>1.43</text:p>
                <draw:g>
                  <svg:desc>LOGGER01.C2:LOGGER01.C1375</svg:desc>
                </draw:g>
              </table:table-cell>
            </table:table-row>
            <table:table-row>
              <table:table-cell office:value-type="float" office:value="0.000178298611111111">
                <text:p>0.00017829861111111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0.000363483796296296">
                <text:p>0.00036348379629629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0.000548668981481481">
                <text:p>0.00054866898148148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0.000733854166666667">
                <text:p>0.00073385416666666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0.000919027777777778">
                <text:p>0.00091902777777777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10422453703704">
                <text:p>0.0011042245370370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28940972222222">
                <text:p>0.0012894097222222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47459490740741">
                <text:p>0.001474594907407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65978009259259">
                <text:p>0.0016597800925925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84496527777778">
                <text:p>0.0018449652777777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203015046296296">
                <text:p>0.0020301504629629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21533564814815">
                <text:p>0.002215335648148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40052083333333">
                <text:p>0.0024005208333333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58570601851852">
                <text:p>0.0025857060185185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7708912037037">
                <text:p>0.002770891203703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95607638888889">
                <text:p>0.0029560763888888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314126157407407">
                <text:p>0.0031412615740740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32644675925926">
                <text:p>0.0033264467592592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51163194444444">
                <text:p>0.0035116319444444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69681712962963">
                <text:p>0.0036968171296296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88200231481481">
                <text:p>0.0038820023148148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0671875">
                <text:p>0.004067187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25237268518518">
                <text:p>0.0042523726851851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43755787037037">
                <text:p>0.0044375578703703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62274305555556">
                <text:p>0.004622743055555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80792824074074">
                <text:p>0.0048079282407407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99311342592593">
                <text:p>0.0049931134259259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17828703703704">
                <text:p>0.0051782870370370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3634837962963">
                <text:p>0.005363483796296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54866898148148">
                <text:p>0.0055486689814814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73385416666667">
                <text:p>0.0057338541666666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91903935185185">
                <text:p>0.0059190393518518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10422453703704">
                <text:p>0.0061042245370370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28940972222222">
                <text:p>0.0062894097222222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47459490740741">
                <text:p>0.0064745949074074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65978009259259">
                <text:p>0.0066597800925925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84496527777778">
                <text:p>0.0068449652777777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03015046296296">
                <text:p>0.0070301504629629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21533564814815">
                <text:p>0.0072153356481481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40052083333333">
                <text:p>0.0074005208333333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58570601851852">
                <text:p>0.0075857060185185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7708912037037">
                <text:p>0.00777089120370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95607638888889">
                <text:p>0.0079560763888888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14126157407407">
                <text:p>0.0081412615740740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32644675925926">
                <text:p>0.0083264467592592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51163194444444">
                <text:p>0.0085116319444444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69681712962963">
                <text:p>0.0086968171296296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88200231481481">
                <text:p>0.0088820023148148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0671875">
                <text:p>0.009067187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25237268518518">
                <text:p>0.0092523726851851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43755787037037">
                <text:p>0.0094375578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62274305555555">
                <text:p>0.0096227430555555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80792824074074">
                <text:p>0.009807928240740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99311342592593">
                <text:p>0.0099931134259259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1782986111111">
                <text:p>0.010178298611111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3634837962963">
                <text:p>0.0103634837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5486689814815">
                <text:p>0.010548668981481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7338541666667">
                <text:p>0.01073385416666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9190393518519">
                <text:p>0.0109190393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104212962963">
                <text:p>0.011104212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2894097222222">
                <text:p>0.01128940972222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4745949074074">
                <text:p>0.01147459490740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6597800925926">
                <text:p>0.011659780092592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8449652777778">
                <text:p>0.011844965277777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030150462963">
                <text:p>0.0120301504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2153356481481">
                <text:p>0.012215335648148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4005208333333">
                <text:p>0.012400520833333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5857060185185">
                <text:p>0.012585706018518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7708912037037">
                <text:p>0.012770891203703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9560763888889">
                <text:p>0.012956076388888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1412615740741">
                <text:p>0.013141261574074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3264467592593">
                <text:p>0.013326446759259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5116319444444">
                <text:p>0.013511631944444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6968171296296">
                <text:p>0.013696817129629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8820023148148">
                <text:p>0.013882002314814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0671759259259">
                <text:p>0.01406717592592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2523726851852">
                <text:p>0.0142523726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4375578703704">
                <text:p>0.0144375578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6227430555556">
                <text:p>0.0146227430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8079166666667">
                <text:p>0.0148079166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9931134259259">
                <text:p>0.0149931134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1782986111111">
                <text:p>0.01517829861111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3634837962963">
                <text:p>0.0153634837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5486689814815">
                <text:p>0.0155486689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7338541666667">
                <text:p>0.0157338541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9190393518519">
                <text:p>0.01591903935185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104224537037">
                <text:p>0.0161042245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2893981481481">
                <text:p>0.01628939814814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4745949074074">
                <text:p>0.016474594907407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6597800925926">
                <text:p>0.016659780092592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8449652777778">
                <text:p>0.0168449652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030150462963">
                <text:p>0.0170301504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2153356481481">
                <text:p>0.017215335648148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4005092592593">
                <text:p>0.0174005092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5857060185185">
                <text:p>0.0175857060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7708912037037">
                <text:p>0.0177708912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9560763888889">
                <text:p>0.017956076388888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1412615740741">
                <text:p>0.0181412615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3264467592593">
                <text:p>0.0183264467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5116319444444">
                <text:p>0.018511631944444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6968171296296">
                <text:p>0.01869681712962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8820023148148">
                <text:p>0.0188820023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0671875">
                <text:p>0.01906718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2523726851852">
                <text:p>0.0192523726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4375578703704">
                <text:p>0.0194375578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6227430555556">
                <text:p>0.0196227430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8079282407407">
                <text:p>0.0198079282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9931134259259">
                <text:p>0.0199931134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1782986111111">
                <text:p>0.0201782986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3634837962963">
                <text:p>0.020363483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5486689814815">
                <text:p>0.0205486689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7338541666667">
                <text:p>0.0207338541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9190393518519">
                <text:p>0.0209190393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104224537037">
                <text:p>0.0211042245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2894097222222">
                <text:p>0.0212894097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4745949074074">
                <text:p>0.0214745949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6597800925926">
                <text:p>0.0216597800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8449652777778">
                <text:p>0.0218449652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030150462963">
                <text:p>0.0220301504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2153356481481">
                <text:p>0.0222153356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4005208333333">
                <text:p>0.0224005208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5857060185185">
                <text:p>0.0225857060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7708912037037">
                <text:p>0.022770891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9560763888889">
                <text:p>0.0229560763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1412615740741">
                <text:p>0.0231412615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3264467592593">
                <text:p>0.0233264467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5116319444444">
                <text:p>0.0235116319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6968171296296">
                <text:p>0.0236968171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8820023148148">
                <text:p>0.0238820023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0671875">
                <text:p>0.02406718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2523726851852">
                <text:p>0.0242523726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4375578703704">
                <text:p>0.0244375578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6227430555556">
                <text:p>0.0246227430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8079282407407">
                <text:p>0.0248079282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9931134259259">
                <text:p>0.0249931134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1782986111111">
                <text:p>0.0251782986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3634837962963">
                <text:p>0.025363483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5486689814815">
                <text:p>0.0255486689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7338541666667">
                <text:p>0.0257338541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9190393518519">
                <text:p>0.02591903935185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104224537037">
                <text:p>0.026104224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2894097222222">
                <text:p>0.0262894097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4745949074074">
                <text:p>0.0264745949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6597800925926">
                <text:p>0.0266597800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8449652777778">
                <text:p>0.0268449652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030150462963">
                <text:p>0.0270301504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2153356481481">
                <text:p>0.0272153356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4005208333333">
                <text:p>0.027400520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5857060185185">
                <text:p>0.027585706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7708912037037">
                <text:p>0.02777089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9560763888889">
                <text:p>0.0279560763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1412615740741">
                <text:p>0.028141261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3264467592593">
                <text:p>0.028326446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5116203703704">
                <text:p>0.02851162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6968171296296">
                <text:p>0.028696817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8820023148148">
                <text:p>0.028882002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0671875">
                <text:p>0.02906718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2523726851852">
                <text:p>0.029252372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4375578703704">
                <text:p>0.0294375578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6227430555556">
                <text:p>0.0296227430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8079282407407">
                <text:p>0.029807928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9931134259259">
                <text:p>0.0299931134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1782986111111">
                <text:p>0.0301782986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3634837962963">
                <text:p>0.03036348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5486574074074">
                <text:p>0.03054865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7338541666667">
                <text:p>0.03073385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9190393518519">
                <text:p>0.0309190393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104224537037">
                <text:p>0.031104224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2894097222222">
                <text:p>0.03128940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4745949074074">
                <text:p>0.031474594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6597800925926">
                <text:p>0.031659780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8449652777778">
                <text:p>0.03184496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030150462963">
                <text:p>0.03203015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2153356481481">
                <text:p>0.03221533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4005208333333">
                <text:p>0.03240052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5857060185185">
                <text:p>0.03258570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7708912037037">
                <text:p>0.03277089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9560763888889">
                <text:p>0.03295607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1412615740741">
                <text:p>0.033141261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3264351851852">
                <text:p>0.03332643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5116319444444">
                <text:p>0.033511631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6968171296296">
                <text:p>0.033696817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8820023148148">
                <text:p>0.033882002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0671875">
                <text:p>0.03406718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2523726851852">
                <text:p>0.034252372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4375578703704">
                <text:p>0.034437557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6227430555556">
                <text:p>0.034622743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8079166666667">
                <text:p>0.03480791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9931134259259">
                <text:p>0.034993113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1782986111111">
                <text:p>0.035178298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3634837962963">
                <text:p>0.035363483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5486689814815">
                <text:p>0.035548668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7338541666667">
                <text:p>0.03573385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9190393518519">
                <text:p>0.0359190393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104224537037">
                <text:p>0.036104224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2894097222222">
                <text:p>0.03628940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4745949074074">
                <text:p>0.036474594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6597800925926">
                <text:p>0.036659780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8449652777778">
                <text:p>0.03684496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030150462963">
                <text:p>0.03703015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2153356481481">
                <text:p>0.03721533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4005208333333">
                <text:p>0.03740052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5857060185185">
                <text:p>0.03758570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7708912037037">
                <text:p>0.03777089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9560763888889">
                <text:p>0.03795607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14125">
                <text:p>0.03814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3264467592593">
                <text:p>0.03832644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5116319444444">
                <text:p>0.03851163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6968171296296">
                <text:p>0.03869681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8820023148148">
                <text:p>0.03888200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0671875">
                <text:p>0.0390671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2523726851852">
                <text:p>0.03925237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4375578703704">
                <text:p>0.03943755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6227430555556">
                <text:p>0.03962274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8079282407407">
                <text:p>0.03980792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9931134259259">
                <text:p>0.03999311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1782986111111">
                <text:p>0.04017829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3634837962963">
                <text:p>0.04036348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5486689814815">
                <text:p>0.04054866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7338541666667">
                <text:p>0.04073385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9190393518519">
                <text:p>0.04091903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104224537037">
                <text:p>0.04110422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2894097222222">
                <text:p>0.04128940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4745949074074">
                <text:p>0.04147459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6597800925926">
                <text:p>0.04165978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8449652777778">
                <text:p>0.04184496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030150462963">
                <text:p>0.04203015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2153356481482">
                <text:p>0.042215335648148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4005208333333">
                <text:p>0.04240052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5857060185185">
                <text:p>0.04258570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7708912037037">
                <text:p>0.04277089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29560763888889">
                <text:p>0.04295607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31412615740741">
                <text:p>0.04314126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33264467592593">
                <text:p>0.04332644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35116319444445">
                <text:p>0.043511631944444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6968171296296">
                <text:p>0.04369681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8820023148148">
                <text:p>0.0438820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0671875">
                <text:p>0.0440671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2523726851852">
                <text:p>0.0442523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4375578703704">
                <text:p>0.0444375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6227430555556">
                <text:p>0.0446227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8079282407407">
                <text:p>0.0448079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9931134259259">
                <text:p>0.04499311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1782986111111">
                <text:p>0.04517829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3634837962963">
                <text:p>0.0453634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5486689814815">
                <text:p>0.0455486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7338541666667">
                <text:p>0.04573385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9190393518519">
                <text:p>0.04591903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104224537037">
                <text:p>0.04610422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2894097222222">
                <text:p>0.0462894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4745949074074">
                <text:p>0.04647459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6597800925926">
                <text:p>0.04665978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8449652777778">
                <text:p>0.04684496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030150462963">
                <text:p>0.04703015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2153356481482">
                <text:p>0.047215335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4005208333333">
                <text:p>0.04740052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5857060185185">
                <text:p>0.04758570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7708912037037">
                <text:p>0.0477708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9560763888889">
                <text:p>0.04795607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1412615740741">
                <text:p>0.04814126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3264467592593">
                <text:p>0.04832644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5116319444444">
                <text:p>0.04851163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6968171296296">
                <text:p>0.04869681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8820023148148">
                <text:p>0.0488820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0671875">
                <text:p>0.0490671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2523726851852">
                <text:p>0.0492523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4375578703704">
                <text:p>0.0494375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6227430555556">
                <text:p>0.0496227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8079282407407">
                <text:p>0.0498079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9931134259259">
                <text:p>0.04999311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1782986111111">
                <text:p>0.05017829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3634837962963">
                <text:p>0.0503634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5486689814815">
                <text:p>0.0505486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7338541666667">
                <text:p>0.05073385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9190393518519">
                <text:p>0.05091903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104224537037">
                <text:p>0.05110422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2894097222222">
                <text:p>0.0512894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4745949074074">
                <text:p>0.05147459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6597800925926">
                <text:p>0.05165978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18449652777778">
                <text:p>0.05184496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030150462963">
                <text:p>0.05203015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2153356481481">
                <text:p>0.05221533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4005208333333">
                <text:p>0.05240052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5857060185185">
                <text:p>0.05258570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7708912037037">
                <text:p>0.0527708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29560763888889">
                <text:p>0.05295607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1412615740741">
                <text:p>0.05314126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3264467592593">
                <text:p>0.05332644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5116319444444">
                <text:p>0.05351163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6968171296296">
                <text:p>0.05369681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38820023148148">
                <text:p>0.0538820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0671875">
                <text:p>0.0540671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2523726851852">
                <text:p>0.0542523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4375578703704">
                <text:p>0.0544375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6227430555556">
                <text:p>0.0546227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8079282407407">
                <text:p>0.0548079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49931134259259">
                <text:p>0.05499311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1782986111111">
                <text:p>0.05517829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3634837962963">
                <text:p>0.0553634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5486689814815">
                <text:p>0.0555486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7338541666667">
                <text:p>0.05573385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59190393518519">
                <text:p>0.05591903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104224537037">
                <text:p>0.05610422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2894097222222">
                <text:p>0.0562894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4745949074074">
                <text:p>0.05647459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6597800925926">
                <text:p>0.0566597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8449652777778">
                <text:p>0.05684496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030150462963">
                <text:p>0.05703015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2153356481481">
                <text:p>0.05721533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4005208333333">
                <text:p>0.05740052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5857060185185">
                <text:p>0.05758570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7708912037037">
                <text:p>0.0577708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9560763888889">
                <text:p>0.05795607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1412615740741">
                <text:p>0.05814126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3264467592593">
                <text:p>0.05832644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5116319444444">
                <text:p>0.05851163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6968171296296">
                <text:p>0.05869681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8820023148148">
                <text:p>0.0588820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0671875">
                <text:p>0.0590671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2523726851852">
                <text:p>0.0592523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4375578703704">
                <text:p>0.0594375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6227430555556">
                <text:p>0.0596227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8079282407407">
                <text:p>0.05980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9931134259259">
                <text:p>0.05999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01782986111111">
                <text:p>0.06017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03634837962963">
                <text:p>0.0603634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5486689814815">
                <text:p>0.0605486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7338541666667">
                <text:p>0.06073385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9190393518519">
                <text:p>0.0609190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1104224537037">
                <text:p>0.06110422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2894097222222">
                <text:p>0.0612894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4745949074074">
                <text:p>0.06147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16597800925926">
                <text:p>0.06165978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8449652777778">
                <text:p>0.06184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030150462963">
                <text:p>0.06203015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2153356481481">
                <text:p>0.0622153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4005208333333">
                <text:p>0.06240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5857060185185">
                <text:p>0.06258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7708912037037">
                <text:p>0.0627708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9560763888889">
                <text:p>0.06295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1412615740741">
                <text:p>0.06314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3264467592593">
                <text:p>0.06332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5116319444444">
                <text:p>0.0635116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6968171296296">
                <text:p>0.06369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8820023148148">
                <text:p>0.0638820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0671875">
                <text:p>0.064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2523726851852">
                <text:p>0.06425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4375462962963">
                <text:p>0.064437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6227430555556">
                <text:p>0.06462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8079282407407">
                <text:p>0.06480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9931134259259">
                <text:p>0.06499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1782986111111">
                <text:p>0.06517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3634837962963">
                <text:p>0.0653634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5486689814815">
                <text:p>0.0655486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7338541666667">
                <text:p>0.06573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9190393518519">
                <text:p>0.0659190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104224537037">
                <text:p>0.066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2894097222222">
                <text:p>0.06628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4745833333333">
                <text:p>0.06647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6597800925926">
                <text:p>0.0666597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8449652777778">
                <text:p>0.06684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030150462963">
                <text:p>0.06703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2153356481481">
                <text:p>0.0672153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4005208333333">
                <text:p>0.06740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5857060185185">
                <text:p>0.06758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7708912037037">
                <text:p>0.06777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9560763888889">
                <text:p>0.06795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1412615740741">
                <text:p>0.06814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3264467592593">
                <text:p>0.06832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5116319444444">
                <text:p>0.0685116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6968171296296">
                <text:p>0.06869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8820023148148">
                <text:p>0.0688820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0671875">
                <text:p>0.069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2523726851852">
                <text:p>0.06925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4375578703704">
                <text:p>0.06943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6227430555556">
                <text:p>0.06962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8079282407407">
                <text:p>0.06980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9931134259259">
                <text:p>0.06999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1782986111111">
                <text:p>0.07017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3634722222222">
                <text:p>0.070363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5486689814815">
                <text:p>0.0705486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7338541666667">
                <text:p>0.07073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9190277777778">
                <text:p>0.0709190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104224537037">
                <text:p>0.071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2894097222222">
                <text:p>0.07128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4745949074074">
                <text:p>0.07147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6597800925926">
                <text:p>0.0716597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8449652777778">
                <text:p>0.07184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030150462963">
                <text:p>0.07203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2153356481482">
                <text:p>0.07221533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4005208333333">
                <text:p>0.07240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5857060185185">
                <text:p>0.07258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7708912037037">
                <text:p>0.07277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9560763888889">
                <text:p>0.07295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1412615740741">
                <text:p>0.07314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3264467592593">
                <text:p>0.07332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5116319444444">
                <text:p>0.0735116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6968171296296">
                <text:p>0.07369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8820023148148">
                <text:p>0.0738820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0671875">
                <text:p>0.074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2523726851852">
                <text:p>0.07425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4375578703704">
                <text:p>0.07443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6227430555556">
                <text:p>0.07462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8079282407407">
                <text:p>0.07480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9931134259259">
                <text:p>0.07499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178287037037">
                <text:p>0.07517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3634837962963">
                <text:p>0.0753634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5486689814815">
                <text:p>0.0755486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7338541666667">
                <text:p>0.07573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9190393518519">
                <text:p>0.0759190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104224537037">
                <text:p>0.076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2894097222222">
                <text:p>0.07628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4745949074074">
                <text:p>0.07647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6597800925926">
                <text:p>0.0766597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8449652777778">
                <text:p>0.07684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030150462963">
                <text:p>0.07703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2153356481481">
                <text:p>0.0772153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4005208333333">
                <text:p>0.07740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5857060185185">
                <text:p>0.07758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7708912037037">
                <text:p>0.07777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9560763888889">
                <text:p>0.07795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1412615740741">
                <text:p>0.07814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3264467592593">
                <text:p>0.07832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5116319444444">
                <text:p>0.0785116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6968171296296">
                <text:p>0.07869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8820023148148">
                <text:p>0.0788820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0671875">
                <text:p>0.079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2523726851852">
                <text:p>0.07925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4375578703704">
                <text:p>0.07943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6227430555556">
                <text:p>0.07962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8079282407407">
                <text:p>0.07980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9931134259259">
                <text:p>0.07999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1782986111111">
                <text:p>0.08017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3634837962963">
                <text:p>0.0803634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5486689814815">
                <text:p>0.0805486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7338541666667">
                <text:p>0.08073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9190393518519">
                <text:p>0.0809190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104224537037">
                <text:p>0.081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2894097222222">
                <text:p>0.08128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4745949074074">
                <text:p>0.08147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6597800925926">
                <text:p>0.0816597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8449652777778">
                <text:p>0.08184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030150462963">
                <text:p>0.08203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2153356481481">
                <text:p>0.0822153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4005208333333">
                <text:p>0.08240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5857060185185">
                <text:p>0.08258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7708912037037">
                <text:p>0.08277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9560763888889">
                <text:p>0.08295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1412615740741">
                <text:p>0.08314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3264467592593">
                <text:p>0.08332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5116319444444">
                <text:p>0.0835116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6968171296296">
                <text:p>0.08369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8820023148148">
                <text:p>0.0838820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0671875">
                <text:p>0.084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2523726851852">
                <text:p>0.08425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4375578703704">
                <text:p>0.08443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6227430555556">
                <text:p>0.08462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8079282407407">
                <text:p>0.08480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9931134259259">
                <text:p>0.08499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1782986111111">
                <text:p>0.08517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3634837962963">
                <text:p>0.0853634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5486574074074">
                <text:p>0.0855486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7338541666667">
                <text:p>0.08573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9190393518519">
                <text:p>0.0859190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104224537037">
                <text:p>0.086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2894097222222">
                <text:p>0.08628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4745833333333">
                <text:p>0.08647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6597800925926">
                <text:p>0.0866597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8449652777778">
                <text:p>0.08684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030150462963">
                <text:p>0.08703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2153356481481">
                <text:p>0.0872153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4005208333333">
                <text:p>0.08740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5857060185185">
                <text:p>0.08758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7708912037037">
                <text:p>0.08777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9560763888889">
                <text:p>0.08795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1412615740741">
                <text:p>0.08814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3264467592593">
                <text:p>0.08832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5116319444444">
                <text:p>0.0885116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6968171296296">
                <text:p>0.08869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8820023148148">
                <text:p>0.0888820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0671875">
                <text:p>0.089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2523726851852">
                <text:p>0.08925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4375578703704">
                <text:p>0.08943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6227430555556">
                <text:p>0.08962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8079282407407">
                <text:p>0.08980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9931134259259">
                <text:p>0.08999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1782986111111">
                <text:p>0.09017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3634722222222">
                <text:p>0.090363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5486689814815">
                <text:p>0.0905486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7338541666667">
                <text:p>0.09073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9190393518519">
                <text:p>0.0909190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104224537037">
                <text:p>0.091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2894097222222">
                <text:p>0.09128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4745949074074">
                <text:p>0.09147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6597800925926">
                <text:p>0.0916597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8449652777778">
                <text:p>0.09184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030150462963">
                <text:p>0.09203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2153356481481">
                <text:p>0.0922153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4005208333333">
                <text:p>0.09240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5857060185185">
                <text:p>0.09258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7708912037037">
                <text:p>0.09277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9560763888889">
                <text:p>0.09295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1412615740741">
                <text:p>0.09314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3264467592593">
                <text:p>0.09332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5116319444444">
                <text:p>0.0935116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6968171296296">
                <text:p>0.09369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8820023148148">
                <text:p>0.0938820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0671875">
                <text:p>0.094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2523726851852">
                <text:p>0.09425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4375578703704">
                <text:p>0.09443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6227430555556">
                <text:p>0.09462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8079282407407">
                <text:p>0.0948079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49931134259259">
                <text:p>0.09499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1782986111111">
                <text:p>0.0951782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3634837962963">
                <text:p>0.0953634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5486689814815">
                <text:p>0.0955486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7338541666667">
                <text:p>0.0957338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9190393518519">
                <text:p>0.0959190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104224537037">
                <text:p>0.096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2894097222222">
                <text:p>0.0962894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4745949074074">
                <text:p>0.09647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6597800925926">
                <text:p>0.0966597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8449652777778">
                <text:p>0.0968449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030150462963">
                <text:p>0.09703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2153356481482">
                <text:p>0.09721533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4005208333333">
                <text:p>0.0974005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5857060185185">
                <text:p>0.0975857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7708912037037">
                <text:p>0.09777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9560763888889">
                <text:p>0.0979560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1412615740741">
                <text:p>0.09814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3264467592593">
                <text:p>0.09832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5116203703704">
                <text:p>0.0985116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6968171296296">
                <text:p>0.0986968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8820023148148">
                <text:p>0.0988820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0671875">
                <text:p>0.099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2523726851852">
                <text:p>0.09925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4375578703704">
                <text:p>0.0994375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6227430555556">
                <text:p>0.09962274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8079282407408">
                <text:p>0.099807928240740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9931134259259">
                <text:p>0.0999931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178298611111">
                <text:p>0.1001782986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363483796296">
                <text:p>0.1003634837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548668981481">
                <text:p>0.1005486689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733842592593">
                <text:p>0.1007338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919039351852">
                <text:p>0.1009190393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104224537037">
                <text:p>0.101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289409722222">
                <text:p>0.1012894097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474594907407">
                <text:p>0.1014745949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659780092593">
                <text:p>0.1016597800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844965277778">
                <text:p>0.1018449652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030150462963">
                <text:p>0.10203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215335648148">
                <text:p>0.1022153356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400520833333">
                <text:p>0.1024005208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585706018519">
                <text:p>0.1025857060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770891203704">
                <text:p>0.1027708912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2956076388889">
                <text:p>0.1029560763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141261574074">
                <text:p>0.1031412615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326446759259">
                <text:p>0.1033264467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511631944444">
                <text:p>0.1035116319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69681712963">
                <text:p>0.1036968171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882002314815">
                <text:p>0.1038820023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0671875">
                <text:p>0.104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252372685185">
                <text:p>0.1042523726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43755787037">
                <text:p>0.1044375578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622743055556">
                <text:p>0.1046227430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807928240741">
                <text:p>0.1048079282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4993113425926">
                <text:p>0.1049931134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178298611111">
                <text:p>0.1051782986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363483796296">
                <text:p>0.1053634837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548668981481">
                <text:p>0.1055486689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733854166667">
                <text:p>0.1057338541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5919039351852">
                <text:p>0.1059190393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104224537037">
                <text:p>0.106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289409722222">
                <text:p>0.1062894097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474594907407">
                <text:p>0.1064745949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659780092593">
                <text:p>0.1066597800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6844965277778">
                <text:p>0.10684496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030150462963">
                <text:p>0.10703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215335648148">
                <text:p>0.1072153356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400520833333">
                <text:p>0.1074005208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585706018519">
                <text:p>0.1075857060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770891203704">
                <text:p>0.1077708912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7956076388889">
                <text:p>0.1079560763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141261574074">
                <text:p>0.1081412615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326446759259">
                <text:p>0.1083264467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511631944444">
                <text:p>0.1085116319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69681712963">
                <text:p>0.1086968171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8882002314815">
                <text:p>0.1088820023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0671875">
                <text:p>0.109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252372685185">
                <text:p>0.10925237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43755787037">
                <text:p>0.1094375578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622743055556">
                <text:p>0.1096227430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807928240741">
                <text:p>0.1098079282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9993113425926">
                <text:p>0.1099931134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0178298611111">
                <text:p>0.1101782986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0363483796296">
                <text:p>0.1103634837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0548668981481">
                <text:p>0.11054866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733854166667">
                <text:p>0.11073385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919039351852">
                <text:p>0.1109190393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104224537037">
                <text:p>0.1111042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289409722222">
                <text:p>0.1112894097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474594907407">
                <text:p>0.1114745949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659780092593">
                <text:p>0.1116597800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1844965277778">
                <text:p>0.1118449652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2030150462963">
                <text:p>0.11203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215335648148">
                <text:p>0.1122153356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2400520833333">
                <text:p>0.1124005208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2585706018519">
                <text:p>0.11258570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770891203704">
                <text:p>0.11277089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956064814815">
                <text:p>0.11295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141261574074">
                <text:p>0.11314126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326446759259">
                <text:p>0.11332644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511631944444">
                <text:p>0.1135116319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369681712963">
                <text:p>0.11369681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882002314815">
                <text:p>0.1138820023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40671875">
                <text:p>0.114067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4252372685185">
                <text:p>0.1142523726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443755787037">
                <text:p>0.11443755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622743055556">
                <text:p>0.11462274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807928240741">
                <text:p>0.11480792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993113425926">
                <text:p>0.11499311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178298611111">
                <text:p>0.11517829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363483796296">
                <text:p>0.1153634837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15548668981481">
                <text:p>0.11554866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733854166667">
                <text:p>0.11573385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919039351852">
                <text:p>0.11591903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104224537037">
                <text:p>0.11610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289409722222">
                <text:p>0.11628940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474594907407">
                <text:p>0.11647459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659780092593">
                <text:p>0.11665978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844965277778">
                <text:p>0.11684496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030150462963">
                <text:p>0.11703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215335648148">
                <text:p>0.11721533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400520833333">
                <text:p>0.11740052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585706018519">
                <text:p>0.11758570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770891203704">
                <text:p>0.11777089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956076388889">
                <text:p>0.11795607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141261574074">
                <text:p>0.11814126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326446759259">
                <text:p>0.11832644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511631944444">
                <text:p>0.11851163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69681712963">
                <text:p>0.11869681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882002314815">
                <text:p>0.11888200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0671875">
                <text:p>0.11906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252372685185">
                <text:p>0.11925237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43755787037">
                <text:p>0.11943755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622743055556">
                <text:p>0.11962274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807928240741">
                <text:p>0.11980792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993113425926">
                <text:p>0.11999311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178298611111">
                <text:p>0.12017829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363483796296">
                <text:p>0.12036348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548668981481">
                <text:p>0.12054866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733854166667">
                <text:p>0.12073385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919039351852">
                <text:p>0.12091903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104224537037">
                <text:p>0.12110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289409722222">
                <text:p>0.12128940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474594907407">
                <text:p>0.12147459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659780092593">
                <text:p>0.12165978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844965277778">
                <text:p>0.12184496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030150462963">
                <text:p>0.12203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215335648148">
                <text:p>0.12221533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400520833333">
                <text:p>0.12240052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585706018519">
                <text:p>0.12258570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770891203704">
                <text:p>0.12277089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956076388889">
                <text:p>0.12295607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141261574074">
                <text:p>0.12314126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326446759259">
                <text:p>0.12332644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511631944444">
                <text:p>0.12351163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69681712963">
                <text:p>0.12369681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882002314815">
                <text:p>0.12388200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0671875">
                <text:p>0.12406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252372685185">
                <text:p>0.12425237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43755787037">
                <text:p>0.12443755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622743055556">
                <text:p>0.12462274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807928240741">
                <text:p>0.12480792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993113425926">
                <text:p>0.12499311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178298611111">
                <text:p>0.12517829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363483796296">
                <text:p>0.12536348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548668981481">
                <text:p>0.12554866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733854166667">
                <text:p>0.12573385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919039351852">
                <text:p>0.12591903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104224537037">
                <text:p>0.12610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289409722222">
                <text:p>0.12628940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474594907407">
                <text:p>0.12647459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659780092593">
                <text:p>0.12665978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844965277778">
                <text:p>0.12684496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030150462963">
                <text:p>0.12703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215335648148">
                <text:p>0.12721533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400520833333">
                <text:p>0.12740052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585706018519">
                <text:p>0.12758570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770891203704">
                <text:p>0.12777089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956076388889">
                <text:p>0.12795607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141261574074">
                <text:p>0.12814126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326446759259">
                <text:p>0.12832644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511631944444">
                <text:p>0.12851163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69681712963">
                <text:p>0.12869681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882002314815">
                <text:p>0.12888200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0671875">
                <text:p>0.12906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252372685185">
                <text:p>0.12925237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43755787037">
                <text:p>0.12943755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622743055556">
                <text:p>0.12962274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807928240741">
                <text:p>0.12980792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993113425926">
                <text:p>0.12999311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178298611111">
                <text:p>0.13017829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363483796296">
                <text:p>0.13036348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548668981481">
                <text:p>0.13054866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733854166667">
                <text:p>0.13073385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919039351852">
                <text:p>0.13091903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104224537037">
                <text:p>0.13110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289409722222">
                <text:p>0.13128940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474583333333">
                <text:p>0.13147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659780092593">
                <text:p>0.13165978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844953703704">
                <text:p>0.13184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030150462963">
                <text:p>0.13203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215335648148">
                <text:p>0.13221533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400520833333">
                <text:p>0.13240052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585706018519">
                <text:p>0.13258570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770891203704">
                <text:p>0.13277089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956076388889">
                <text:p>0.13295607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141261574074">
                <text:p>0.13314126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326446759259">
                <text:p>0.13332644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511631944444">
                <text:p>0.13351163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69681712963">
                <text:p>0.13369681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882002314815">
                <text:p>0.13388200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0671875">
                <text:p>0.13406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252372685185">
                <text:p>0.13425237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43755787037">
                <text:p>0.13443755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622743055556">
                <text:p>0.13462274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807928240741">
                <text:p>0.13480792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993113425926">
                <text:p>0.13499311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178298611111">
                <text:p>0.13517829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363483796296">
                <text:p>0.13536348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548668981481">
                <text:p>0.13554866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733854166667">
                <text:p>0.13573385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919039351852">
                <text:p>0.13591903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104224537037">
                <text:p>0.13610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289409722222">
                <text:p>0.13628940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474594907407">
                <text:p>0.13647459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659780092593">
                <text:p>0.13665978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844965277778">
                <text:p>0.13684496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030150462963">
                <text:p>0.13703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215335648148">
                <text:p>0.13721533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400520833333">
                <text:p>0.13740052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585706018519">
                <text:p>0.13758570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770891203704">
                <text:p>0.13777089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956076388889">
                <text:p>0.13795607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141261574074">
                <text:p>0.13814126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326446759259">
                <text:p>0.13832644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511631944444">
                <text:p>0.13851163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69681712963">
                <text:p>0.13869681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882002314815">
                <text:p>0.13888200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0671875">
                <text:p>0.13906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252372685185">
                <text:p>0.13925237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43755787037">
                <text:p>0.13943755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622743055556">
                <text:p>0.13962274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807928240741">
                <text:p>0.13980792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993113425926">
                <text:p>0.13999311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178298611111">
                <text:p>0.14017829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363483796296">
                <text:p>0.14036348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548668981481">
                <text:p>0.14054866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733854166667">
                <text:p>0.14073385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919039351852">
                <text:p>0.14091903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104224537037">
                <text:p>0.14110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289409722222">
                <text:p>0.14128940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474594907407">
                <text:p>0.14147459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659780092593">
                <text:p>0.14165978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844965277778">
                <text:p>0.14184496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030150462963">
                <text:p>0.14203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215335648148">
                <text:p>0.14221533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400520833333">
                <text:p>0.14240052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585706018519">
                <text:p>0.14258570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770891203704">
                <text:p>0.14277089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956076388889">
                <text:p>0.14295607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141261574074">
                <text:p>0.14314126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326446759259">
                <text:p>0.14332644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511631944444">
                <text:p>0.14351163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69681712963">
                <text:p>0.14369681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882002314815">
                <text:p>0.14388200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0671875">
                <text:p>0.14406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252372685185">
                <text:p>0.14425237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43755787037">
                <text:p>0.14443755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622743055556">
                <text:p>0.14462274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807928240741">
                <text:p>0.14480792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993113425926">
                <text:p>0.14499311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178298611111">
                <text:p>0.14517829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363483796296">
                <text:p>0.14536348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548668981481">
                <text:p>0.14554866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733854166667">
                <text:p>0.14573385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919039351852">
                <text:p>0.14591903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104224537037">
                <text:p>0.14610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289409722222">
                <text:p>0.14628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474594907407">
                <text:p>0.14647459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659780092593">
                <text:p>0.14665978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844965277778">
                <text:p>0.14684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030150462963">
                <text:p>0.14703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215335648148">
                <text:p>0.14721533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400520833333">
                <text:p>0.14740052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585706018519">
                <text:p>0.14758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770891203704">
                <text:p>0.14777089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956076388889">
                <text:p>0.14795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141261574074">
                <text:p>0.14814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326446759259">
                <text:p>0.14832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511631944444">
                <text:p>0.14851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69681712963">
                <text:p>0.14869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882002314815">
                <text:p>0.14888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0671875">
                <text:p>0.14906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252372685185">
                <text:p>0.14925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43755787037">
                <text:p>0.14943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622743055556">
                <text:p>0.14962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807928240741">
                <text:p>0.14980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993113425926">
                <text:p>0.14999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178298611111">
                <text:p>0.15017829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363483796296">
                <text:p>0.15036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548668981481">
                <text:p>0.15054866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733854166667">
                <text:p>0.15073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919039351852">
                <text:p>0.15091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104224537037">
                <text:p>0.1511042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289409722222">
                <text:p>0.15128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474594907407">
                <text:p>0.15147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659780092593">
                <text:p>0.15165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844965277778">
                <text:p>0.15184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030150462963">
                <text:p>0.15203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215335648148">
                <text:p>0.15221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400520833333">
                <text:p>0.15240052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585706018519">
                <text:p>0.15258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770891203704">
                <text:p>0.15277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956076388889">
                <text:p>0.15295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141261574074">
                <text:p>0.15314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326446759259">
                <text:p>0.15332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511631944444">
                <text:p>0.15351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69681712963">
                <text:p>0.15369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882002314815">
                <text:p>0.15388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0671875">
                <text:p>0.15406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252372685185">
                <text:p>0.15425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43755787037">
                <text:p>0.15443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622743055556">
                <text:p>0.15462274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807928240741">
                <text:p>0.15480792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993113425926">
                <text:p>0.15499311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178298611111">
                <text:p>0.15517829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363483796296">
                <text:p>0.15536348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548668981481">
                <text:p>0.15554866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733854166667">
                <text:p>0.15573385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919039351852">
                <text:p>0.15591903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104212962963">
                <text:p>0.15610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289409722222">
                <text:p>0.15628940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474594907407">
                <text:p>0.15647459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659780092593">
                <text:p>0.15665978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844965277778">
                <text:p>0.15684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030150462963">
                <text:p>0.15703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215335648148">
                <text:p>0.15721533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400520833333">
                <text:p>0.15740052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585706018519">
                <text:p>0.15758570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770891203704">
                <text:p>0.15777089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956076388889">
                <text:p>0.15795607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141261574074">
                <text:p>0.15814126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326446759259">
                <text:p>0.15832644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511631944444">
                <text:p>0.15851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69681712963">
                <text:p>0.15869681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882002314815">
                <text:p>0.15888200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0671875">
                <text:p>0.15906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252372685185">
                <text:p>0.15925237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43755787037">
                <text:p>0.15943755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622743055556">
                <text:p>0.15962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807928240741">
                <text:p>0.15980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993113425926">
                <text:p>0.15999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78298611111">
                <text:p>0.16017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63483796296">
                <text:p>0.16036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548668981481">
                <text:p>0.16054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733854166667">
                <text:p>0.16073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919027777778">
                <text:p>0.16091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104224537037">
                <text:p>0.16110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289409722222">
                <text:p>0.16128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74594907407">
                <text:p>0.16147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59780092593">
                <text:p>0.16165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844965277778">
                <text:p>0.16184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030150462963">
                <text:p>0.16203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215335648148">
                <text:p>0.16221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400520833333">
                <text:p>0.16240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585706018519">
                <text:p>0.16258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770891203704">
                <text:p>0.16277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956076388889">
                <text:p>0.16295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141261574074">
                <text:p>0.16314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326446759259">
                <text:p>0.16332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511631944444">
                <text:p>0.16351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69681712963">
                <text:p>0.16369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882002314815">
                <text:p>0.16388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0671875">
                <text:p>0.16406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252372685185">
                <text:p>0.16425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43755787037">
                <text:p>0.16443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622743055556">
                <text:p>0.16462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807928240741">
                <text:p>0.16480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993113425926">
                <text:p>0.16499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178298611111">
                <text:p>0.16517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363483796296">
                <text:p>0.165363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548668981481">
                <text:p>0.16554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733854166667">
                <text:p>0.16573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919039351852">
                <text:p>0.16591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104224537037">
                <text:p>0.16610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289409722222">
                <text:p>0.16628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474594907407">
                <text:p>0.16647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659780092593">
                <text:p>0.16665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844965277778">
                <text:p>0.16684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030150462963">
                <text:p>0.16703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215335648148">
                <text:p>0.16721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400520833333">
                <text:p>0.16740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585706018519">
                <text:p>0.16758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770891203704">
                <text:p>0.16777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956076388889">
                <text:p>0.16795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141261574074">
                <text:p>0.16814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326446759259">
                <text:p>0.1683264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511631944444">
                <text:p>0.1685116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69681712963">
                <text:p>0.16869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882002314815">
                <text:p>0.16888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0671875">
                <text:p>0.16906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252372685185">
                <text:p>0.16925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43755787037">
                <text:p>0.1694375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622743055556">
                <text:p>0.1696227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807928240741">
                <text:p>0.1698079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993113425926">
                <text:p>0.16999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178298611111">
                <text:p>0.1701782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363472222222">
                <text:p>0.17036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548668981481">
                <text:p>0.17054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733854166667">
                <text:p>0.170733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919039351852">
                <text:p>0.17091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104224537037">
                <text:p>0.171104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289409722222">
                <text:p>0.171289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474594907407">
                <text:p>0.17147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659780092593">
                <text:p>0.1716597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844965277778">
                <text:p>0.1718449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030150462963">
                <text:p>0.172030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215335648148">
                <text:p>0.1722153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400520833333">
                <text:p>0.1724005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585706018519">
                <text:p>0.17258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770891203704">
                <text:p>0.172770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956076388889">
                <text:p>0.17295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141261574074">
                <text:p>0.173141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326446759259">
                <text:p>0.17332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511631944444">
                <text:p>0.17351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69681712963">
                <text:p>0.17369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882002314815">
                <text:p>0.17388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0671875">
                <text:p>0.17406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252372685185">
                <text:p>0.17425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43755787037">
                <text:p>0.17443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622743055556">
                <text:p>0.17462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807928240741">
                <text:p>0.17480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993113425926">
                <text:p>0.17499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178298611111">
                <text:p>0.17517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363483796296">
                <text:p>0.17536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548668981481">
                <text:p>0.1755486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733854166667">
                <text:p>0.17573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919039351852">
                <text:p>0.17591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104224537037">
                <text:p>0.17610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289409722222">
                <text:p>0.1762894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474594907407">
                <text:p>0.17647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659780092593">
                <text:p>0.17665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844965277778">
                <text:p>0.1768449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030150462963">
                <text:p>0.17703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215335648148">
                <text:p>0.1772153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400520833333">
                <text:p>0.17740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585706018519">
                <text:p>0.1775857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770891203704">
                <text:p>0.1777708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956076388889">
                <text:p>0.1779560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141261574074">
                <text:p>0.17814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326446759259">
                <text:p>0.17832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511631944444">
                <text:p>0.17851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69681712963">
                <text:p>0.17869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882002314815">
                <text:p>0.1788820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0671875">
                <text:p>0.17906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252372685185">
                <text:p>0.1792523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43755787037">
                <text:p>0.1794375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622743055556">
                <text:p>0.1796227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807928240741">
                <text:p>0.1798079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993113425926">
                <text:p>0.17999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178298611111">
                <text:p>0.18017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363483796296">
                <text:p>0.18036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548668981482">
                <text:p>0.1805486689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733854166667">
                <text:p>0.1807338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919039351852">
                <text:p>0.180919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104224537037">
                <text:p>0.181104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289398148148">
                <text:p>0.18128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474594907407">
                <text:p>0.1814745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659780092593">
                <text:p>0.18165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844965277778">
                <text:p>0.18184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30150462963">
                <text:p>0.18203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215335648148">
                <text:p>0.18221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400520833333">
                <text:p>0.18240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85706018519">
                <text:p>0.1825857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770891203704">
                <text:p>0.18277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56076388889">
                <text:p>0.18295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41261574074">
                <text:p>0.1831412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326446759259">
                <text:p>0.1833264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511631944444">
                <text:p>0.18351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9681712963">
                <text:p>0.18369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82002314815">
                <text:p>0.18388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671875">
                <text:p>0.18406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52372685185">
                <text:p>0.18425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3755787037">
                <text:p>0.18443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22743055556">
                <text:p>0.18462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807928240741">
                <text:p>0.18480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93113425926">
                <text:p>0.18499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78298611111">
                <text:p>0.18517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63483796296">
                <text:p>0.18536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48668981481">
                <text:p>0.18554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33854166667">
                <text:p>0.18573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19039351852">
                <text:p>0.18591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104224537037">
                <text:p>0.18610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89409722222">
                <text:p>0.18628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74594907407">
                <text:p>0.18647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59780092593">
                <text:p>0.18665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44965277778">
                <text:p>0.18684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30150462963">
                <text:p>0.18703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15335648148">
                <text:p>0.18721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400520833333">
                <text:p>0.18740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85706018519">
                <text:p>0.1875857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70891203704">
                <text:p>0.18777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56076388889">
                <text:p>0.1879560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41261574074">
                <text:p>0.18814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26446759259">
                <text:p>0.18832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11631944444">
                <text:p>0.18851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9681712963">
                <text:p>0.18869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82002314815">
                <text:p>0.18888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671875">
                <text:p>0.18906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52372685185">
                <text:p>0.18925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3755787037">
                <text:p>0.18943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22743055556">
                <text:p>0.18962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807928240741">
                <text:p>0.18980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93113425926">
                <text:p>0.18999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8298611111">
                <text:p>0.19017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63483796296">
                <text:p>0.19036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48668981481">
                <text:p>0.19054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33854166667">
                <text:p>0.19073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19039351852">
                <text:p>0.19091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104224537037">
                <text:p>0.19110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89409722222">
                <text:p>0.19128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74594907407">
                <text:p>0.19147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59780092593">
                <text:p>0.19165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44965277778">
                <text:p>0.19184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30150462963">
                <text:p>0.19203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15335648148">
                <text:p>0.1922153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400520833333">
                <text:p>0.19240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85706018519">
                <text:p>0.1925857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70891203704">
                <text:p>0.1927708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56064814815">
                <text:p>0.19295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41261574074">
                <text:p>0.19314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26446759259">
                <text:p>0.19332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11631944444">
                <text:p>0.19351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9681712963">
                <text:p>0.19369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82002314815">
                <text:p>0.1938820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671875">
                <text:p>0.19406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52372685185">
                <text:p>0.1942523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3755787037">
                <text:p>0.194437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22743055556">
                <text:p>0.1946227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807928240741">
                <text:p>0.1948079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93113425926">
                <text:p>0.1949931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78298611111">
                <text:p>0.1951782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63483796296">
                <text:p>0.19536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48668981481">
                <text:p>0.1955486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33854166667">
                <text:p>0.19573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19039351852">
                <text:p>0.1959190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104212962963">
                <text:p>0.19610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89409722222">
                <text:p>0.1962894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74594907407">
                <text:p>0.1964745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59780092593">
                <text:p>0.1966597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44965277778">
                <text:p>0.1968449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30150462963">
                <text:p>0.19703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15324074074">
                <text:p>0.19721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400520833333">
                <text:p>0.1974005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85706018518">
                <text:p>0.1975857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770891203704">
                <text:p>0.1977708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956076388889">
                <text:p>0.1979560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41261574074">
                <text:p>0.1981412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26446759259">
                <text:p>0.1983264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11631944444">
                <text:p>0.198511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9681712963">
                <text:p>0.1986968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82002314815">
                <text:p>0.1988820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671875">
                <text:p>0.19906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252372685185">
                <text:p>0.1992523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43755787037">
                <text:p>0.1994375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22743055556">
                <text:p>0.1996227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807928240741">
                <text:p>0.1998079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93113425926">
                <text:p>0.1999931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178298611111">
                <text:p>0.2001782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363483796296">
                <text:p>0.2003634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548668981481">
                <text:p>0.2005486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733854166667">
                <text:p>0.2007338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19039351852">
                <text:p>0.2009190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104224537037">
                <text:p>0.20110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289409722222">
                <text:p>0.2012894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474594907407">
                <text:p>0.2014745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59780092593">
                <text:p>0.2016597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844953703704">
                <text:p>0.20184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030150462963">
                <text:p>0.20203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215335648148">
                <text:p>0.2022153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400520833333">
                <text:p>0.2024005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585706018518">
                <text:p>0.2025857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70891203704">
                <text:p>0.2027708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956076388889">
                <text:p>0.2029560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141261574074">
                <text:p>0.2031412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326446759259">
                <text:p>0.2033264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511631944444">
                <text:p>0.2035116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69681712963">
                <text:p>0.2036968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82002314815">
                <text:p>0.2038820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0671875">
                <text:p>0.20406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52372685185">
                <text:p>0.2042523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3755787037">
                <text:p>0.2044375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622743055556">
                <text:p>0.2046227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807928240741">
                <text:p>0.2048079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93113425926">
                <text:p>0.2049931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178298611111">
                <text:p>0.2051782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363483796296">
                <text:p>0.2053634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548668981481">
                <text:p>0.2055486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733854166667">
                <text:p>0.2057338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19039351852">
                <text:p>0.2059190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104224537037">
                <text:p>0.20610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89409722222">
                <text:p>0.2062894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74594907407">
                <text:p>0.2064745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659780092593">
                <text:p>0.2066597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844965277778">
                <text:p>0.2068449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030150462963">
                <text:p>0.20703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215335648148">
                <text:p>0.2072153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400520833333">
                <text:p>0.2074005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585706018518">
                <text:p>0.2075857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770891203704">
                <text:p>0.2077708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956076388889">
                <text:p>0.2079560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141261574074">
                <text:p>0.2081412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326446759259">
                <text:p>0.2083264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511631944444">
                <text:p>0.2085116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69681712963">
                <text:p>0.2086968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882002314815">
                <text:p>0.2088820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0671875">
                <text:p>0.20906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252372685185">
                <text:p>0.2092523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43755787037">
                <text:p>0.2094375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622743055555">
                <text:p>0.2096227430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807928240741">
                <text:p>0.2098079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993113425926">
                <text:p>0.2099931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78298611111">
                <text:p>0.2101782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363483796296">
                <text:p>0.2103634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548668981481">
                <text:p>0.2105486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733854166667">
                <text:p>0.2107338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919039351852">
                <text:p>0.2109190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104224537037">
                <text:p>0.21110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289409722222">
                <text:p>0.2112894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74594907407">
                <text:p>0.2114745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659780092593">
                <text:p>0.2116597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844965277778">
                <text:p>0.2118449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030150462963">
                <text:p>0.21203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215335648148">
                <text:p>0.2122153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400520833333">
                <text:p>0.2124005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585706018518">
                <text:p>0.2125857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70891203704">
                <text:p>0.2127708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56076388889">
                <text:p>0.2129560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41261574074">
                <text:p>0.2131412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26446759259">
                <text:p>0.2133264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11631944444">
                <text:p>0.2135116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69681712963">
                <text:p>0.2136968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82002314815">
                <text:p>0.2138820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671875">
                <text:p>0.21406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52372685185">
                <text:p>0.2142523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3755787037">
                <text:p>0.2144375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22743055556">
                <text:p>0.2146227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07928240741">
                <text:p>0.2148079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93113425926">
                <text:p>0.2149931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178298611111">
                <text:p>0.2151782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63483796296">
                <text:p>0.2153634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48657407407">
                <text:p>0.21554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33854166667">
                <text:p>0.2157338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19039351852">
                <text:p>0.2159190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104224537037">
                <text:p>0.21610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89409722222">
                <text:p>0.2162894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474594907407">
                <text:p>0.2164745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59780092593">
                <text:p>0.2166597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44965277778">
                <text:p>0.2168449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30150462963">
                <text:p>0.217030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215335648148">
                <text:p>0.2172153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400520833333">
                <text:p>0.2174005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585706018518">
                <text:p>0.21758570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770891203704">
                <text:p>0.2177708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956076388889">
                <text:p>0.2179560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141261574074">
                <text:p>0.2181412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326446759259">
                <text:p>0.2183264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511631944444">
                <text:p>0.2185116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69681712963">
                <text:p>0.2186968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882002314815">
                <text:p>0.2188820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0671875">
                <text:p>0.219067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252372685185">
                <text:p>0.2192523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437546296296">
                <text:p>0.21943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622743055556">
                <text:p>0.2196227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807928240741">
                <text:p>0.2198079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993113425926">
                <text:p>0.2199931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178298611111">
                <text:p>0.2201782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363483796296">
                <text:p>0.2203634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548668981481">
                <text:p>0.2205486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733854166667">
                <text:p>0.2207338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919039351852">
                <text:p>0.2209190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1104224537037">
                <text:p>0.221104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1289409722222">
                <text:p>0.2212894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1474594907407">
                <text:p>0.2214745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659780092593">
                <text:p>0.2216597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844965277778">
                <text:p>0.2218449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030150462963">
                <text:p>0.222030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215335648148">
                <text:p>0.2222153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400520833333">
                <text:p>0.2224005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585706018518">
                <text:p>0.2225857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770891203704">
                <text:p>0.2227708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956076388889">
                <text:p>0.2229560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141261574074">
                <text:p>0.2231412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326446759259">
                <text:p>0.2233264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511631944444">
                <text:p>0.2235116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69681712963">
                <text:p>0.2236968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882002314815">
                <text:p>0.2238820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0671875">
                <text:p>0.224067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252372685185">
                <text:p>0.2242523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43755787037">
                <text:p>0.2244375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622743055556">
                <text:p>0.22462274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807928240741">
                <text:p>0.224807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993113425926">
                <text:p>0.2249931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178298611111">
                <text:p>0.2251782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363483796296">
                <text:p>0.2253634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548668981481">
                <text:p>0.2255486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733854166667">
                <text:p>0.2257338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919039351852">
                <text:p>0.2259190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104224537037">
                <text:p>0.226104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289409722222">
                <text:p>0.2262894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474594907407">
                <text:p>0.2264745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659780092593">
                <text:p>0.2266597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844965277778">
                <text:p>0.2268449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030150462963">
                <text:p>0.227030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215335648148">
                <text:p>0.2272153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400520833333">
                <text:p>0.2274005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585706018518">
                <text:p>0.2275857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770891203704">
                <text:p>0.2277708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956076388889">
                <text:p>0.2279560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141261574074">
                <text:p>0.2281412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8326446759259">
                <text:p>0.2283264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511631944444">
                <text:p>0.2285116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869681712963">
                <text:p>0.2286968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8882002314815">
                <text:p>0.2288820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0671875">
                <text:p>0.229067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252372685185">
                <text:p>0.2292523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43755787037">
                <text:p>0.2294375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622743055556">
                <text:p>0.2296227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807928240741">
                <text:p>0.2298079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993113425926">
                <text:p>0.2299931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0178298611111">
                <text:p>0.2301782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0363483796296">
                <text:p>0.2303634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0548668981481">
                <text:p>0.2305486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0733854166667">
                <text:p>0.2307338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0919039351852">
                <text:p>0.2309190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1104224537037">
                <text:p>0.2311042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1289409722222">
                <text:p>0.2312894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1474594907407">
                <text:p>0.2314745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1659780092593">
                <text:p>0.23165978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1844965277778">
                <text:p>0.2318449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030150462963">
                <text:p>0.2320301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215335648148">
                <text:p>0.23221533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400520833333">
                <text:p>0.23240052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585706018518">
                <text:p>0.23258570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770891203704">
                <text:p>0.23277089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956076388889">
                <text:p>0.23295607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141261574074">
                <text:p>0.23314126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326446759259">
                <text:p>0.2333264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511631944444">
                <text:p>0.2335116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69681712963">
                <text:p>0.23369681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882002314815">
                <text:p>0.2338820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40671875">
                <text:p>0.2340671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4252372685185">
                <text:p>0.23425237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443755787037">
                <text:p>0.23443755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4622743055556">
                <text:p>0.23462274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4807928240741">
                <text:p>0.23480792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4993113425926">
                <text:p>0.23499311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5178298611111">
                <text:p>0.23517829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5363483796296">
                <text:p>0.23536348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548668981481">
                <text:p>0.23554866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5733854166667">
                <text:p>0.23573385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919039351852">
                <text:p>0.23591903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6104224537037">
                <text:p>0.2361042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289409722222">
                <text:p>0.23628940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6474594907407">
                <text:p>0.2364745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659780092593">
                <text:p>0.2366597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844965277778">
                <text:p>0.23684496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030150462963">
                <text:p>0.2370301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215335648148">
                <text:p>0.2372153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400520833333">
                <text:p>0.23740052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585706018518">
                <text:p>0.237585706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77087962963">
                <text:p>0.23777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956076388889">
                <text:p>0.23795607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8141261574074">
                <text:p>0.23814126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8326446759259">
                <text:p>0.23832644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8511631944444">
                <text:p>0.23851163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869681712963">
                <text:p>0.23869681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8882002314815">
                <text:p>0.23888200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90671875">
                <text:p>0.23906718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9252372685185">
                <text:p>0.23925237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943755787037">
                <text:p>0.23943755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9622743055556">
                <text:p>0.23962274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9807928240741">
                <text:p>0.23980792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9993113425926">
                <text:p>0.23999311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0178298611111">
                <text:p>0.24017829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0363483796296">
                <text:p>0.24036348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0548668981481">
                <text:p>0.24054866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0733854166667">
                <text:p>0.24073385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0919039351852">
                <text:p>0.24091903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1104224537037">
                <text:p>0.2411042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41289409722222">
                <text:p>0.24128940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1474594907407">
                <text:p>0.24147459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1659780092593">
                <text:p>0.24165978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1844965277778">
                <text:p>0.24184496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2030150462963">
                <text:p>0.2420301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2215335648148">
                <text:p>0.242215335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2400520833333">
                <text:p>0.24240052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2585706018518">
                <text:p>0.242585706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2770891203704">
                <text:p>0.24277089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2956076388889">
                <text:p>0.24295607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3141261574074">
                <text:p>0.24314126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3326446759259">
                <text:p>0.24332644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3511631944444">
                <text:p>0.243511631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369681712963">
                <text:p>0.243696817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3882002314815">
                <text:p>0.24388200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40671875">
                <text:p>0.24406718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4252372685185">
                <text:p>0.24425237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443755787037">
                <text:p>0.24443755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4622743055556">
                <text:p>0.24462274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4807928240741">
                <text:p>0.244807928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4993113425926">
                <text:p>0.244993113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5178298611111">
                <text:p>0.24517829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5363483796296">
                <text:p>0.245363483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5548668981481">
                <text:p>0.24554866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5733854166667">
                <text:p>0.245733854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5919039351852">
                <text:p>0.24591903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6104224537037">
                <text:p>0.24610422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6289409722222">
                <text:p>0.24628940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6474594907407">
                <text:p>0.24647459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6659780092593">
                <text:p>0.246659780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6844953703704">
                <text:p>0.24684495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7030150462963">
                <text:p>0.24703015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7215335648148">
                <text:p>0.247215335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7400520833333">
                <text:p>0.247400520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7585706018518">
                <text:p>0.2475857060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7770891203704">
                <text:p>0.247770891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7956076388889">
                <text:p>0.247956076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8141261574074">
                <text:p>0.248141261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8326446759259">
                <text:p>0.248326446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8511631944444">
                <text:p>0.248511631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869681712963">
                <text:p>0.24869681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8882002314815">
                <text:p>0.248882002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90671875">
                <text:p>0.24906718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9252372685185">
                <text:p>0.249252372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943755787037">
                <text:p>0.249437557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9622743055556">
                <text:p>0.249622743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9807928240741">
                <text:p>0.249807928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9993113425926">
                <text:p>0.249993113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50178298611111">
                <text:p>0.250178298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50363483796296">
                <text:p>0.250363483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50548668981481">
                <text:p>0.250548668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50733854166667">
                <text:p>0.250733854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50919039351852">
                <text:p>0.250919039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51104224537037">
                <text:p>0.251104224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51289409722222">
                <text:p>0.2512894097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51474594907407">
                <text:p>0.2514745949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51659780092593">
                <text:p>0.2516597800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51844965277778">
                <text:p>0.2518449652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52030150462963">
                <text:p>0.2520301504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52215335648148">
                <text:p>0.2522153356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52400520833333">
                <text:p>0.2524005208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52585706018518">
                <text:p>0.25258570601851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52770891203704">
                <text:p>0.2527708912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52956076388889">
                <text:p>0.2529560763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53141261574074">
                <text:p>0.2531412615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53326446759259">
                <text:p>0.2533264467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3511631944444">
                <text:p>0.2535116319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369681712963">
                <text:p>0.2536968171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3882002314815">
                <text:p>0.2538820023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40671875">
                <text:p>0.2540671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412505787037">
                <text:p>0.254125057870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